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554cm"/>
    </style:style>
    <style:style style:name="co9" style:family="table-column">
      <style:table-column-properties fo:break-before="auto" style:column-width="2.66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923cm"/>
    </style:style>
    <style:style style:name="co12" style:family="table-column">
      <style:table-column-properties fo:break-before="auto" style:column-width="3.582cm"/>
    </style:style>
    <style:style style:name="co13" style:family="table-column">
      <style:table-column-properties fo:break-before="auto" style:column-width="4.413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3.812cm"/>
    </style:style>
    <style:style style:name="co16" style:family="table-column">
      <style:table-column-properties fo:break-before="auto" style:column-width="4.27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2.637cm"/>
    </style:style>
    <style:style style:name="co19" style:family="table-column">
      <style:table-column-properties fo:break-before="auto" style:column-width="4.147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2.658cm"/>
    </style:style>
    <style:style style:name="co23" style:family="table-column">
      <style:table-column-properties fo:break-before="auto" style:column-width="3.651cm"/>
    </style:style>
    <style:style style:name="co24" style:family="table-column">
      <style:table-column-properties fo:break-before="auto" style:column-width="2.947cm"/>
    </style:style>
    <style:style style:name="co25" style:family="table-column">
      <style:table-column-properties fo:break-before="auto" style:column-width="1.057cm"/>
    </style:style>
    <style:style style:name="co26" style:family="table-column">
      <style:table-column-properties fo:break-before="auto" style:column-width="3.844cm"/>
    </style:style>
    <style:style style:name="co27" style:family="table-column">
      <style:table-column-properties fo:break-before="auto" style:column-width="3.909cm"/>
    </style:style>
    <style:style style:name="co28" style:family="table-column">
      <style:table-column-properties fo:break-before="auto" style:column-width="1.409cm"/>
    </style:style>
    <style:style style:name="co29" style:family="table-column">
      <style:table-column-properties fo:break-before="auto" style:column-width="4.741cm"/>
    </style:style>
    <style:style style:name="co30" style:family="table-column">
      <style:table-column-properties fo:break-before="auto" style:column-width="5.445cm"/>
    </style:style>
    <style:style style:name="co31" style:family="table-column">
      <style:table-column-properties fo:break-before="auto" style:column-width="1.57cm"/>
    </style:style>
    <style:style style:name="co32" style:family="table-column">
      <style:table-column-properties fo:break-before="auto" style:column-width="5.25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5.671cm"/>
    </style:style>
    <style:style style:name="co35" style:family="table-column">
      <style:table-column-properties fo:break-before="auto" style:column-width="5.318cm"/>
    </style:style>
    <style:style style:name="co36" style:family="table-column">
      <style:table-column-properties fo:break-before="auto" style:column-width="5.606cm"/>
    </style:style>
    <style:style style:name="co37" style:family="table-column">
      <style:table-column-properties fo:break-before="auto" style:column-width="5.798cm"/>
    </style:style>
    <style:style style:name="co38" style:family="table-column">
      <style:table-column-properties fo:break-before="auto" style:column-width="5.958cm"/>
    </style:style>
    <style:style style:name="co39" style:family="table-column">
      <style:table-column-properties fo:break-before="auto" style:column-width="5.382cm"/>
    </style:style>
    <style:style style:name="co40" style:family="table-column">
      <style:table-column-properties fo:break-before="auto" style:column-width="2.626cm"/>
    </style:style>
    <style:style style:name="co41" style:family="table-column">
      <style:table-column-properties fo:break-before="auto" style:column-width="6.087cm"/>
    </style:style>
    <style:style style:name="co42" style:family="table-column">
      <style:table-column-properties fo:break-before="auto" style:column-width="5.479cm"/>
    </style:style>
    <style:style style:name="co43" style:family="table-column">
      <style:table-column-properties fo:break-before="auto" style:column-width="6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/>
    </style:style>
    <style:style style:name="ce38" style:family="table-cell" style:parent-style-name="Default">
      <style:table-cell-properties fo:background-color="#eeeeee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40" style:family="table-cell" style:parent-style-name="Default" style:data-style-name="N4"/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de Dado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213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áxima</text:p>
          </table:table-cell>
          <table:table-cell office:value-type="string" calcext:value-type="string">
            <text:p>Mínima</text:p>
          </table:table-cell>
          <table:table-cell office:value-type="string" calcext:value-type="string">
            <text:p>Amplitude</text:p>
          </table:table-cell>
          <table:table-cell/>
          <table:table-cell table:style-name="Default"/>
          <table:table-cell table:style-name="ce2" office:value-type="date" office:date-value="2019-12-30" calcext:value-type="date">
            <text:p>30/12/19</text:p>
          </table:table-cell>
          <table:table-cell table:style-name="ce2" office:value-type="date" office:date-value="2019-12-27" calcext:value-type="date">
            <text:p>27/12/19</text:p>
          </table:table-cell>
          <table:table-cell table:style-name="ce2" office:value-type="date" office:date-value="2019-12-26" calcext:value-type="date">
            <text:p>26/12/19</text:p>
          </table:table-cell>
          <table:table-cell table:style-name="ce2" office:value-type="date" office:date-value="2019-12-23" calcext:value-type="date">
            <text:p>23/12/19</text:p>
          </table:table-cell>
          <table:table-cell table:style-name="ce2" office:value-type="date" office:date-value="2019-12-20" calcext:value-type="date">
            <text:p>20/12/19</text:p>
          </table:table-cell>
          <table:table-cell table:style-name="ce2" office:value-type="date" office:date-value="2019-12-19" calcext:value-type="date">
            <text:p>19/12/19</text:p>
          </table:table-cell>
          <table:table-cell table:style-name="ce2" office:value-type="date" office:date-value="2019-12-18" calcext:value-type="date">
            <text:p>18/12/19</text:p>
          </table:table-cell>
          <table:table-cell table:style-name="ce2" office:value-type="date" office:date-value="2019-12-17" calcext:value-type="date">
            <text:p>17/12/19</text:p>
          </table:table-cell>
          <table:table-cell table:style-name="ce2" office:value-type="date" office:date-value="2019-12-16" calcext:value-type="date">
            <text:p>16/12/19</text:p>
          </table:table-cell>
          <table:table-cell table:style-name="ce2" office:value-type="date" office:date-value="2019-12-13" calcext:value-type="date">
            <text:p>13/12/19</text:p>
          </table:table-cell>
          <table:table-cell table:style-name="ce2" office:value-type="date" office:date-value="2019-12-12" calcext:value-type="date">
            <text:p>12/12/19</text:p>
          </table:table-cell>
          <table:table-cell table:style-name="ce2" office:value-type="date" office:date-value="2019-12-11" calcext:value-type="date">
            <text:p>11/12/19</text:p>
          </table:table-cell>
          <table:table-cell table:style-name="ce2" office:value-type="date" office:date-value="2019-12-10" calcext:value-type="date">
            <text:p>10/12/19</text:p>
          </table:table-cell>
          <table:table-cell table:style-name="ce2" office:value-type="date" office:date-value="2019-12-09" calcext:value-type="date">
            <text:p>09/12/19</text:p>
          </table:table-cell>
          <table:table-cell table:style-name="ce2" office:value-type="date" office:date-value="2019-12-06" calcext:value-type="date">
            <text:p>06/12/19</text:p>
          </table:table-cell>
          <table:table-cell table:style-name="ce2" office:value-type="date" office:date-value="2019-12-05" calcext:value-type="date">
            <text:p>05/12/19</text:p>
          </table:table-cell>
          <table:table-cell table:style-name="ce2" office:value-type="date" office:date-value="2019-12-04" calcext:value-type="date">
            <text:p>04/12/19</text:p>
          </table:table-cell>
          <table:table-cell table:style-name="ce2" office:value-type="date" office:date-value="2019-12-03" calcext:value-type="date">
            <text:p>03/12/19</text:p>
          </table:table-cell>
          <table:table-cell table:style-name="ce2" office:value-type="date" office:date-value="2019-12-02" calcext:value-type="date">
            <text:p>02/12/19</text:p>
          </table:table-cell>
          <table:table-cell table:style-name="ce2" office:value-type="date" office:date-value="2019-11-29" calcext:value-type="date">
            <text:p>29/11/19</text:p>
          </table:table-cell>
          <table:table-cell table:style-name="ce2" office:value-type="date" office:date-value="2019-11-28" calcext:value-type="date">
            <text:p>28/11/19</text:p>
          </table:table-cell>
          <table:table-cell table:style-name="ce2" office:value-type="date" office:date-value="2019-11-27" calcext:value-type="date">
            <text:p>27/11/19</text:p>
          </table:table-cell>
          <table:table-cell table:style-name="ce2" office:value-type="date" office:date-value="2019-11-26" calcext:value-type="date">
            <text:p>26/11/19</text:p>
          </table:table-cell>
          <table:table-cell table:style-name="ce2" office:value-type="date" office:date-value="2019-11-25" calcext:value-type="date">
            <text:p>25/11/19</text:p>
          </table:table-cell>
          <table:table-cell table:style-name="ce2" office:value-type="date" office:date-value="2019-11-22" calcext:value-type="date">
            <text:p>22/11/19</text:p>
          </table:table-cell>
          <table:table-cell table:style-name="ce2" office:value-type="date" office:date-value="2019-11-21" calcext:value-type="date">
            <text:p>21/11/19</text:p>
          </table:table-cell>
          <table:table-cell table:style-name="ce2" office:value-type="date" office:date-value="2019-11-19" calcext:value-type="date">
            <text:p>19/11/19</text:p>
          </table:table-cell>
          <table:table-cell table:style-name="ce2" office:value-type="date" office:date-value="2019-11-18" calcext:value-type="date">
            <text:p>18/11/19</text:p>
          </table:table-cell>
          <table:table-cell table:style-name="ce2" office:value-type="date" office:date-value="2019-11-14" calcext:value-type="date">
            <text:p>14/11/19</text:p>
          </table:table-cell>
          <table:table-cell table:style-name="ce2" office:value-type="date" office:date-value="2019-11-13" calcext:value-type="date">
            <text:p>13/11/19</text:p>
          </table:table-cell>
          <table:table-cell table:style-name="ce2" office:value-type="date" office:date-value="2019-11-12" calcext:value-type="date">
            <text:p>12/11/19</text:p>
          </table:table-cell>
          <table:table-cell table:style-name="ce2" office:value-type="date" office:date-value="2019-11-11" calcext:value-type="date">
            <text:p>11/11/19</text:p>
          </table:table-cell>
          <table:table-cell table:style-name="ce2" office:value-type="date" office:date-value="2019-11-08" calcext:value-type="date">
            <text:p>08/11/19</text:p>
          </table:table-cell>
          <table:table-cell table:style-name="ce2" office:value-type="date" office:date-value="2019-11-07" calcext:value-type="date">
            <text:p>07/11/19</text:p>
          </table:table-cell>
          <table:table-cell table:style-name="ce2" office:value-type="date" office:date-value="2019-11-06" calcext:value-type="date">
            <text:p>06/11/19</text:p>
          </table:table-cell>
          <table:table-cell table:style-name="ce2" office:value-type="date" office:date-value="2019-11-05" calcext:value-type="date">
            <text:p>05/11/19</text:p>
          </table:table-cell>
          <table:table-cell table:style-name="ce2" office:value-type="date" office:date-value="2019-11-04" calcext:value-type="date">
            <text:p>04/11/19</text:p>
          </table:table-cell>
          <table:table-cell table:style-name="ce2" office:value-type="date" office:date-value="2019-11-01" calcext:value-type="date">
            <text:p>01/11/19</text:p>
          </table:table-cell>
          <table:table-cell table:style-name="ce2" office:value-type="date" office:date-value="2019-10-31" calcext:value-type="date">
            <text:p>31/10/19</text:p>
          </table:table-cell>
          <table:table-cell table:style-name="ce2" office:value-type="date" office:date-value="2019-10-30" calcext:value-type="date">
            <text:p>30/10/19</text:p>
          </table:table-cell>
          <table:table-cell table:style-name="ce2" office:value-type="date" office:date-value="2019-10-29" calcext:value-type="date">
            <text:p>29/10/19</text:p>
          </table:table-cell>
          <table:table-cell table:style-name="ce2" office:value-type="date" office:date-value="2019-10-28" calcext:value-type="date">
            <text:p>28/10/19</text:p>
          </table:table-cell>
          <table:table-cell table:style-name="ce2" office:value-type="date" office:date-value="2019-10-25" calcext:value-type="date">
            <text:p>25/10/19</text:p>
          </table:table-cell>
          <table:table-cell table:style-name="ce2" office:value-type="date" office:date-value="2019-10-24" calcext:value-type="date">
            <text:p>24/10/19</text:p>
          </table:table-cell>
          <table:table-cell table:style-name="ce2" office:value-type="date" office:date-value="2019-10-23" calcext:value-type="date">
            <text:p>23/10/19</text:p>
          </table:table-cell>
          <table:table-cell table:style-name="ce2" office:value-type="date" office:date-value="2019-10-22" calcext:value-type="date">
            <text:p>22/10/19</text:p>
          </table:table-cell>
          <table:table-cell table:style-name="ce2" office:value-type="date" office:date-value="2019-10-21" calcext:value-type="date">
            <text:p>21/10/19</text:p>
          </table:table-cell>
          <table:table-cell table:style-name="ce2" office:value-type="date" office:date-value="2019-10-18" calcext:value-type="date">
            <text:p>18/10/19</text:p>
          </table:table-cell>
          <table:table-cell table:style-name="ce2" office:value-type="date" office:date-value="2019-10-17" calcext:value-type="date">
            <text:p>17/10/19</text:p>
          </table:table-cell>
          <table:table-cell table:style-name="ce2" office:value-type="date" office:date-value="2019-10-16" calcext:value-type="date">
            <text:p>16/10/19</text:p>
          </table:table-cell>
          <table:table-cell table:style-name="ce2" office:value-type="date" office:date-value="2019-10-15" calcext:value-type="date">
            <text:p>15/10/19</text:p>
          </table:table-cell>
          <table:table-cell table:style-name="ce2" office:value-type="date" office:date-value="2019-10-14" calcext:value-type="date">
            <text:p>14/10/19</text:p>
          </table:table-cell>
          <table:table-cell table:style-name="ce2" office:value-type="date" office:date-value="2019-10-11" calcext:value-type="date">
            <text:p>11/10/19</text:p>
          </table:table-cell>
          <table:table-cell table:style-name="ce2" office:value-type="date" office:date-value="2019-10-10" calcext:value-type="date">
            <text:p>10/10/19</text:p>
          </table:table-cell>
          <table:table-cell table:style-name="ce2" office:value-type="date" office:date-value="2019-10-09" calcext:value-type="date">
            <text:p>09/10/19</text:p>
          </table:table-cell>
          <table:table-cell table:style-name="ce2" office:value-type="date" office:date-value="2019-10-08" calcext:value-type="date">
            <text:p>08/10/19</text:p>
          </table:table-cell>
          <table:table-cell table:style-name="ce2" office:value-type="date" office:date-value="2019-10-07" calcext:value-type="date">
            <text:p>07/10/19</text:p>
          </table:table-cell>
          <table:table-cell table:style-name="ce2" office:value-type="date" office:date-value="2019-10-04" calcext:value-type="date">
            <text:p>04/10/19</text:p>
          </table:table-cell>
          <table:table-cell table:style-name="ce2" office:value-type="date" office:date-value="2019-10-03" calcext:value-type="date">
            <text:p>03/10/19</text:p>
          </table:table-cell>
          <table:table-cell table:style-name="ce2" office:value-type="date" office:date-value="2019-10-02" calcext:value-type="date">
            <text:p>02/10/19</text:p>
          </table:table-cell>
          <table:table-cell table:style-name="ce2" office:value-type="date" office:date-value="2019-10-01" calcext:value-type="date">
            <text:p>01/10/19</text:p>
          </table:table-cell>
          <table:table-cell table:style-name="ce2" office:value-type="date" office:date-value="2019-09-30" calcext:value-type="date">
            <text:p>30/09/19</text:p>
          </table:table-cell>
          <table:table-cell table:style-name="ce2" office:value-type="date" office:date-value="2019-09-27" calcext:value-type="date">
            <text:p>27/09/19</text:p>
          </table:table-cell>
          <table:table-cell table:style-name="ce2" office:value-type="date" office:date-value="2019-09-26" calcext:value-type="date">
            <text:p>26/09/19</text:p>
          </table:table-cell>
          <table:table-cell table:style-name="ce2" office:value-type="date" office:date-value="2019-09-25" calcext:value-type="date">
            <text:p>25/09/19</text:p>
          </table:table-cell>
          <table:table-cell table:style-name="ce2" office:value-type="date" office:date-value="2019-09-24" calcext:value-type="date">
            <text:p>24/09/19</text:p>
          </table:table-cell>
          <table:table-cell table:style-name="ce2" office:value-type="date" office:date-value="2019-09-23" calcext:value-type="date">
            <text:p>23/09/19</text:p>
          </table:table-cell>
          <table:table-cell table:style-name="ce2" office:value-type="date" office:date-value="2019-09-20" calcext:value-type="date">
            <text:p>20/09/19</text:p>
          </table:table-cell>
          <table:table-cell table:style-name="ce2" office:value-type="date" office:date-value="2019-09-19" calcext:value-type="date">
            <text:p>19/09/19</text:p>
          </table:table-cell>
          <table:table-cell table:style-name="ce2" office:value-type="date" office:date-value="2019-09-18" calcext:value-type="date">
            <text:p>18/09/19</text:p>
          </table:table-cell>
          <table:table-cell table:style-name="ce2" office:value-type="date" office:date-value="2019-09-17" calcext:value-type="date">
            <text:p>17/09/19</text:p>
          </table:table-cell>
          <table:table-cell table:style-name="ce2" office:value-type="date" office:date-value="2019-09-16" calcext:value-type="date">
            <text:p>16/09/19</text:p>
          </table:table-cell>
          <table:table-cell table:style-name="ce2" office:value-type="date" office:date-value="2019-09-13" calcext:value-type="date">
            <text:p>13/09/19</text:p>
          </table:table-cell>
          <table:table-cell table:style-name="ce2" office:value-type="date" office:date-value="2019-09-12" calcext:value-type="date">
            <text:p>12/09/19</text:p>
          </table:table-cell>
          <table:table-cell table:style-name="ce2" office:value-type="date" office:date-value="2019-09-11" calcext:value-type="date">
            <text:p>11/09/19</text:p>
          </table:table-cell>
          <table:table-cell table:style-name="ce2" office:value-type="date" office:date-value="2019-09-10" calcext:value-type="date">
            <text:p>10/09/19</text:p>
          </table:table-cell>
          <table:table-cell table:style-name="ce2" office:value-type="date" office:date-value="2019-09-09" calcext:value-type="date">
            <text:p>09/09/19</text:p>
          </table:table-cell>
          <table:table-cell table:style-name="ce2" office:value-type="date" office:date-value="2019-09-06" calcext:value-type="date">
            <text:p>06/09/19</text:p>
          </table:table-cell>
          <table:table-cell table:style-name="ce2" office:value-type="date" office:date-value="2019-09-05" calcext:value-type="date">
            <text:p>05/09/19</text:p>
          </table:table-cell>
          <table:table-cell table:style-name="ce2" office:value-type="date" office:date-value="2019-09-04" calcext:value-type="date">
            <text:p>04/09/19</text:p>
          </table:table-cell>
          <table:table-cell table:style-name="ce2" office:value-type="date" office:date-value="2019-09-03" calcext:value-type="date">
            <text:p>03/09/19</text:p>
          </table:table-cell>
          <table:table-cell table:style-name="ce2" office:value-type="date" office:date-value="2019-09-02" calcext:value-type="date">
            <text:p>02/09/19</text:p>
          </table:table-cell>
          <table:table-cell table:style-name="ce2" office:value-type="date" office:date-value="2019-08-30" calcext:value-type="date">
            <text:p>30/08/19</text:p>
          </table:table-cell>
          <table:table-cell table:style-name="ce2" office:value-type="date" office:date-value="2019-08-29" calcext:value-type="date">
            <text:p>29/08/19</text:p>
          </table:table-cell>
          <table:table-cell table:style-name="ce2" office:value-type="date" office:date-value="2019-08-28" calcext:value-type="date">
            <text:p>28/08/19</text:p>
          </table:table-cell>
          <table:table-cell table:style-name="ce2" office:value-type="date" office:date-value="2019-08-27" calcext:value-type="date">
            <text:p>27/08/19</text:p>
          </table:table-cell>
          <table:table-cell table:style-name="ce2" office:value-type="date" office:date-value="2019-08-26" calcext:value-type="date">
            <text:p>26/08/19</text:p>
          </table:table-cell>
          <table:table-cell table:style-name="ce2" office:value-type="date" office:date-value="2019-08-23" calcext:value-type="date">
            <text:p>23/08/19</text:p>
          </table:table-cell>
          <table:table-cell table:style-name="ce2" office:value-type="date" office:date-value="2019-08-22" calcext:value-type="date">
            <text:p>22/08/19</text:p>
          </table:table-cell>
          <table:table-cell table:style-name="ce2" office:value-type="date" office:date-value="2019-08-21" calcext:value-type="date">
            <text:p>21/08/19</text:p>
          </table:table-cell>
          <table:table-cell table:style-name="ce2" office:value-type="date" office:date-value="2019-08-20" calcext:value-type="date">
            <text:p>20/08/19</text:p>
          </table:table-cell>
          <table:table-cell table:style-name="ce2" office:value-type="date" office:date-value="2019-08-19" calcext:value-type="date">
            <text:p>19/08/19</text:p>
          </table:table-cell>
          <table:table-cell table:style-name="ce2" office:value-type="date" office:date-value="2019-08-16" calcext:value-type="date">
            <text:p>16/08/19</text:p>
          </table:table-cell>
          <table:table-cell table:style-name="ce2" office:value-type="date" office:date-value="2019-08-15" calcext:value-type="date">
            <text:p>15/08/19</text:p>
          </table:table-cell>
          <table:table-cell table:style-name="ce2" office:value-type="date" office:date-value="2019-08-14" calcext:value-type="date">
            <text:p>14/08/19</text:p>
          </table:table-cell>
          <table:table-cell table:style-name="ce2" office:value-type="date" office:date-value="2019-08-13" calcext:value-type="date">
            <text:p>13/08/19</text:p>
          </table:table-cell>
          <table:table-cell table:style-name="ce2" office:value-type="date" office:date-value="2019-08-12" calcext:value-type="date">
            <text:p>12/08/19</text:p>
          </table:table-cell>
          <table:table-cell table:style-name="ce2" office:value-type="date" office:date-value="2019-08-09" calcext:value-type="date">
            <text:p>09/08/19</text:p>
          </table:table-cell>
          <table:table-cell table:style-name="ce2" office:value-type="date" office:date-value="2019-08-08" calcext:value-type="date">
            <text:p>08/08/19</text:p>
          </table:table-cell>
          <table:table-cell table:style-name="ce2" office:value-type="date" office:date-value="2019-08-07" calcext:value-type="date">
            <text:p>07/08/19</text:p>
          </table:table-cell>
          <table:table-cell table:style-name="ce2" office:value-type="date" office:date-value="2019-08-06" calcext:value-type="date">
            <text:p>06/08/19</text:p>
          </table:table-cell>
          <table:table-cell table:style-name="ce2" office:value-type="date" office:date-value="2019-08-05" calcext:value-type="date">
            <text:p>05/08/19</text:p>
          </table:table-cell>
          <table:table-cell table:style-name="ce2" office:value-type="date" office:date-value="2019-08-02" calcext:value-type="date">
            <text:p>02/08/19</text:p>
          </table:table-cell>
          <table:table-cell table:style-name="ce2" office:value-type="date" office:date-value="2019-08-01" calcext:value-type="date">
            <text:p>01/08/19</text:p>
          </table:table-cell>
          <table:table-cell table:style-name="ce2" office:value-type="date" office:date-value="2019-07-31" calcext:value-type="date">
            <text:p>31/07/19</text:p>
          </table:table-cell>
          <table:table-cell table:style-name="ce2" office:value-type="date" office:date-value="2019-07-30" calcext:value-type="date">
            <text:p>30/07/19</text:p>
          </table:table-cell>
          <table:table-cell table:style-name="ce2" office:value-type="date" office:date-value="2019-07-29" calcext:value-type="date">
            <text:p>29/07/19</text:p>
          </table:table-cell>
          <table:table-cell table:style-name="ce2" office:value-type="date" office:date-value="2019-07-26" calcext:value-type="date">
            <text:p>26/07/19</text:p>
          </table:table-cell>
          <table:table-cell table:style-name="ce2" office:value-type="date" office:date-value="2019-07-25" calcext:value-type="date">
            <text:p>25/07/19</text:p>
          </table:table-cell>
          <table:table-cell table:style-name="ce2" office:value-type="date" office:date-value="2019-07-24" calcext:value-type="date">
            <text:p>24/07/19</text:p>
          </table:table-cell>
          <table:table-cell table:style-name="ce2" office:value-type="date" office:date-value="2019-07-23" calcext:value-type="date">
            <text:p>23/07/19</text:p>
          </table:table-cell>
          <table:table-cell table:style-name="ce2" office:value-type="date" office:date-value="2019-07-22" calcext:value-type="date">
            <text:p>22/07/19</text:p>
          </table:table-cell>
          <table:table-cell table:style-name="ce2" office:value-type="date" office:date-value="2019-07-19" calcext:value-type="date">
            <text:p>19/07/19</text:p>
          </table:table-cell>
          <table:table-cell table:style-name="ce2" office:value-type="date" office:date-value="2019-07-18" calcext:value-type="date">
            <text:p>18/07/19</text:p>
          </table:table-cell>
          <table:table-cell table:style-name="ce2" office:value-type="date" office:date-value="2019-07-17" calcext:value-type="date">
            <text:p>17/07/19</text:p>
          </table:table-cell>
          <table:table-cell table:style-name="ce2" office:value-type="date" office:date-value="2019-07-16" calcext:value-type="date">
            <text:p>16/07/19</text:p>
          </table:table-cell>
          <table:table-cell table:style-name="ce2" office:value-type="date" office:date-value="2019-07-15" calcext:value-type="date">
            <text:p>15/07/19</text:p>
          </table:table-cell>
          <table:table-cell table:style-name="ce2" office:value-type="date" office:date-value="2019-07-12" calcext:value-type="date">
            <text:p>12/07/19</text:p>
          </table:table-cell>
          <table:table-cell table:style-name="ce2" office:value-type="date" office:date-value="2019-07-11" calcext:value-type="date">
            <text:p>11/07/19</text:p>
          </table:table-cell>
          <table:table-cell table:style-name="ce2" office:value-type="date" office:date-value="2019-07-10" calcext:value-type="date">
            <text:p>10/07/19</text:p>
          </table:table-cell>
          <table:table-cell table:style-name="ce2" office:value-type="date" office:date-value="2019-07-08" calcext:value-type="date">
            <text:p>08/07/19</text:p>
          </table:table-cell>
          <table:table-cell table:style-name="ce2" office:value-type="date" office:date-value="2019-07-05" calcext:value-type="date">
            <text:p>05/07/19</text:p>
          </table:table-cell>
          <table:table-cell table:style-name="ce2" office:value-type="date" office:date-value="2019-07-04" calcext:value-type="date">
            <text:p>04/07/19</text:p>
          </table:table-cell>
          <table:table-cell table:style-name="ce2" office:value-type="date" office:date-value="2019-07-03" calcext:value-type="date">
            <text:p>03/07/19</text:p>
          </table:table-cell>
          <table:table-cell table:style-name="ce2" office:value-type="date" office:date-value="2019-07-02" calcext:value-type="date">
            <text:p>02/07/19</text:p>
          </table:table-cell>
          <table:table-cell table:style-name="ce2" office:value-type="date" office:date-value="2019-07-01" calcext:value-type="date">
            <text:p>01/07/19</text:p>
          </table:table-cell>
          <table:table-cell table:style-name="ce2" office:value-type="date" office:date-value="2019-06-28" calcext:value-type="date">
            <text:p>28/06/19</text:p>
          </table:table-cell>
          <table:table-cell table:style-name="ce2" office:value-type="date" office:date-value="2019-06-27" calcext:value-type="date">
            <text:p>27/06/19</text:p>
          </table:table-cell>
          <table:table-cell table:style-name="ce2" office:value-type="date" office:date-value="2019-06-26" calcext:value-type="date">
            <text:p>26/06/19</text:p>
          </table:table-cell>
          <table:table-cell table:style-name="ce2" office:value-type="date" office:date-value="2019-06-25" calcext:value-type="date">
            <text:p>25/06/19</text:p>
          </table:table-cell>
          <table:table-cell table:style-name="ce2" office:value-type="date" office:date-value="2019-06-24" calcext:value-type="date">
            <text:p>24/06/19</text:p>
          </table:table-cell>
          <table:table-cell table:style-name="ce2" office:value-type="date" office:date-value="2019-06-21" calcext:value-type="date">
            <text:p>21/06/19</text:p>
          </table:table-cell>
          <table:table-cell table:style-name="ce2" office:value-type="date" office:date-value="2019-06-19" calcext:value-type="date">
            <text:p>19/06/19</text:p>
          </table:table-cell>
          <table:table-cell table:style-name="ce2" office:value-type="date" office:date-value="2019-06-18" calcext:value-type="date">
            <text:p>18/06/19</text:p>
          </table:table-cell>
          <table:table-cell table:style-name="ce2" office:value-type="date" office:date-value="2019-06-17" calcext:value-type="date">
            <text:p>17/06/19</text:p>
          </table:table-cell>
          <table:table-cell table:style-name="ce2" office:value-type="date" office:date-value="2019-06-14" calcext:value-type="date">
            <text:p>14/06/19</text:p>
          </table:table-cell>
          <table:table-cell table:style-name="ce2" office:value-type="date" office:date-value="2019-06-13" calcext:value-type="date">
            <text:p>13/06/19</text:p>
          </table:table-cell>
          <table:table-cell table:style-name="ce2" office:value-type="date" office:date-value="2019-06-12" calcext:value-type="date">
            <text:p>12/06/19</text:p>
          </table:table-cell>
          <table:table-cell table:style-name="ce2" office:value-type="date" office:date-value="2019-06-11" calcext:value-type="date">
            <text:p>11/06/19</text:p>
          </table:table-cell>
          <table:table-cell table:style-name="ce2" office:value-type="date" office:date-value="2019-06-10" calcext:value-type="date">
            <text:p>10/06/19</text:p>
          </table:table-cell>
          <table:table-cell table:style-name="ce2" office:value-type="date" office:date-value="2019-06-07" calcext:value-type="date">
            <text:p>07/06/19</text:p>
          </table:table-cell>
          <table:table-cell table:style-name="ce2" office:value-type="date" office:date-value="2019-06-06" calcext:value-type="date">
            <text:p>06/06/19</text:p>
          </table:table-cell>
          <table:table-cell table:style-name="ce2" office:value-type="date" office:date-value="2019-06-05" calcext:value-type="date">
            <text:p>05/06/19</text:p>
          </table:table-cell>
          <table:table-cell table:style-name="ce2" office:value-type="date" office:date-value="2019-06-04" calcext:value-type="date">
            <text:p>04/06/19</text:p>
          </table:table-cell>
          <table:table-cell table:style-name="ce2" office:value-type="date" office:date-value="2019-06-03" calcext:value-type="date">
            <text:p>03/06/19</text:p>
          </table:table-cell>
          <table:table-cell table:style-name="ce2" office:value-type="date" office:date-value="2019-05-31" calcext:value-type="date">
            <text:p>31/05/19</text:p>
          </table:table-cell>
          <table:table-cell table:style-name="ce2" office:value-type="date" office:date-value="2019-05-30" calcext:value-type="date">
            <text:p>30/05/19</text:p>
          </table:table-cell>
          <table:table-cell table:style-name="ce2" office:value-type="date" office:date-value="2019-05-29" calcext:value-type="date">
            <text:p>29/05/19</text:p>
          </table:table-cell>
          <table:table-cell table:style-name="ce2" office:value-type="date" office:date-value="2019-05-28" calcext:value-type="date">
            <text:p>28/05/19</text:p>
          </table:table-cell>
          <table:table-cell table:style-name="ce2" office:value-type="date" office:date-value="2019-05-27" calcext:value-type="date">
            <text:p>27/05/19</text:p>
          </table:table-cell>
          <table:table-cell table:style-name="ce2" office:value-type="date" office:date-value="2019-05-24" calcext:value-type="date">
            <text:p>24/05/19</text:p>
          </table:table-cell>
          <table:table-cell table:style-name="ce2" office:value-type="date" office:date-value="2019-05-23" calcext:value-type="date">
            <text:p>23/05/19</text:p>
          </table:table-cell>
          <table:table-cell table:style-name="ce2" office:value-type="date" office:date-value="2019-05-22" calcext:value-type="date">
            <text:p>22/05/19</text:p>
          </table:table-cell>
          <table:table-cell table:style-name="ce2" office:value-type="date" office:date-value="2019-05-21" calcext:value-type="date">
            <text:p>21/05/19</text:p>
          </table:table-cell>
          <table:table-cell table:style-name="ce2" office:value-type="date" office:date-value="2019-05-20" calcext:value-type="date">
            <text:p>20/05/19</text:p>
          </table:table-cell>
          <table:table-cell table:style-name="ce2" office:value-type="date" office:date-value="2019-05-17" calcext:value-type="date">
            <text:p>17/05/19</text:p>
          </table:table-cell>
          <table:table-cell table:style-name="ce2" office:value-type="date" office:date-value="2019-05-16" calcext:value-type="date">
            <text:p>16/05/19</text:p>
          </table:table-cell>
          <table:table-cell table:style-name="ce2" office:value-type="date" office:date-value="2019-05-15" calcext:value-type="date">
            <text:p>15/05/19</text:p>
          </table:table-cell>
          <table:table-cell table:style-name="ce2" office:value-type="date" office:date-value="2019-05-14" calcext:value-type="date">
            <text:p>14/05/19</text:p>
          </table:table-cell>
          <table:table-cell table:style-name="ce2" office:value-type="date" office:date-value="2019-05-13" calcext:value-type="date">
            <text:p>13/05/19</text:p>
          </table:table-cell>
          <table:table-cell table:style-name="ce2" office:value-type="date" office:date-value="2019-05-10" calcext:value-type="date">
            <text:p>10/05/19</text:p>
          </table:table-cell>
          <table:table-cell table:style-name="ce2" office:value-type="date" office:date-value="2019-05-09" calcext:value-type="date">
            <text:p>09/05/19</text:p>
          </table:table-cell>
          <table:table-cell table:style-name="ce2" office:value-type="date" office:date-value="2019-05-08" calcext:value-type="date">
            <text:p>08/05/19</text:p>
          </table:table-cell>
          <table:table-cell table:style-name="ce2" office:value-type="date" office:date-value="2019-05-07" calcext:value-type="date">
            <text:p>07/05/19</text:p>
          </table:table-cell>
          <table:table-cell table:style-name="ce2" office:value-type="date" office:date-value="2019-05-06" calcext:value-type="date">
            <text:p>06/05/19</text:p>
          </table:table-cell>
          <table:table-cell table:style-name="ce2" office:value-type="date" office:date-value="2019-05-03" calcext:value-type="date">
            <text:p>03/05/19</text:p>
          </table:table-cell>
          <table:table-cell table:style-name="ce2" office:value-type="date" office:date-value="2019-05-02" calcext:value-type="date">
            <text:p>02/05/19</text:p>
          </table:table-cell>
          <table:table-cell table:style-name="ce2" office:value-type="date" office:date-value="2019-04-30" calcext:value-type="date">
            <text:p>30/04/19</text:p>
          </table:table-cell>
          <table:table-cell table:style-name="ce2" office:value-type="date" office:date-value="2019-04-29" calcext:value-type="date">
            <text:p>29/04/19</text:p>
          </table:table-cell>
          <table:table-cell table:style-name="ce2" office:value-type="date" office:date-value="2019-04-26" calcext:value-type="date">
            <text:p>26/04/19</text:p>
          </table:table-cell>
          <table:table-cell table:style-name="ce2" office:value-type="date" office:date-value="2019-04-25" calcext:value-type="date">
            <text:p>25/04/19</text:p>
          </table:table-cell>
          <table:table-cell table:style-name="ce2" office:value-type="date" office:date-value="2019-04-24" calcext:value-type="date">
            <text:p>24/04/19</text:p>
          </table:table-cell>
          <table:table-cell table:style-name="ce2" office:value-type="date" office:date-value="2019-04-23" calcext:value-type="date">
            <text:p>23/04/19</text:p>
          </table:table-cell>
          <table:table-cell table:style-name="ce2" office:value-type="date" office:date-value="2019-04-22" calcext:value-type="date">
            <text:p>22/04/19</text:p>
          </table:table-cell>
          <table:table-cell table:style-name="ce2" office:value-type="date" office:date-value="2019-04-18" calcext:value-type="date">
            <text:p>18/04/19</text:p>
          </table:table-cell>
          <table:table-cell table:style-name="ce2" office:value-type="date" office:date-value="2019-04-17" calcext:value-type="date">
            <text:p>17/04/19</text:p>
          </table:table-cell>
          <table:table-cell table:style-name="ce2" office:value-type="date" office:date-value="2019-04-16" calcext:value-type="date">
            <text:p>16/04/19</text:p>
          </table:table-cell>
          <table:table-cell table:style-name="ce2" office:value-type="date" office:date-value="2019-04-15" calcext:value-type="date">
            <text:p>15/04/19</text:p>
          </table:table-cell>
          <table:table-cell table:style-name="ce2" office:value-type="date" office:date-value="2019-04-12" calcext:value-type="date">
            <text:p>12/04/19</text:p>
          </table:table-cell>
          <table:table-cell table:style-name="ce2" office:value-type="date" office:date-value="2019-04-11" calcext:value-type="date">
            <text:p>11/04/19</text:p>
          </table:table-cell>
          <table:table-cell table:style-name="ce2" office:value-type="date" office:date-value="2019-04-10" calcext:value-type="date">
            <text:p>10/04/19</text:p>
          </table:table-cell>
          <table:table-cell table:style-name="ce2" office:value-type="date" office:date-value="2019-04-09" calcext:value-type="date">
            <text:p>09/04/19</text:p>
          </table:table-cell>
          <table:table-cell table:style-name="ce2" office:value-type="date" office:date-value="2019-04-08" calcext:value-type="date">
            <text:p>08/04/19</text:p>
          </table:table-cell>
          <table:table-cell table:style-name="ce2" office:value-type="date" office:date-value="2019-04-05" calcext:value-type="date">
            <text:p>05/04/19</text:p>
          </table:table-cell>
          <table:table-cell table:style-name="ce2" office:value-type="date" office:date-value="2019-04-04" calcext:value-type="date">
            <text:p>04/04/19</text:p>
          </table:table-cell>
          <table:table-cell table:style-name="ce2" office:value-type="date" office:date-value="2019-04-03" calcext:value-type="date">
            <text:p>03/04/19</text:p>
          </table:table-cell>
          <table:table-cell table:style-name="ce2" office:value-type="date" office:date-value="2019-04-02" calcext:value-type="date">
            <text:p>02/04/19</text:p>
          </table:table-cell>
          <table:table-cell table:style-name="ce2" office:value-type="date" office:date-value="2019-04-01" calcext:value-type="date">
            <text:p>01/04/19</text:p>
          </table:table-cell>
          <table:table-cell table:style-name="ce2" office:value-type="date" office:date-value="2019-03-29" calcext:value-type="date">
            <text:p>29/03/19</text:p>
          </table:table-cell>
          <table:table-cell table:style-name="ce2" office:value-type="date" office:date-value="2019-03-28" calcext:value-type="date">
            <text:p>28/03/19</text:p>
          </table:table-cell>
          <table:table-cell table:style-name="ce2" office:value-type="date" office:date-value="2019-03-27" calcext:value-type="date">
            <text:p>27/03/19</text:p>
          </table:table-cell>
          <table:table-cell table:style-name="ce2" office:value-type="date" office:date-value="2019-03-26" calcext:value-type="date">
            <text:p>26/03/19</text:p>
          </table:table-cell>
          <table:table-cell table:style-name="ce2" office:value-type="date" office:date-value="2019-03-25" calcext:value-type="date">
            <text:p>25/03/19</text:p>
          </table:table-cell>
          <table:table-cell table:style-name="ce2" office:value-type="date" office:date-value="2019-03-22" calcext:value-type="date">
            <text:p>22/03/19</text:p>
          </table:table-cell>
          <table:table-cell table:style-name="ce2" office:value-type="date" office:date-value="2019-03-21" calcext:value-type="date">
            <text:p>21/03/19</text:p>
          </table:table-cell>
          <table:table-cell table:style-name="ce2" office:value-type="date" office:date-value="2019-03-20" calcext:value-type="date">
            <text:p>20/03/19</text:p>
          </table:table-cell>
          <table:table-cell table:style-name="ce2" office:value-type="date" office:date-value="2019-03-19" calcext:value-type="date">
            <text:p>19/03/19</text:p>
          </table:table-cell>
          <table:table-cell table:style-name="ce2" office:value-type="date" office:date-value="2019-03-18" calcext:value-type="date">
            <text:p>18/03/19</text:p>
          </table:table-cell>
          <table:table-cell table:style-name="ce2" office:value-type="date" office:date-value="2019-03-15" calcext:value-type="date">
            <text:p>15/03/19</text:p>
          </table:table-cell>
          <table:table-cell table:style-name="ce2" office:value-type="date" office:date-value="2019-03-14" calcext:value-type="date">
            <text:p>14/03/19</text:p>
          </table:table-cell>
          <table:table-cell table:style-name="ce2" office:value-type="date" office:date-value="2019-03-13" calcext:value-type="date">
            <text:p>13/03/19</text:p>
          </table:table-cell>
          <table:table-cell table:style-name="ce2" office:value-type="date" office:date-value="2019-03-12" calcext:value-type="date">
            <text:p>12/03/19</text:p>
          </table:table-cell>
          <table:table-cell table:style-name="ce2" office:value-type="date" office:date-value="2019-03-11" calcext:value-type="date">
            <text:p>11/03/19</text:p>
          </table:table-cell>
          <table:table-cell table:style-name="ce2" office:value-type="date" office:date-value="2019-03-08" calcext:value-type="date">
            <text:p>08/03/19</text:p>
          </table:table-cell>
          <table:table-cell table:style-name="ce2" office:value-type="date" office:date-value="2019-03-07" calcext:value-type="date">
            <text:p>07/03/19</text:p>
          </table:table-cell>
          <table:table-cell table:style-name="ce2" office:value-type="date" office:date-value="2019-03-06" calcext:value-type="date">
            <text:p>06/03/19</text:p>
          </table:table-cell>
          <table:table-cell table:style-name="ce2" office:value-type="date" office:date-value="2019-03-01" calcext:value-type="date">
            <text:p>01/03/19</text:p>
          </table:table-cell>
          <table:table-cell table:style-name="ce2" office:value-type="date" office:date-value="2019-02-28" calcext:value-type="date">
            <text:p>28/02/19</text:p>
          </table:table-cell>
          <table:table-cell table:style-name="ce2" office:value-type="date" office:date-value="2019-02-27" calcext:value-type="date">
            <text:p>27/02/19</text:p>
          </table:table-cell>
          <table:table-cell table:style-name="ce2" office:value-type="date" office:date-value="2019-02-26" calcext:value-type="date">
            <text:p>26/02/19</text:p>
          </table:table-cell>
          <table:table-cell table:style-name="ce2" office:value-type="date" office:date-value="2019-02-25" calcext:value-type="date">
            <text:p>25/02/19</text:p>
          </table:table-cell>
          <table:table-cell table:style-name="ce2" office:value-type="date" office:date-value="2019-02-22" calcext:value-type="date">
            <text:p>22/02/19</text:p>
          </table:table-cell>
          <table:table-cell table:style-name="ce2" office:value-type="date" office:date-value="2019-02-21" calcext:value-type="date">
            <text:p>21/02/19</text:p>
          </table:table-cell>
          <table:table-cell table:style-name="ce2" office:value-type="date" office:date-value="2019-02-20" calcext:value-type="date">
            <text:p>20/02/19</text:p>
          </table:table-cell>
          <table:table-cell table:style-name="ce2" office:value-type="date" office:date-value="2019-02-19" calcext:value-type="date">
            <text:p>19/02/19</text:p>
          </table:table-cell>
          <table:table-cell table:style-name="ce2" office:value-type="date" office:date-value="2019-02-18" calcext:value-type="date">
            <text:p>18/02/19</text:p>
          </table:table-cell>
          <table:table-cell table:style-name="ce2" office:value-type="date" office:date-value="2019-02-15" calcext:value-type="date">
            <text:p>15/02/19</text:p>
          </table:table-cell>
          <table:table-cell table:style-name="ce2" office:value-type="date" office:date-value="2019-02-14" calcext:value-type="date">
            <text:p>14/02/19</text:p>
          </table:table-cell>
          <table:table-cell table:style-name="ce2" office:value-type="date" office:date-value="2019-02-13" calcext:value-type="date">
            <text:p>13/02/19</text:p>
          </table:table-cell>
          <table:table-cell table:style-name="ce2" office:value-type="date" office:date-value="2019-02-12" calcext:value-type="date">
            <text:p>12/02/19</text:p>
          </table:table-cell>
          <table:table-cell table:style-name="ce2" office:value-type="date" office:date-value="2019-02-11" calcext:value-type="date">
            <text:p>11/02/19</text:p>
          </table:table-cell>
          <table:table-cell table:style-name="ce2" office:value-type="date" office:date-value="2019-02-08" calcext:value-type="date">
            <text:p>08/02/19</text:p>
          </table:table-cell>
          <table:table-cell table:style-name="ce2" office:value-type="date" office:date-value="2019-02-07" calcext:value-type="date">
            <text:p>07/02/19</text:p>
          </table:table-cell>
          <table:table-cell table:style-name="ce2" office:value-type="date" office:date-value="2019-02-06" calcext:value-type="date">
            <text:p>06/02/19</text:p>
          </table:table-cell>
          <table:table-cell table:style-name="ce2" office:value-type="date" office:date-value="2019-02-05" calcext:value-type="date">
            <text:p>05/02/19</text:p>
          </table:table-cell>
          <table:table-cell table:style-name="ce2" office:value-type="date" office:date-value="2019-02-04" calcext:value-type="date">
            <text:p>04/02/19</text:p>
          </table:table-cell>
          <table:table-cell table:style-name="ce2" office:value-type="date" office:date-value="2019-02-01" calcext:value-type="date">
            <text:p>01/02/19</text:p>
          </table:table-cell>
          <table:table-cell table:style-name="ce2" office:value-type="date" office:date-value="2019-01-31" calcext:value-type="date">
            <text:p>31/01/19</text:p>
          </table:table-cell>
          <table:table-cell table:style-name="ce2" office:value-type="date" office:date-value="2019-01-30" calcext:value-type="date">
            <text:p>30/01/19</text:p>
          </table:table-cell>
          <table:table-cell table:style-name="ce2" office:value-type="date" office:date-value="2019-01-29" calcext:value-type="date">
            <text:p>29/01/19</text:p>
          </table:table-cell>
          <table:table-cell table:style-name="ce2" office:value-type="date" office:date-value="2019-01-28" calcext:value-type="date">
            <text:p>28/01/19</text:p>
          </table:table-cell>
          <table:table-cell table:style-name="ce2" office:value-type="date" office:date-value="2019-01-24" calcext:value-type="date">
            <text:p>24/01/19</text:p>
          </table:table-cell>
          <table:table-cell table:style-name="ce2" office:value-type="date" office:date-value="2019-01-23" calcext:value-type="date">
            <text:p>23/01/19</text:p>
          </table:table-cell>
          <table:table-cell table:style-name="ce2" office:value-type="date" office:date-value="2019-01-22" calcext:value-type="date">
            <text:p>22/01/19</text:p>
          </table:table-cell>
          <table:table-cell table:style-name="ce2" office:value-type="date" office:date-value="2019-01-21" calcext:value-type="date">
            <text:p>21/01/19</text:p>
          </table:table-cell>
          <table:table-cell table:style-name="ce2" office:value-type="date" office:date-value="2019-01-18" calcext:value-type="date">
            <text:p>18/01/19</text:p>
          </table:table-cell>
          <table:table-cell table:style-name="ce2" office:value-type="date" office:date-value="2019-01-17" calcext:value-type="date">
            <text:p>17/01/19</text:p>
          </table:table-cell>
          <table:table-cell table:style-name="ce2" office:value-type="date" office:date-value="2019-01-16" calcext:value-type="date">
            <text:p>16/01/19</text:p>
          </table:table-cell>
          <table:table-cell table:style-name="ce2" office:value-type="date" office:date-value="2019-01-15" calcext:value-type="date">
            <text:p>15/01/19</text:p>
          </table:table-cell>
          <table:table-cell table:style-name="ce2" office:value-type="date" office:date-value="2019-01-14" calcext:value-type="date">
            <text:p>14/01/19</text:p>
          </table:table-cell>
          <table:table-cell table:style-name="ce2" office:value-type="date" office:date-value="2019-01-11" calcext:value-type="date">
            <text:p>11/01/19</text:p>
          </table:table-cell>
          <table:table-cell table:style-name="ce2" office:value-type="date" office:date-value="2019-01-10" calcext:value-type="date">
            <text:p>10/01/19</text:p>
          </table:table-cell>
          <table:table-cell table:style-name="ce2" office:value-type="date" office:date-value="2019-01-09" calcext:value-type="date">
            <text:p>09/01/19</text:p>
          </table:table-cell>
          <table:table-cell table:style-name="ce2" office:value-type="date" office:date-value="2019-01-08" calcext:value-type="date">
            <text:p>08/01/19</text:p>
          </table:table-cell>
          <table:table-cell table:style-name="ce2" office:value-type="date" office:date-value="2019-01-07" calcext:value-type="date">
            <text:p>07/01/19</text:p>
          </table:table-cell>
          <table:table-cell table:style-name="ce2" office:value-type="date" office:date-value="2019-01-04" calcext:value-type="date">
            <text:p>04/01/19</text:p>
          </table:table-cell>
          <table:table-cell table:style-name="ce2" office:value-type="date" office:date-value="2019-01-03" calcext:value-type="date">
            <text:p>03/01/19</text:p>
          </table:table-cell>
          <table:table-cell table:style-name="ce2" office:value-type="date" office:date-value="2019-01-02" calcext:value-type="date">
            <text:p>02/01/1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3-03-03" calcext:value-type="date">
            <text:p>03/03/23</text:p>
          </table:table-cell>
          <table:table-cell office:value-type="float" office:value="5261" calcext:value-type="float">
            <text:p>5261</text:p>
          </table:table-cell>
          <table:table-cell office:value-type="float" office:value="5214" calcext:value-type="float">
            <text:p>5214</text:p>
          </table:table-cell>
          <table:table-cell table:formula="of:=[.C3]-[.D3]" office:value-type="float" office:value="47" calcext:value-type="float">
            <text:p>47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40.3599999999997" calcext:value-type="float">
            <text:p>40,3599999999997</text:p>
          </table:table-cell>
          <table:table-cell office:value-type="float" office:value="29.8700000000008" calcext:value-type="float">
            <text:p>29,8700000000008</text:p>
          </table:table-cell>
          <table:table-cell office:value-type="float" office:value="36.3000000000002" calcext:value-type="float">
            <text:p>36,3000000000002</text:p>
          </table:table-cell>
          <table:table-cell office:value-type="float" office:value="45.0799999999999" calcext:value-type="float">
            <text:p>45,0799999999999</text:p>
          </table:table-cell>
          <table:table-cell office:value-type="float" office:value="52.6999999999998" calcext:value-type="float">
            <text:p>52,6999999999998</text:p>
          </table:table-cell>
          <table:table-cell office:value-type="float" office:value="22.25" calcext:value-type="float">
            <text:p>22,25</text:p>
          </table:table-cell>
          <table:table-cell office:value-type="float" office:value="35.7200000000003" calcext:value-type="float">
            <text:p>35,7200000000003</text:p>
          </table:table-cell>
          <table:table-cell office:value-type="float" office:value="31.6199999999999" calcext:value-type="float">
            <text:p>31,6199999999999</text:p>
          </table:table-cell>
          <table:table-cell office:value-type="float" office:value="56.8000000000002" calcext:value-type="float">
            <text:p>56,8000000000002</text:p>
          </table:table-cell>
          <table:table-cell office:value-type="float" office:value="49.7699999999995" calcext:value-type="float">
            <text:p>49,7699999999995</text:p>
          </table:table-cell>
          <table:table-cell office:value-type="float" office:value="57.3800000000001" calcext:value-type="float">
            <text:p>57,3800000000001</text:p>
          </table:table-cell>
          <table:table-cell office:value-type="float" office:value="39.8199999999997" calcext:value-type="float">
            <text:p>39,8199999999997</text:p>
          </table:table-cell>
          <table:table-cell office:value-type="float" office:value="21.6700000000001" calcext:value-type="float">
            <text:p>21,6700000000001</text:p>
          </table:table-cell>
          <table:table-cell office:value-type="float" office:value="41.5699999999997" calcext:value-type="float">
            <text:p>41,5699999999997</text:p>
          </table:table-cell>
          <table:table-cell office:value-type="float" office:value="70.2700000000004" calcext:value-type="float">
            <text:p>70,2700000000004</text:p>
          </table:table-cell>
          <table:table-cell office:value-type="float" office:value="54.46" calcext:value-type="float">
            <text:p>54,46</text:p>
          </table:table-cell>
          <table:table-cell office:value-type="float" office:value="32.8000000000002" calcext:value-type="float">
            <text:p>32,8000000000002</text:p>
          </table:table-cell>
          <table:table-cell office:value-type="float" office:value="34.5500000000002" calcext:value-type="float">
            <text:p>34,5500000000002</text:p>
          </table:table-cell>
          <table:table-cell office:value-type="float" office:value="55.6300000000001" calcext:value-type="float">
            <text:p>55,6300000000001</text:p>
          </table:table-cell>
          <table:table-cell office:value-type="float" office:value="73.7799999999997" calcext:value-type="float">
            <text:p>73,7799999999997</text:p>
          </table:table-cell>
          <table:table-cell office:value-type="float" office:value="83.8800000000001" calcext:value-type="float">
            <text:p>83,8800000000001</text:p>
          </table:table-cell>
          <table:table-cell office:value-type="float" office:value="52.79" calcext:value-type="float">
            <text:p>52,79</text:p>
          </table:table-cell>
          <table:table-cell office:value-type="float" office:value="55.1399999999994" calcext:value-type="float">
            <text:p>55,1399999999994</text:p>
          </table:table-cell>
          <table:table-cell office:value-type="float" office:value="49.8599999999997" calcext:value-type="float">
            <text:p>49,8599999999997</text:p>
          </table:table-cell>
          <table:table-cell office:value-type="float" office:value="31.6700000000001" calcext:value-type="float">
            <text:p>31,6700000000001</text:p>
          </table:table-cell>
          <table:table-cell office:value-type="float" office:value="46.3400000000001" calcext:value-type="float">
            <text:p>46,3400000000001</text:p>
          </table:table-cell>
          <table:table-cell office:value-type="float" office:value="38.7200000000003" calcext:value-type="float">
            <text:p>38,7200000000003</text:p>
          </table:table-cell>
          <table:table-cell office:value-type="float" office:value="60.4100000000008" calcext:value-type="float">
            <text:p>60,4100000000008</text:p>
          </table:table-cell>
          <table:table-cell office:value-type="float" office:value="41.0500000000002" calcext:value-type="float">
            <text:p>41,0500000000002</text:p>
          </table:table-cell>
          <table:table-cell office:value-type="float" office:value="30.5" calcext:value-type="float">
            <text:p>30,5</text:p>
          </table:table-cell>
          <table:table-cell office:value-type="float" office:value="52.7900000000009" calcext:value-type="float">
            <text:p>52,7900000000009</text:p>
          </table:table-cell>
          <table:table-cell office:value-type="float" office:value="41.6499999999996" calcext:value-type="float">
            <text:p>41,6499999999996</text:p>
          </table:table-cell>
          <table:table-cell office:value-type="float" office:value="72.7299999999996" calcext:value-type="float">
            <text:p>72,7299999999996</text:p>
          </table:table-cell>
          <table:table-cell office:value-type="float" office:value="71.5599999999995" calcext:value-type="float">
            <text:p>71,5599999999995</text:p>
          </table:table-cell>
          <table:table-cell office:value-type="float" office:value="131.97" calcext:value-type="float">
            <text:p>131,97</text:p>
          </table:table-cell>
          <table:table-cell office:value-type="float" office:value="46.9200000000001" calcext:value-type="float">
            <text:p>46,9200000000001</text:p>
          </table:table-cell>
          <table:table-cell office:value-type="float" office:value="52.1999999999998" calcext:value-type="float">
            <text:p>52,1999999999998</text:p>
          </table:table-cell>
          <table:table-cell office:value-type="float" office:value="48.0999999999995" calcext:value-type="float">
            <text:p>48,0999999999995</text:p>
          </table:table-cell>
          <table:table-cell office:value-type="float" office:value="85.0499999999993" calcext:value-type="float">
            <text:p>85,0499999999993</text:p>
          </table:table-cell>
          <table:table-cell office:value-type="float" office:value="58.8299999999999" calcext:value-type="float">
            <text:p>58,8299999999999</text:p>
          </table:table-cell>
          <table:table-cell office:value-type="float" office:value="25.3000000000002" calcext:value-type="float">
            <text:p>25,3000000000002</text:p>
          </table:table-cell>
          <table:table-cell office:value-type="float" office:value="42.9499999999998" calcext:value-type="float">
            <text:p>42,9499999999998</text:p>
          </table:table-cell>
          <table:table-cell office:value-type="float" office:value="50.0100000000002" calcext:value-type="float">
            <text:p>50,0100000000002</text:p>
          </table:table-cell>
          <table:table-cell office:value-type="float" office:value="54.7200000000003" calcext:value-type="float">
            <text:p>54,7200000000003</text:p>
          </table:table-cell>
          <table:table-cell office:value-type="float" office:value="74.7200000000003" calcext:value-type="float">
            <text:p>74,7200000000003</text:p>
          </table:table-cell>
          <table:table-cell office:value-type="float" office:value="75.8899999999994" calcext:value-type="float">
            <text:p>75,8899999999994</text:p>
          </table:table-cell>
          <table:table-cell office:value-type="float" office:value="41.1800000000003" calcext:value-type="float">
            <text:p>41,1800000000003</text:p>
          </table:table-cell>
          <table:table-cell office:value-type="float" office:value="61.7699999999995" calcext:value-type="float">
            <text:p>61,7699999999995</text:p>
          </table:table-cell>
          <table:table-cell office:value-type="float" office:value="64.1300000000001" calcext:value-type="float">
            <text:p>64,1300000000001</text:p>
          </table:table-cell>
          <table:table-cell office:value-type="float" office:value="46.4800000000005" calcext:value-type="float">
            <text:p>46,4800000000005</text:p>
          </table:table-cell>
          <table:table-cell office:value-type="float" office:value="71.7700000000004" calcext:value-type="float">
            <text:p>71,7700000000004</text:p>
          </table:table-cell>
          <table:table-cell office:value-type="float" office:value="36.4699999999993" calcext:value-type="float">
            <text:p>36,4699999999993</text:p>
          </table:table-cell>
          <table:table-cell office:value-type="float" office:value="54.1199999999999" calcext:value-type="float">
            <text:p>54,1199999999999</text:p>
          </table:table-cell>
          <table:table-cell office:value-type="float" office:value="56.4799999999996" calcext:value-type="float">
            <text:p>56,4799999999996</text:p>
          </table:table-cell>
          <table:table-cell office:value-type="float" office:value="47.0599999999995" calcext:value-type="float">
            <text:p>47,0599999999995</text:p>
          </table:table-cell>
          <table:table-cell office:value-type="float" office:value="45.8800000000001" calcext:value-type="float">
            <text:p>45,8800000000001</text:p>
          </table:table-cell>
          <table:table-cell office:value-type="float" office:value="60.5999999999995" calcext:value-type="float">
            <text:p>60,5999999999995</text:p>
          </table:table-cell>
          <table:table-cell office:value-type="float" office:value="44.1200000000008" calcext:value-type="float">
            <text:p>44,1200000000008</text:p>
          </table:table-cell>
          <table:table-cell office:value-type="float" office:value="65.2999999999993" calcext:value-type="float">
            <text:p>65,2999999999993</text:p>
          </table:table-cell>
          <table:table-cell office:value-type="float" office:value="64.1300000000001" calcext:value-type="float">
            <text:p>64,1300000000001</text:p>
          </table:table-cell>
          <table:table-cell office:value-type="float" office:value="37.0599999999995" calcext:value-type="float">
            <text:p>37,0599999999995</text:p>
          </table:table-cell>
          <table:table-cell office:value-type="float" office:value="34.1300000000001" calcext:value-type="float">
            <text:p>34,1300000000001</text:p>
          </table:table-cell>
          <table:table-cell office:value-type="float" office:value="26.5500000000002" calcext:value-type="float">
            <text:p>26,5500000000002</text:p>
          </table:table-cell>
          <table:table-cell office:value-type="float" office:value="59.6000000000004" calcext:value-type="float">
            <text:p>59,6000000000004</text:p>
          </table:table-cell>
          <table:table-cell office:value-type="float" office:value="59.0099999999993" calcext:value-type="float">
            <text:p>59,0099999999993</text:p>
          </table:table-cell>
          <table:table-cell office:value-type="float" office:value="37.7699999999995" calcext:value-type="float">
            <text:p>37,7699999999995</text:p>
          </table:table-cell>
          <table:table-cell office:value-type="float" office:value="47.8000000000002" calcext:value-type="float">
            <text:p>47,8000000000002</text:p>
          </table:table-cell>
          <table:table-cell office:value-type="float" office:value="45.4399999999996" calcext:value-type="float">
            <text:p>45,4399999999996</text:p>
          </table:table-cell>
          <table:table-cell office:value-type="float" office:value="50.7399999999998" calcext:value-type="float">
            <text:p>50,7399999999998</text:p>
          </table:table-cell>
          <table:table-cell office:value-type="float" office:value="49.5600000000004" calcext:value-type="float">
            <text:p>49,5600000000004</text:p>
          </table:table-cell>
          <table:table-cell office:value-type="float" office:value="51.9200000000001" calcext:value-type="float">
            <text:p>51,9200000000001</text:p>
          </table:table-cell>
          <table:table-cell office:value-type="float" office:value="35.9899999999998" calcext:value-type="float">
            <text:p>35,9899999999998</text:p>
          </table:table-cell>
          <table:table-cell office:value-type="float" office:value="61.9599999999991" calcext:value-type="float">
            <text:p>61,9599999999991</text:p>
          </table:table-cell>
          <table:table-cell office:value-type="float" office:value="51.3400000000001" calcext:value-type="float">
            <text:p>51,3400000000001</text:p>
          </table:table-cell>
          <table:table-cell office:value-type="float" office:value="48.3900000000003" calcext:value-type="float">
            <text:p>48,3900000000003</text:p>
          </table:table-cell>
          <table:table-cell office:value-type="float" office:value="59.6000000000004" calcext:value-type="float">
            <text:p>59,6000000000004</text:p>
          </table:table-cell>
          <table:table-cell office:value-type="float" office:value="67.2700000000004" calcext:value-type="float">
            <text:p>67,2700000000004</text:p>
          </table:table-cell>
          <table:table-cell office:value-type="float" office:value="50.75" calcext:value-type="float">
            <text:p>50,75</text:p>
          </table:table-cell>
          <table:table-cell office:value-type="float" office:value="53.0999999999995" calcext:value-type="float">
            <text:p>53,0999999999995</text:p>
          </table:table-cell>
          <table:table-cell office:value-type="float" office:value="74.9400000000005" calcext:value-type="float">
            <text:p>74,9400000000005</text:p>
          </table:table-cell>
          <table:table-cell office:value-type="float" office:value="41.3100000000004" calcext:value-type="float">
            <text:p>41,3100000000004</text:p>
          </table:table-cell>
          <table:table-cell office:value-type="float" office:value="56.6499999999996" calcext:value-type="float">
            <text:p>56,6499999999996</text:p>
          </table:table-cell>
          <table:table-cell office:value-type="float" office:value="50.1499999999996" calcext:value-type="float">
            <text:p>50,1499999999996</text:p>
          </table:table-cell>
          <table:table-cell office:value-type="float" office:value="40.1800000000003" calcext:value-type="float">
            <text:p>40,1800000000003</text:p>
          </table:table-cell>
          <table:table-cell office:value-type="float" office:value="46.1499999999996" calcext:value-type="float">
            <text:p>46,1499999999996</text:p>
          </table:table-cell>
          <table:table-cell office:value-type="float" office:value="86.9700000000003" calcext:value-type="float">
            <text:p>86,9700000000003</text:p>
          </table:table-cell>
          <table:table-cell office:value-type="float" office:value="79.8699999999999" calcext:value-type="float">
            <text:p>79,8699999999999</text:p>
          </table:table-cell>
          <table:table-cell office:value-type="float" office:value="95.8399999999992" calcext:value-type="float">
            <text:p>95,8399999999992</text:p>
          </table:table-cell>
          <table:table-cell office:value-type="float" office:value="75.7299999999996" calcext:value-type="float">
            <text:p>75,7299999999996</text:p>
          </table:table-cell>
          <table:table-cell office:value-type="float" office:value="29.0600000000004" calcext:value-type="float">
            <text:p>29,0600000000004</text:p>
          </table:table-cell>
          <table:table-cell office:value-type="float" office:value="56.9400000000005" calcext:value-type="float">
            <text:p>56,9400000000005</text:p>
          </table:table-cell>
          <table:table-cell office:value-type="float" office:value="100.23" calcext:value-type="float">
            <text:p>100,23</text:p>
          </table:table-cell>
          <table:table-cell office:value-type="float" office:value="37.96" calcext:value-type="float">
            <text:p>37,96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78.8899999999994" calcext:value-type="float">
            <text:p>78,8899999999994</text:p>
          </table:table-cell>
          <table:table-cell office:value-type="float" office:value="79.4700000000003" calcext:value-type="float">
            <text:p>79,4700000000003</text:p>
          </table:table-cell>
          <table:table-cell office:value-type="float" office:value="46.2600000000002" calcext:value-type="float">
            <text:p>46,2600000000002</text:p>
          </table:table-cell>
          <table:table-cell office:value-type="float" office:value="32.6199999999999" calcext:value-type="float">
            <text:p>32,6199999999999</text:p>
          </table:table-cell>
          <table:table-cell office:value-type="float" office:value="58.3199999999997" calcext:value-type="float">
            <text:p>58,3199999999997</text:p>
          </table:table-cell>
          <table:table-cell office:value-type="float" office:value="57.4300000000003" calcext:value-type="float">
            <text:p>57,4300000000003</text:p>
          </table:table-cell>
          <table:table-cell office:value-type="float" office:value="58.6300000000001" calcext:value-type="float">
            <text:p>58,6300000000001</text:p>
          </table:table-cell>
          <table:table-cell office:value-type="float" office:value="77.7699999999995" calcext:value-type="float">
            <text:p>77,7699999999995</text:p>
          </table:table-cell>
          <table:table-cell office:value-type="float" office:value="53.2399999999998" calcext:value-type="float">
            <text:p>53,2399999999998</text:p>
          </table:table-cell>
          <table:table-cell office:value-type="float" office:value="59.8200000000006" calcext:value-type="float">
            <text:p>59,8200000000006</text:p>
          </table:table-cell>
          <table:table-cell office:value-type="float" office:value="89.7400000000007" calcext:value-type="float">
            <text:p>89,7400000000007</text:p>
          </table:table-cell>
          <table:table-cell office:value-type="float" office:value="28.1899999999996" calcext:value-type="float">
            <text:p>28,1899999999996</text:p>
          </table:table-cell>
          <table:table-cell office:value-type="float" office:value="28.79" calcext:value-type="float">
            <text:p>28,79</text:p>
          </table:table-cell>
          <table:table-cell office:value-type="float" office:value="41.3899999999994" calcext:value-type="float">
            <text:p>41,3899999999994</text:p>
          </table:table-cell>
          <table:table-cell office:value-type="float" office:value="59.9799999999996" calcext:value-type="float">
            <text:p>59,9799999999996</text:p>
          </table:table-cell>
          <table:table-cell office:value-type="float" office:value="30.5900000000001" calcext:value-type="float">
            <text:p>30,5900000000001</text:p>
          </table:table-cell>
          <table:table-cell office:value-type="float" office:value="46.7799999999997" calcext:value-type="float">
            <text:p>46,7799999999997</text:p>
          </table:table-cell>
          <table:table-cell office:value-type="float" office:value="21.6000000000004" calcext:value-type="float">
            <text:p>21,6000000000004</text:p>
          </table:table-cell>
          <table:table-cell office:value-type="float" office:value="31.79" calcext:value-type="float">
            <text:p>31,79</text:p>
          </table:table-cell>
          <table:table-cell office:value-type="float" office:value="54.5799999999999" calcext:value-type="float">
            <text:p>54,5799999999999</text:p>
          </table:table-cell>
          <table:table-cell office:value-type="float" office:value="15.6000000000004" calcext:value-type="float">
            <text:p>15,6000000000004</text:p>
          </table:table-cell>
          <table:table-cell office:value-type="float" office:value="22.1900000000005" calcext:value-type="float">
            <text:p>22,1900000000005</text:p>
          </table:table-cell>
          <table:table-cell office:value-type="float" office:value="37.1899999999996" calcext:value-type="float">
            <text:p>37,1899999999996</text:p>
          </table:table-cell>
          <table:table-cell office:value-type="float" office:value="40.1899999999996" calcext:value-type="float">
            <text:p>40,1899999999996</text:p>
          </table:table-cell>
          <table:table-cell office:value-type="float" office:value="38.9899999999998" calcext:value-type="float">
            <text:p>38,9899999999998</text:p>
          </table:table-cell>
          <table:table-cell office:value-type="float" office:value="48.5900000000001" calcext:value-type="float">
            <text:p>48,5900000000001</text:p>
          </table:table-cell>
          <table:table-cell office:value-type="float" office:value="21.5900000000001" calcext:value-type="float">
            <text:p>21,5900000000001</text:p>
          </table:table-cell>
          <table:table-cell office:value-type="float" office:value="48.5900000000001" calcext:value-type="float">
            <text:p>48,5900000000001</text:p>
          </table:table-cell>
          <table:table-cell office:value-type="float" office:value="30.5900000000001" calcext:value-type="float">
            <text:p>30,5900000000001</text:p>
          </table:table-cell>
          <table:table-cell office:value-type="float" office:value="70.7799999999997" calcext:value-type="float">
            <text:p>70,7799999999997</text:p>
          </table:table-cell>
          <table:table-cell office:value-type="float" office:value="74.3800000000001" calcext:value-type="float">
            <text:p>74,3800000000001</text:p>
          </table:table-cell>
          <table:table-cell office:value-type="float" office:value="46.7799999999997" calcext:value-type="float">
            <text:p>46,7799999999997</text:p>
          </table:table-cell>
          <table:table-cell office:value-type="float" office:value="44.3900000000003" calcext:value-type="float">
            <text:p>44,3900000000003</text:p>
          </table:table-cell>
          <table:table-cell office:value-type="float" office:value="64.3699999999999" calcext:value-type="float">
            <text:p>64,3699999999999</text:p>
          </table:table-cell>
          <table:table-cell office:value-type="float" office:value="30.0799999999999" calcext:value-type="float">
            <text:p>30,0799999999999</text:p>
          </table:table-cell>
          <table:table-cell office:value-type="float" office:value="45.7200000000003" calcext:value-type="float">
            <text:p>45,7200000000003</text:p>
          </table:table-cell>
          <table:table-cell office:value-type="float" office:value="36.0900000000001" calcext:value-type="float">
            <text:p>36,0900000000001</text:p>
          </table:table-cell>
          <table:table-cell office:value-type="float" office:value="38.5" calcext:value-type="float">
            <text:p>38,5</text:p>
          </table:table-cell>
          <table:table-cell office:value-type="float" office:value="54.75" calcext:value-type="float">
            <text:p>54,75</text:p>
          </table:table-cell>
          <table:table-cell office:value-type="float" office:value="34.9000000000005" calcext:value-type="float">
            <text:p>34,9000000000005</text:p>
          </table:table-cell>
          <table:table-cell office:value-type="float" office:value="52.3400000000001" calcext:value-type="float">
            <text:p>52,3400000000001</text:p>
          </table:table-cell>
          <table:table-cell office:value-type="float" office:value="78.8100000000004" calcext:value-type="float">
            <text:p>78,8100000000004</text:p>
          </table:table-cell>
          <table:table-cell office:value-type="float" office:value="36.1000000000004" calcext:value-type="float">
            <text:p>36,1000000000004</text:p>
          </table:table-cell>
          <table:table-cell office:value-type="float" office:value="50.5299999999997" calcext:value-type="float">
            <text:p>50,5299999999997</text:p>
          </table:table-cell>
          <table:table-cell office:value-type="float" office:value="51.1399999999994" calcext:value-type="float">
            <text:p>51,1399999999994</text:p>
          </table:table-cell>
          <table:table-cell office:value-type="float" office:value="38.5100000000002" calcext:value-type="float">
            <text:p>38,5100000000002</text:p>
          </table:table-cell>
          <table:table-cell office:value-type="float" office:value="43.9200000000001" calcext:value-type="float">
            <text:p>43,9200000000001</text:p>
          </table:table-cell>
          <table:table-cell office:value-type="float" office:value="37.3000000000002" calcext:value-type="float">
            <text:p>37,3000000000002</text:p>
          </table:table-cell>
          <table:table-cell office:value-type="float" office:value="78.21" calcext:value-type="float">
            <text:p>78,21</text:p>
          </table:table-cell>
          <table:table-cell office:value-type="float" office:value="48.1300000000001" calcext:value-type="float">
            <text:p>48,1300000000001</text:p>
          </table:table-cell>
          <table:table-cell office:value-type="float" office:value="62.5699999999997" calcext:value-type="float">
            <text:p>62,5699999999997</text:p>
          </table:table-cell>
          <table:table-cell office:value-type="float" office:value="107.68" calcext:value-type="float">
            <text:p>107,68</text:p>
          </table:table-cell>
          <table:table-cell office:value-type="float" office:value="47.0500000000002" calcext:value-type="float">
            <text:p>47,0500000000002</text:p>
          </table:table-cell>
          <table:table-cell office:value-type="float" office:value="87.4699999999993" calcext:value-type="float">
            <text:p>87,4699999999993</text:p>
          </table:table-cell>
          <table:table-cell office:value-type="float" office:value="51.8799999999992" calcext:value-type="float">
            <text:p>51,8799999999992</text:p>
          </table:table-cell>
          <table:table-cell office:value-type="float" office:value="46.4499999999998" calcext:value-type="float">
            <text:p>46,4499999999998</text:p>
          </table:table-cell>
          <table:table-cell office:value-type="float" office:value="47.0500000000002" calcext:value-type="float">
            <text:p>47,0500000000002</text:p>
          </table:table-cell>
          <table:table-cell office:value-type="float" office:value="54.8999999999996" calcext:value-type="float">
            <text:p>54,8999999999996</text:p>
          </table:table-cell>
          <table:table-cell office:value-type="float" office:value="53.6899999999996" calcext:value-type="float">
            <text:p>53,6899999999996</text:p>
          </table:table-cell>
          <table:table-cell office:value-type="float" office:value="96.5200000000004" calcext:value-type="float">
            <text:p>96,5200000000004</text:p>
          </table:table-cell>
          <table:table-cell office:value-type="float" office:value="53.0800000000008" calcext:value-type="float">
            <text:p>53,0800000000008</text:p>
          </table:table-cell>
          <table:table-cell office:value-type="float" office:value="78.4300000000003" calcext:value-type="float">
            <text:p>78,4300000000003</text:p>
          </table:table-cell>
          <table:table-cell office:value-type="float" office:value="72.3900000000003" calcext:value-type="float">
            <text:p>72,3900000000003</text:p>
          </table:table-cell>
          <table:table-cell office:value-type="float" office:value="57.9200000000001" calcext:value-type="float">
            <text:p>57,9200000000001</text:p>
          </table:table-cell>
          <table:table-cell office:value-type="float" office:value="34.9899999999998" calcext:value-type="float">
            <text:p>34,9899999999998</text:p>
          </table:table-cell>
          <table:table-cell office:value-type="float" office:value="38.6100000000006" calcext:value-type="float">
            <text:p>38,6100000000006</text:p>
          </table:table-cell>
          <table:table-cell office:value-type="float" office:value="44.6399999999994" calcext:value-type="float">
            <text:p>44,6399999999994</text:p>
          </table:table-cell>
          <table:table-cell office:value-type="float" office:value="59.1200000000008" calcext:value-type="float">
            <text:p>59,1200000000008</text:p>
          </table:table-cell>
          <table:table-cell office:value-type="float" office:value="65.1499999999996" calcext:value-type="float">
            <text:p>65,1499999999996</text:p>
          </table:table-cell>
          <table:table-cell office:value-type="float" office:value="43.4299999999994" calcext:value-type="float">
            <text:p>43,4299999999994</text:p>
          </table:table-cell>
          <table:table-cell office:value-type="float" office:value="32.5799999999999" calcext:value-type="float">
            <text:p>32,5799999999999</text:p>
          </table:table-cell>
          <table:table-cell office:value-type="float" office:value="44.6399999999994" calcext:value-type="float">
            <text:p>44,6399999999994</text:p>
          </table:table-cell>
          <table:table-cell office:value-type="float" office:value="54.8900000000003" calcext:value-type="float">
            <text:p>54,8900000000003</text:p>
          </table:table-cell>
          <table:table-cell office:value-type="float" office:value="53.6899999999996" calcext:value-type="float">
            <text:p>53,6899999999996</text:p>
          </table:table-cell>
          <table:table-cell office:value-type="float" office:value="32.04" calcext:value-type="float">
            <text:p>32,04</text:p>
          </table:table-cell>
          <table:table-cell office:value-type="float" office:value="67.1000000000004" calcext:value-type="float">
            <text:p>67,1000000000004</text:p>
          </table:table-cell>
          <table:table-cell office:value-type="float" office:value="73.1499999999996" calcext:value-type="float">
            <text:p>73,1499999999996</text:p>
          </table:table-cell>
          <table:table-cell office:value-type="float" office:value="90.6799999999994" calcext:value-type="float">
            <text:p>90,6799999999994</text:p>
          </table:table-cell>
          <table:table-cell office:value-type="float" office:value="62.2699999999995" calcext:value-type="float">
            <text:p>62,2699999999995</text:p>
          </table:table-cell>
          <table:table-cell office:value-type="float" office:value="30.8299999999999" calcext:value-type="float">
            <text:p>30,8299999999999</text:p>
          </table:table-cell>
          <table:table-cell office:value-type="float" office:value="57.4399999999996" calcext:value-type="float">
            <text:p>57,4399999999996</text:p>
          </table:table-cell>
          <table:table-cell office:value-type="float" office:value="74.3599999999997" calcext:value-type="float">
            <text:p>74,3599999999997</text:p>
          </table:table-cell>
          <table:table-cell office:value-type="float" office:value="39.8999999999996" calcext:value-type="float">
            <text:p>39,8999999999996</text:p>
          </table:table-cell>
          <table:table-cell office:value-type="float" office:value="38.0799999999999" calcext:value-type="float">
            <text:p>38,0799999999999</text:p>
          </table:table-cell>
          <table:table-cell office:value-type="float" office:value="58.0299999999997" calcext:value-type="float">
            <text:p>58,0299999999997</text:p>
          </table:table-cell>
          <table:table-cell office:value-type="float" office:value="38.6899999999996" calcext:value-type="float">
            <text:p>38,6899999999996</text:p>
          </table:table-cell>
          <table:table-cell office:value-type="float" office:value="40.5100000000002" calcext:value-type="float">
            <text:p>40,5100000000002</text:p>
          </table:table-cell>
          <table:table-cell office:value-type="float" office:value="21.7600000000002" calcext:value-type="float">
            <text:p>21,7600000000002</text:p>
          </table:table-cell>
          <table:table-cell table:number-columns-repeated="2" office:value-type="float" office:value="41.7200000000003" calcext:value-type="float">
            <text:p>41,7200000000003</text:p>
          </table:table-cell>
          <table:table-cell office:value-type="float" office:value="48.3700000000008" calcext:value-type="float">
            <text:p>48,3700000000008</text:p>
          </table:table-cell>
          <table:table-cell office:value-type="float" office:value="59.2399999999998" calcext:value-type="float">
            <text:p>59,2399999999998</text:p>
          </table:table-cell>
          <table:table-cell office:value-type="float" office:value="36.8800000000001" calcext:value-type="float">
            <text:p>36,8800000000001</text:p>
          </table:table-cell>
          <table:table-cell office:value-type="float" office:value="53.1999999999998" calcext:value-type="float">
            <text:p>53,1999999999998</text:p>
          </table:table-cell>
          <table:table-cell office:value-type="float" office:value="79.8000000000002" calcext:value-type="float">
            <text:p>79,8000000000002</text:p>
          </table:table-cell>
          <table:table-cell office:value-type="float" office:value="144.22" calcext:value-type="float">
            <text:p>144,22</text:p>
          </table:table-cell>
          <table:table-cell office:value-type="float" office:value="116.95" calcext:value-type="float">
            <text:p>116,95</text:p>
          </table:table-cell>
          <table:table-cell office:value-type="float" office:value="54.5299999999997" calcext:value-type="float">
            <text:p>54,5299999999997</text:p>
          </table:table-cell>
          <table:table-cell office:value-type="float" office:value="112.7" calcext:value-type="float">
            <text:p>112,7</text:p>
          </table:table-cell>
          <table:table-cell office:value-type="float" office:value="75.7399999999998" calcext:value-type="float">
            <text:p>75,7399999999998</text:p>
          </table:table-cell>
          <table:table-cell office:value-type="float" office:value="89.0800000000008" calcext:value-type="float">
            <text:p>89,0800000000008</text:p>
          </table:table-cell>
          <table:table-cell office:value-type="float" office:value="73.3199999999997" calcext:value-type="float">
            <text:p>73,3199999999997</text:p>
          </table:table-cell>
          <table:table-cell office:value-type="float" office:value="41.8099999999995" calcext:value-type="float">
            <text:p>41,8099999999995</text:p>
          </table:table-cell>
          <table:table-cell office:value-type="float" office:value="52.7199999999993" calcext:value-type="float">
            <text:p>52,7199999999993</text:p>
          </table:table-cell>
          <table:table-cell office:value-type="float" office:value="77.5600000000004" calcext:value-type="float">
            <text:p>77,5600000000004</text:p>
          </table:table-cell>
          <table:table-cell office:value-type="float" office:value="45.4499999999998" calcext:value-type="float">
            <text:p>45,4499999999998</text:p>
          </table:table-cell>
          <table:table-cell office:value-type="float" office:value="43.0300000000007" calcext:value-type="float">
            <text:p>43,0300000000007</text:p>
          </table:table-cell>
          <table:table-cell office:value-type="float" office:value="50.9000000000006" calcext:value-type="float">
            <text:p>50,9000000000006</text:p>
          </table:table-cell>
          <table:table-cell office:value-type="float" office:value="31.5" calcext:value-type="float">
            <text:p>31,5</text:p>
          </table:table-cell>
          <table:table-cell office:value-type="float" office:value="64.8400000000001" calcext:value-type="float">
            <text:p>64,8400000000001</text:p>
          </table:table-cell>
          <table:table-cell office:value-type="float" office:value="104.83" calcext:value-type="float">
            <text:p>104,83</text:p>
          </table:table-cell>
          <table:table-cell office:value-type="float" office:value="77.5600000000004" calcext:value-type="float">
            <text:p>77,5600000000004</text:p>
          </table:table-cell>
          <table:table-cell office:value-type="float" office:value="60.5900000000001" calcext:value-type="float">
            <text:p>60,5900000000001</text:p>
          </table:table-cell>
          <table:table-cell office:value-type="float" office:value="50.29" calcext:value-type="float">
            <text:p>50,29</text:p>
          </table:table-cell>
          <table:table-cell office:value-type="float" office:value="30.96" calcext:value-type="float">
            <text:p>30,96</text:p>
          </table:table-cell>
          <table:table-cell office:value-type="float" office:value="33.3900000000003" calcext:value-type="float">
            <text:p>33,3900000000003</text:p>
          </table:table-cell>
          <table:table-cell office:value-type="float" office:value="38.8599999999997" calcext:value-type="float">
            <text:p>38,8599999999997</text:p>
          </table:table-cell>
          <table:table-cell office:value-type="float" office:value="47.3599999999997" calcext:value-type="float">
            <text:p>47,3599999999997</text:p>
          </table:table-cell>
          <table:table-cell office:value-type="float" office:value="69.8199999999997" calcext:value-type="float">
            <text:p>69,8199999999997</text:p>
          </table:table-cell>
          <table:table-cell office:value-type="float" office:value="57.0699999999997" calcext:value-type="float">
            <text:p>57,0699999999997</text:p>
          </table:table-cell>
          <table:table-cell office:value-type="float" office:value="49.7799999999998" calcext:value-type="float">
            <text:p>49,7799999999998</text:p>
          </table:table-cell>
          <table:table-cell office:value-type="float" office:value="37.6499999999996" calcext:value-type="float">
            <text:p>37,6499999999996</text:p>
          </table:table-cell>
          <table:table-cell office:value-type="float" office:value="32.7799999999997" calcext:value-type="float">
            <text:p>32,7799999999997</text:p>
          </table:table-cell>
          <table:table-cell office:value-type="float" office:value="98.3600000000006" calcext:value-type="float">
            <text:p>98,3600000000006</text:p>
          </table:table-cell>
          <table:table-cell office:value-type="float" office:value="59.5099999999993" calcext:value-type="float">
            <text:p>59,5099999999993</text:p>
          </table:table-cell>
          <table:table-cell office:value-type="float" office:value="54.6499999999996" calcext:value-type="float">
            <text:p>54,6499999999996</text:p>
          </table:table-cell>
          <table:table-cell office:value-type="float" office:value="57.0799999999999" calcext:value-type="float">
            <text:p>57,0799999999999</text:p>
          </table:table-cell>
          <table:table-cell office:value-type="float" office:value="55.2600000000002" calcext:value-type="float">
            <text:p>55,2600000000002</text:p>
          </table:table-cell>
          <table:table-cell office:value-type="float" office:value="44.9299999999994" calcext:value-type="float">
            <text:p>44,9299999999994</text:p>
          </table:table-cell>
          <table:table-cell office:value-type="float" office:value="41.2800000000007" calcext:value-type="float">
            <text:p>41,2800000000007</text:p>
          </table:table-cell>
          <table:table-cell office:value-type="float" office:value="27.9300000000003" calcext:value-type="float">
            <text:p>27,9300000000003</text:p>
          </table:table-cell>
          <table:table-cell office:value-type="float" office:value="34" calcext:value-type="float">
            <text:p>34</text:p>
          </table:table-cell>
          <table:table-cell office:value-type="float" office:value="58.29" calcext:value-type="float">
            <text:p>58,29</text:p>
          </table:table-cell>
          <table:table-cell office:value-type="float" office:value="54.6500000000006" calcext:value-type="float">
            <text:p>54,6500000000006</text:p>
          </table:table-cell>
          <table:table-cell office:value-type="float" office:value="70.6100000000006" calcext:value-type="float">
            <text:p>70,6100000000006</text:p>
          </table:table-cell>
          <table:table-cell office:value-type="float" office:value="60.8699999999999" calcext:value-type="float">
            <text:p>60,8699999999999</text:p>
          </table:table-cell>
          <table:table-cell office:value-type="float" office:value="43.8199999999997" calcext:value-type="float">
            <text:p>43,8199999999997</text:p>
          </table:table-cell>
          <table:table-cell office:value-type="float" office:value="68.7799999999997" calcext:value-type="float">
            <text:p>68,7799999999997</text:p>
          </table:table-cell>
          <table:table-cell office:value-type="float" office:value="68.1700000000001" calcext:value-type="float">
            <text:p>68,1700000000001</text:p>
          </table:table-cell>
          <table:table-cell office:value-type="float" office:value="87.6400000000003" calcext:value-type="float">
            <text:p>87,6400000000003</text:p>
          </table:table-cell>
          <table:table-cell office:value-type="float" office:value="32.25" calcext:value-type="float">
            <text:p>32,25</text:p>
          </table:table-cell>
          <table:table-cell office:value-type="float" office:value="55.9900000000007" calcext:value-type="float">
            <text:p>55,9900000000007</text:p>
          </table:table-cell>
          <table:table-cell office:value-type="float" office:value="57.21" calcext:value-type="float">
            <text:p>57,21</text:p>
          </table:table-cell>
          <table:table-cell office:value-type="float" office:value="35.3000000000002" calcext:value-type="float">
            <text:p>35,3000000000002</text:p>
          </table:table-cell>
          <table:table-cell office:value-type="float" office:value="45.6499999999996" calcext:value-type="float">
            <text:p>45,6499999999996</text:p>
          </table:table-cell>
          <table:table-cell office:value-type="float" office:value="61.4700000000003" calcext:value-type="float">
            <text:p>61,4700000000003</text:p>
          </table:table-cell>
          <table:table-cell office:value-type="float" office:value="45.6500000000005" calcext:value-type="float">
            <text:p>45,6500000000005</text:p>
          </table:table-cell>
          <table:table-cell office:value-type="float" office:value="60.8599999999997" calcext:value-type="float">
            <text:p>60,8599999999997</text:p>
          </table:table-cell>
          <table:table-cell office:value-type="float" office:value="43.8199999999997" calcext:value-type="float">
            <text:p>43,8199999999997</text:p>
          </table:table-cell>
          <table:table-cell office:value-type="float" office:value="47.4799999999996" calcext:value-type="float">
            <text:p>47,4799999999996</text:p>
          </table:table-cell>
          <table:table-cell office:value-type="float" office:value="58.4300000000003" calcext:value-type="float">
            <text:p>58,4300000000003</text:p>
          </table:table-cell>
          <table:table-cell office:value-type="float" office:value="91.9099999999999" calcext:value-type="float">
            <text:p>91,9099999999999</text:p>
          </table:table-cell>
          <table:table-cell office:value-type="float" office:value="85.2200000000003" calcext:value-type="float">
            <text:p>85,2200000000003</text:p>
          </table:table-cell>
          <table:table-cell office:value-type="float" office:value="138.780000000001" calcext:value-type="float">
            <text:p>138,78000000000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3-03-02" calcext:value-type="date">
            <text:p>02/03/23</text:p>
          </table:table-cell>
          <table:table-cell office:value-type="float" office:value="5260.5" calcext:value-type="float">
            <text:p>5260,5</text:p>
          </table:table-cell>
          <table:table-cell office:value-type="float" office:value="5213.5" calcext:value-type="float">
            <text:p>5213,5</text:p>
          </table:table-cell>
          <table:table-cell table:formula="of:=[.C4]-[.D4]" office:value-type="float" office:value="47" calcext:value-type="float">
            <text:p>47</text:p>
          </table:table-cell>
          <table:table-cell/>
          <table:table-cell table:style-name="Default" table:number-columns-repeated="251"/>
        </table:table-row>
        <table:table-row table:style-name="ro1">
          <table:table-cell/>
          <table:table-cell table:style-name="ce2" office:value-type="date" office:date-value="2023-03-01" calcext:value-type="date">
            <text:p>01/03/23</text:p>
          </table:table-cell>
          <table:table-cell office:value-type="float" office:value="5266" calcext:value-type="float">
            <text:p>5266</text:p>
          </table:table-cell>
          <table:table-cell office:value-type="float" office:value="5207.5" calcext:value-type="float">
            <text:p>5207,5</text:p>
          </table:table-cell>
          <table:table-cell table:formula="of:=[.C5]-[.D5]" office:value-type="float" office:value="58.5" calcext:value-type="float">
            <text:p>58,5</text:p>
          </table:table-cell>
          <table:table-cell/>
          <table:table-cell table:style-name="Default"/>
          <table:table-cell table:style-name="ce2" office:value-type="date" office:date-value="2020-12-30" calcext:value-type="date">
            <text:p>30/12/20</text:p>
          </table:table-cell>
          <table:table-cell table:style-name="ce2" office:value-type="date" office:date-value="2020-12-29" calcext:value-type="date">
            <text:p>29/12/20</text:p>
          </table:table-cell>
          <table:table-cell table:style-name="ce2" office:value-type="date" office:date-value="2020-12-28" calcext:value-type="date">
            <text:p>28/12/20</text:p>
          </table:table-cell>
          <table:table-cell table:style-name="ce2" office:value-type="date" office:date-value="2020-12-23" calcext:value-type="date">
            <text:p>23/12/20</text:p>
          </table:table-cell>
          <table:table-cell table:style-name="ce2" office:value-type="date" office:date-value="2020-12-22" calcext:value-type="date">
            <text:p>22/12/20</text:p>
          </table:table-cell>
          <table:table-cell table:style-name="ce2" office:value-type="date" office:date-value="2020-12-21" calcext:value-type="date">
            <text:p>21/12/20</text:p>
          </table:table-cell>
          <table:table-cell table:style-name="ce2" office:value-type="date" office:date-value="2020-12-18" calcext:value-type="date">
            <text:p>18/12/20</text:p>
          </table:table-cell>
          <table:table-cell table:style-name="ce2" office:value-type="date" office:date-value="2020-12-17" calcext:value-type="date">
            <text:p>17/12/20</text:p>
          </table:table-cell>
          <table:table-cell table:style-name="ce2" office:value-type="date" office:date-value="2020-12-16" calcext:value-type="date">
            <text:p>16/12/20</text:p>
          </table:table-cell>
          <table:table-cell table:style-name="ce2" office:value-type="date" office:date-value="2020-12-15" calcext:value-type="date">
            <text:p>15/12/20</text:p>
          </table:table-cell>
          <table:table-cell table:style-name="ce2" office:value-type="date" office:date-value="2020-12-14" calcext:value-type="date">
            <text:p>14/12/20</text:p>
          </table:table-cell>
          <table:table-cell table:style-name="ce2" office:value-type="date" office:date-value="2020-12-11" calcext:value-type="date">
            <text:p>11/12/20</text:p>
          </table:table-cell>
          <table:table-cell table:style-name="ce2" office:value-type="date" office:date-value="2020-12-10" calcext:value-type="date">
            <text:p>10/12/20</text:p>
          </table:table-cell>
          <table:table-cell table:style-name="ce2" office:value-type="date" office:date-value="2020-12-09" calcext:value-type="date">
            <text:p>09/12/20</text:p>
          </table:table-cell>
          <table:table-cell table:style-name="ce2" office:value-type="date" office:date-value="2020-12-08" calcext:value-type="date">
            <text:p>08/12/20</text:p>
          </table:table-cell>
          <table:table-cell table:style-name="ce2" office:value-type="date" office:date-value="2020-12-07" calcext:value-type="date">
            <text:p>07/12/20</text:p>
          </table:table-cell>
          <table:table-cell table:style-name="ce2" office:value-type="date" office:date-value="2020-12-04" calcext:value-type="date">
            <text:p>04/12/20</text:p>
          </table:table-cell>
          <table:table-cell table:style-name="ce2" office:value-type="date" office:date-value="2020-12-03" calcext:value-type="date">
            <text:p>03/12/20</text:p>
          </table:table-cell>
          <table:table-cell table:style-name="ce2" office:value-type="date" office:date-value="2020-12-02" calcext:value-type="date">
            <text:p>02/12/20</text:p>
          </table:table-cell>
          <table:table-cell table:style-name="ce2" office:value-type="date" office:date-value="2020-12-01" calcext:value-type="date">
            <text:p>01/12/20</text:p>
          </table:table-cell>
          <table:table-cell table:style-name="ce2" office:value-type="date" office:date-value="2020-11-30" calcext:value-type="date">
            <text:p>30/11/20</text:p>
          </table:table-cell>
          <table:table-cell table:style-name="ce2" office:value-type="date" office:date-value="2020-11-27" calcext:value-type="date">
            <text:p>27/11/20</text:p>
          </table:table-cell>
          <table:table-cell table:style-name="ce2" office:value-type="date" office:date-value="2020-11-26" calcext:value-type="date">
            <text:p>26/11/20</text:p>
          </table:table-cell>
          <table:table-cell table:style-name="ce2" office:value-type="date" office:date-value="2020-11-25" calcext:value-type="date">
            <text:p>25/11/20</text:p>
          </table:table-cell>
          <table:table-cell table:style-name="ce2" office:value-type="date" office:date-value="2020-11-24" calcext:value-type="date">
            <text:p>24/11/20</text:p>
          </table:table-cell>
          <table:table-cell table:style-name="ce2" office:value-type="date" office:date-value="2020-11-23" calcext:value-type="date">
            <text:p>23/11/20</text:p>
          </table:table-cell>
          <table:table-cell table:style-name="ce2" office:value-type="date" office:date-value="2020-11-20" calcext:value-type="date">
            <text:p>20/11/20</text:p>
          </table:table-cell>
          <table:table-cell table:style-name="ce2" office:value-type="date" office:date-value="2020-11-19" calcext:value-type="date">
            <text:p>19/11/20</text:p>
          </table:table-cell>
          <table:table-cell table:style-name="ce2" office:value-type="date" office:date-value="2020-11-18" calcext:value-type="date">
            <text:p>18/11/20</text:p>
          </table:table-cell>
          <table:table-cell table:style-name="ce2" office:value-type="date" office:date-value="2020-11-17" calcext:value-type="date">
            <text:p>17/11/20</text:p>
          </table:table-cell>
          <table:table-cell table:style-name="ce2" office:value-type="date" office:date-value="2020-11-16" calcext:value-type="date">
            <text:p>16/11/20</text:p>
          </table:table-cell>
          <table:table-cell table:style-name="ce2" office:value-type="date" office:date-value="2020-11-13" calcext:value-type="date">
            <text:p>13/11/20</text:p>
          </table:table-cell>
          <table:table-cell table:style-name="ce2" office:value-type="date" office:date-value="2020-11-12" calcext:value-type="date">
            <text:p>12/11/20</text:p>
          </table:table-cell>
          <table:table-cell table:style-name="ce2" office:value-type="date" office:date-value="2020-11-11" calcext:value-type="date">
            <text:p>11/11/20</text:p>
          </table:table-cell>
          <table:table-cell table:style-name="ce2" office:value-type="date" office:date-value="2020-11-10" calcext:value-type="date">
            <text:p>10/11/20</text:p>
          </table:table-cell>
          <table:table-cell table:style-name="ce2" office:value-type="date" office:date-value="2020-11-09" calcext:value-type="date">
            <text:p>09/11/20</text:p>
          </table:table-cell>
          <table:table-cell table:style-name="ce2" office:value-type="date" office:date-value="2020-11-06" calcext:value-type="date">
            <text:p>06/11/20</text:p>
          </table:table-cell>
          <table:table-cell table:style-name="ce2" office:value-type="date" office:date-value="2020-11-05" calcext:value-type="date">
            <text:p>05/11/20</text:p>
          </table:table-cell>
          <table:table-cell table:style-name="ce2" office:value-type="date" office:date-value="2020-11-04" calcext:value-type="date">
            <text:p>04/11/20</text:p>
          </table:table-cell>
          <table:table-cell table:style-name="ce2" office:value-type="date" office:date-value="2020-11-03" calcext:value-type="date">
            <text:p>03/11/20</text:p>
          </table:table-cell>
          <table:table-cell table:style-name="ce2" office:value-type="date" office:date-value="2020-10-30" calcext:value-type="date">
            <text:p>30/10/20</text:p>
          </table:table-cell>
          <table:table-cell table:style-name="ce2" office:value-type="date" office:date-value="2020-10-29" calcext:value-type="date">
            <text:p>29/10/20</text:p>
          </table:table-cell>
          <table:table-cell table:style-name="ce2" office:value-type="date" office:date-value="2020-10-28" calcext:value-type="date">
            <text:p>28/10/20</text:p>
          </table:table-cell>
          <table:table-cell table:style-name="ce2" office:value-type="date" office:date-value="2020-10-27" calcext:value-type="date">
            <text:p>27/10/20</text:p>
          </table:table-cell>
          <table:table-cell table:style-name="ce2" office:value-type="date" office:date-value="2020-10-26" calcext:value-type="date">
            <text:p>26/10/20</text:p>
          </table:table-cell>
          <table:table-cell table:style-name="ce2" office:value-type="date" office:date-value="2020-10-23" calcext:value-type="date">
            <text:p>23/10/20</text:p>
          </table:table-cell>
          <table:table-cell table:style-name="ce2" office:value-type="date" office:date-value="2020-10-22" calcext:value-type="date">
            <text:p>22/10/20</text:p>
          </table:table-cell>
          <table:table-cell table:style-name="ce2" office:value-type="date" office:date-value="2020-10-21" calcext:value-type="date">
            <text:p>21/10/20</text:p>
          </table:table-cell>
          <table:table-cell table:style-name="ce2" office:value-type="date" office:date-value="2020-10-20" calcext:value-type="date">
            <text:p>20/10/20</text:p>
          </table:table-cell>
          <table:table-cell table:style-name="ce2" office:value-type="date" office:date-value="2020-10-19" calcext:value-type="date">
            <text:p>19/10/20</text:p>
          </table:table-cell>
          <table:table-cell table:style-name="ce2" office:value-type="date" office:date-value="2020-10-16" calcext:value-type="date">
            <text:p>16/10/20</text:p>
          </table:table-cell>
          <table:table-cell table:style-name="ce2" office:value-type="date" office:date-value="2020-10-15" calcext:value-type="date">
            <text:p>15/10/20</text:p>
          </table:table-cell>
          <table:table-cell table:style-name="ce2" office:value-type="date" office:date-value="2020-10-14" calcext:value-type="date">
            <text:p>14/10/20</text:p>
          </table:table-cell>
          <table:table-cell table:style-name="ce2" office:value-type="date" office:date-value="2020-10-13" calcext:value-type="date">
            <text:p>13/10/20</text:p>
          </table:table-cell>
          <table:table-cell table:style-name="ce2" office:value-type="date" office:date-value="2020-10-09" calcext:value-type="date">
            <text:p>09/10/20</text:p>
          </table:table-cell>
          <table:table-cell table:style-name="ce2" office:value-type="date" office:date-value="2020-10-08" calcext:value-type="date">
            <text:p>08/10/20</text:p>
          </table:table-cell>
          <table:table-cell table:style-name="ce2" office:value-type="date" office:date-value="2020-10-07" calcext:value-type="date">
            <text:p>07/10/20</text:p>
          </table:table-cell>
          <table:table-cell table:style-name="ce2" office:value-type="date" office:date-value="2020-10-06" calcext:value-type="date">
            <text:p>06/10/20</text:p>
          </table:table-cell>
          <table:table-cell table:style-name="ce2" office:value-type="date" office:date-value="2020-10-05" calcext:value-type="date">
            <text:p>05/10/20</text:p>
          </table:table-cell>
          <table:table-cell table:style-name="ce2" office:value-type="date" office:date-value="2020-10-02" calcext:value-type="date">
            <text:p>02/10/20</text:p>
          </table:table-cell>
          <table:table-cell table:style-name="ce2" office:value-type="date" office:date-value="2020-10-01" calcext:value-type="date">
            <text:p>01/10/20</text:p>
          </table:table-cell>
          <table:table-cell table:style-name="ce2" office:value-type="date" office:date-value="2020-09-30" calcext:value-type="date">
            <text:p>30/09/20</text:p>
          </table:table-cell>
          <table:table-cell table:style-name="ce2" office:value-type="date" office:date-value="2020-09-29" calcext:value-type="date">
            <text:p>29/09/20</text:p>
          </table:table-cell>
          <table:table-cell table:style-name="ce2" office:value-type="date" office:date-value="2020-09-28" calcext:value-type="date">
            <text:p>28/09/20</text:p>
          </table:table-cell>
          <table:table-cell table:style-name="ce2" office:value-type="date" office:date-value="2020-09-25" calcext:value-type="date">
            <text:p>25/09/20</text:p>
          </table:table-cell>
          <table:table-cell table:style-name="ce2" office:value-type="date" office:date-value="2020-09-24" calcext:value-type="date">
            <text:p>24/09/20</text:p>
          </table:table-cell>
          <table:table-cell table:style-name="ce2" office:value-type="date" office:date-value="2020-09-23" calcext:value-type="date">
            <text:p>23/09/20</text:p>
          </table:table-cell>
          <table:table-cell table:style-name="ce2" office:value-type="date" office:date-value="2020-09-22" calcext:value-type="date">
            <text:p>22/09/20</text:p>
          </table:table-cell>
          <table:table-cell table:style-name="ce2" office:value-type="date" office:date-value="2020-09-21" calcext:value-type="date">
            <text:p>21/09/20</text:p>
          </table:table-cell>
          <table:table-cell table:style-name="ce2" office:value-type="date" office:date-value="2020-09-18" calcext:value-type="date">
            <text:p>18/09/20</text:p>
          </table:table-cell>
          <table:table-cell table:style-name="ce2" office:value-type="date" office:date-value="2020-09-17" calcext:value-type="date">
            <text:p>17/09/20</text:p>
          </table:table-cell>
          <table:table-cell table:style-name="ce2" office:value-type="date" office:date-value="2020-09-16" calcext:value-type="date">
            <text:p>16/09/20</text:p>
          </table:table-cell>
          <table:table-cell table:style-name="ce2" office:value-type="date" office:date-value="2020-09-15" calcext:value-type="date">
            <text:p>15/09/20</text:p>
          </table:table-cell>
          <table:table-cell table:style-name="ce2" office:value-type="date" office:date-value="2020-09-14" calcext:value-type="date">
            <text:p>14/09/20</text:p>
          </table:table-cell>
          <table:table-cell table:style-name="ce2" office:value-type="date" office:date-value="2020-09-11" calcext:value-type="date">
            <text:p>11/09/20</text:p>
          </table:table-cell>
          <table:table-cell table:style-name="ce2" office:value-type="date" office:date-value="2020-09-10" calcext:value-type="date">
            <text:p>10/09/20</text:p>
          </table:table-cell>
          <table:table-cell table:style-name="ce2" office:value-type="date" office:date-value="2020-09-09" calcext:value-type="date">
            <text:p>09/09/20</text:p>
          </table:table-cell>
          <table:table-cell table:style-name="ce2" office:value-type="date" office:date-value="2020-09-08" calcext:value-type="date">
            <text:p>08/09/20</text:p>
          </table:table-cell>
          <table:table-cell table:style-name="ce2" office:value-type="date" office:date-value="2020-09-04" calcext:value-type="date">
            <text:p>04/09/20</text:p>
          </table:table-cell>
          <table:table-cell table:style-name="ce2" office:value-type="date" office:date-value="2020-09-03" calcext:value-type="date">
            <text:p>03/09/20</text:p>
          </table:table-cell>
          <table:table-cell table:style-name="ce2" office:value-type="date" office:date-value="2020-09-02" calcext:value-type="date">
            <text:p>02/09/20</text:p>
          </table:table-cell>
          <table:table-cell table:style-name="ce2" office:value-type="date" office:date-value="2020-09-01" calcext:value-type="date">
            <text:p>01/09/20</text:p>
          </table:table-cell>
          <table:table-cell table:style-name="ce2" office:value-type="date" office:date-value="2020-08-31" calcext:value-type="date">
            <text:p>31/08/20</text:p>
          </table:table-cell>
          <table:table-cell table:style-name="ce2" office:value-type="date" office:date-value="2020-08-28" calcext:value-type="date">
            <text:p>28/08/20</text:p>
          </table:table-cell>
          <table:table-cell table:style-name="ce2" office:value-type="date" office:date-value="2020-08-27" calcext:value-type="date">
            <text:p>27/08/20</text:p>
          </table:table-cell>
          <table:table-cell table:style-name="ce2" office:value-type="date" office:date-value="2020-08-26" calcext:value-type="date">
            <text:p>26/08/20</text:p>
          </table:table-cell>
          <table:table-cell table:style-name="ce2" office:value-type="date" office:date-value="2020-08-25" calcext:value-type="date">
            <text:p>25/08/20</text:p>
          </table:table-cell>
          <table:table-cell table:style-name="ce2" office:value-type="date" office:date-value="2020-08-24" calcext:value-type="date">
            <text:p>24/08/20</text:p>
          </table:table-cell>
          <table:table-cell table:style-name="ce2" office:value-type="date" office:date-value="2020-08-21" calcext:value-type="date">
            <text:p>21/08/20</text:p>
          </table:table-cell>
          <table:table-cell table:style-name="ce2" office:value-type="date" office:date-value="2020-08-20" calcext:value-type="date">
            <text:p>20/08/20</text:p>
          </table:table-cell>
          <table:table-cell table:style-name="ce2" office:value-type="date" office:date-value="2020-08-19" calcext:value-type="date">
            <text:p>19/08/20</text:p>
          </table:table-cell>
          <table:table-cell table:style-name="ce2" office:value-type="date" office:date-value="2020-08-18" calcext:value-type="date">
            <text:p>18/08/20</text:p>
          </table:table-cell>
          <table:table-cell table:style-name="ce2" office:value-type="date" office:date-value="2020-08-17" calcext:value-type="date">
            <text:p>17/08/20</text:p>
          </table:table-cell>
          <table:table-cell table:style-name="ce2" office:value-type="date" office:date-value="2020-08-14" calcext:value-type="date">
            <text:p>14/08/20</text:p>
          </table:table-cell>
          <table:table-cell table:style-name="ce2" office:value-type="date" office:date-value="2020-08-13" calcext:value-type="date">
            <text:p>13/08/20</text:p>
          </table:table-cell>
          <table:table-cell table:style-name="ce2" office:value-type="date" office:date-value="2020-08-12" calcext:value-type="date">
            <text:p>12/08/20</text:p>
          </table:table-cell>
          <table:table-cell table:style-name="ce2" office:value-type="date" office:date-value="2020-08-11" calcext:value-type="date">
            <text:p>11/08/20</text:p>
          </table:table-cell>
          <table:table-cell table:style-name="ce2" office:value-type="date" office:date-value="2020-08-10" calcext:value-type="date">
            <text:p>10/08/20</text:p>
          </table:table-cell>
          <table:table-cell table:style-name="ce2" office:value-type="date" office:date-value="2020-08-07" calcext:value-type="date">
            <text:p>07/08/20</text:p>
          </table:table-cell>
          <table:table-cell table:style-name="ce2" office:value-type="date" office:date-value="2020-08-06" calcext:value-type="date">
            <text:p>06/08/20</text:p>
          </table:table-cell>
          <table:table-cell table:style-name="ce2" office:value-type="date" office:date-value="2020-08-05" calcext:value-type="date">
            <text:p>05/08/20</text:p>
          </table:table-cell>
          <table:table-cell table:style-name="ce2" office:value-type="date" office:date-value="2020-08-04" calcext:value-type="date">
            <text:p>04/08/20</text:p>
          </table:table-cell>
          <table:table-cell table:style-name="ce2" office:value-type="date" office:date-value="2020-08-03" calcext:value-type="date">
            <text:p>03/08/20</text:p>
          </table:table-cell>
          <table:table-cell table:style-name="ce2" office:value-type="date" office:date-value="2020-07-31" calcext:value-type="date">
            <text:p>31/07/20</text:p>
          </table:table-cell>
          <table:table-cell table:style-name="ce2" office:value-type="date" office:date-value="2020-07-30" calcext:value-type="date">
            <text:p>30/07/20</text:p>
          </table:table-cell>
          <table:table-cell table:style-name="ce2" office:value-type="date" office:date-value="2020-07-29" calcext:value-type="date">
            <text:p>29/07/20</text:p>
          </table:table-cell>
          <table:table-cell table:style-name="ce2" office:value-type="date" office:date-value="2020-07-28" calcext:value-type="date">
            <text:p>28/07/20</text:p>
          </table:table-cell>
          <table:table-cell table:style-name="ce2" office:value-type="date" office:date-value="2020-07-27" calcext:value-type="date">
            <text:p>27/07/20</text:p>
          </table:table-cell>
          <table:table-cell table:style-name="ce2" office:value-type="date" office:date-value="2020-07-24" calcext:value-type="date">
            <text:p>24/07/20</text:p>
          </table:table-cell>
          <table:table-cell table:style-name="ce2" office:value-type="date" office:date-value="2020-07-23" calcext:value-type="date">
            <text:p>23/07/20</text:p>
          </table:table-cell>
          <table:table-cell table:style-name="ce2" office:value-type="date" office:date-value="2020-07-22" calcext:value-type="date">
            <text:p>22/07/20</text:p>
          </table:table-cell>
          <table:table-cell table:style-name="ce2" office:value-type="date" office:date-value="2020-07-21" calcext:value-type="date">
            <text:p>21/07/20</text:p>
          </table:table-cell>
          <table:table-cell table:style-name="ce2" office:value-type="date" office:date-value="2020-07-20" calcext:value-type="date">
            <text:p>20/07/20</text:p>
          </table:table-cell>
          <table:table-cell table:style-name="ce2" office:value-type="date" office:date-value="2020-07-17" calcext:value-type="date">
            <text:p>17/07/20</text:p>
          </table:table-cell>
          <table:table-cell table:style-name="ce2" office:value-type="date" office:date-value="2020-07-16" calcext:value-type="date">
            <text:p>16/07/20</text:p>
          </table:table-cell>
          <table:table-cell table:style-name="ce2" office:value-type="date" office:date-value="2020-07-15" calcext:value-type="date">
            <text:p>15/07/20</text:p>
          </table:table-cell>
          <table:table-cell table:style-name="ce2" office:value-type="date" office:date-value="2020-07-14" calcext:value-type="date">
            <text:p>14/07/20</text:p>
          </table:table-cell>
          <table:table-cell table:style-name="ce2" office:value-type="date" office:date-value="2020-07-13" calcext:value-type="date">
            <text:p>13/07/20</text:p>
          </table:table-cell>
          <table:table-cell table:style-name="ce2" office:value-type="date" office:date-value="2020-07-10" calcext:value-type="date">
            <text:p>10/07/20</text:p>
          </table:table-cell>
          <table:table-cell table:style-name="ce2" office:value-type="date" office:date-value="2020-07-09" calcext:value-type="date">
            <text:p>09/07/20</text:p>
          </table:table-cell>
          <table:table-cell table:style-name="ce2" office:value-type="date" office:date-value="2020-07-08" calcext:value-type="date">
            <text:p>08/07/20</text:p>
          </table:table-cell>
          <table:table-cell table:style-name="ce2" office:value-type="date" office:date-value="2020-07-07" calcext:value-type="date">
            <text:p>07/07/20</text:p>
          </table:table-cell>
          <table:table-cell table:style-name="ce2" office:value-type="date" office:date-value="2020-07-06" calcext:value-type="date">
            <text:p>06/07/20</text:p>
          </table:table-cell>
          <table:table-cell table:style-name="ce2" office:value-type="date" office:date-value="2020-07-03" calcext:value-type="date">
            <text:p>03/07/20</text:p>
          </table:table-cell>
          <table:table-cell table:style-name="ce2" office:value-type="date" office:date-value="2020-07-02" calcext:value-type="date">
            <text:p>02/07/20</text:p>
          </table:table-cell>
          <table:table-cell table:style-name="ce2" office:value-type="date" office:date-value="2020-07-01" calcext:value-type="date">
            <text:p>01/07/20</text:p>
          </table:table-cell>
          <table:table-cell table:style-name="ce2" office:value-type="date" office:date-value="2020-06-30" calcext:value-type="date">
            <text:p>30/06/20</text:p>
          </table:table-cell>
          <table:table-cell table:style-name="ce2" office:value-type="date" office:date-value="2020-06-29" calcext:value-type="date">
            <text:p>29/06/20</text:p>
          </table:table-cell>
          <table:table-cell table:style-name="ce2" office:value-type="date" office:date-value="2020-06-26" calcext:value-type="date">
            <text:p>26/06/20</text:p>
          </table:table-cell>
          <table:table-cell table:style-name="ce2" office:value-type="date" office:date-value="2020-06-25" calcext:value-type="date">
            <text:p>25/06/20</text:p>
          </table:table-cell>
          <table:table-cell table:style-name="ce2" office:value-type="date" office:date-value="2020-06-24" calcext:value-type="date">
            <text:p>24/06/20</text:p>
          </table:table-cell>
          <table:table-cell table:style-name="ce2" office:value-type="date" office:date-value="2020-06-23" calcext:value-type="date">
            <text:p>23/06/20</text:p>
          </table:table-cell>
          <table:table-cell table:style-name="ce2" office:value-type="date" office:date-value="2020-06-22" calcext:value-type="date">
            <text:p>22/06/20</text:p>
          </table:table-cell>
          <table:table-cell table:style-name="ce2" office:value-type="date" office:date-value="2020-06-19" calcext:value-type="date">
            <text:p>19/06/20</text:p>
          </table:table-cell>
          <table:table-cell table:style-name="ce2" office:value-type="date" office:date-value="2020-06-18" calcext:value-type="date">
            <text:p>18/06/20</text:p>
          </table:table-cell>
          <table:table-cell table:style-name="ce2" office:value-type="date" office:date-value="2020-06-17" calcext:value-type="date">
            <text:p>17/06/20</text:p>
          </table:table-cell>
          <table:table-cell table:style-name="ce2" office:value-type="date" office:date-value="2020-06-16" calcext:value-type="date">
            <text:p>16/06/20</text:p>
          </table:table-cell>
          <table:table-cell table:style-name="ce2" office:value-type="date" office:date-value="2020-06-15" calcext:value-type="date">
            <text:p>15/06/20</text:p>
          </table:table-cell>
          <table:table-cell table:style-name="ce2" office:value-type="date" office:date-value="2020-06-12" calcext:value-type="date">
            <text:p>12/06/20</text:p>
          </table:table-cell>
          <table:table-cell table:style-name="ce2" office:value-type="date" office:date-value="2020-06-10" calcext:value-type="date">
            <text:p>10/06/20</text:p>
          </table:table-cell>
          <table:table-cell table:style-name="ce2" office:value-type="date" office:date-value="2020-06-09" calcext:value-type="date">
            <text:p>09/06/20</text:p>
          </table:table-cell>
          <table:table-cell table:style-name="ce2" office:value-type="date" office:date-value="2020-06-08" calcext:value-type="date">
            <text:p>08/06/20</text:p>
          </table:table-cell>
          <table:table-cell table:style-name="ce2" office:value-type="date" office:date-value="2020-06-05" calcext:value-type="date">
            <text:p>05/06/20</text:p>
          </table:table-cell>
          <table:table-cell table:style-name="ce2" office:value-type="date" office:date-value="2020-06-04" calcext:value-type="date">
            <text:p>04/06/20</text:p>
          </table:table-cell>
          <table:table-cell table:style-name="ce2" office:value-type="date" office:date-value="2020-06-03" calcext:value-type="date">
            <text:p>03/06/20</text:p>
          </table:table-cell>
          <table:table-cell table:style-name="ce2" office:value-type="date" office:date-value="2020-06-02" calcext:value-type="date">
            <text:p>02/06/20</text:p>
          </table:table-cell>
          <table:table-cell table:style-name="ce2" office:value-type="date" office:date-value="2020-06-01" calcext:value-type="date">
            <text:p>01/06/20</text:p>
          </table:table-cell>
          <table:table-cell table:style-name="ce2" office:value-type="date" office:date-value="2020-05-29" calcext:value-type="date">
            <text:p>29/05/20</text:p>
          </table:table-cell>
          <table:table-cell table:style-name="ce2" office:value-type="date" office:date-value="2020-05-28" calcext:value-type="date">
            <text:p>28/05/20</text:p>
          </table:table-cell>
          <table:table-cell table:style-name="ce2" office:value-type="date" office:date-value="2020-05-27" calcext:value-type="date">
            <text:p>27/05/20</text:p>
          </table:table-cell>
          <table:table-cell table:style-name="ce2" office:value-type="date" office:date-value="2020-05-26" calcext:value-type="date">
            <text:p>26/05/20</text:p>
          </table:table-cell>
          <table:table-cell table:style-name="ce2" office:value-type="date" office:date-value="2020-05-25" calcext:value-type="date">
            <text:p>25/05/20</text:p>
          </table:table-cell>
          <table:table-cell table:style-name="ce2" office:value-type="date" office:date-value="2020-05-22" calcext:value-type="date">
            <text:p>22/05/20</text:p>
          </table:table-cell>
          <table:table-cell table:style-name="ce2" office:value-type="date" office:date-value="2020-05-21" calcext:value-type="date">
            <text:p>21/05/20</text:p>
          </table:table-cell>
          <table:table-cell table:style-name="ce2" office:value-type="date" office:date-value="2020-05-20" calcext:value-type="date">
            <text:p>20/05/20</text:p>
          </table:table-cell>
          <table:table-cell table:style-name="ce2" office:value-type="date" office:date-value="2020-05-19" calcext:value-type="date">
            <text:p>19/05/20</text:p>
          </table:table-cell>
          <table:table-cell table:style-name="ce2" office:value-type="date" office:date-value="2020-05-18" calcext:value-type="date">
            <text:p>18/05/20</text:p>
          </table:table-cell>
          <table:table-cell table:style-name="ce2" office:value-type="date" office:date-value="2020-05-15" calcext:value-type="date">
            <text:p>15/05/20</text:p>
          </table:table-cell>
          <table:table-cell table:style-name="ce2" office:value-type="date" office:date-value="2020-05-14" calcext:value-type="date">
            <text:p>14/05/20</text:p>
          </table:table-cell>
          <table:table-cell table:style-name="ce2" office:value-type="date" office:date-value="2020-05-13" calcext:value-type="date">
            <text:p>13/05/20</text:p>
          </table:table-cell>
          <table:table-cell table:style-name="ce2" office:value-type="date" office:date-value="2020-05-12" calcext:value-type="date">
            <text:p>12/05/20</text:p>
          </table:table-cell>
          <table:table-cell table:style-name="ce2" office:value-type="date" office:date-value="2020-05-11" calcext:value-type="date">
            <text:p>11/05/20</text:p>
          </table:table-cell>
          <table:table-cell table:style-name="ce2" office:value-type="date" office:date-value="2020-05-08" calcext:value-type="date">
            <text:p>08/05/20</text:p>
          </table:table-cell>
          <table:table-cell table:style-name="ce2" office:value-type="date" office:date-value="2020-05-07" calcext:value-type="date">
            <text:p>07/05/20</text:p>
          </table:table-cell>
          <table:table-cell table:style-name="ce2" office:value-type="date" office:date-value="2020-05-06" calcext:value-type="date">
            <text:p>06/05/20</text:p>
          </table:table-cell>
          <table:table-cell table:style-name="ce2" office:value-type="date" office:date-value="2020-05-05" calcext:value-type="date">
            <text:p>05/05/20</text:p>
          </table:table-cell>
          <table:table-cell table:style-name="ce2" office:value-type="date" office:date-value="2020-05-04" calcext:value-type="date">
            <text:p>04/05/20</text:p>
          </table:table-cell>
          <table:table-cell table:style-name="ce2" office:value-type="date" office:date-value="2020-04-30" calcext:value-type="date">
            <text:p>30/04/20</text:p>
          </table:table-cell>
          <table:table-cell table:style-name="ce2" office:value-type="date" office:date-value="2020-04-29" calcext:value-type="date">
            <text:p>29/04/20</text:p>
          </table:table-cell>
          <table:table-cell table:style-name="ce2" office:value-type="date" office:date-value="2020-04-28" calcext:value-type="date">
            <text:p>28/04/20</text:p>
          </table:table-cell>
          <table:table-cell table:style-name="ce2" office:value-type="date" office:date-value="2020-04-27" calcext:value-type="date">
            <text:p>27/04/20</text:p>
          </table:table-cell>
          <table:table-cell table:style-name="ce2" office:value-type="date" office:date-value="2020-04-24" calcext:value-type="date">
            <text:p>24/04/20</text:p>
          </table:table-cell>
          <table:table-cell table:style-name="ce2" office:value-type="date" office:date-value="2020-04-23" calcext:value-type="date">
            <text:p>23/04/20</text:p>
          </table:table-cell>
          <table:table-cell table:style-name="ce2" office:value-type="date" office:date-value="2020-04-22" calcext:value-type="date">
            <text:p>22/04/20</text:p>
          </table:table-cell>
          <table:table-cell table:style-name="ce2" office:value-type="date" office:date-value="2020-04-20" calcext:value-type="date">
            <text:p>20/04/20</text:p>
          </table:table-cell>
          <table:table-cell table:style-name="ce2" office:value-type="date" office:date-value="2020-04-17" calcext:value-type="date">
            <text:p>17/04/20</text:p>
          </table:table-cell>
          <table:table-cell table:style-name="ce2" office:value-type="date" office:date-value="2020-04-16" calcext:value-type="date">
            <text:p>16/04/20</text:p>
          </table:table-cell>
          <table:table-cell table:style-name="ce2" office:value-type="date" office:date-value="2020-04-15" calcext:value-type="date">
            <text:p>15/04/20</text:p>
          </table:table-cell>
          <table:table-cell table:style-name="ce2" office:value-type="date" office:date-value="2020-04-14" calcext:value-type="date">
            <text:p>14/04/20</text:p>
          </table:table-cell>
          <table:table-cell table:style-name="ce2" office:value-type="date" office:date-value="2020-04-13" calcext:value-type="date">
            <text:p>13/04/20</text:p>
          </table:table-cell>
          <table:table-cell table:style-name="ce2" office:value-type="date" office:date-value="2020-04-09" calcext:value-type="date">
            <text:p>09/04/20</text:p>
          </table:table-cell>
          <table:table-cell table:style-name="ce2" office:value-type="date" office:date-value="2020-04-08" calcext:value-type="date">
            <text:p>08/04/20</text:p>
          </table:table-cell>
          <table:table-cell table:style-name="ce2" office:value-type="date" office:date-value="2020-04-07" calcext:value-type="date">
            <text:p>07/04/20</text:p>
          </table:table-cell>
          <table:table-cell table:style-name="ce2" office:value-type="date" office:date-value="2020-04-06" calcext:value-type="date">
            <text:p>06/04/20</text:p>
          </table:table-cell>
          <table:table-cell table:style-name="ce2" office:value-type="date" office:date-value="2020-04-03" calcext:value-type="date">
            <text:p>03/04/20</text:p>
          </table:table-cell>
          <table:table-cell table:style-name="ce2" office:value-type="date" office:date-value="2020-04-02" calcext:value-type="date">
            <text:p>02/04/20</text:p>
          </table:table-cell>
          <table:table-cell table:style-name="ce2" office:value-type="date" office:date-value="2020-04-01" calcext:value-type="date">
            <text:p>01/04/20</text:p>
          </table:table-cell>
          <table:table-cell table:style-name="ce2" office:value-type="date" office:date-value="2020-03-31" calcext:value-type="date">
            <text:p>31/03/20</text:p>
          </table:table-cell>
          <table:table-cell table:style-name="ce2" office:value-type="date" office:date-value="2020-03-30" calcext:value-type="date">
            <text:p>30/03/20</text:p>
          </table:table-cell>
          <table:table-cell table:style-name="ce2" office:value-type="date" office:date-value="2020-03-27" calcext:value-type="date">
            <text:p>27/03/20</text:p>
          </table:table-cell>
          <table:table-cell table:style-name="ce2" office:value-type="date" office:date-value="2020-03-26" calcext:value-type="date">
            <text:p>26/03/20</text:p>
          </table:table-cell>
          <table:table-cell table:style-name="ce2" office:value-type="date" office:date-value="2020-03-25" calcext:value-type="date">
            <text:p>25/03/20</text:p>
          </table:table-cell>
          <table:table-cell table:style-name="ce2" office:value-type="date" office:date-value="2020-03-24" calcext:value-type="date">
            <text:p>24/03/20</text:p>
          </table:table-cell>
          <table:table-cell table:style-name="ce2" office:value-type="date" office:date-value="2020-03-23" calcext:value-type="date">
            <text:p>23/03/20</text:p>
          </table:table-cell>
          <table:table-cell table:style-name="ce2" office:value-type="date" office:date-value="2020-03-20" calcext:value-type="date">
            <text:p>20/03/20</text:p>
          </table:table-cell>
          <table:table-cell table:style-name="ce2" office:value-type="date" office:date-value="2020-03-19" calcext:value-type="date">
            <text:p>19/03/20</text:p>
          </table:table-cell>
          <table:table-cell table:style-name="ce2" office:value-type="date" office:date-value="2020-03-18" calcext:value-type="date">
            <text:p>18/03/20</text:p>
          </table:table-cell>
          <table:table-cell table:style-name="ce2" office:value-type="date" office:date-value="2020-03-17" calcext:value-type="date">
            <text:p>17/03/20</text:p>
          </table:table-cell>
          <table:table-cell table:style-name="ce2" office:value-type="date" office:date-value="2020-03-16" calcext:value-type="date">
            <text:p>16/03/20</text:p>
          </table:table-cell>
          <table:table-cell table:style-name="ce2" office:value-type="date" office:date-value="2020-03-13" calcext:value-type="date">
            <text:p>13/03/20</text:p>
          </table:table-cell>
          <table:table-cell table:style-name="ce2" office:value-type="date" office:date-value="2020-03-12" calcext:value-type="date">
            <text:p>12/03/20</text:p>
          </table:table-cell>
          <table:table-cell table:style-name="ce2" office:value-type="date" office:date-value="2020-03-11" calcext:value-type="date">
            <text:p>11/03/20</text:p>
          </table:table-cell>
          <table:table-cell table:style-name="ce2" office:value-type="date" office:date-value="2020-03-10" calcext:value-type="date">
            <text:p>10/03/20</text:p>
          </table:table-cell>
          <table:table-cell table:style-name="ce2" office:value-type="date" office:date-value="2020-03-09" calcext:value-type="date">
            <text:p>09/03/20</text:p>
          </table:table-cell>
          <table:table-cell table:style-name="ce2" office:value-type="date" office:date-value="2020-03-06" calcext:value-type="date">
            <text:p>06/03/20</text:p>
          </table:table-cell>
          <table:table-cell table:style-name="ce2" office:value-type="date" office:date-value="2020-03-05" calcext:value-type="date">
            <text:p>05/03/20</text:p>
          </table:table-cell>
          <table:table-cell table:style-name="ce2" office:value-type="date" office:date-value="2020-03-04" calcext:value-type="date">
            <text:p>04/03/20</text:p>
          </table:table-cell>
          <table:table-cell table:style-name="ce2" office:value-type="date" office:date-value="2020-03-03" calcext:value-type="date">
            <text:p>03/03/20</text:p>
          </table:table-cell>
          <table:table-cell table:style-name="ce2" office:value-type="date" office:date-value="2020-03-02" calcext:value-type="date">
            <text:p>02/03/20</text:p>
          </table:table-cell>
          <table:table-cell table:style-name="ce2" office:value-type="date" office:date-value="2020-02-28" calcext:value-type="date">
            <text:p>28/02/20</text:p>
          </table:table-cell>
          <table:table-cell table:style-name="ce2" office:value-type="date" office:date-value="2020-02-27" calcext:value-type="date">
            <text:p>27/02/20</text:p>
          </table:table-cell>
          <table:table-cell table:style-name="ce2" office:value-type="date" office:date-value="2020-02-26" calcext:value-type="date">
            <text:p>26/02/20</text:p>
          </table:table-cell>
          <table:table-cell table:style-name="ce2" office:value-type="date" office:date-value="2020-02-21" calcext:value-type="date">
            <text:p>21/02/20</text:p>
          </table:table-cell>
          <table:table-cell table:style-name="ce2" office:value-type="date" office:date-value="2020-02-20" calcext:value-type="date">
            <text:p>20/02/20</text:p>
          </table:table-cell>
          <table:table-cell table:style-name="ce2" office:value-type="date" office:date-value="2020-02-19" calcext:value-type="date">
            <text:p>19/02/20</text:p>
          </table:table-cell>
          <table:table-cell table:style-name="ce2" office:value-type="date" office:date-value="2020-02-18" calcext:value-type="date">
            <text:p>18/02/20</text:p>
          </table:table-cell>
          <table:table-cell table:style-name="ce2" office:value-type="date" office:date-value="2020-02-17" calcext:value-type="date">
            <text:p>17/02/20</text:p>
          </table:table-cell>
          <table:table-cell table:style-name="ce2" office:value-type="date" office:date-value="2020-02-14" calcext:value-type="date">
            <text:p>14/02/20</text:p>
          </table:table-cell>
          <table:table-cell table:style-name="ce2" office:value-type="date" office:date-value="2020-02-13" calcext:value-type="date">
            <text:p>13/02/20</text:p>
          </table:table-cell>
          <table:table-cell table:style-name="ce2" office:value-type="date" office:date-value="2020-02-12" calcext:value-type="date">
            <text:p>12/02/20</text:p>
          </table:table-cell>
          <table:table-cell table:style-name="ce2" office:value-type="date" office:date-value="2020-02-11" calcext:value-type="date">
            <text:p>11/02/20</text:p>
          </table:table-cell>
          <table:table-cell table:style-name="ce2" office:value-type="date" office:date-value="2020-02-10" calcext:value-type="date">
            <text:p>10/02/20</text:p>
          </table:table-cell>
          <table:table-cell table:style-name="ce2" office:value-type="date" office:date-value="2020-02-07" calcext:value-type="date">
            <text:p>07/02/20</text:p>
          </table:table-cell>
          <table:table-cell table:style-name="ce2" office:value-type="date" office:date-value="2020-02-06" calcext:value-type="date">
            <text:p>06/02/20</text:p>
          </table:table-cell>
          <table:table-cell table:style-name="ce2" office:value-type="date" office:date-value="2020-02-05" calcext:value-type="date">
            <text:p>05/02/20</text:p>
          </table:table-cell>
          <table:table-cell table:style-name="ce2" office:value-type="date" office:date-value="2020-02-04" calcext:value-type="date">
            <text:p>04/02/20</text:p>
          </table:table-cell>
          <table:table-cell table:style-name="ce2" office:value-type="date" office:date-value="2020-02-03" calcext:value-type="date">
            <text:p>03/02/20</text:p>
          </table:table-cell>
          <table:table-cell table:style-name="ce2" office:value-type="date" office:date-value="2020-01-31" calcext:value-type="date">
            <text:p>31/01/20</text:p>
          </table:table-cell>
          <table:table-cell table:style-name="ce2" office:value-type="date" office:date-value="2020-01-30" calcext:value-type="date">
            <text:p>30/01/20</text:p>
          </table:table-cell>
          <table:table-cell table:style-name="ce2" office:value-type="date" office:date-value="2020-01-29" calcext:value-type="date">
            <text:p>29/01/20</text:p>
          </table:table-cell>
          <table:table-cell table:style-name="ce2" office:value-type="date" office:date-value="2020-01-28" calcext:value-type="date">
            <text:p>28/01/20</text:p>
          </table:table-cell>
          <table:table-cell table:style-name="ce2" office:value-type="date" office:date-value="2020-01-27" calcext:value-type="date">
            <text:p>27/01/20</text:p>
          </table:table-cell>
          <table:table-cell table:style-name="ce2" office:value-type="date" office:date-value="2020-01-24" calcext:value-type="date">
            <text:p>24/01/20</text:p>
          </table:table-cell>
          <table:table-cell table:style-name="ce2" office:value-type="date" office:date-value="2020-01-23" calcext:value-type="date">
            <text:p>23/01/20</text:p>
          </table:table-cell>
          <table:table-cell table:style-name="ce2" office:value-type="date" office:date-value="2020-01-22" calcext:value-type="date">
            <text:p>22/01/20</text:p>
          </table:table-cell>
          <table:table-cell table:style-name="ce2" office:value-type="date" office:date-value="2020-01-21" calcext:value-type="date">
            <text:p>21/01/20</text:p>
          </table:table-cell>
          <table:table-cell table:style-name="ce2" office:value-type="date" office:date-value="2020-01-20" calcext:value-type="date">
            <text:p>20/01/20</text:p>
          </table:table-cell>
          <table:table-cell table:style-name="ce2" office:value-type="date" office:date-value="2020-01-17" calcext:value-type="date">
            <text:p>17/01/20</text:p>
          </table:table-cell>
          <table:table-cell table:style-name="ce2" office:value-type="date" office:date-value="2020-01-16" calcext:value-type="date">
            <text:p>16/01/20</text:p>
          </table:table-cell>
          <table:table-cell table:style-name="ce2" office:value-type="date" office:date-value="2020-01-15" calcext:value-type="date">
            <text:p>15/01/20</text:p>
          </table:table-cell>
          <table:table-cell table:style-name="ce2" office:value-type="date" office:date-value="2020-01-14" calcext:value-type="date">
            <text:p>14/01/20</text:p>
          </table:table-cell>
          <table:table-cell table:style-name="ce2" office:value-type="date" office:date-value="2020-01-13" calcext:value-type="date">
            <text:p>13/01/20</text:p>
          </table:table-cell>
          <table:table-cell table:style-name="ce2" office:value-type="date" office:date-value="2020-01-10" calcext:value-type="date">
            <text:p>10/01/20</text:p>
          </table:table-cell>
          <table:table-cell table:style-name="ce2" office:value-type="date" office:date-value="2020-01-09" calcext:value-type="date">
            <text:p>09/01/20</text:p>
          </table:table-cell>
          <table:table-cell table:style-name="ce2" office:value-type="date" office:date-value="2020-01-08" calcext:value-type="date">
            <text:p>08/01/20</text:p>
          </table:table-cell>
          <table:table-cell table:style-name="ce2" office:value-type="date" office:date-value="2020-01-07" calcext:value-type="date">
            <text:p>07/01/20</text:p>
          </table:table-cell>
          <table:table-cell table:style-name="ce2" office:value-type="date" office:date-value="2020-01-06" calcext:value-type="date">
            <text:p>06/01/20</text:p>
          </table:table-cell>
          <table:table-cell table:style-name="ce2" office:value-type="date" office:date-value="2020-01-03" calcext:value-type="date">
            <text:p>03/01/20</text:p>
          </table:table-cell>
          <table:table-cell table:style-name="ce2" office:value-type="date" office:date-value="2020-01-02" calcext:value-type="date">
            <text:p>02/01/20</text:p>
          </table:table-cell>
          <table:table-cell/>
        </table:table-row>
        <table:table-row table:style-name="ro1">
          <table:table-cell/>
          <table:table-cell table:style-name="ce2" office:value-type="date" office:date-value="2023-02-28" calcext:value-type="date">
            <text:p>28/02/23</text:p>
          </table:table-cell>
          <table:table-cell office:value-type="float" office:value="5281.5" calcext:value-type="float">
            <text:p>5281,5</text:p>
          </table:table-cell>
          <table:table-cell office:value-type="float" office:value="5213.5" calcext:value-type="float">
            <text:p>5213,5</text:p>
          </table:table-cell>
          <table:table-cell table:formula="of:=[.C6]-[.D6]" office:value-type="float" office:value="68" calcext:value-type="float">
            <text:p>6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8.3299999999999" calcext:value-type="float">
            <text:p>98,3299999999999</text:p>
          </table:table-cell>
          <table:table-cell office:value-type="float" office:value="96.1500000000006" calcext:value-type="float">
            <text:p>96,1500000000006</text:p>
          </table:table-cell>
          <table:table-cell office:value-type="float" office:value="171.45" calcext:value-type="float">
            <text:p>171,45</text:p>
          </table:table-cell>
          <table:table-cell office:value-type="float" office:value="105.99" calcext:value-type="float">
            <text:p>105,99</text:p>
          </table:table-cell>
          <table:table-cell office:value-type="float" office:value="72.9799999999996" calcext:value-type="float">
            <text:p>72,9799999999996</text:p>
          </table:table-cell>
          <table:table-cell office:value-type="float" office:value="129.75" calcext:value-type="float">
            <text:p>129,75</text:p>
          </table:table-cell>
          <table:table-cell office:value-type="float" office:value="51.5500000000002" calcext:value-type="float">
            <text:p>51,5500000000002</text:p>
          </table:table-cell>
          <table:table-cell office:value-type="float" office:value="54.4399999999996" calcext:value-type="float">
            <text:p>54,4399999999996</text:p>
          </table:table-cell>
          <table:table-cell office:value-type="float" office:value="92.6700000000001" calcext:value-type="float">
            <text:p>92,6700000000001</text:p>
          </table:table-cell>
          <table:table-cell office:value-type="float" office:value="57.3400000000001" calcext:value-type="float">
            <text:p>57,3400000000001</text:p>
          </table:table-cell>
          <table:table-cell office:value-type="float" office:value="139.01" calcext:value-type="float">
            <text:p>139,01</text:p>
          </table:table-cell>
          <table:table-cell office:value-type="float" office:value="68.3500000000004" calcext:value-type="float">
            <text:p>68,3500000000004</text:p>
          </table:table-cell>
          <table:table-cell office:value-type="float" office:value="136.12" calcext:value-type="float">
            <text:p>136,12</text:p>
          </table:table-cell>
          <table:table-cell office:value-type="float" office:value="129.17" calcext:value-type="float">
            <text:p>129,17</text:p>
          </table:table-cell>
          <table:table-cell office:value-type="float" office:value="88.04" calcext:value-type="float">
            <text:p>88,04</text:p>
          </table:table-cell>
          <table:table-cell office:value-type="float" office:value="130.320000000001" calcext:value-type="float">
            <text:p>130,320000000001</text:p>
          </table:table-cell>
          <table:table-cell office:value-type="float" office:value="78.2000000000007" calcext:value-type="float">
            <text:p>78,2000000000007</text:p>
          </table:table-cell>
          <table:table-cell office:value-type="float" office:value="127.42" calcext:value-type="float">
            <text:p>127,42</text:p>
          </table:table-cell>
          <table:table-cell office:value-type="float" office:value="56.1900000000005" calcext:value-type="float">
            <text:p>56,1900000000005</text:p>
          </table:table-cell>
          <table:table-cell office:value-type="float" office:value="145.379999999999" calcext:value-type="float">
            <text:p>145,379999999999</text:p>
          </table:table-cell>
          <table:table-cell office:value-type="float" office:value="140.75" calcext:value-type="float">
            <text:p>140,75</text:p>
          </table:table-cell>
          <table:table-cell office:value-type="float" office:value="68.9499999999998" calcext:value-type="float">
            <text:p>68,9499999999998</text:p>
          </table:table-cell>
          <table:table-cell office:value-type="float" office:value="71.8499999999995" calcext:value-type="float">
            <text:p>71,8499999999995</text:p>
          </table:table-cell>
          <table:table-cell office:value-type="float" office:value="105.45" calcext:value-type="float">
            <text:p>105,45</text:p>
          </table:table-cell>
          <table:table-cell office:value-type="float" office:value="67.2199999999994" calcext:value-type="float">
            <text:p>67,2199999999994</text:p>
          </table:table-cell>
          <table:table-cell office:value-type="float" office:value="128.05" calcext:value-type="float">
            <text:p>128,05</text:p>
          </table:table-cell>
          <table:table-cell office:value-type="float" office:value="128.63" calcext:value-type="float">
            <text:p>128,63</text:p>
          </table:table-cell>
          <table:table-cell office:value-type="float" office:value="97.3500000000004" calcext:value-type="float">
            <text:p>97,3500000000004</text:p>
          </table:table-cell>
          <table:table-cell office:value-type="float" office:value="114.15" calcext:value-type="float">
            <text:p>114,15</text:p>
          </table:table-cell>
          <table:table-cell office:value-type="float" office:value="115.89" calcext:value-type="float">
            <text:p>115,89</text:p>
          </table:table-cell>
          <table:table-cell office:value-type="float" office:value="107.77" calcext:value-type="float">
            <text:p>107,77</text:p>
          </table:table-cell>
          <table:table-cell office:value-type="float" office:value="92.1299999999992" calcext:value-type="float">
            <text:p>92,1299999999992</text:p>
          </table:table-cell>
          <table:table-cell office:value-type="float" office:value="159.92" calcext:value-type="float">
            <text:p>159,92</text:p>
          </table:table-cell>
          <table:table-cell office:value-type="float" office:value="96.7700000000004" calcext:value-type="float">
            <text:p>96,7700000000004</text:p>
          </table:table-cell>
          <table:table-cell office:value-type="float" office:value="97.9199999999992" calcext:value-type="float">
            <text:p>97,9199999999992</text:p>
          </table:table-cell>
          <table:table-cell office:value-type="float" office:value="233.51" calcext:value-type="float">
            <text:p>233,51</text:p>
          </table:table-cell>
          <table:table-cell office:value-type="float" office:value="250.89" calcext:value-type="float">
            <text:p>250,89</text:p>
          </table:table-cell>
          <table:table-cell office:value-type="float" office:value="125.74" calcext:value-type="float">
            <text:p>125,74</text:p>
          </table:table-cell>
          <table:table-cell office:value-type="float" office:value="141.379999999999" calcext:value-type="float">
            <text:p>141,379999999999</text:p>
          </table:table-cell>
          <table:table-cell office:value-type="float" office:value="136.16" calcext:value-type="float">
            <text:p>136,16</text:p>
          </table:table-cell>
          <table:table-cell office:value-type="float" office:value="99.6700000000001" calcext:value-type="float">
            <text:p>99,6700000000001</text:p>
          </table:table-cell>
          <table:table-cell office:value-type="float" office:value="53.9300000000003" calcext:value-type="float">
            <text:p>53,9300000000003</text:p>
          </table:table-cell>
          <table:table-cell office:value-type="float" office:value="103.8" calcext:value-type="float">
            <text:p>103,8</text:p>
          </table:table-cell>
          <table:table-cell office:value-type="float" office:value="131.06" calcext:value-type="float">
            <text:p>131,06</text:p>
          </table:table-cell>
          <table:table-cell office:value-type="float" office:value="60.8900000000003" calcext:value-type="float">
            <text:p>60,8900000000003</text:p>
          </table:table-cell>
          <table:table-cell office:value-type="float" office:value="80.0199999999995" calcext:value-type="float">
            <text:p>80,0199999999995</text:p>
          </table:table-cell>
          <table:table-cell office:value-type="float" office:value="73.6500000000005" calcext:value-type="float">
            <text:p>73,6500000000005</text:p>
          </table:table-cell>
          <table:table-cell office:value-type="float" office:value="65.5299999999997" calcext:value-type="float">
            <text:p>65,5299999999997</text:p>
          </table:table-cell>
          <table:table-cell office:value-type="float" office:value="91.6199999999999" calcext:value-type="float">
            <text:p>91,6199999999999</text:p>
          </table:table-cell>
          <table:table-cell office:value-type="float" office:value="78.2799999999997" calcext:value-type="float">
            <text:p>78,2799999999997</text:p>
          </table:table-cell>
          <table:table-cell office:value-type="float" office:value="65.5300000000007" calcext:value-type="float">
            <text:p>65,5300000000007</text:p>
          </table:table-cell>
          <table:table-cell office:value-type="float" office:value="69" calcext:value-type="float">
            <text:p>69</text:p>
          </table:table-cell>
          <table:table-cell office:value-type="float" office:value="81.1800000000003" calcext:value-type="float">
            <text:p>81,1800000000003</text:p>
          </table:table-cell>
          <table:table-cell office:value-type="float" office:value="121.78" calcext:value-type="float">
            <text:p>121,78</text:p>
          </table:table-cell>
          <table:table-cell office:value-type="float" office:value="83.5100000000002" calcext:value-type="float">
            <text:p>83,5100000000002</text:p>
          </table:table-cell>
          <table:table-cell office:value-type="float" office:value="80.0200000000004" calcext:value-type="float">
            <text:p>80,0200000000004</text:p>
          </table:table-cell>
          <table:table-cell office:value-type="float" office:value="103.8" calcext:value-type="float">
            <text:p>103,8</text:p>
          </table:table-cell>
          <table:table-cell office:value-type="float" office:value="155.41" calcext:value-type="float">
            <text:p>155,41</text:p>
          </table:table-cell>
          <table:table-cell office:value-type="float" office:value="145.55" calcext:value-type="float">
            <text:p>145,55</text:p>
          </table:table-cell>
          <table:table-cell office:value-type="float" office:value="99.1599999999999" calcext:value-type="float">
            <text:p>99,1599999999999</text:p>
          </table:table-cell>
          <table:table-cell office:value-type="float" office:value="104.96" calcext:value-type="float">
            <text:p>104,96</text:p>
          </table:table-cell>
          <table:table-cell office:value-type="float" office:value="91.6199999999999" calcext:value-type="float">
            <text:p>91,6199999999999</text:p>
          </table:table-cell>
          <table:table-cell office:value-type="float" office:value="84.6899999999996" calcext:value-type="float">
            <text:p>84,6899999999996</text:p>
          </table:table-cell>
          <table:table-cell office:value-type="float" office:value="189.09" calcext:value-type="float">
            <text:p>189,09</text:p>
          </table:table-cell>
          <table:table-cell office:value-type="float" office:value="67.2799999999998" calcext:value-type="float">
            <text:p>67,2799999999998</text:p>
          </table:table-cell>
          <table:table-cell office:value-type="float" office:value="151.97" calcext:value-type="float">
            <text:p>151,97</text:p>
          </table:table-cell>
          <table:table-cell office:value-type="float" office:value="125.29" calcext:value-type="float">
            <text:p>125,29</text:p>
          </table:table-cell>
          <table:table-cell office:value-type="float" office:value="131.08" calcext:value-type="float">
            <text:p>131,08</text:p>
          </table:table-cell>
          <table:table-cell office:value-type="float" office:value="126.440000000001" calcext:value-type="float">
            <text:p>126,440000000001</text:p>
          </table:table-cell>
          <table:table-cell office:value-type="float" office:value="178.65" calcext:value-type="float">
            <text:p>178,65</text:p>
          </table:table-cell>
          <table:table-cell office:value-type="float" office:value="75.9799999999996" calcext:value-type="float">
            <text:p>75,9799999999996</text:p>
          </table:table-cell>
          <table:table-cell office:value-type="float" office:value="73.0800000000008" calcext:value-type="float">
            <text:p>73,0800000000008</text:p>
          </table:table-cell>
          <table:table-cell office:value-type="float" office:value="94.54" calcext:value-type="float">
            <text:p>94,54</text:p>
          </table:table-cell>
          <table:table-cell office:value-type="float" office:value="70.7600000000002" calcext:value-type="float">
            <text:p>70,7600000000002</text:p>
          </table:table-cell>
          <table:table-cell office:value-type="float" office:value="104.98" calcext:value-type="float">
            <text:p>104,98</text:p>
          </table:table-cell>
          <table:table-cell office:value-type="float" office:value="73.6599999999999" calcext:value-type="float">
            <text:p>73,6599999999999</text:p>
          </table:table-cell>
          <table:table-cell office:value-type="float" office:value="89.3299999999999" calcext:value-type="float">
            <text:p>89,3299999999999</text:p>
          </table:table-cell>
          <table:table-cell office:value-type="float" office:value="107.89" calcext:value-type="float">
            <text:p>107,89</text:p>
          </table:table-cell>
          <table:table-cell office:value-type="float" office:value="93.9599999999991" calcext:value-type="float">
            <text:p>93,9599999999991</text:p>
          </table:table-cell>
          <table:table-cell office:value-type="float" office:value="118.91" calcext:value-type="float">
            <text:p>118,91</text:p>
          </table:table-cell>
          <table:table-cell office:value-type="float" office:value="104.41" calcext:value-type="float">
            <text:p>104,41</text:p>
          </table:table-cell>
          <table:table-cell office:value-type="float" office:value="138.05" calcext:value-type="float">
            <text:p>138,05</text:p>
          </table:table-cell>
          <table:table-cell office:value-type="float" office:value="109.04" calcext:value-type="float">
            <text:p>109,04</text:p>
          </table:table-cell>
          <table:table-cell office:value-type="float" office:value="162.41" calcext:value-type="float">
            <text:p>162,41</text:p>
          </table:table-cell>
          <table:table-cell office:value-type="float" office:value="89.8999999999996" calcext:value-type="float">
            <text:p>89,8999999999996</text:p>
          </table:table-cell>
          <table:table-cell office:value-type="float" office:value="142.099999999999" calcext:value-type="float">
            <text:p>142,099999999999</text:p>
          </table:table-cell>
          <table:table-cell office:value-type="float" office:value="127.02" calcext:value-type="float">
            <text:p>127,02</text:p>
          </table:table-cell>
          <table:table-cell office:value-type="float" office:value="64.96" calcext:value-type="float">
            <text:p>64,96</text:p>
          </table:table-cell>
          <table:table-cell office:value-type="float" office:value="91.6399999999994" calcext:value-type="float">
            <text:p>91,6399999999994</text:p>
          </table:table-cell>
          <table:table-cell office:value-type="float" office:value="156.030000000001" calcext:value-type="float">
            <text:p>156,030000000001</text:p>
          </table:table-cell>
          <table:table-cell office:value-type="float" office:value="146.75" calcext:value-type="float">
            <text:p>146,75</text:p>
          </table:table-cell>
          <table:table-cell office:value-type="float" office:value="110.79" calcext:value-type="float">
            <text:p>110,79</text:p>
          </table:table-cell>
          <table:table-cell office:value-type="float" office:value="121.23" calcext:value-type="float">
            <text:p>121,23</text:p>
          </table:table-cell>
          <table:table-cell office:value-type="float" office:value="96.2799999999998" calcext:value-type="float">
            <text:p>96,2799999999998</text:p>
          </table:table-cell>
          <table:table-cell office:value-type="float" office:value="85.2699999999995" calcext:value-type="float">
            <text:p>85,2699999999995</text:p>
          </table:table-cell>
          <table:table-cell office:value-type="float" office:value="107.3" calcext:value-type="float">
            <text:p>107,3</text:p>
          </table:table-cell>
          <table:table-cell office:value-type="float" office:value="105.56" calcext:value-type="float">
            <text:p>105,56</text:p>
          </table:table-cell>
          <table:table-cell office:value-type="float" office:value="160.08" calcext:value-type="float">
            <text:p>160,08</text:p>
          </table:table-cell>
          <table:table-cell office:value-type="float" office:value="116.009999999999" calcext:value-type="float">
            <text:p>116,009999999999</text:p>
          </table:table-cell>
          <table:table-cell office:value-type="float" office:value="58.5899999999992" calcext:value-type="float">
            <text:p>58,5899999999992</text:p>
          </table:table-cell>
          <table:table-cell office:value-type="float" office:value="100.92" calcext:value-type="float">
            <text:p>100,92</text:p>
          </table:table-cell>
          <table:table-cell office:value-type="float" office:value="118.91" calcext:value-type="float">
            <text:p>118,91</text:p>
          </table:table-cell>
          <table:table-cell office:value-type="float" office:value="144.42" calcext:value-type="float">
            <text:p>144,42</text:p>
          </table:table-cell>
          <table:table-cell office:value-type="float" office:value="76.5699999999997" calcext:value-type="float">
            <text:p>76,5699999999997</text:p>
          </table:table-cell>
          <table:table-cell office:value-type="float" office:value="83.0099999999993" calcext:value-type="float">
            <text:p>83,0099999999993</text:p>
          </table:table-cell>
          <table:table-cell table:number-columns-repeated="2" office:value-type="float" office:value="79.5200000000004" calcext:value-type="float">
            <text:p>79,5200000000004</text:p>
          </table:table-cell>
          <table:table-cell office:value-type="float" office:value="94.6100000000006" calcext:value-type="float">
            <text:p>94,6100000000006</text:p>
          </table:table-cell>
          <table:table-cell office:value-type="float" office:value="107.96" calcext:value-type="float">
            <text:p>107,96</text:p>
          </table:table-cell>
          <table:table-cell office:value-type="float" office:value="118.41" calcext:value-type="float">
            <text:p>118,41</text:p>
          </table:table-cell>
          <table:table-cell office:value-type="float" office:value="138.150000000001" calcext:value-type="float">
            <text:p>138,150000000001</text:p>
          </table:table-cell>
          <table:table-cell office:value-type="float" office:value="168.33" calcext:value-type="float">
            <text:p>168,33</text:p>
          </table:table-cell>
          <table:table-cell office:value-type="float" office:value="74.2999999999993" calcext:value-type="float">
            <text:p>74,2999999999993</text:p>
          </table:table-cell>
          <table:table-cell office:value-type="float" office:value="87.6499999999996" calcext:value-type="float">
            <text:p>87,6499999999996</text:p>
          </table:table-cell>
          <table:table-cell office:value-type="float" office:value="99.8299999999999" calcext:value-type="float">
            <text:p>99,8299999999999</text:p>
          </table:table-cell>
          <table:table-cell office:value-type="float" office:value="114.349999999999" calcext:value-type="float">
            <text:p>114,349999999999</text:p>
          </table:table-cell>
          <table:table-cell office:value-type="float" office:value="142.78" calcext:value-type="float">
            <text:p>142,78</text:p>
          </table:table-cell>
          <table:table-cell office:value-type="float" office:value="115.5" calcext:value-type="float">
            <text:p>115,5</text:p>
          </table:table-cell>
          <table:table-cell office:value-type="float" office:value="95.7700000000004" calcext:value-type="float">
            <text:p>95,7700000000004</text:p>
          </table:table-cell>
          <table:table-cell office:value-type="float" office:value="153.81" calcext:value-type="float">
            <text:p>153,81</text:p>
          </table:table-cell>
          <table:table-cell office:value-type="float" office:value="88.2200000000003" calcext:value-type="float">
            <text:p>88,2200000000003</text:p>
          </table:table-cell>
          <table:table-cell office:value-type="float" office:value="131.179999999999" calcext:value-type="float">
            <text:p>131,179999999999</text:p>
          </table:table-cell>
          <table:table-cell office:value-type="float" office:value="112.599999999999" calcext:value-type="float">
            <text:p>112,599999999999</text:p>
          </table:table-cell>
          <table:table-cell office:value-type="float" office:value="88.2199999999994" calcext:value-type="float">
            <text:p>88,2199999999994</text:p>
          </table:table-cell>
          <table:table-cell office:value-type="float" office:value="125.959999999999" calcext:value-type="float">
            <text:p>125,959999999999</text:p>
          </table:table-cell>
          <table:table-cell office:value-type="float" office:value="204.89" calcext:value-type="float">
            <text:p>204,89</text:p>
          </table:table-cell>
          <table:table-cell office:value-type="float" office:value="119.57" calcext:value-type="float">
            <text:p>119,57</text:p>
          </table:table-cell>
          <table:table-cell office:value-type="float" office:value="96.3200000000006" calcext:value-type="float">
            <text:p>96,3200000000006</text:p>
          </table:table-cell>
          <table:table-cell office:value-type="float" office:value="145.05" calcext:value-type="float">
            <text:p>145,05</text:p>
          </table:table-cell>
          <table:table-cell office:value-type="float" office:value="139.25" calcext:value-type="float">
            <text:p>139,25</text:p>
          </table:table-cell>
          <table:table-cell office:value-type="float" office:value="219.33" calcext:value-type="float">
            <text:p>219,33</text:p>
          </table:table-cell>
          <table:table-cell office:value-type="float" office:value="107.92" calcext:value-type="float">
            <text:p>107,92</text:p>
          </table:table-cell>
          <table:table-cell office:value-type="float" office:value="115.46" calcext:value-type="float">
            <text:p>115,46</text:p>
          </table:table-cell>
          <table:table-cell office:value-type="float" office:value="107.34" calcext:value-type="float">
            <text:p>107,34</text:p>
          </table:table-cell>
          <table:table-cell office:value-type="float" office:value="111.4" calcext:value-type="float">
            <text:p>111,4</text:p>
          </table:table-cell>
          <table:table-cell office:value-type="float" office:value="104.44" calcext:value-type="float">
            <text:p>104,44</text:p>
          </table:table-cell>
          <table:table-cell office:value-type="float" office:value="239.040000000001" calcext:value-type="float">
            <text:p>239,040000000001</text:p>
          </table:table-cell>
          <table:table-cell office:value-type="float" office:value="170" calcext:value-type="float">
            <text:p>170</text:p>
          </table:table-cell>
          <table:table-cell office:value-type="float" office:value="128.219999999999" calcext:value-type="float">
            <text:p>128,219999999999</text:p>
          </table:table-cell>
          <table:table-cell office:value-type="float" office:value="163.62" calcext:value-type="float">
            <text:p>163,62</text:p>
          </table:table-cell>
          <table:table-cell office:value-type="float" office:value="102.12" calcext:value-type="float">
            <text:p>102,12</text:p>
          </table:table-cell>
          <table:table-cell office:value-type="float" office:value="183.93" calcext:value-type="float">
            <text:p>183,93</text:p>
          </table:table-cell>
          <table:table-cell office:value-type="float" office:value="168.84" calcext:value-type="float">
            <text:p>168,84</text:p>
          </table:table-cell>
          <table:table-cell office:value-type="float" office:value="135.77" calcext:value-type="float">
            <text:p>135,77</text:p>
          </table:table-cell>
          <table:table-cell office:value-type="float" office:value="228.610000000001" calcext:value-type="float">
            <text:p>228,610000000001</text:p>
          </table:table-cell>
          <table:table-cell office:value-type="float" office:value="162.46" calcext:value-type="float">
            <text:p>162,46</text:p>
          </table:table-cell>
          <table:table-cell office:value-type="float" office:value="126.49" calcext:value-type="float">
            <text:p>126,49</text:p>
          </table:table-cell>
          <table:table-cell office:value-type="float" office:value="166.52" calcext:value-type="float">
            <text:p>166,52</text:p>
          </table:table-cell>
          <table:table-cell office:value-type="float" office:value="151.13" calcext:value-type="float">
            <text:p>151,13</text:p>
          </table:table-cell>
          <table:table-cell office:value-type="float" office:value="105.21" calcext:value-type="float">
            <text:p>105,21</text:p>
          </table:table-cell>
          <table:table-cell office:value-type="float" office:value="79.6400000000003" calcext:value-type="float">
            <text:p>79,6400000000003</text:p>
          </table:table-cell>
          <table:table-cell office:value-type="float" office:value="112.77" calcext:value-type="float">
            <text:p>112,77</text:p>
          </table:table-cell>
          <table:table-cell office:value-type="float" office:value="119.17" calcext:value-type="float">
            <text:p>119,17</text:p>
          </table:table-cell>
          <table:table-cell office:value-type="float" office:value="184.85" calcext:value-type="float">
            <text:p>184,85</text:p>
          </table:table-cell>
          <table:table-cell office:value-type="float" office:value="98.2400000000007" calcext:value-type="float">
            <text:p>98,2400000000007</text:p>
          </table:table-cell>
          <table:table-cell office:value-type="float" office:value="100.56" calcext:value-type="float">
            <text:p>100,56</text:p>
          </table:table-cell>
          <table:table-cell office:value-type="float" office:value="128.47" calcext:value-type="float">
            <text:p>128,47</text:p>
          </table:table-cell>
          <table:table-cell office:value-type="float" office:value="136.6" calcext:value-type="float">
            <text:p>136,6</text:p>
          </table:table-cell>
          <table:table-cell office:value-type="float" office:value="196.48" calcext:value-type="float">
            <text:p>196,48</text:p>
          </table:table-cell>
          <table:table-cell office:value-type="float" office:value="147.070000000001" calcext:value-type="float">
            <text:p>147,070000000001</text:p>
          </table:table-cell>
          <table:table-cell office:value-type="float" office:value="177.29" calcext:value-type="float">
            <text:p>177,29</text:p>
          </table:table-cell>
          <table:table-cell office:value-type="float" office:value="88.3599999999997" calcext:value-type="float">
            <text:p>88,3599999999997</text:p>
          </table:table-cell>
          <table:table-cell office:value-type="float" office:value="128.46" calcext:value-type="float">
            <text:p>128,46</text:p>
          </table:table-cell>
          <table:table-cell office:value-type="float" office:value="155.2" calcext:value-type="float">
            <text:p>155,2</text:p>
          </table:table-cell>
          <table:table-cell office:value-type="float" office:value="145.91" calcext:value-type="float">
            <text:p>145,91</text:p>
          </table:table-cell>
          <table:table-cell office:value-type="float" office:value="142.41" calcext:value-type="float">
            <text:p>142,41</text:p>
          </table:table-cell>
          <table:table-cell office:value-type="float" office:value="115.68" calcext:value-type="float">
            <text:p>115,68</text:p>
          </table:table-cell>
          <table:table-cell office:value-type="float" office:value="185.429999999999" calcext:value-type="float">
            <text:p>185,429999999999</text:p>
          </table:table-cell>
          <table:table-cell office:value-type="float" office:value="225.29" calcext:value-type="float">
            <text:p>225,29</text:p>
          </table:table-cell>
          <table:table-cell office:value-type="float" office:value="176.389999999999" calcext:value-type="float">
            <text:p>176,389999999999</text:p>
          </table:table-cell>
          <table:table-cell office:value-type="float" office:value="225.29" calcext:value-type="float">
            <text:p>225,29</text:p>
          </table:table-cell>
          <table:table-cell office:value-type="float" office:value="226.46" calcext:value-type="float">
            <text:p>226,46</text:p>
          </table:table-cell>
          <table:table-cell office:value-type="float" office:value="181.05" calcext:value-type="float">
            <text:p>181,05</text:p>
          </table:table-cell>
          <table:table-cell office:value-type="float" office:value="188.04" calcext:value-type="float">
            <text:p>188,04</text:p>
          </table:table-cell>
          <table:table-cell office:value-type="float" office:value="64.04" calcext:value-type="float">
            <text:p>64,04</text:p>
          </table:table-cell>
          <table:table-cell office:value-type="float" office:value="79.7600000000002" calcext:value-type="float">
            <text:p>79,7600000000002</text:p>
          </table:table-cell>
          <table:table-cell office:value-type="float" office:value="77.4299999999994" calcext:value-type="float">
            <text:p>77,4299999999994</text:p>
          </table:table-cell>
          <table:table-cell office:value-type="float" office:value="61.1300000000001" calcext:value-type="float">
            <text:p>61,1300000000001</text:p>
          </table:table-cell>
          <table:table-cell office:value-type="float" office:value="74.5199999999995" calcext:value-type="float">
            <text:p>74,5199999999995</text:p>
          </table:table-cell>
          <table:table-cell table:number-columns-repeated="2" office:value-type="float" office:value="120.51" calcext:value-type="float">
            <text:p>120,51</text:p>
          </table:table-cell>
          <table:table-cell office:value-type="float" office:value="159.51" calcext:value-type="float">
            <text:p>159,51</text:p>
          </table:table-cell>
          <table:table-cell office:value-type="float" office:value="80.3400000000002" calcext:value-type="float">
            <text:p>80,3400000000002</text:p>
          </table:table-cell>
          <table:table-cell office:value-type="float" office:value="100.71" calcext:value-type="float">
            <text:p>100,71</text:p>
          </table:table-cell>
          <table:table-cell office:value-type="float" office:value="101.88" calcext:value-type="float">
            <text:p>101,88</text:p>
          </table:table-cell>
          <table:table-cell office:value-type="float" office:value="72.1900000000005" calcext:value-type="float">
            <text:p>72,1900000000005</text:p>
          </table:table-cell>
          <table:table-cell office:value-type="float" office:value="62.3000000000002" calcext:value-type="float">
            <text:p>62,3000000000002</text:p>
          </table:table-cell>
          <table:table-cell office:value-type="float" office:value="52.3900000000003" calcext:value-type="float">
            <text:p>52,3900000000003</text:p>
          </table:table-cell>
          <table:table-cell office:value-type="float" office:value="100.860000000001" calcext:value-type="float">
            <text:p>100,860000000001</text:p>
          </table:table-cell>
          <table:table-cell office:value-type="float" office:value="97.3600000000006" calcext:value-type="float">
            <text:p>97,3600000000006</text:p>
          </table:table-cell>
          <table:table-cell office:value-type="float" office:value="107.27" calcext:value-type="float">
            <text:p>107,27</text:p>
          </table:table-cell>
          <table:table-cell office:value-type="float" office:value="158.57" calcext:value-type="float">
            <text:p>158,57</text:p>
          </table:table-cell>
          <table:table-cell office:value-type="float" office:value="73.46" calcext:value-type="float">
            <text:p>73,46</text:p>
          </table:table-cell>
          <table:table-cell office:value-type="float" office:value="166.150000000001" calcext:value-type="float">
            <text:p>166,150000000001</text:p>
          </table:table-cell>
          <table:table-cell office:value-type="float" office:value="100.27" calcext:value-type="float">
            <text:p>100,27</text:p>
          </table:table-cell>
          <table:table-cell office:value-type="float" office:value="166.16" calcext:value-type="float">
            <text:p>166,16</text:p>
          </table:table-cell>
          <table:table-cell office:value-type="float" office:value="234.37" calcext:value-type="float">
            <text:p>234,37</text:p>
          </table:table-cell>
          <table:table-cell office:value-type="float" office:value="148.66" calcext:value-type="float">
            <text:p>148,66</text:p>
          </table:table-cell>
          <table:table-cell office:value-type="float" office:value="220.37" calcext:value-type="float">
            <text:p>220,37</text:p>
          </table:table-cell>
          <table:table-cell office:value-type="float" office:value="275.759999999999" calcext:value-type="float">
            <text:p>275,759999999999</text:p>
          </table:table-cell>
          <table:table-cell office:value-type="float" office:value="324.73" calcext:value-type="float">
            <text:p>324,73</text:p>
          </table:table-cell>
          <table:table-cell office:value-type="float" office:value="202.3" calcext:value-type="float">
            <text:p>202,3</text:p>
          </table:table-cell>
          <table:table-cell office:value-type="float" office:value="60.0499999999993" calcext:value-type="float">
            <text:p>60,0499999999993</text:p>
          </table:table-cell>
          <table:table-cell office:value-type="float" office:value="99.6899999999996" calcext:value-type="float">
            <text:p>99,6899999999996</text:p>
          </table:table-cell>
          <table:table-cell office:value-type="float" office:value="70.5500000000002" calcext:value-type="float">
            <text:p>70,5500000000002</text:p>
          </table:table-cell>
          <table:table-cell office:value-type="float" office:value="92.1199999999999" calcext:value-type="float">
            <text:p>92,1199999999999</text:p>
          </table:table-cell>
          <table:table-cell office:value-type="float" office:value="99.1099999999997" calcext:value-type="float">
            <text:p>99,1099999999997</text:p>
          </table:table-cell>
          <table:table-cell office:value-type="float" office:value="76.3699999999999" calcext:value-type="float">
            <text:p>76,3699999999999</text:p>
          </table:table-cell>
          <table:table-cell office:value-type="float" office:value="43.7200000000003" calcext:value-type="float">
            <text:p>43,7200000000003</text:p>
          </table:table-cell>
          <table:table-cell office:value-type="float" office:value="57.1300000000001" calcext:value-type="float">
            <text:p>57,1300000000001</text:p>
          </table:table-cell>
          <table:table-cell office:value-type="float" office:value="62.5200000000004" calcext:value-type="float">
            <text:p>62,5200000000004</text:p>
          </table:table-cell>
          <table:table-cell office:value-type="float" office:value="59.0100000000002" calcext:value-type="float">
            <text:p>59,0100000000002</text:p>
          </table:table-cell>
          <table:table-cell office:value-type="float" office:value="42.0699999999997" calcext:value-type="float">
            <text:p>42,0699999999997</text:p>
          </table:table-cell>
          <table:table-cell office:value-type="float" office:value="47.3299999999999" calcext:value-type="float">
            <text:p>47,3299999999999</text:p>
          </table:table-cell>
          <table:table-cell office:value-type="float" office:value="20.4499999999998" calcext:value-type="float">
            <text:p>20,4499999999998</text:p>
          </table:table-cell>
          <table:table-cell office:value-type="float" office:value="30.9700000000003" calcext:value-type="float">
            <text:p>30,9700000000003</text:p>
          </table:table-cell>
          <table:table-cell office:value-type="float" office:value="33.3000000000002" calcext:value-type="float">
            <text:p>33,3000000000002</text:p>
          </table:table-cell>
          <table:table-cell office:value-type="float" office:value="50.8299999999999" calcext:value-type="float">
            <text:p>50,8299999999999</text:p>
          </table:table-cell>
          <table:table-cell office:value-type="float" office:value="86.4799999999996" calcext:value-type="float">
            <text:p>86,4799999999996</text:p>
          </table:table-cell>
          <table:table-cell office:value-type="float" office:value="37.9799999999996" calcext:value-type="float">
            <text:p>37,9799999999996</text:p>
          </table:table-cell>
          <table:table-cell office:value-type="float" office:value="50.25" calcext:value-type="float">
            <text:p>50,25</text:p>
          </table:table-cell>
          <table:table-cell office:value-type="float" office:value="29.21" calcext:value-type="float">
            <text:p>29,21</text:p>
          </table:table-cell>
          <table:table-cell office:value-type="float" office:value="43.2399999999998" calcext:value-type="float">
            <text:p>43,2399999999998</text:p>
          </table:table-cell>
          <table:table-cell office:value-type="float" office:value="90.5699999999997" calcext:value-type="float">
            <text:p>90,5699999999997</text:p>
          </table:table-cell>
          <table:table-cell office:value-type="float" office:value="39.1400000000003" calcext:value-type="float">
            <text:p>39,1400000000003</text:p>
          </table:table-cell>
          <table:table-cell office:value-type="float" office:value="45.5700000000006" calcext:value-type="float">
            <text:p>45,5700000000006</text:p>
          </table:table-cell>
          <table:table-cell office:value-type="float" office:value="50.8299999999999" calcext:value-type="float">
            <text:p>50,8299999999999</text:p>
          </table:table-cell>
          <table:table-cell office:value-type="float" office:value="50.25" calcext:value-type="float">
            <text:p>50,25</text:p>
          </table:table-cell>
          <table:table-cell office:value-type="float" office:value="39.7799999999997" calcext:value-type="float">
            <text:p>39,7799999999997</text:p>
          </table:table-cell>
          <table:table-cell office:value-type="float" office:value="59.0799999999999" calcext:value-type="float">
            <text:p>59,0799999999999</text:p>
          </table:table-cell>
          <table:table-cell office:value-type="float" office:value="33.3400000000001" calcext:value-type="float">
            <text:p>33,3400000000001</text:p>
          </table:table-cell>
          <table:table-cell office:value-type="float" office:value="35.6799999999994" calcext:value-type="float">
            <text:p>35,6799999999994</text:p>
          </table:table-cell>
          <table:table-cell office:value-type="float" office:value="31" calcext:value-type="float">
            <text:p>31</text:p>
          </table:table-cell>
          <table:table-cell office:value-type="float" office:value="39.7699999999995" calcext:value-type="float">
            <text:p>39,7699999999995</text:p>
          </table:table-cell>
          <table:table-cell office:value-type="float" office:value="38.0199999999995" calcext:value-type="float">
            <text:p>38,0199999999995</text:p>
          </table:table-cell>
          <table:table-cell office:value-type="float" office:value="40.3599999999997" calcext:value-type="float">
            <text:p>40,3599999999997</text:p>
          </table:table-cell>
          <table:table-cell office:value-type="float" office:value="33.9300000000003" calcext:value-type="float">
            <text:p>33,9300000000003</text:p>
          </table:table-cell>
          <table:table-cell office:value-type="float" office:value="39.1899999999996" calcext:value-type="float">
            <text:p>39,1899999999996</text:p>
          </table:table-cell>
          <table:table-cell office:value-type="float" office:value="47.3700000000008" calcext:value-type="float">
            <text:p>47,3700000000008</text:p>
          </table:table-cell>
          <table:table-cell office:value-type="float" office:value="55.5700000000006" calcext:value-type="float">
            <text:p>55,5700000000006</text:p>
          </table:table-cell>
          <table:table-cell office:value-type="float" office:value="46.8000000000002" calcext:value-type="float">
            <text:p>46,8000000000002</text:p>
          </table:table-cell>
          <table:table-cell office:value-type="float" office:value="67.8499999999995" calcext:value-type="float">
            <text:p>67,8499999999995</text:p>
          </table:table-cell>
          <table:table-cell office:value-type="float" office:value="50.3100000000004" calcext:value-type="float">
            <text:p>50,3100000000004</text:p>
          </table:table-cell>
          <table:table-cell office:value-type="float" office:value="41.5299999999998" calcext:value-type="float">
            <text:p>41,5299999999998</text:p>
          </table:table-cell>
          <table:table-cell office:value-type="float" office:value="44.4499999999998" calcext:value-type="float">
            <text:p>44,4499999999998</text:p>
          </table:table-cell>
          <table:table-cell office:value-type="float" office:value="43.8700000000008" calcext:value-type="float">
            <text:p>43,8700000000008</text:p>
          </table:table-cell>
          <table:table-cell office:value-type="float" office:value="32.1700000000001" calcext:value-type="float">
            <text:p>32,1700000000001</text:p>
          </table:table-cell>
          <table:table-cell office:value-type="float" office:value="44.46" calcext:value-type="float">
            <text:p>44,46</text:p>
          </table:table-cell>
          <table:table-cell office:value-type="float" office:value="43.8699999999999" calcext:value-type="float">
            <text:p>43,8699999999999</text:p>
          </table:table-cell>
          <table:table-cell/>
        </table:table-row>
        <table:table-row table:style-name="ro1">
          <table:table-cell/>
          <table:table-cell table:style-name="ce2" office:value-type="date" office:date-value="2023-02-27" calcext:value-type="date">
            <text:p>27/02/23</text:p>
          </table:table-cell>
          <table:table-cell office:value-type="float" office:value="5244.05" calcext:value-type="float">
            <text:p>5244,05</text:p>
          </table:table-cell>
          <table:table-cell office:value-type="float" office:value="5201.82" calcext:value-type="float">
            <text:p>5201,82</text:p>
          </table:table-cell>
          <table:table-cell table:formula="of:=[.C7]-[.D7]" office:value-type="float" office:value="42.2300000000005" calcext:value-type="float">
            <text:p>42,2300000000005</text:p>
          </table:table-cell>
          <table:table-cell/>
          <table:table-cell table:style-name="Default" table:number-columns-repeated="251"/>
        </table:table-row>
        <table:table-row table:style-name="ro1">
          <table:table-cell/>
          <table:table-cell table:style-name="ce2" office:value-type="date" office:date-value="2023-02-24" calcext:value-type="date">
            <text:p>24/02/23</text:p>
          </table:table-cell>
          <table:table-cell office:value-type="float" office:value="5249.08" calcext:value-type="float">
            <text:p>5249,08</text:p>
          </table:table-cell>
          <table:table-cell office:value-type="float" office:value="5180.7" calcext:value-type="float">
            <text:p>5180,7</text:p>
          </table:table-cell>
          <table:table-cell table:formula="of:=[.C8]-[.D8]" office:value-type="float" office:value="68.3800000000001" calcext:value-type="float">
            <text:p>68,3800000000001</text:p>
          </table:table-cell>
          <table:table-cell/>
          <table:table-cell table:style-name="Default"/>
          <table:table-cell table:style-name="ce2" office:value-type="date" office:date-value="2021-12-30" calcext:value-type="date">
            <text:p>30/12/21</text:p>
          </table:table-cell>
          <table:table-cell table:style-name="ce2" office:value-type="date" office:date-value="2021-12-29" calcext:value-type="date">
            <text:p>29/12/21</text:p>
          </table:table-cell>
          <table:table-cell table:style-name="ce2" office:value-type="date" office:date-value="2021-12-28" calcext:value-type="date">
            <text:p>28/12/21</text:p>
          </table:table-cell>
          <table:table-cell table:style-name="ce2" office:value-type="date" office:date-value="2021-12-27" calcext:value-type="date">
            <text:p>27/12/21</text:p>
          </table:table-cell>
          <table:table-cell table:style-name="ce2" office:value-type="date" office:date-value="2021-12-23" calcext:value-type="date">
            <text:p>23/12/21</text:p>
          </table:table-cell>
          <table:table-cell table:style-name="ce2" office:value-type="date" office:date-value="2021-12-22" calcext:value-type="date">
            <text:p>22/12/21</text:p>
          </table:table-cell>
          <table:table-cell table:style-name="ce2" office:value-type="date" office:date-value="2021-12-21" calcext:value-type="date">
            <text:p>21/12/21</text:p>
          </table:table-cell>
          <table:table-cell table:style-name="ce2" office:value-type="date" office:date-value="2021-12-20" calcext:value-type="date">
            <text:p>20/12/21</text:p>
          </table:table-cell>
          <table:table-cell table:style-name="ce2" office:value-type="date" office:date-value="2021-12-17" calcext:value-type="date">
            <text:p>17/12/21</text:p>
          </table:table-cell>
          <table:table-cell table:style-name="ce2" office:value-type="date" office:date-value="2021-12-16" calcext:value-type="date">
            <text:p>16/12/21</text:p>
          </table:table-cell>
          <table:table-cell table:style-name="ce2" office:value-type="date" office:date-value="2021-12-15" calcext:value-type="date">
            <text:p>15/12/21</text:p>
          </table:table-cell>
          <table:table-cell table:style-name="ce2" office:value-type="date" office:date-value="2021-12-14" calcext:value-type="date">
            <text:p>14/12/21</text:p>
          </table:table-cell>
          <table:table-cell table:style-name="ce2" office:value-type="date" office:date-value="2021-12-13" calcext:value-type="date">
            <text:p>13/12/21</text:p>
          </table:table-cell>
          <table:table-cell table:style-name="ce2" office:value-type="date" office:date-value="2021-12-10" calcext:value-type="date">
            <text:p>10/12/21</text:p>
          </table:table-cell>
          <table:table-cell table:style-name="ce2" office:value-type="date" office:date-value="2021-12-09" calcext:value-type="date">
            <text:p>09/12/21</text:p>
          </table:table-cell>
          <table:table-cell table:style-name="ce2" office:value-type="date" office:date-value="2021-12-08" calcext:value-type="date">
            <text:p>08/12/21</text:p>
          </table:table-cell>
          <table:table-cell table:style-name="ce2" office:value-type="date" office:date-value="2021-12-07" calcext:value-type="date">
            <text:p>07/12/21</text:p>
          </table:table-cell>
          <table:table-cell table:style-name="ce2" office:value-type="date" office:date-value="2021-12-06" calcext:value-type="date">
            <text:p>06/12/21</text:p>
          </table:table-cell>
          <table:table-cell table:style-name="ce2" office:value-type="date" office:date-value="2021-12-03" calcext:value-type="date">
            <text:p>03/12/21</text:p>
          </table:table-cell>
          <table:table-cell table:style-name="ce2" office:value-type="date" office:date-value="2021-12-02" calcext:value-type="date">
            <text:p>02/12/21</text:p>
          </table:table-cell>
          <table:table-cell table:style-name="ce2" office:value-type="date" office:date-value="2021-12-01" calcext:value-type="date">
            <text:p>01/12/21</text:p>
          </table:table-cell>
          <table:table-cell table:style-name="ce2" office:value-type="date" office:date-value="2021-11-30" calcext:value-type="date">
            <text:p>30/11/21</text:p>
          </table:table-cell>
          <table:table-cell table:style-name="ce2" office:value-type="date" office:date-value="2021-11-29" calcext:value-type="date">
            <text:p>29/11/21</text:p>
          </table:table-cell>
          <table:table-cell table:style-name="ce2" office:value-type="date" office:date-value="2021-11-26" calcext:value-type="date">
            <text:p>26/11/21</text:p>
          </table:table-cell>
          <table:table-cell table:style-name="ce2" office:value-type="date" office:date-value="2021-11-25" calcext:value-type="date">
            <text:p>25/11/21</text:p>
          </table:table-cell>
          <table:table-cell table:style-name="ce2" office:value-type="date" office:date-value="2021-11-24" calcext:value-type="date">
            <text:p>24/11/21</text:p>
          </table:table-cell>
          <table:table-cell table:style-name="ce2" office:value-type="date" office:date-value="2021-11-23" calcext:value-type="date">
            <text:p>23/11/21</text:p>
          </table:table-cell>
          <table:table-cell table:style-name="ce2" office:value-type="date" office:date-value="2021-11-22" calcext:value-type="date">
            <text:p>22/11/21</text:p>
          </table:table-cell>
          <table:table-cell table:style-name="ce2" office:value-type="date" office:date-value="2021-11-19" calcext:value-type="date">
            <text:p>19/11/21</text:p>
          </table:table-cell>
          <table:table-cell table:style-name="ce2" office:value-type="date" office:date-value="2021-11-18" calcext:value-type="date">
            <text:p>18/11/21</text:p>
          </table:table-cell>
          <table:table-cell table:style-name="ce2" office:value-type="date" office:date-value="2021-11-17" calcext:value-type="date">
            <text:p>17/11/21</text:p>
          </table:table-cell>
          <table:table-cell table:style-name="ce2" office:value-type="date" office:date-value="2021-11-16" calcext:value-type="date">
            <text:p>16/11/21</text:p>
          </table:table-cell>
          <table:table-cell table:style-name="ce2" office:value-type="date" office:date-value="2021-11-12" calcext:value-type="date">
            <text:p>12/11/21</text:p>
          </table:table-cell>
          <table:table-cell table:style-name="ce2" office:value-type="date" office:date-value="2021-11-11" calcext:value-type="date">
            <text:p>11/11/21</text:p>
          </table:table-cell>
          <table:table-cell table:style-name="ce2" office:value-type="date" office:date-value="2021-11-10" calcext:value-type="date">
            <text:p>10/11/21</text:p>
          </table:table-cell>
          <table:table-cell table:style-name="ce2" office:value-type="date" office:date-value="2021-11-09" calcext:value-type="date">
            <text:p>09/11/21</text:p>
          </table:table-cell>
          <table:table-cell table:style-name="ce2" office:value-type="date" office:date-value="2021-11-08" calcext:value-type="date">
            <text:p>08/11/21</text:p>
          </table:table-cell>
          <table:table-cell table:style-name="ce2" office:value-type="date" office:date-value="2021-11-05" calcext:value-type="date">
            <text:p>05/11/21</text:p>
          </table:table-cell>
          <table:table-cell table:style-name="ce2" office:value-type="date" office:date-value="2021-11-04" calcext:value-type="date">
            <text:p>04/11/21</text:p>
          </table:table-cell>
          <table:table-cell table:style-name="ce2" office:value-type="date" office:date-value="2021-11-03" calcext:value-type="date">
            <text:p>03/11/21</text:p>
          </table:table-cell>
          <table:table-cell table:style-name="ce2" office:value-type="date" office:date-value="2021-11-01" calcext:value-type="date">
            <text:p>01/11/21</text:p>
          </table:table-cell>
          <table:table-cell table:style-name="ce2" office:value-type="date" office:date-value="2021-10-29" calcext:value-type="date">
            <text:p>29/10/21</text:p>
          </table:table-cell>
          <table:table-cell table:style-name="ce2" office:value-type="date" office:date-value="2021-10-28" calcext:value-type="date">
            <text:p>28/10/21</text:p>
          </table:table-cell>
          <table:table-cell table:style-name="ce2" office:value-type="date" office:date-value="2021-10-27" calcext:value-type="date">
            <text:p>27/10/21</text:p>
          </table:table-cell>
          <table:table-cell table:style-name="ce2" office:value-type="date" office:date-value="2021-10-26" calcext:value-type="date">
            <text:p>26/10/21</text:p>
          </table:table-cell>
          <table:table-cell table:style-name="ce2" office:value-type="date" office:date-value="2021-10-25" calcext:value-type="date">
            <text:p>25/10/21</text:p>
          </table:table-cell>
          <table:table-cell table:style-name="ce2" office:value-type="date" office:date-value="2021-10-22" calcext:value-type="date">
            <text:p>22/10/21</text:p>
          </table:table-cell>
          <table:table-cell table:style-name="ce2" office:value-type="date" office:date-value="2021-10-21" calcext:value-type="date">
            <text:p>21/10/21</text:p>
          </table:table-cell>
          <table:table-cell table:style-name="ce2" office:value-type="date" office:date-value="2021-10-20" calcext:value-type="date">
            <text:p>20/10/21</text:p>
          </table:table-cell>
          <table:table-cell table:style-name="ce2" office:value-type="date" office:date-value="2021-10-19" calcext:value-type="date">
            <text:p>19/10/21</text:p>
          </table:table-cell>
          <table:table-cell table:style-name="ce2" office:value-type="date" office:date-value="2021-10-18" calcext:value-type="date">
            <text:p>18/10/21</text:p>
          </table:table-cell>
          <table:table-cell table:style-name="ce2" office:value-type="date" office:date-value="2021-10-15" calcext:value-type="date">
            <text:p>15/10/21</text:p>
          </table:table-cell>
          <table:table-cell table:style-name="ce2" office:value-type="date" office:date-value="2021-10-14" calcext:value-type="date">
            <text:p>14/10/21</text:p>
          </table:table-cell>
          <table:table-cell table:style-name="ce2" office:value-type="date" office:date-value="2021-10-13" calcext:value-type="date">
            <text:p>13/10/21</text:p>
          </table:table-cell>
          <table:table-cell table:style-name="ce2" office:value-type="date" office:date-value="2021-10-11" calcext:value-type="date">
            <text:p>11/10/21</text:p>
          </table:table-cell>
          <table:table-cell table:style-name="ce2" office:value-type="date" office:date-value="2021-10-08" calcext:value-type="date">
            <text:p>08/10/21</text:p>
          </table:table-cell>
          <table:table-cell table:style-name="ce2" office:value-type="date" office:date-value="2021-10-07" calcext:value-type="date">
            <text:p>07/10/21</text:p>
          </table:table-cell>
          <table:table-cell table:style-name="ce2" office:value-type="date" office:date-value="2021-10-06" calcext:value-type="date">
            <text:p>06/10/21</text:p>
          </table:table-cell>
          <table:table-cell table:style-name="ce2" office:value-type="date" office:date-value="2021-10-05" calcext:value-type="date">
            <text:p>05/10/21</text:p>
          </table:table-cell>
          <table:table-cell table:style-name="ce2" office:value-type="date" office:date-value="2021-10-04" calcext:value-type="date">
            <text:p>04/10/21</text:p>
          </table:table-cell>
          <table:table-cell table:style-name="ce2" office:value-type="date" office:date-value="2021-10-01" calcext:value-type="date">
            <text:p>01/10/21</text:p>
          </table:table-cell>
          <table:table-cell table:style-name="ce2" office:value-type="date" office:date-value="2021-09-30" calcext:value-type="date">
            <text:p>30/09/21</text:p>
          </table:table-cell>
          <table:table-cell table:style-name="ce2" office:value-type="date" office:date-value="2021-09-29" calcext:value-type="date">
            <text:p>29/09/21</text:p>
          </table:table-cell>
          <table:table-cell table:style-name="ce2" office:value-type="date" office:date-value="2021-09-28" calcext:value-type="date">
            <text:p>28/09/21</text:p>
          </table:table-cell>
          <table:table-cell table:style-name="ce2" office:value-type="date" office:date-value="2021-09-27" calcext:value-type="date">
            <text:p>27/09/21</text:p>
          </table:table-cell>
          <table:table-cell table:style-name="ce2" office:value-type="date" office:date-value="2021-09-24" calcext:value-type="date">
            <text:p>24/09/21</text:p>
          </table:table-cell>
          <table:table-cell table:style-name="ce2" office:value-type="date" office:date-value="2021-09-23" calcext:value-type="date">
            <text:p>23/09/21</text:p>
          </table:table-cell>
          <table:table-cell table:style-name="ce2" office:value-type="date" office:date-value="2021-09-22" calcext:value-type="date">
            <text:p>22/09/21</text:p>
          </table:table-cell>
          <table:table-cell table:style-name="ce2" office:value-type="date" office:date-value="2021-09-21" calcext:value-type="date">
            <text:p>21/09/21</text:p>
          </table:table-cell>
          <table:table-cell table:style-name="ce2" office:value-type="date" office:date-value="2021-09-20" calcext:value-type="date">
            <text:p>20/09/21</text:p>
          </table:table-cell>
          <table:table-cell table:style-name="ce2" office:value-type="date" office:date-value="2021-09-17" calcext:value-type="date">
            <text:p>17/09/21</text:p>
          </table:table-cell>
          <table:table-cell table:style-name="ce2" office:value-type="date" office:date-value="2021-09-16" calcext:value-type="date">
            <text:p>16/09/21</text:p>
          </table:table-cell>
          <table:table-cell table:style-name="ce2" office:value-type="date" office:date-value="2021-09-15" calcext:value-type="date">
            <text:p>15/09/21</text:p>
          </table:table-cell>
          <table:table-cell table:style-name="ce2" office:value-type="date" office:date-value="2021-09-14" calcext:value-type="date">
            <text:p>14/09/21</text:p>
          </table:table-cell>
          <table:table-cell table:style-name="ce2" office:value-type="date" office:date-value="2021-09-13" calcext:value-type="date">
            <text:p>13/09/21</text:p>
          </table:table-cell>
          <table:table-cell table:style-name="ce2" office:value-type="date" office:date-value="2021-09-10" calcext:value-type="date">
            <text:p>10/09/21</text:p>
          </table:table-cell>
          <table:table-cell table:style-name="ce2" office:value-type="date" office:date-value="2021-09-09" calcext:value-type="date">
            <text:p>09/09/21</text:p>
          </table:table-cell>
          <table:table-cell table:style-name="ce2" office:value-type="date" office:date-value="2021-09-08" calcext:value-type="date">
            <text:p>08/09/21</text:p>
          </table:table-cell>
          <table:table-cell table:style-name="ce2" office:value-type="date" office:date-value="2021-09-06" calcext:value-type="date">
            <text:p>06/09/21</text:p>
          </table:table-cell>
          <table:table-cell table:style-name="ce2" office:value-type="date" office:date-value="2021-09-03" calcext:value-type="date">
            <text:p>03/09/21</text:p>
          </table:table-cell>
          <table:table-cell table:style-name="ce2" office:value-type="date" office:date-value="2021-09-02" calcext:value-type="date">
            <text:p>02/09/21</text:p>
          </table:table-cell>
          <table:table-cell table:style-name="ce2" office:value-type="date" office:date-value="2021-09-01" calcext:value-type="date">
            <text:p>01/09/21</text:p>
          </table:table-cell>
          <table:table-cell table:style-name="ce2" office:value-type="date" office:date-value="2021-08-31" calcext:value-type="date">
            <text:p>31/08/21</text:p>
          </table:table-cell>
          <table:table-cell table:style-name="ce2" office:value-type="date" office:date-value="2021-08-30" calcext:value-type="date">
            <text:p>30/08/21</text:p>
          </table:table-cell>
          <table:table-cell table:style-name="ce2" office:value-type="date" office:date-value="2021-08-27" calcext:value-type="date">
            <text:p>27/08/21</text:p>
          </table:table-cell>
          <table:table-cell table:style-name="ce2" office:value-type="date" office:date-value="2021-08-26" calcext:value-type="date">
            <text:p>26/08/21</text:p>
          </table:table-cell>
          <table:table-cell table:style-name="ce2" office:value-type="date" office:date-value="2021-08-25" calcext:value-type="date">
            <text:p>25/08/21</text:p>
          </table:table-cell>
          <table:table-cell table:style-name="ce2" office:value-type="date" office:date-value="2021-08-24" calcext:value-type="date">
            <text:p>24/08/21</text:p>
          </table:table-cell>
          <table:table-cell table:style-name="ce2" office:value-type="date" office:date-value="2021-08-23" calcext:value-type="date">
            <text:p>23/08/21</text:p>
          </table:table-cell>
          <table:table-cell table:style-name="ce2" office:value-type="date" office:date-value="2021-08-20" calcext:value-type="date">
            <text:p>20/08/21</text:p>
          </table:table-cell>
          <table:table-cell table:style-name="ce2" office:value-type="date" office:date-value="2021-08-19" calcext:value-type="date">
            <text:p>19/08/21</text:p>
          </table:table-cell>
          <table:table-cell table:style-name="ce2" office:value-type="date" office:date-value="2021-08-18" calcext:value-type="date">
            <text:p>18/08/21</text:p>
          </table:table-cell>
          <table:table-cell table:style-name="ce2" office:value-type="date" office:date-value="2021-08-17" calcext:value-type="date">
            <text:p>17/08/21</text:p>
          </table:table-cell>
          <table:table-cell table:style-name="ce2" office:value-type="date" office:date-value="2021-08-16" calcext:value-type="date">
            <text:p>16/08/21</text:p>
          </table:table-cell>
          <table:table-cell table:style-name="ce2" office:value-type="date" office:date-value="2021-08-13" calcext:value-type="date">
            <text:p>13/08/21</text:p>
          </table:table-cell>
          <table:table-cell table:style-name="ce2" office:value-type="date" office:date-value="2021-08-12" calcext:value-type="date">
            <text:p>12/08/21</text:p>
          </table:table-cell>
          <table:table-cell table:style-name="ce2" office:value-type="date" office:date-value="2021-08-11" calcext:value-type="date">
            <text:p>11/08/21</text:p>
          </table:table-cell>
          <table:table-cell table:style-name="ce2" office:value-type="date" office:date-value="2021-08-10" calcext:value-type="date">
            <text:p>10/08/21</text:p>
          </table:table-cell>
          <table:table-cell table:style-name="ce2" office:value-type="date" office:date-value="2021-08-09" calcext:value-type="date">
            <text:p>09/08/21</text:p>
          </table:table-cell>
          <table:table-cell table:style-name="ce2" office:value-type="date" office:date-value="2021-08-06" calcext:value-type="date">
            <text:p>06/08/21</text:p>
          </table:table-cell>
          <table:table-cell table:style-name="ce2" office:value-type="date" office:date-value="2021-08-05" calcext:value-type="date">
            <text:p>05/08/21</text:p>
          </table:table-cell>
          <table:table-cell table:style-name="ce2" office:value-type="date" office:date-value="2021-08-04" calcext:value-type="date">
            <text:p>04/08/21</text:p>
          </table:table-cell>
          <table:table-cell table:style-name="ce2" office:value-type="date" office:date-value="2021-08-03" calcext:value-type="date">
            <text:p>03/08/21</text:p>
          </table:table-cell>
          <table:table-cell table:style-name="ce2" office:value-type="date" office:date-value="2021-08-02" calcext:value-type="date">
            <text:p>02/08/21</text:p>
          </table:table-cell>
          <table:table-cell table:style-name="ce2" office:value-type="date" office:date-value="2021-07-30" calcext:value-type="date">
            <text:p>30/07/21</text:p>
          </table:table-cell>
          <table:table-cell table:style-name="ce2" office:value-type="date" office:date-value="2021-07-29" calcext:value-type="date">
            <text:p>29/07/21</text:p>
          </table:table-cell>
          <table:table-cell table:style-name="ce2" office:value-type="date" office:date-value="2021-07-28" calcext:value-type="date">
            <text:p>28/07/21</text:p>
          </table:table-cell>
          <table:table-cell table:style-name="ce2" office:value-type="date" office:date-value="2021-07-27" calcext:value-type="date">
            <text:p>27/07/21</text:p>
          </table:table-cell>
          <table:table-cell table:style-name="ce2" office:value-type="date" office:date-value="2021-07-26" calcext:value-type="date">
            <text:p>26/07/21</text:p>
          </table:table-cell>
          <table:table-cell table:style-name="ce2" office:value-type="date" office:date-value="2021-07-23" calcext:value-type="date">
            <text:p>23/07/21</text:p>
          </table:table-cell>
          <table:table-cell table:style-name="ce2" office:value-type="date" office:date-value="2021-07-22" calcext:value-type="date">
            <text:p>22/07/21</text:p>
          </table:table-cell>
          <table:table-cell table:style-name="ce2" office:value-type="date" office:date-value="2021-07-21" calcext:value-type="date">
            <text:p>21/07/21</text:p>
          </table:table-cell>
          <table:table-cell table:style-name="ce2" office:value-type="date" office:date-value="2021-07-20" calcext:value-type="date">
            <text:p>20/07/21</text:p>
          </table:table-cell>
          <table:table-cell table:style-name="ce2" office:value-type="date" office:date-value="2021-07-19" calcext:value-type="date">
            <text:p>19/07/21</text:p>
          </table:table-cell>
          <table:table-cell table:style-name="ce2" office:value-type="date" office:date-value="2021-07-16" calcext:value-type="date">
            <text:p>16/07/21</text:p>
          </table:table-cell>
          <table:table-cell table:style-name="ce2" office:value-type="date" office:date-value="2021-07-15" calcext:value-type="date">
            <text:p>15/07/21</text:p>
          </table:table-cell>
          <table:table-cell table:style-name="ce2" office:value-type="date" office:date-value="2021-07-14" calcext:value-type="date">
            <text:p>14/07/21</text:p>
          </table:table-cell>
          <table:table-cell table:style-name="ce2" office:value-type="date" office:date-value="2021-07-13" calcext:value-type="date">
            <text:p>13/07/21</text:p>
          </table:table-cell>
          <table:table-cell table:style-name="ce2" office:value-type="date" office:date-value="2021-07-12" calcext:value-type="date">
            <text:p>12/07/21</text:p>
          </table:table-cell>
          <table:table-cell table:style-name="ce2" office:value-type="date" office:date-value="2021-07-08" calcext:value-type="date">
            <text:p>08/07/21</text:p>
          </table:table-cell>
          <table:table-cell table:style-name="ce2" office:value-type="date" office:date-value="2021-07-07" calcext:value-type="date">
            <text:p>07/07/21</text:p>
          </table:table-cell>
          <table:table-cell table:style-name="ce2" office:value-type="date" office:date-value="2021-07-06" calcext:value-type="date">
            <text:p>06/07/21</text:p>
          </table:table-cell>
          <table:table-cell table:style-name="ce2" office:value-type="date" office:date-value="2021-07-05" calcext:value-type="date">
            <text:p>05/07/21</text:p>
          </table:table-cell>
          <table:table-cell table:style-name="ce2" office:value-type="date" office:date-value="2021-07-02" calcext:value-type="date">
            <text:p>02/07/21</text:p>
          </table:table-cell>
          <table:table-cell table:style-name="ce2" office:value-type="date" office:date-value="2021-07-01" calcext:value-type="date">
            <text:p>01/07/21</text:p>
          </table:table-cell>
          <table:table-cell table:style-name="ce2" office:value-type="date" office:date-value="2021-06-30" calcext:value-type="date">
            <text:p>30/06/21</text:p>
          </table:table-cell>
          <table:table-cell table:style-name="ce2" office:value-type="date" office:date-value="2021-06-29" calcext:value-type="date">
            <text:p>29/06/21</text:p>
          </table:table-cell>
          <table:table-cell table:style-name="ce2" office:value-type="date" office:date-value="2021-06-28" calcext:value-type="date">
            <text:p>28/06/21</text:p>
          </table:table-cell>
          <table:table-cell table:style-name="ce2" office:value-type="date" office:date-value="2021-06-25" calcext:value-type="date">
            <text:p>25/06/21</text:p>
          </table:table-cell>
          <table:table-cell table:style-name="ce2" office:value-type="date" office:date-value="2021-06-24" calcext:value-type="date">
            <text:p>24/06/21</text:p>
          </table:table-cell>
          <table:table-cell table:style-name="ce2" office:value-type="date" office:date-value="2021-06-23" calcext:value-type="date">
            <text:p>23/06/21</text:p>
          </table:table-cell>
          <table:table-cell table:style-name="ce2" office:value-type="date" office:date-value="2021-06-22" calcext:value-type="date">
            <text:p>22/06/21</text:p>
          </table:table-cell>
          <table:table-cell table:style-name="ce2" office:value-type="date" office:date-value="2021-06-21" calcext:value-type="date">
            <text:p>21/06/21</text:p>
          </table:table-cell>
          <table:table-cell table:style-name="ce2" office:value-type="date" office:date-value="2021-06-18" calcext:value-type="date">
            <text:p>18/06/21</text:p>
          </table:table-cell>
          <table:table-cell table:style-name="ce2" office:value-type="date" office:date-value="2021-06-17" calcext:value-type="date">
            <text:p>17/06/21</text:p>
          </table:table-cell>
          <table:table-cell table:style-name="ce2" office:value-type="date" office:date-value="2021-06-16" calcext:value-type="date">
            <text:p>16/06/21</text:p>
          </table:table-cell>
          <table:table-cell table:style-name="ce2" office:value-type="date" office:date-value="2021-06-15" calcext:value-type="date">
            <text:p>15/06/21</text:p>
          </table:table-cell>
          <table:table-cell table:style-name="ce2" office:value-type="date" office:date-value="2021-06-14" calcext:value-type="date">
            <text:p>14/06/21</text:p>
          </table:table-cell>
          <table:table-cell table:style-name="ce2" office:value-type="date" office:date-value="2021-06-11" calcext:value-type="date">
            <text:p>11/06/21</text:p>
          </table:table-cell>
          <table:table-cell table:style-name="ce2" office:value-type="date" office:date-value="2021-06-10" calcext:value-type="date">
            <text:p>10/06/21</text:p>
          </table:table-cell>
          <table:table-cell table:style-name="ce2" office:value-type="date" office:date-value="2021-06-09" calcext:value-type="date">
            <text:p>09/06/21</text:p>
          </table:table-cell>
          <table:table-cell table:style-name="ce2" office:value-type="date" office:date-value="2021-06-08" calcext:value-type="date">
            <text:p>08/06/21</text:p>
          </table:table-cell>
          <table:table-cell table:style-name="ce2" office:value-type="date" office:date-value="2021-06-07" calcext:value-type="date">
            <text:p>07/06/21</text:p>
          </table:table-cell>
          <table:table-cell table:style-name="ce2" office:value-type="date" office:date-value="2021-06-04" calcext:value-type="date">
            <text:p>04/06/21</text:p>
          </table:table-cell>
          <table:table-cell table:style-name="ce2" office:value-type="date" office:date-value="2021-06-02" calcext:value-type="date">
            <text:p>02/06/21</text:p>
          </table:table-cell>
          <table:table-cell table:style-name="ce2" office:value-type="date" office:date-value="2021-06-01" calcext:value-type="date">
            <text:p>01/06/21</text:p>
          </table:table-cell>
          <table:table-cell table:style-name="ce2" office:value-type="date" office:date-value="2021-05-31" calcext:value-type="date">
            <text:p>31/05/21</text:p>
          </table:table-cell>
          <table:table-cell table:style-name="ce2" office:value-type="date" office:date-value="2021-05-28" calcext:value-type="date">
            <text:p>28/05/21</text:p>
          </table:table-cell>
          <table:table-cell table:style-name="ce2" office:value-type="date" office:date-value="2021-05-27" calcext:value-type="date">
            <text:p>27/05/21</text:p>
          </table:table-cell>
          <table:table-cell table:style-name="ce2" office:value-type="date" office:date-value="2021-05-26" calcext:value-type="date">
            <text:p>26/05/21</text:p>
          </table:table-cell>
          <table:table-cell table:style-name="ce2" office:value-type="date" office:date-value="2021-05-25" calcext:value-type="date">
            <text:p>25/05/21</text:p>
          </table:table-cell>
          <table:table-cell table:style-name="ce2" office:value-type="date" office:date-value="2021-05-24" calcext:value-type="date">
            <text:p>24/05/21</text:p>
          </table:table-cell>
          <table:table-cell table:style-name="ce2" office:value-type="date" office:date-value="2021-05-21" calcext:value-type="date">
            <text:p>21/05/21</text:p>
          </table:table-cell>
          <table:table-cell table:style-name="ce2" office:value-type="date" office:date-value="2021-05-20" calcext:value-type="date">
            <text:p>20/05/21</text:p>
          </table:table-cell>
          <table:table-cell table:style-name="ce2" office:value-type="date" office:date-value="2021-05-19" calcext:value-type="date">
            <text:p>19/05/21</text:p>
          </table:table-cell>
          <table:table-cell table:style-name="ce2" office:value-type="date" office:date-value="2021-05-18" calcext:value-type="date">
            <text:p>18/05/21</text:p>
          </table:table-cell>
          <table:table-cell table:style-name="ce2" office:value-type="date" office:date-value="2021-05-17" calcext:value-type="date">
            <text:p>17/05/21</text:p>
          </table:table-cell>
          <table:table-cell table:style-name="ce2" office:value-type="date" office:date-value="2021-05-14" calcext:value-type="date">
            <text:p>14/05/21</text:p>
          </table:table-cell>
          <table:table-cell table:style-name="ce2" office:value-type="date" office:date-value="2021-05-13" calcext:value-type="date">
            <text:p>13/05/21</text:p>
          </table:table-cell>
          <table:table-cell table:style-name="ce2" office:value-type="date" office:date-value="2021-05-12" calcext:value-type="date">
            <text:p>12/05/21</text:p>
          </table:table-cell>
          <table:table-cell table:style-name="ce2" office:value-type="date" office:date-value="2021-05-11" calcext:value-type="date">
            <text:p>11/05/21</text:p>
          </table:table-cell>
          <table:table-cell table:style-name="ce2" office:value-type="date" office:date-value="2021-05-10" calcext:value-type="date">
            <text:p>10/05/21</text:p>
          </table:table-cell>
          <table:table-cell table:style-name="ce2" office:value-type="date" office:date-value="2021-05-07" calcext:value-type="date">
            <text:p>07/05/21</text:p>
          </table:table-cell>
          <table:table-cell table:style-name="ce2" office:value-type="date" office:date-value="2021-05-06" calcext:value-type="date">
            <text:p>06/05/21</text:p>
          </table:table-cell>
          <table:table-cell table:style-name="ce2" office:value-type="date" office:date-value="2021-05-05" calcext:value-type="date">
            <text:p>05/05/21</text:p>
          </table:table-cell>
          <table:table-cell table:style-name="ce2" office:value-type="date" office:date-value="2021-05-04" calcext:value-type="date">
            <text:p>04/05/21</text:p>
          </table:table-cell>
          <table:table-cell table:style-name="ce2" office:value-type="date" office:date-value="2021-05-03" calcext:value-type="date">
            <text:p>03/05/21</text:p>
          </table:table-cell>
          <table:table-cell table:style-name="ce2" office:value-type="date" office:date-value="2021-04-30" calcext:value-type="date">
            <text:p>30/04/21</text:p>
          </table:table-cell>
          <table:table-cell table:style-name="ce2" office:value-type="date" office:date-value="2021-04-29" calcext:value-type="date">
            <text:p>29/04/21</text:p>
          </table:table-cell>
          <table:table-cell table:style-name="ce2" office:value-type="date" office:date-value="2021-04-28" calcext:value-type="date">
            <text:p>28/04/21</text:p>
          </table:table-cell>
          <table:table-cell table:style-name="ce2" office:value-type="date" office:date-value="2021-04-27" calcext:value-type="date">
            <text:p>27/04/21</text:p>
          </table:table-cell>
          <table:table-cell table:style-name="ce2" office:value-type="date" office:date-value="2021-04-26" calcext:value-type="date">
            <text:p>26/04/21</text:p>
          </table:table-cell>
          <table:table-cell table:style-name="ce2" office:value-type="date" office:date-value="2021-04-23" calcext:value-type="date">
            <text:p>23/04/21</text:p>
          </table:table-cell>
          <table:table-cell table:style-name="ce2" office:value-type="date" office:date-value="2021-04-22" calcext:value-type="date">
            <text:p>22/04/21</text:p>
          </table:table-cell>
          <table:table-cell table:style-name="ce2" office:value-type="date" office:date-value="2021-04-20" calcext:value-type="date">
            <text:p>20/04/21</text:p>
          </table:table-cell>
          <table:table-cell table:style-name="ce2" office:value-type="date" office:date-value="2021-04-19" calcext:value-type="date">
            <text:p>19/04/21</text:p>
          </table:table-cell>
          <table:table-cell table:style-name="ce2" office:value-type="date" office:date-value="2021-04-16" calcext:value-type="date">
            <text:p>16/04/21</text:p>
          </table:table-cell>
          <table:table-cell table:style-name="ce2" office:value-type="date" office:date-value="2021-04-15" calcext:value-type="date">
            <text:p>15/04/21</text:p>
          </table:table-cell>
          <table:table-cell table:style-name="ce2" office:value-type="date" office:date-value="2021-04-14" calcext:value-type="date">
            <text:p>14/04/21</text:p>
          </table:table-cell>
          <table:table-cell table:style-name="ce2" office:value-type="date" office:date-value="2021-04-13" calcext:value-type="date">
            <text:p>13/04/21</text:p>
          </table:table-cell>
          <table:table-cell table:style-name="ce2" office:value-type="date" office:date-value="2021-04-12" calcext:value-type="date">
            <text:p>12/04/21</text:p>
          </table:table-cell>
          <table:table-cell table:style-name="ce2" office:value-type="date" office:date-value="2021-04-09" calcext:value-type="date">
            <text:p>09/04/21</text:p>
          </table:table-cell>
          <table:table-cell table:style-name="ce2" office:value-type="date" office:date-value="2021-04-08" calcext:value-type="date">
            <text:p>08/04/21</text:p>
          </table:table-cell>
          <table:table-cell table:style-name="ce2" office:value-type="date" office:date-value="2021-04-07" calcext:value-type="date">
            <text:p>07/04/21</text:p>
          </table:table-cell>
          <table:table-cell table:style-name="ce2" office:value-type="date" office:date-value="2021-04-06" calcext:value-type="date">
            <text:p>06/04/21</text:p>
          </table:table-cell>
          <table:table-cell table:style-name="ce2" office:value-type="date" office:date-value="2021-04-05" calcext:value-type="date">
            <text:p>05/04/21</text:p>
          </table:table-cell>
          <table:table-cell table:style-name="ce2" office:value-type="date" office:date-value="2021-04-01" calcext:value-type="date">
            <text:p>01/04/21</text:p>
          </table:table-cell>
          <table:table-cell table:style-name="ce2" office:value-type="date" office:date-value="2021-03-31" calcext:value-type="date">
            <text:p>31/03/21</text:p>
          </table:table-cell>
          <table:table-cell table:style-name="ce2" office:value-type="date" office:date-value="2021-03-30" calcext:value-type="date">
            <text:p>30/03/21</text:p>
          </table:table-cell>
          <table:table-cell table:style-name="ce2" office:value-type="date" office:date-value="2021-03-29" calcext:value-type="date">
            <text:p>29/03/21</text:p>
          </table:table-cell>
          <table:table-cell table:style-name="ce2" office:value-type="date" office:date-value="2021-03-26" calcext:value-type="date">
            <text:p>26/03/21</text:p>
          </table:table-cell>
          <table:table-cell table:style-name="ce2" office:value-type="date" office:date-value="2021-03-25" calcext:value-type="date">
            <text:p>25/03/21</text:p>
          </table:table-cell>
          <table:table-cell table:style-name="ce2" office:value-type="date" office:date-value="2021-03-24" calcext:value-type="date">
            <text:p>24/03/21</text:p>
          </table:table-cell>
          <table:table-cell table:style-name="ce2" office:value-type="date" office:date-value="2021-03-23" calcext:value-type="date">
            <text:p>23/03/21</text:p>
          </table:table-cell>
          <table:table-cell table:style-name="ce2" office:value-type="date" office:date-value="2021-03-22" calcext:value-type="date">
            <text:p>22/03/21</text:p>
          </table:table-cell>
          <table:table-cell table:style-name="ce2" office:value-type="date" office:date-value="2021-03-19" calcext:value-type="date">
            <text:p>19/03/21</text:p>
          </table:table-cell>
          <table:table-cell table:style-name="ce2" office:value-type="date" office:date-value="2021-03-18" calcext:value-type="date">
            <text:p>18/03/21</text:p>
          </table:table-cell>
          <table:table-cell table:style-name="ce2" office:value-type="date" office:date-value="2021-03-17" calcext:value-type="date">
            <text:p>17/03/21</text:p>
          </table:table-cell>
          <table:table-cell table:style-name="ce2" office:value-type="date" office:date-value="2021-03-16" calcext:value-type="date">
            <text:p>16/03/21</text:p>
          </table:table-cell>
          <table:table-cell table:style-name="ce2" office:value-type="date" office:date-value="2021-03-15" calcext:value-type="date">
            <text:p>15/03/21</text:p>
          </table:table-cell>
          <table:table-cell table:style-name="ce2" office:value-type="date" office:date-value="2021-03-12" calcext:value-type="date">
            <text:p>12/03/21</text:p>
          </table:table-cell>
          <table:table-cell table:style-name="ce2" office:value-type="date" office:date-value="2021-03-11" calcext:value-type="date">
            <text:p>11/03/21</text:p>
          </table:table-cell>
          <table:table-cell table:style-name="ce2" office:value-type="date" office:date-value="2021-03-10" calcext:value-type="date">
            <text:p>10/03/21</text:p>
          </table:table-cell>
          <table:table-cell table:style-name="ce2" office:value-type="date" office:date-value="2021-03-09" calcext:value-type="date">
            <text:p>09/03/21</text:p>
          </table:table-cell>
          <table:table-cell table:style-name="ce2" office:value-type="date" office:date-value="2021-03-08" calcext:value-type="date">
            <text:p>08/03/21</text:p>
          </table:table-cell>
          <table:table-cell table:style-name="ce2" office:value-type="date" office:date-value="2021-03-05" calcext:value-type="date">
            <text:p>05/03/21</text:p>
          </table:table-cell>
          <table:table-cell table:style-name="ce2" office:value-type="date" office:date-value="2021-03-04" calcext:value-type="date">
            <text:p>04/03/21</text:p>
          </table:table-cell>
          <table:table-cell table:style-name="ce2" office:value-type="date" office:date-value="2021-03-03" calcext:value-type="date">
            <text:p>03/03/21</text:p>
          </table:table-cell>
          <table:table-cell table:style-name="ce2" office:value-type="date" office:date-value="2021-03-02" calcext:value-type="date">
            <text:p>02/03/21</text:p>
          </table:table-cell>
          <table:table-cell table:style-name="ce2" office:value-type="date" office:date-value="2021-03-01" calcext:value-type="date">
            <text:p>01/03/21</text:p>
          </table:table-cell>
          <table:table-cell table:style-name="ce2" office:value-type="date" office:date-value="2021-02-26" calcext:value-type="date">
            <text:p>26/02/21</text:p>
          </table:table-cell>
          <table:table-cell table:style-name="ce2" office:value-type="date" office:date-value="2021-02-25" calcext:value-type="date">
            <text:p>25/02/21</text:p>
          </table:table-cell>
          <table:table-cell table:style-name="ce2" office:value-type="date" office:date-value="2021-02-24" calcext:value-type="date">
            <text:p>24/02/21</text:p>
          </table:table-cell>
          <table:table-cell table:style-name="ce2" office:value-type="date" office:date-value="2021-02-23" calcext:value-type="date">
            <text:p>23/02/21</text:p>
          </table:table-cell>
          <table:table-cell table:style-name="ce2" office:value-type="date" office:date-value="2021-02-22" calcext:value-type="date">
            <text:p>22/02/21</text:p>
          </table:table-cell>
          <table:table-cell table:style-name="ce2" office:value-type="date" office:date-value="2021-02-19" calcext:value-type="date">
            <text:p>19/02/21</text:p>
          </table:table-cell>
          <table:table-cell table:style-name="ce2" office:value-type="date" office:date-value="2021-02-18" calcext:value-type="date">
            <text:p>18/02/21</text:p>
          </table:table-cell>
          <table:table-cell table:style-name="ce2" office:value-type="date" office:date-value="2021-02-17" calcext:value-type="date">
            <text:p>17/02/21</text:p>
          </table:table-cell>
          <table:table-cell table:style-name="ce2" office:value-type="date" office:date-value="2021-02-12" calcext:value-type="date">
            <text:p>12/02/21</text:p>
          </table:table-cell>
          <table:table-cell table:style-name="ce2" office:value-type="date" office:date-value="2021-02-11" calcext:value-type="date">
            <text:p>11/02/21</text:p>
          </table:table-cell>
          <table:table-cell table:style-name="ce2" office:value-type="date" office:date-value="2021-02-10" calcext:value-type="date">
            <text:p>10/02/21</text:p>
          </table:table-cell>
          <table:table-cell table:style-name="ce2" office:value-type="date" office:date-value="2021-02-09" calcext:value-type="date">
            <text:p>09/02/21</text:p>
          </table:table-cell>
          <table:table-cell table:style-name="ce2" office:value-type="date" office:date-value="2021-02-08" calcext:value-type="date">
            <text:p>08/02/21</text:p>
          </table:table-cell>
          <table:table-cell table:style-name="ce2" office:value-type="date" office:date-value="2021-02-05" calcext:value-type="date">
            <text:p>05/02/21</text:p>
          </table:table-cell>
          <table:table-cell table:style-name="ce2" office:value-type="date" office:date-value="2021-02-04" calcext:value-type="date">
            <text:p>04/02/21</text:p>
          </table:table-cell>
          <table:table-cell table:style-name="ce2" office:value-type="date" office:date-value="2021-02-03" calcext:value-type="date">
            <text:p>03/02/21</text:p>
          </table:table-cell>
          <table:table-cell table:style-name="ce2" office:value-type="date" office:date-value="2021-02-02" calcext:value-type="date">
            <text:p>02/02/21</text:p>
          </table:table-cell>
          <table:table-cell table:style-name="ce2" office:value-type="date" office:date-value="2021-02-01" calcext:value-type="date">
            <text:p>01/02/21</text:p>
          </table:table-cell>
          <table:table-cell table:style-name="ce2" office:value-type="date" office:date-value="2021-01-29" calcext:value-type="date">
            <text:p>29/01/21</text:p>
          </table:table-cell>
          <table:table-cell table:style-name="ce2" office:value-type="date" office:date-value="2021-01-28" calcext:value-type="date">
            <text:p>28/01/21</text:p>
          </table:table-cell>
          <table:table-cell table:style-name="ce2" office:value-type="date" office:date-value="2021-01-27" calcext:value-type="date">
            <text:p>27/01/21</text:p>
          </table:table-cell>
          <table:table-cell table:style-name="ce2" office:value-type="date" office:date-value="2021-01-26" calcext:value-type="date">
            <text:p>26/01/21</text:p>
          </table:table-cell>
          <table:table-cell table:style-name="ce2" office:value-type="date" office:date-value="2021-01-22" calcext:value-type="date">
            <text:p>22/01/21</text:p>
          </table:table-cell>
          <table:table-cell table:style-name="ce2" office:value-type="date" office:date-value="2021-01-21" calcext:value-type="date">
            <text:p>21/01/21</text:p>
          </table:table-cell>
          <table:table-cell table:style-name="ce2" office:value-type="date" office:date-value="2021-01-20" calcext:value-type="date">
            <text:p>20/01/21</text:p>
          </table:table-cell>
          <table:table-cell table:style-name="ce2" office:value-type="date" office:date-value="2021-01-19" calcext:value-type="date">
            <text:p>19/01/21</text:p>
          </table:table-cell>
          <table:table-cell table:style-name="ce2" office:value-type="date" office:date-value="2021-01-18" calcext:value-type="date">
            <text:p>18/01/21</text:p>
          </table:table-cell>
          <table:table-cell table:style-name="ce2" office:value-type="date" office:date-value="2021-01-15" calcext:value-type="date">
            <text:p>15/01/21</text:p>
          </table:table-cell>
          <table:table-cell table:style-name="ce2" office:value-type="date" office:date-value="2021-01-14" calcext:value-type="date">
            <text:p>14/01/21</text:p>
          </table:table-cell>
          <table:table-cell table:style-name="ce2" office:value-type="date" office:date-value="2021-01-13" calcext:value-type="date">
            <text:p>13/01/21</text:p>
          </table:table-cell>
          <table:table-cell table:style-name="ce2" office:value-type="date" office:date-value="2021-01-12" calcext:value-type="date">
            <text:p>12/01/21</text:p>
          </table:table-cell>
          <table:table-cell table:style-name="ce2" office:value-type="date" office:date-value="2021-01-11" calcext:value-type="date">
            <text:p>11/01/21</text:p>
          </table:table-cell>
          <table:table-cell table:style-name="ce2" office:value-type="date" office:date-value="2021-01-08" calcext:value-type="date">
            <text:p>08/01/21</text:p>
          </table:table-cell>
          <table:table-cell table:style-name="ce2" office:value-type="date" office:date-value="2021-01-07" calcext:value-type="date">
            <text:p>07/01/21</text:p>
          </table:table-cell>
          <table:table-cell table:style-name="ce2" office:value-type="date" office:date-value="2021-01-06" calcext:value-type="date">
            <text:p>06/01/21</text:p>
          </table:table-cell>
          <table:table-cell table:style-name="ce2" office:value-type="date" office:date-value="2021-01-05" calcext:value-type="date">
            <text:p>05/01/21</text:p>
          </table:table-cell>
          <table:table-cell table:style-name="ce2" office:value-type="date" office:date-value="2021-01-04" calcext:value-type="date">
            <text:p>04/01/2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date" office:date-value="2023-02-23" calcext:value-type="date">
            <text:p>23/02/23</text:p>
          </table:table-cell>
          <table:table-cell office:value-type="float" office:value="5210.87" calcext:value-type="float">
            <text:p>5210,87</text:p>
          </table:table-cell>
          <table:table-cell office:value-type="float" office:value="5144" calcext:value-type="float">
            <text:p>5144</text:p>
          </table:table-cell>
          <table:table-cell table:formula="of:=[.C9]-[.D9]" office:value-type="float" office:value="66.8699999999999" calcext:value-type="float">
            <text:p>66,8699999999999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71.900000000001" calcext:value-type="float">
            <text:p>171,900000000001</text:p>
          </table:table-cell>
          <table:table-cell office:value-type="float" office:value="96.1200000000008" calcext:value-type="float">
            <text:p>96,1200000000008</text:p>
          </table:table-cell>
          <table:table-cell office:value-type="float" office:value="48.0599999999995" calcext:value-type="float">
            <text:p>48,0599999999995</text:p>
          </table:table-cell>
          <table:table-cell office:value-type="float" office:value="96.1199999999999" calcext:value-type="float">
            <text:p>96,1199999999999</text:p>
          </table:table-cell>
          <table:table-cell office:value-type="float" office:value="100.59" calcext:value-type="float">
            <text:p>100,59</text:p>
          </table:table-cell>
          <table:table-cell office:value-type="float" office:value="107.860000000001" calcext:value-type="float">
            <text:p>107,860000000001</text:p>
          </table:table-cell>
          <table:table-cell office:value-type="float" office:value="51.9700000000003" calcext:value-type="float">
            <text:p>51,9700000000003</text:p>
          </table:table-cell>
          <table:table-cell office:value-type="float" office:value="63.71" calcext:value-type="float">
            <text:p>63,71</text:p>
          </table:table-cell>
          <table:table-cell office:value-type="float" office:value="62.0299999999997" calcext:value-type="float">
            <text:p>62,0299999999997</text:p>
          </table:table-cell>
          <table:table-cell office:value-type="float" office:value="74.3299999999999" calcext:value-type="float">
            <text:p>74,3299999999999</text:p>
          </table:table-cell>
          <table:table-cell office:value-type="float" office:value="84.3900000000003" calcext:value-type="float">
            <text:p>84,3900000000003</text:p>
          </table:table-cell>
          <table:table-cell office:value-type="float" office:value="88.8500000000004" calcext:value-type="float">
            <text:p>88,8500000000004</text:p>
          </table:table-cell>
          <table:table-cell office:value-type="float" office:value="89.9700000000003" calcext:value-type="float">
            <text:p>89,9700000000003</text:p>
          </table:table-cell>
          <table:table-cell office:value-type="float" office:value="84.3800000000001" calcext:value-type="float">
            <text:p>84,3800000000001</text:p>
          </table:table-cell>
          <table:table-cell office:value-type="float" office:value="91.0900000000001" calcext:value-type="float">
            <text:p>91,0900000000001</text:p>
          </table:table-cell>
          <table:table-cell office:value-type="float" office:value="124.62" calcext:value-type="float">
            <text:p>124,62</text:p>
          </table:table-cell>
          <table:table-cell office:value-type="float" office:value="72.6499999999996" calcext:value-type="float">
            <text:p>72,6499999999996</text:p>
          </table:table-cell>
          <table:table-cell office:value-type="float" office:value="73.7699999999995" calcext:value-type="float">
            <text:p>73,7699999999995</text:p>
          </table:table-cell>
          <table:table-cell office:value-type="float" office:value="95.5600000000004" calcext:value-type="float">
            <text:p>95,5600000000004</text:p>
          </table:table-cell>
          <table:table-cell office:value-type="float" office:value="74.3199999999997" calcext:value-type="float">
            <text:p>74,3199999999997</text:p>
          </table:table-cell>
          <table:table-cell office:value-type="float" office:value="134.12" calcext:value-type="float">
            <text:p>134,12</text:p>
          </table:table-cell>
          <table:table-cell office:value-type="float" office:value="102.27" calcext:value-type="float">
            <text:p>102,27</text:p>
          </table:table-cell>
          <table:table-cell office:value-type="float" office:value="66.9299999999994" calcext:value-type="float">
            <text:p>66,9299999999994</text:p>
          </table:table-cell>
          <table:table-cell office:value-type="float" office:value="114.73" calcext:value-type="float">
            <text:p>114,73</text:p>
          </table:table-cell>
          <table:table-cell office:value-type="float" office:value="56.2399999999998" calcext:value-type="float">
            <text:p>56,2399999999998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107.98" calcext:value-type="float">
            <text:p>107,98</text:p>
          </table:table-cell>
          <table:table-cell office:value-type="float" office:value="56.2400000000007" calcext:value-type="float">
            <text:p>56,2400000000007</text:p>
          </table:table-cell>
          <table:table-cell office:value-type="float" office:value="105.16" calcext:value-type="float">
            <text:p>105,16</text:p>
          </table:table-cell>
          <table:table-cell office:value-type="float" office:value="59.0500000000002" calcext:value-type="float">
            <text:p>59,0500000000002</text:p>
          </table:table-cell>
          <table:table-cell office:value-type="float" office:value="78.7300000000005" calcext:value-type="float">
            <text:p>78,7300000000005</text:p>
          </table:table-cell>
          <table:table-cell office:value-type="float" office:value="89.4200000000001" calcext:value-type="float">
            <text:p>89,4200000000001</text:p>
          </table:table-cell>
          <table:table-cell office:value-type="float" office:value="83.2300000000005" calcext:value-type="float">
            <text:p>83,2300000000005</text:p>
          </table:table-cell>
          <table:table-cell office:value-type="float" office:value="114.73" calcext:value-type="float">
            <text:p>114,73</text:p>
          </table:table-cell>
          <table:table-cell office:value-type="float" office:value="82.6700000000001" calcext:value-type="float">
            <text:p>82,6700000000001</text:p>
          </table:table-cell>
          <table:table-cell office:value-type="float" office:value="105.73" calcext:value-type="float">
            <text:p>105,73</text:p>
          </table:table-cell>
          <table:table-cell office:value-type="float" office:value="69.1700000000001" calcext:value-type="float">
            <text:p>69,1700000000001</text:p>
          </table:table-cell>
          <table:table-cell office:value-type="float" office:value="120.91" calcext:value-type="float">
            <text:p>120,91</text:p>
          </table:table-cell>
          <table:table-cell office:value-type="float" office:value="79.2999999999993" calcext:value-type="float">
            <text:p>79,2999999999993</text:p>
          </table:table-cell>
          <table:table-cell office:value-type="float" office:value="172.65" calcext:value-type="float">
            <text:p>172,65</text:p>
          </table:table-cell>
          <table:table-cell office:value-type="float" office:value="75.3600000000006" calcext:value-type="float">
            <text:p>75,3600000000006</text:p>
          </table:table-cell>
          <table:table-cell office:value-type="float" office:value="73.1100000000006" calcext:value-type="float">
            <text:p>73,1100000000006</text:p>
          </table:table-cell>
          <table:table-cell office:value-type="float" office:value="120.44" calcext:value-type="float">
            <text:p>120,44</text:p>
          </table:table-cell>
          <table:table-cell office:value-type="float" office:value="62.7600000000002" calcext:value-type="float">
            <text:p>62,7600000000002</text:p>
          </table:table-cell>
          <table:table-cell office:value-type="float" office:value="66.7299999999996" calcext:value-type="float">
            <text:p>66,7299999999996</text:p>
          </table:table-cell>
          <table:table-cell office:value-type="float" office:value="139.68" calcext:value-type="float">
            <text:p>139,68</text:p>
          </table:table-cell>
          <table:table-cell office:value-type="float" office:value="150.410000000001" calcext:value-type="float">
            <text:p>150,410000000001</text:p>
          </table:table-cell>
          <table:table-cell office:value-type="float" office:value="78.6000000000004" calcext:value-type="float">
            <text:p>78,6000000000004</text:p>
          </table:table-cell>
          <table:table-cell office:value-type="float" office:value="93.2999999999993" calcext:value-type="float">
            <text:p>93,2999999999993</text:p>
          </table:table-cell>
          <table:table-cell office:value-type="float" office:value="88.21" calcext:value-type="float">
            <text:p>88,21</text:p>
          </table:table-cell>
          <table:table-cell office:value-type="float" office:value="94.4300000000003" calcext:value-type="float">
            <text:p>94,4300000000003</text:p>
          </table:table-cell>
          <table:table-cell office:value-type="float" office:value="82" calcext:value-type="float">
            <text:p>82</text:p>
          </table:table-cell>
          <table:table-cell office:value-type="float" office:value="68.9899999999998" calcext:value-type="float">
            <text:p>68,9899999999998</text:p>
          </table:table-cell>
          <table:table-cell office:value-type="float" office:value="83.6900000000005" calcext:value-type="float">
            <text:p>83,6900000000005</text:p>
          </table:table-cell>
          <table:table-cell office:value-type="float" office:value="59.3800000000001" calcext:value-type="float">
            <text:p>59,3800000000001</text:p>
          </table:table-cell>
          <table:table-cell office:value-type="float" office:value="63.9000000000006" calcext:value-type="float">
            <text:p>63,9000000000006</text:p>
          </table:table-cell>
          <table:table-cell office:value-type="float" office:value="68.9799999999996" calcext:value-type="float">
            <text:p>68,9799999999996</text:p>
          </table:table-cell>
          <table:table-cell office:value-type="float" office:value="69.5500000000002" calcext:value-type="float">
            <text:p>69,5500000000002</text:p>
          </table:table-cell>
          <table:table-cell office:value-type="float" office:value="71.25" calcext:value-type="float">
            <text:p>71,25</text:p>
          </table:table-cell>
          <table:table-cell office:value-type="float" office:value="97.2599999999993" calcext:value-type="float">
            <text:p>97,2599999999993</text:p>
          </table:table-cell>
          <table:table-cell office:value-type="float" office:value="89.3400000000002" calcext:value-type="float">
            <text:p>89,3400000000002</text:p>
          </table:table-cell>
          <table:table-cell office:value-type="float" office:value="122.14" calcext:value-type="float">
            <text:p>122,14</text:p>
          </table:table-cell>
          <table:table-cell office:value-type="float" office:value="62.9800000000005" calcext:value-type="float">
            <text:p>62,9800000000005</text:p>
          </table:table-cell>
          <table:table-cell office:value-type="float" office:value="72.0500000000002" calcext:value-type="float">
            <text:p>72,0500000000002</text:p>
          </table:table-cell>
          <table:table-cell office:value-type="float" office:value="99.29" calcext:value-type="float">
            <text:p>99,29</text:p>
          </table:table-cell>
          <table:table-cell office:value-type="float" office:value="42.5500000000002" calcext:value-type="float">
            <text:p>42,5500000000002</text:p>
          </table:table-cell>
          <table:table-cell office:value-type="float" office:value="62.4099999999999" calcext:value-type="float">
            <text:p>62,4099999999999</text:p>
          </table:table-cell>
          <table:table-cell office:value-type="float" office:value="78.8599999999997" calcext:value-type="float">
            <text:p>78,8599999999997</text:p>
          </table:table-cell>
          <table:table-cell office:value-type="float" office:value="85.1000000000004" calcext:value-type="float">
            <text:p>85,1000000000004</text:p>
          </table:table-cell>
          <table:table-cell office:value-type="float" office:value="80" calcext:value-type="float">
            <text:p>80</text:p>
          </table:table-cell>
          <table:table-cell office:value-type="float" office:value="109.5" calcext:value-type="float">
            <text:p>109,5</text:p>
          </table:table-cell>
          <table:table-cell office:value-type="float" office:value="54.4599999999991" calcext:value-type="float">
            <text:p>54,4599999999991</text:p>
          </table:table-cell>
          <table:table-cell office:value-type="float" office:value="65.2399999999998" calcext:value-type="float">
            <text:p>65,2399999999998</text:p>
          </table:table-cell>
          <table:table-cell office:value-type="float" office:value="73.1900000000005" calcext:value-type="float">
            <text:p>73,1900000000005</text:p>
          </table:table-cell>
          <table:table-cell office:value-type="float" office:value="45.96" calcext:value-type="float">
            <text:p>45,96</text:p>
          </table:table-cell>
          <table:table-cell office:value-type="float" office:value="117.44" calcext:value-type="float">
            <text:p>117,44</text:p>
          </table:table-cell>
          <table:table-cell office:value-type="float" office:value="159.43" calcext:value-type="float">
            <text:p>159,43</text:p>
          </table:table-cell>
          <table:table-cell office:value-type="float" office:value="158.29" calcext:value-type="float">
            <text:p>158,29</text:p>
          </table:table-cell>
          <table:table-cell office:value-type="float" office:value="64.6799999999994" calcext:value-type="float">
            <text:p>64,6799999999994</text:p>
          </table:table-cell>
          <table:table-cell office:value-type="float" office:value="79.4300000000003" calcext:value-type="float">
            <text:p>79,4300000000003</text:p>
          </table:table-cell>
          <table:table-cell office:value-type="float" office:value="65.8199999999997" calcext:value-type="float">
            <text:p>65,8199999999997</text:p>
          </table:table-cell>
          <table:table-cell office:value-type="float" office:value="63.54" calcext:value-type="float">
            <text:p>63,54</text:p>
          </table:table-cell>
          <table:table-cell office:value-type="float" office:value="92.4799999999996" calcext:value-type="float">
            <text:p>92,4799999999996</text:p>
          </table:table-cell>
          <table:table-cell office:value-type="float" office:value="50.71" calcext:value-type="float">
            <text:p>50,71</text:p>
          </table:table-cell>
          <table:table-cell office:value-type="float" office:value="84.3299999999999" calcext:value-type="float">
            <text:p>84,3299999999999</text:p>
          </table:table-cell>
          <table:table-cell office:value-type="float" office:value="56.9800000000005" calcext:value-type="float">
            <text:p>56,9800000000005</text:p>
          </table:table-cell>
          <table:table-cell office:value-type="float" office:value="74.0699999999997" calcext:value-type="float">
            <text:p>74,0699999999997</text:p>
          </table:table-cell>
          <table:table-cell office:value-type="float" office:value="136.19" calcext:value-type="float">
            <text:p>136,19</text:p>
          </table:table-cell>
          <table:table-cell office:value-type="float" office:value="64.3900000000003" calcext:value-type="float">
            <text:p>64,3900000000003</text:p>
          </table:table-cell>
          <table:table-cell office:value-type="float" office:value="125.93" calcext:value-type="float">
            <text:p>125,93</text:p>
          </table:table-cell>
          <table:table-cell office:value-type="float" office:value="86.6099999999997" calcext:value-type="float">
            <text:p>86,6099999999997</text:p>
          </table:table-cell>
          <table:table-cell office:value-type="float" office:value="153.28" calcext:value-type="float">
            <text:p>153,28</text:p>
          </table:table-cell>
          <table:table-cell office:value-type="float" office:value="77.5" calcext:value-type="float">
            <text:p>77,5</text:p>
          </table:table-cell>
          <table:table-cell office:value-type="float" office:value="80.3399999999992" calcext:value-type="float">
            <text:p>80,3399999999992</text:p>
          </table:table-cell>
          <table:table-cell office:value-type="float" office:value="69.5200000000004" calcext:value-type="float">
            <text:p>69,5200000000004</text:p>
          </table:table-cell>
          <table:table-cell office:value-type="float" office:value="58.6899999999996" calcext:value-type="float">
            <text:p>58,6899999999996</text:p>
          </table:table-cell>
          <table:table-cell office:value-type="float" office:value="80.3400000000002" calcext:value-type="float">
            <text:p>80,3400000000002</text:p>
          </table:table-cell>
          <table:table-cell office:value-type="float" office:value="88.3199999999997" calcext:value-type="float">
            <text:p>88,3199999999997</text:p>
          </table:table-cell>
          <table:table-cell office:value-type="float" office:value="96.2999999999993" calcext:value-type="float">
            <text:p>96,2999999999993</text:p>
          </table:table-cell>
          <table:table-cell office:value-type="float" office:value="80.3500000000004" calcext:value-type="float">
            <text:p>80,3500000000004</text:p>
          </table:table-cell>
          <table:table-cell office:value-type="float" office:value="167.52" calcext:value-type="float">
            <text:p>167,52</text:p>
          </table:table-cell>
          <table:table-cell office:value-type="float" office:value="92.3100000000004" calcext:value-type="float">
            <text:p>92,3100000000004</text:p>
          </table:table-cell>
          <table:table-cell office:value-type="float" office:value="127.07" calcext:value-type="float">
            <text:p>127,07</text:p>
          </table:table-cell>
          <table:table-cell office:value-type="float" office:value="120.23" calcext:value-type="float">
            <text:p>120,23</text:p>
          </table:table-cell>
          <table:table-cell office:value-type="float" office:value="175.5" calcext:value-type="float">
            <text:p>175,5</text:p>
          </table:table-cell>
          <table:table-cell office:value-type="float" office:value="65.8000000000002" calcext:value-type="float">
            <text:p>65,8000000000002</text:p>
          </table:table-cell>
          <table:table-cell office:value-type="float" office:value="99.5599999999995" calcext:value-type="float">
            <text:p>99,5599999999995</text:p>
          </table:table-cell>
          <table:table-cell office:value-type="float" office:value="66.3700000000008" calcext:value-type="float">
            <text:p>66,3700000000008</text:p>
          </table:table-cell>
          <table:table-cell office:value-type="float" office:value="89.8299999999999" calcext:value-type="float">
            <text:p>89,8299999999999</text:p>
          </table:table-cell>
          <table:table-cell office:value-type="float" office:value="84.1099999999997" calcext:value-type="float">
            <text:p>84,1099999999997</text:p>
          </table:table-cell>
          <table:table-cell office:value-type="float" office:value="64.0800000000008" calcext:value-type="float">
            <text:p>64,0800000000008</text:p>
          </table:table-cell>
          <table:table-cell office:value-type="float" office:value="110.42" calcext:value-type="float">
            <text:p>110,42</text:p>
          </table:table-cell>
          <table:table-cell office:value-type="float" office:value="105.85" calcext:value-type="float">
            <text:p>105,85</text:p>
          </table:table-cell>
          <table:table-cell office:value-type="float" office:value="121.3" calcext:value-type="float">
            <text:p>121,3</text:p>
          </table:table-cell>
          <table:table-cell office:value-type="float" office:value="61.79" calcext:value-type="float">
            <text:p>61,79</text:p>
          </table:table-cell>
          <table:table-cell office:value-type="float" office:value="96.6899999999996" calcext:value-type="float">
            <text:p>96,6899999999996</text:p>
          </table:table-cell>
          <table:table-cell office:value-type="float" office:value="104.13" calcext:value-type="float">
            <text:p>104,13</text:p>
          </table:table-cell>
          <table:table-cell office:value-type="float" office:value="84.6799999999994" calcext:value-type="float">
            <text:p>84,6799999999994</text:p>
          </table:table-cell>
          <table:table-cell office:value-type="float" office:value="139.03" calcext:value-type="float">
            <text:p>139,03</text:p>
          </table:table-cell>
          <table:table-cell office:value-type="float" office:value="108.71" calcext:value-type="float">
            <text:p>108,71</text:p>
          </table:table-cell>
          <table:table-cell office:value-type="float" office:value="127.59" calcext:value-type="float">
            <text:p>127,59</text:p>
          </table:table-cell>
          <table:table-cell office:value-type="float" office:value="161.92" calcext:value-type="float">
            <text:p>161,92</text:p>
          </table:table-cell>
          <table:table-cell office:value-type="float" office:value="62.3599999999997" calcext:value-type="float">
            <text:p>62,3599999999997</text:p>
          </table:table-cell>
          <table:table-cell office:value-type="float" office:value="98.9800000000005" calcext:value-type="float">
            <text:p>98,9800000000005</text:p>
          </table:table-cell>
          <table:table-cell office:value-type="float" office:value="124.73" calcext:value-type="float">
            <text:p>124,73</text:p>
          </table:table-cell>
          <table:table-cell office:value-type="float" office:value="81.25" calcext:value-type="float">
            <text:p>81,25</text:p>
          </table:table-cell>
          <table:table-cell office:value-type="float" office:value="56.8100000000004" calcext:value-type="float">
            <text:p>56,8100000000004</text:p>
          </table:table-cell>
          <table:table-cell office:value-type="float" office:value="62.5500000000002" calcext:value-type="float">
            <text:p>62,5500000000002</text:p>
          </table:table-cell>
          <table:table-cell office:value-type="float" office:value="92.3900000000003" calcext:value-type="float">
            <text:p>92,3900000000003</text:p>
          </table:table-cell>
          <table:table-cell office:value-type="float" office:value="80.9099999999999" calcext:value-type="float">
            <text:p>80,9099999999999</text:p>
          </table:table-cell>
          <table:table-cell office:value-type="float" office:value="49.9200000000001" calcext:value-type="float">
            <text:p>49,9200000000001</text:p>
          </table:table-cell>
          <table:table-cell office:value-type="float" office:value="103.290000000001" calcext:value-type="float">
            <text:p>103,290000000001</text:p>
          </table:table-cell>
          <table:table-cell office:value-type="float" office:value="79.1899999999996" calcext:value-type="float">
            <text:p>79,1899999999996</text:p>
          </table:table-cell>
          <table:table-cell office:value-type="float" office:value="145.18" calcext:value-type="float">
            <text:p>145,18</text:p>
          </table:table-cell>
          <table:table-cell office:value-type="float" office:value="79.7600000000002" calcext:value-type="float">
            <text:p>79,7600000000002</text:p>
          </table:table-cell>
          <table:table-cell office:value-type="float" office:value="102.14" calcext:value-type="float">
            <text:p>102,14</text:p>
          </table:table-cell>
          <table:table-cell office:value-type="float" office:value="76.3199999999997" calcext:value-type="float">
            <text:p>76,3199999999997</text:p>
          </table:table-cell>
          <table:table-cell office:value-type="float" office:value="65.4200000000001" calcext:value-type="float">
            <text:p>65,4200000000001</text:p>
          </table:table-cell>
          <table:table-cell office:value-type="float" office:value="96.9799999999996" calcext:value-type="float">
            <text:p>96,9799999999996</text:p>
          </table:table-cell>
          <table:table-cell office:value-type="float" office:value="68.29" calcext:value-type="float">
            <text:p>68,29</text:p>
          </table:table-cell>
          <table:table-cell office:value-type="float" office:value="76.8900000000003" calcext:value-type="float">
            <text:p>76,8900000000003</text:p>
          </table:table-cell>
          <table:table-cell office:value-type="float" office:value="53.9399999999996" calcext:value-type="float">
            <text:p>53,9399999999996</text:p>
          </table:table-cell>
          <table:table-cell office:value-type="float" office:value="58.5299999999998" calcext:value-type="float">
            <text:p>58,5299999999998</text:p>
          </table:table-cell>
          <table:table-cell office:value-type="float" office:value="107.88" calcext:value-type="float">
            <text:p>107,88</text:p>
          </table:table-cell>
          <table:table-cell office:value-type="float" office:value="123.38" calcext:value-type="float">
            <text:p>123,38</text:p>
          </table:table-cell>
          <table:table-cell office:value-type="float" office:value="78.04" calcext:value-type="float">
            <text:p>78,04</text:p>
          </table:table-cell>
          <table:table-cell office:value-type="float" office:value="73.4499999999998" calcext:value-type="float">
            <text:p>73,4499999999998</text:p>
          </table:table-cell>
          <table:table-cell office:value-type="float" office:value="61.5500000000002" calcext:value-type="float">
            <text:p>61,5500000000002</text:p>
          </table:table-cell>
          <table:table-cell office:value-type="float" office:value="88.0100000000002" calcext:value-type="float">
            <text:p>88,0100000000002</text:p>
          </table:table-cell>
          <table:table-cell office:value-type="float" office:value="63.2700000000004" calcext:value-type="float">
            <text:p>63,2700000000004</text:p>
          </table:table-cell>
          <table:table-cell office:value-type="float" office:value="59.25" calcext:value-type="float">
            <text:p>59,25</text:p>
          </table:table-cell>
          <table:table-cell office:value-type="float" office:value="74.7799999999998" calcext:value-type="float">
            <text:p>74,7799999999998</text:p>
          </table:table-cell>
          <table:table-cell office:value-type="float" office:value="114.47" calcext:value-type="float">
            <text:p>114,47</text:p>
          </table:table-cell>
          <table:table-cell office:value-type="float" office:value="44.8699999999999" calcext:value-type="float">
            <text:p>44,8699999999999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56.9499999999998" calcext:value-type="float">
            <text:p>56,9499999999998</text:p>
          </table:table-cell>
          <table:table-cell office:value-type="float" office:value="85.71" calcext:value-type="float">
            <text:p>85,71</text:p>
          </table:table-cell>
          <table:table-cell office:value-type="float" office:value="58.6700000000001" calcext:value-type="float">
            <text:p>58,6700000000001</text:p>
          </table:table-cell>
          <table:table-cell office:value-type="float" office:value="92.0299999999997" calcext:value-type="float">
            <text:p>92,0299999999997</text:p>
          </table:table-cell>
          <table:table-cell office:value-type="float" office:value="124.82" calcext:value-type="float">
            <text:p>124,82</text:p>
          </table:table-cell>
          <table:table-cell office:value-type="float" office:value="89.7300000000005" calcext:value-type="float">
            <text:p>89,7300000000005</text:p>
          </table:table-cell>
          <table:table-cell office:value-type="float" office:value="63.2699999999995" calcext:value-type="float">
            <text:p>63,2699999999995</text:p>
          </table:table-cell>
          <table:table-cell office:value-type="float" office:value="104.69" calcext:value-type="float">
            <text:p>104,69</text:p>
          </table:table-cell>
          <table:table-cell office:value-type="float" office:value="135.18" calcext:value-type="float">
            <text:p>135,18</text:p>
          </table:table-cell>
          <table:table-cell office:value-type="float" office:value="100.080000000001" calcext:value-type="float">
            <text:p>100,080000000001</text:p>
          </table:table-cell>
          <table:table-cell office:value-type="float" office:value="82.2600000000002" calcext:value-type="float">
            <text:p>82,2600000000002</text:p>
          </table:table-cell>
          <table:table-cell office:value-type="float" office:value="93.7600000000002" calcext:value-type="float">
            <text:p>93,7600000000002</text:p>
          </table:table-cell>
          <table:table-cell office:value-type="float" office:value="131.14" calcext:value-type="float">
            <text:p>131,14</text:p>
          </table:table-cell>
          <table:table-cell office:value-type="float" office:value="65.6700000000001" calcext:value-type="float">
            <text:p>65,6700000000001</text:p>
          </table:table-cell>
          <table:table-cell office:value-type="float" office:value="130.77" calcext:value-type="float">
            <text:p>130,77</text:p>
          </table:table-cell>
          <table:table-cell office:value-type="float" office:value="65.1000000000004" calcext:value-type="float">
            <text:p>65,1000000000004</text:p>
          </table:table-cell>
          <table:table-cell office:value-type="float" office:value="64.5200000000004" calcext:value-type="float">
            <text:p>64,5200000000004</text:p>
          </table:table-cell>
          <table:table-cell office:value-type="float" office:value="114.64" calcext:value-type="float">
            <text:p>114,64</text:p>
          </table:table-cell>
          <table:table-cell office:value-type="float" office:value="140.570000000001" calcext:value-type="float">
            <text:p>140,570000000001</text:p>
          </table:table-cell>
          <table:table-cell office:value-type="float" office:value="97.9300000000003" calcext:value-type="float">
            <text:p>97,9300000000003</text:p>
          </table:table-cell>
          <table:table-cell office:value-type="float" office:value="108.309999999999" calcext:value-type="float">
            <text:p>108,309999999999</text:p>
          </table:table-cell>
          <table:table-cell office:value-type="float" office:value="127.889999999999" calcext:value-type="float">
            <text:p>127,889999999999</text:p>
          </table:table-cell>
          <table:table-cell office:value-type="float" office:value="74.3099999999995" calcext:value-type="float">
            <text:p>74,3099999999995</text:p>
          </table:table-cell>
          <table:table-cell office:value-type="float" office:value="103.11" calcext:value-type="float">
            <text:p>103,11</text:p>
          </table:table-cell>
          <table:table-cell office:value-type="float" office:value="107.73" calcext:value-type="float">
            <text:p>107,73</text:p>
          </table:table-cell>
          <table:table-cell office:value-type="float" office:value="128.469999999999" calcext:value-type="float">
            <text:p>128,469999999999</text:p>
          </table:table-cell>
          <table:table-cell office:value-type="float" office:value="112.91" calcext:value-type="float">
            <text:p>112,91</text:p>
          </table:table-cell>
          <table:table-cell office:value-type="float" office:value="91.0199999999995" calcext:value-type="float">
            <text:p>91,0199999999995</text:p>
          </table:table-cell>
          <table:table-cell office:value-type="float" office:value="121.55" calcext:value-type="float">
            <text:p>121,55</text:p>
          </table:table-cell>
          <table:table-cell office:value-type="float" office:value="108.87" calcext:value-type="float">
            <text:p>108,87</text:p>
          </table:table-cell>
          <table:table-cell office:value-type="float" office:value="57.6100000000006" calcext:value-type="float">
            <text:p>57,6100000000006</text:p>
          </table:table-cell>
          <table:table-cell office:value-type="float" office:value="137.679999999999" calcext:value-type="float">
            <text:p>137,679999999999</text:p>
          </table:table-cell>
          <table:table-cell office:value-type="float" office:value="168.790000000001" calcext:value-type="float">
            <text:p>168,790000000001</text:p>
          </table:table-cell>
          <table:table-cell office:value-type="float" office:value="94.0699999999997" calcext:value-type="float">
            <text:p>94,0699999999997</text:p>
          </table:table-cell>
          <table:table-cell office:value-type="float" office:value="82.5299999999998" calcext:value-type="float">
            <text:p>82,5299999999998</text:p>
          </table:table-cell>
          <table:table-cell office:value-type="float" office:value="136.200000000001" calcext:value-type="float">
            <text:p>136,200000000001</text:p>
          </table:table-cell>
          <table:table-cell office:value-type="float" office:value="73.3000000000002" calcext:value-type="float">
            <text:p>73,3000000000002</text:p>
          </table:table-cell>
          <table:table-cell office:value-type="float" office:value="174.87" calcext:value-type="float">
            <text:p>174,87</text:p>
          </table:table-cell>
          <table:table-cell office:value-type="float" office:value="101.57" calcext:value-type="float">
            <text:p>101,57</text:p>
          </table:table-cell>
          <table:table-cell office:value-type="float" office:value="60.6000000000004" calcext:value-type="float">
            <text:p>60,6000000000004</text:p>
          </table:table-cell>
          <table:table-cell office:value-type="float" office:value="117.74" calcext:value-type="float">
            <text:p>117,74</text:p>
          </table:table-cell>
          <table:table-cell office:value-type="float" office:value="120.610000000001" calcext:value-type="float">
            <text:p>120,610000000001</text:p>
          </table:table-cell>
          <table:table-cell office:value-type="float" office:value="131.01" calcext:value-type="float">
            <text:p>131,01</text:p>
          </table:table-cell>
          <table:table-cell office:value-type="float" office:value="88.3000000000002" calcext:value-type="float">
            <text:p>88,3000000000002</text:p>
          </table:table-cell>
          <table:table-cell office:value-type="float" office:value="144.28" calcext:value-type="float">
            <text:p>144,28</text:p>
          </table:table-cell>
          <table:table-cell office:value-type="float" office:value="49.0600000000004" calcext:value-type="float">
            <text:p>49,0600000000004</text:p>
          </table:table-cell>
          <table:table-cell office:value-type="float" office:value="108.5" calcext:value-type="float">
            <text:p>108,5</text:p>
          </table:table-cell>
          <table:table-cell office:value-type="float" office:value="195.06" calcext:value-type="float">
            <text:p>195,06</text:p>
          </table:table-cell>
          <table:table-cell office:value-type="float" office:value="122.35" calcext:value-type="float">
            <text:p>122,35</text:p>
          </table:table-cell>
          <table:table-cell office:value-type="float" office:value="197.37" calcext:value-type="float">
            <text:p>197,37</text:p>
          </table:table-cell>
          <table:table-cell office:value-type="float" office:value="87.1500000000006" calcext:value-type="float">
            <text:p>87,1500000000006</text:p>
          </table:table-cell>
          <table:table-cell office:value-type="float" office:value="162.17" calcext:value-type="float">
            <text:p>162,17</text:p>
          </table:table-cell>
          <table:table-cell office:value-type="float" office:value="222.19" calcext:value-type="float">
            <text:p>222,19</text:p>
          </table:table-cell>
          <table:table-cell office:value-type="float" office:value="106.19" calcext:value-type="float">
            <text:p>106,19</text:p>
          </table:table-cell>
          <table:table-cell office:value-type="float" office:value="99.8499999999995" calcext:value-type="float">
            <text:p>99,8499999999995</text:p>
          </table:table-cell>
          <table:table-cell office:value-type="float" office:value="150.63" calcext:value-type="float">
            <text:p>150,63</text:p>
          </table:table-cell>
          <table:table-cell office:value-type="float" office:value="141.59" calcext:value-type="float">
            <text:p>141,59</text:p>
          </table:table-cell>
          <table:table-cell office:value-type="float" office:value="60.6799999999994" calcext:value-type="float">
            <text:p>60,6799999999994</text:p>
          </table:table-cell>
          <table:table-cell office:value-type="float" office:value="86.6999999999998" calcext:value-type="float">
            <text:p>86,6999999999998</text:p>
          </table:table-cell>
          <table:table-cell table:number-columns-repeated="2" office:value-type="float" office:value="118.48" calcext:value-type="float">
            <text:p>118,48</text:p>
          </table:table-cell>
          <table:table-cell office:value-type="float" office:value="76.8699999999999" calcext:value-type="float">
            <text:p>76,8699999999999</text:p>
          </table:table-cell>
          <table:table-cell office:value-type="float" office:value="49.71" calcext:value-type="float">
            <text:p>49,71</text:p>
          </table:table-cell>
          <table:table-cell office:value-type="float" office:value="67.04" calcext:value-type="float">
            <text:p>67,04</text:p>
          </table:table-cell>
          <table:table-cell office:value-type="float" office:value="89.5799999999999" calcext:value-type="float">
            <text:p>89,5799999999999</text:p>
          </table:table-cell>
          <table:table-cell office:value-type="float" office:value="100.57" calcext:value-type="float">
            <text:p>100,57</text:p>
          </table:table-cell>
          <table:table-cell office:value-type="float" office:value="108.65" calcext:value-type="float">
            <text:p>108,65</text:p>
          </table:table-cell>
          <table:table-cell office:value-type="float" office:value="134.08" calcext:value-type="float">
            <text:p>134,08</text:p>
          </table:table-cell>
          <table:table-cell office:value-type="float" office:value="130.62" calcext:value-type="float">
            <text:p>130,62</text:p>
          </table:table-cell>
          <table:table-cell office:value-type="float" office:value="117.900000000001" calcext:value-type="float">
            <text:p>117,900000000001</text:p>
          </table:table-cell>
          <table:table-cell office:value-type="float" office:value="84.96" calcext:value-type="float">
            <text:p>84,96</text:p>
          </table:table-cell>
          <table:table-cell office:value-type="float" office:value="91.8899999999994" calcext:value-type="float">
            <text:p>91,8899999999994</text:p>
          </table:table-cell>
          <table:table-cell office:value-type="float" office:value="77.4499999999998" calcext:value-type="float">
            <text:p>77,4499999999998</text:p>
          </table:table-cell>
          <table:table-cell office:value-type="float" office:value="101.72" calcext:value-type="float">
            <text:p>101,72</text:p>
          </table:table-cell>
          <table:table-cell office:value-type="float" office:value="83.8599999999997" calcext:value-type="float">
            <text:p>83,8599999999997</text:p>
          </table:table-cell>
          <table:table-cell office:value-type="float" office:value="80.9700000000003" calcext:value-type="float">
            <text:p>80,9700000000003</text:p>
          </table:table-cell>
          <table:table-cell office:value-type="float" office:value="192.02" calcext:value-type="float">
            <text:p>192,02</text:p>
          </table:table-cell>
          <table:table-cell office:value-type="float" office:value="108.73" calcext:value-type="float">
            <text:p>108,73</text:p>
          </table:table-cell>
          <table:table-cell office:value-type="float" office:value="194.91" calcext:value-type="float">
            <text:p>194,91</text:p>
          </table:table-cell>
          <table:table-cell office:value-type="float" office:value="84.4499999999998" calcext:value-type="float">
            <text:p>84,4499999999998</text:p>
          </table:table-cell>
          <table:table-cell office:value-type="float" office:value="147.48" calcext:value-type="float">
            <text:p>147,48</text:p>
          </table:table-cell>
          <table:table-cell office:value-type="float" office:value="100.059999999999" calcext:value-type="float">
            <text:p>100,059999999999</text:p>
          </table:table-cell>
          <table:table-cell office:value-type="float" office:value="98.8999999999996" calcext:value-type="float">
            <text:p>98,8999999999996</text:p>
          </table:table-cell>
          <table:table-cell office:value-type="float" office:value="128.4" calcext:value-type="float">
            <text:p>128,4</text:p>
          </table:table-cell>
          <table:table-cell office:value-type="float" office:value="97.1700000000001" calcext:value-type="float">
            <text:p>97,1700000000001</text:p>
          </table:table-cell>
          <table:table-cell office:value-type="float" office:value="209.95" calcext:value-type="float">
            <text:p>209,95</text:p>
          </table:table-cell>
          <table:table-cell office:value-type="float" office:value="76.3500000000004" calcext:value-type="float">
            <text:p>76,3500000000004</text:p>
          </table:table-cell>
          <table:table-cell office:value-type="float" office:value="137.66" calcext:value-type="float">
            <text:p>137,66</text:p>
          </table:table-cell>
          <table:table-cell office:value-type="float" office:value="137.08" calcext:value-type="float">
            <text:p>137,08</text:p>
          </table:table-cell>
          <table:table-cell office:value-type="float" office:value="146.33" calcext:value-type="float">
            <text:p>146,33</text:p>
          </table:table-cell>
          <table:table-cell office:value-type="float" office:value="116.83" calcext:value-type="float">
            <text:p>116,83</text:p>
          </table:table-cell>
          <table:table-cell office:value-type="float" office:value="208.8" calcext:value-type="float">
            <text:p>208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date" office:date-value="2023-02-22" calcext:value-type="date">
            <text:p>22/02/23</text:p>
          </table:table-cell>
          <table:table-cell office:value-type="float" office:value="5247.57" calcext:value-type="float">
            <text:p>5247,57</text:p>
          </table:table-cell>
          <table:table-cell office:value-type="float" office:value="5186.73" calcext:value-type="float">
            <text:p>5186,73</text:p>
          </table:table-cell>
          <table:table-cell table:formula="of:=[.C10]-[.D10]" office:value-type="float" office:value="60.8400000000002" calcext:value-type="float">
            <text:p>60,8400000000002</text:p>
          </table:table-cell>
          <table:table-cell/>
          <table:table-cell table:style-name="Default" table:number-columns-repeated="251"/>
        </table:table-row>
        <table:table-row table:style-name="ro1">
          <table:table-cell/>
          <table:table-cell table:style-name="ce2" office:value-type="date" office:date-value="2023-02-17" calcext:value-type="date">
            <text:p>17/02/23</text:p>
          </table:table-cell>
          <table:table-cell office:value-type="float" office:value="5291.31" calcext:value-type="float">
            <text:p>5291,31</text:p>
          </table:table-cell>
          <table:table-cell office:value-type="float" office:value="5186.73" calcext:value-type="float">
            <text:p>5186,73</text:p>
          </table:table-cell>
          <table:table-cell table:formula="of:=[.C11]-[.D11]" office:value-type="float" office:value="104.580000000001" calcext:value-type="float">
            <text:p>104,580000000001</text:p>
          </table:table-cell>
          <table:table-cell/>
          <table:table-cell table:style-name="Default"/>
          <table:table-cell table:style-name="ce2" office:value-type="date" office:date-value="2022-12-29" calcext:value-type="date">
            <text:p>29/12/22</text:p>
          </table:table-cell>
          <table:table-cell table:style-name="ce2" office:value-type="date" office:date-value="2022-12-28" calcext:value-type="date">
            <text:p>28/12/22</text:p>
          </table:table-cell>
          <table:table-cell table:style-name="ce2" office:value-type="date" office:date-value="2022-12-27" calcext:value-type="date">
            <text:p>27/12/22</text:p>
          </table:table-cell>
          <table:table-cell table:style-name="ce2" office:value-type="date" office:date-value="2022-12-26" calcext:value-type="date">
            <text:p>26/12/22</text:p>
          </table:table-cell>
          <table:table-cell table:style-name="ce2" office:value-type="date" office:date-value="2022-12-23" calcext:value-type="date">
            <text:p>23/12/22</text:p>
          </table:table-cell>
          <table:table-cell table:style-name="ce2" office:value-type="date" office:date-value="2022-12-22" calcext:value-type="date">
            <text:p>22/12/22</text:p>
          </table:table-cell>
          <table:table-cell table:style-name="ce2" office:value-type="date" office:date-value="2022-12-21" calcext:value-type="date">
            <text:p>21/12/22</text:p>
          </table:table-cell>
          <table:table-cell table:style-name="ce2" office:value-type="date" office:date-value="2022-12-20" calcext:value-type="date">
            <text:p>20/12/22</text:p>
          </table:table-cell>
          <table:table-cell table:style-name="ce2" office:value-type="date" office:date-value="2022-12-19" calcext:value-type="date">
            <text:p>19/12/22</text:p>
          </table:table-cell>
          <table:table-cell table:style-name="ce2" office:value-type="date" office:date-value="2022-12-16" calcext:value-type="date">
            <text:p>16/12/22</text:p>
          </table:table-cell>
          <table:table-cell table:style-name="ce2" office:value-type="date" office:date-value="2022-12-15" calcext:value-type="date">
            <text:p>15/12/22</text:p>
          </table:table-cell>
          <table:table-cell table:style-name="ce2" office:value-type="date" office:date-value="2022-12-14" calcext:value-type="date">
            <text:p>14/12/22</text:p>
          </table:table-cell>
          <table:table-cell table:style-name="ce2" office:value-type="date" office:date-value="2022-12-13" calcext:value-type="date">
            <text:p>13/12/22</text:p>
          </table:table-cell>
          <table:table-cell table:style-name="ce2" office:value-type="date" office:date-value="2022-12-12" calcext:value-type="date">
            <text:p>12/12/22</text:p>
          </table:table-cell>
          <table:table-cell table:style-name="ce2" office:value-type="date" office:date-value="2022-12-09" calcext:value-type="date">
            <text:p>09/12/22</text:p>
          </table:table-cell>
          <table:table-cell table:style-name="ce2" office:value-type="date" office:date-value="2022-12-08" calcext:value-type="date">
            <text:p>08/12/22</text:p>
          </table:table-cell>
          <table:table-cell table:style-name="ce2" office:value-type="date" office:date-value="2022-12-07" calcext:value-type="date">
            <text:p>07/12/22</text:p>
          </table:table-cell>
          <table:table-cell table:style-name="ce2" office:value-type="date" office:date-value="2022-12-06" calcext:value-type="date">
            <text:p>06/12/22</text:p>
          </table:table-cell>
          <table:table-cell table:style-name="ce2" office:value-type="date" office:date-value="2022-12-05" calcext:value-type="date">
            <text:p>05/12/22</text:p>
          </table:table-cell>
          <table:table-cell table:style-name="ce2" office:value-type="date" office:date-value="2022-12-02" calcext:value-type="date">
            <text:p>02/12/22</text:p>
          </table:table-cell>
          <table:table-cell table:style-name="ce2" office:value-type="date" office:date-value="2022-12-01" calcext:value-type="date">
            <text:p>01/12/22</text:p>
          </table:table-cell>
          <table:table-cell table:style-name="ce2" office:value-type="date" office:date-value="2022-11-30" calcext:value-type="date">
            <text:p>30/11/22</text:p>
          </table:table-cell>
          <table:table-cell table:style-name="ce2" office:value-type="date" office:date-value="2022-11-29" calcext:value-type="date">
            <text:p>29/11/22</text:p>
          </table:table-cell>
          <table:table-cell table:style-name="ce2" office:value-type="date" office:date-value="2022-11-28" calcext:value-type="date">
            <text:p>28/11/22</text:p>
          </table:table-cell>
          <table:table-cell table:style-name="ce2" office:value-type="date" office:date-value="2022-11-25" calcext:value-type="date">
            <text:p>25/11/22</text:p>
          </table:table-cell>
          <table:table-cell table:style-name="ce2" office:value-type="date" office:date-value="2022-11-24" calcext:value-type="date">
            <text:p>24/11/22</text:p>
          </table:table-cell>
          <table:table-cell table:style-name="ce2" office:value-type="date" office:date-value="2022-11-23" calcext:value-type="date">
            <text:p>23/11/22</text:p>
          </table:table-cell>
          <table:table-cell table:style-name="ce2" office:value-type="date" office:date-value="2022-11-22" calcext:value-type="date">
            <text:p>22/11/22</text:p>
          </table:table-cell>
          <table:table-cell table:style-name="ce2" office:value-type="date" office:date-value="2022-11-21" calcext:value-type="date">
            <text:p>21/11/22</text:p>
          </table:table-cell>
          <table:table-cell table:style-name="ce2" office:value-type="date" office:date-value="2022-11-18" calcext:value-type="date">
            <text:p>18/11/22</text:p>
          </table:table-cell>
          <table:table-cell table:style-name="ce2" office:value-type="date" office:date-value="2022-11-17" calcext:value-type="date">
            <text:p>17/11/22</text:p>
          </table:table-cell>
          <table:table-cell table:style-name="ce2" office:value-type="date" office:date-value="2022-11-16" calcext:value-type="date">
            <text:p>16/11/22</text:p>
          </table:table-cell>
          <table:table-cell table:style-name="ce2" office:value-type="date" office:date-value="2022-11-14" calcext:value-type="date">
            <text:p>14/11/22</text:p>
          </table:table-cell>
          <table:table-cell table:style-name="ce2" office:value-type="date" office:date-value="2022-11-11" calcext:value-type="date">
            <text:p>11/11/22</text:p>
          </table:table-cell>
          <table:table-cell table:style-name="ce2" office:value-type="date" office:date-value="2022-11-10" calcext:value-type="date">
            <text:p>10/11/22</text:p>
          </table:table-cell>
          <table:table-cell table:style-name="ce2" office:value-type="date" office:date-value="2022-11-09" calcext:value-type="date">
            <text:p>09/11/22</text:p>
          </table:table-cell>
          <table:table-cell table:style-name="ce2" office:value-type="date" office:date-value="2022-11-08" calcext:value-type="date">
            <text:p>08/11/22</text:p>
          </table:table-cell>
          <table:table-cell table:style-name="ce2" office:value-type="date" office:date-value="2022-11-07" calcext:value-type="date">
            <text:p>07/11/22</text:p>
          </table:table-cell>
          <table:table-cell table:style-name="ce2" office:value-type="date" office:date-value="2022-11-04" calcext:value-type="date">
            <text:p>04/11/22</text:p>
          </table:table-cell>
          <table:table-cell table:style-name="ce2" office:value-type="date" office:date-value="2022-11-03" calcext:value-type="date">
            <text:p>03/11/22</text:p>
          </table:table-cell>
          <table:table-cell table:style-name="ce2" office:value-type="date" office:date-value="2022-11-01" calcext:value-type="date">
            <text:p>01/11/22</text:p>
          </table:table-cell>
          <table:table-cell table:style-name="ce2" office:value-type="date" office:date-value="2022-10-31" calcext:value-type="date">
            <text:p>31/10/22</text:p>
          </table:table-cell>
          <table:table-cell table:style-name="ce2" office:value-type="date" office:date-value="2022-10-28" calcext:value-type="date">
            <text:p>28/10/22</text:p>
          </table:table-cell>
          <table:table-cell table:style-name="ce2" office:value-type="date" office:date-value="2022-10-27" calcext:value-type="date">
            <text:p>27/10/22</text:p>
          </table:table-cell>
          <table:table-cell table:style-name="ce2" office:value-type="date" office:date-value="2022-10-26" calcext:value-type="date">
            <text:p>26/10/22</text:p>
          </table:table-cell>
          <table:table-cell table:style-name="ce2" office:value-type="date" office:date-value="2022-10-25" calcext:value-type="date">
            <text:p>25/10/22</text:p>
          </table:table-cell>
          <table:table-cell table:style-name="ce2" office:value-type="date" office:date-value="2022-10-24" calcext:value-type="date">
            <text:p>24/10/22</text:p>
          </table:table-cell>
          <table:table-cell table:style-name="ce2" office:value-type="date" office:date-value="2022-10-21" calcext:value-type="date">
            <text:p>21/10/22</text:p>
          </table:table-cell>
          <table:table-cell table:style-name="ce2" office:value-type="date" office:date-value="2022-10-20" calcext:value-type="date">
            <text:p>20/10/22</text:p>
          </table:table-cell>
          <table:table-cell table:style-name="ce2" office:value-type="date" office:date-value="2022-10-19" calcext:value-type="date">
            <text:p>19/10/22</text:p>
          </table:table-cell>
          <table:table-cell table:style-name="ce2" office:value-type="date" office:date-value="2022-10-18" calcext:value-type="date">
            <text:p>18/10/22</text:p>
          </table:table-cell>
          <table:table-cell table:style-name="ce2" office:value-type="date" office:date-value="2022-10-17" calcext:value-type="date">
            <text:p>17/10/22</text:p>
          </table:table-cell>
          <table:table-cell table:style-name="ce2" office:value-type="date" office:date-value="2022-10-14" calcext:value-type="date">
            <text:p>14/10/22</text:p>
          </table:table-cell>
          <table:table-cell table:style-name="ce2" office:value-type="date" office:date-value="2022-10-13" calcext:value-type="date">
            <text:p>13/10/22</text:p>
          </table:table-cell>
          <table:table-cell table:style-name="ce2" office:value-type="date" office:date-value="2022-10-11" calcext:value-type="date">
            <text:p>11/10/22</text:p>
          </table:table-cell>
          <table:table-cell table:style-name="ce2" office:value-type="date" office:date-value="2022-10-10" calcext:value-type="date">
            <text:p>10/10/22</text:p>
          </table:table-cell>
          <table:table-cell table:style-name="ce2" office:value-type="date" office:date-value="2022-10-07" calcext:value-type="date">
            <text:p>07/10/22</text:p>
          </table:table-cell>
          <table:table-cell table:style-name="ce2" office:value-type="date" office:date-value="2022-10-06" calcext:value-type="date">
            <text:p>06/10/22</text:p>
          </table:table-cell>
          <table:table-cell table:style-name="ce2" office:value-type="date" office:date-value="2022-10-05" calcext:value-type="date">
            <text:p>05/10/22</text:p>
          </table:table-cell>
          <table:table-cell table:style-name="ce2" office:value-type="date" office:date-value="2022-10-04" calcext:value-type="date">
            <text:p>04/10/22</text:p>
          </table:table-cell>
          <table:table-cell table:style-name="ce2" office:value-type="date" office:date-value="2022-10-03" calcext:value-type="date">
            <text:p>03/10/22</text:p>
          </table:table-cell>
          <table:table-cell table:style-name="ce2" office:value-type="date" office:date-value="2022-09-30" calcext:value-type="date">
            <text:p>30/09/22</text:p>
          </table:table-cell>
          <table:table-cell table:style-name="ce2" office:value-type="date" office:date-value="2022-09-29" calcext:value-type="date">
            <text:p>29/09/22</text:p>
          </table:table-cell>
          <table:table-cell table:style-name="ce2" office:value-type="date" office:date-value="2022-09-28" calcext:value-type="date">
            <text:p>28/09/22</text:p>
          </table:table-cell>
          <table:table-cell table:style-name="ce2" office:value-type="date" office:date-value="2022-09-27" calcext:value-type="date">
            <text:p>27/09/22</text:p>
          </table:table-cell>
          <table:table-cell table:style-name="ce2" office:value-type="date" office:date-value="2022-09-26" calcext:value-type="date">
            <text:p>26/09/22</text:p>
          </table:table-cell>
          <table:table-cell table:style-name="ce2" office:value-type="date" office:date-value="2022-09-23" calcext:value-type="date">
            <text:p>23/09/22</text:p>
          </table:table-cell>
          <table:table-cell table:style-name="ce2" office:value-type="date" office:date-value="2022-09-22" calcext:value-type="date">
            <text:p>22/09/22</text:p>
          </table:table-cell>
          <table:table-cell table:style-name="ce2" office:value-type="date" office:date-value="2022-09-21" calcext:value-type="date">
            <text:p>21/09/22</text:p>
          </table:table-cell>
          <table:table-cell table:style-name="ce2" office:value-type="date" office:date-value="2022-09-20" calcext:value-type="date">
            <text:p>20/09/22</text:p>
          </table:table-cell>
          <table:table-cell table:style-name="ce2" office:value-type="date" office:date-value="2022-09-19" calcext:value-type="date">
            <text:p>19/09/22</text:p>
          </table:table-cell>
          <table:table-cell table:style-name="ce2" office:value-type="date" office:date-value="2022-09-16" calcext:value-type="date">
            <text:p>16/09/22</text:p>
          </table:table-cell>
          <table:table-cell table:style-name="ce2" office:value-type="date" office:date-value="2022-09-15" calcext:value-type="date">
            <text:p>15/09/22</text:p>
          </table:table-cell>
          <table:table-cell table:style-name="ce2" office:value-type="date" office:date-value="2022-09-14" calcext:value-type="date">
            <text:p>14/09/22</text:p>
          </table:table-cell>
          <table:table-cell table:style-name="ce2" office:value-type="date" office:date-value="2022-09-13" calcext:value-type="date">
            <text:p>13/09/22</text:p>
          </table:table-cell>
          <table:table-cell table:style-name="ce2" office:value-type="date" office:date-value="2022-09-12" calcext:value-type="date">
            <text:p>12/09/22</text:p>
          </table:table-cell>
          <table:table-cell table:style-name="ce2" office:value-type="date" office:date-value="2022-09-09" calcext:value-type="date">
            <text:p>09/09/22</text:p>
          </table:table-cell>
          <table:table-cell table:style-name="ce2" office:value-type="date" office:date-value="2022-09-08" calcext:value-type="date">
            <text:p>08/09/22</text:p>
          </table:table-cell>
          <table:table-cell table:style-name="ce2" office:value-type="date" office:date-value="2022-09-06" calcext:value-type="date">
            <text:p>06/09/22</text:p>
          </table:table-cell>
          <table:table-cell table:style-name="ce2" office:value-type="date" office:date-value="2022-09-05" calcext:value-type="date">
            <text:p>05/09/22</text:p>
          </table:table-cell>
          <table:table-cell table:style-name="ce2" office:value-type="date" office:date-value="2022-09-02" calcext:value-type="date">
            <text:p>02/09/22</text:p>
          </table:table-cell>
          <table:table-cell table:style-name="ce2" office:value-type="date" office:date-value="2022-09-01" calcext:value-type="date">
            <text:p>01/09/22</text:p>
          </table:table-cell>
          <table:table-cell table:style-name="ce2" office:value-type="date" office:date-value="2022-08-31" calcext:value-type="date">
            <text:p>31/08/22</text:p>
          </table:table-cell>
          <table:table-cell table:style-name="ce2" office:value-type="date" office:date-value="2022-08-30" calcext:value-type="date">
            <text:p>30/08/22</text:p>
          </table:table-cell>
          <table:table-cell table:style-name="ce2" office:value-type="date" office:date-value="2022-08-29" calcext:value-type="date">
            <text:p>29/08/22</text:p>
          </table:table-cell>
          <table:table-cell table:style-name="ce2" office:value-type="date" office:date-value="2022-08-26" calcext:value-type="date">
            <text:p>26/08/22</text:p>
          </table:table-cell>
          <table:table-cell table:style-name="ce2" office:value-type="date" office:date-value="2022-08-25" calcext:value-type="date">
            <text:p>25/08/22</text:p>
          </table:table-cell>
          <table:table-cell table:style-name="ce2" office:value-type="date" office:date-value="2022-08-24" calcext:value-type="date">
            <text:p>24/08/22</text:p>
          </table:table-cell>
          <table:table-cell table:style-name="ce2" office:value-type="date" office:date-value="2022-08-23" calcext:value-type="date">
            <text:p>23/08/22</text:p>
          </table:table-cell>
          <table:table-cell table:style-name="ce2" office:value-type="date" office:date-value="2022-08-22" calcext:value-type="date">
            <text:p>22/08/22</text:p>
          </table:table-cell>
          <table:table-cell table:style-name="ce2" office:value-type="date" office:date-value="2022-08-19" calcext:value-type="date">
            <text:p>19/08/22</text:p>
          </table:table-cell>
          <table:table-cell table:style-name="ce2" office:value-type="date" office:date-value="2022-08-18" calcext:value-type="date">
            <text:p>18/08/22</text:p>
          </table:table-cell>
          <table:table-cell table:style-name="ce2" office:value-type="date" office:date-value="2022-08-17" calcext:value-type="date">
            <text:p>17/08/22</text:p>
          </table:table-cell>
          <table:table-cell table:style-name="ce2" office:value-type="date" office:date-value="2022-08-16" calcext:value-type="date">
            <text:p>16/08/22</text:p>
          </table:table-cell>
          <table:table-cell table:style-name="ce2" office:value-type="date" office:date-value="2022-08-15" calcext:value-type="date">
            <text:p>15/08/22</text:p>
          </table:table-cell>
          <table:table-cell table:style-name="ce2" office:value-type="date" office:date-value="2022-08-12" calcext:value-type="date">
            <text:p>12/08/22</text:p>
          </table:table-cell>
          <table:table-cell table:style-name="ce2" office:value-type="date" office:date-value="2022-08-11" calcext:value-type="date">
            <text:p>11/08/22</text:p>
          </table:table-cell>
          <table:table-cell table:style-name="ce2" office:value-type="date" office:date-value="2022-08-10" calcext:value-type="date">
            <text:p>10/08/22</text:p>
          </table:table-cell>
          <table:table-cell table:style-name="ce2" office:value-type="date" office:date-value="2022-08-09" calcext:value-type="date">
            <text:p>09/08/22</text:p>
          </table:table-cell>
          <table:table-cell table:style-name="ce2" office:value-type="date" office:date-value="2022-08-08" calcext:value-type="date">
            <text:p>08/08/22</text:p>
          </table:table-cell>
          <table:table-cell table:style-name="ce2" office:value-type="date" office:date-value="2022-08-05" calcext:value-type="date">
            <text:p>05/08/22</text:p>
          </table:table-cell>
          <table:table-cell table:style-name="ce2" office:value-type="date" office:date-value="2022-08-04" calcext:value-type="date">
            <text:p>04/08/22</text:p>
          </table:table-cell>
          <table:table-cell table:style-name="ce2" office:value-type="date" office:date-value="2022-08-03" calcext:value-type="date">
            <text:p>03/08/22</text:p>
          </table:table-cell>
          <table:table-cell table:style-name="ce2" office:value-type="date" office:date-value="2022-08-02" calcext:value-type="date">
            <text:p>02/08/22</text:p>
          </table:table-cell>
          <table:table-cell table:style-name="ce2" office:value-type="date" office:date-value="2022-08-01" calcext:value-type="date">
            <text:p>01/08/22</text:p>
          </table:table-cell>
          <table:table-cell table:style-name="ce2" office:value-type="date" office:date-value="2022-07-29" calcext:value-type="date">
            <text:p>29/07/22</text:p>
          </table:table-cell>
          <table:table-cell table:style-name="ce2" office:value-type="date" office:date-value="2022-07-28" calcext:value-type="date">
            <text:p>28/07/22</text:p>
          </table:table-cell>
          <table:table-cell table:style-name="ce2" office:value-type="date" office:date-value="2022-07-27" calcext:value-type="date">
            <text:p>27/07/22</text:p>
          </table:table-cell>
          <table:table-cell table:style-name="ce2" office:value-type="date" office:date-value="2022-07-26" calcext:value-type="date">
            <text:p>26/07/22</text:p>
          </table:table-cell>
          <table:table-cell table:style-name="ce2" office:value-type="date" office:date-value="2022-07-25" calcext:value-type="date">
            <text:p>25/07/22</text:p>
          </table:table-cell>
          <table:table-cell table:style-name="ce2" office:value-type="date" office:date-value="2022-07-22" calcext:value-type="date">
            <text:p>22/07/22</text:p>
          </table:table-cell>
          <table:table-cell table:style-name="ce2" office:value-type="date" office:date-value="2022-07-21" calcext:value-type="date">
            <text:p>21/07/22</text:p>
          </table:table-cell>
          <table:table-cell table:style-name="ce2" office:value-type="date" office:date-value="2022-07-20" calcext:value-type="date">
            <text:p>20/07/22</text:p>
          </table:table-cell>
          <table:table-cell table:style-name="ce2" office:value-type="date" office:date-value="2022-07-19" calcext:value-type="date">
            <text:p>19/07/22</text:p>
          </table:table-cell>
          <table:table-cell table:style-name="ce2" office:value-type="date" office:date-value="2022-07-18" calcext:value-type="date">
            <text:p>18/07/22</text:p>
          </table:table-cell>
          <table:table-cell table:style-name="ce2" office:value-type="date" office:date-value="2022-07-15" calcext:value-type="date">
            <text:p>15/07/22</text:p>
          </table:table-cell>
          <table:table-cell table:style-name="ce2" office:value-type="date" office:date-value="2022-07-14" calcext:value-type="date">
            <text:p>14/07/22</text:p>
          </table:table-cell>
          <table:table-cell table:style-name="ce2" office:value-type="date" office:date-value="2022-07-13" calcext:value-type="date">
            <text:p>13/07/22</text:p>
          </table:table-cell>
          <table:table-cell table:style-name="ce2" office:value-type="date" office:date-value="2022-07-12" calcext:value-type="date">
            <text:p>12/07/22</text:p>
          </table:table-cell>
          <table:table-cell table:style-name="ce2" office:value-type="date" office:date-value="2022-07-11" calcext:value-type="date">
            <text:p>11/07/22</text:p>
          </table:table-cell>
          <table:table-cell table:style-name="ce2" office:value-type="date" office:date-value="2022-07-08" calcext:value-type="date">
            <text:p>08/07/22</text:p>
          </table:table-cell>
          <table:table-cell table:style-name="ce2" office:value-type="date" office:date-value="2022-07-07" calcext:value-type="date">
            <text:p>07/07/22</text:p>
          </table:table-cell>
          <table:table-cell table:style-name="ce2" office:value-type="date" office:date-value="2022-07-06" calcext:value-type="date">
            <text:p>06/07/22</text:p>
          </table:table-cell>
          <table:table-cell table:style-name="ce2" office:value-type="date" office:date-value="2022-07-05" calcext:value-type="date">
            <text:p>05/07/22</text:p>
          </table:table-cell>
          <table:table-cell table:style-name="ce2" office:value-type="date" office:date-value="2022-07-04" calcext:value-type="date">
            <text:p>04/07/22</text:p>
          </table:table-cell>
          <table:table-cell table:style-name="ce2" office:value-type="date" office:date-value="2022-07-01" calcext:value-type="date">
            <text:p>01/07/22</text:p>
          </table:table-cell>
          <table:table-cell table:style-name="ce2" office:value-type="date" office:date-value="2022-06-30" calcext:value-type="date">
            <text:p>30/06/22</text:p>
          </table:table-cell>
          <table:table-cell table:style-name="ce2" office:value-type="date" office:date-value="2022-06-29" calcext:value-type="date">
            <text:p>29/06/22</text:p>
          </table:table-cell>
          <table:table-cell table:style-name="ce2" office:value-type="date" office:date-value="2022-06-28" calcext:value-type="date">
            <text:p>28/06/22</text:p>
          </table:table-cell>
          <table:table-cell table:style-name="ce2" office:value-type="date" office:date-value="2022-06-27" calcext:value-type="date">
            <text:p>27/06/22</text:p>
          </table:table-cell>
          <table:table-cell table:style-name="ce2" office:value-type="date" office:date-value="2022-06-24" calcext:value-type="date">
            <text:p>24/06/22</text:p>
          </table:table-cell>
          <table:table-cell table:style-name="ce2" office:value-type="date" office:date-value="2022-06-23" calcext:value-type="date">
            <text:p>23/06/22</text:p>
          </table:table-cell>
          <table:table-cell table:style-name="ce2" office:value-type="date" office:date-value="2022-06-22" calcext:value-type="date">
            <text:p>22/06/22</text:p>
          </table:table-cell>
          <table:table-cell table:style-name="ce2" office:value-type="date" office:date-value="2022-06-21" calcext:value-type="date">
            <text:p>21/06/22</text:p>
          </table:table-cell>
          <table:table-cell table:style-name="ce2" office:value-type="date" office:date-value="2022-06-20" calcext:value-type="date">
            <text:p>20/06/22</text:p>
          </table:table-cell>
          <table:table-cell table:style-name="ce2" office:value-type="date" office:date-value="2022-06-17" calcext:value-type="date">
            <text:p>17/06/22</text:p>
          </table:table-cell>
          <table:table-cell table:style-name="ce2" office:value-type="date" office:date-value="2022-06-15" calcext:value-type="date">
            <text:p>15/06/22</text:p>
          </table:table-cell>
          <table:table-cell table:style-name="ce2" office:value-type="date" office:date-value="2022-06-14" calcext:value-type="date">
            <text:p>14/06/22</text:p>
          </table:table-cell>
          <table:table-cell table:style-name="ce2" office:value-type="date" office:date-value="2022-06-13" calcext:value-type="date">
            <text:p>13/06/22</text:p>
          </table:table-cell>
          <table:table-cell table:style-name="ce2" office:value-type="date" office:date-value="2022-06-10" calcext:value-type="date">
            <text:p>10/06/22</text:p>
          </table:table-cell>
          <table:table-cell table:style-name="ce2" office:value-type="date" office:date-value="2022-06-09" calcext:value-type="date">
            <text:p>09/06/22</text:p>
          </table:table-cell>
          <table:table-cell table:style-name="ce2" office:value-type="date" office:date-value="2022-06-08" calcext:value-type="date">
            <text:p>08/06/22</text:p>
          </table:table-cell>
          <table:table-cell table:style-name="ce2" office:value-type="date" office:date-value="2022-06-07" calcext:value-type="date">
            <text:p>07/06/22</text:p>
          </table:table-cell>
          <table:table-cell table:style-name="ce2" office:value-type="date" office:date-value="2022-06-06" calcext:value-type="date">
            <text:p>06/06/22</text:p>
          </table:table-cell>
          <table:table-cell table:style-name="ce2" office:value-type="date" office:date-value="2022-06-03" calcext:value-type="date">
            <text:p>03/06/22</text:p>
          </table:table-cell>
          <table:table-cell table:style-name="ce2" office:value-type="date" office:date-value="2022-06-02" calcext:value-type="date">
            <text:p>02/06/22</text:p>
          </table:table-cell>
          <table:table-cell table:style-name="ce2" office:value-type="date" office:date-value="2022-06-01" calcext:value-type="date">
            <text:p>01/06/22</text:p>
          </table:table-cell>
          <table:table-cell table:style-name="ce2" office:value-type="date" office:date-value="2022-05-31" calcext:value-type="date">
            <text:p>31/05/22</text:p>
          </table:table-cell>
          <table:table-cell table:style-name="ce2" office:value-type="date" office:date-value="2022-05-30" calcext:value-type="date">
            <text:p>30/05/22</text:p>
          </table:table-cell>
          <table:table-cell table:style-name="ce2" office:value-type="date" office:date-value="2022-05-27" calcext:value-type="date">
            <text:p>27/05/22</text:p>
          </table:table-cell>
          <table:table-cell table:style-name="ce2" office:value-type="date" office:date-value="2022-05-26" calcext:value-type="date">
            <text:p>26/05/22</text:p>
          </table:table-cell>
          <table:table-cell table:style-name="ce2" office:value-type="date" office:date-value="2022-05-25" calcext:value-type="date">
            <text:p>25/05/22</text:p>
          </table:table-cell>
          <table:table-cell table:style-name="ce2" office:value-type="date" office:date-value="2022-05-24" calcext:value-type="date">
            <text:p>24/05/22</text:p>
          </table:table-cell>
          <table:table-cell table:style-name="ce2" office:value-type="date" office:date-value="2022-05-23" calcext:value-type="date">
            <text:p>23/05/22</text:p>
          </table:table-cell>
          <table:table-cell table:style-name="ce2" office:value-type="date" office:date-value="2022-05-20" calcext:value-type="date">
            <text:p>20/05/22</text:p>
          </table:table-cell>
          <table:table-cell table:style-name="ce2" office:value-type="date" office:date-value="2022-05-19" calcext:value-type="date">
            <text:p>19/05/22</text:p>
          </table:table-cell>
          <table:table-cell table:style-name="ce2" office:value-type="date" office:date-value="2022-05-18" calcext:value-type="date">
            <text:p>18/05/22</text:p>
          </table:table-cell>
          <table:table-cell table:style-name="ce2" office:value-type="date" office:date-value="2022-05-17" calcext:value-type="date">
            <text:p>17/05/22</text:p>
          </table:table-cell>
          <table:table-cell table:style-name="ce2" office:value-type="date" office:date-value="2022-05-16" calcext:value-type="date">
            <text:p>16/05/22</text:p>
          </table:table-cell>
          <table:table-cell table:style-name="ce2" office:value-type="date" office:date-value="2022-05-13" calcext:value-type="date">
            <text:p>13/05/22</text:p>
          </table:table-cell>
          <table:table-cell table:style-name="ce2" office:value-type="date" office:date-value="2022-05-12" calcext:value-type="date">
            <text:p>12/05/22</text:p>
          </table:table-cell>
          <table:table-cell table:style-name="ce2" office:value-type="date" office:date-value="2022-05-11" calcext:value-type="date">
            <text:p>11/05/22</text:p>
          </table:table-cell>
          <table:table-cell table:style-name="ce2" office:value-type="date" office:date-value="2022-05-10" calcext:value-type="date">
            <text:p>10/05/22</text:p>
          </table:table-cell>
          <table:table-cell table:style-name="ce2" office:value-type="date" office:date-value="2022-05-09" calcext:value-type="date">
            <text:p>09/05/22</text:p>
          </table:table-cell>
          <table:table-cell table:style-name="ce2" office:value-type="date" office:date-value="2022-05-06" calcext:value-type="date">
            <text:p>06/05/22</text:p>
          </table:table-cell>
          <table:table-cell table:style-name="ce2" office:value-type="date" office:date-value="2022-05-05" calcext:value-type="date">
            <text:p>05/05/22</text:p>
          </table:table-cell>
          <table:table-cell table:style-name="ce2" office:value-type="date" office:date-value="2022-05-04" calcext:value-type="date">
            <text:p>04/05/22</text:p>
          </table:table-cell>
          <table:table-cell table:style-name="ce2" office:value-type="date" office:date-value="2022-05-03" calcext:value-type="date">
            <text:p>03/05/22</text:p>
          </table:table-cell>
          <table:table-cell table:style-name="ce2" office:value-type="date" office:date-value="2022-05-02" calcext:value-type="date">
            <text:p>02/05/22</text:p>
          </table:table-cell>
          <table:table-cell table:style-name="ce2" office:value-type="date" office:date-value="2022-04-29" calcext:value-type="date">
            <text:p>29/04/22</text:p>
          </table:table-cell>
          <table:table-cell table:style-name="ce2" office:value-type="date" office:date-value="2022-04-28" calcext:value-type="date">
            <text:p>28/04/22</text:p>
          </table:table-cell>
          <table:table-cell table:style-name="ce2" office:value-type="date" office:date-value="2022-04-27" calcext:value-type="date">
            <text:p>27/04/22</text:p>
          </table:table-cell>
          <table:table-cell table:style-name="ce2" office:value-type="date" office:date-value="2022-04-26" calcext:value-type="date">
            <text:p>26/04/22</text:p>
          </table:table-cell>
          <table:table-cell table:style-name="ce2" office:value-type="date" office:date-value="2022-04-25" calcext:value-type="date">
            <text:p>25/04/22</text:p>
          </table:table-cell>
          <table:table-cell table:style-name="ce2" office:value-type="date" office:date-value="2022-04-22" calcext:value-type="date">
            <text:p>22/04/22</text:p>
          </table:table-cell>
          <table:table-cell table:style-name="ce2" office:value-type="date" office:date-value="2022-04-20" calcext:value-type="date">
            <text:p>20/04/22</text:p>
          </table:table-cell>
          <table:table-cell table:style-name="ce2" office:value-type="date" office:date-value="2022-04-19" calcext:value-type="date">
            <text:p>19/04/22</text:p>
          </table:table-cell>
          <table:table-cell table:style-name="ce2" office:value-type="date" office:date-value="2022-04-18" calcext:value-type="date">
            <text:p>18/04/22</text:p>
          </table:table-cell>
          <table:table-cell table:style-name="ce2" office:value-type="date" office:date-value="2022-04-14" calcext:value-type="date">
            <text:p>14/04/22</text:p>
          </table:table-cell>
          <table:table-cell table:style-name="ce2" office:value-type="date" office:date-value="2022-04-13" calcext:value-type="date">
            <text:p>13/04/22</text:p>
          </table:table-cell>
          <table:table-cell table:style-name="ce2" office:value-type="date" office:date-value="2022-04-12" calcext:value-type="date">
            <text:p>12/04/22</text:p>
          </table:table-cell>
          <table:table-cell table:style-name="ce2" office:value-type="date" office:date-value="2022-04-11" calcext:value-type="date">
            <text:p>11/04/22</text:p>
          </table:table-cell>
          <table:table-cell table:style-name="ce2" office:value-type="date" office:date-value="2022-04-08" calcext:value-type="date">
            <text:p>08/04/22</text:p>
          </table:table-cell>
          <table:table-cell table:style-name="ce2" office:value-type="date" office:date-value="2022-04-07" calcext:value-type="date">
            <text:p>07/04/22</text:p>
          </table:table-cell>
          <table:table-cell table:style-name="ce2" office:value-type="date" office:date-value="2022-04-06" calcext:value-type="date">
            <text:p>06/04/22</text:p>
          </table:table-cell>
          <table:table-cell table:style-name="ce2" office:value-type="date" office:date-value="2022-04-05" calcext:value-type="date">
            <text:p>05/04/22</text:p>
          </table:table-cell>
          <table:table-cell table:style-name="ce2" office:value-type="date" office:date-value="2022-04-04" calcext:value-type="date">
            <text:p>04/04/22</text:p>
          </table:table-cell>
          <table:table-cell table:style-name="ce2" office:value-type="date" office:date-value="2022-04-01" calcext:value-type="date">
            <text:p>01/04/22</text:p>
          </table:table-cell>
          <table:table-cell table:style-name="ce2" office:value-type="date" office:date-value="2022-03-31" calcext:value-type="date">
            <text:p>31/03/22</text:p>
          </table:table-cell>
          <table:table-cell table:style-name="ce2" office:value-type="date" office:date-value="2022-03-30" calcext:value-type="date">
            <text:p>30/03/22</text:p>
          </table:table-cell>
          <table:table-cell table:style-name="ce2" office:value-type="date" office:date-value="2022-03-29" calcext:value-type="date">
            <text:p>29/03/22</text:p>
          </table:table-cell>
          <table:table-cell table:style-name="ce2" office:value-type="date" office:date-value="2022-03-28" calcext:value-type="date">
            <text:p>28/03/22</text:p>
          </table:table-cell>
          <table:table-cell table:style-name="ce2" office:value-type="date" office:date-value="2022-03-25" calcext:value-type="date">
            <text:p>25/03/22</text:p>
          </table:table-cell>
          <table:table-cell table:style-name="ce2" office:value-type="date" office:date-value="2022-03-24" calcext:value-type="date">
            <text:p>24/03/22</text:p>
          </table:table-cell>
          <table:table-cell table:style-name="ce2" office:value-type="date" office:date-value="2022-03-23" calcext:value-type="date">
            <text:p>23/03/22</text:p>
          </table:table-cell>
          <table:table-cell table:style-name="ce2" office:value-type="date" office:date-value="2022-03-22" calcext:value-type="date">
            <text:p>22/03/22</text:p>
          </table:table-cell>
          <table:table-cell table:style-name="ce2" office:value-type="date" office:date-value="2022-03-21" calcext:value-type="date">
            <text:p>21/03/22</text:p>
          </table:table-cell>
          <table:table-cell table:style-name="ce2" office:value-type="date" office:date-value="2022-03-18" calcext:value-type="date">
            <text:p>18/03/22</text:p>
          </table:table-cell>
          <table:table-cell table:style-name="ce2" office:value-type="date" office:date-value="2022-03-17" calcext:value-type="date">
            <text:p>17/03/22</text:p>
          </table:table-cell>
          <table:table-cell table:style-name="ce2" office:value-type="date" office:date-value="2022-03-16" calcext:value-type="date">
            <text:p>16/03/22</text:p>
          </table:table-cell>
          <table:table-cell table:style-name="ce2" office:value-type="date" office:date-value="2022-03-15" calcext:value-type="date">
            <text:p>15/03/22</text:p>
          </table:table-cell>
          <table:table-cell table:style-name="ce2" office:value-type="date" office:date-value="2022-03-14" calcext:value-type="date">
            <text:p>14/03/22</text:p>
          </table:table-cell>
          <table:table-cell table:style-name="ce2" office:value-type="date" office:date-value="2022-03-11" calcext:value-type="date">
            <text:p>11/03/22</text:p>
          </table:table-cell>
          <table:table-cell table:style-name="ce2" office:value-type="date" office:date-value="2022-03-10" calcext:value-type="date">
            <text:p>10/03/22</text:p>
          </table:table-cell>
          <table:table-cell table:style-name="ce2" office:value-type="date" office:date-value="2022-03-09" calcext:value-type="date">
            <text:p>09/03/22</text:p>
          </table:table-cell>
          <table:table-cell table:style-name="ce2" office:value-type="date" office:date-value="2022-03-08" calcext:value-type="date">
            <text:p>08/03/22</text:p>
          </table:table-cell>
          <table:table-cell table:style-name="ce2" office:value-type="date" office:date-value="2022-03-07" calcext:value-type="date">
            <text:p>07/03/22</text:p>
          </table:table-cell>
          <table:table-cell table:style-name="ce2" office:value-type="date" office:date-value="2022-03-04" calcext:value-type="date">
            <text:p>04/03/22</text:p>
          </table:table-cell>
          <table:table-cell table:style-name="ce2" office:value-type="date" office:date-value="2022-03-03" calcext:value-type="date">
            <text:p>03/03/22</text:p>
          </table:table-cell>
          <table:table-cell table:style-name="ce2" office:value-type="date" office:date-value="2022-03-02" calcext:value-type="date">
            <text:p>02/03/22</text:p>
          </table:table-cell>
          <table:table-cell table:style-name="ce2" office:value-type="date" office:date-value="2022-02-25" calcext:value-type="date">
            <text:p>25/02/22</text:p>
          </table:table-cell>
          <table:table-cell table:style-name="ce2" office:value-type="date" office:date-value="2022-02-24" calcext:value-type="date">
            <text:p>24/02/22</text:p>
          </table:table-cell>
          <table:table-cell table:style-name="ce2" office:value-type="date" office:date-value="2022-02-23" calcext:value-type="date">
            <text:p>23/02/22</text:p>
          </table:table-cell>
          <table:table-cell table:style-name="ce2" office:value-type="date" office:date-value="2022-02-22" calcext:value-type="date">
            <text:p>22/02/22</text:p>
          </table:table-cell>
          <table:table-cell table:style-name="ce2" office:value-type="date" office:date-value="2022-02-21" calcext:value-type="date">
            <text:p>21/02/22</text:p>
          </table:table-cell>
          <table:table-cell table:style-name="ce2" office:value-type="date" office:date-value="2022-02-18" calcext:value-type="date">
            <text:p>18/02/22</text:p>
          </table:table-cell>
          <table:table-cell table:style-name="ce2" office:value-type="date" office:date-value="2022-02-17" calcext:value-type="date">
            <text:p>17/02/22</text:p>
          </table:table-cell>
          <table:table-cell table:style-name="ce2" office:value-type="date" office:date-value="2022-02-16" calcext:value-type="date">
            <text:p>16/02/22</text:p>
          </table:table-cell>
          <table:table-cell table:style-name="ce2" office:value-type="date" office:date-value="2022-02-15" calcext:value-type="date">
            <text:p>15/02/22</text:p>
          </table:table-cell>
          <table:table-cell table:style-name="ce2" office:value-type="date" office:date-value="2022-02-14" calcext:value-type="date">
            <text:p>14/02/22</text:p>
          </table:table-cell>
          <table:table-cell table:style-name="ce2" office:value-type="date" office:date-value="2022-02-11" calcext:value-type="date">
            <text:p>11/02/22</text:p>
          </table:table-cell>
          <table:table-cell table:style-name="ce2" office:value-type="date" office:date-value="2022-02-10" calcext:value-type="date">
            <text:p>10/02/22</text:p>
          </table:table-cell>
          <table:table-cell table:style-name="ce2" office:value-type="date" office:date-value="2022-02-09" calcext:value-type="date">
            <text:p>09/02/22</text:p>
          </table:table-cell>
          <table:table-cell table:style-name="ce2" office:value-type="date" office:date-value="2022-02-08" calcext:value-type="date">
            <text:p>08/02/22</text:p>
          </table:table-cell>
          <table:table-cell table:style-name="ce2" office:value-type="date" office:date-value="2022-02-07" calcext:value-type="date">
            <text:p>07/02/22</text:p>
          </table:table-cell>
          <table:table-cell table:style-name="ce2" office:value-type="date" office:date-value="2022-02-04" calcext:value-type="date">
            <text:p>04/02/22</text:p>
          </table:table-cell>
          <table:table-cell table:style-name="ce2" office:value-type="date" office:date-value="2022-02-03" calcext:value-type="date">
            <text:p>03/02/22</text:p>
          </table:table-cell>
          <table:table-cell table:style-name="ce2" office:value-type="date" office:date-value="2022-02-02" calcext:value-type="date">
            <text:p>02/02/22</text:p>
          </table:table-cell>
          <table:table-cell table:style-name="ce2" office:value-type="date" office:date-value="2022-02-01" calcext:value-type="date">
            <text:p>01/02/22</text:p>
          </table:table-cell>
          <table:table-cell table:style-name="ce2" office:value-type="date" office:date-value="2022-01-31" calcext:value-type="date">
            <text:p>31/01/22</text:p>
          </table:table-cell>
          <table:table-cell table:style-name="ce2" office:value-type="date" office:date-value="2022-01-28" calcext:value-type="date">
            <text:p>28/01/22</text:p>
          </table:table-cell>
          <table:table-cell table:style-name="ce2" office:value-type="date" office:date-value="2022-01-27" calcext:value-type="date">
            <text:p>27/01/22</text:p>
          </table:table-cell>
          <table:table-cell table:style-name="ce2" office:value-type="date" office:date-value="2022-01-26" calcext:value-type="date">
            <text:p>26/01/22</text:p>
          </table:table-cell>
          <table:table-cell table:style-name="ce2" office:value-type="date" office:date-value="2022-01-25" calcext:value-type="date">
            <text:p>25/01/22</text:p>
          </table:table-cell>
          <table:table-cell table:style-name="ce2" office:value-type="date" office:date-value="2022-01-24" calcext:value-type="date">
            <text:p>24/01/22</text:p>
          </table:table-cell>
          <table:table-cell table:style-name="ce2" office:value-type="date" office:date-value="2022-01-21" calcext:value-type="date">
            <text:p>21/01/22</text:p>
          </table:table-cell>
          <table:table-cell table:style-name="ce2" office:value-type="date" office:date-value="2022-01-20" calcext:value-type="date">
            <text:p>20/01/22</text:p>
          </table:table-cell>
          <table:table-cell table:style-name="ce2" office:value-type="date" office:date-value="2022-01-19" calcext:value-type="date">
            <text:p>19/01/22</text:p>
          </table:table-cell>
          <table:table-cell table:style-name="ce2" office:value-type="date" office:date-value="2022-01-18" calcext:value-type="date">
            <text:p>18/01/22</text:p>
          </table:table-cell>
          <table:table-cell table:style-name="ce2" office:value-type="date" office:date-value="2022-01-17" calcext:value-type="date">
            <text:p>17/01/22</text:p>
          </table:table-cell>
          <table:table-cell table:style-name="ce2" office:value-type="date" office:date-value="2022-01-14" calcext:value-type="date">
            <text:p>14/01/22</text:p>
          </table:table-cell>
          <table:table-cell table:style-name="ce2" office:value-type="date" office:date-value="2022-01-13" calcext:value-type="date">
            <text:p>13/01/22</text:p>
          </table:table-cell>
          <table:table-cell table:style-name="ce2" office:value-type="date" office:date-value="2022-01-12" calcext:value-type="date">
            <text:p>12/01/22</text:p>
          </table:table-cell>
          <table:table-cell table:style-name="ce2" office:value-type="date" office:date-value="2022-01-11" calcext:value-type="date">
            <text:p>11/01/22</text:p>
          </table:table-cell>
          <table:table-cell table:style-name="ce2" office:value-type="date" office:date-value="2022-01-10" calcext:value-type="date">
            <text:p>10/01/22</text:p>
          </table:table-cell>
          <table:table-cell table:style-name="ce2" office:value-type="date" office:date-value="2022-01-07" calcext:value-type="date">
            <text:p>07/01/22</text:p>
          </table:table-cell>
          <table:table-cell table:style-name="ce2" office:value-type="date" office:date-value="2022-01-06" calcext:value-type="date">
            <text:p>06/01/22</text:p>
          </table:table-cell>
          <table:table-cell table:style-name="ce2" office:value-type="date" office:date-value="2022-01-05" calcext:value-type="date">
            <text:p>05/01/22</text:p>
          </table:table-cell>
          <table:table-cell table:style-name="ce2" office:value-type="date" office:date-value="2022-01-04" calcext:value-type="date">
            <text:p>04/01/22</text:p>
          </table:table-cell>
          <table:table-cell table:style-name="ce2" office:value-type="date" office:date-value="2022-01-03" calcext:value-type="date">
            <text:p>03/01/22</text:p>
          </table:table-cell>
        </table:table-row>
        <table:table-row table:style-name="ro1">
          <table:table-cell/>
          <table:table-cell table:style-name="ce2" office:value-type="date" office:date-value="2023-02-16" calcext:value-type="date">
            <text:p>16/02/23</text:p>
          </table:table-cell>
          <table:table-cell office:value-type="float" office:value="5299.36" calcext:value-type="float">
            <text:p>5299,36</text:p>
          </table:table-cell>
          <table:table-cell office:value-type="float" office:value="5235.5" calcext:value-type="float">
            <text:p>5235,5</text:p>
          </table:table-cell>
          <table:table-cell table:formula="of:=[.C12]-[.D12]" office:value-type="float" office:value="63.8599999999997" calcext:value-type="float">
            <text:p>63,8599999999997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113.67" calcext:value-type="float">
            <text:p>113,67</text:p>
          </table:table-cell>
          <table:table-cell office:value-type="float" office:value="61.5200000000004" calcext:value-type="float">
            <text:p>61,5200000000004</text:p>
          </table:table-cell>
          <table:table-cell office:value-type="float" office:value="111.35" calcext:value-type="float">
            <text:p>111,35</text:p>
          </table:table-cell>
          <table:table-cell office:value-type="float" office:value="69.1399999999994" calcext:value-type="float">
            <text:p>69,1399999999994</text:p>
          </table:table-cell>
          <table:table-cell office:value-type="float" office:value="62.54" calcext:value-type="float">
            <text:p>62,54</text:p>
          </table:table-cell>
          <table:table-cell office:value-type="float" office:value="66.0900000000001" calcext:value-type="float">
            <text:p>66,0900000000001</text:p>
          </table:table-cell>
          <table:table-cell office:value-type="float" office:value="62.0300000000007" calcext:value-type="float">
            <text:p>62,0300000000007</text:p>
          </table:table-cell>
          <table:table-cell office:value-type="float" office:value="152.03" calcext:value-type="float">
            <text:p>152,03</text:p>
          </table:table-cell>
          <table:table-cell office:value-type="float" office:value="52.3699999999999" calcext:value-type="float">
            <text:p>52,3699999999999</text:p>
          </table:table-cell>
          <table:table-cell office:value-type="float" office:value="71.1800000000003" calcext:value-type="float">
            <text:p>71,1800000000003</text:p>
          </table:table-cell>
          <table:table-cell office:value-type="float" office:value="67.6300000000001" calcext:value-type="float">
            <text:p>67,6300000000001</text:p>
          </table:table-cell>
          <table:table-cell office:value-type="float" office:value="100.17" calcext:value-type="float">
            <text:p>100,17</text:p>
          </table:table-cell>
          <table:table-cell office:value-type="float" office:value="95.0799999999999" calcext:value-type="float">
            <text:p>95,0799999999999</text:p>
          </table:table-cell>
          <table:table-cell office:value-type="float" office:value="119.99" calcext:value-type="float">
            <text:p>119,99</text:p>
          </table:table-cell>
          <table:table-cell office:value-type="float" office:value="68.6399999999994" calcext:value-type="float">
            <text:p>68,6399999999994</text:p>
          </table:table-cell>
          <table:table-cell office:value-type="float" office:value="61.5200000000004" calcext:value-type="float">
            <text:p>61,5200000000004</text:p>
          </table:table-cell>
          <table:table-cell office:value-type="float" office:value="95.5899999999992" calcext:value-type="float">
            <text:p>95,5899999999992</text:p>
          </table:table-cell>
          <table:table-cell office:value-type="float" office:value="59.4800000000005" calcext:value-type="float">
            <text:p>59,4800000000005</text:p>
          </table:table-cell>
          <table:table-cell office:value-type="float" office:value="85.4200000000001" calcext:value-type="float">
            <text:p>85,4200000000001</text:p>
          </table:table-cell>
          <table:table-cell office:value-type="float" office:value="78.2999999999993" calcext:value-type="float">
            <text:p>78,2999999999993</text:p>
          </table:table-cell>
          <table:table-cell office:value-type="float" office:value="53.8900000000003" calcext:value-type="float">
            <text:p>53,8900000000003</text:p>
          </table:table-cell>
          <table:table-cell office:value-type="float" office:value="146.43" calcext:value-type="float">
            <text:p>146,43</text:p>
          </table:table-cell>
          <table:table-cell office:value-type="float" office:value="67.0299999999997" calcext:value-type="float">
            <text:p>67,0299999999997</text:p>
          </table:table-cell>
          <table:table-cell office:value-type="float" office:value="84.9499999999998" calcext:value-type="float">
            <text:p>84,9499999999998</text:p>
          </table:table-cell>
          <table:table-cell office:value-type="float" office:value="122.3" calcext:value-type="float">
            <text:p>122,3</text:p>
          </table:table-cell>
          <table:table-cell office:value-type="float" office:value="42.4700000000003" calcext:value-type="float">
            <text:p>42,4700000000003</text:p>
          </table:table-cell>
          <table:table-cell office:value-type="float" office:value="70.6199999999999" calcext:value-type="float">
            <text:p>70,6199999999999</text:p>
          </table:table-cell>
          <table:table-cell office:value-type="float" office:value="119.23" calcext:value-type="float">
            <text:p>119,23</text:p>
          </table:table-cell>
          <table:table-cell office:value-type="float" office:value="88.0200000000004" calcext:value-type="float">
            <text:p>88,0200000000004</text:p>
          </table:table-cell>
          <table:table-cell office:value-type="float" office:value="67.5500000000002" calcext:value-type="float">
            <text:p>67,5500000000002</text:p>
          </table:table-cell>
          <table:table-cell office:value-type="float" office:value="146.86" calcext:value-type="float">
            <text:p>146,86</text:p>
          </table:table-cell>
          <table:table-cell office:value-type="float" office:value="122.82" calcext:value-type="float">
            <text:p>122,82</text:p>
          </table:table-cell>
          <table:table-cell office:value-type="float" office:value="93.1300000000001" calcext:value-type="float">
            <text:p>93,1300000000001</text:p>
          </table:table-cell>
          <table:table-cell office:value-type="float" office:value="160.68" calcext:value-type="float">
            <text:p>160,68</text:p>
          </table:table-cell>
          <table:table-cell office:value-type="float" office:value="178.589999999999" calcext:value-type="float">
            <text:p>178,589999999999</text:p>
          </table:table-cell>
          <table:table-cell office:value-type="float" office:value="66.0100000000002" calcext:value-type="float">
            <text:p>66,0100000000002</text:p>
          </table:table-cell>
          <table:table-cell office:value-type="float" office:value="121.280000000001" calcext:value-type="float">
            <text:p>121,280000000001</text:p>
          </table:table-cell>
          <table:table-cell office:value-type="float" office:value="131" calcext:value-type="float">
            <text:p>131</text:p>
          </table:table-cell>
          <table:table-cell office:value-type="float" office:value="96.71" calcext:value-type="float">
            <text:p>96,71</text:p>
          </table:table-cell>
          <table:table-cell office:value-type="float" office:value="140.73" calcext:value-type="float">
            <text:p>140,73</text:p>
          </table:table-cell>
          <table:table-cell office:value-type="float" office:value="126.91" calcext:value-type="float">
            <text:p>126,91</text:p>
          </table:table-cell>
          <table:table-cell office:value-type="float" office:value="262.519999999999" calcext:value-type="float">
            <text:p>262,519999999999</text:p>
          </table:table-cell>
          <table:table-cell office:value-type="float" office:value="104.02" calcext:value-type="float">
            <text:p>104,02</text:p>
          </table:table-cell>
          <table:table-cell office:value-type="float" office:value="160.67" calcext:value-type="float">
            <text:p>160,67</text:p>
          </table:table-cell>
          <table:table-cell office:value-type="float" office:value="109.17" calcext:value-type="float">
            <text:p>109,17</text:p>
          </table:table-cell>
          <table:table-cell office:value-type="float" office:value="83.4200000000001" calcext:value-type="float">
            <text:p>83,4200000000001</text:p>
          </table:table-cell>
          <table:table-cell office:value-type="float" office:value="107.62" calcext:value-type="float">
            <text:p>107,62</text:p>
          </table:table-cell>
          <table:table-cell office:value-type="float" office:value="140.07" calcext:value-type="float">
            <text:p>140,07</text:p>
          </table:table-cell>
          <table:table-cell office:value-type="float" office:value="65.9200000000001" calcext:value-type="float">
            <text:p>65,9200000000001</text:p>
          </table:table-cell>
          <table:table-cell office:value-type="float" office:value="45.8299999999999" calcext:value-type="float">
            <text:p>45,8299999999999</text:p>
          </table:table-cell>
          <table:table-cell office:value-type="float" office:value="66.9499999999998" calcext:value-type="float">
            <text:p>66,9499999999998</text:p>
          </table:table-cell>
          <table:table-cell office:value-type="float" office:value="51.5" calcext:value-type="float">
            <text:p>51,5</text:p>
          </table:table-cell>
          <table:table-cell office:value-type="float" office:value="95.79" calcext:value-type="float">
            <text:p>95,79</text:p>
          </table:table-cell>
          <table:table-cell office:value-type="float" office:value="156.55" calcext:value-type="float">
            <text:p>156,55</text:p>
          </table:table-cell>
          <table:table-cell office:value-type="float" office:value="131.320000000001" calcext:value-type="float">
            <text:p>131,320000000001</text:p>
          </table:table-cell>
          <table:table-cell office:value-type="float" office:value="55.1000000000004" calcext:value-type="float">
            <text:p>55,1000000000004</text:p>
          </table:table-cell>
          <table:table-cell office:value-type="float" office:value="59.2200000000003" calcext:value-type="float">
            <text:p>59,2200000000003</text:p>
          </table:table-cell>
          <table:table-cell office:value-type="float" office:value="58.6999999999998" calcext:value-type="float">
            <text:p>58,6999999999998</text:p>
          </table:table-cell>
          <table:table-cell office:value-type="float" office:value="83.9400000000005" calcext:value-type="float">
            <text:p>83,9400000000005</text:p>
          </table:table-cell>
          <table:table-cell office:value-type="float" office:value="114.84" calcext:value-type="float">
            <text:p>114,84</text:p>
          </table:table-cell>
          <table:table-cell office:value-type="float" office:value="162.209999999999" calcext:value-type="float">
            <text:p>162,209999999999</text:p>
          </table:table-cell>
          <table:table-cell office:value-type="float" office:value="100.94" calcext:value-type="float">
            <text:p>100,94</text:p>
          </table:table-cell>
          <table:table-cell office:value-type="float" office:value="58.0699999999997" calcext:value-type="float">
            <text:p>58,0699999999997</text:p>
          </table:table-cell>
          <table:table-cell office:value-type="float" office:value="105.27" calcext:value-type="float">
            <text:p>105,27</text:p>
          </table:table-cell>
          <table:table-cell office:value-type="float" office:value="91.2599999999993" calcext:value-type="float">
            <text:p>91,2599999999993</text:p>
          </table:table-cell>
          <table:table-cell office:value-type="float" office:value="128.59" calcext:value-type="float">
            <text:p>128,59</text:p>
          </table:table-cell>
          <table:table-cell office:value-type="float" office:value="102.67" calcext:value-type="float">
            <text:p>102,67</text:p>
          </table:table-cell>
          <table:table-cell office:value-type="float" office:value="82.4400000000005" calcext:value-type="float">
            <text:p>82,4400000000005</text:p>
          </table:table-cell>
          <table:table-cell office:value-type="float" office:value="76.2199999999993" calcext:value-type="float">
            <text:p>76,2199999999993</text:p>
          </table:table-cell>
          <table:table-cell office:value-type="float" office:value="85.04" calcext:value-type="float">
            <text:p>85,04</text:p>
          </table:table-cell>
          <table:table-cell office:value-type="float" office:value="166.97" calcext:value-type="float">
            <text:p>166,97</text:p>
          </table:table-cell>
          <table:table-cell office:value-type="float" office:value="64.3000000000002" calcext:value-type="float">
            <text:p>64,3000000000002</text:p>
          </table:table-cell>
          <table:table-cell office:value-type="float" office:value="77.7800000000007" calcext:value-type="float">
            <text:p>77,7800000000007</text:p>
          </table:table-cell>
          <table:table-cell office:value-type="float" office:value="49.2600000000002" calcext:value-type="float">
            <text:p>49,2600000000002</text:p>
          </table:table-cell>
          <table:table-cell office:value-type="float" office:value="135.34" calcext:value-type="float">
            <text:p>135,34</text:p>
          </table:table-cell>
          <table:table-cell office:value-type="float" office:value="57.04" calcext:value-type="float">
            <text:p>57,04</text:p>
          </table:table-cell>
          <table:table-cell office:value-type="float" office:value="63.7799999999997" calcext:value-type="float">
            <text:p>63,7799999999997</text:p>
          </table:table-cell>
          <table:table-cell office:value-type="float" office:value="62.2200000000003" calcext:value-type="float">
            <text:p>62,2200000000003</text:p>
          </table:table-cell>
          <table:table-cell office:value-type="float" office:value="92.8199999999997" calcext:value-type="float">
            <text:p>92,8199999999997</text:p>
          </table:table-cell>
          <table:table-cell office:value-type="float" office:value="42" calcext:value-type="float">
            <text:p>42</text:p>
          </table:table-cell>
          <table:table-cell office:value-type="float" office:value="80.8900000000003" calcext:value-type="float">
            <text:p>80,8900000000003</text:p>
          </table:table-cell>
          <table:table-cell office:value-type="float" office:value="114.6" calcext:value-type="float">
            <text:p>114,6</text:p>
          </table:table-cell>
          <table:table-cell office:value-type="float" office:value="84.5199999999995" calcext:value-type="float">
            <text:p>84,5199999999995</text:p>
          </table:table-cell>
          <table:table-cell office:value-type="float" office:value="121.24" calcext:value-type="float">
            <text:p>121,24</text:p>
          </table:table-cell>
          <table:table-cell office:value-type="float" office:value="84.6599999999999" calcext:value-type="float">
            <text:p>84,6599999999999</text:p>
          </table:table-cell>
          <table:table-cell office:value-type="float" office:value="65.3199999999997" calcext:value-type="float">
            <text:p>65,3199999999997</text:p>
          </table:table-cell>
          <table:table-cell office:value-type="float" office:value="59.0499999999993" calcext:value-type="float">
            <text:p>59,0499999999993</text:p>
          </table:table-cell>
          <table:table-cell office:value-type="float" office:value="42.3299999999999" calcext:value-type="float">
            <text:p>42,3299999999999</text:p>
          </table:table-cell>
          <table:table-cell office:value-type="float" office:value="86.75" calcext:value-type="float">
            <text:p>86,75</text:p>
          </table:table-cell>
          <table:table-cell office:value-type="float" office:value="56.96" calcext:value-type="float">
            <text:p>56,96</text:p>
          </table:table-cell>
          <table:table-cell office:value-type="float" office:value="55.9099999999999" calcext:value-type="float">
            <text:p>55,9099999999999</text:p>
          </table:table-cell>
          <table:table-cell office:value-type="float" office:value="82.0500000000002" calcext:value-type="float">
            <text:p>82,0500000000002</text:p>
          </table:table-cell>
          <table:table-cell office:value-type="float" office:value="68.9799999999996" calcext:value-type="float">
            <text:p>68,9799999999996</text:p>
          </table:table-cell>
          <table:table-cell office:value-type="float" office:value="44.4200000000001" calcext:value-type="float">
            <text:p>44,4200000000001</text:p>
          </table:table-cell>
          <table:table-cell office:value-type="float" office:value="68.46" calcext:value-type="float">
            <text:p>68,46</text:p>
          </table:table-cell>
          <table:table-cell office:value-type="float" office:value="105.040000000001" calcext:value-type="float">
            <text:p>105,040000000001</text:p>
          </table:table-cell>
          <table:table-cell office:value-type="float" office:value="115.49" calcext:value-type="float">
            <text:p>115,49</text:p>
          </table:table-cell>
          <table:table-cell office:value-type="float" office:value="113.4" calcext:value-type="float">
            <text:p>113,4</text:p>
          </table:table-cell>
          <table:table-cell office:value-type="float" office:value="62.1899999999996" calcext:value-type="float">
            <text:p>62,1899999999996</text:p>
          </table:table-cell>
          <table:table-cell office:value-type="float" office:value="49.6400000000003" calcext:value-type="float">
            <text:p>49,6400000000003</text:p>
          </table:table-cell>
          <table:table-cell office:value-type="float" office:value="126.99" calcext:value-type="float">
            <text:p>126,99</text:p>
          </table:table-cell>
          <table:table-cell office:value-type="float" office:value="100.860000000001" calcext:value-type="float">
            <text:p>100,860000000001</text:p>
          </table:table-cell>
          <table:table-cell office:value-type="float" office:value="74.21" calcext:value-type="float">
            <text:p>74,21</text:p>
          </table:table-cell>
          <table:table-cell office:value-type="float" office:value="100.86" calcext:value-type="float">
            <text:p>100,86</text:p>
          </table:table-cell>
          <table:table-cell office:value-type="float" office:value="76.2999999999993" calcext:value-type="float">
            <text:p>76,2999999999993</text:p>
          </table:table-cell>
          <table:table-cell office:value-type="float" office:value="70.5500000000002" calcext:value-type="float">
            <text:p>70,5500000000002</text:p>
          </table:table-cell>
          <table:table-cell office:value-type="float" office:value="120.719999999999" calcext:value-type="float">
            <text:p>120,719999999999</text:p>
          </table:table-cell>
          <table:table-cell office:value-type="float" office:value="120.2" calcext:value-type="float">
            <text:p>120,2</text:p>
          </table:table-cell>
          <table:table-cell office:value-type="float" office:value="61.1499999999996" calcext:value-type="float">
            <text:p>61,1499999999996</text:p>
          </table:table-cell>
          <table:table-cell office:value-type="float" office:value="128.629999999999" calcext:value-type="float">
            <text:p>128,629999999999</text:p>
          </table:table-cell>
          <table:table-cell office:value-type="float" office:value="73.2800000000007" calcext:value-type="float">
            <text:p>73,2800000000007</text:p>
          </table:table-cell>
          <table:table-cell office:value-type="float" office:value="89.0900000000002" calcext:value-type="float">
            <text:p>89,0900000000002</text:p>
          </table:table-cell>
          <table:table-cell office:value-type="float" office:value="86.9799999999996" calcext:value-type="float">
            <text:p>86,9799999999996</text:p>
          </table:table-cell>
          <table:table-cell office:value-type="float" office:value="69.5799999999999" calcext:value-type="float">
            <text:p>69,5799999999999</text:p>
          </table:table-cell>
          <table:table-cell office:value-type="float" office:value="90.1499999999996" calcext:value-type="float">
            <text:p>90,1499999999996</text:p>
          </table:table-cell>
          <table:table-cell office:value-type="float" office:value="78.54" calcext:value-type="float">
            <text:p>78,54</text:p>
          </table:table-cell>
          <table:table-cell office:value-type="float" office:value="79.6000000000004" calcext:value-type="float">
            <text:p>79,6000000000004</text:p>
          </table:table-cell>
          <table:table-cell office:value-type="float" office:value="109.650000000001" calcext:value-type="float">
            <text:p>109,650000000001</text:p>
          </table:table-cell>
          <table:table-cell office:value-type="float" office:value="76.4399999999996" calcext:value-type="float">
            <text:p>76,4399999999996</text:p>
          </table:table-cell>
          <table:table-cell office:value-type="float" office:value="91.7200000000003" calcext:value-type="float">
            <text:p>91,7200000000003</text:p>
          </table:table-cell>
          <table:table-cell office:value-type="float" office:value="124.41" calcext:value-type="float">
            <text:p>124,41</text:p>
          </table:table-cell>
          <table:table-cell office:value-type="float" office:value="90.1399999999994" calcext:value-type="float">
            <text:p>90,1399999999994</text:p>
          </table:table-cell>
          <table:table-cell office:value-type="float" office:value="72.2200000000003" calcext:value-type="float">
            <text:p>72,2200000000003</text:p>
          </table:table-cell>
          <table:table-cell office:value-type="float" office:value="57.9899999999998" calcext:value-type="float">
            <text:p>57,9899999999998</text:p>
          </table:table-cell>
          <table:table-cell office:value-type="float" office:value="49.0199999999995" calcext:value-type="float">
            <text:p>49,0199999999995</text:p>
          </table:table-cell>
          <table:table-cell office:value-type="float" office:value="64.8500000000004" calcext:value-type="float">
            <text:p>64,8500000000004</text:p>
          </table:table-cell>
          <table:table-cell office:value-type="float" office:value="87.5100000000002" calcext:value-type="float">
            <text:p>87,5100000000002</text:p>
          </table:table-cell>
          <table:table-cell office:value-type="float" office:value="86.0599999999995" calcext:value-type="float">
            <text:p>86,0599999999995</text:p>
          </table:table-cell>
          <table:table-cell office:value-type="float" office:value="96.6900000000005" calcext:value-type="float">
            <text:p>96,6900000000005</text:p>
          </table:table-cell>
          <table:table-cell office:value-type="float" office:value="77.5599999999995" calcext:value-type="float">
            <text:p>77,5599999999995</text:p>
          </table:table-cell>
          <table:table-cell office:value-type="float" office:value="75.96" calcext:value-type="float">
            <text:p>75,96</text:p>
          </table:table-cell>
          <table:table-cell office:value-type="float" office:value="86.0500000000002" calcext:value-type="float">
            <text:p>86,0500000000002</text:p>
          </table:table-cell>
          <table:table-cell office:value-type="float" office:value="72.7799999999998" calcext:value-type="float">
            <text:p>72,7799999999998</text:p>
          </table:table-cell>
          <table:table-cell office:value-type="float" office:value="71.7200000000003" calcext:value-type="float">
            <text:p>71,7200000000003</text:p>
          </table:table-cell>
          <table:table-cell office:value-type="float" office:value="61.0900000000001" calcext:value-type="float">
            <text:p>61,0900000000001</text:p>
          </table:table-cell>
          <table:table-cell office:value-type="float" office:value="53.1299999999992" calcext:value-type="float">
            <text:p>53,1299999999992</text:p>
          </table:table-cell>
          <table:table-cell office:value-type="float" office:value="123.78" calcext:value-type="float">
            <text:p>123,78</text:p>
          </table:table-cell>
          <table:table-cell office:value-type="float" office:value="70.1199999999999" calcext:value-type="float">
            <text:p>70,1199999999999</text:p>
          </table:table-cell>
          <table:table-cell office:value-type="float" office:value="113.68" calcext:value-type="float">
            <text:p>113,68</text:p>
          </table:table-cell>
          <table:table-cell office:value-type="float" office:value="135.47" calcext:value-type="float">
            <text:p>135,47</text:p>
          </table:table-cell>
          <table:table-cell office:value-type="float" office:value="58.4399999999996" calcext:value-type="float">
            <text:p>58,4399999999996</text:p>
          </table:table-cell>
          <table:table-cell office:value-type="float" office:value="63.75" calcext:value-type="float">
            <text:p>63,75</text:p>
          </table:table-cell>
          <table:table-cell office:value-type="float" office:value="134.94" calcext:value-type="float">
            <text:p>134,94</text:p>
          </table:table-cell>
          <table:table-cell office:value-type="float" office:value="61.0900000000001" calcext:value-type="float">
            <text:p>61,0900000000001</text:p>
          </table:table-cell>
          <table:table-cell office:value-type="float" office:value="63.7399999999998" calcext:value-type="float">
            <text:p>63,7399999999998</text:p>
          </table:table-cell>
          <table:table-cell office:value-type="float" office:value="39.8400000000001" calcext:value-type="float">
            <text:p>39,8400000000001</text:p>
          </table:table-cell>
          <table:table-cell office:value-type="float" office:value="102.530000000001" calcext:value-type="float">
            <text:p>102,530000000001</text:p>
          </table:table-cell>
          <table:table-cell office:value-type="float" office:value="85.5200000000004" calcext:value-type="float">
            <text:p>85,5200000000004</text:p>
          </table:table-cell>
          <table:table-cell office:value-type="float" office:value="70.1799999999994" calcext:value-type="float">
            <text:p>70,1799999999994</text:p>
          </table:table-cell>
          <table:table-cell office:value-type="float" office:value="70.7200000000003" calcext:value-type="float">
            <text:p>70,7200000000003</text:p>
          </table:table-cell>
          <table:table-cell office:value-type="float" office:value="99.1000000000004" calcext:value-type="float">
            <text:p>99,1000000000004</text:p>
          </table:table-cell>
          <table:table-cell office:value-type="float" office:value="62.6800000000003" calcext:value-type="float">
            <text:p>62,6800000000003</text:p>
          </table:table-cell>
          <table:table-cell office:value-type="float" office:value="83.5700000000006" calcext:value-type="float">
            <text:p>83,5700000000006</text:p>
          </table:table-cell>
          <table:table-cell office:value-type="float" office:value="70.71" calcext:value-type="float">
            <text:p>70,71</text:p>
          </table:table-cell>
          <table:table-cell office:value-type="float" office:value="74.46" calcext:value-type="float">
            <text:p>74,46</text:p>
          </table:table-cell>
          <table:table-cell office:value-type="float" office:value="83.5699999999997" calcext:value-type="float">
            <text:p>83,5699999999997</text:p>
          </table:table-cell>
          <table:table-cell office:value-type="float" office:value="83.04" calcext:value-type="float">
            <text:p>83,04</text:p>
          </table:table-cell>
          <table:table-cell office:value-type="float" office:value="92.1399999999994" calcext:value-type="float">
            <text:p>92,1399999999994</text:p>
          </table:table-cell>
          <table:table-cell office:value-type="float" office:value="78.21" calcext:value-type="float">
            <text:p>78,21</text:p>
          </table:table-cell>
          <table:table-cell office:value-type="float" office:value="111.96" calcext:value-type="float">
            <text:p>111,96</text:p>
          </table:table-cell>
          <table:table-cell office:value-type="float" office:value="110.89" calcext:value-type="float">
            <text:p>110,89</text:p>
          </table:table-cell>
          <table:table-cell office:value-type="float" office:value="84.6400000000003" calcext:value-type="float">
            <text:p>84,6400000000003</text:p>
          </table:table-cell>
          <table:table-cell office:value-type="float" office:value="60.54" calcext:value-type="float">
            <text:p>60,54</text:p>
          </table:table-cell>
          <table:table-cell office:value-type="float" office:value="64.8200000000006" calcext:value-type="float">
            <text:p>64,8200000000006</text:p>
          </table:table-cell>
          <table:table-cell office:value-type="float" office:value="115.18" calcext:value-type="float">
            <text:p>115,18</text:p>
          </table:table-cell>
          <table:table-cell office:value-type="float" office:value="135" calcext:value-type="float">
            <text:p>135</text:p>
          </table:table-cell>
          <table:table-cell office:value-type="float" office:value="155.35" calcext:value-type="float">
            <text:p>155,35</text:p>
          </table:table-cell>
          <table:table-cell office:value-type="float" office:value="102.85" calcext:value-type="float">
            <text:p>102,85</text:p>
          </table:table-cell>
          <table:table-cell office:value-type="float" office:value="137.68" calcext:value-type="float">
            <text:p>137,68</text:p>
          </table:table-cell>
          <table:table-cell office:value-type="float" office:value="131.25" calcext:value-type="float">
            <text:p>131,25</text:p>
          </table:table-cell>
          <table:table-cell office:value-type="float" office:value="118.57" calcext:value-type="float">
            <text:p>118,57</text:p>
          </table:table-cell>
          <table:table-cell office:value-type="float" office:value="121.83" calcext:value-type="float">
            <text:p>121,83</text:p>
          </table:table-cell>
          <table:table-cell office:value-type="float" office:value="119.66" calcext:value-type="float">
            <text:p>119,66</text:p>
          </table:table-cell>
          <table:table-cell office:value-type="float" office:value="158.099999999999" calcext:value-type="float">
            <text:p>158,099999999999</text:p>
          </table:table-cell>
          <table:table-cell office:value-type="float" office:value="181.389999999999" calcext:value-type="float">
            <text:p>181,389999999999</text:p>
          </table:table-cell>
          <table:table-cell office:value-type="float" office:value="76.8800000000001" calcext:value-type="float">
            <text:p>76,8800000000001</text:p>
          </table:table-cell>
          <table:table-cell office:value-type="float" office:value="49.8100000000004" calcext:value-type="float">
            <text:p>49,8100000000004</text:p>
          </table:table-cell>
          <table:table-cell office:value-type="float" office:value="69.3100000000004" calcext:value-type="float">
            <text:p>69,3100000000004</text:p>
          </table:table-cell>
          <table:table-cell office:value-type="float" office:value="57.9399999999996" calcext:value-type="float">
            <text:p>57,9399999999996</text:p>
          </table:table-cell>
          <table:table-cell office:value-type="float" office:value="56.8500000000004" calcext:value-type="float">
            <text:p>56,8500000000004</text:p>
          </table:table-cell>
          <table:table-cell office:value-type="float" office:value="79.0500000000002" calcext:value-type="float">
            <text:p>79,0500000000002</text:p>
          </table:table-cell>
          <table:table-cell office:value-type="float" office:value="67.1399999999994" calcext:value-type="float">
            <text:p>67,1399999999994</text:p>
          </table:table-cell>
          <table:table-cell office:value-type="float" office:value="108.29" calcext:value-type="float">
            <text:p>108,29</text:p>
          </table:table-cell>
          <table:table-cell office:value-type="float" office:value="89.8800000000001" calcext:value-type="float">
            <text:p>89,8800000000001</text:p>
          </table:table-cell>
          <table:table-cell office:value-type="float" office:value="85.5500000000002" calcext:value-type="float">
            <text:p>85,5500000000002</text:p>
          </table:table-cell>
          <table:table-cell office:value-type="float" office:value="98.54" calcext:value-type="float">
            <text:p>98,54</text:p>
          </table:table-cell>
          <table:table-cell office:value-type="float" office:value="93.6700000000001" calcext:value-type="float">
            <text:p>93,6700000000001</text:p>
          </table:table-cell>
          <table:table-cell office:value-type="float" office:value="94.2199999999994" calcext:value-type="float">
            <text:p>94,2199999999994</text:p>
          </table:table-cell>
          <table:table-cell office:value-type="float" office:value="80.1300000000001" calcext:value-type="float">
            <text:p>80,1300000000001</text:p>
          </table:table-cell>
          <table:table-cell office:value-type="float" office:value="70.4200000000001" calcext:value-type="float">
            <text:p>70,4200000000001</text:p>
          </table:table-cell>
          <table:table-cell office:value-type="float" office:value="73.6899999999996" calcext:value-type="float">
            <text:p>73,6899999999996</text:p>
          </table:table-cell>
          <table:table-cell office:value-type="float" office:value="92.25" calcext:value-type="float">
            <text:p>92,25</text:p>
          </table:table-cell>
          <table:table-cell office:value-type="float" office:value="103.719999999999" calcext:value-type="float">
            <text:p>103,719999999999</text:p>
          </table:table-cell>
          <table:table-cell office:value-type="float" office:value="102.08" calcext:value-type="float">
            <text:p>102,08</text:p>
          </table:table-cell>
          <table:table-cell office:value-type="float" office:value="109.72" calcext:value-type="float">
            <text:p>109,72</text:p>
          </table:table-cell>
          <table:table-cell office:value-type="float" office:value="49.6800000000003" calcext:value-type="float">
            <text:p>49,6800000000003</text:p>
          </table:table-cell>
          <table:table-cell office:value-type="float" office:value="108.08" calcext:value-type="float">
            <text:p>108,08</text:p>
          </table:table-cell>
          <table:table-cell office:value-type="float" office:value="89.5300000000007" calcext:value-type="float">
            <text:p>89,5300000000007</text:p>
          </table:table-cell>
          <table:table-cell office:value-type="float" office:value="86.79" calcext:value-type="float">
            <text:p>86,79</text:p>
          </table:table-cell>
          <table:table-cell office:value-type="float" office:value="91.71" calcext:value-type="float">
            <text:p>91,71</text:p>
          </table:table-cell>
          <table:table-cell office:value-type="float" office:value="83.5199999999995" calcext:value-type="float">
            <text:p>83,5199999999995</text:p>
          </table:table-cell>
          <table:table-cell office:value-type="float" office:value="111.36" calcext:value-type="float">
            <text:p>111,36</text:p>
          </table:table-cell>
          <table:table-cell office:value-type="float" office:value="106.99" calcext:value-type="float">
            <text:p>106,99</text:p>
          </table:table-cell>
          <table:table-cell office:value-type="float" office:value="71.5099999999993" calcext:value-type="float">
            <text:p>71,5099999999993</text:p>
          </table:table-cell>
          <table:table-cell office:value-type="float" office:value="55.6800000000003" calcext:value-type="float">
            <text:p>55,6800000000003</text:p>
          </table:table-cell>
          <table:table-cell office:value-type="float" office:value="60.5900000000001" calcext:value-type="float">
            <text:p>60,5900000000001</text:p>
          </table:table-cell>
          <table:table-cell office:value-type="float" office:value="93.3400000000001" calcext:value-type="float">
            <text:p>93,3400000000001</text:p>
          </table:table-cell>
          <table:table-cell office:value-type="float" office:value="81.3400000000001" calcext:value-type="float">
            <text:p>81,3400000000001</text:p>
          </table:table-cell>
          <table:table-cell office:value-type="float" office:value="104.81" calcext:value-type="float">
            <text:p>104,81</text:p>
          </table:table-cell>
          <table:table-cell office:value-type="float" office:value="155.030000000001" calcext:value-type="float">
            <text:p>155,030000000001</text:p>
          </table:table-cell>
          <table:table-cell office:value-type="float" office:value="110.27" calcext:value-type="float">
            <text:p>110,27</text:p>
          </table:table-cell>
          <table:table-cell office:value-type="float" office:value="142.650000000001" calcext:value-type="float">
            <text:p>142,650000000001</text:p>
          </table:table-cell>
          <table:table-cell office:value-type="float" office:value="63.3400000000002" calcext:value-type="float">
            <text:p>63,3400000000002</text:p>
          </table:table-cell>
          <table:table-cell office:value-type="float" office:value="57.8299999999999" calcext:value-type="float">
            <text:p>57,8299999999999</text:p>
          </table:table-cell>
          <table:table-cell office:value-type="float" office:value="88.6700000000001" calcext:value-type="float">
            <text:p>88,6700000000001</text:p>
          </table:table-cell>
          <table:table-cell office:value-type="float" office:value="67.75" calcext:value-type="float">
            <text:p>67,75</text:p>
          </table:table-cell>
          <table:table-cell office:value-type="float" office:value="61.1300000000001" calcext:value-type="float">
            <text:p>61,1300000000001</text:p>
          </table:table-cell>
          <table:table-cell office:value-type="float" office:value="60.5900000000001" calcext:value-type="float">
            <text:p>60,5900000000001</text:p>
          </table:table-cell>
          <table:table-cell office:value-type="float" office:value="65.54" calcext:value-type="float">
            <text:p>65,54</text:p>
          </table:table-cell>
          <table:table-cell office:value-type="float" office:value="78.21" calcext:value-type="float">
            <text:p>78,21</text:p>
          </table:table-cell>
          <table:table-cell office:value-type="float" office:value="93.6300000000001" calcext:value-type="float">
            <text:p>93,6300000000001</text:p>
          </table:table-cell>
          <table:table-cell office:value-type="float" office:value="90.3299999999999" calcext:value-type="float">
            <text:p>90,3299999999999</text:p>
          </table:table-cell>
          <table:table-cell office:value-type="float" office:value="84.8199999999997" calcext:value-type="float">
            <text:p>84,8199999999997</text:p>
          </table:table-cell>
          <table:table-cell office:value-type="float" office:value="41.8600000000006" calcext:value-type="float">
            <text:p>41,8600000000006</text:p>
          </table:table-cell>
          <table:table-cell office:value-type="float" office:value="81.5100000000002" calcext:value-type="float">
            <text:p>81,5100000000002</text:p>
          </table:table-cell>
          <table:table-cell office:value-type="float" office:value="77.6599999999999" calcext:value-type="float">
            <text:p>77,6599999999999</text:p>
          </table:table-cell>
          <table:table-cell office:value-type="float" office:value="56.7299999999996" calcext:value-type="float">
            <text:p>56,7299999999996</text:p>
          </table:table-cell>
          <table:table-cell office:value-type="float" office:value="65.54" calcext:value-type="float">
            <text:p>65,54</text:p>
          </table:table-cell>
          <table:table-cell office:value-type="float" office:value="60.0299999999997" calcext:value-type="float">
            <text:p>60,0299999999997</text:p>
          </table:table-cell>
          <table:table-cell office:value-type="float" office:value="125.02" calcext:value-type="float">
            <text:p>125,02</text:p>
          </table:table-cell>
          <table:table-cell office:value-type="float" office:value="74.8599999999997" calcext:value-type="float">
            <text:p>74,8599999999997</text:p>
          </table:table-cell>
          <table:table-cell office:value-type="float" office:value="90.9400000000005" calcext:value-type="float">
            <text:p>90,9400000000005</text:p>
          </table:table-cell>
          <table:table-cell office:value-type="float" office:value="82.6300000000001" calcext:value-type="float">
            <text:p>82,6300000000001</text:p>
          </table:table-cell>
          <table:table-cell office:value-type="float" office:value="103.7" calcext:value-type="float">
            <text:p>103,7</text:p>
          </table:table-cell>
          <table:table-cell office:value-type="float" office:value="63.21" calcext:value-type="float">
            <text:p>63,21</text:p>
          </table:table-cell>
          <table:table-cell office:value-type="float" office:value="79.8500000000004" calcext:value-type="float">
            <text:p>79,8500000000004</text:p>
          </table:table-cell>
          <table:table-cell office:value-type="float" office:value="92.6000000000004" calcext:value-type="float">
            <text:p>92,6000000000004</text:p>
          </table:table-cell>
          <table:table-cell office:value-type="float" office:value="128.089999999999" calcext:value-type="float">
            <text:p>128,089999999999</text:p>
          </table:table-cell>
          <table:table-cell office:value-type="float" office:value="86.5" calcext:value-type="float">
            <text:p>86,5</text:p>
          </table:table-cell>
          <table:table-cell office:value-type="float" office:value="53.2299999999996" calcext:value-type="float">
            <text:p>53,2299999999996</text:p>
          </table:table-cell>
          <table:table-cell office:value-type="float" office:value="50.46" calcext:value-type="float">
            <text:p>50,46</text:p>
          </table:table-cell>
          <table:table-cell office:value-type="float" office:value="61.5499999999993" calcext:value-type="float">
            <text:p>61,5499999999993</text:p>
          </table:table-cell>
          <table:table-cell office:value-type="float" office:value="89.8299999999999" calcext:value-type="float">
            <text:p>89,8299999999999</text:p>
          </table:table-cell>
          <table:table-cell office:value-type="float" office:value="123.650000000001" calcext:value-type="float">
            <text:p>123,650000000001</text:p>
          </table:table-cell>
          <table:table-cell office:value-type="float" office:value="68.75" calcext:value-type="float">
            <text:p>68,75</text:p>
          </table:table-cell>
          <table:table-cell office:value-type="float" office:value="100.93" calcext:value-type="float">
            <text:p>100,93</text:p>
          </table:table-cell>
          <table:table-cell office:value-type="float" office:value="61.5500000000002" calcext:value-type="float">
            <text:p>61,5500000000002</text:p>
          </table:table-cell>
          <table:table-cell office:value-type="float" office:value="90.3899999999994" calcext:value-type="float">
            <text:p>90,3899999999994</text:p>
          </table:table-cell>
          <table:table-cell office:value-type="float" office:value="81.5100000000002" calcext:value-type="float">
            <text:p>81,5100000000002</text:p>
          </table:table-cell>
          <table:table-cell office:value-type="float" office:value="147.5" calcext:value-type="float">
            <text:p>147,5</text:p>
          </table:table-cell>
        </table:table-row>
        <table:table-row table:style-name="ro1">
          <table:table-cell/>
          <table:table-cell table:style-name="ce2" office:value-type="date" office:date-value="2023-02-15" calcext:value-type="date">
            <text:p>15/02/23</text:p>
          </table:table-cell>
          <table:table-cell office:value-type="float" office:value="5278.74" calcext:value-type="float">
            <text:p>5278,74</text:p>
          </table:table-cell>
          <table:table-cell office:value-type="float" office:value="5229.97" calcext:value-type="float">
            <text:p>5229,97</text:p>
          </table:table-cell>
          <table:table-cell table:formula="of:=[.C13]-[.D13]" office:value-type="float" office:value="48.7699999999995" calcext:value-type="float">
            <text:p>48,7699999999995</text:p>
          </table:table-cell>
          <table:table-cell/>
          <table:table-cell table:style-name="Default" table:number-columns-repeated="87"/>
          <table:table-cell table:number-columns-repeated="3"/>
          <table:table-cell table:style-name="ce2"/>
          <table:table-cell table:number-columns-repeated="160"/>
        </table:table-row>
        <table:table-row table:style-name="ro1">
          <table:table-cell/>
          <table:table-cell table:style-name="ce2" office:value-type="date" office:date-value="2023-02-14" calcext:value-type="date">
            <text:p>14/02/23</text:p>
          </table:table-cell>
          <table:table-cell office:value-type="float" office:value="5268.69" calcext:value-type="float">
            <text:p>5268,69</text:p>
          </table:table-cell>
          <table:table-cell office:value-type="float" office:value="5168.63" calcext:value-type="float">
            <text:p>5168,63</text:p>
          </table:table-cell>
          <table:table-cell table:formula="of:=[.C14]-[.D14]" office:value-type="float" office:value="100.059999999999" calcext:value-type="float">
            <text:p>100,059999999999</text:p>
          </table:table-cell>
          <table:table-cell table:number-columns-repeated="2"/>
          <table:table-cell table:style-name="ce2" office:value-type="date" office:date-value="2023-03-03" calcext:value-type="date">
            <text:p>03/03/23</text:p>
          </table:table-cell>
          <table:table-cell table:style-name="ce2" office:value-type="date" office:date-value="2023-03-02" calcext:value-type="date">
            <text:p>02/03/23</text:p>
          </table:table-cell>
          <table:table-cell table:style-name="ce2" office:value-type="date" office:date-value="2023-03-01" calcext:value-type="date">
            <text:p>01/03/23</text:p>
          </table:table-cell>
          <table:table-cell table:style-name="ce2" office:value-type="date" office:date-value="2023-02-28" calcext:value-type="date">
            <text:p>28/02/23</text:p>
          </table:table-cell>
          <table:table-cell table:style-name="ce2" office:value-type="date" office:date-value="2023-02-27" calcext:value-type="date">
            <text:p>27/02/23</text:p>
          </table:table-cell>
          <table:table-cell table:style-name="ce2" office:value-type="date" office:date-value="2023-02-24" calcext:value-type="date">
            <text:p>24/02/23</text:p>
          </table:table-cell>
          <table:table-cell table:style-name="ce2" office:value-type="date" office:date-value="2023-02-23" calcext:value-type="date">
            <text:p>23/02/23</text:p>
          </table:table-cell>
          <table:table-cell table:style-name="ce2" office:value-type="date" office:date-value="2023-02-22" calcext:value-type="date">
            <text:p>22/02/23</text:p>
          </table:table-cell>
          <table:table-cell table:style-name="ce2" office:value-type="date" office:date-value="2023-02-17" calcext:value-type="date">
            <text:p>17/02/23</text:p>
          </table:table-cell>
          <table:table-cell table:style-name="ce2" office:value-type="date" office:date-value="2023-02-16" calcext:value-type="date">
            <text:p>16/02/23</text:p>
          </table:table-cell>
          <table:table-cell table:style-name="ce2" office:value-type="date" office:date-value="2023-02-15" calcext:value-type="date">
            <text:p>15/02/23</text:p>
          </table:table-cell>
          <table:table-cell table:style-name="ce2" office:value-type="date" office:date-value="2023-02-14" calcext:value-type="date">
            <text:p>14/02/23</text:p>
          </table:table-cell>
          <table:table-cell table:style-name="ce2" office:value-type="date" office:date-value="2023-02-13" calcext:value-type="date">
            <text:p>13/02/23</text:p>
          </table:table-cell>
          <table:table-cell table:style-name="ce2" office:value-type="date" office:date-value="2023-02-10" calcext:value-type="date">
            <text:p>10/02/23</text:p>
          </table:table-cell>
          <table:table-cell table:style-name="ce2" office:value-type="date" office:date-value="2023-02-09" calcext:value-type="date">
            <text:p>09/02/23</text:p>
          </table:table-cell>
          <table:table-cell table:style-name="ce2" office:value-type="date" office:date-value="2023-02-08" calcext:value-type="date">
            <text:p>08/02/23</text:p>
          </table:table-cell>
          <table:table-cell table:style-name="ce2" office:value-type="date" office:date-value="2023-02-07" calcext:value-type="date">
            <text:p>07/02/23</text:p>
          </table:table-cell>
          <table:table-cell table:style-name="ce2" office:value-type="date" office:date-value="2023-02-06" calcext:value-type="date">
            <text:p>06/02/23</text:p>
          </table:table-cell>
          <table:table-cell table:style-name="ce2" office:value-type="date" office:date-value="2023-02-03" calcext:value-type="date">
            <text:p>03/02/23</text:p>
          </table:table-cell>
          <table:table-cell table:style-name="ce2" office:value-type="date" office:date-value="2023-02-02" calcext:value-type="date">
            <text:p>02/02/23</text:p>
          </table:table-cell>
          <table:table-cell table:style-name="ce2" office:value-type="date" office:date-value="2023-02-01" calcext:value-type="date">
            <text:p>01/02/23</text:p>
          </table:table-cell>
          <table:table-cell table:style-name="ce2" office:value-type="date" office:date-value="2023-01-31" calcext:value-type="date">
            <text:p>31/01/23</text:p>
          </table:table-cell>
          <table:table-cell table:style-name="ce2" office:value-type="date" office:date-value="2023-01-30" calcext:value-type="date">
            <text:p>30/01/23</text:p>
          </table:table-cell>
          <table:table-cell table:style-name="ce2" office:value-type="date" office:date-value="2023-01-27" calcext:value-type="date">
            <text:p>27/01/23</text:p>
          </table:table-cell>
          <table:table-cell table:style-name="ce2" office:value-type="date" office:date-value="2023-01-26" calcext:value-type="date">
            <text:p>26/01/23</text:p>
          </table:table-cell>
          <table:table-cell table:style-name="ce2" office:value-type="date" office:date-value="2023-01-25" calcext:value-type="date">
            <text:p>25/01/23</text:p>
          </table:table-cell>
          <table:table-cell table:style-name="ce2" office:value-type="date" office:date-value="2023-01-24" calcext:value-type="date">
            <text:p>24/01/23</text:p>
          </table:table-cell>
          <table:table-cell table:style-name="ce2" office:value-type="date" office:date-value="2023-01-23" calcext:value-type="date">
            <text:p>23/01/23</text:p>
          </table:table-cell>
          <table:table-cell table:style-name="ce2" office:value-type="date" office:date-value="2023-01-20" calcext:value-type="date">
            <text:p>20/01/23</text:p>
          </table:table-cell>
          <table:table-cell table:style-name="ce2" office:value-type="date" office:date-value="2023-01-19" calcext:value-type="date">
            <text:p>19/01/23</text:p>
          </table:table-cell>
          <table:table-cell table:style-name="ce2" office:value-type="date" office:date-value="2023-01-18" calcext:value-type="date">
            <text:p>18/01/23</text:p>
          </table:table-cell>
          <table:table-cell table:style-name="ce2" office:value-type="date" office:date-value="2023-01-17" calcext:value-type="date">
            <text:p>17/01/23</text:p>
          </table:table-cell>
          <table:table-cell table:style-name="ce2" office:value-type="date" office:date-value="2023-01-16" calcext:value-type="date">
            <text:p>16/01/23</text:p>
          </table:table-cell>
          <table:table-cell table:style-name="ce2" office:value-type="date" office:date-value="2023-01-13" calcext:value-type="date">
            <text:p>13/01/23</text:p>
          </table:table-cell>
          <table:table-cell table:style-name="ce2" office:value-type="date" office:date-value="2023-01-12" calcext:value-type="date">
            <text:p>12/01/23</text:p>
          </table:table-cell>
          <table:table-cell table:style-name="ce2" office:value-type="date" office:date-value="2023-01-11" calcext:value-type="date">
            <text:p>11/01/23</text:p>
          </table:table-cell>
          <table:table-cell table:style-name="ce2" office:value-type="date" office:date-value="2023-01-10" calcext:value-type="date">
            <text:p>10/01/23</text:p>
          </table:table-cell>
          <table:table-cell table:style-name="ce2" office:value-type="date" office:date-value="2023-01-09" calcext:value-type="date">
            <text:p>09/01/23</text:p>
          </table:table-cell>
          <table:table-cell table:style-name="ce2" office:value-type="date" office:date-value="2023-01-06" calcext:value-type="date">
            <text:p>06/01/23</text:p>
          </table:table-cell>
          <table:table-cell table:style-name="ce2" office:value-type="date" office:date-value="2023-01-05" calcext:value-type="date">
            <text:p>05/01/23</text:p>
          </table:table-cell>
          <table:table-cell table:style-name="ce2" office:value-type="date" office:date-value="2023-01-04" calcext:value-type="date">
            <text:p>04/01/23</text:p>
          </table:table-cell>
          <table:table-cell table:style-name="ce2" office:value-type="date" office:date-value="2023-01-03" calcext:value-type="date">
            <text:p>03/01/23</text:p>
          </table:table-cell>
          <table:table-cell table:style-name="ce2" office:value-type="date" office:date-value="2023-01-02" calcext:value-type="date">
            <text:p>02/01/23</text:p>
          </table:table-cell>
          <table:table-cell table:number-columns-repeated="207"/>
        </table:table-row>
        <table:table-row table:style-name="ro1">
          <table:table-cell/>
          <table:table-cell table:style-name="ce2" office:value-type="date" office:date-value="2023-02-13" calcext:value-type="date">
            <text:p>13/02/23</text:p>
          </table:table-cell>
          <table:table-cell office:value-type="float" office:value="5270.7" calcext:value-type="float">
            <text:p>5270,7</text:p>
          </table:table-cell>
          <table:table-cell office:value-type="float" office:value="5198.8" calcext:value-type="float">
            <text:p>5198,8</text:p>
          </table:table-cell>
          <table:table-cell table:formula="of:=[.C15]-[.D15]" office:value-type="float" office:value="71.8999999999996" calcext:value-type="float">
            <text:p>71,8999999999996</text:p>
          </table:table-cell>
          <table:table-cell/>
          <table:table-cell office:value-type="float" office:value="2023" calcext:value-type="float">
            <text:p>20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8.5" calcext:value-type="float">
            <text:p>58,5</text:p>
          </table:table-cell>
          <table:table-cell office:value-type="float" office:value="68" calcext:value-type="float">
            <text:p>68</text:p>
          </table:table-cell>
          <table:table-cell office:value-type="float" office:value="42.2300000000005" calcext:value-type="float">
            <text:p>42,2300000000005</text:p>
          </table:table-cell>
          <table:table-cell office:value-type="float" office:value="68.3800000000001" calcext:value-type="float">
            <text:p>68,3800000000001</text:p>
          </table:table-cell>
          <table:table-cell office:value-type="float" office:value="66.8699999999999" calcext:value-type="float">
            <text:p>66,8699999999999</text:p>
          </table:table-cell>
          <table:table-cell office:value-type="float" office:value="60.8400000000002" calcext:value-type="float">
            <text:p>60,8400000000002</text:p>
          </table:table-cell>
          <table:table-cell office:value-type="float" office:value="104.580000000001" calcext:value-type="float">
            <text:p>104,580000000001</text:p>
          </table:table-cell>
          <table:table-cell office:value-type="float" office:value="63.8599999999997" calcext:value-type="float">
            <text:p>63,8599999999997</text:p>
          </table:table-cell>
          <table:table-cell office:value-type="float" office:value="48.7699999999995" calcext:value-type="float">
            <text:p>48,7699999999995</text:p>
          </table:table-cell>
          <table:table-cell office:value-type="float" office:value="100.059999999999" calcext:value-type="float">
            <text:p>100,059999999999</text:p>
          </table:table-cell>
          <table:table-cell office:value-type="float" office:value="71.8999999999996" calcext:value-type="float">
            <text:p>71,8999999999996</text:p>
          </table:table-cell>
          <table:table-cell office:value-type="float" office:value="101.059999999999" calcext:value-type="float">
            <text:p>101,059999999999</text:p>
          </table:table-cell>
          <table:table-cell office:value-type="float" office:value="121.17" calcext:value-type="float">
            <text:p>121,17</text:p>
          </table:table-cell>
          <table:table-cell office:value-type="float" office:value="78.9400000000005" calcext:value-type="float">
            <text:p>78,9400000000005</text:p>
          </table:table-cell>
          <table:table-cell office:value-type="float" office:value="85.9700000000003" calcext:value-type="float">
            <text:p>85,9700000000003</text:p>
          </table:table-cell>
          <table:table-cell office:value-type="float" office:value="73.4099999999999" calcext:value-type="float">
            <text:p>73,4099999999999</text:p>
          </table:table-cell>
          <table:table-cell office:value-type="float" office:value="101.059999999999" calcext:value-type="float">
            <text:p>101,059999999999</text:p>
          </table:table-cell>
          <table:table-cell office:value-type="float" office:value="115.64" calcext:value-type="float">
            <text:p>115,64</text:p>
          </table:table-cell>
          <table:table-cell office:value-type="float" office:value="70.3899999999994" calcext:value-type="float">
            <text:p>70,3899999999994</text:p>
          </table:table-cell>
          <table:table-cell office:value-type="float" office:value="74.4099999999999" calcext:value-type="float">
            <text:p>74,4099999999999</text:p>
          </table:table-cell>
          <table:table-cell office:value-type="float" office:value="51.5300000000007" calcext:value-type="float">
            <text:p>51,5300000000007</text:p>
          </table:table-cell>
          <table:table-cell office:value-type="float" office:value="61.6399999999994" calcext:value-type="float">
            <text:p>61,6399999999994</text:p>
          </table:table-cell>
          <table:table-cell office:value-type="float" office:value="59.1100000000006" calcext:value-type="float">
            <text:p>59,1100000000006</text:p>
          </table:table-cell>
          <table:table-cell office:value-type="float" office:value="82.3500000000004" calcext:value-type="float">
            <text:p>82,3500000000004</text:p>
          </table:table-cell>
          <table:table-cell office:value-type="float" office:value="85.8899999999994" calcext:value-type="float">
            <text:p>85,8899999999994</text:p>
          </table:table-cell>
          <table:table-cell office:value-type="float" office:value="58.6000000000004" calcext:value-type="float">
            <text:p>58,6000000000004</text:p>
          </table:table-cell>
          <table:table-cell office:value-type="float" office:value="73.7700000000004" calcext:value-type="float">
            <text:p>73,7700000000004</text:p>
          </table:table-cell>
          <table:table-cell office:value-type="float" office:value="91.4499999999998" calcext:value-type="float">
            <text:p>91,4499999999998</text:p>
          </table:table-cell>
          <table:table-cell office:value-type="float" office:value="125.81" calcext:value-type="float">
            <text:p>125,81</text:p>
          </table:table-cell>
          <table:table-cell office:value-type="float" office:value="62.6499999999996" calcext:value-type="float">
            <text:p>62,6499999999996</text:p>
          </table:table-cell>
          <table:table-cell office:value-type="float" office:value="69.2200000000003" calcext:value-type="float">
            <text:p>69,2200000000003</text:p>
          </table:table-cell>
          <table:table-cell office:value-type="float" office:value="76.7999999999993" calcext:value-type="float">
            <text:p>76,7999999999993</text:p>
          </table:table-cell>
          <table:table-cell office:value-type="float" office:value="119.75" calcext:value-type="float">
            <text:p>119,75</text:p>
          </table:table-cell>
          <table:table-cell office:value-type="float" office:value="75.79" calcext:value-type="float">
            <text:p>75,79</text:p>
          </table:table-cell>
          <table:table-cell office:value-type="float" office:value="79.3299999999999" calcext:value-type="float">
            <text:p>79,3299999999999</text:p>
          </table:table-cell>
          <table:table-cell office:value-type="float" office:value="64.6700000000001" calcext:value-type="float">
            <text:p>64,6700000000001</text:p>
          </table:table-cell>
          <table:table-cell office:value-type="float" office:value="152.58" calcext:value-type="float">
            <text:p>152,58</text:p>
          </table:table-cell>
          <table:table-cell office:value-type="float" office:value="81.8499999999995" calcext:value-type="float">
            <text:p>81,8499999999995</text:p>
          </table:table-cell>
          <table:table-cell office:value-type="float" office:value="53.5600000000004" calcext:value-type="float">
            <text:p>53,5600000000004</text:p>
          </table:table-cell>
          <table:table-cell office:value-type="float" office:value="148.030000000001" calcext:value-type="float">
            <text:p>148,030000000001</text:p>
          </table:table-cell>
          <table:table-cell office:value-type="float" office:value="79.8299999999999" calcext:value-type="float">
            <text:p>79,8299999999999</text:p>
          </table:table-cell>
          <table:table-cell table:number-columns-repeated="207"/>
        </table:table-row>
        <table:table-row table:style-name="ro1">
          <table:table-cell/>
          <table:table-cell table:style-name="ce2" office:value-type="date" office:date-value="2023-02-10" calcext:value-type="date">
            <text:p>10/02/23</text:p>
          </table:table-cell>
          <table:table-cell office:value-type="float" office:value="5353.66" calcext:value-type="float">
            <text:p>5353,66</text:p>
          </table:table-cell>
          <table:table-cell office:value-type="float" office:value="5252.6" calcext:value-type="float">
            <text:p>5252,6</text:p>
          </table:table-cell>
          <table:table-cell table:formula="of:=[.C16]-[.D16]" office:value-type="float" office:value="101.059999999999" calcext:value-type="float">
            <text:p>101,059999999999</text:p>
          </table:table-cell>
          <table:table-cell table:number-columns-repeated="5"/>
          <table:table-cell table:style-name="ce2"/>
          <table:table-cell table:number-columns-repeated="246"/>
        </table:table-row>
        <table:table-row table:style-name="ro1">
          <table:table-cell/>
          <table:table-cell table:style-name="ce2" office:value-type="date" office:date-value="2023-02-09" calcext:value-type="date">
            <text:p>09/02/23</text:p>
          </table:table-cell>
          <table:table-cell office:value-type="float" office:value="5339.58" calcext:value-type="float">
            <text:p>5339,58</text:p>
          </table:table-cell>
          <table:table-cell office:value-type="float" office:value="5218.41" calcext:value-type="float">
            <text:p>5218,41</text:p>
          </table:table-cell>
          <table:table-cell table:formula="of:=[.C17]-[.D17]" office:value-type="float" office:value="121.17" calcext:value-type="float">
            <text:p>121,17</text:p>
          </table:table-cell>
          <table:table-cell table:number-columns-repeated="5"/>
          <table:table-cell table:style-name="ce2"/>
          <table:table-cell table:number-columns-repeated="246"/>
        </table:table-row>
        <table:table-row table:style-name="ro1">
          <table:table-cell/>
          <table:table-cell table:style-name="ce2" office:value-type="date" office:date-value="2023-02-08" calcext:value-type="date">
            <text:p>08/02/23</text:p>
          </table:table-cell>
          <table:table-cell office:value-type="float" office:value="5291.31" calcext:value-type="float">
            <text:p>5291,31</text:p>
          </table:table-cell>
          <table:table-cell office:value-type="float" office:value="5212.37" calcext:value-type="float">
            <text:p>5212,37</text:p>
          </table:table-cell>
          <table:table-cell table:formula="of:=[.C18]-[.D18]" office:value-type="float" office:value="78.9400000000005" calcext:value-type="float">
            <text:p>78,9400000000005</text:p>
          </table:table-cell>
          <table:table-cell table:number-columns-repeated="5"/>
          <table:table-cell table:style-name="ce2"/>
          <table:table-cell table:number-columns-repeated="246"/>
        </table:table-row>
        <table:table-row table:style-name="ro1">
          <table:table-cell/>
          <table:table-cell table:style-name="ce2" office:value-type="date" office:date-value="2023-02-07" calcext:value-type="date">
            <text:p>07/02/23</text:p>
          </table:table-cell>
          <table:table-cell office:value-type="float" office:value="5266.17" calcext:value-type="float">
            <text:p>5266,17</text:p>
          </table:table-cell>
          <table:table-cell office:value-type="float" office:value="5180.2" calcext:value-type="float">
            <text:p>5180,2</text:p>
          </table:table-cell>
          <table:table-cell table:formula="of:=[.C19]-[.D19]" office:value-type="float" office:value="85.9700000000003" calcext:value-type="float">
            <text:p>85,9700000000003</text:p>
          </table:table-cell>
          <table:table-cell/>
          <table:table-cell table:style-name="ce3" office:value-type="float" office:value="2019" calcext:value-type="float" table:number-columns-spanned="1" table:number-rows-spanned="2">
            <text:p>2019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 table:number-columns-repeated="238"/>
        </table:table-row>
        <table:table-row table:style-name="ro1">
          <table:table-cell/>
          <table:table-cell table:style-name="ce2" office:value-type="date" office:date-value="2023-02-06" calcext:value-type="date">
            <text:p>06/02/23</text:p>
          </table:table-cell>
          <table:table-cell office:value-type="float" office:value="5262.15" calcext:value-type="float">
            <text:p>5262,15</text:p>
          </table:table-cell>
          <table:table-cell office:value-type="float" office:value="5188.74" calcext:value-type="float">
            <text:p>5188,74</text:p>
          </table:table-cell>
          <table:table-cell table:formula="of:=[.C20]-[.D20]" office:value-type="float" office:value="73.4099999999999" calcext:value-type="float">
            <text:p>73,4099999999999</text:p>
          </table:table-cell>
          <table:table-cell/>
          <table:covered-table-cell/>
          <table:table-cell office:value-type="float" office:value="58.29" calcext:value-type="float">
            <text:p>58,29</text:p>
          </table:table-cell>
          <table:table-cell office:value-type="float" office:value="50.29" calcext:value-type="float">
            <text:p>50,29</text:p>
          </table:table-cell>
          <table:table-cell table:style-name="ce4" office:value-type="float" office:value="79.8000000000002" calcext:value-type="float">
            <text:p>79,80</text:p>
          </table:table-cell>
          <table:table-cell office:value-type="float" office:value="53.6899999999996" calcext:value-type="float">
            <text:p>53,6899999999996</text:p>
          </table:table-cell>
          <table:table-cell office:value-type="float" office:value="107.68" calcext:value-type="float">
            <text:p>107,68</text:p>
          </table:table-cell>
          <table:table-cell office:value-type="float" office:value="44.3900000000003" calcext:value-type="float">
            <text:p>44,3900000000003</text:p>
          </table:table-cell>
          <table:table-cell office:value-type="float" office:value="89.7400000000007" calcext:value-type="float">
            <text:p>89,7400000000007</text:p>
          </table:table-cell>
          <table:table-cell office:value-type="float" office:value="50.1499999999996" calcext:value-type="float">
            <text:p>50,1499999999996</text:p>
          </table:table-cell>
          <table:table-cell office:value-type="float" office:value="34.1300000000001" calcext:value-type="float">
            <text:p>34,1300000000001</text:p>
          </table:table-cell>
          <table:table-cell office:value-type="float" office:value="85.0499999999993" calcext:value-type="float">
            <text:p>85,0499999999993</text:p>
          </table:table-cell>
          <table:table-cell office:value-type="float" office:value="73.7799999999997" calcext:value-type="float">
            <text:p>73,7799999999997</text:p>
          </table:table-cell>
          <table:table-cell office:value-type="float" office:value="40.3599999999997" calcext:value-type="float">
            <text:p>40,3599999999997</text:p>
          </table:table-cell>
          <table:table-cell/>
          <table:table-cell table:style-name="ce5"/>
          <table:table-cell table:style-name="ce10" office:value-type="string" calcext:value-type="string">
            <text:p>Janeiro</text:p>
          </table:table-cell>
          <table:table-cell table:style-name="ce5"/>
          <table:table-cell table:style-name="ce10" office:value-type="string" calcext:value-type="string">
            <text:p>Fevereiro</text:p>
          </table:table-cell>
          <table:table-cell table:style-name="ce5"/>
          <table:table-cell table:style-name="ce10" office:value-type="string" calcext:value-type="string">
            <text:p>Março</text:p>
          </table:table-cell>
          <table:table-cell table:style-name="ce5"/>
          <table:table-cell table:style-name="ce10" office:value-type="string" calcext:value-type="string">
            <text:p>Abril</text:p>
          </table:table-cell>
          <table:table-cell table:style-name="ce5"/>
          <table:table-cell table:style-name="ce10" office:value-type="string" calcext:value-type="string">
            <text:p>Maio</text:p>
          </table:table-cell>
          <table:table-cell table:style-name="ce5"/>
          <table:table-cell table:style-name="ce10" office:value-type="string" calcext:value-type="string">
            <text:p>Junho</text:p>
          </table:table-cell>
          <table:table-cell table:style-name="ce5"/>
          <table:table-cell table:style-name="ce10" office:value-type="string" calcext:value-type="string">
            <text:p>Julho</text:p>
          </table:table-cell>
          <table:table-cell table:style-name="ce5"/>
          <table:table-cell table:style-name="ce10" office:value-type="string" calcext:value-type="string">
            <text:p>Agosto</text:p>
          </table:table-cell>
          <table:table-cell table:style-name="ce5"/>
          <table:table-cell table:style-name="ce10" office:value-type="string" calcext:value-type="string">
            <text:p>Setembro</text:p>
          </table:table-cell>
          <table:table-cell table:style-name="ce5"/>
          <table:table-cell table:style-name="ce10" office:value-type="string" calcext:value-type="string">
            <text:p>Outubro</text:p>
          </table:table-cell>
          <table:table-cell table:style-name="ce18"/>
          <table:table-cell table:style-name="ce10" office:value-type="string" calcext:value-type="string">
            <text:p>Novembro</text:p>
          </table:table-cell>
          <table:table-cell table:style-name="ce5"/>
          <table:table-cell table:style-name="ce10" office:value-type="string" calcext:value-type="string">
            <text:p>Dezembro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2-03" calcext:value-type="date">
            <text:p>03/02/23</text:p>
          </table:table-cell>
          <table:table-cell office:value-type="float" office:value="5208.86" calcext:value-type="float">
            <text:p>5208,86</text:p>
          </table:table-cell>
          <table:table-cell office:value-type="float" office:value="5107.8" calcext:value-type="float">
            <text:p>5107,8</text:p>
          </table:table-cell>
          <table:table-cell table:formula="of:=[.C21]-[.D21]" office:value-type="float" office:value="101.059999999999" calcext:value-type="float">
            <text:p>101,059999999999</text:p>
          </table:table-cell>
          <table:table-cell table:number-columns-repeated="2"/>
          <table:table-cell office:value-type="float" office:value="54.6500000000006" calcext:value-type="float">
            <text:p>54,6500000000006</text:p>
          </table:table-cell>
          <table:table-cell office:value-type="float" office:value="30.96" calcext:value-type="float">
            <text:p>30,96</text:p>
          </table:table-cell>
          <table:table-cell table:style-name="ce4" office:value-type="float" office:value="144.22" calcext:value-type="float">
            <text:p>144,22</text:p>
          </table:table-cell>
          <table:table-cell office:value-type="float" office:value="32.04" calcext:value-type="float">
            <text:p>32,04</text:p>
          </table:table-cell>
          <table:table-cell office:value-type="float" office:value="47.0500000000002" calcext:value-type="float">
            <text:p>47,0500000000002</text:p>
          </table:table-cell>
          <table:table-cell office:value-type="float" office:value="64.3699999999999" calcext:value-type="float">
            <text:p>64,3699999999999</text:p>
          </table:table-cell>
          <table:table-cell office:value-type="float" office:value="28.1899999999996" calcext:value-type="float">
            <text:p>28,1899999999996</text:p>
          </table:table-cell>
          <table:table-cell office:value-type="float" office:value="40.1800000000003" calcext:value-type="float">
            <text:p>40,1800000000003</text:p>
          </table:table-cell>
          <table:table-cell office:value-type="float" office:value="26.5500000000002" calcext:value-type="float">
            <text:p>26,5500000000002</text:p>
          </table:table-cell>
          <table:table-cell office:value-type="float" office:value="58.8299999999999" calcext:value-type="float">
            <text:p>58,8299999999999</text:p>
          </table:table-cell>
          <table:table-cell office:value-type="float" office:value="83.8800000000001" calcext:value-type="float">
            <text:p>83,8800000000001</text:p>
          </table:table-cell>
          <table:table-cell office:value-type="float" office:value="29.8700000000008" calcext:value-type="float">
            <text:p>29,8700000000008</text:p>
          </table:table-cell>
          <table:table-cell/>
          <table:table-cell table:style-name="ce6" office:value-type="string" calcext:value-type="string">
            <text:p>Média</text:p>
          </table:table-cell>
          <table:table-cell table:style-name="ce11" table:formula="of:=AVERAGE([.$H$20:.$H$41])" office:value-type="float" office:value="62.4022727272728" calcext:value-type="float">
            <text:p>62,40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I$20:.$I$39])" office:value-type="float" office:value="48.9624999999999" calcext:value-type="float">
            <text:p>48,9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J$20:.$J$38])" office:value-type="float" office:value="73.5331578947369" calcext:value-type="float">
            <text:p>73,53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K$20:.$K$40])" office:value-type="float" office:value="50.4599999999999" calcext:value-type="float">
            <text:p>50,4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L$20:.$L$41])" office:value-type="float" office:value="57.8436363636363" calcext:value-type="float">
            <text:p>57,8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M$20:.$M$38])" office:value-type="float" office:value="48.7557894736843" calcext:value-type="float">
            <text:p>48,7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N$20:.$N$41])" office:value-type="float" office:value="42.2222727272727" calcext:value-type="float">
            <text:p>42,2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O$20:.$O$41])" office:value-type="float" office:value="62.6113636363636" calcext:value-type="float">
            <text:p>62,61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P$20:.$P$40])" office:value-type="float" office:value="50.6580952380952" calcext:value-type="float">
            <text:p>50,6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Q$20:.$Q$42])" office:value-type="float" office:value="54.9573913043477" calcext:value-type="float">
            <text:p>54,9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R$20:.$R$38])" office:value-type="float" office:value="56.9505263157894" calcext:value-type="float">
            <text:p>56,95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S$20:.$S$38])" office:value-type="float" office:value="42.5589473684211" calcext:value-type="float">
            <text:p>42,56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2-02" calcext:value-type="date">
            <text:p>02/02/23</text:p>
          </table:table-cell>
          <table:table-cell office:value-type="float" office:value="5106.79" calcext:value-type="float">
            <text:p>5106,79</text:p>
          </table:table-cell>
          <table:table-cell office:value-type="float" office:value="4991.15" calcext:value-type="float">
            <text:p>4991,15</text:p>
          </table:table-cell>
          <table:table-cell table:formula="of:=[.C22]-[.D22]" office:value-type="float" office:value="115.64" calcext:value-type="float">
            <text:p>115,64</text:p>
          </table:table-cell>
          <table:table-cell table:number-columns-repeated="2"/>
          <table:table-cell office:value-type="float" office:value="70.6100000000006" calcext:value-type="float">
            <text:p>70,6100000000006</text:p>
          </table:table-cell>
          <table:table-cell office:value-type="float" office:value="33.3900000000003" calcext:value-type="float">
            <text:p>33,3900000000003</text:p>
          </table:table-cell>
          <table:table-cell table:style-name="ce4" office:value-type="float" office:value="116.95" calcext:value-type="float">
            <text:p>116,95</text:p>
          </table:table-cell>
          <table:table-cell office:value-type="float" office:value="67.1000000000004" calcext:value-type="float">
            <text:p>67,1000000000004</text:p>
          </table:table-cell>
          <table:table-cell office:value-type="float" office:value="87.4699999999993" calcext:value-type="float">
            <text:p>87,4699999999993</text:p>
          </table:table-cell>
          <table:table-cell office:value-type="float" office:value="30.0799999999999" calcext:value-type="float">
            <text:p>30,0799999999999</text:p>
          </table:table-cell>
          <table:table-cell office:value-type="float" office:value="28.79" calcext:value-type="float">
            <text:p>28,79</text:p>
          </table:table-cell>
          <table:table-cell office:value-type="float" office:value="46.1499999999996" calcext:value-type="float">
            <text:p>46,1499999999996</text:p>
          </table:table-cell>
          <table:table-cell office:value-type="float" office:value="59.6000000000004" calcext:value-type="float">
            <text:p>59,6000000000004</text:p>
          </table:table-cell>
          <table:table-cell office:value-type="float" office:value="25.3000000000002" calcext:value-type="float">
            <text:p>25,3000000000002</text:p>
          </table:table-cell>
          <table:table-cell office:value-type="float" office:value="52.79" calcext:value-type="float">
            <text:p>52,79</text:p>
          </table:table-cell>
          <table:table-cell office:value-type="float" office:value="36.3000000000002" calcext:value-type="float">
            <text:p>36,3000000000002</text:p>
          </table:table-cell>
          <table:table-cell/>
          <table:table-cell table:style-name="ce6" office:value-type="string" calcext:value-type="string">
            <text:p>Erro padrão</text:p>
          </table:table-cell>
          <table:table-cell table:style-name="ce11" table:formula="of:=SQRT(VAR([.$H$20:.$H$41])/COUNT([.$H$20:.$H$41]))" office:value-type="float" office:value="4.94293618735895" calcext:value-type="float">
            <text:p>4,9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I$20:.$I$39])/COUNT([.$I$20:.$I$39]))" office:value-type="float" office:value="3.6570242342648" calcext:value-type="float">
            <text:p>3,66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J$20:.$J$38])/COUNT([.$J$20:.$J$38]))" office:value-type="float" office:value="6.78737756300809" calcext:value-type="float">
            <text:p>6,79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K$20:.$K$40])/COUNT([.$K$20:.$K$40]))" office:value-type="float" office:value="3.68824090216199" calcext:value-type="float">
            <text:p>3,69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L$20:.$L$41])/COUNT([.$L$20:.$L$41]))" office:value-type="float" office:value="4.18466467210287" calcext:value-type="float">
            <text:p>4,18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M$20:.$M$38])/COUNT([.$M$20:.$M$38]))" office:value-type="float" office:value="3.20719944107746" calcext:value-type="float">
            <text:p>3,2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N$20:.$N$41])/COUNT([.$N$20:.$N$41]))" office:value-type="float" office:value="4.0174598343067" calcext:value-type="float">
            <text:p>4,0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O$20:.$O$41])/COUNT([.$O$20:.$O$41]))" office:value-type="float" office:value="4.30374624363865" calcext:value-type="float">
            <text:p>4,3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P$20:.$P$40])/COUNT([.$P$20:.$P$40]))" office:value-type="float" office:value="2.50317689756415" calcext:value-type="float">
            <text:p>2,5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Q$20:.$Q$42])/COUNT([.$Q$20:.$Q$42]))" office:value-type="float" office:value="3.02255854616196" calcext:value-type="float">
            <text:p>3,0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R$20:.$R$38])/COUNT([.$R$20:.$R$38]))" office:value-type="float" office:value="5.31769458652946" calcext:value-type="float">
            <text:p>5,3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S$20:.$S$38])/COUNT([.$S$20:.$S$38]))" office:value-type="float" office:value="2.98738555480582" calcext:value-type="float">
            <text:p>2,99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2-01" calcext:value-type="date">
            <text:p>01/02/23</text:p>
          </table:table-cell>
          <table:table-cell office:value-type="float" office:value="5164.11" calcext:value-type="float">
            <text:p>5164,11</text:p>
          </table:table-cell>
          <table:table-cell office:value-type="float" office:value="5093.72" calcext:value-type="float">
            <text:p>5093,72</text:p>
          </table:table-cell>
          <table:table-cell table:formula="of:=[.C23]-[.D23]" office:value-type="float" office:value="70.3899999999994" calcext:value-type="float">
            <text:p>70,3899999999994</text:p>
          </table:table-cell>
          <table:table-cell table:number-columns-repeated="2"/>
          <table:table-cell office:value-type="float" office:value="60.8699999999999" calcext:value-type="float">
            <text:p>60,8699999999999</text:p>
          </table:table-cell>
          <table:table-cell office:value-type="float" office:value="38.8599999999997" calcext:value-type="float">
            <text:p>38,8599999999997</text:p>
          </table:table-cell>
          <table:table-cell table:style-name="ce4" office:value-type="float" office:value="54.5299999999997" calcext:value-type="float">
            <text:p>54,53</text:p>
          </table:table-cell>
          <table:table-cell office:value-type="float" office:value="73.1499999999996" calcext:value-type="float">
            <text:p>73,1499999999996</text:p>
          </table:table-cell>
          <table:table-cell office:value-type="float" office:value="51.8799999999992" calcext:value-type="float">
            <text:p>51,8799999999992</text:p>
          </table:table-cell>
          <table:table-cell office:value-type="float" office:value="45.7200000000003" calcext:value-type="float">
            <text:p>45,7200000000003</text:p>
          </table:table-cell>
          <table:table-cell office:value-type="float" office:value="41.3899999999994" calcext:value-type="float">
            <text:p>41,3899999999994</text:p>
          </table:table-cell>
          <table:table-cell office:value-type="float" office:value="86.9700000000003" calcext:value-type="float">
            <text:p>86,9700000000003</text:p>
          </table:table-cell>
          <table:table-cell office:value-type="float" office:value="59.0099999999993" calcext:value-type="float">
            <text:p>59,0099999999993</text:p>
          </table:table-cell>
          <table:table-cell office:value-type="float" office:value="42.9499999999998" calcext:value-type="float">
            <text:p>42,9499999999998</text:p>
          </table:table-cell>
          <table:table-cell office:value-type="float" office:value="55.1399999999994" calcext:value-type="float">
            <text:p>55,1399999999994</text:p>
          </table:table-cell>
          <table:table-cell office:value-type="float" office:value="45.0799999999999" calcext:value-type="float">
            <text:p>45,0799999999999</text:p>
          </table:table-cell>
          <table:table-cell/>
          <table:table-cell table:style-name="ce6" office:value-type="string" calcext:value-type="string">
            <text:p>Modo</text:p>
          </table:table-cell>
          <table:table-cell table:style-name="ce11" table:formula="of:=MODE([.$H$20:.$H$41])" office:value-type="float" office:value="43.8199999999997" calcext:value-type="float">
            <text:p>43,82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I$20:.$I$39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J$20:.$J$38])" office:value-type="float" office:value="77.5600000000004" calcext:value-type="float">
            <text:p>77,56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K$20:.$K$40])" office:value-type="float" office:value="41.7200000000003" calcext:value-type="float">
            <text:p>41,72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L$20:.$L$41])" office:value-type="float" office:value="44.6399999999994" calcext:value-type="float">
            <text:p>44,64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M$20:.$M$38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N$20:.$N$41])" office:value-type="float" office:value="30.5900000000001" calcext:value-type="float">
            <text:p>30,59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O$20:.$O$41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P$20:.$P$40])" office:value-type="float" office:value="59.6000000000004" calcext:value-type="float">
            <text:p>59,60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Q$20:.$Q$42])" office:value-type="float" office:value="64.1300000000001" calcext:value-type="float">
            <text:p>64,13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R$20:.$R$38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S$20:.$S$38])" office:value-type="string" office:string-value="" calcext:value-type="error">
            <text:p>#VALOR!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31" calcext:value-type="date">
            <text:p>31/01/23</text:p>
          </table:table-cell>
          <table:table-cell office:value-type="float" office:value="5198.8" calcext:value-type="float">
            <text:p>5198,8</text:p>
          </table:table-cell>
          <table:table-cell office:value-type="float" office:value="5124.39" calcext:value-type="float">
            <text:p>5124,39</text:p>
          </table:table-cell>
          <table:table-cell table:formula="of:=[.C24]-[.D24]" office:value-type="float" office:value="74.4099999999999" calcext:value-type="float">
            <text:p>74,4099999999999</text:p>
          </table:table-cell>
          <table:table-cell table:number-columns-repeated="2"/>
          <table:table-cell office:value-type="float" office:value="43.8199999999997" calcext:value-type="float">
            <text:p>43,8199999999997</text:p>
          </table:table-cell>
          <table:table-cell office:value-type="float" office:value="47.3599999999997" calcext:value-type="float">
            <text:p>47,3599999999997</text:p>
          </table:table-cell>
          <table:table-cell table:style-name="ce4" office:value-type="float" office:value="112.7" calcext:value-type="float">
            <text:p>112,70</text:p>
          </table:table-cell>
          <table:table-cell office:value-type="float" office:value="90.6799999999994" calcext:value-type="float">
            <text:p>90,6799999999994</text:p>
          </table:table-cell>
          <table:table-cell office:value-type="float" office:value="46.4499999999998" calcext:value-type="float">
            <text:p>46,4499999999998</text:p>
          </table:table-cell>
          <table:table-cell office:value-type="float" office:value="36.0900000000001" calcext:value-type="float">
            <text:p>36,0900000000001</text:p>
          </table:table-cell>
          <table:table-cell office:value-type="float" office:value="59.9799999999996" calcext:value-type="float">
            <text:p>59,9799999999996</text:p>
          </table:table-cell>
          <table:table-cell office:value-type="float" office:value="79.8699999999999" calcext:value-type="float">
            <text:p>79,8699999999999</text:p>
          </table:table-cell>
          <table:table-cell office:value-type="float" office:value="37.7699999999995" calcext:value-type="float">
            <text:p>37,7699999999995</text:p>
          </table:table-cell>
          <table:table-cell office:value-type="float" office:value="50.0100000000002" calcext:value-type="float">
            <text:p>50,0100000000002</text:p>
          </table:table-cell>
          <table:table-cell office:value-type="float" office:value="49.8599999999997" calcext:value-type="float">
            <text:p>49,8599999999997</text:p>
          </table:table-cell>
          <table:table-cell office:value-type="float" office:value="52.6999999999998" calcext:value-type="float">
            <text:p>52,6999999999998</text:p>
          </table:table-cell>
          <table:table-cell/>
          <table:table-cell table:style-name="ce6" office:value-type="string" calcext:value-type="string">
            <text:p>Mediana</text:p>
          </table:table-cell>
          <table:table-cell table:style-name="ce11" table:formula="of:=MEDIAN([.$H$20:.$H$41])" office:value-type="float" office:value="58.3600000000001" calcext:value-type="float">
            <text:p>58,36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I$20:.$I$39])" office:value-type="float" office:value="48.5699999999998" calcext:value-type="float">
            <text:p>48,5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J$20:.$J$38])" office:value-type="float" office:value="73.3199999999997" calcext:value-type="float">
            <text:p>73,32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K$20:.$K$40])" office:value-type="float" office:value="48.3700000000008" calcext:value-type="float">
            <text:p>48,3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L$20:.$L$41])" office:value-type="float" office:value="53.3850000000002" calcext:value-type="float">
            <text:p>53,3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M$20:.$M$38])" office:value-type="float" office:value="45.7200000000003" calcext:value-type="float">
            <text:p>45,72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N$20:.$N$41])" office:value-type="float" office:value="39.5899999999997" calcext:value-type="float">
            <text:p>39,5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O$20:.$O$41])" office:value-type="float" office:value="58.4749999999999" calcext:value-type="float">
            <text:p>58,4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P$20:.$P$40])" office:value-type="float" office:value="50.75" calcext:value-type="float">
            <text:p>50,75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Q$20:.$Q$42])" office:value-type="float" office:value="54.7200000000003" calcext:value-type="float">
            <text:p>54,72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R$20:.$R$38])" office:value-type="float" office:value="52.1999999999998" calcext:value-type="float">
            <text:p>52,2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S$20:.$S$38])" office:value-type="float" office:value="40.3599999999997" calcext:value-type="float">
            <text:p>40,36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30" calcext:value-type="date">
            <text:p>30/01/23</text:p>
          </table:table-cell>
          <table:table-cell office:value-type="float" office:value="5189.81" calcext:value-type="float">
            <text:p>5189,81</text:p>
          </table:table-cell>
          <table:table-cell office:value-type="float" office:value="5138.28" calcext:value-type="float">
            <text:p>5138,28</text:p>
          </table:table-cell>
          <table:table-cell table:formula="of:=[.C25]-[.D25]" office:value-type="float" office:value="51.5300000000007" calcext:value-type="float">
            <text:p>51,5300000000007</text:p>
          </table:table-cell>
          <table:table-cell table:number-columns-repeated="2"/>
          <table:table-cell office:value-type="float" office:value="68.7799999999997" calcext:value-type="float">
            <text:p>68,7799999999997</text:p>
          </table:table-cell>
          <table:table-cell office:value-type="float" office:value="69.8199999999997" calcext:value-type="float">
            <text:p>69,8199999999997</text:p>
          </table:table-cell>
          <table:table-cell table:style-name="ce4" office:value-type="float" office:value="75.7399999999998" calcext:value-type="float">
            <text:p>75,74</text:p>
          </table:table-cell>
          <table:table-cell office:value-type="float" office:value="62.2699999999995" calcext:value-type="float">
            <text:p>62,2699999999995</text:p>
          </table:table-cell>
          <table:table-cell office:value-type="float" office:value="47.0500000000002" calcext:value-type="float">
            <text:p>47,0500000000002</text:p>
          </table:table-cell>
          <table:table-cell office:value-type="float" office:value="38.5" calcext:value-type="float">
            <text:p>38,5</text:p>
          </table:table-cell>
          <table:table-cell office:value-type="float" office:value="30.5900000000001" calcext:value-type="float">
            <text:p>30,5900000000001</text:p>
          </table:table-cell>
          <table:table-cell office:value-type="float" office:value="95.8399999999992" calcext:value-type="float">
            <text:p>95,8399999999992</text:p>
          </table:table-cell>
          <table:table-cell office:value-type="float" office:value="47.8000000000002" calcext:value-type="float">
            <text:p>47,8000000000002</text:p>
          </table:table-cell>
          <table:table-cell office:value-type="float" office:value="54.7200000000003" calcext:value-type="float">
            <text:p>54,7200000000003</text:p>
          </table:table-cell>
          <table:table-cell office:value-type="float" office:value="31.6700000000001" calcext:value-type="float">
            <text:p>31,6700000000001</text:p>
          </table:table-cell>
          <table:table-cell office:value-type="float" office:value="22.25" calcext:value-type="float">
            <text:p>22,25</text:p>
          </table:table-cell>
          <table:table-cell/>
          <table:table-cell table:style-name="ce6" office:value-type="string" calcext:value-type="string">
            <text:p>Primeiro quartil</text:p>
          </table:table-cell>
          <table:table-cell table:style-name="ce11" table:formula="of:=QUARTILE([.$H$20:.$H$41]; 1)" office:value-type="float" office:value="46.1075000000003" calcext:value-type="float">
            <text:p>46,1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I$20:.$I$39]; 1)" office:value-type="float" office:value="36.7374999999997" calcext:value-type="float">
            <text:p>36,7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J$20:.$J$38]; 1)" office:value-type="float" office:value="51.81" calcext:value-type="float">
            <text:p>51,8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K$20:.$K$40]; 1)" office:value-type="float" office:value="38.6899999999996" calcext:value-type="float">
            <text:p>38,6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L$20:.$L$41]; 1)" office:value-type="float" office:value="45.0924999999995" calcext:value-type="float">
            <text:p>45,0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M$20:.$M$38]; 1)" office:value-type="float" office:value="37.9000000000001" calcext:value-type="float">
            <text:p>37,9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N$20:.$N$41]; 1)" office:value-type="float" office:value="29.24" calcext:value-type="float">
            <text:p>29,2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O$20:.$O$41]; 1)" office:value-type="float" office:value="47.2325" calcext:value-type="float">
            <text:p>47,23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P$20:.$P$40]; 1)" office:value-type="float" office:value="45.4399999999996" calcext:value-type="float">
            <text:p>45,4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Q$20:.$Q$42]; 1)" office:value-type="float" office:value="45.0000000000005" calcext:value-type="float">
            <text:p>45,0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R$20:.$R$38]; 1)" office:value-type="float" office:value="43.9949999999998" calcext:value-type="float">
            <text:p>43,9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S$20:.$S$38]; 1)" office:value-type="float" office:value="33.6750000000002" calcext:value-type="float">
            <text:p>33,68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7" calcext:value-type="date">
            <text:p>27/01/23</text:p>
          </table:table-cell>
          <table:table-cell office:value-type="float" office:value="5174.15" calcext:value-type="float">
            <text:p>5174,15</text:p>
          </table:table-cell>
          <table:table-cell office:value-type="float" office:value="5112.51" calcext:value-type="float">
            <text:p>5112,51</text:p>
          </table:table-cell>
          <table:table-cell table:formula="of:=[.C26]-[.D26]" office:value-type="float" office:value="61.6399999999994" calcext:value-type="float">
            <text:p>61,6399999999994</text:p>
          </table:table-cell>
          <table:table-cell table:number-columns-repeated="2"/>
          <table:table-cell office:value-type="float" office:value="68.1700000000001" calcext:value-type="float">
            <text:p>68,1700000000001</text:p>
          </table:table-cell>
          <table:table-cell office:value-type="float" office:value="57.0699999999997" calcext:value-type="float">
            <text:p>57,0699999999997</text:p>
          </table:table-cell>
          <table:table-cell table:style-name="ce4" office:value-type="float" office:value="89.0800000000008" calcext:value-type="float">
            <text:p>89,08</text:p>
          </table:table-cell>
          <table:table-cell office:value-type="float" office:value="30.8299999999999" calcext:value-type="float">
            <text:p>30,8299999999999</text:p>
          </table:table-cell>
          <table:table-cell office:value-type="float" office:value="54.8999999999996" calcext:value-type="float">
            <text:p>54,8999999999996</text:p>
          </table:table-cell>
          <table:table-cell office:value-type="float" office:value="54.75" calcext:value-type="float">
            <text:p>54,75</text:p>
          </table:table-cell>
          <table:table-cell office:value-type="float" office:value="46.7799999999997" calcext:value-type="float">
            <text:p>46,7799999999997</text:p>
          </table:table-cell>
          <table:table-cell office:value-type="float" office:value="75.7299999999996" calcext:value-type="float">
            <text:p>75,7299999999996</text:p>
          </table:table-cell>
          <table:table-cell office:value-type="float" office:value="45.4399999999996" calcext:value-type="float">
            <text:p>45,4399999999996</text:p>
          </table:table-cell>
          <table:table-cell office:value-type="float" office:value="74.7200000000003" calcext:value-type="float">
            <text:p>74,7200000000003</text:p>
          </table:table-cell>
          <table:table-cell office:value-type="float" office:value="46.3400000000001" calcext:value-type="float">
            <text:p>46,3400000000001</text:p>
          </table:table-cell>
          <table:table-cell office:value-type="float" office:value="35.7200000000003" calcext:value-type="float">
            <text:p>35,7200000000003</text:p>
          </table:table-cell>
          <table:table-cell/>
          <table:table-cell table:style-name="ce6" office:value-type="string" calcext:value-type="string">
            <text:p>Terceiro quartil</text:p>
          </table:table-cell>
          <table:table-cell table:style-name="ce11" table:formula="of:=QUARTILE([.$H$20:.$H$41]; 3)" office:value-type="float" office:value="68.6274999999998" calcext:value-type="float">
            <text:p>68,6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I$20:.$I$39]; 3)" office:value-type="float" office:value="57.0724999999998" calcext:value-type="float">
            <text:p>57,07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J$20:.$J$38]; 3)" office:value-type="float" office:value="84.4400000000005" calcext:value-type="float">
            <text:p>84,4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K$20:.$K$40]; 3)" office:value-type="float" office:value="59.2399999999998" calcext:value-type="float">
            <text:p>59,2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L$20:.$L$41]; 3)" office:value-type="float" office:value="63.6424999999999" calcext:value-type="float">
            <text:p>63,6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M$20:.$M$38]; 3)" office:value-type="float" office:value="53.5450000000001" calcext:value-type="float">
            <text:p>53,55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N$20:.$N$41]; 3)" office:value-type="float" office:value="48.5900000000001" calcext:value-type="float">
            <text:p>48,59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O$20:.$O$41]; 3)" office:value-type="float" office:value="78.6099999999994" calcext:value-type="float">
            <text:p>78,61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P$20:.$P$40]; 3)" office:value-type="float" office:value="59.0099999999993" calcext:value-type="float">
            <text:p>59,01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Q$20:.$Q$42]; 3)" office:value-type="float" office:value="64.1300000000001" calcext:value-type="float">
            <text:p>64,1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R$20:.$R$38]; 3)" office:value-type="float" office:value="65.9850000000002" calcext:value-type="float">
            <text:p>65,99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S$20:.$S$38]; 3)" office:value-type="float" office:value="53.5799999999999" calcext:value-type="float">
            <text:p>53,58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6" calcext:value-type="date">
            <text:p>26/01/23</text:p>
          </table:table-cell>
          <table:table-cell office:value-type="float" office:value="5177.18" calcext:value-type="float">
            <text:p>5177,18</text:p>
          </table:table-cell>
          <table:table-cell office:value-type="float" office:value="5118.07" calcext:value-type="float">
            <text:p>5118,07</text:p>
          </table:table-cell>
          <table:table-cell table:formula="of:=[.C27]-[.D27]" office:value-type="float" office:value="59.1100000000006" calcext:value-type="float">
            <text:p>59,1100000000006</text:p>
          </table:table-cell>
          <table:table-cell table:number-columns-repeated="2"/>
          <table:table-cell office:value-type="float" office:value="87.6400000000003" calcext:value-type="float">
            <text:p>87,6400000000003</text:p>
          </table:table-cell>
          <table:table-cell office:value-type="float" office:value="49.7799999999998" calcext:value-type="float">
            <text:p>49,7799999999998</text:p>
          </table:table-cell>
          <table:table-cell table:style-name="ce4" office:value-type="float" office:value="73.3199999999997" calcext:value-type="float">
            <text:p>73,32</text:p>
          </table:table-cell>
          <table:table-cell office:value-type="float" office:value="57.4399999999996" calcext:value-type="float">
            <text:p>57,4399999999996</text:p>
          </table:table-cell>
          <table:table-cell office:value-type="float" office:value="53.6899999999996" calcext:value-type="float">
            <text:p>53,6899999999996</text:p>
          </table:table-cell>
          <table:table-cell office:value-type="float" office:value="34.9000000000005" calcext:value-type="float">
            <text:p>34,9000000000005</text:p>
          </table:table-cell>
          <table:table-cell office:value-type="float" office:value="21.6000000000004" calcext:value-type="float">
            <text:p>21,6000000000004</text:p>
          </table:table-cell>
          <table:table-cell office:value-type="float" office:value="29.0600000000004" calcext:value-type="float">
            <text:p>29,0600000000004</text:p>
          </table:table-cell>
          <table:table-cell office:value-type="float" office:value="50.7399999999998" calcext:value-type="float">
            <text:p>50,7399999999998</text:p>
          </table:table-cell>
          <table:table-cell office:value-type="float" office:value="75.8899999999994" calcext:value-type="float">
            <text:p>75,8899999999994</text:p>
          </table:table-cell>
          <table:table-cell office:value-type="float" office:value="38.7200000000003" calcext:value-type="float">
            <text:p>38,7200000000003</text:p>
          </table:table-cell>
          <table:table-cell office:value-type="float" office:value="31.6199999999999" calcext:value-type="float">
            <text:p>31,6199999999999</text:p>
          </table:table-cell>
          <table:table-cell/>
          <table:table-cell table:style-name="ce6" office:value-type="string" calcext:value-type="string">
            <text:p>Variância</text:p>
          </table:table-cell>
          <table:table-cell table:style-name="ce11" table:formula="of:=VAR([.$H$20:.$H$41])" office:value-type="float" office:value="537.517599350658" calcext:value-type="float">
            <text:p>537,52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I$20:.$I$39])" office:value-type="float" office:value="267.476525000001" calcext:value-type="float">
            <text:p>267,4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J$20:.$J$38])" office:value-type="float" office:value="875.301389473686" calcext:value-type="float">
            <text:p>875,30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K$20:.$K$40])" office:value-type="float" office:value="285.665539999995" calcext:value-type="float">
            <text:p>285,67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L$20:.$L$41])" office:value-type="float" office:value="385.251205194808" calcext:value-type="float">
            <text:p>385,2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M$20:.$M$38])" office:value-type="float" office:value="195.436436842104" calcext:value-type="float">
            <text:p>195,44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N$20:.$N$41])" office:value-type="float" office:value="355.079637445887" calcext:value-type="float">
            <text:p>355,0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O$20:.$O$41])" office:value-type="float" office:value="407.489098051943" calcext:value-type="float">
            <text:p>407,49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P$20:.$P$40])" office:value-type="float" office:value="131.583786190477" calcext:value-type="float">
            <text:p>131,5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Q$20:.$Q$42])" office:value-type="float" office:value="210.124783794464" calcext:value-type="float">
            <text:p>210,12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R$20:.$R$38])" office:value-type="float" office:value="537.27963859649" calcext:value-type="float">
            <text:p>537,2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S$20:.$S$38])" office:value-type="float" office:value="169.564976608187" calcext:value-type="float">
            <text:p>169,56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5" calcext:value-type="date">
            <text:p>25/01/23</text:p>
          </table:table-cell>
          <table:table-cell office:value-type="float" office:value="5210.02" calcext:value-type="float">
            <text:p>5210,02</text:p>
          </table:table-cell>
          <table:table-cell office:value-type="float" office:value="5127.67" calcext:value-type="float">
            <text:p>5127,67</text:p>
          </table:table-cell>
          <table:table-cell table:formula="of:=[.C28]-[.D28]" office:value-type="float" office:value="82.3500000000004" calcext:value-type="float">
            <text:p>82,3500000000004</text:p>
          </table:table-cell>
          <table:table-cell table:number-columns-repeated="2"/>
          <table:table-cell office:value-type="float" office:value="32.25" calcext:value-type="float">
            <text:p>32,25</text:p>
          </table:table-cell>
          <table:table-cell office:value-type="float" office:value="37.6499999999996" calcext:value-type="float">
            <text:p>37,6499999999996</text:p>
          </table:table-cell>
          <table:table-cell table:style-name="ce4" office:value-type="float" office:value="41.8099999999995" calcext:value-type="float">
            <text:p>41,81</text:p>
          </table:table-cell>
          <table:table-cell office:value-type="float" office:value="74.3599999999997" calcext:value-type="float">
            <text:p>74,3599999999997</text:p>
          </table:table-cell>
          <table:table-cell office:value-type="float" office:value="96.5200000000004" calcext:value-type="float">
            <text:p>96,5200000000004</text:p>
          </table:table-cell>
          <table:table-cell office:value-type="float" office:value="52.3400000000001" calcext:value-type="float">
            <text:p>52,3400000000001</text:p>
          </table:table-cell>
          <table:table-cell office:value-type="float" office:value="31.79" calcext:value-type="float">
            <text:p>31,79</text:p>
          </table:table-cell>
          <table:table-cell office:value-type="float" office:value="56.9400000000005" calcext:value-type="float">
            <text:p>56,9400000000005</text:p>
          </table:table-cell>
          <table:table-cell office:value-type="float" office:value="49.5600000000004" calcext:value-type="float">
            <text:p>49,5600000000004</text:p>
          </table:table-cell>
          <table:table-cell office:value-type="float" office:value="41.1800000000003" calcext:value-type="float">
            <text:p>41,1800000000003</text:p>
          </table:table-cell>
          <table:table-cell office:value-type="float" office:value="60.4100000000008" calcext:value-type="float">
            <text:p>60,4100000000008</text:p>
          </table:table-cell>
          <table:table-cell office:value-type="float" office:value="56.8000000000002" calcext:value-type="float">
            <text:p>56,8000000000002</text:p>
          </table:table-cell>
          <table:table-cell/>
          <table:table-cell table:style-name="ce6" office:value-type="string" calcext:value-type="string">
            <text:p>Desvio padrão</text:p>
          </table:table-cell>
          <table:table-cell table:style-name="ce11" table:formula="of:=STDEV([.$H$20:.$H$41])" office:value-type="float" office:value="23.18442579299" calcext:value-type="float">
            <text:p>23,1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I$20:.$I$39])" office:value-type="float" office:value="16.3547095663604" calcext:value-type="float">
            <text:p>16,35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J$20:.$J$38])" office:value-type="float" office:value="29.5854928888076" calcext:value-type="float">
            <text:p>29,59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K$20:.$K$40])" office:value-type="float" office:value="16.9016431153895" calcext:value-type="float">
            <text:p>16,9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L$20:.$L$41])" office:value-type="float" office:value="19.6278171276076" calcext:value-type="float">
            <text:p>19,63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M$20:.$M$38])" office:value-type="float" office:value="13.9798582554368" calcext:value-type="float">
            <text:p>13,9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N$20:.$N$41])" office:value-type="float" office:value="18.8435569212898" calcext:value-type="float">
            <text:p>18,84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O$20:.$O$41])" office:value-type="float" office:value="20.1863592074436" calcext:value-type="float">
            <text:p>20,19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P$20:.$P$40])" office:value-type="float" office:value="11.4709976109525" calcext:value-type="float">
            <text:p>11,47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Q$20:.$Q$42])" office:value-type="float" office:value="14.4956815567418" calcext:value-type="float">
            <text:p>14,5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R$20:.$R$38])" office:value-type="float" office:value="23.1792933152952" calcext:value-type="float">
            <text:p>23,1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S$20:.$S$38])" office:value-type="float" office:value="13.0217117387917" calcext:value-type="float">
            <text:p>13,02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4" calcext:value-type="date">
            <text:p>24/01/23</text:p>
          </table:table-cell>
          <table:table-cell office:value-type="float" office:value="5282.78" calcext:value-type="float">
            <text:p>5282,78</text:p>
          </table:table-cell>
          <table:table-cell office:value-type="float" office:value="5196.89" calcext:value-type="float">
            <text:p>5196,89</text:p>
          </table:table-cell>
          <table:table-cell table:formula="of:=[.C29]-[.D29]" office:value-type="float" office:value="85.8899999999994" calcext:value-type="float">
            <text:p>85,8899999999994</text:p>
          </table:table-cell>
          <table:table-cell table:number-columns-repeated="2"/>
          <table:table-cell office:value-type="float" office:value="55.9900000000007" calcext:value-type="float">
            <text:p>55,9900000000007</text:p>
          </table:table-cell>
          <table:table-cell office:value-type="float" office:value="32.7799999999997" calcext:value-type="float">
            <text:p>32,7799999999997</text:p>
          </table:table-cell>
          <table:table-cell table:style-name="ce4" office:value-type="float" office:value="52.7199999999993" calcext:value-type="float">
            <text:p>52,72</text:p>
          </table:table-cell>
          <table:table-cell office:value-type="float" office:value="39.8999999999996" calcext:value-type="float">
            <text:p>39,8999999999996</text:p>
          </table:table-cell>
          <table:table-cell office:value-type="float" office:value="53.0800000000008" calcext:value-type="float">
            <text:p>53,0800000000008</text:p>
          </table:table-cell>
          <table:table-cell office:value-type="float" office:value="78.8100000000004" calcext:value-type="float">
            <text:p>78,8100000000004</text:p>
          </table:table-cell>
          <table:table-cell office:value-type="float" office:value="54.5799999999999" calcext:value-type="float">
            <text:p>54,5799999999999</text:p>
          </table:table-cell>
          <table:table-cell office:value-type="float" office:value="100.23" calcext:value-type="float">
            <text:p>100,23</text:p>
          </table:table-cell>
          <table:table-cell office:value-type="float" office:value="51.9200000000001" calcext:value-type="float">
            <text:p>51,9200000000001</text:p>
          </table:table-cell>
          <table:table-cell office:value-type="float" office:value="61.7699999999995" calcext:value-type="float">
            <text:p>61,7699999999995</text:p>
          </table:table-cell>
          <table:table-cell office:value-type="float" office:value="41.0500000000002" calcext:value-type="float">
            <text:p>41,0500000000002</text:p>
          </table:table-cell>
          <table:table-cell office:value-type="float" office:value="49.7699999999995" calcext:value-type="float">
            <text:p>49,7699999999995</text:p>
          </table:table-cell>
          <table:table-cell/>
          <table:table-cell table:style-name="ce6" office:value-type="string" calcext:value-type="string">
            <text:p>Curtose</text:p>
          </table:table-cell>
          <table:table-cell table:style-name="ce11" table:formula="of:=KURT([.$H$20:.$H$41])" office:value-type="float" office:value="4.70239852843531" calcext:value-type="float">
            <text:p>4,70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I$20:.$I$39])" office:value-type="float" office:value="3.20919174513039" calcext:value-type="float">
            <text:p>3,21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J$20:.$J$38])" office:value-type="float" office:value="0.289100974784602" calcext:value-type="float">
            <text:p>0,29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K$20:.$K$40])" office:value-type="float" office:value="0.107176787892728" calcext:value-type="float">
            <text:p>0,11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L$20:.$L$41])" office:value-type="float" office:value="0.949194270557888" calcext:value-type="float">
            <text:p>0,95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M$20:.$M$38])" office:value-type="float" office:value="0.319988922353523" calcext:value-type="float">
            <text:p>0,32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N$20:.$N$41])" office:value-type="float" office:value="0.594901528851834" calcext:value-type="float">
            <text:p>0,59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O$20:.$O$41])" office:value-type="float" office:value="-0.8828601353177" calcext:value-type="float">
            <text:p>-0,88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P$20:.$P$40])" office:value-type="float" office:value="0.212284157989238" calcext:value-type="float">
            <text:p>0,21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Q$20:.$Q$42])" office:value-type="float" office:value="-0.272639142729963" calcext:value-type="float">
            <text:p>-0,2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R$20:.$R$38])" office:value-type="float" office:value="5.44624086435005" calcext:value-type="float">
            <text:p>5,45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S$20:.$S$38])" office:value-type="float" office:value="-0.443890444722354" calcext:value-type="float">
            <text:p>-0,44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3" calcext:value-type="date">
            <text:p>23/01/23</text:p>
          </table:table-cell>
          <table:table-cell office:value-type="float" office:value="5285.3" calcext:value-type="float">
            <text:p>5285,3</text:p>
          </table:table-cell>
          <table:table-cell office:value-type="float" office:value="5226.7" calcext:value-type="float">
            <text:p>5226,7</text:p>
          </table:table-cell>
          <table:table-cell table:formula="of:=[.C30]-[.D30]" office:value-type="float" office:value="58.6000000000004" calcext:value-type="float">
            <text:p>58,6000000000004</text:p>
          </table:table-cell>
          <table:table-cell table:number-columns-repeated="2"/>
          <table:table-cell office:value-type="float" office:value="57.21" calcext:value-type="float">
            <text:p>57,21</text:p>
          </table:table-cell>
          <table:table-cell office:value-type="float" office:value="98.3600000000006" calcext:value-type="float">
            <text:p>98,3600000000006</text:p>
          </table:table-cell>
          <table:table-cell table:style-name="ce4" office:value-type="float" office:value="77.5600000000004" calcext:value-type="float">
            <text:p>77,56</text:p>
          </table:table-cell>
          <table:table-cell office:value-type="float" office:value="38.0799999999999" calcext:value-type="float">
            <text:p>38,0799999999999</text:p>
          </table:table-cell>
          <table:table-cell office:value-type="float" office:value="78.4300000000003" calcext:value-type="float">
            <text:p>78,4300000000003</text:p>
          </table:table-cell>
          <table:table-cell office:value-type="float" office:value="36.1000000000004" calcext:value-type="float">
            <text:p>36,1000000000004</text:p>
          </table:table-cell>
          <table:table-cell office:value-type="float" office:value="15.6000000000004" calcext:value-type="float">
            <text:p>15,6000000000004</text:p>
          </table:table-cell>
          <table:table-cell office:value-type="float" office:value="37.96" calcext:value-type="float">
            <text:p>37,96</text:p>
          </table:table-cell>
          <table:table-cell office:value-type="float" office:value="35.9899999999998" calcext:value-type="float">
            <text:p>35,9899999999998</text:p>
          </table:table-cell>
          <table:table-cell office:value-type="float" office:value="64.1300000000001" calcext:value-type="float">
            <text:p>64,1300000000001</text:p>
          </table:table-cell>
          <table:table-cell office:value-type="float" office:value="30.5" calcext:value-type="float">
            <text:p>30,5</text:p>
          </table:table-cell>
          <table:table-cell office:value-type="float" office:value="57.3800000000001" calcext:value-type="float">
            <text:p>57,3800000000001</text:p>
          </table:table-cell>
          <table:table-cell/>
          <table:table-cell table:style-name="ce6" office:value-type="string" calcext:value-type="string">
            <text:p>Inclinação</text:p>
          </table:table-cell>
          <table:table-cell table:style-name="ce11" table:formula="of:=SKEW([.$H$20:.$H$41])" office:value-type="float" office:value="1.79191179813436" calcext:value-type="float">
            <text:p>1,79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I$20:.$I$39])" office:value-type="float" office:value="1.3848773802223" calcext:value-type="float">
            <text:p>1,38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J$20:.$J$38])" office:value-type="float" office:value="0.822186513681208" calcext:value-type="float">
            <text:p>0,8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K$20:.$K$40])" office:value-type="float" office:value="0.585590619626071" calcext:value-type="float">
            <text:p>0,59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L$20:.$L$41])" office:value-type="float" office:value="1.19575962429584" calcext:value-type="float">
            <text:p>1,20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M$20:.$M$38])" office:value-type="float" office:value="0.961497000270892" calcext:value-type="float">
            <text:p>0,96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N$20:.$N$41])" office:value-type="float" office:value="0.923221420336087" calcext:value-type="float">
            <text:p>0,9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O$20:.$O$41])" office:value-type="float" office:value="0.150502208480309" calcext:value-type="float">
            <text:p>0,1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P$20:.$P$40])" office:value-type="float" office:value="-0.0816283537670184" calcext:value-type="float">
            <text:p>-0,08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Q$20:.$Q$42])" office:value-type="float" office:value="0.104169472453469" calcext:value-type="float">
            <text:p>0,10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R$20:.$R$38])" office:value-type="float" office:value="2.00304952438392" calcext:value-type="float">
            <text:p>2,00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S$20:.$S$38])" office:value-type="float" office:value="0.278178893158554" calcext:value-type="float">
            <text:p>0,28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20" calcext:value-type="date">
            <text:p>20/01/23</text:p>
          </table:table-cell>
          <table:table-cell office:value-type="float" office:value="5305.01" calcext:value-type="float">
            <text:p>5305,01</text:p>
          </table:table-cell>
          <table:table-cell office:value-type="float" office:value="5231.24" calcext:value-type="float">
            <text:p>5231,24</text:p>
          </table:table-cell>
          <table:table-cell table:formula="of:=[.C31]-[.D31]" office:value-type="float" office:value="73.7700000000004" calcext:value-type="float">
            <text:p>73,7700000000004</text:p>
          </table:table-cell>
          <table:table-cell table:number-columns-repeated="2"/>
          <table:table-cell office:value-type="float" office:value="35.3000000000002" calcext:value-type="float">
            <text:p>35,3000000000002</text:p>
          </table:table-cell>
          <table:table-cell office:value-type="float" office:value="59.5099999999993" calcext:value-type="float">
            <text:p>59,5099999999993</text:p>
          </table:table-cell>
          <table:table-cell table:style-name="ce4" office:value-type="float" office:value="45.4499999999998" calcext:value-type="float">
            <text:p>45,45</text:p>
          </table:table-cell>
          <table:table-cell office:value-type="float" office:value="58.0299999999997" calcext:value-type="float">
            <text:p>58,0299999999997</text:p>
          </table:table-cell>
          <table:table-cell office:value-type="float" office:value="72.3900000000003" calcext:value-type="float">
            <text:p>72,3900000000003</text:p>
          </table:table-cell>
          <table:table-cell office:value-type="float" office:value="50.5299999999997" calcext:value-type="float">
            <text:p>50,5299999999997</text:p>
          </table:table-cell>
          <table:table-cell office:value-type="float" office:value="22.1900000000005" calcext:value-type="float">
            <text:p>22,1900000000005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61.9599999999991" calcext:value-type="float">
            <text:p>61,9599999999991</text:p>
          </table:table-cell>
          <table:table-cell office:value-type="float" office:value="46.4800000000005" calcext:value-type="float">
            <text:p>46,4800000000005</text:p>
          </table:table-cell>
          <table:table-cell office:value-type="float" office:value="52.7900000000009" calcext:value-type="float">
            <text:p>52,7900000000009</text:p>
          </table:table-cell>
          <table:table-cell office:value-type="float" office:value="39.8199999999997" calcext:value-type="float">
            <text:p>39,8199999999997</text:p>
          </table:table-cell>
          <table:table-cell/>
          <table:table-cell table:style-name="ce6" office:value-type="string" calcext:value-type="string">
            <text:p>Intervalo</text:p>
          </table:table-cell>
          <table:table-cell table:style-name="ce11" table:formula="of:=MAX([.$H$20:.$H$41])-MIN([.$H$20:.$H$41])" office:value-type="float" office:value="106.530000000001" calcext:value-type="float">
            <text:p>106,5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I$20:.$I$39])-MIN([.$I$20:.$I$39])" office:value-type="float" office:value="70.4300000000003" calcext:value-type="float">
            <text:p>70,4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J$20:.$J$38])-MIN([.$J$20:.$J$38])" office:value-type="float" office:value="112.72" calcext:value-type="float">
            <text:p>112,7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K$20:.$K$40])-MIN([.$K$20:.$K$40])" office:value-type="float" office:value="68.9199999999992" calcext:value-type="float">
            <text:p>68,9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L$20:.$L$41])-MIN([.$L$20:.$L$41])" office:value-type="float" office:value="75.1000000000001" calcext:value-type="float">
            <text:p>75,10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M$20:.$M$38])-MIN([.$M$20:.$M$38])" office:value-type="float" office:value="48.7300000000005" calcext:value-type="float">
            <text:p>48,7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N$20:.$N$41])-MIN([.$N$20:.$N$41])" office:value-type="float" office:value="74.1400000000003" calcext:value-type="float">
            <text:p>74,14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O$20:.$O$41])-MIN([.$O$20:.$O$41])" office:value-type="float" office:value="71.1699999999996" calcext:value-type="float">
            <text:p>71,17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P$20:.$P$40])-MIN([.$P$20:.$P$40])" office:value-type="float" office:value="48.3900000000003" calcext:value-type="float">
            <text:p>48,39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Q$20:.$Q$42])-MIN([.$Q$20:.$Q$42])" office:value-type="float" office:value="59.7499999999991" calcext:value-type="float">
            <text:p>59,75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R$20:.$R$38])-MIN([.$R$20:.$R$38])" office:value-type="float" office:value="101.47" calcext:value-type="float">
            <text:p>101,47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S$20:.$S$38])-MIN([.$S$20:.$S$38])" office:value-type="float" office:value="48.6000000000003" calcext:value-type="float">
            <text:p>48,60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19" calcext:value-type="date">
            <text:p>19/01/23</text:p>
          </table:table-cell>
          <table:table-cell office:value-type="float" office:value="5322.19" calcext:value-type="float">
            <text:p>5322,19</text:p>
          </table:table-cell>
          <table:table-cell office:value-type="float" office:value="5230.74" calcext:value-type="float">
            <text:p>5230,74</text:p>
          </table:table-cell>
          <table:table-cell table:formula="of:=[.C32]-[.D32]" office:value-type="float" office:value="91.4499999999998" calcext:value-type="float">
            <text:p>91,4499999999998</text:p>
          </table:table-cell>
          <table:table-cell table:number-columns-repeated="2"/>
          <table:table-cell office:value-type="float" office:value="45.6499999999996" calcext:value-type="float">
            <text:p>45,6499999999996</text:p>
          </table:table-cell>
          <table:table-cell office:value-type="float" office:value="54.6499999999996" calcext:value-type="float">
            <text:p>54,6499999999996</text:p>
          </table:table-cell>
          <table:table-cell table:style-name="ce4" office:value-type="float" office:value="43.0300000000007" calcext:value-type="float">
            <text:p>43,03</text:p>
          </table:table-cell>
          <table:table-cell office:value-type="float" office:value="38.6899999999996" calcext:value-type="float">
            <text:p>38,6899999999996</text:p>
          </table:table-cell>
          <table:table-cell office:value-type="float" office:value="57.9200000000001" calcext:value-type="float">
            <text:p>57,9200000000001</text:p>
          </table:table-cell>
          <table:table-cell office:value-type="float" office:value="51.1399999999994" calcext:value-type="float">
            <text:p>51,1399999999994</text:p>
          </table:table-cell>
          <table:table-cell office:value-type="float" office:value="37.1899999999996" calcext:value-type="float">
            <text:p>37,1899999999996</text:p>
          </table:table-cell>
          <table:table-cell office:value-type="float" office:value="78.8899999999994" calcext:value-type="float">
            <text:p>78,8899999999994</text:p>
          </table:table-cell>
          <table:table-cell office:value-type="float" office:value="51.3400000000001" calcext:value-type="float">
            <text:p>51,3400000000001</text:p>
          </table:table-cell>
          <table:table-cell office:value-type="float" office:value="71.7700000000004" calcext:value-type="float">
            <text:p>71,7700000000004</text:p>
          </table:table-cell>
          <table:table-cell office:value-type="float" office:value="41.6499999999996" calcext:value-type="float">
            <text:p>41,6499999999996</text:p>
          </table:table-cell>
          <table:table-cell office:value-type="float" office:value="21.6700000000001" calcext:value-type="float">
            <text:p>21,6700000000001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11" table:formula="of:=MIN([.$H$20:.$H$41])" office:value-type="float" office:value="32.25" calcext:value-type="float">
            <text:p>32,25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I$20:.$I$39])" office:value-type="float" office:value="27.9300000000003" calcext:value-type="float">
            <text:p>27,9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J$20:.$J$38])" office:value-type="float" office:value="31.5" calcext:value-type="float">
            <text:p>31,5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K$20:.$K$40])" office:value-type="float" office:value="21.7600000000002" calcext:value-type="float">
            <text:p>21,76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L$20:.$L$41])" office:value-type="float" office:value="32.5799999999999" calcext:value-type="float">
            <text:p>32,58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M$20:.$M$38])" office:value-type="float" office:value="30.0799999999999" calcext:value-type="float">
            <text:p>30,08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N$20:.$N$41])" office:value-type="float" office:value="15.6000000000004" calcext:value-type="float">
            <text:p>15,6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O$20:.$O$41])" office:value-type="float" office:value="29.0600000000004" calcext:value-type="float">
            <text:p>29,06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P$20:.$P$40])" office:value-type="float" office:value="26.5500000000002" calcext:value-type="float">
            <text:p>26,55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Q$20:.$Q$42])" office:value-type="float" office:value="25.3000000000002" calcext:value-type="float">
            <text:p>25,3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R$20:.$R$38])" office:value-type="float" office:value="30.5" calcext:value-type="float">
            <text:p>30,5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S$20:.$S$38])" office:value-type="float" office:value="21.6700000000001" calcext:value-type="float">
            <text:p>21,67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18" calcext:value-type="date">
            <text:p>18/01/23</text:p>
          </table:table-cell>
          <table:table-cell office:value-type="float" office:value="5257.52" calcext:value-type="float">
            <text:p>5257,52</text:p>
          </table:table-cell>
          <table:table-cell office:value-type="float" office:value="5131.71" calcext:value-type="float">
            <text:p>5131,71</text:p>
          </table:table-cell>
          <table:table-cell table:formula="of:=[.C33]-[.D33]" office:value-type="float" office:value="125.81" calcext:value-type="float">
            <text:p>125,81</text:p>
          </table:table-cell>
          <table:table-cell table:number-columns-repeated="2"/>
          <table:table-cell office:value-type="float" office:value="61.4700000000003" calcext:value-type="float">
            <text:p>61,4700000000003</text:p>
          </table:table-cell>
          <table:table-cell office:value-type="float" office:value="57.0799999999999" calcext:value-type="float">
            <text:p>57,0799999999999</text:p>
          </table:table-cell>
          <table:table-cell table:style-name="ce4" office:value-type="float" office:value="50.9000000000006" calcext:value-type="float">
            <text:p>50,90</text:p>
          </table:table-cell>
          <table:table-cell office:value-type="float" office:value="40.5100000000002" calcext:value-type="float">
            <text:p>40,5100000000002</text:p>
          </table:table-cell>
          <table:table-cell office:value-type="float" office:value="34.9899999999998" calcext:value-type="float">
            <text:p>34,9899999999998</text:p>
          </table:table-cell>
          <table:table-cell office:value-type="float" office:value="38.5100000000002" calcext:value-type="float">
            <text:p>38,5100000000002</text:p>
          </table:table-cell>
          <table:table-cell office:value-type="float" office:value="40.1899999999996" calcext:value-type="float">
            <text:p>40,1899999999996</text:p>
          </table:table-cell>
          <table:table-cell office:value-type="float" office:value="79.4700000000003" calcext:value-type="float">
            <text:p>79,4700000000003</text:p>
          </table:table-cell>
          <table:table-cell office:value-type="float" office:value="48.3900000000003" calcext:value-type="float">
            <text:p>48,3900000000003</text:p>
          </table:table-cell>
          <table:table-cell office:value-type="float" office:value="36.4699999999993" calcext:value-type="float">
            <text:p>36,4699999999993</text:p>
          </table:table-cell>
          <table:table-cell office:value-type="float" office:value="72.7299999999996" calcext:value-type="float">
            <text:p>72,7299999999996</text:p>
          </table:table-cell>
          <table:table-cell office:value-type="float" office:value="41.5699999999997" calcext:value-type="float">
            <text:p>41,5699999999997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11" table:formula="of:=MAX([.$H$20:.$H$41])" office:value-type="float" office:value="138.780000000001" calcext:value-type="float">
            <text:p>138,7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I$20:.$I$39])" office:value-type="float" office:value="98.3600000000006" calcext:value-type="float">
            <text:p>98,36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J$20:.$J$38])" office:value-type="float" office:value="144.22" calcext:value-type="float">
            <text:p>144,22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K$20:.$K$40])" office:value-type="float" office:value="90.6799999999994" calcext:value-type="float">
            <text:p>90,6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L$20:.$L$41])" office:value-type="float" office:value="107.68" calcext:value-type="float">
            <text:p>107,6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M$20:.$M$38])" office:value-type="float" office:value="78.8100000000004" calcext:value-type="float">
            <text:p>78,81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N$20:.$N$41])" office:value-type="float" office:value="89.7400000000007" calcext:value-type="float">
            <text:p>89,74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O$20:.$O$41])" office:value-type="float" office:value="100.23" calcext:value-type="float">
            <text:p>100,2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P$20:.$P$40])" office:value-type="float" office:value="74.9400000000005" calcext:value-type="float">
            <text:p>74,94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Q$20:.$Q$42])" office:value-type="float" office:value="85.0499999999993" calcext:value-type="float">
            <text:p>85,0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R$20:.$R$38])" office:value-type="float" office:value="131.97" calcext:value-type="float">
            <text:p>131,97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S$20:.$S$38])" office:value-type="float" office:value="70.2700000000004" calcext:value-type="float">
            <text:p>70,27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17" calcext:value-type="date">
            <text:p>17/01/23</text:p>
          </table:table-cell>
          <table:table-cell office:value-type="float" office:value="5227.2" calcext:value-type="float">
            <text:p>5227,2</text:p>
          </table:table-cell>
          <table:table-cell office:value-type="float" office:value="5164.55" calcext:value-type="float">
            <text:p>5164,55</text:p>
          </table:table-cell>
          <table:table-cell table:formula="of:=[.C34]-[.D34]" office:value-type="float" office:value="62.6499999999996" calcext:value-type="float">
            <text:p>62,6499999999996</text:p>
          </table:table-cell>
          <table:table-cell table:number-columns-repeated="2"/>
          <table:table-cell office:value-type="float" office:value="45.6500000000005" calcext:value-type="float">
            <text:p>45,6500000000005</text:p>
          </table:table-cell>
          <table:table-cell office:value-type="float" office:value="55.2600000000002" calcext:value-type="float">
            <text:p>55,2600000000002</text:p>
          </table:table-cell>
          <table:table-cell table:style-name="ce4" office:value-type="float" office:value="31.5" calcext:value-type="float">
            <text:p>31,50</text:p>
          </table:table-cell>
          <table:table-cell office:value-type="float" office:value="21.7600000000002" calcext:value-type="float">
            <text:p>21,7600000000002</text:p>
          </table:table-cell>
          <table:table-cell office:value-type="float" office:value="38.6100000000006" calcext:value-type="float">
            <text:p>38,6100000000006</text:p>
          </table:table-cell>
          <table:table-cell office:value-type="float" office:value="43.9200000000001" calcext:value-type="float">
            <text:p>43,9200000000001</text:p>
          </table:table-cell>
          <table:table-cell office:value-type="float" office:value="38.9899999999998" calcext:value-type="float">
            <text:p>38,9899999999998</text:p>
          </table:table-cell>
          <table:table-cell office:value-type="float" office:value="46.2600000000002" calcext:value-type="float">
            <text:p>46,2600000000002</text:p>
          </table:table-cell>
          <table:table-cell office:value-type="float" office:value="59.6000000000004" calcext:value-type="float">
            <text:p>59,6000000000004</text:p>
          </table:table-cell>
          <table:table-cell office:value-type="float" office:value="54.1199999999999" calcext:value-type="float">
            <text:p>54,1199999999999</text:p>
          </table:table-cell>
          <table:table-cell office:value-type="float" office:value="71.5599999999995" calcext:value-type="float">
            <text:p>71,5599999999995</text:p>
          </table:table-cell>
          <table:table-cell office:value-type="float" office:value="70.2700000000004" calcext:value-type="float">
            <text:p>70,2700000000004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11" table:formula="of:=SUM([.$H$20:.$H$41])" office:value-type="float" office:value="1372.85" calcext:value-type="float">
            <text:p>1.372,8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I$20:.$I$39])" office:value-type="float" office:value="979.249999999998" calcext:value-type="float">
            <text:p>979,2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J$20:.$J$38])" office:value-type="float" office:value="1397.13" calcext:value-type="float">
            <text:p>1.397,1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K$20:.$K$40])" office:value-type="float" office:value="1059.66" calcext:value-type="float">
            <text:p>1.059,6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L$20:.$L$41])" office:value-type="float" office:value="1272.56" calcext:value-type="float">
            <text:p>1.272,5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M$20:.$M$38])" office:value-type="float" office:value="926.360000000001" calcext:value-type="float">
            <text:p>926,3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N$20:.$N$41])" office:value-type="float" office:value="928.889999999999" calcext:value-type="float">
            <text:p>928,89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O$20:.$O$41])" office:value-type="float" office:value="1377.45" calcext:value-type="float">
            <text:p>1.377,4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P$20:.$P$40])" office:value-type="float" office:value="1063.82" calcext:value-type="float">
            <text:p>1.063,8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Q$20:.$Q$42])" office:value-type="float" office:value="1264.02" calcext:value-type="float">
            <text:p>1.264,0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R$20:.$R$38])" office:value-type="float" office:value="1082.06" calcext:value-type="float">
            <text:p>1.082,0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S$20:.$S$38])" office:value-type="float" office:value="808.620000000001" calcext:value-type="float">
            <text:p>808,62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16" calcext:value-type="date">
            <text:p>16/01/23</text:p>
          </table:table-cell>
          <table:table-cell office:value-type="float" office:value="5232.76" calcext:value-type="float">
            <text:p>5232,76</text:p>
          </table:table-cell>
          <table:table-cell office:value-type="float" office:value="5163.54" calcext:value-type="float">
            <text:p>5163,54</text:p>
          </table:table-cell>
          <table:table-cell table:formula="of:=[.C35]-[.D35]" office:value-type="float" office:value="69.2200000000003" calcext:value-type="float">
            <text:p>69,2200000000003</text:p>
          </table:table-cell>
          <table:table-cell table:number-columns-repeated="2"/>
          <table:table-cell office:value-type="float" office:value="60.8599999999997" calcext:value-type="float">
            <text:p>60,8599999999997</text:p>
          </table:table-cell>
          <table:table-cell office:value-type="float" office:value="44.9299999999994" calcext:value-type="float">
            <text:p>44,9299999999994</text:p>
          </table:table-cell>
          <table:table-cell table:style-name="ce4" office:value-type="float" office:value="64.8400000000001" calcext:value-type="float">
            <text:p>64,84</text:p>
          </table:table-cell>
          <table:table-cell office:value-type="float" office:value="41.7200000000003" calcext:value-type="float">
            <text:p>41,7200000000003</text:p>
          </table:table-cell>
          <table:table-cell office:value-type="float" office:value="44.6399999999994" calcext:value-type="float">
            <text:p>44,6399999999994</text:p>
          </table:table-cell>
          <table:table-cell office:value-type="float" office:value="37.3000000000002" calcext:value-type="float">
            <text:p>37,3000000000002</text:p>
          </table:table-cell>
          <table:table-cell office:value-type="float" office:value="48.5900000000001" calcext:value-type="float">
            <text:p>48,5900000000001</text:p>
          </table:table-cell>
          <table:table-cell office:value-type="float" office:value="32.6199999999999" calcext:value-type="float">
            <text:p>32,6199999999999</text:p>
          </table:table-cell>
          <table:table-cell office:value-type="float" office:value="67.2700000000004" calcext:value-type="float">
            <text:p>67,2700000000004</text:p>
          </table:table-cell>
          <table:table-cell office:value-type="float" office:value="56.4799999999996" calcext:value-type="float">
            <text:p>56,4799999999996</text:p>
          </table:table-cell>
          <table:table-cell office:value-type="float" office:value="131.97" calcext:value-type="float">
            <text:p>131,97</text:p>
          </table:table-cell>
          <table:table-cell office:value-type="float" office:value="54.46" calcext:value-type="float">
            <text:p>54,46</text:p>
          </table:table-cell>
          <table:table-cell/>
          <table:table-cell table:style-name="ce6" office:value-type="string" calcext:value-type="string">
            <text:p>Contagem</text:p>
          </table:table-cell>
          <table:table-cell table:style-name="ce11" table:formula="of:=COUNT([.$H$20:.$H$41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I$20:.$I$39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J$20:.$J$38])" office:value-type="float" office:value="19" calcext:value-type="float">
            <text:p>19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K$20:.$K$4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L$20:.$L$41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M$20:.$M$38])" office:value-type="float" office:value="19" calcext:value-type="float">
            <text:p>19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N$20:.$N$41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O$20:.$O$41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P$20:.$P$4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Q$20:.$Q$42])" office:value-type="float" office:value="23" calcext:value-type="float">
            <text:p>23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R$20:.$R$38])" office:value-type="float" office:value="19" calcext:value-type="float">
            <text:p>19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S$20:.$S$38])" office:value-type="float" office:value="19" calcext:value-type="float">
            <text:p>19,00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3-01-13" calcext:value-type="date">
            <text:p>13/01/23</text:p>
          </table:table-cell>
          <table:table-cell office:value-type="float" office:value="5226.19" calcext:value-type="float">
            <text:p>5226,19</text:p>
          </table:table-cell>
          <table:table-cell office:value-type="float" office:value="5149.39" calcext:value-type="float">
            <text:p>5149,39</text:p>
          </table:table-cell>
          <table:table-cell table:formula="of:=[.C36]-[.D36]" office:value-type="float" office:value="76.7999999999993" calcext:value-type="float">
            <text:p>76,7999999999993</text:p>
          </table:table-cell>
          <table:table-cell table:number-columns-repeated="2"/>
          <table:table-cell office:value-type="float" office:value="43.8199999999997" calcext:value-type="float">
            <text:p>43,8199999999997</text:p>
          </table:table-cell>
          <table:table-cell office:value-type="float" office:value="41.2800000000007" calcext:value-type="float">
            <text:p>41,2800000000007</text:p>
          </table:table-cell>
          <table:table-cell table:style-name="ce4" office:value-type="float" office:value="104.83" calcext:value-type="float">
            <text:p>104,83</text:p>
          </table:table-cell>
          <table:table-cell office:value-type="float" office:value="41.7200000000003" calcext:value-type="float">
            <text:p>41,7200000000003</text:p>
          </table:table-cell>
          <table:table-cell office:value-type="float" office:value="59.1200000000008" calcext:value-type="float">
            <text:p>59,1200000000008</text:p>
          </table:table-cell>
          <table:table-cell office:value-type="float" office:value="78.21" calcext:value-type="float">
            <text:p>78,21</text:p>
          </table:table-cell>
          <table:table-cell office:value-type="float" office:value="21.5900000000001" calcext:value-type="float">
            <text:p>21,5900000000001</text:p>
          </table:table-cell>
          <table:table-cell office:value-type="float" office:value="58.3199999999997" calcext:value-type="float">
            <text:p>58,3199999999997</text:p>
          </table:table-cell>
          <table:table-cell office:value-type="float" office:value="50.75" calcext:value-type="float">
            <text:p>50,75</text:p>
          </table:table-cell>
          <table:table-cell office:value-type="float" office:value="47.0599999999995" calcext:value-type="float">
            <text:p>47,0599999999995</text:p>
          </table:table-cell>
          <table:table-cell office:value-type="float" office:value="46.9200000000001" calcext:value-type="float">
            <text:p>46,9200000000001</text:p>
          </table:table-cell>
          <table:table-cell office:value-type="float" office:value="32.8000000000002" calcext:value-type="float">
            <text:p>32,8000000000002</text:p>
          </table:table-cell>
          <table:table-cell/>
          <table:table-cell table:style-name="ce7"/>
          <table:table-cell table:style-name="ce12"/>
          <table:table-cell table:style-name="ce16"/>
          <table:table-cell table:style-name="ce17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12" calcext:value-type="date">
            <text:p>12/01/23</text:p>
          </table:table-cell>
          <table:table-cell office:value-type="float" office:value="5260.55" calcext:value-type="float">
            <text:p>5260,55</text:p>
          </table:table-cell>
          <table:table-cell office:value-type="float" office:value="5140.8" calcext:value-type="float">
            <text:p>5140,8</text:p>
          </table:table-cell>
          <table:table-cell table:formula="of:=[.C37]-[.D37]" office:value-type="float" office:value="119.75" calcext:value-type="float">
            <text:p>119,75</text:p>
          </table:table-cell>
          <table:table-cell table:number-columns-repeated="2"/>
          <table:table-cell office:value-type="float" office:value="47.4799999999996" calcext:value-type="float">
            <text:p>47,4799999999996</text:p>
          </table:table-cell>
          <table:table-cell office:value-type="float" office:value="27.9300000000003" calcext:value-type="float">
            <text:p>27,9300000000003</text:p>
          </table:table-cell>
          <table:table-cell table:style-name="ce4" office:value-type="float" office:value="77.5600000000004" calcext:value-type="float">
            <text:p>77,56</text:p>
          </table:table-cell>
          <table:table-cell office:value-type="float" office:value="48.3700000000008" calcext:value-type="float">
            <text:p>48,3700000000008</text:p>
          </table:table-cell>
          <table:table-cell office:value-type="float" office:value="65.1499999999996" calcext:value-type="float">
            <text:p>65,1499999999996</text:p>
          </table:table-cell>
          <table:table-cell office:value-type="float" office:value="48.1300000000001" calcext:value-type="float">
            <text:p>48,1300000000001</text:p>
          </table:table-cell>
          <table:table-cell office:value-type="float" office:value="48.5900000000001" calcext:value-type="float">
            <text:p>48,5900000000001</text:p>
          </table:table-cell>
          <table:table-cell office:value-type="float" office:value="57.4300000000003" calcext:value-type="float">
            <text:p>57,4300000000003</text:p>
          </table:table-cell>
          <table:table-cell office:value-type="float" office:value="53.0999999999995" calcext:value-type="float">
            <text:p>53,0999999999995</text:p>
          </table:table-cell>
          <table:table-cell office:value-type="float" office:value="45.8800000000001" calcext:value-type="float">
            <text:p>45,8800000000001</text:p>
          </table:table-cell>
          <table:table-cell office:value-type="float" office:value="52.1999999999998" calcext:value-type="float">
            <text:p>52,1999999999998</text:p>
          </table:table-cell>
          <table:table-cell office:value-type="float" office:value="34.5500000000002" calcext:value-type="float">
            <text:p>34,5500000000002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11" calcext:value-type="date">
            <text:p>11/01/23</text:p>
          </table:table-cell>
          <table:table-cell office:value-type="float" office:value="5310.57" calcext:value-type="float">
            <text:p>5310,57</text:p>
          </table:table-cell>
          <table:table-cell office:value-type="float" office:value="5234.78" calcext:value-type="float">
            <text:p>5234,78</text:p>
          </table:table-cell>
          <table:table-cell table:formula="of:=[.C38]-[.D38]" office:value-type="float" office:value="75.79" calcext:value-type="float">
            <text:p>75,79</text:p>
          </table:table-cell>
          <table:table-cell table:number-columns-repeated="2"/>
          <table:table-cell office:value-type="float" office:value="58.4300000000003" calcext:value-type="float">
            <text:p>58,4300000000003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0.5900000000001" calcext:value-type="float">
            <text:p>60,59</text:p>
          </table:table-cell>
          <table:table-cell office:value-type="float" office:value="59.2399999999998" calcext:value-type="float">
            <text:p>59,2399999999998</text:p>
          </table:table-cell>
          <table:table-cell office:value-type="float" office:value="43.4299999999994" calcext:value-type="float">
            <text:p>43,4299999999994</text:p>
          </table:table-cell>
          <table:table-cell office:value-type="float" office:value="62.5699999999997" calcext:value-type="float">
            <text:p>62,5699999999997</text:p>
          </table:table-cell>
          <table:table-cell office:value-type="float" office:value="30.5900000000001" calcext:value-type="float">
            <text:p>30,5900000000001</text:p>
          </table:table-cell>
          <table:table-cell office:value-type="float" office:value="58.6300000000001" calcext:value-type="float">
            <text:p>58,6300000000001</text:p>
          </table:table-cell>
          <table:table-cell office:value-type="float" office:value="74.9400000000005" calcext:value-type="float">
            <text:p>74,9400000000005</text:p>
          </table:table-cell>
          <table:table-cell office:value-type="float" office:value="60.5999999999995" calcext:value-type="float">
            <text:p>60,5999999999995</text:p>
          </table:table-cell>
          <table:table-cell office:value-type="float" office:value="48.0999999999995" calcext:value-type="float">
            <text:p>48,0999999999995</text:p>
          </table:table-cell>
          <table:table-cell office:value-type="float" office:value="55.6300000000001" calcext:value-type="float">
            <text:p>55,6300000000001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10" calcext:value-type="date">
            <text:p>10/01/23</text:p>
          </table:table-cell>
          <table:table-cell office:value-type="float" office:value="5355.03" calcext:value-type="float">
            <text:p>5355,03</text:p>
          </table:table-cell>
          <table:table-cell office:value-type="float" office:value="5275.7" calcext:value-type="float">
            <text:p>5275,7</text:p>
          </table:table-cell>
          <table:table-cell table:formula="of:=[.C39]-[.D39]" office:value-type="float" office:value="79.3299999999999" calcext:value-type="float">
            <text:p>79,3299999999999</text:p>
          </table:table-cell>
          <table:table-cell table:number-columns-repeated="2"/>
          <table:table-cell office:value-type="float" office:value="91.9099999999999" calcext:value-type="float">
            <text:p>91,9099999999999</text:p>
          </table:table-cell>
          <table:table-cell office:value-type="float" office:value="58.29" calcext:value-type="float">
            <text:p>58,29</text:p>
          </table:table-cell>
          <table:table-cell/>
          <table:table-cell office:value-type="float" office:value="36.8800000000001" calcext:value-type="float">
            <text:p>36,8800000000001</text:p>
          </table:table-cell>
          <table:table-cell office:value-type="float" office:value="32.5799999999999" calcext:value-type="float">
            <text:p>32,5799999999999</text:p>
          </table:table-cell>
          <table:table-cell/>
          <table:table-cell office:value-type="float" office:value="70.7799999999997" calcext:value-type="float">
            <text:p>70,7799999999997</text:p>
          </table:table-cell>
          <table:table-cell office:value-type="float" office:value="77.7699999999995" calcext:value-type="float">
            <text:p>77,7699999999995</text:p>
          </table:table-cell>
          <table:table-cell office:value-type="float" office:value="41.3100000000004" calcext:value-type="float">
            <text:p>41,3100000000004</text:p>
          </table:table-cell>
          <table:table-cell office:value-type="float" office:value="44.1200000000008" calcext:value-type="float">
            <text:p>44,1200000000008</text:p>
          </table:table-cell>
          <table:table-cell table:number-columns-repeated="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09" calcext:value-type="date">
            <text:p>09/01/23</text:p>
          </table:table-cell>
          <table:table-cell office:value-type="float" office:value="5389.89" calcext:value-type="float">
            <text:p>5389,89</text:p>
          </table:table-cell>
          <table:table-cell office:value-type="float" office:value="5325.22" calcext:value-type="float">
            <text:p>5325,22</text:p>
          </table:table-cell>
          <table:table-cell table:formula="of:=[.C40]-[.D40]" office:value-type="float" office:value="64.6700000000001" calcext:value-type="float">
            <text:p>64,6700000000001</text:p>
          </table:table-cell>
          <table:table-cell table:number-columns-repeated="2"/>
          <table:table-cell office:value-type="float" office:value="85.2200000000003" calcext:value-type="float">
            <text:p>85,2200000000003</text:p>
          </table:table-cell>
          <table:table-cell table:number-columns-repeated="2"/>
          <table:table-cell office:value-type="float" office:value="53.1999999999998" calcext:value-type="float">
            <text:p>53,1999999999998</text:p>
          </table:table-cell>
          <table:table-cell office:value-type="float" office:value="44.6399999999994" calcext:value-type="float">
            <text:p>44,6399999999994</text:p>
          </table:table-cell>
          <table:table-cell/>
          <table:table-cell office:value-type="float" office:value="74.3800000000001" calcext:value-type="float">
            <text:p>74,3800000000001</text:p>
          </table:table-cell>
          <table:table-cell office:value-type="float" office:value="53.2399999999998" calcext:value-type="float">
            <text:p>53,2399999999998</text:p>
          </table:table-cell>
          <table:table-cell office:value-type="float" office:value="56.6499999999996" calcext:value-type="float">
            <text:p>56,6499999999996</text:p>
          </table:table-cell>
          <table:table-cell office:value-type="float" office:value="65.2999999999993" calcext:value-type="float">
            <text:p>65,2999999999993</text:p>
          </table:table-cell>
          <table:table-cell table:number-columns-repeated="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06" calcext:value-type="date">
            <text:p>06/01/23</text:p>
          </table:table-cell>
          <table:table-cell office:value-type="float" office:value="5453.55" calcext:value-type="float">
            <text:p>5453,55</text:p>
          </table:table-cell>
          <table:table-cell office:value-type="float" office:value="5300.97" calcext:value-type="float">
            <text:p>5300,97</text:p>
          </table:table-cell>
          <table:table-cell table:formula="of:=[.C41]-[.D41]" office:value-type="float" office:value="152.58" calcext:value-type="float">
            <text:p>152,58</text:p>
          </table:table-cell>
          <table:table-cell table:number-columns-repeated="2"/>
          <table:table-cell office:value-type="float" office:value="138.780000000001" calcext:value-type="float">
            <text:p>138,780000000001</text:p>
          </table:table-cell>
          <table:table-cell table:number-columns-repeated="3"/>
          <table:table-cell office:value-type="float" office:value="54.8900000000003" calcext:value-type="float">
            <text:p>54,8900000000003</text:p>
          </table:table-cell>
          <table:table-cell/>
          <table:table-cell office:value-type="float" office:value="46.7799999999997" calcext:value-type="float">
            <text:p>46,7799999999997</text:p>
          </table:table-cell>
          <table:table-cell office:value-type="float" office:value="59.8200000000006" calcext:value-type="float">
            <text:p>59,8200000000006</text:p>
          </table:table-cell>
          <table:table-cell/>
          <table:table-cell office:value-type="float" office:value="64.1300000000001" calcext:value-type="float">
            <text:p>64,1300000000001</text:p>
          </table:table-cell>
          <table:table-cell table:number-columns-repeated="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05" calcext:value-type="date">
            <text:p>05/01/23</text:p>
          </table:table-cell>
          <table:table-cell office:value-type="float" office:value="5516.2" calcext:value-type="float">
            <text:p>5516,2</text:p>
          </table:table-cell>
          <table:table-cell office:value-type="float" office:value="5434.35" calcext:value-type="float">
            <text:p>5434,35</text:p>
          </table:table-cell>
          <table:table-cell table:formula="of:=[.C42]-[.D42]" office:value-type="float" office:value="81.8499999999995" calcext:value-type="float">
            <text:p>81,8499999999995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5"/>
          <table:table-cell office:value-type="float" office:value="37.0599999999995" calcext:value-type="float">
            <text:p>37,0599999999995</text:p>
          </table:table-cell>
          <table:table-cell table:number-columns-repeated="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04" calcext:value-type="date">
            <text:p>04/01/23</text:p>
          </table:table-cell>
          <table:table-cell office:value-type="float" office:value="5566.22" calcext:value-type="float">
            <text:p>5566,22</text:p>
          </table:table-cell>
          <table:table-cell office:value-type="float" office:value="5512.66" calcext:value-type="float">
            <text:p>5512,66</text:p>
          </table:table-cell>
          <table:table-cell table:formula="of:=[.C43]-[.D43]" office:value-type="float" office:value="53.5600000000004" calcext:value-type="float">
            <text:p>53,5600000000004</text:p>
          </table:table-cell>
          <table:table-cell/>
          <table:table-cell table:style-name="Default" table:number-columns-repeated="13"/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3-01-03" calcext:value-type="date">
            <text:p>03/01/23</text:p>
          </table:table-cell>
          <table:table-cell office:value-type="float" office:value="5575.31" calcext:value-type="float">
            <text:p>5575,31</text:p>
          </table:table-cell>
          <table:table-cell office:value-type="float" office:value="5427.28" calcext:value-type="float">
            <text:p>5427,28</text:p>
          </table:table-cell>
          <table:table-cell table:formula="of:=[.C44]-[.D44]" office:value-type="float" office:value="148.030000000001" calcext:value-type="float">
            <text:p>148,030000000001</text:p>
          </table:table-cell>
          <table:table-cell/>
          <table:table-cell table:style-name="ce3" office:value-type="float" office:value="2020" calcext:value-type="float" table:number-columns-spanned="1" table:number-rows-spanned="2">
            <text:p>2020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/>
          <table:table-cell table:style-name="ce7"/>
          <table:table-cell table:style-name="ce13" office:value-type="string" calcext:value-type="string">
            <text:p>Janeiro</text:p>
          </table:table-cell>
          <table:table-cell table:style-name="ce7"/>
          <table:table-cell table:style-name="ce13" office:value-type="string" calcext:value-type="string">
            <text:p>Fevereiro</text:p>
          </table:table-cell>
          <table:table-cell table:style-name="ce7"/>
          <table:table-cell table:style-name="ce13" office:value-type="string" calcext:value-type="string">
            <text:p>Março</text:p>
          </table:table-cell>
          <table:table-cell table:style-name="ce7"/>
          <table:table-cell table:style-name="ce13" office:value-type="string" calcext:value-type="string">
            <text:p>Abril</text:p>
          </table:table-cell>
          <table:table-cell table:style-name="ce7"/>
          <table:table-cell table:style-name="ce13" office:value-type="string" calcext:value-type="string">
            <text:p>Maio</text:p>
          </table:table-cell>
          <table:table-cell table:style-name="ce7"/>
          <table:table-cell table:style-name="ce13" office:value-type="string" calcext:value-type="string">
            <text:p>Junho</text:p>
          </table:table-cell>
          <table:table-cell table:style-name="ce7"/>
          <table:table-cell table:style-name="ce13" office:value-type="string" calcext:value-type="string">
            <text:p>Julho</text:p>
          </table:table-cell>
          <table:table-cell table:style-name="ce7"/>
          <table:table-cell table:style-name="ce13" office:value-type="string" calcext:value-type="string">
            <text:p>Agosto</text:p>
          </table:table-cell>
          <table:table-cell table:style-name="ce7"/>
          <table:table-cell table:style-name="ce13" office:value-type="string" calcext:value-type="string">
            <text:p>Setembro</text:p>
          </table:table-cell>
          <table:table-cell table:style-name="ce7"/>
          <table:table-cell table:style-name="ce13" office:value-type="string" calcext:value-type="string">
            <text:p>Outubro</text:p>
          </table:table-cell>
          <table:table-cell table:style-name="ce7"/>
          <table:table-cell table:style-name="ce13" office:value-type="string" calcext:value-type="string">
            <text:p>Novembro</text:p>
          </table:table-cell>
          <table:table-cell table:style-name="ce7"/>
          <table:table-cell table:style-name="ce13" office:value-type="string" calcext:value-type="string">
            <text:p>Dezembro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3-01-02" calcext:value-type="date">
            <text:p>02/01/23</text:p>
          </table:table-cell>
          <table:table-cell office:value-type="float" office:value="5456.58" calcext:value-type="float">
            <text:p>5456,58</text:p>
          </table:table-cell>
          <table:table-cell office:value-type="float" office:value="5376.75" calcext:value-type="float">
            <text:p>5376,75</text:p>
          </table:table-cell>
          <table:table-cell table:formula="of:=[.C45]-[.D45]" office:value-type="float" office:value="79.8299999999999" calcext:value-type="float">
            <text:p>79,8299999999999</text:p>
          </table:table-cell>
          <table:table-cell/>
          <table:covered-table-cell/>
          <table:table-cell office:value-type="float" office:value="50.25" calcext:value-type="float">
            <text:p>50,25</text:p>
          </table:table-cell>
          <table:table-cell office:value-type="float" office:value="57.1300000000001" calcext:value-type="float">
            <text:p>57,1300000000001</text:p>
          </table:table-cell>
          <table:table-cell office:value-type="float" office:value="52.3900000000003" calcext:value-type="float">
            <text:p>52,3900000000003</text:p>
          </table:table-cell>
          <table:table-cell office:value-type="float" office:value="185.429999999999" calcext:value-type="float">
            <text:p>185,429999999999</text:p>
          </table:table-cell>
          <table:table-cell office:value-type="float" office:value="166.52" calcext:value-type="float">
            <text:p>166,52</text:p>
          </table:table-cell>
          <table:table-cell office:value-type="float" office:value="119.57" calcext:value-type="float">
            <text:p>119,57</text:p>
          </table:table-cell>
          <table:table-cell office:value-type="float" office:value="76.5699999999997" calcext:value-type="float">
            <text:p>76,5699999999997</text:p>
          </table:table-cell>
          <table:table-cell office:value-type="float" office:value="109.04" calcext:value-type="float">
            <text:p>109,04</text:p>
          </table:table-cell>
          <table:table-cell office:value-type="float" office:value="91.6199999999999" calcext:value-type="float">
            <text:p>91,6199999999999</text:p>
          </table:table-cell>
          <table:table-cell office:value-type="float" office:value="99.6700000000001" calcext:value-type="float">
            <text:p>99,6700000000001</text:p>
          </table:table-cell>
          <table:table-cell office:value-type="float" office:value="140.75" calcext:value-type="float">
            <text:p>140,75</text:p>
          </table:table-cell>
          <table:table-cell office:value-type="float" office:value="98.3299999999999" calcext:value-type="float">
            <text:p>98,3299999999999</text:p>
          </table:table-cell>
          <table:table-cell/>
          <table:table-cell table:style-name="ce6" office:value-type="string" calcext:value-type="string">
            <text:p>Média</text:p>
          </table:table-cell>
          <table:table-cell table:style-name="ce11" table:formula="of:=AVERAGE([.$H$45:.$H$66])" office:value-type="float" office:value="43.575" calcext:value-type="float">
            <text:p>43,58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I$45:.$I$62])" office:value-type="float" office:value="48.7155555555556" calcext:value-type="float">
            <text:p>48,7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J$45:.$J$66])" office:value-type="float" office:value="135.013181818182" calcext:value-type="float">
            <text:p>135,01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K$45:.$K$64])" office:value-type="float" office:value="129.139" calcext:value-type="float">
            <text:p>129,1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L$45:.$L$64])" office:value-type="float" office:value="134.001" calcext:value-type="float">
            <text:p>134,00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M$45:.$M$65])" office:value-type="float" office:value="146.437142857143" calcext:value-type="float">
            <text:p>146,4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O$45:.$O$65])" office:value-type="float" office:value="115.01" calcext:value-type="float">
            <text:p>115,01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O$45:.$O$65])" office:value-type="float" office:value="115.01" calcext:value-type="float">
            <text:p>115,01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P$45:.$P$65])" office:value-type="float" office:value="109.126666666667" calcext:value-type="float">
            <text:p>109,13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Q$45:.$Q$65])" office:value-type="float" office:value="92.7785714285715" calcext:value-type="float">
            <text:p>92,78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R$45:.$R$64])" office:value-type="float" office:value="124.024" calcext:value-type="float">
            <text:p>124,0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S$45:.$S$64])" office:value-type="float" office:value="101.4425" calcext:value-type="float">
            <text:p>101,44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9" calcext:value-type="date">
            <text:p>29/12/22</text:p>
          </table:table-cell>
          <table:table-cell office:value-type="float" office:value="5393.42" calcext:value-type="float">
            <text:p>5393,42</text:p>
          </table:table-cell>
          <table:table-cell office:value-type="float" office:value="5279.75" calcext:value-type="float">
            <text:p>5279,75</text:p>
          </table:table-cell>
          <table:table-cell table:formula="of:=[.C46]-[.D46]" office:value-type="float" office:value="113.67" calcext:value-type="float">
            <text:p>113,67</text:p>
          </table:table-cell>
          <table:table-cell table:number-columns-repeated="2"/>
          <table:table-cell office:value-type="float" office:value="39.7799999999997" calcext:value-type="float">
            <text:p>39,7799999999997</text:p>
          </table:table-cell>
          <table:table-cell office:value-type="float" office:value="62.5200000000004" calcext:value-type="float">
            <text:p>62,5200000000004</text:p>
          </table:table-cell>
          <table:table-cell office:value-type="float" office:value="100.860000000001" calcext:value-type="float">
            <text:p>100,860000000001</text:p>
          </table:table-cell>
          <table:table-cell office:value-type="float" office:value="225.29" calcext:value-type="float">
            <text:p>225,29</text:p>
          </table:table-cell>
          <table:table-cell office:value-type="float" office:value="151.13" calcext:value-type="float">
            <text:p>151,13</text:p>
          </table:table-cell>
          <table:table-cell office:value-type="float" office:value="96.3200000000006" calcext:value-type="float">
            <text:p>96,3200000000006</text:p>
          </table:table-cell>
          <table:table-cell office:value-type="float" office:value="83.0099999999993" calcext:value-type="float">
            <text:p>83,0099999999993</text:p>
          </table:table-cell>
          <table:table-cell office:value-type="float" office:value="162.41" calcext:value-type="float">
            <text:p>162,41</text:p>
          </table:table-cell>
          <table:table-cell office:value-type="float" office:value="84.6899999999996" calcext:value-type="float">
            <text:p>84,6899999999996</text:p>
          </table:table-cell>
          <table:table-cell office:value-type="float" office:value="53.9300000000003" calcext:value-type="float">
            <text:p>53,9300000000003</text:p>
          </table:table-cell>
          <table:table-cell office:value-type="float" office:value="68.9499999999998" calcext:value-type="float">
            <text:p>68,9499999999998</text:p>
          </table:table-cell>
          <table:table-cell office:value-type="float" office:value="96.1500000000006" calcext:value-type="float">
            <text:p>96,1500000000006</text:p>
          </table:table-cell>
          <table:table-cell/>
          <table:table-cell table:style-name="ce6" office:value-type="string" calcext:value-type="string">
            <text:p>Erro padrão</text:p>
          </table:table-cell>
          <table:table-cell table:style-name="ce11" table:formula="of:=SQRT(VAR([.$H$45:.$H$66])/COUNT([.$H$45:.$H$66]))" office:value-type="float" office:value="1.93610240753623" calcext:value-type="float">
            <text:p>1,9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I$45:.$I$62])/COUNT([.$I$45:.$I$62]))" office:value-type="float" office:value="4.2708314708535" calcext:value-type="float">
            <text:p>4,27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J$45:.$J$66])/COUNT([.$J$45:.$J$66]))" office:value-type="float" office:value="16.2014777182156" calcext:value-type="float">
            <text:p>16,2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K$45:.$K$64])/COUNT([.$K$45:.$K$64]))" office:value-type="float" office:value="13.4946213827272" calcext:value-type="float">
            <text:p>13,49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L$45:.$L$64])/COUNT([.$L$45:.$L$64]))" office:value-type="float" office:value="7.23396895137611" calcext:value-type="float">
            <text:p>7,23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M$45:.$M$65])/COUNT([.$M$45:.$M$65]))" office:value-type="float" office:value="9.34951379288068" calcext:value-type="float">
            <text:p>9,35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O$45:.$O$65])/COUNT([.$O$45:.$O$65]))" office:value-type="float" office:value="6.4118528634754" calcext:value-type="float">
            <text:p>6,4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O$45:.$O$65])/COUNT([.$O$45:.$O$65]))" office:value-type="float" office:value="6.4118528634754" calcext:value-type="float">
            <text:p>6,4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P$45:.$P$65])/COUNT([.$P$45:.$P$65]))" office:value-type="float" office:value="7.51138990160732" calcext:value-type="float">
            <text:p>7,5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Q$45:.$Q$65])/COUNT([.$Q$45:.$Q$65]))" office:value-type="float" office:value="6.01457484883551" calcext:value-type="float">
            <text:p>6,0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R$45:.$R$64])/COUNT([.$R$45:.$R$64]))" office:value-type="float" office:value="10.643390422427" calcext:value-type="float">
            <text:p>10,6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S$45:.$S$64])/COUNT([.$S$45:.$S$64]))" office:value-type="float" office:value="7.94321759261849" calcext:value-type="float">
            <text:p>7,94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8" calcext:value-type="date">
            <text:p>28/12/22</text:p>
          </table:table-cell>
          <table:table-cell office:value-type="float" office:value="5378.38" calcext:value-type="float">
            <text:p>5378,38</text:p>
          </table:table-cell>
          <table:table-cell office:value-type="float" office:value="5316.86" calcext:value-type="float">
            <text:p>5316,86</text:p>
          </table:table-cell>
          <table:table-cell table:formula="of:=[.C47]-[.D47]" office:value-type="float" office:value="61.5200000000004" calcext:value-type="float">
            <text:p>61,5200000000004</text:p>
          </table:table-cell>
          <table:table-cell table:number-columns-repeated="2"/>
          <table:table-cell office:value-type="float" office:value="59.0799999999999" calcext:value-type="float">
            <text:p>59,0799999999999</text:p>
          </table:table-cell>
          <table:table-cell office:value-type="float" office:value="59.0100000000002" calcext:value-type="float">
            <text:p>59,0100000000002</text:p>
          </table:table-cell>
          <table:table-cell office:value-type="float" office:value="97.3600000000006" calcext:value-type="float">
            <text:p>97,3600000000006</text:p>
          </table:table-cell>
          <table:table-cell office:value-type="float" office:value="176.389999999999" calcext:value-type="float">
            <text:p>176,389999999999</text:p>
          </table:table-cell>
          <table:table-cell office:value-type="float" office:value="105.21" calcext:value-type="float">
            <text:p>105,21</text:p>
          </table:table-cell>
          <table:table-cell office:value-type="float" office:value="145.05" calcext:value-type="float">
            <text:p>145,05</text:p>
          </table:table-cell>
          <table:table-cell office:value-type="float" office:value="79.5200000000004" calcext:value-type="float">
            <text:p>79,5200000000004</text:p>
          </table:table-cell>
          <table:table-cell office:value-type="float" office:value="89.8999999999996" calcext:value-type="float">
            <text:p>89,8999999999996</text:p>
          </table:table-cell>
          <table:table-cell office:value-type="float" office:value="189.09" calcext:value-type="float">
            <text:p>189,09</text:p>
          </table:table-cell>
          <table:table-cell office:value-type="float" office:value="103.8" calcext:value-type="float">
            <text:p>103,8</text:p>
          </table:table-cell>
          <table:table-cell office:value-type="float" office:value="71.8499999999995" calcext:value-type="float">
            <text:p>71,8499999999995</text:p>
          </table:table-cell>
          <table:table-cell office:value-type="float" office:value="171.45" calcext:value-type="float">
            <text:p>171,45</text:p>
          </table:table-cell>
          <table:table-cell/>
          <table:table-cell table:style-name="ce6" office:value-type="string" calcext:value-type="string">
            <text:p>Modo</text:p>
          </table:table-cell>
          <table:table-cell table:style-name="ce11" table:formula="of:=MODE([.$H$45:.$H$66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I$45:.$I$62])" office:value-type="float" office:value="50.8299999999999" calcext:value-type="float">
            <text:p>50,83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J$45:.$J$66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K$45:.$K$64])" office:value-type="float" office:value="120.51" calcext:value-type="float">
            <text:p>120,51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L$45:.$L$64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M$45:.$M$6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O$45:.$O$6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O$45:.$O$6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P$45:.$P$6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Q$45:.$Q$65])" office:value-type="float" office:value="103.8" calcext:value-type="float">
            <text:p>103,80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R$45:.$R$64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S$45:.$S$64])" office:value-type="string" office:string-value="" calcext:value-type="error">
            <text:p>#VALOR!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7" calcext:value-type="date">
            <text:p>27/12/22</text:p>
          </table:table-cell>
          <table:table-cell office:value-type="float" office:value="5393.13" calcext:value-type="float">
            <text:p>5393,13</text:p>
          </table:table-cell>
          <table:table-cell office:value-type="float" office:value="5281.78" calcext:value-type="float">
            <text:p>5281,78</text:p>
          </table:table-cell>
          <table:table-cell table:formula="of:=[.C48]-[.D48]" office:value-type="float" office:value="111.35" calcext:value-type="float">
            <text:p>111,35</text:p>
          </table:table-cell>
          <table:table-cell table:number-columns-repeated="2"/>
          <table:table-cell office:value-type="float" office:value="33.3400000000001" calcext:value-type="float">
            <text:p>33,3400000000001</text:p>
          </table:table-cell>
          <table:table-cell office:value-type="float" office:value="42.0699999999997" calcext:value-type="float">
            <text:p>42,0699999999997</text:p>
          </table:table-cell>
          <table:table-cell office:value-type="float" office:value="107.27" calcext:value-type="float">
            <text:p>107,27</text:p>
          </table:table-cell>
          <table:table-cell office:value-type="float" office:value="225.29" calcext:value-type="float">
            <text:p>225,29</text:p>
          </table:table-cell>
          <table:table-cell office:value-type="float" office:value="79.6400000000003" calcext:value-type="float">
            <text:p>79,6400000000003</text:p>
          </table:table-cell>
          <table:table-cell office:value-type="float" office:value="139.25" calcext:value-type="float">
            <text:p>139,25</text:p>
          </table:table-cell>
          <table:table-cell office:value-type="float" office:value="79.5200000000004" calcext:value-type="float">
            <text:p>79,5200000000004</text:p>
          </table:table-cell>
          <table:table-cell office:value-type="float" office:value="142.099999999999" calcext:value-type="float">
            <text:p>142,099999999999</text:p>
          </table:table-cell>
          <table:table-cell office:value-type="float" office:value="67.2799999999998" calcext:value-type="float">
            <text:p>67,2799999999998</text:p>
          </table:table-cell>
          <table:table-cell office:value-type="float" office:value="131.06" calcext:value-type="float">
            <text:p>131,06</text:p>
          </table:table-cell>
          <table:table-cell office:value-type="float" office:value="105.45" calcext:value-type="float">
            <text:p>105,45</text:p>
          </table:table-cell>
          <table:table-cell office:value-type="float" office:value="105.99" calcext:value-type="float">
            <text:p>105,99</text:p>
          </table:table-cell>
          <table:table-cell/>
          <table:table-cell table:style-name="ce6" office:value-type="string" calcext:value-type="string">
            <text:p>Mediana</text:p>
          </table:table-cell>
          <table:table-cell table:style-name="ce11" table:formula="of:=MEDIAN([.$H$45:.$H$66])" office:value-type="float" office:value="42.6999999999998" calcext:value-type="float">
            <text:p>42,7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I$45:.$I$62])" office:value-type="float" office:value="46.4500000000002" calcext:value-type="float">
            <text:p>46,45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J$45:.$J$66])" office:value-type="float" office:value="100.565000000001" calcext:value-type="float">
            <text:p>100,5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K$45:.$K$64])" office:value-type="float" office:value="111.195" calcext:value-type="float">
            <text:p>111,2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L$45:.$L$64])" office:value-type="float" office:value="132.535" calcext:value-type="float">
            <text:p>132,54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M$45:.$M$65])" office:value-type="float" office:value="135.77" calcext:value-type="float">
            <text:p>135,7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O$45:.$O$65])" office:value-type="float" office:value="110.79" calcext:value-type="float">
            <text:p>110,7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O$45:.$O$65])" office:value-type="float" office:value="110.79" calcext:value-type="float">
            <text:p>110,7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P$45:.$P$65])" office:value-type="float" office:value="104.41" calcext:value-type="float">
            <text:p>104,41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Q$45:.$Q$65])" office:value-type="float" office:value="83.5100000000002" calcext:value-type="float">
            <text:p>83,51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R$45:.$R$64])" office:value-type="float" office:value="115.02" calcext:value-type="float">
            <text:p>115,02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S$45:.$S$64])" office:value-type="float" office:value="97.2400000000003" calcext:value-type="float">
            <text:p>97,24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6" calcext:value-type="date">
            <text:p>26/12/22</text:p>
          </table:table-cell>
          <table:table-cell office:value-type="float" office:value="5312.28" calcext:value-type="float">
            <text:p>5312,28</text:p>
          </table:table-cell>
          <table:table-cell office:value-type="float" office:value="5243.14" calcext:value-type="float">
            <text:p>5243,14</text:p>
          </table:table-cell>
          <table:table-cell table:formula="of:=[.C49]-[.D49]" office:value-type="float" office:value="69.1399999999994" calcext:value-type="float">
            <text:p>69,1399999999994</text:p>
          </table:table-cell>
          <table:table-cell table:number-columns-repeated="2"/>
          <table:table-cell office:value-type="float" office:value="35.6799999999994" calcext:value-type="float">
            <text:p>35,6799999999994</text:p>
          </table:table-cell>
          <table:table-cell office:value-type="float" office:value="47.3299999999999" calcext:value-type="float">
            <text:p>47,3299999999999</text:p>
          </table:table-cell>
          <table:table-cell office:value-type="float" office:value="158.57" calcext:value-type="float">
            <text:p>158,57</text:p>
          </table:table-cell>
          <table:table-cell office:value-type="float" office:value="226.46" calcext:value-type="float">
            <text:p>226,46</text:p>
          </table:table-cell>
          <table:table-cell office:value-type="float" office:value="112.77" calcext:value-type="float">
            <text:p>112,77</text:p>
          </table:table-cell>
          <table:table-cell office:value-type="float" office:value="219.33" calcext:value-type="float">
            <text:p>219,33</text:p>
          </table:table-cell>
          <table:table-cell office:value-type="float" office:value="94.6100000000006" calcext:value-type="float">
            <text:p>94,6100000000006</text:p>
          </table:table-cell>
          <table:table-cell office:value-type="float" office:value="127.02" calcext:value-type="float">
            <text:p>127,02</text:p>
          </table:table-cell>
          <table:table-cell office:value-type="float" office:value="151.97" calcext:value-type="float">
            <text:p>151,97</text:p>
          </table:table-cell>
          <table:table-cell office:value-type="float" office:value="60.8900000000003" calcext:value-type="float">
            <text:p>60,8900000000003</text:p>
          </table:table-cell>
          <table:table-cell office:value-type="float" office:value="67.2199999999994" calcext:value-type="float">
            <text:p>67,2199999999994</text:p>
          </table:table-cell>
          <table:table-cell office:value-type="float" office:value="72.9799999999996" calcext:value-type="float">
            <text:p>72,9799999999996</text:p>
          </table:table-cell>
          <table:table-cell/>
          <table:table-cell table:style-name="ce6" office:value-type="string" calcext:value-type="string">
            <text:p>Primeiro quartil</text:p>
          </table:table-cell>
          <table:table-cell table:style-name="ce11" table:formula="of:=QUARTILE([.$H$45:.$H$66]; 1)" office:value-type="float" office:value="38.3124999999995" calcext:value-type="float">
            <text:p>38,3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I$45:.$I$62]; 1)" office:value-type="float" office:value="38.2699999999998" calcext:value-type="float">
            <text:p>38,27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J$45:.$J$66]; 1)" office:value-type="float" office:value="80.3074999999999" calcext:value-type="float">
            <text:p>80,3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K$45:.$K$64]; 1)" office:value-type="float" office:value="76.7024999999994" calcext:value-type="float">
            <text:p>76,7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L$45:.$L$64]; 1)" office:value-type="float" office:value="110.88" calcext:value-type="float">
            <text:p>110,88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M$45:.$M$65]; 1)" office:value-type="float" office:value="111.4" calcext:value-type="float">
            <text:p>111,4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O$45:.$O$65]; 1)" office:value-type="float" office:value="96.2799999999998" calcext:value-type="float">
            <text:p>96,28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O$45:.$O$65]; 1)" office:value-type="float" office:value="96.2799999999998" calcext:value-type="float">
            <text:p>96,28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P$45:.$P$65]; 1)" office:value-type="float" office:value="84.6899999999996" calcext:value-type="float">
            <text:p>84,6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Q$45:.$Q$65]; 1)" office:value-type="float" office:value="73.6500000000005" calcext:value-type="float">
            <text:p>73,65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R$45:.$R$64]; 1)" office:value-type="float" office:value="97.2050000000004" calcext:value-type="float">
            <text:p>97,2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S$45:.$S$64]; 1)" office:value-type="float" office:value="71.8224999999998" calcext:value-type="float">
            <text:p>71,82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3" calcext:value-type="date">
            <text:p>23/12/22</text:p>
          </table:table-cell>
          <table:table-cell office:value-type="float" office:value="5270.08" calcext:value-type="float">
            <text:p>5270,08</text:p>
          </table:table-cell>
          <table:table-cell office:value-type="float" office:value="5207.54" calcext:value-type="float">
            <text:p>5207,54</text:p>
          </table:table-cell>
          <table:table-cell table:formula="of:=[.C50]-[.D50]" office:value-type="float" office:value="62.54" calcext:value-type="float">
            <text:p>62,5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0.4499999999998" calcext:value-type="float">
            <text:p>20,4499999999998</text:p>
          </table:table-cell>
          <table:table-cell office:value-type="float" office:value="73.46" calcext:value-type="float">
            <text:p>73,46</text:p>
          </table:table-cell>
          <table:table-cell office:value-type="float" office:value="181.05" calcext:value-type="float">
            <text:p>181,05</text:p>
          </table:table-cell>
          <table:table-cell office:value-type="float" office:value="119.17" calcext:value-type="float">
            <text:p>119,17</text:p>
          </table:table-cell>
          <table:table-cell office:value-type="float" office:value="107.92" calcext:value-type="float">
            <text:p>107,92</text:p>
          </table:table-cell>
          <table:table-cell office:value-type="float" office:value="107.96" calcext:value-type="float">
            <text:p>107,96</text:p>
          </table:table-cell>
          <table:table-cell office:value-type="float" office:value="64.96" calcext:value-type="float">
            <text:p>64,96</text:p>
          </table:table-cell>
          <table:table-cell office:value-type="float" office:value="125.29" calcext:value-type="float">
            <text:p>125,29</text:p>
          </table:table-cell>
          <table:table-cell office:value-type="float" office:value="80.0199999999995" calcext:value-type="float">
            <text:p>80,0199999999995</text:p>
          </table:table-cell>
          <table:table-cell office:value-type="float" office:value="128.05" calcext:value-type="float">
            <text:p>128,05</text:p>
          </table:table-cell>
          <table:table-cell office:value-type="float" office:value="129.75" calcext:value-type="float">
            <text:p>129,75</text:p>
          </table:table-cell>
          <table:table-cell/>
          <table:table-cell table:style-name="ce6" office:value-type="string" calcext:value-type="string">
            <text:p>Terceiro quartil</text:p>
          </table:table-cell>
          <table:table-cell table:style-name="ce11" table:formula="of:=QUARTILE([.$H$45:.$H$66]; 3)" office:value-type="float" office:value="47.2275000000007" calcext:value-type="float">
            <text:p>47,2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I$45:.$I$62]; 3)" office:value-type="float" office:value="55.5550000000001" calcext:value-type="float">
            <text:p>55,56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J$45:.$J$66]; 3)" office:value-type="float" office:value="166.1575" calcext:value-type="float">
            <text:p>166,16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K$45:.$K$64]; 3)" office:value-type="float" office:value="182.145" calcext:value-type="float">
            <text:p>182,15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L$45:.$L$64]; 3)" office:value-type="float" office:value="152.1475" calcext:value-type="float">
            <text:p>152,15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M$45:.$M$65]; 3)" office:value-type="float" office:value="168.84" calcext:value-type="float">
            <text:p>168,8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O$45:.$O$65]; 3)" office:value-type="float" office:value="142.099999999999" calcext:value-type="float">
            <text:p>142,10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O$45:.$O$65]; 3)" office:value-type="float" office:value="142.099999999999" calcext:value-type="float">
            <text:p>142,10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P$45:.$P$65]; 3)" office:value-type="float" office:value="126.440000000001" calcext:value-type="float">
            <text:p>126,4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Q$45:.$Q$65]; 3)" office:value-type="float" office:value="103.8" calcext:value-type="float">
            <text:p>103,80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R$45:.$R$64]; 3)" office:value-type="float" office:value="137.3075" calcext:value-type="float">
            <text:p>137,31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S$45:.$S$64]; 3)" office:value-type="float" office:value="129.8925" calcext:value-type="float">
            <text:p>129,89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2" calcext:value-type="date">
            <text:p>22/12/22</text:p>
          </table:table-cell>
          <table:table-cell office:value-type="float" office:value="5318.89" calcext:value-type="float">
            <text:p>5318,89</text:p>
          </table:table-cell>
          <table:table-cell office:value-type="float" office:value="5252.8" calcext:value-type="float">
            <text:p>5252,8</text:p>
          </table:table-cell>
          <table:table-cell table:formula="of:=[.C51]-[.D51]" office:value-type="float" office:value="66.0900000000001" calcext:value-type="float">
            <text:p>66,0900000000001</text:p>
          </table:table-cell>
          <table:table-cell table:number-columns-repeated="2"/>
          <table:table-cell office:value-type="float" office:value="39.7699999999995" calcext:value-type="float">
            <text:p>39,7699999999995</text:p>
          </table:table-cell>
          <table:table-cell office:value-type="float" office:value="30.9700000000003" calcext:value-type="float">
            <text:p>30,9700000000003</text:p>
          </table:table-cell>
          <table:table-cell office:value-type="float" office:value="166.150000000001" calcext:value-type="float">
            <text:p>166,150000000001</text:p>
          </table:table-cell>
          <table:table-cell office:value-type="float" office:value="188.04" calcext:value-type="float">
            <text:p>188,04</text:p>
          </table:table-cell>
          <table:table-cell office:value-type="float" office:value="184.85" calcext:value-type="float">
            <text:p>184,85</text:p>
          </table:table-cell>
          <table:table-cell office:value-type="float" office:value="115.46" calcext:value-type="float">
            <text:p>115,46</text:p>
          </table:table-cell>
          <table:table-cell office:value-type="float" office:value="118.41" calcext:value-type="float">
            <text:p>118,41</text:p>
          </table:table-cell>
          <table:table-cell office:value-type="float" office:value="91.6399999999994" calcext:value-type="float">
            <text:p>91,6399999999994</text:p>
          </table:table-cell>
          <table:table-cell office:value-type="float" office:value="131.08" calcext:value-type="float">
            <text:p>131,08</text:p>
          </table:table-cell>
          <table:table-cell office:value-type="float" office:value="73.6500000000005" calcext:value-type="float">
            <text:p>73,6500000000005</text:p>
          </table:table-cell>
          <table:table-cell office:value-type="float" office:value="128.63" calcext:value-type="float">
            <text:p>128,63</text:p>
          </table:table-cell>
          <table:table-cell office:value-type="float" office:value="51.5500000000002" calcext:value-type="float">
            <text:p>51,5500000000002</text:p>
          </table:table-cell>
          <table:table-cell/>
          <table:table-cell table:style-name="ce6" office:value-type="string" calcext:value-type="string">
            <text:p>Variância</text:p>
          </table:table-cell>
          <table:table-cell table:style-name="ce11" table:formula="of:=VAR([.$H$45:.$H$66])" office:value-type="float" office:value="82.4668357142865" calcext:value-type="float">
            <text:p>82,47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I$45:.$I$62])" office:value-type="float" office:value="328.320026143788" calcext:value-type="float">
            <text:p>328,32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J$45:.$J$66])" office:value-type="float" office:value="5774.7333655844" calcext:value-type="float">
            <text:p>5.774,73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K$45:.$K$64])" office:value-type="float" office:value="3642.09612526315" calcext:value-type="float">
            <text:p>3.642,10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L$45:.$L$64])" office:value-type="float" office:value="1046.60613578947" calcext:value-type="float">
            <text:p>1.046,61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M$45:.$M$65])" office:value-type="float" office:value="1835.68157142859" calcext:value-type="float">
            <text:p>1.835,6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O$45:.$O$65])" office:value-type="float" office:value="863.34900000001" calcext:value-type="float">
            <text:p>863,3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O$45:.$O$65])" office:value-type="float" office:value="863.34900000001" calcext:value-type="float">
            <text:p>863,3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P$45:.$P$65])" office:value-type="float" office:value="1184.84054333334" calcext:value-type="float">
            <text:p>1.184,84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Q$45:.$Q$65])" office:value-type="float" office:value="759.677322857139" calcext:value-type="float">
            <text:p>759,6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R$45:.$R$64])" office:value-type="float" office:value="2265.63519368422" calcext:value-type="float">
            <text:p>2.265,64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S$45:.$S$64])" office:value-type="float" office:value="1261.89411447368" calcext:value-type="float">
            <text:p>1.261,89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1" calcext:value-type="date">
            <text:p>21/12/22</text:p>
          </table:table-cell>
          <table:table-cell office:value-type="float" office:value="5316.35" calcext:value-type="float">
            <text:p>5316,35</text:p>
          </table:table-cell>
          <table:table-cell office:value-type="float" office:value="5254.32" calcext:value-type="float">
            <text:p>5254,32</text:p>
          </table:table-cell>
          <table:table-cell table:formula="of:=[.C52]-[.D52]" office:value-type="float" office:value="62.0300000000007" calcext:value-type="float">
            <text:p>62,0300000000007</text:p>
          </table:table-cell>
          <table:table-cell table:number-columns-repeated="2"/>
          <table:table-cell office:value-type="float" office:value="38.0199999999995" calcext:value-type="float">
            <text:p>38,0199999999995</text:p>
          </table:table-cell>
          <table:table-cell office:value-type="float" office:value="33.3000000000002" calcext:value-type="float">
            <text:p>33,3000000000002</text:p>
          </table:table-cell>
          <table:table-cell office:value-type="float" office:value="100.27" calcext:value-type="float">
            <text:p>100,27</text:p>
          </table:table-cell>
          <table:table-cell office:value-type="float" office:value="64.04" calcext:value-type="float">
            <text:p>64,04</text:p>
          </table:table-cell>
          <table:table-cell office:value-type="float" office:value="98.2400000000007" calcext:value-type="float">
            <text:p>98,2400000000007</text:p>
          </table:table-cell>
          <table:table-cell office:value-type="float" office:value="107.34" calcext:value-type="float">
            <text:p>107,34</text:p>
          </table:table-cell>
          <table:table-cell office:value-type="float" office:value="138.150000000001" calcext:value-type="float">
            <text:p>138,150000000001</text:p>
          </table:table-cell>
          <table:table-cell office:value-type="float" office:value="156.030000000001" calcext:value-type="float">
            <text:p>156,030000000001</text:p>
          </table:table-cell>
          <table:table-cell office:value-type="float" office:value="126.440000000001" calcext:value-type="float">
            <text:p>126,440000000001</text:p>
          </table:table-cell>
          <table:table-cell office:value-type="float" office:value="65.5299999999997" calcext:value-type="float">
            <text:p>65,5299999999997</text:p>
          </table:table-cell>
          <table:table-cell office:value-type="float" office:value="97.3500000000004" calcext:value-type="float">
            <text:p>97,3500000000004</text:p>
          </table:table-cell>
          <table:table-cell office:value-type="float" office:value="54.4399999999996" calcext:value-type="float">
            <text:p>54,4399999999996</text:p>
          </table:table-cell>
          <table:table-cell/>
          <table:table-cell table:style-name="ce6" office:value-type="string" calcext:value-type="string">
            <text:p>Desvio padrão</text:p>
          </table:table-cell>
          <table:table-cell table:style-name="ce11" table:formula="of:=STDEV([.$H$45:.$H$66])" office:value-type="float" office:value="9.08112524494" calcext:value-type="float">
            <text:p>9,0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I$45:.$I$62])" office:value-type="float" office:value="18.1196033660726" calcext:value-type="float">
            <text:p>18,12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J$45:.$J$66])" office:value-type="float" office:value="75.9916664219466" calcext:value-type="float">
            <text:p>75,99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K$45:.$K$64])" office:value-type="float" office:value="60.3497814848003" calcext:value-type="float">
            <text:p>60,35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L$45:.$L$64])" office:value-type="float" office:value="32.3512926447997" calcext:value-type="float">
            <text:p>32,35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M$45:.$M$65])" office:value-type="float" office:value="42.8448546669094" calcext:value-type="float">
            <text:p>42,84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O$45:.$O$65])" office:value-type="float" office:value="29.3828010917953" calcext:value-type="float">
            <text:p>29,3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O$45:.$O$65])" office:value-type="float" office:value="29.3828010917953" calcext:value-type="float">
            <text:p>29,3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P$45:.$P$65])" office:value-type="float" office:value="34.4215127984424" calcext:value-type="float">
            <text:p>34,42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Q$45:.$Q$65])" office:value-type="float" office:value="27.5622445177663" calcext:value-type="float">
            <text:p>27,56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R$45:.$R$64])" office:value-type="float" office:value="47.598688991234" calcext:value-type="float">
            <text:p>47,6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S$45:.$S$64])" office:value-type="float" office:value="35.5231489943344" calcext:value-type="float">
            <text:p>35,52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20" calcext:value-type="date">
            <text:p>20/12/22</text:p>
          </table:table-cell>
          <table:table-cell office:value-type="float" office:value="5425.16" calcext:value-type="float">
            <text:p>5425,16</text:p>
          </table:table-cell>
          <table:table-cell office:value-type="float" office:value="5273.13" calcext:value-type="float">
            <text:p>5273,13</text:p>
          </table:table-cell>
          <table:table-cell table:formula="of:=[.C53]-[.D53]" office:value-type="float" office:value="152.03" calcext:value-type="float">
            <text:p>152,03</text:p>
          </table:table-cell>
          <table:table-cell table:number-columns-repeated="2"/>
          <table:table-cell office:value-type="float" office:value="40.3599999999997" calcext:value-type="float">
            <text:p>40,3599999999997</text:p>
          </table:table-cell>
          <table:table-cell office:value-type="float" office:value="50.8299999999999" calcext:value-type="float">
            <text:p>50,8299999999999</text:p>
          </table:table-cell>
          <table:table-cell office:value-type="float" office:value="166.16" calcext:value-type="float">
            <text:p>166,16</text:p>
          </table:table-cell>
          <table:table-cell office:value-type="float" office:value="79.7600000000002" calcext:value-type="float">
            <text:p>79,7600000000002</text:p>
          </table:table-cell>
          <table:table-cell office:value-type="float" office:value="100.56" calcext:value-type="float">
            <text:p>100,56</text:p>
          </table:table-cell>
          <table:table-cell office:value-type="float" office:value="111.4" calcext:value-type="float">
            <text:p>111,4</text:p>
          </table:table-cell>
          <table:table-cell office:value-type="float" office:value="168.33" calcext:value-type="float">
            <text:p>168,33</text:p>
          </table:table-cell>
          <table:table-cell office:value-type="float" office:value="146.75" calcext:value-type="float">
            <text:p>146,75</text:p>
          </table:table-cell>
          <table:table-cell office:value-type="float" office:value="178.65" calcext:value-type="float">
            <text:p>178,65</text:p>
          </table:table-cell>
          <table:table-cell office:value-type="float" office:value="91.6199999999999" calcext:value-type="float">
            <text:p>91,6199999999999</text:p>
          </table:table-cell>
          <table:table-cell office:value-type="float" office:value="114.15" calcext:value-type="float">
            <text:p>114,15</text:p>
          </table:table-cell>
          <table:table-cell office:value-type="float" office:value="92.6700000000001" calcext:value-type="float">
            <text:p>92,6700000000001</text:p>
          </table:table-cell>
          <table:table-cell/>
          <table:table-cell table:style-name="ce6" office:value-type="string" calcext:value-type="string">
            <text:p>Curtose</text:p>
          </table:table-cell>
          <table:table-cell table:style-name="ce11" table:formula="of:=KURT([.$H$45:.$H$66])" office:value-type="float" office:value="1.1560539776642" calcext:value-type="float">
            <text:p>1,16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I$45:.$I$62])" office:value-type="float" office:value="1.1455197687312" calcext:value-type="float">
            <text:p>1,15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J$45:.$J$66])" office:value-type="float" office:value="0.443488328459745" calcext:value-type="float">
            <text:p>0,4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K$45:.$K$64])" office:value-type="float" office:value="-1.39062626975153" calcext:value-type="float">
            <text:p>-1,39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L$45:.$L$64])" office:value-type="float" office:value="-0.643575043028061" calcext:value-type="float">
            <text:p>-0,6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M$45:.$M$65])" office:value-type="float" office:value="-0.0792140459035728" calcext:value-type="float">
            <text:p>-0,08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O$45:.$O$65])" office:value-type="float" office:value="-0.573560009320587" calcext:value-type="float">
            <text:p>-0,5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O$45:.$O$65])" office:value-type="float" office:value="-0.573560009320587" calcext:value-type="float">
            <text:p>-0,5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P$45:.$P$65])" office:value-type="float" office:value="0.298459911993049" calcext:value-type="float">
            <text:p>0,30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Q$45:.$Q$65])" office:value-type="float" office:value="0.124540798102263" calcext:value-type="float">
            <text:p>0,12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R$45:.$R$64])" office:value-type="float" office:value="2.57383647443382" calcext:value-type="float">
            <text:p>2,5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S$45:.$S$64])" office:value-type="float" office:value="-1.05273424560437" calcext:value-type="float">
            <text:p>-1,0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9" calcext:value-type="date">
            <text:p>19/12/22</text:p>
          </table:table-cell>
          <table:table-cell office:value-type="float" office:value="5443.46" calcext:value-type="float">
            <text:p>5443,46</text:p>
          </table:table-cell>
          <table:table-cell office:value-type="float" office:value="5391.09" calcext:value-type="float">
            <text:p>5391,09</text:p>
          </table:table-cell>
          <table:table-cell table:formula="of:=[.C54]-[.D54]" office:value-type="float" office:value="52.3699999999999" calcext:value-type="float">
            <text:p>52,3699999999999</text:p>
          </table:table-cell>
          <table:table-cell table:number-columns-repeated="2"/>
          <table:table-cell office:value-type="float" office:value="33.9300000000003" calcext:value-type="float">
            <text:p>33,9300000000003</text:p>
          </table:table-cell>
          <table:table-cell office:value-type="float" office:value="86.4799999999996" calcext:value-type="float">
            <text:p>86,4799999999996</text:p>
          </table:table-cell>
          <table:table-cell office:value-type="float" office:value="234.37" calcext:value-type="float">
            <text:p>234,37</text:p>
          </table:table-cell>
          <table:table-cell office:value-type="float" office:value="77.4299999999994" calcext:value-type="float">
            <text:p>77,4299999999994</text:p>
          </table:table-cell>
          <table:table-cell office:value-type="float" office:value="128.47" calcext:value-type="float">
            <text:p>128,47</text:p>
          </table:table-cell>
          <table:table-cell office:value-type="float" office:value="104.44" calcext:value-type="float">
            <text:p>104,44</text:p>
          </table:table-cell>
          <table:table-cell office:value-type="float" office:value="74.2999999999993" calcext:value-type="float">
            <text:p>74,2999999999993</text:p>
          </table:table-cell>
          <table:table-cell office:value-type="float" office:value="110.79" calcext:value-type="float">
            <text:p>110,79</text:p>
          </table:table-cell>
          <table:table-cell office:value-type="float" office:value="75.9799999999996" calcext:value-type="float">
            <text:p>75,9799999999996</text:p>
          </table:table-cell>
          <table:table-cell office:value-type="float" office:value="78.2799999999997" calcext:value-type="float">
            <text:p>78,2799999999997</text:p>
          </table:table-cell>
          <table:table-cell office:value-type="float" office:value="115.89" calcext:value-type="float">
            <text:p>115,89</text:p>
          </table:table-cell>
          <table:table-cell office:value-type="float" office:value="57.3400000000001" calcext:value-type="float">
            <text:p>57,3400000000001</text:p>
          </table:table-cell>
          <table:table-cell/>
          <table:table-cell table:style-name="ce6" office:value-type="string" calcext:value-type="string">
            <text:p>Inclinação</text:p>
          </table:table-cell>
          <table:table-cell table:style-name="ce11" table:formula="of:=SKEW([.$H$45:.$H$66])" office:value-type="float" office:value="0.986901472601236" calcext:value-type="float">
            <text:p>0,99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I$45:.$I$62])" office:value-type="float" office:value="0.997327153870165" calcext:value-type="float">
            <text:p>1,00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J$45:.$J$66])" office:value-type="float" office:value="1.05341515217218" calcext:value-type="float">
            <text:p>1,0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K$45:.$K$64])" office:value-type="float" office:value="0.452205876993818" calcext:value-type="float">
            <text:p>0,4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L$45:.$L$64])" office:value-type="float" office:value="0.220955944075725" calcext:value-type="float">
            <text:p>0,2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M$45:.$M$65])" office:value-type="float" office:value="0.921092871971605" calcext:value-type="float">
            <text:p>0,9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O$45:.$O$65])" office:value-type="float" office:value="-0.0532284224080721" calcext:value-type="float">
            <text:p>-0,0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O$45:.$O$65])" office:value-type="float" office:value="-0.0532284224080721" calcext:value-type="float">
            <text:p>-0,0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P$45:.$P$65])" office:value-type="float" office:value="0.920048390597581" calcext:value-type="float">
            <text:p>0,9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Q$45:.$Q$65])" office:value-type="float" office:value="0.835829658783374" calcext:value-type="float">
            <text:p>0,84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R$45:.$R$64])" office:value-type="float" office:value="1.52836351636043" calcext:value-type="float">
            <text:p>1,53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S$45:.$S$64])" office:value-type="float" office:value="0.165368394601063" calcext:value-type="float">
            <text:p>0,17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6" calcext:value-type="date">
            <text:p>16/12/22</text:p>
          </table:table-cell>
          <table:table-cell office:value-type="float" office:value="5437.87" calcext:value-type="float">
            <text:p>5437,87</text:p>
          </table:table-cell>
          <table:table-cell office:value-type="float" office:value="5366.69" calcext:value-type="float">
            <text:p>5366,69</text:p>
          </table:table-cell>
          <table:table-cell table:formula="of:=[.C55]-[.D55]" office:value-type="float" office:value="71.1800000000003" calcext:value-type="float">
            <text:p>71,1800000000003</text:p>
          </table:table-cell>
          <table:table-cell table:number-columns-repeated="2"/>
          <table:table-cell office:value-type="float" office:value="39.1899999999996" calcext:value-type="float">
            <text:p>39,1899999999996</text:p>
          </table:table-cell>
          <table:table-cell office:value-type="float" office:value="37.9799999999996" calcext:value-type="float">
            <text:p>37,9799999999996</text:p>
          </table:table-cell>
          <table:table-cell office:value-type="float" office:value="148.66" calcext:value-type="float">
            <text:p>148,66</text:p>
          </table:table-cell>
          <table:table-cell office:value-type="float" office:value="61.1300000000001" calcext:value-type="float">
            <text:p>61,1300000000001</text:p>
          </table:table-cell>
          <table:table-cell office:value-type="float" office:value="136.6" calcext:value-type="float">
            <text:p>136,6</text:p>
          </table:table-cell>
          <table:table-cell office:value-type="float" office:value="239.040000000001" calcext:value-type="float">
            <text:p>239,040000000001</text:p>
          </table:table-cell>
          <table:table-cell office:value-type="float" office:value="87.6499999999996" calcext:value-type="float">
            <text:p>87,6499999999996</text:p>
          </table:table-cell>
          <table:table-cell office:value-type="float" office:value="121.23" calcext:value-type="float">
            <text:p>121,23</text:p>
          </table:table-cell>
          <table:table-cell office:value-type="float" office:value="73.0800000000008" calcext:value-type="float">
            <text:p>73,0800000000008</text:p>
          </table:table-cell>
          <table:table-cell office:value-type="float" office:value="65.5300000000007" calcext:value-type="float">
            <text:p>65,5300000000007</text:p>
          </table:table-cell>
          <table:table-cell office:value-type="float" office:value="107.77" calcext:value-type="float">
            <text:p>107,77</text:p>
          </table:table-cell>
          <table:table-cell office:value-type="float" office:value="139.01" calcext:value-type="float">
            <text:p>139,01</text:p>
          </table:table-cell>
          <table:table-cell/>
          <table:table-cell table:style-name="ce6" office:value-type="string" calcext:value-type="string">
            <text:p>Intervalo</text:p>
          </table:table-cell>
          <table:table-cell table:style-name="ce11" table:formula="of:=MAX([.$H$45:.$H$66])-MIN([.$H$45:.$H$66])" office:value-type="float" office:value="36.8499999999995" calcext:value-type="float">
            <text:p>36,85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I$45:.$I$62])-MIN([.$I$45:.$I$62])" office:value-type="float" office:value="70.1199999999999" calcext:value-type="float">
            <text:p>70,1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J$45:.$J$66])-MIN([.$J$45:.$J$66])" office:value-type="float" office:value="281.01" calcext:value-type="float">
            <text:p>281,0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K$45:.$K$64])-MIN([.$K$45:.$K$64])" office:value-type="float" office:value="165.33" calcext:value-type="float">
            <text:p>165,3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L$45:.$L$64])-MIN([.$L$45:.$L$64])" office:value-type="float" office:value="116.84" calcext:value-type="float">
            <text:p>116,84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M$45:.$M$65])-MIN([.$M$45:.$M$65])" office:value-type="float" office:value="142.72" calcext:value-type="float">
            <text:p>142,7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O$45:.$O$65])-MIN([.$O$45:.$O$65])" office:value-type="float" office:value="103.820000000001" calcext:value-type="float">
            <text:p>103,8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O$45:.$O$65])-MIN([.$O$45:.$O$65])" office:value-type="float" office:value="103.820000000001" calcext:value-type="float">
            <text:p>103,8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P$45:.$P$65])-MIN([.$P$45:.$P$65])" office:value-type="float" office:value="121.81" calcext:value-type="float">
            <text:p>121,8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Q$45:.$Q$65])-MIN([.$Q$45:.$Q$65])" office:value-type="float" office:value="101.48" calcext:value-type="float">
            <text:p>101,48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R$45:.$R$64])-MIN([.$R$45:.$R$64])" office:value-type="float" office:value="183.670000000001" calcext:value-type="float">
            <text:p>183,67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S$45:.$S$64])-MIN([.$S$45:.$S$64])" office:value-type="float" office:value="119.9" calcext:value-type="float">
            <text:p>119,90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5" calcext:value-type="date">
            <text:p>15/12/22</text:p>
          </table:table-cell>
          <table:table-cell office:value-type="float" office:value="5456.18" calcext:value-type="float">
            <text:p>5456,18</text:p>
          </table:table-cell>
          <table:table-cell office:value-type="float" office:value="5388.55" calcext:value-type="float">
            <text:p>5388,55</text:p>
          </table:table-cell>
          <table:table-cell table:formula="of:=[.C56]-[.D56]" office:value-type="float" office:value="67.6300000000001" calcext:value-type="float">
            <text:p>67,6300000000001</text:p>
          </table:table-cell>
          <table:table-cell table:number-columns-repeated="2"/>
          <table:table-cell office:value-type="float" office:value="47.3700000000008" calcext:value-type="float">
            <text:p>47,3700000000008</text:p>
          </table:table-cell>
          <table:table-cell office:value-type="float" office:value="50.25" calcext:value-type="float">
            <text:p>50,25</text:p>
          </table:table-cell>
          <table:table-cell office:value-type="float" office:value="220.37" calcext:value-type="float">
            <text:p>220,37</text:p>
          </table:table-cell>
          <table:table-cell office:value-type="float" office:value="74.5199999999995" calcext:value-type="float">
            <text:p>74,5199999999995</text:p>
          </table:table-cell>
          <table:table-cell office:value-type="float" office:value="196.48" calcext:value-type="float">
            <text:p>196,48</text:p>
          </table:table-cell>
          <table:table-cell office:value-type="float" office:value="170" calcext:value-type="float">
            <text:p>170</text:p>
          </table:table-cell>
          <table:table-cell office:value-type="float" office:value="99.8299999999999" calcext:value-type="float">
            <text:p>99,8299999999999</text:p>
          </table:table-cell>
          <table:table-cell office:value-type="float" office:value="96.2799999999998" calcext:value-type="float">
            <text:p>96,2799999999998</text:p>
          </table:table-cell>
          <table:table-cell office:value-type="float" office:value="94.54" calcext:value-type="float">
            <text:p>94,54</text:p>
          </table:table-cell>
          <table:table-cell office:value-type="float" office:value="69" calcext:value-type="float">
            <text:p>69</text:p>
          </table:table-cell>
          <table:table-cell office:value-type="float" office:value="92.1299999999992" calcext:value-type="float">
            <text:p>92,1299999999992</text:p>
          </table:table-cell>
          <table:table-cell office:value-type="float" office:value="68.3500000000004" calcext:value-type="float">
            <text:p>68,3500000000004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11" table:formula="of:=MIN([.$H$45:.$H$66])" office:value-type="float" office:value="31" calcext:value-type="float">
            <text:p>31,0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I$45:.$I$62])" office:value-type="float" office:value="20.4499999999998" calcext:value-type="float">
            <text:p>20,45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J$45:.$J$66])" office:value-type="float" office:value="43.7200000000003" calcext:value-type="float">
            <text:p>43,72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K$45:.$K$64])" office:value-type="float" office:value="61.1300000000001" calcext:value-type="float">
            <text:p>61,1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L$45:.$L$64])" office:value-type="float" office:value="79.6400000000003" calcext:value-type="float">
            <text:p>79,64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M$45:.$M$65])" office:value-type="float" office:value="96.3200000000006" calcext:value-type="float">
            <text:p>96,32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O$45:.$O$65])" office:value-type="float" office:value="58.5899999999992" calcext:value-type="float">
            <text:p>58,59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O$45:.$O$65])" office:value-type="float" office:value="58.5899999999992" calcext:value-type="float">
            <text:p>58,59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P$45:.$P$65])" office:value-type="float" office:value="67.2799999999998" calcext:value-type="float">
            <text:p>67,28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Q$45:.$Q$65])" office:value-type="float" office:value="53.9300000000003" calcext:value-type="float">
            <text:p>53,9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R$45:.$R$64])" office:value-type="float" office:value="67.2199999999994" calcext:value-type="float">
            <text:p>67,22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S$45:.$S$64])" office:value-type="float" office:value="51.5500000000002" calcext:value-type="float">
            <text:p>51,5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4" calcext:value-type="date">
            <text:p>14/12/22</text:p>
          </table:table-cell>
          <table:table-cell office:value-type="float" office:value="5482.11" calcext:value-type="float">
            <text:p>5482,11</text:p>
          </table:table-cell>
          <table:table-cell office:value-type="float" office:value="5381.94" calcext:value-type="float">
            <text:p>5381,94</text:p>
          </table:table-cell>
          <table:table-cell table:formula="of:=[.C57]-[.D57]" office:value-type="float" office:value="100.17" calcext:value-type="float">
            <text:p>100,17</text:p>
          </table:table-cell>
          <table:table-cell table:number-columns-repeated="2"/>
          <table:table-cell office:value-type="float" office:value="55.5700000000006" calcext:value-type="float">
            <text:p>55,5700000000006</text:p>
          </table:table-cell>
          <table:table-cell office:value-type="float" office:value="29.21" calcext:value-type="float">
            <text:p>29,21</text:p>
          </table:table-cell>
          <table:table-cell office:value-type="float" office:value="275.759999999999" calcext:value-type="float">
            <text:p>275,759999999999</text:p>
          </table:table-cell>
          <table:table-cell office:value-type="float" office:value="120.51" calcext:value-type="float">
            <text:p>120,51</text:p>
          </table:table-cell>
          <table:table-cell office:value-type="float" office:value="147.070000000001" calcext:value-type="float">
            <text:p>147,070000000001</text:p>
          </table:table-cell>
          <table:table-cell office:value-type="float" office:value="128.219999999999" calcext:value-type="float">
            <text:p>128,219999999999</text:p>
          </table:table-cell>
          <table:table-cell office:value-type="float" office:value="114.349999999999" calcext:value-type="float">
            <text:p>114,349999999999</text:p>
          </table:table-cell>
          <table:table-cell office:value-type="float" office:value="85.2699999999995" calcext:value-type="float">
            <text:p>85,2699999999995</text:p>
          </table:table-cell>
          <table:table-cell office:value-type="float" office:value="70.7600000000002" calcext:value-type="float">
            <text:p>70,7600000000002</text:p>
          </table:table-cell>
          <table:table-cell office:value-type="float" office:value="81.1800000000003" calcext:value-type="float">
            <text:p>81,1800000000003</text:p>
          </table:table-cell>
          <table:table-cell office:value-type="float" office:value="159.92" calcext:value-type="float">
            <text:p>159,92</text:p>
          </table:table-cell>
          <table:table-cell office:value-type="float" office:value="136.12" calcext:value-type="float">
            <text:p>136,12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11" table:formula="of:=MAX([.$H$45:.$H$66])" office:value-type="float" office:value="67.8499999999995" calcext:value-type="float">
            <text:p>67,8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I$45:.$I$62])" office:value-type="float" office:value="90.5699999999997" calcext:value-type="float">
            <text:p>90,57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J$45:.$J$66])" office:value-type="float" office:value="324.73" calcext:value-type="float">
            <text:p>324,7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K$45:.$K$64])" office:value-type="float" office:value="226.46" calcext:value-type="float">
            <text:p>226,46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L$45:.$L$64])" office:value-type="float" office:value="196.48" calcext:value-type="float">
            <text:p>196,4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M$45:.$M$65])" office:value-type="float" office:value="239.040000000001" calcext:value-type="float">
            <text:p>239,04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O$45:.$O$65])" office:value-type="float" office:value="162.41" calcext:value-type="float">
            <text:p>162,41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O$45:.$O$65])" office:value-type="float" office:value="162.41" calcext:value-type="float">
            <text:p>162,41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P$45:.$P$65])" office:value-type="float" office:value="189.09" calcext:value-type="float">
            <text:p>189,0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Q$45:.$Q$65])" office:value-type="float" office:value="155.41" calcext:value-type="float">
            <text:p>155,41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R$45:.$R$64])" office:value-type="float" office:value="250.89" calcext:value-type="float">
            <text:p>250,8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S$45:.$S$64])" office:value-type="float" office:value="171.45" calcext:value-type="float">
            <text:p>171,4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3" calcext:value-type="date">
            <text:p>13/12/22</text:p>
          </table:table-cell>
          <table:table-cell office:value-type="float" office:value="5446.01" calcext:value-type="float">
            <text:p>5446,01</text:p>
          </table:table-cell>
          <table:table-cell office:value-type="float" office:value="5350.93" calcext:value-type="float">
            <text:p>5350,93</text:p>
          </table:table-cell>
          <table:table-cell table:formula="of:=[.C58]-[.D58]" office:value-type="float" office:value="95.0799999999999" calcext:value-type="float">
            <text:p>95,0799999999999</text:p>
          </table:table-cell>
          <table:table-cell table:number-columns-repeated="2"/>
          <table:table-cell office:value-type="float" office:value="46.8000000000002" calcext:value-type="float">
            <text:p>46,8000000000002</text:p>
          </table:table-cell>
          <table:table-cell office:value-type="float" office:value="43.2399999999998" calcext:value-type="float">
            <text:p>43,2399999999998</text:p>
          </table:table-cell>
          <table:table-cell office:value-type="float" office:value="324.73" calcext:value-type="float">
            <text:p>324,73</text:p>
          </table:table-cell>
          <table:table-cell office:value-type="float" office:value="120.51" calcext:value-type="float">
            <text:p>120,51</text:p>
          </table:table-cell>
          <table:table-cell office:value-type="float" office:value="177.29" calcext:value-type="float">
            <text:p>177,29</text:p>
          </table:table-cell>
          <table:table-cell office:value-type="float" office:value="163.62" calcext:value-type="float">
            <text:p>163,62</text:p>
          </table:table-cell>
          <table:table-cell office:value-type="float" office:value="142.78" calcext:value-type="float">
            <text:p>142,78</text:p>
          </table:table-cell>
          <table:table-cell office:value-type="float" office:value="107.3" calcext:value-type="float">
            <text:p>107,3</text:p>
          </table:table-cell>
          <table:table-cell office:value-type="float" office:value="104.98" calcext:value-type="float">
            <text:p>104,98</text:p>
          </table:table-cell>
          <table:table-cell office:value-type="float" office:value="121.78" calcext:value-type="float">
            <text:p>121,78</text:p>
          </table:table-cell>
          <table:table-cell office:value-type="float" office:value="96.7700000000004" calcext:value-type="float">
            <text:p>96,7700000000004</text:p>
          </table:table-cell>
          <table:table-cell office:value-type="float" office:value="129.17" calcext:value-type="float">
            <text:p>129,17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11" table:formula="of:=SUM([.$H$45:.$H$66])" office:value-type="float" office:value="958.65" calcext:value-type="float">
            <text:p>958,6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I$45:.$I$62])" office:value-type="float" office:value="876.88" calcext:value-type="float">
            <text:p>876,88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J$45:.$J$66])" office:value-type="float" office:value="2970.29" calcext:value-type="float">
            <text:p>2.970,29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K$45:.$K$64])" office:value-type="float" office:value="2582.78" calcext:value-type="float">
            <text:p>2.582,78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L$45:.$L$64])" office:value-type="float" office:value="2680.02" calcext:value-type="float">
            <text:p>2.680,0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M$45:.$M$65])" office:value-type="float" office:value="3075.18" calcext:value-type="float">
            <text:p>3.075,18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O$45:.$O$65])" office:value-type="float" office:value="2415.21" calcext:value-type="float">
            <text:p>2.415,21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O$45:.$O$65])" office:value-type="float" office:value="2415.21" calcext:value-type="float">
            <text:p>2.415,21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P$45:.$P$65])" office:value-type="float" office:value="2291.66" calcext:value-type="float">
            <text:p>2.291,6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Q$45:.$Q$65])" office:value-type="float" office:value="1948.35" calcext:value-type="float">
            <text:p>1.948,3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R$45:.$R$64])" office:value-type="float" office:value="2480.48" calcext:value-type="float">
            <text:p>2.480,48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S$45:.$S$64])" office:value-type="float" office:value="2028.85" calcext:value-type="float">
            <text:p>2.028,8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12" calcext:value-type="date">
            <text:p>12/12/22</text:p>
          </table:table-cell>
          <table:table-cell office:value-type="float" office:value="5463.29" calcext:value-type="float">
            <text:p>5463,29</text:p>
          </table:table-cell>
          <table:table-cell office:value-type="float" office:value="5343.3" calcext:value-type="float">
            <text:p>5343,3</text:p>
          </table:table-cell>
          <table:table-cell table:formula="of:=[.C59]-[.D59]" office:value-type="float" office:value="119.99" calcext:value-type="float">
            <text:p>119,99</text:p>
          </table:table-cell>
          <table:table-cell table:number-columns-repeated="2"/>
          <table:table-cell office:value-type="float" office:value="67.8499999999995" calcext:value-type="float">
            <text:p>67,8499999999995</text:p>
          </table:table-cell>
          <table:table-cell office:value-type="float" office:value="90.5699999999997" calcext:value-type="float">
            <text:p>90,5699999999997</text:p>
          </table:table-cell>
          <table:table-cell office:value-type="float" office:value="202.3" calcext:value-type="float">
            <text:p>202,3</text:p>
          </table:table-cell>
          <table:table-cell office:value-type="float" office:value="159.51" calcext:value-type="float">
            <text:p>159,51</text:p>
          </table:table-cell>
          <table:table-cell office:value-type="float" office:value="88.3599999999997" calcext:value-type="float">
            <text:p>88,3599999999997</text:p>
          </table:table-cell>
          <table:table-cell office:value-type="float" office:value="102.12" calcext:value-type="float">
            <text:p>102,12</text:p>
          </table:table-cell>
          <table:table-cell office:value-type="float" office:value="115.5" calcext:value-type="float">
            <text:p>115,5</text:p>
          </table:table-cell>
          <table:table-cell office:value-type="float" office:value="105.56" calcext:value-type="float">
            <text:p>105,56</text:p>
          </table:table-cell>
          <table:table-cell office:value-type="float" office:value="73.6599999999999" calcext:value-type="float">
            <text:p>73,6599999999999</text:p>
          </table:table-cell>
          <table:table-cell office:value-type="float" office:value="83.5100000000002" calcext:value-type="float">
            <text:p>83,5100000000002</text:p>
          </table:table-cell>
          <table:table-cell office:value-type="float" office:value="97.9199999999992" calcext:value-type="float">
            <text:p>97,9199999999992</text:p>
          </table:table-cell>
          <table:table-cell office:value-type="float" office:value="88.04" calcext:value-type="float">
            <text:p>88,04</text:p>
          </table:table-cell>
          <table:table-cell/>
          <table:table-cell table:style-name="ce6" office:value-type="string" calcext:value-type="string">
            <text:p>Contagem</text:p>
          </table:table-cell>
          <table:table-cell table:style-name="ce11" table:formula="of:=COUNT([.$H$45:.$H$66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I$45:.$I$62])" office:value-type="float" office:value="18" calcext:value-type="float">
            <text:p>18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J$45:.$J$66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K$45:.$K$64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L$45:.$L$64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M$45:.$M$6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O$45:.$O$6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O$45:.$O$6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P$45:.$P$6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Q$45:.$Q$6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R$45:.$R$64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S$45:.$S$64])" office:value-type="float" office:value="20" calcext:value-type="float">
            <text:p>20,00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2-09" calcext:value-type="date">
            <text:p>09/12/22</text:p>
          </table:table-cell>
          <table:table-cell office:value-type="float" office:value="5396.69" calcext:value-type="float">
            <text:p>5396,69</text:p>
          </table:table-cell>
          <table:table-cell office:value-type="float" office:value="5328.05" calcext:value-type="float">
            <text:p>5328,05</text:p>
          </table:table-cell>
          <table:table-cell table:formula="of:=[.C60]-[.D60]" office:value-type="float" office:value="68.6399999999994" calcext:value-type="float">
            <text:p>68,6399999999994</text:p>
          </table:table-cell>
          <table:table-cell table:number-columns-repeated="2"/>
          <table:table-cell office:value-type="float" office:value="50.3100000000004" calcext:value-type="float">
            <text:p>50,3100000000004</text:p>
          </table:table-cell>
          <table:table-cell office:value-type="float" office:value="39.1400000000003" calcext:value-type="float">
            <text:p>39,1400000000003</text:p>
          </table:table-cell>
          <table:table-cell office:value-type="float" office:value="60.0499999999993" calcext:value-type="float">
            <text:p>60,0499999999993</text:p>
          </table:table-cell>
          <table:table-cell office:value-type="float" office:value="80.3400000000002" calcext:value-type="float">
            <text:p>80,3400000000002</text:p>
          </table:table-cell>
          <table:table-cell office:value-type="float" office:value="128.46" calcext:value-type="float">
            <text:p>128,46</text:p>
          </table:table-cell>
          <table:table-cell office:value-type="float" office:value="183.93" calcext:value-type="float">
            <text:p>183,93</text:p>
          </table:table-cell>
          <table:table-cell office:value-type="float" office:value="95.7700000000004" calcext:value-type="float">
            <text:p>95,7700000000004</text:p>
          </table:table-cell>
          <table:table-cell office:value-type="float" office:value="160.08" calcext:value-type="float">
            <text:p>160,08</text:p>
          </table:table-cell>
          <table:table-cell office:value-type="float" office:value="89.3299999999999" calcext:value-type="float">
            <text:p>89,3299999999999</text:p>
          </table:table-cell>
          <table:table-cell office:value-type="float" office:value="80.0200000000004" calcext:value-type="float">
            <text:p>80,0200000000004</text:p>
          </table:table-cell>
          <table:table-cell office:value-type="float" office:value="233.51" calcext:value-type="float">
            <text:p>233,51</text:p>
          </table:table-cell>
          <table:table-cell office:value-type="float" office:value="130.320000000001" calcext:value-type="float">
            <text:p>130,320000000001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8" calcext:value-type="date">
            <text:p>08/12/22</text:p>
          </table:table-cell>
          <table:table-cell office:value-type="float" office:value="5365.67" calcext:value-type="float">
            <text:p>5365,67</text:p>
          </table:table-cell>
          <table:table-cell office:value-type="float" office:value="5304.15" calcext:value-type="float">
            <text:p>5304,15</text:p>
          </table:table-cell>
          <table:table-cell table:formula="of:=[.C61]-[.D61]" office:value-type="float" office:value="61.5200000000004" calcext:value-type="float">
            <text:p>61,5200000000004</text:p>
          </table:table-cell>
          <table:table-cell table:number-columns-repeated="2"/>
          <table:table-cell office:value-type="float" office:value="41.5299999999998" calcext:value-type="float">
            <text:p>41,5299999999998</text:p>
          </table:table-cell>
          <table:table-cell office:value-type="float" office:value="45.5700000000006" calcext:value-type="float">
            <text:p>45,5700000000006</text:p>
          </table:table-cell>
          <table:table-cell office:value-type="float" office:value="99.6899999999996" calcext:value-type="float">
            <text:p>99,6899999999996</text:p>
          </table:table-cell>
          <table:table-cell office:value-type="float" office:value="100.71" calcext:value-type="float">
            <text:p>100,71</text:p>
          </table:table-cell>
          <table:table-cell office:value-type="float" office:value="155.2" calcext:value-type="float">
            <text:p>155,2</text:p>
          </table:table-cell>
          <table:table-cell office:value-type="float" office:value="168.84" calcext:value-type="float">
            <text:p>168,84</text:p>
          </table:table-cell>
          <table:table-cell office:value-type="float" office:value="153.81" calcext:value-type="float">
            <text:p>153,81</text:p>
          </table:table-cell>
          <table:table-cell office:value-type="float" office:value="116.009999999999" calcext:value-type="float">
            <text:p>116,009999999999</text:p>
          </table:table-cell>
          <table:table-cell office:value-type="float" office:value="107.89" calcext:value-type="float">
            <text:p>107,89</text:p>
          </table:table-cell>
          <table:table-cell office:value-type="float" office:value="103.8" calcext:value-type="float">
            <text:p>103,8</text:p>
          </table:table-cell>
          <table:table-cell office:value-type="float" office:value="250.89" calcext:value-type="float">
            <text:p>250,89</text:p>
          </table:table-cell>
          <table:table-cell office:value-type="float" office:value="78.2000000000007" calcext:value-type="float">
            <text:p>78,2000000000007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7" calcext:value-type="date">
            <text:p>07/12/22</text:p>
          </table:table-cell>
          <table:table-cell office:value-type="float" office:value="5392.11" calcext:value-type="float">
            <text:p>5392,11</text:p>
          </table:table-cell>
          <table:table-cell office:value-type="float" office:value="5296.52" calcext:value-type="float">
            <text:p>5296,52</text:p>
          </table:table-cell>
          <table:table-cell table:formula="of:=[.C62]-[.D62]" office:value-type="float" office:value="95.5899999999992" calcext:value-type="float">
            <text:p>95,5899999999992</text:p>
          </table:table-cell>
          <table:table-cell table:number-columns-repeated="2"/>
          <table:table-cell office:value-type="float" office:value="44.4499999999998" calcext:value-type="float">
            <text:p>44,4499999999998</text:p>
          </table:table-cell>
          <table:table-cell office:value-type="float" office:value="50.8299999999999" calcext:value-type="float">
            <text:p>50,8299999999999</text:p>
          </table:table-cell>
          <table:table-cell office:value-type="float" office:value="70.5500000000002" calcext:value-type="float">
            <text:p>70,5500000000002</text:p>
          </table:table-cell>
          <table:table-cell office:value-type="float" office:value="101.88" calcext:value-type="float">
            <text:p>101,88</text:p>
          </table:table-cell>
          <table:table-cell office:value-type="float" office:value="145.91" calcext:value-type="float">
            <text:p>145,91</text:p>
          </table:table-cell>
          <table:table-cell office:value-type="float" office:value="135.77" calcext:value-type="float">
            <text:p>135,77</text:p>
          </table:table-cell>
          <table:table-cell office:value-type="float" office:value="88.2200000000003" calcext:value-type="float">
            <text:p>88,2200000000003</text:p>
          </table:table-cell>
          <table:table-cell office:value-type="float" office:value="58.5899999999992" calcext:value-type="float">
            <text:p>58,5899999999992</text:p>
          </table:table-cell>
          <table:table-cell office:value-type="float" office:value="93.9599999999991" calcext:value-type="float">
            <text:p>93,9599999999991</text:p>
          </table:table-cell>
          <table:table-cell office:value-type="float" office:value="155.41" calcext:value-type="float">
            <text:p>155,41</text:p>
          </table:table-cell>
          <table:table-cell office:value-type="float" office:value="125.74" calcext:value-type="float">
            <text:p>125,74</text:p>
          </table:table-cell>
          <table:table-cell office:value-type="float" office:value="127.42" calcext:value-type="float">
            <text:p>127,42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6" calcext:value-type="date">
            <text:p>06/12/22</text:p>
          </table:table-cell>
          <table:table-cell office:value-type="float" office:value="5394.14" calcext:value-type="float">
            <text:p>5394,14</text:p>
          </table:table-cell>
          <table:table-cell office:value-type="float" office:value="5334.66" calcext:value-type="float">
            <text:p>5334,66</text:p>
          </table:table-cell>
          <table:table-cell table:formula="of:=[.C63]-[.D63]" office:value-type="float" office:value="59.4800000000005" calcext:value-type="float">
            <text:p>59,4800000000005</text:p>
          </table:table-cell>
          <table:table-cell table:number-columns-repeated="2"/>
          <table:table-cell office:value-type="float" office:value="43.8700000000008" calcext:value-type="float">
            <text:p>43,8700000000008</text:p>
          </table:table-cell>
          <table:table-cell/>
          <table:table-cell office:value-type="float" office:value="92.1199999999999" calcext:value-type="float">
            <text:p>92,1199999999999</text:p>
          </table:table-cell>
          <table:table-cell office:value-type="float" office:value="72.1900000000005" calcext:value-type="float">
            <text:p>72,1900000000005</text:p>
          </table:table-cell>
          <table:table-cell office:value-type="float" office:value="142.41" calcext:value-type="float">
            <text:p>142,41</text:p>
          </table:table-cell>
          <table:table-cell office:value-type="float" office:value="228.610000000001" calcext:value-type="float">
            <text:p>228,610000000001</text:p>
          </table:table-cell>
          <table:table-cell office:value-type="float" office:value="131.179999999999" calcext:value-type="float">
            <text:p>131,179999999999</text:p>
          </table:table-cell>
          <table:table-cell office:value-type="float" office:value="100.92" calcext:value-type="float">
            <text:p>100,92</text:p>
          </table:table-cell>
          <table:table-cell office:value-type="float" office:value="118.91" calcext:value-type="float">
            <text:p>118,91</text:p>
          </table:table-cell>
          <table:table-cell office:value-type="float" office:value="145.55" calcext:value-type="float">
            <text:p>145,55</text:p>
          </table:table-cell>
          <table:table-cell office:value-type="float" office:value="141.379999999999" calcext:value-type="float">
            <text:p>141,379999999999</text:p>
          </table:table-cell>
          <table:table-cell office:value-type="float" office:value="56.1900000000005" calcext:value-type="float">
            <text:p>56,1900000000005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5" calcext:value-type="date">
            <text:p>05/12/22</text:p>
          </table:table-cell>
          <table:table-cell office:value-type="float" office:value="5409.91" calcext:value-type="float">
            <text:p>5409,91</text:p>
          </table:table-cell>
          <table:table-cell office:value-type="float" office:value="5324.49" calcext:value-type="float">
            <text:p>5324,49</text:p>
          </table:table-cell>
          <table:table-cell table:formula="of:=[.C64]-[.D64]" office:value-type="float" office:value="85.4200000000001" calcext:value-type="float">
            <text:p>85,4200000000001</text:p>
          </table:table-cell>
          <table:table-cell table:number-columns-repeated="2"/>
          <table:table-cell office:value-type="float" office:value="32.1700000000001" calcext:value-type="float">
            <text:p>32,1700000000001</text:p>
          </table:table-cell>
          <table:table-cell/>
          <table:table-cell office:value-type="float" office:value="99.1099999999997" calcext:value-type="float">
            <text:p>99,1099999999997</text:p>
          </table:table-cell>
          <table:table-cell office:value-type="float" office:value="62.3000000000002" calcext:value-type="float">
            <text:p>62,3000000000002</text:p>
          </table:table-cell>
          <table:table-cell office:value-type="float" office:value="115.68" calcext:value-type="float">
            <text:p>115,68</text:p>
          </table:table-cell>
          <table:table-cell office:value-type="float" office:value="162.46" calcext:value-type="float">
            <text:p>162,46</text:p>
          </table:table-cell>
          <table:table-cell office:value-type="float" office:value="112.599999999999" calcext:value-type="float">
            <text:p>112,599999999999</text:p>
          </table:table-cell>
          <table:table-cell office:value-type="float" office:value="118.91" calcext:value-type="float">
            <text:p>118,91</text:p>
          </table:table-cell>
          <table:table-cell office:value-type="float" office:value="104.41" calcext:value-type="float">
            <text:p>104,41</text:p>
          </table:table-cell>
          <table:table-cell office:value-type="float" office:value="99.1599999999999" calcext:value-type="float">
            <text:p>99,1599999999999</text:p>
          </table:table-cell>
          <table:table-cell office:value-type="float" office:value="136.16" calcext:value-type="float">
            <text:p>136,16</text:p>
          </table:table-cell>
          <table:table-cell office:value-type="float" office:value="145.379999999999" calcext:value-type="float">
            <text:p>145,379999999999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2" calcext:value-type="date">
            <text:p>02/12/22</text:p>
          </table:table-cell>
          <table:table-cell office:value-type="float" office:value="5359.57" calcext:value-type="float">
            <text:p>5359,57</text:p>
          </table:table-cell>
          <table:table-cell office:value-type="float" office:value="5281.27" calcext:value-type="float">
            <text:p>5281,27</text:p>
          </table:table-cell>
          <table:table-cell table:formula="of:=[.C65]-[.D65]" office:value-type="float" office:value="78.2999999999993" calcext:value-type="float">
            <text:p>78,2999999999993</text:p>
          </table:table-cell>
          <table:table-cell table:number-columns-repeated="2"/>
          <table:table-cell office:value-type="float" office:value="44.46" calcext:value-type="float">
            <text:p>44,46</text:p>
          </table:table-cell>
          <table:table-cell/>
          <table:table-cell office:value-type="float" office:value="76.3699999999999" calcext:value-type="float">
            <text:p>76,3699999999999</text:p>
          </table:table-cell>
          <table:table-cell table:style-name="ce4"/>
          <table:table-cell/>
          <table:table-cell office:value-type="float" office:value="126.49" calcext:value-type="float">
            <text:p>126,49</text:p>
          </table:table-cell>
          <table:table-cell office:value-type="float" office:value="88.2199999999994" calcext:value-type="float">
            <text:p>88,2199999999994</text:p>
          </table:table-cell>
          <table:table-cell office:value-type="float" office:value="144.42" calcext:value-type="float">
            <text:p>144,42</text:p>
          </table:table-cell>
          <table:table-cell office:value-type="float" office:value="138.05" calcext:value-type="float">
            <text:p>138,05</text:p>
          </table:table-cell>
          <table:table-cell office:value-type="float" office:value="104.96" calcext:value-type="float">
            <text:p>104,96</text:p>
          </table:table-cell>
          <table:table-cell table:number-columns-repeated="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2-01" calcext:value-type="date">
            <text:p>01/12/22</text:p>
          </table:table-cell>
          <table:table-cell office:value-type="float" office:value="5336.18" calcext:value-type="float">
            <text:p>5336,18</text:p>
          </table:table-cell>
          <table:table-cell office:value-type="float" office:value="5282.29" calcext:value-type="float">
            <text:p>5282,29</text:p>
          </table:table-cell>
          <table:table-cell table:formula="of:=[.C66]-[.D66]" office:value-type="float" office:value="53.8900000000003" calcext:value-type="float">
            <text:p>53,8900000000003</text:p>
          </table:table-cell>
          <table:table-cell table:number-columns-repeated="2"/>
          <table:table-cell office:value-type="float" office:value="43.8699999999999" calcext:value-type="float">
            <text:p>43,8699999999999</text:p>
          </table:table-cell>
          <table:table-cell/>
          <table:table-cell office:value-type="float" office:value="43.7200000000003" calcext:value-type="float">
            <text:p>43,7200000000003</text:p>
          </table:table-cell>
          <table:table-cell table:style-name="ce4"/>
          <table:table-cell table:number-columns-repeated="2"/>
          <table:table-cell office:value-type="float" office:value="125.959999999999" calcext:value-type="float">
            <text:p>125,959999999999</text:p>
          </table:table-cell>
          <table:table-cell table:number-columns-repeated="6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1-30" calcext:value-type="date">
            <text:p>30/11/22</text:p>
          </table:table-cell>
          <table:table-cell office:value-type="float" office:value="5438.38" calcext:value-type="float">
            <text:p>5438,38</text:p>
          </table:table-cell>
          <table:table-cell office:value-type="float" office:value="5291.95" calcext:value-type="float">
            <text:p>5291,95</text:p>
          </table:table-cell>
          <table:table-cell table:formula="of:=[.C67]-[.D67]" office:value-type="float" office:value="146.43" calcext:value-type="float">
            <text:p>146,43</text:p>
          </table:table-cell>
          <table:table-cell table:number-columns-repeated="5"/>
          <table:table-cell table:style-name="ce4"/>
          <table:table-cell table:number-columns-repeated="2"/>
          <table:table-cell office:value-type="float" office:value="204.89" calcext:value-type="float">
            <text:p>204,89</text:p>
          </table:table-cell>
          <table:table-cell table:number-columns-repeated="6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1-29" calcext:value-type="date">
            <text:p>29/11/22</text:p>
          </table:table-cell>
          <table:table-cell office:value-type="float" office:value="5461.16" calcext:value-type="float">
            <text:p>5461,16</text:p>
          </table:table-cell>
          <table:table-cell office:value-type="float" office:value="5394.13" calcext:value-type="float">
            <text:p>5394,13</text:p>
          </table:table-cell>
          <table:table-cell table:formula="of:=[.C68]-[.D68]" office:value-type="float" office:value="67.0299999999997" calcext:value-type="float">
            <text:p>67,0299999999997</text:p>
          </table:table-cell>
          <table:table-cell table:number-columns-repeated="5"/>
          <table:table-cell table:style-name="ce4"/>
          <table:table-cell table:number-columns-repeated="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1-28" calcext:value-type="date">
            <text:p>28/11/22</text:p>
          </table:table-cell>
          <table:table-cell office:value-type="float" office:value="5561.46" calcext:value-type="float">
            <text:p>5561,46</text:p>
          </table:table-cell>
          <table:table-cell office:value-type="float" office:value="5476.51" calcext:value-type="float">
            <text:p>5476,51</text:p>
          </table:table-cell>
          <table:table-cell table:formula="of:=[.C69]-[.D69]" office:value-type="float" office:value="84.9499999999998" calcext:value-type="float">
            <text:p>84,9499999999998</text:p>
          </table:table-cell>
          <table:table-cell/>
          <table:table-cell table:style-name="ce3" office:value-type="float" office:value="2021" calcext:value-type="float" table:number-columns-spanned="1" table:number-rows-spanned="2">
            <text:p>2021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/>
          <table:table-cell table:style-name="ce7"/>
          <table:table-cell table:style-name="ce13" office:value-type="string" calcext:value-type="string">
            <text:p>Janeiro</text:p>
          </table:table-cell>
          <table:table-cell table:style-name="ce7"/>
          <table:table-cell table:style-name="ce13" office:value-type="string" calcext:value-type="string">
            <text:p>Fevereiro</text:p>
          </table:table-cell>
          <table:table-cell table:style-name="ce7"/>
          <table:table-cell table:style-name="ce13" office:value-type="string" calcext:value-type="string">
            <text:p>Março</text:p>
          </table:table-cell>
          <table:table-cell table:style-name="ce7"/>
          <table:table-cell table:style-name="ce13" office:value-type="string" calcext:value-type="string">
            <text:p>Abril</text:p>
          </table:table-cell>
          <table:table-cell table:style-name="ce7"/>
          <table:table-cell table:style-name="ce13" office:value-type="string" calcext:value-type="string">
            <text:p>Maio</text:p>
          </table:table-cell>
          <table:table-cell table:style-name="ce7"/>
          <table:table-cell table:style-name="ce13" office:value-type="string" calcext:value-type="string">
            <text:p>Junho</text:p>
          </table:table-cell>
          <table:table-cell table:style-name="ce7"/>
          <table:table-cell table:style-name="ce13" office:value-type="string" calcext:value-type="string">
            <text:p>Julho</text:p>
          </table:table-cell>
          <table:table-cell table:style-name="ce7"/>
          <table:table-cell table:style-name="ce13" office:value-type="string" calcext:value-type="string">
            <text:p>Agosto</text:p>
          </table:table-cell>
          <table:table-cell table:style-name="ce7"/>
          <table:table-cell table:style-name="ce13" office:value-type="string" calcext:value-type="string">
            <text:p>Setembro</text:p>
          </table:table-cell>
          <table:table-cell table:style-name="ce7"/>
          <table:table-cell table:style-name="ce13" office:value-type="string" calcext:value-type="string">
            <text:p>Outubro</text:p>
          </table:table-cell>
          <table:table-cell table:style-name="ce7"/>
          <table:table-cell table:style-name="ce13" office:value-type="string" calcext:value-type="string">
            <text:p>Novembro</text:p>
          </table:table-cell>
          <table:table-cell table:style-name="ce7"/>
          <table:table-cell table:style-name="ce13" office:value-type="string" calcext:value-type="string">
            <text:p>Dezembro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25" calcext:value-type="date">
            <text:p>25/11/22</text:p>
          </table:table-cell>
          <table:table-cell office:value-type="float" office:value="5556.85" calcext:value-type="float">
            <text:p>5556,85</text:p>
          </table:table-cell>
          <table:table-cell office:value-type="float" office:value="5434.55" calcext:value-type="float">
            <text:p>5434,55</text:p>
          </table:table-cell>
          <table:table-cell table:formula="of:=[.C70]-[.D70]" office:value-type="float" office:value="122.3" calcext:value-type="float">
            <text:p>122,3</text:p>
          </table:table-cell>
          <table:table-cell/>
          <table:covered-table-cell/>
          <table:table-cell office:value-type="float" office:value="77.4499999999998" calcext:value-type="float">
            <text:p>77,4499999999998</text:p>
          </table:table-cell>
          <table:table-cell office:value-type="float" office:value="150.63" calcext:value-type="float">
            <text:p>150,63</text:p>
          </table:table-cell>
          <table:table-cell office:value-type="float" office:value="168.790000000001" calcext:value-type="float">
            <text:p>168,790000000001</text:p>
          </table:table-cell>
          <table:table-cell office:value-type="float" office:value="131.14" calcext:value-type="float">
            <text:p>131,14</text:p>
          </table:table-cell>
          <table:table-cell office:value-type="float" office:value="73.4499999999998" calcext:value-type="float">
            <text:p>73,4499999999998</text:p>
          </table:table-cell>
          <table:table-cell office:value-type="float" office:value="81.25" calcext:value-type="float">
            <text:p>81,25</text:p>
          </table:table-cell>
          <table:table-cell office:value-type="float" office:value="175.5" calcext:value-type="float">
            <text:p>175,5</text:p>
          </table:table-cell>
          <table:table-cell office:value-type="float" office:value="92.4799999999996" calcext:value-type="float">
            <text:p>92,4799999999996</text:p>
          </table:table-cell>
          <table:table-cell office:value-type="float" office:value="122.14" calcext:value-type="float">
            <text:p>122,14</text:p>
          </table:table-cell>
          <table:table-cell office:value-type="float" office:value="73.1100000000006" calcext:value-type="float">
            <text:p>73,1100000000006</text:p>
          </table:table-cell>
          <table:table-cell office:value-type="float" office:value="102.27" calcext:value-type="float">
            <text:p>102,27</text:p>
          </table:table-cell>
          <table:table-cell office:value-type="float" office:value="171.900000000001" calcext:value-type="float">
            <text:p>171,900000000001</text:p>
          </table:table-cell>
          <table:table-cell/>
          <table:table-cell table:style-name="ce6" office:value-type="string" calcext:value-type="string">
            <text:p>Média</text:p>
          </table:table-cell>
          <table:table-cell table:style-name="ce11" table:formula="of:=AVERAGE([.$H$70:.$H$89])" office:value-type="float" office:value="126.456" calcext:value-type="float">
            <text:p>126,4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I$70:.$I$86])" office:value-type="float" office:value="101.672352941176" calcext:value-type="float">
            <text:p>101,67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J$70:.$J$92])" office:value-type="float" office:value="123.641739130435" calcext:value-type="float">
            <text:p>123,6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K$70:.$K$89])" office:value-type="float" office:value="104.49" calcext:value-type="float">
            <text:p>104,49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L$70:.$L$90])" office:value-type="float" office:value="82.9866666666667" calcext:value-type="float">
            <text:p>82,99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M$70:.$M$90])" office:value-type="float" office:value="82.812380952381" calcext:value-type="float">
            <text:p>82,81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N$70:.$N$90])" office:value-type="float" office:value="102.544285714286" calcext:value-type="float">
            <text:p>102,5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O$70:.$O$91])" office:value-type="float" office:value="93.7936363636363" calcext:value-type="float">
            <text:p>93,79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P$70:.$P$90])" office:value-type="float" office:value="83.9219047619048" calcext:value-type="float">
            <text:p>83,9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Q$70:.$Q$89])" office:value-type="float" office:value="86.1005000000001" calcext:value-type="float">
            <text:p>86,10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R$70:.$R$89])" office:value-type="float" office:value="90.8210000000001" calcext:value-type="float">
            <text:p>90,8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S$70:.$S$90])" office:value-type="float" office:value="89.8290476190477" calcext:value-type="float">
            <text:p>89,83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24" calcext:value-type="date">
            <text:p>24/11/22</text:p>
          </table:table-cell>
          <table:table-cell office:value-type="float" office:value="5472.93" calcext:value-type="float">
            <text:p>5472,93</text:p>
          </table:table-cell>
          <table:table-cell office:value-type="float" office:value="5430.46" calcext:value-type="float">
            <text:p>5430,46</text:p>
          </table:table-cell>
          <table:table-cell table:formula="of:=[.C71]-[.D71]" office:value-type="float" office:value="42.4700000000003" calcext:value-type="float">
            <text:p>42,4700000000003</text:p>
          </table:table-cell>
          <table:table-cell table:number-columns-repeated="2"/>
          <table:table-cell office:value-type="float" office:value="101.72" calcext:value-type="float">
            <text:p>101,72</text:p>
          </table:table-cell>
          <table:table-cell office:value-type="float" office:value="141.59" calcext:value-type="float">
            <text:p>141,59</text:p>
          </table:table-cell>
          <table:table-cell office:value-type="float" office:value="94.0699999999997" calcext:value-type="float">
            <text:p>94,0699999999997</text:p>
          </table:table-cell>
          <table:table-cell office:value-type="float" office:value="65.6700000000001" calcext:value-type="float">
            <text:p>65,6700000000001</text:p>
          </table:table-cell>
          <table:table-cell office:value-type="float" office:value="61.5500000000002" calcext:value-type="float">
            <text:p>61,5500000000002</text:p>
          </table:table-cell>
          <table:table-cell office:value-type="float" office:value="56.8100000000004" calcext:value-type="float">
            <text:p>56,8100000000004</text:p>
          </table:table-cell>
          <table:table-cell office:value-type="float" office:value="65.8000000000002" calcext:value-type="float">
            <text:p>65,8000000000002</text:p>
          </table:table-cell>
          <table:table-cell office:value-type="float" office:value="50.71" calcext:value-type="float">
            <text:p>50,71</text:p>
          </table:table-cell>
          <table:table-cell office:value-type="float" office:value="62.9800000000005" calcext:value-type="float">
            <text:p>62,9800000000005</text:p>
          </table:table-cell>
          <table:table-cell office:value-type="float" office:value="120.44" calcext:value-type="float">
            <text:p>120,44</text:p>
          </table:table-cell>
          <table:table-cell office:value-type="float" office:value="66.9299999999994" calcext:value-type="float">
            <text:p>66,9299999999994</text:p>
          </table:table-cell>
          <table:table-cell office:value-type="float" office:value="96.1200000000008" calcext:value-type="float">
            <text:p>96,1200000000008</text:p>
          </table:table-cell>
          <table:table-cell/>
          <table:table-cell table:style-name="ce6" office:value-type="string" calcext:value-type="string">
            <text:p>Erro padrão</text:p>
          </table:table-cell>
          <table:table-cell table:style-name="ce11" table:formula="of:=SQRT(VAR([.$H$70:.$H$89])/COUNT([.$H$70:.$H$89]))" office:value-type="float" office:value="9.96152126936444" calcext:value-type="float">
            <text:p>9,96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I$70:.$I$86])/COUNT([.$I$70:.$I$86]))" office:value-type="float" office:value="7.09627442277928" calcext:value-type="float">
            <text:p>7,1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J$70:.$J$92])/COUNT([.$J$70:.$J$92]))" office:value-type="float" office:value="9.52242210718578" calcext:value-type="float">
            <text:p>9,5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K$70:.$K$89])/COUNT([.$K$70:.$K$89]))" office:value-type="float" office:value="5.94429222027312" calcext:value-type="float">
            <text:p>5,9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L$70:.$L$90])/COUNT([.$L$70:.$L$90]))" office:value-type="float" office:value="5.17223909942178" calcext:value-type="float">
            <text:p>5,17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M$70:.$M$90])/COUNT([.$M$70:.$M$90]))" office:value-type="float" office:value="5.22879358318924" calcext:value-type="float">
            <text:p>5,23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N$70:.$N$90])/COUNT([.$N$70:.$N$90]))" office:value-type="float" office:value="6.91003023807829" calcext:value-type="float">
            <text:p>6,9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O$70:.$O$91])/COUNT([.$O$70:.$O$91]))" office:value-type="float" office:value="6.72378061638339" calcext:value-type="float">
            <text:p>6,7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P$70:.$P$90])/COUNT([.$P$70:.$P$90]))" office:value-type="float" office:value="7.13971279998105" calcext:value-type="float">
            <text:p>7,1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Q$70:.$Q$89])/COUNT([.$Q$70:.$Q$89]))" office:value-type="float" office:value="5.59632936443731" calcext:value-type="float">
            <text:p>5,6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R$70:.$R$89])/COUNT([.$R$70:.$R$89]))" office:value-type="float" office:value="6.26281338747337" calcext:value-type="float">
            <text:p>6,26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S$70:.$S$90])/COUNT([.$S$70:.$S$90]))" office:value-type="float" office:value="6.20852129104152" calcext:value-type="float">
            <text:p>6,21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23" calcext:value-type="date">
            <text:p>23/11/22</text:p>
          </table:table-cell>
          <table:table-cell office:value-type="float" office:value="5547.13" calcext:value-type="float">
            <text:p>5547,13</text:p>
          </table:table-cell>
          <table:table-cell office:value-type="float" office:value="5476.51" calcext:value-type="float">
            <text:p>5476,51</text:p>
          </table:table-cell>
          <table:table-cell table:formula="of:=[.C72]-[.D72]" office:value-type="float" office:value="70.6199999999999" calcext:value-type="float">
            <text:p>70,6199999999999</text:p>
          </table:table-cell>
          <table:table-cell table:number-columns-repeated="2"/>
          <table:table-cell office:value-type="float" office:value="83.8599999999997" calcext:value-type="float">
            <text:p>83,8599999999997</text:p>
          </table:table-cell>
          <table:table-cell office:value-type="float" office:value="60.6799999999994" calcext:value-type="float">
            <text:p>60,6799999999994</text:p>
          </table:table-cell>
          <table:table-cell office:value-type="float" office:value="82.5299999999998" calcext:value-type="float">
            <text:p>82,5299999999998</text:p>
          </table:table-cell>
          <table:table-cell office:value-type="float" office:value="130.77" calcext:value-type="float">
            <text:p>130,77</text:p>
          </table:table-cell>
          <table:table-cell office:value-type="float" office:value="88.0100000000002" calcext:value-type="float">
            <text:p>88,0100000000002</text:p>
          </table:table-cell>
          <table:table-cell office:value-type="float" office:value="62.5500000000002" calcext:value-type="float">
            <text:p>62,5500000000002</text:p>
          </table:table-cell>
          <table:table-cell office:value-type="float" office:value="99.5599999999995" calcext:value-type="float">
            <text:p>99,5599999999995</text:p>
          </table:table-cell>
          <table:table-cell office:value-type="float" office:value="84.3299999999999" calcext:value-type="float">
            <text:p>84,3299999999999</text:p>
          </table:table-cell>
          <table:table-cell office:value-type="float" office:value="72.0500000000002" calcext:value-type="float">
            <text:p>72,0500000000002</text:p>
          </table:table-cell>
          <table:table-cell office:value-type="float" office:value="62.7600000000002" calcext:value-type="float">
            <text:p>62,7600000000002</text:p>
          </table:table-cell>
          <table:table-cell office:value-type="float" office:value="114.73" calcext:value-type="float">
            <text:p>114,73</text:p>
          </table:table-cell>
          <table:table-cell office:value-type="float" office:value="48.0599999999995" calcext:value-type="float">
            <text:p>48,0599999999995</text:p>
          </table:table-cell>
          <table:table-cell/>
          <table:table-cell table:style-name="ce6" office:value-type="string" calcext:value-type="string">
            <text:p>Modo</text:p>
          </table:table-cell>
          <table:table-cell table:style-name="ce11" table:formula="of:=MODE([.$H$70:.$H$89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I$70:.$I$86])" office:value-type="float" office:value="118.48" calcext:value-type="float">
            <text:p>118,48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J$70:.$J$92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K$70:.$K$89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L$70:.$L$90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M$70:.$M$90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N$70:.$N$90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O$70:.$O$91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P$70:.$P$90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Q$70:.$Q$89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R$70:.$R$89])" office:value-type="float" office:value="114.73" calcext:value-type="float">
            <text:p>114,73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S$70:.$S$90])" office:value-type="string" office:string-value="" calcext:value-type="error">
            <text:p>#VALOR!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22" calcext:value-type="date">
            <text:p>22/11/22</text:p>
          </table:table-cell>
          <table:table-cell office:value-type="float" office:value="5534.34" calcext:value-type="float">
            <text:p>5534,34</text:p>
          </table:table-cell>
          <table:table-cell office:value-type="float" office:value="5415.11" calcext:value-type="float">
            <text:p>5415,11</text:p>
          </table:table-cell>
          <table:table-cell table:formula="of:=[.C73]-[.D73]" office:value-type="float" office:value="119.23" calcext:value-type="float">
            <text:p>119,23</text:p>
          </table:table-cell>
          <table:table-cell table:number-columns-repeated="2"/>
          <table:table-cell office:value-type="float" office:value="80.9700000000003" calcext:value-type="float">
            <text:p>80,9700000000003</text:p>
          </table:table-cell>
          <table:table-cell office:value-type="float" office:value="86.6999999999998" calcext:value-type="float">
            <text:p>86,6999999999998</text:p>
          </table:table-cell>
          <table:table-cell office:value-type="float" office:value="136.200000000001" calcext:value-type="float">
            <text:p>136,200000000001</text:p>
          </table:table-cell>
          <table:table-cell office:value-type="float" office:value="65.1000000000004" calcext:value-type="float">
            <text:p>65,1000000000004</text:p>
          </table:table-cell>
          <table:table-cell office:value-type="float" office:value="63.2700000000004" calcext:value-type="float">
            <text:p>63,2700000000004</text:p>
          </table:table-cell>
          <table:table-cell office:value-type="float" office:value="92.3900000000003" calcext:value-type="float">
            <text:p>92,3900000000003</text:p>
          </table:table-cell>
          <table:table-cell office:value-type="float" office:value="66.3700000000008" calcext:value-type="float">
            <text:p>66,3700000000008</text:p>
          </table:table-cell>
          <table:table-cell office:value-type="float" office:value="56.9800000000005" calcext:value-type="float">
            <text:p>56,9800000000005</text:p>
          </table:table-cell>
          <table:table-cell office:value-type="float" office:value="99.29" calcext:value-type="float">
            <text:p>99,29</text:p>
          </table:table-cell>
          <table:table-cell office:value-type="float" office:value="66.7299999999996" calcext:value-type="float">
            <text:p>66,7299999999996</text:p>
          </table:table-cell>
          <table:table-cell office:value-type="float" office:value="56.2399999999998" calcext:value-type="float">
            <text:p>56,2399999999998</text:p>
          </table:table-cell>
          <table:table-cell office:value-type="float" office:value="96.1199999999999" calcext:value-type="float">
            <text:p>96,1199999999999</text:p>
          </table:table-cell>
          <table:table-cell/>
          <table:table-cell table:style-name="ce6" office:value-type="string" calcext:value-type="string">
            <text:p>Mediana</text:p>
          </table:table-cell>
          <table:table-cell table:style-name="ce11" table:formula="of:=MEDIAN([.$H$70:.$H$89])" office:value-type="float" office:value="112.78" calcext:value-type="float">
            <text:p>112,78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I$70:.$I$86])" office:value-type="float" office:value="100.57" calcext:value-type="float">
            <text:p>100,5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J$70:.$J$92])" office:value-type="float" office:value="117.74" calcext:value-type="float">
            <text:p>117,74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K$70:.$K$89])" office:value-type="float" office:value="108.59" calcext:value-type="float">
            <text:p>108,5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L$70:.$L$90])" office:value-type="float" office:value="82.2600000000002" calcext:value-type="float">
            <text:p>82,26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M$70:.$M$90])" office:value-type="float" office:value="79.1899999999996" calcext:value-type="float">
            <text:p>79,1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N$70:.$N$90])" office:value-type="float" office:value="99.5599999999995" calcext:value-type="float">
            <text:p>99,56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O$70:.$O$91])" office:value-type="float" office:value="85.4699999999998" calcext:value-type="float">
            <text:p>85,4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P$70:.$P$90])" office:value-type="float" office:value="73.1900000000005" calcext:value-type="float">
            <text:p>73,1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Q$70:.$Q$89])" office:value-type="float" office:value="80.3000000000002" calcext:value-type="float">
            <text:p>80,3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R$70:.$R$89])" office:value-type="float" office:value="82.9500000000003" calcext:value-type="float">
            <text:p>82,95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S$70:.$S$90])" office:value-type="float" office:value="88.8500000000004" calcext:value-type="float">
            <text:p>88,8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21" calcext:value-type="date">
            <text:p>21/11/22</text:p>
          </table:table-cell>
          <table:table-cell office:value-type="float" office:value="5520.52" calcext:value-type="float">
            <text:p>5520,52</text:p>
          </table:table-cell>
          <table:table-cell office:value-type="float" office:value="5432.5" calcext:value-type="float">
            <text:p>5432,5</text:p>
          </table:table-cell>
          <table:table-cell table:formula="of:=[.C74]-[.D74]" office:value-type="float" office:value="88.0200000000004" calcext:value-type="float">
            <text:p>88,0200000000004</text:p>
          </table:table-cell>
          <table:table-cell table:number-columns-repeated="2"/>
          <table:table-cell office:value-type="float" office:value="192.02" calcext:value-type="float">
            <text:p>192,02</text:p>
          </table:table-cell>
          <table:table-cell office:value-type="float" office:value="118.48" calcext:value-type="float">
            <text:p>118,48</text:p>
          </table:table-cell>
          <table:table-cell office:value-type="float" office:value="73.3000000000002" calcext:value-type="float">
            <text:p>73,3000000000002</text:p>
          </table:table-cell>
          <table:table-cell office:value-type="float" office:value="64.5200000000004" calcext:value-type="float">
            <text:p>64,5200000000004</text:p>
          </table:table-cell>
          <table:table-cell office:value-type="float" office:value="59.25" calcext:value-type="float">
            <text:p>59,25</text:p>
          </table:table-cell>
          <table:table-cell office:value-type="float" office:value="80.9099999999999" calcext:value-type="float">
            <text:p>80,9099999999999</text:p>
          </table:table-cell>
          <table:table-cell office:value-type="float" office:value="89.8299999999999" calcext:value-type="float">
            <text:p>89,8299999999999</text:p>
          </table:table-cell>
          <table:table-cell office:value-type="float" office:value="74.0699999999997" calcext:value-type="float">
            <text:p>74,0699999999997</text:p>
          </table:table-cell>
          <table:table-cell office:value-type="float" office:value="42.5500000000002" calcext:value-type="float">
            <text:p>42,5500000000002</text:p>
          </table:table-cell>
          <table:table-cell office:value-type="float" office:value="139.68" calcext:value-type="float">
            <text:p>139,68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100.59" calcext:value-type="float">
            <text:p>100,59</text:p>
          </table:table-cell>
          <table:table-cell/>
          <table:table-cell table:style-name="ce6" office:value-type="string" calcext:value-type="string">
            <text:p>Primeiro quartil</text:p>
          </table:table-cell>
          <table:table-cell table:style-name="ce11" table:formula="of:=QUARTILE([.$H$70:.$H$89]; 1)" office:value-type="float" office:value="93.99" calcext:value-type="float">
            <text:p>93,9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I$70:.$I$86]; 1)" office:value-type="float" office:value="84.96" calcext:value-type="float">
            <text:p>84,96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J$70:.$J$92]; 1)" office:value-type="float" office:value="91.1849999999999" calcext:value-type="float">
            <text:p>91,1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K$70:.$K$89]; 1)" office:value-type="float" office:value="86.8424999999995" calcext:value-type="float">
            <text:p>86,8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L$70:.$L$90]; 1)" office:value-type="float" office:value="63.2699999999995" calcext:value-type="float">
            <text:p>63,27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M$70:.$M$90]; 1)" office:value-type="float" office:value="65.4200000000001" calcext:value-type="float">
            <text:p>65,42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N$70:.$N$90]; 1)" office:value-type="float" office:value="84.1099999999997" calcext:value-type="float">
            <text:p>84,1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O$70:.$O$91]; 1)" office:value-type="float" office:value="74.9274999999998" calcext:value-type="float">
            <text:p>74,93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P$70:.$P$90]; 1)" office:value-type="float" office:value="63.54" calcext:value-type="float">
            <text:p>63,5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Q$70:.$Q$89]; 1)" office:value-type="float" office:value="68.9874999999998" calcext:value-type="float">
            <text:p>68,99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R$70:.$R$89]; 1)" office:value-type="float" office:value="73.8125000000005" calcext:value-type="float">
            <text:p>73,81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S$70:.$S$90]; 1)" office:value-type="float" office:value="73.7699999999995" calcext:value-type="float">
            <text:p>73,77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8" calcext:value-type="date">
            <text:p>18/11/22</text:p>
          </table:table-cell>
          <table:table-cell office:value-type="float" office:value="5536.39" calcext:value-type="float">
            <text:p>5536,39</text:p>
          </table:table-cell>
          <table:table-cell office:value-type="float" office:value="5468.84" calcext:value-type="float">
            <text:p>5468,84</text:p>
          </table:table-cell>
          <table:table-cell table:formula="of:=[.C75]-[.D75]" office:value-type="float" office:value="67.5500000000002" calcext:value-type="float">
            <text:p>67,5500000000002</text:p>
          </table:table-cell>
          <table:table-cell table:number-columns-repeated="2"/>
          <table:table-cell office:value-type="float" office:value="108.73" calcext:value-type="float">
            <text:p>108,73</text:p>
          </table:table-cell>
          <table:table-cell office:value-type="float" office:value="118.48" calcext:value-type="float">
            <text:p>118,48</text:p>
          </table:table-cell>
          <table:table-cell office:value-type="float" office:value="174.87" calcext:value-type="float">
            <text:p>174,87</text:p>
          </table:table-cell>
          <table:table-cell office:value-type="float" office:value="114.64" calcext:value-type="float">
            <text:p>114,64</text:p>
          </table:table-cell>
          <table:table-cell office:value-type="float" office:value="74.7799999999998" calcext:value-type="float">
            <text:p>74,7799999999998</text:p>
          </table:table-cell>
          <table:table-cell office:value-type="float" office:value="49.9200000000001" calcext:value-type="float">
            <text:p>49,9200000000001</text:p>
          </table:table-cell>
          <table:table-cell office:value-type="float" office:value="84.1099999999997" calcext:value-type="float">
            <text:p>84,1099999999997</text:p>
          </table:table-cell>
          <table:table-cell office:value-type="float" office:value="136.19" calcext:value-type="float">
            <text:p>136,19</text:p>
          </table:table-cell>
          <table:table-cell office:value-type="float" office:value="62.4099999999999" calcext:value-type="float">
            <text:p>62,4099999999999</text:p>
          </table:table-cell>
          <table:table-cell office:value-type="float" office:value="150.410000000001" calcext:value-type="float">
            <text:p>150,410000000001</text:p>
          </table:table-cell>
          <table:table-cell office:value-type="float" office:value="107.98" calcext:value-type="float">
            <text:p>107,98</text:p>
          </table:table-cell>
          <table:table-cell office:value-type="float" office:value="107.860000000001" calcext:value-type="float">
            <text:p>107,860000000001</text:p>
          </table:table-cell>
          <table:table-cell/>
          <table:table-cell table:style-name="ce6" office:value-type="string" calcext:value-type="string">
            <text:p>Terceiro quartil</text:p>
          </table:table-cell>
          <table:table-cell table:style-name="ce11" table:formula="of:=QUARTILE([.$H$70:.$H$89]; 3)" office:value-type="float" office:value="146.6175" calcext:value-type="float">
            <text:p>146,62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I$70:.$I$86]; 3)" office:value-type="float" office:value="118.48" calcext:value-type="float">
            <text:p>118,48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J$70:.$J$92]; 3)" office:value-type="float" office:value="153.225" calcext:value-type="float">
            <text:p>153,2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K$70:.$K$89]; 3)" office:value-type="float" office:value="128.034999999999" calcext:value-type="float">
            <text:p>128,0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L$70:.$L$90]; 3)" office:value-type="float" office:value="93.7600000000002" calcext:value-type="float">
            <text:p>93,76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M$70:.$M$90]; 3)" office:value-type="float" office:value="96.9799999999996" calcext:value-type="float">
            <text:p>96,98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N$70:.$N$90]; 3)" office:value-type="float" office:value="121.3" calcext:value-type="float">
            <text:p>121,30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O$70:.$O$91]; 3)" office:value-type="float" office:value="114.2475" calcext:value-type="float">
            <text:p>114,25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P$70:.$P$90]; 3)" office:value-type="float" office:value="99.29" calcext:value-type="float">
            <text:p>99,29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Q$70:.$Q$89]; 3)" office:value-type="float" office:value="93.5824999999996" calcext:value-type="float">
            <text:p>93,58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R$70:.$R$89]; 3)" office:value-type="float" office:value="106.2925" calcext:value-type="float">
            <text:p>106,29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S$70:.$S$90]; 3)" office:value-type="float" office:value="96.1200000000008" calcext:value-type="float">
            <text:p>96,12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7" calcext:value-type="date">
            <text:p>17/11/22</text:p>
          </table:table-cell>
          <table:table-cell office:value-type="float" office:value="5678.13" calcext:value-type="float">
            <text:p>5678,13</text:p>
          </table:table-cell>
          <table:table-cell office:value-type="float" office:value="5531.27" calcext:value-type="float">
            <text:p>5531,27</text:p>
          </table:table-cell>
          <table:table-cell table:formula="of:=[.C76]-[.D76]" office:value-type="float" office:value="146.86" calcext:value-type="float">
            <text:p>146,86</text:p>
          </table:table-cell>
          <table:table-cell table:number-columns-repeated="2"/>
          <table:table-cell office:value-type="float" office:value="194.91" calcext:value-type="float">
            <text:p>194,91</text:p>
          </table:table-cell>
          <table:table-cell office:value-type="float" office:value="76.8699999999999" calcext:value-type="float">
            <text:p>76,8699999999999</text:p>
          </table:table-cell>
          <table:table-cell office:value-type="float" office:value="101.57" calcext:value-type="float">
            <text:p>101,57</text:p>
          </table:table-cell>
          <table:table-cell office:value-type="float" office:value="140.570000000001" calcext:value-type="float">
            <text:p>140,570000000001</text:p>
          </table:table-cell>
          <table:table-cell office:value-type="float" office:value="114.47" calcext:value-type="float">
            <text:p>114,47</text:p>
          </table:table-cell>
          <table:table-cell office:value-type="float" office:value="103.290000000001" calcext:value-type="float">
            <text:p>103,290000000001</text:p>
          </table:table-cell>
          <table:table-cell office:value-type="float" office:value="64.0800000000008" calcext:value-type="float">
            <text:p>64,0800000000008</text:p>
          </table:table-cell>
          <table:table-cell office:value-type="float" office:value="64.3900000000003" calcext:value-type="float">
            <text:p>64,3900000000003</text:p>
          </table:table-cell>
          <table:table-cell office:value-type="float" office:value="78.8599999999997" calcext:value-type="float">
            <text:p>78,8599999999997</text:p>
          </table:table-cell>
          <table:table-cell office:value-type="float" office:value="78.6000000000004" calcext:value-type="float">
            <text:p>78,6000000000004</text:p>
          </table:table-cell>
          <table:table-cell office:value-type="float" office:value="56.2400000000007" calcext:value-type="float">
            <text:p>56,2400000000007</text:p>
          </table:table-cell>
          <table:table-cell office:value-type="float" office:value="51.9700000000003" calcext:value-type="float">
            <text:p>51,9700000000003</text:p>
          </table:table-cell>
          <table:table-cell/>
          <table:table-cell table:style-name="ce6" office:value-type="string" calcext:value-type="string">
            <text:p>Variância</text:p>
          </table:table-cell>
          <table:table-cell table:style-name="ce11" table:formula="of:=VAR([.$H$70:.$H$89])" office:value-type="float" office:value="1984.63812" calcext:value-type="float">
            <text:p>1.984,64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I$70:.$I$86])" office:value-type="float" office:value="856.070881617654" calcext:value-type="float">
            <text:p>856,07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J$70:.$J$92])" office:value-type="float" office:value="2085.56002411067" calcext:value-type="float">
            <text:p>2.085,56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K$70:.$K$89])" office:value-type="float" office:value="706.69219999999" calcext:value-type="float">
            <text:p>706,69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L$70:.$L$90])" office:value-type="float" office:value="561.793203333336" calcext:value-type="float">
            <text:p>561,79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M$70:.$M$90])" office:value-type="float" office:value="574.145929047621" calcext:value-type="float">
            <text:p>574,1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N$70:.$N$90])" office:value-type="float" office:value="1002.71887571428" calcext:value-type="float">
            <text:p>1.002,72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O$70:.$O$91])" office:value-type="float" office:value="994.602967099566" calcext:value-type="float">
            <text:p>994,60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P$70:.$P$90])" office:value-type="float" office:value="1070.48547619048" calcext:value-type="float">
            <text:p>1.070,49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Q$70:.$Q$89])" office:value-type="float" office:value="626.378047105267" calcext:value-type="float">
            <text:p>626,3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R$70:.$R$89])" office:value-type="float" office:value="784.456630526313" calcext:value-type="float">
            <text:p>784,46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S$70:.$S$90])" office:value-type="float" office:value="809.460469047633" calcext:value-type="float">
            <text:p>809,46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6" calcext:value-type="date">
            <text:p>16/11/22</text:p>
          </table:table-cell>
          <table:table-cell office:value-type="float" office:value="5552.25" calcext:value-type="float">
            <text:p>5552,25</text:p>
          </table:table-cell>
          <table:table-cell office:value-type="float" office:value="5429.43" calcext:value-type="float">
            <text:p>5429,43</text:p>
          </table:table-cell>
          <table:table-cell table:formula="of:=[.C77]-[.D77]" office:value-type="float" office:value="122.82" calcext:value-type="float">
            <text:p>122,82</text:p>
          </table:table-cell>
          <table:table-cell table:number-columns-repeated="2"/>
          <table:table-cell office:value-type="float" office:value="84.4499999999998" calcext:value-type="float">
            <text:p>84,4499999999998</text:p>
          </table:table-cell>
          <table:table-cell office:value-type="float" office:value="49.71" calcext:value-type="float">
            <text:p>49,71</text:p>
          </table:table-cell>
          <table:table-cell office:value-type="float" office:value="60.6000000000004" calcext:value-type="float">
            <text:p>60,6000000000004</text:p>
          </table:table-cell>
          <table:table-cell office:value-type="float" office:value="97.9300000000003" calcext:value-type="float">
            <text:p>97,9300000000003</text:p>
          </table:table-cell>
          <table:table-cell office:value-type="float" office:value="44.8699999999999" calcext:value-type="float">
            <text:p>44,8699999999999</text:p>
          </table:table-cell>
          <table:table-cell office:value-type="float" office:value="79.1899999999996" calcext:value-type="float">
            <text:p>79,1899999999996</text:p>
          </table:table-cell>
          <table:table-cell office:value-type="float" office:value="110.42" calcext:value-type="float">
            <text:p>110,42</text:p>
          </table:table-cell>
          <table:table-cell office:value-type="float" office:value="125.93" calcext:value-type="float">
            <text:p>125,93</text:p>
          </table:table-cell>
          <table:table-cell office:value-type="float" office:value="85.1000000000004" calcext:value-type="float">
            <text:p>85,1000000000004</text:p>
          </table:table-cell>
          <table:table-cell office:value-type="float" office:value="93.2999999999993" calcext:value-type="float">
            <text:p>93,2999999999993</text:p>
          </table:table-cell>
          <table:table-cell office:value-type="float" office:value="105.16" calcext:value-type="float">
            <text:p>105,16</text:p>
          </table:table-cell>
          <table:table-cell office:value-type="float" office:value="63.71" calcext:value-type="float">
            <text:p>63,71</text:p>
          </table:table-cell>
          <table:table-cell/>
          <table:table-cell table:style-name="ce6" office:value-type="string" calcext:value-type="string">
            <text:p>Desvio padrão</text:p>
          </table:table-cell>
          <table:table-cell table:style-name="ce11" table:formula="of:=STDEV([.$H$70:.$H$89])" office:value-type="float" office:value="44.5492774352178" calcext:value-type="float">
            <text:p>44,55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I$70:.$I$86])" office:value-type="float" office:value="29.258688993488" calcext:value-type="float">
            <text:p>29,26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J$70:.$J$92])" office:value-type="float" office:value="45.6679321199315" calcext:value-type="float">
            <text:p>45,67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K$70:.$K$89])" office:value-type="float" office:value="26.5836829653077" calcext:value-type="float">
            <text:p>26,5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L$70:.$L$90])" office:value-type="float" office:value="23.7021771855105" calcext:value-type="float">
            <text:p>23,7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M$70:.$M$90])" office:value-type="float" office:value="23.9613423882641" calcext:value-type="float">
            <text:p>23,96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N$70:.$N$90])" office:value-type="float" office:value="31.6657366204275" calcext:value-type="float">
            <text:p>31,67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O$70:.$O$91])" office:value-type="float" office:value="31.5373265686799" calcext:value-type="float">
            <text:p>31,54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P$70:.$P$90])" office:value-type="float" office:value="32.7182743461583" calcext:value-type="float">
            <text:p>32,72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Q$70:.$Q$89])" office:value-type="float" office:value="25.0275457667201" calcext:value-type="float">
            <text:p>25,03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R$70:.$R$89])" office:value-type="float" office:value="28.0081529295724" calcext:value-type="float">
            <text:p>28,01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S$70:.$S$90])" office:value-type="float" office:value="28.4510187699427" calcext:value-type="float">
            <text:p>28,45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4" calcext:value-type="date">
            <text:p>14/11/22</text:p>
          </table:table-cell>
          <table:table-cell office:value-type="float" office:value="5496.47" calcext:value-type="float">
            <text:p>5496,47</text:p>
          </table:table-cell>
          <table:table-cell office:value-type="float" office:value="5403.34" calcext:value-type="float">
            <text:p>5403,34</text:p>
          </table:table-cell>
          <table:table-cell table:formula="of:=[.C78]-[.D78]" office:value-type="float" office:value="93.1300000000001" calcext:value-type="float">
            <text:p>93,1300000000001</text:p>
          </table:table-cell>
          <table:table-cell table:number-columns-repeated="2"/>
          <table:table-cell office:value-type="float" office:value="147.48" calcext:value-type="float">
            <text:p>147,48</text:p>
          </table:table-cell>
          <table:table-cell office:value-type="float" office:value="67.04" calcext:value-type="float">
            <text:p>67,04</text:p>
          </table:table-cell>
          <table:table-cell office:value-type="float" office:value="117.74" calcext:value-type="float">
            <text:p>117,74</text:p>
          </table:table-cell>
          <table:table-cell office:value-type="float" office:value="108.309999999999" calcext:value-type="float">
            <text:p>108,309999999999</text:p>
          </table:table-cell>
          <table:table-cell office:value-type="float" office:value="75.9200000000001" calcext:value-type="float">
            <text:p>75,9200000000001</text:p>
          </table:table-cell>
          <table:table-cell office:value-type="float" office:value="145.18" calcext:value-type="float">
            <text:p>145,18</text:p>
          </table:table-cell>
          <table:table-cell office:value-type="float" office:value="105.85" calcext:value-type="float">
            <text:p>105,85</text:p>
          </table:table-cell>
          <table:table-cell office:value-type="float" office:value="86.6099999999997" calcext:value-type="float">
            <text:p>86,6099999999997</text:p>
          </table:table-cell>
          <table:table-cell office:value-type="float" office:value="80" calcext:value-type="float">
            <text:p>80</text:p>
          </table:table-cell>
          <table:table-cell office:value-type="float" office:value="88.21" calcext:value-type="float">
            <text:p>88,21</text:p>
          </table:table-cell>
          <table:table-cell office:value-type="float" office:value="59.0500000000002" calcext:value-type="float">
            <text:p>59,0500000000002</text:p>
          </table:table-cell>
          <table:table-cell office:value-type="float" office:value="62.0299999999997" calcext:value-type="float">
            <text:p>62,0299999999997</text:p>
          </table:table-cell>
          <table:table-cell/>
          <table:table-cell table:style-name="ce6" office:value-type="string" calcext:value-type="string">
            <text:p>Curtose</text:p>
          </table:table-cell>
          <table:table-cell table:style-name="ce11" table:formula="of:=KURT([.$H$70:.$H$89])" office:value-type="float" office:value="-0.596907915162427" calcext:value-type="float">
            <text:p>-0,60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I$70:.$I$86])" office:value-type="float" office:value="-0.872234462385888" calcext:value-type="float">
            <text:p>-0,8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J$70:.$J$92])" office:value-type="float" office:value="-0.378427671662852" calcext:value-type="float">
            <text:p>-0,38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K$70:.$K$89])" office:value-type="float" office:value="-1.00119251358178" calcext:value-type="float">
            <text:p>-1,00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L$70:.$L$90])" office:value-type="float" office:value="-0.178265958311416" calcext:value-type="float">
            <text:p>-0,18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M$70:.$M$90])" office:value-type="float" office:value="0.912125287824447" calcext:value-type="float">
            <text:p>0,91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N$70:.$N$90])" office:value-type="float" office:value="0.161205846711272" calcext:value-type="float">
            <text:p>0,16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O$70:.$O$91])" office:value-type="float" office:value="0.127571934205703" calcext:value-type="float">
            <text:p>0,13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P$70:.$P$90])" office:value-type="float" office:value="0.836046306494819" calcext:value-type="float">
            <text:p>0,8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Q$70:.$Q$89])" office:value-type="float" office:value="1.66706753264276" calcext:value-type="float">
            <text:p>1,6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R$70:.$R$89])" office:value-type="float" office:value="2.45744945183313" calcext:value-type="float">
            <text:p>2,46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S$70:.$S$90])" office:value-type="float" office:value="2.3915139851944" calcext:value-type="float">
            <text:p>2,39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1" calcext:value-type="date">
            <text:p>11/11/22</text:p>
          </table:table-cell>
          <table:table-cell office:value-type="float" office:value="5553.27" calcext:value-type="float">
            <text:p>5553,27</text:p>
          </table:table-cell>
          <table:table-cell office:value-type="float" office:value="5392.59" calcext:value-type="float">
            <text:p>5392,59</text:p>
          </table:table-cell>
          <table:table-cell table:formula="of:=[.C79]-[.D79]" office:value-type="float" office:value="160.68" calcext:value-type="float">
            <text:p>160,68</text:p>
          </table:table-cell>
          <table:table-cell table:number-columns-repeated="2"/>
          <table:table-cell office:value-type="float" office:value="100.059999999999" calcext:value-type="float">
            <text:p>100,059999999999</text:p>
          </table:table-cell>
          <table:table-cell office:value-type="float" office:value="89.5799999999999" calcext:value-type="float">
            <text:p>89,5799999999999</text:p>
          </table:table-cell>
          <table:table-cell office:value-type="float" office:value="120.610000000001" calcext:value-type="float">
            <text:p>120,610000000001</text:p>
          </table:table-cell>
          <table:table-cell office:value-type="float" office:value="127.889999999999" calcext:value-type="float">
            <text:p>127,889999999999</text:p>
          </table:table-cell>
          <table:table-cell office:value-type="float" office:value="56.9499999999998" calcext:value-type="float">
            <text:p>56,9499999999998</text:p>
          </table:table-cell>
          <table:table-cell office:value-type="float" office:value="79.7600000000002" calcext:value-type="float">
            <text:p>79,7600000000002</text:p>
          </table:table-cell>
          <table:table-cell office:value-type="float" office:value="121.3" calcext:value-type="float">
            <text:p>121,3</text:p>
          </table:table-cell>
          <table:table-cell office:value-type="float" office:value="153.28" calcext:value-type="float">
            <text:p>153,28</text:p>
          </table:table-cell>
          <table:table-cell office:value-type="float" office:value="109.5" calcext:value-type="float">
            <text:p>109,5</text:p>
          </table:table-cell>
          <table:table-cell office:value-type="float" office:value="94.4300000000003" calcext:value-type="float">
            <text:p>94,4300000000003</text:p>
          </table:table-cell>
          <table:table-cell office:value-type="float" office:value="78.7300000000005" calcext:value-type="float">
            <text:p>78,7300000000005</text:p>
          </table:table-cell>
          <table:table-cell office:value-type="float" office:value="74.3299999999999" calcext:value-type="float">
            <text:p>74,3299999999999</text:p>
          </table:table-cell>
          <table:table-cell/>
          <table:table-cell table:style-name="ce6" office:value-type="string" calcext:value-type="string">
            <text:p>Inclinação</text:p>
          </table:table-cell>
          <table:table-cell table:style-name="ce11" table:formula="of:=SKEW([.$H$70:.$H$89])" office:value-type="float" office:value="0.785591241343306" calcext:value-type="float">
            <text:p>0,79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I$70:.$I$86])" office:value-type="float" office:value="-0.0660555441770157" calcext:value-type="float">
            <text:p>-0,07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J$70:.$J$92])" office:value-type="float" office:value="0.524085762426838" calcext:value-type="float">
            <text:p>0,5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K$70:.$K$89])" office:value-type="float" office:value="-0.506558078730377" calcext:value-type="float">
            <text:p>-0,51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L$70:.$L$90])" office:value-type="float" office:value="0.566601863026234" calcext:value-type="float">
            <text:p>0,57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M$70:.$M$90])" office:value-type="float" office:value="0.947065605863069" calcext:value-type="float">
            <text:p>0,95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N$70:.$N$90])" office:value-type="float" office:value="0.660461351483225" calcext:value-type="float">
            <text:p>0,66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O$70:.$O$91])" office:value-type="float" office:value="0.905851421213538" calcext:value-type="float">
            <text:p>0,91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P$70:.$P$90])" office:value-type="float" office:value="1.18998957128705" calcext:value-type="float">
            <text:p>1,19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Q$70:.$Q$89])" office:value-type="float" office:value="1.46274426019521" calcext:value-type="float">
            <text:p>1,46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R$70:.$R$89])" office:value-type="float" office:value="1.23891997706054" calcext:value-type="float">
            <text:p>1,24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S$70:.$S$90])" office:value-type="float" office:value="1.21460831152645" calcext:value-type="float">
            <text:p>1,21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10" calcext:value-type="date">
            <text:p>10/11/22</text:p>
          </table:table-cell>
          <table:table-cell office:value-type="float" office:value="5562.48" calcext:value-type="float">
            <text:p>5562,48</text:p>
          </table:table-cell>
          <table:table-cell office:value-type="float" office:value="5383.89" calcext:value-type="float">
            <text:p>5383,89</text:p>
          </table:table-cell>
          <table:table-cell table:formula="of:=[.C80]-[.D80]" office:value-type="float" office:value="178.589999999999" calcext:value-type="float">
            <text:p>178,589999999999</text:p>
          </table:table-cell>
          <table:table-cell table:number-columns-repeated="2"/>
          <table:table-cell office:value-type="float" office:value="98.8999999999996" calcext:value-type="float">
            <text:p>98,8999999999996</text:p>
          </table:table-cell>
          <table:table-cell office:value-type="float" office:value="100.57" calcext:value-type="float">
            <text:p>100,57</text:p>
          </table:table-cell>
          <table:table-cell office:value-type="float" office:value="131.01" calcext:value-type="float">
            <text:p>131,01</text:p>
          </table:table-cell>
          <table:table-cell office:value-type="float" office:value="74.3099999999995" calcext:value-type="float">
            <text:p>74,3099999999995</text:p>
          </table:table-cell>
          <table:table-cell office:value-type="float" office:value="85.71" calcext:value-type="float">
            <text:p>85,71</text:p>
          </table:table-cell>
          <table:table-cell office:value-type="float" office:value="102.14" calcext:value-type="float">
            <text:p>102,14</text:p>
          </table:table-cell>
          <table:table-cell office:value-type="float" office:value="61.79" calcext:value-type="float">
            <text:p>61,79</text:p>
          </table:table-cell>
          <table:table-cell office:value-type="float" office:value="77.5" calcext:value-type="float">
            <text:p>77,5</text:p>
          </table:table-cell>
          <table:table-cell office:value-type="float" office:value="54.4599999999991" calcext:value-type="float">
            <text:p>54,4599999999991</text:p>
          </table:table-cell>
          <table:table-cell office:value-type="float" office:value="82" calcext:value-type="float">
            <text:p>82</text:p>
          </table:table-cell>
          <table:table-cell office:value-type="float" office:value="89.4200000000001" calcext:value-type="float">
            <text:p>89,4200000000001</text:p>
          </table:table-cell>
          <table:table-cell office:value-type="float" office:value="84.3900000000003" calcext:value-type="float">
            <text:p>84,3900000000003</text:p>
          </table:table-cell>
          <table:table-cell/>
          <table:table-cell table:style-name="ce6" office:value-type="string" calcext:value-type="string">
            <text:p>Intervalo</text:p>
          </table:table-cell>
          <table:table-cell table:style-name="ce11" table:formula="of:=MAX([.$H$70:.$H$89])-MIN([.$H$70:.$H$89])" office:value-type="float" office:value="133.6" calcext:value-type="float">
            <text:p>133,60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I$70:.$I$86])-MIN([.$I$70:.$I$86])" office:value-type="float" office:value="100.92" calcext:value-type="float">
            <text:p>100,9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J$70:.$J$92])-MIN([.$J$70:.$J$92])" office:value-type="float" office:value="173.13" calcext:value-type="float">
            <text:p>173,1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K$70:.$K$89])-MIN([.$K$70:.$K$89])" office:value-type="float" office:value="82.9600000000004" calcext:value-type="float">
            <text:p>82,96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L$70:.$L$90])-MIN([.$L$70:.$L$90])" office:value-type="float" office:value="90.3100000000001" calcext:value-type="float">
            <text:p>90,3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M$70:.$M$90])-MIN([.$M$70:.$M$90])" office:value-type="float" office:value="95.2599999999999" calcext:value-type="float">
            <text:p>95,26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N$70:.$N$90])-MIN([.$N$70:.$N$90])" office:value-type="float" office:value="113.71" calcext:value-type="float">
            <text:p>113,7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O$70:.$O$91])-MIN([.$O$70:.$O$91])" office:value-type="float" office:value="116.81" calcext:value-type="float">
            <text:p>116,8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P$70:.$P$90])-MIN([.$P$70:.$P$90])" office:value-type="float" office:value="116.88" calcext:value-type="float">
            <text:p>116,88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Q$70:.$Q$89])-MIN([.$Q$70:.$Q$89])" office:value-type="float" office:value="91.0300000000009" calcext:value-type="float">
            <text:p>91,0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R$70:.$R$89])-MIN([.$R$70:.$R$89])" office:value-type="float" office:value="116.41" calcext:value-type="float">
            <text:p>116,4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S$70:.$S$90])-MIN([.$S$70:.$S$90])" office:value-type="float" office:value="123.840000000002" calcext:value-type="float">
            <text:p>123,84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09" calcext:value-type="date">
            <text:p>09/11/22</text:p>
          </table:table-cell>
          <table:table-cell office:value-type="float" office:value="5342.95" calcext:value-type="float">
            <text:p>5342,95</text:p>
          </table:table-cell>
          <table:table-cell office:value-type="float" office:value="5276.94" calcext:value-type="float">
            <text:p>5276,94</text:p>
          </table:table-cell>
          <table:table-cell table:formula="of:=[.C81]-[.D81]" office:value-type="float" office:value="66.0100000000002" calcext:value-type="float">
            <text:p>66,0100000000002</text:p>
          </table:table-cell>
          <table:table-cell table:number-columns-repeated="2"/>
          <table:table-cell office:value-type="float" office:value="128.4" calcext:value-type="float">
            <text:p>128,4</text:p>
          </table:table-cell>
          <table:table-cell office:value-type="float" office:value="108.65" calcext:value-type="float">
            <text:p>108,65</text:p>
          </table:table-cell>
          <table:table-cell office:value-type="float" office:value="88.3000000000002" calcext:value-type="float">
            <text:p>88,3000000000002</text:p>
          </table:table-cell>
          <table:table-cell office:value-type="float" office:value="103.11" calcext:value-type="float">
            <text:p>103,11</text:p>
          </table:table-cell>
          <table:table-cell office:value-type="float" office:value="58.6700000000001" calcext:value-type="float">
            <text:p>58,6700000000001</text:p>
          </table:table-cell>
          <table:table-cell office:value-type="float" office:value="76.3199999999997" calcext:value-type="float">
            <text:p>76,3199999999997</text:p>
          </table:table-cell>
          <table:table-cell office:value-type="float" office:value="96.6899999999996" calcext:value-type="float">
            <text:p>96,6899999999996</text:p>
          </table:table-cell>
          <table:table-cell office:value-type="float" office:value="80.3399999999992" calcext:value-type="float">
            <text:p>80,3399999999992</text:p>
          </table:table-cell>
          <table:table-cell office:value-type="float" office:value="65.2399999999998" calcext:value-type="float">
            <text:p>65,2399999999998</text:p>
          </table:table-cell>
          <table:table-cell office:value-type="float" office:value="68.9899999999998" calcext:value-type="float">
            <text:p>68,9899999999998</text:p>
          </table:table-cell>
          <table:table-cell office:value-type="float" office:value="83.2300000000005" calcext:value-type="float">
            <text:p>83,2300000000005</text:p>
          </table:table-cell>
          <table:table-cell office:value-type="float" office:value="88.8500000000004" calcext:value-type="float">
            <text:p>88,8500000000004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11" table:formula="of:=MIN([.$H$70:.$H$89])" office:value-type="float" office:value="76.3500000000004" calcext:value-type="float">
            <text:p>76,35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I$70:.$I$86])" office:value-type="float" office:value="49.71" calcext:value-type="float">
            <text:p>49,71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J$70:.$J$92])" office:value-type="float" office:value="49.0600000000004" calcext:value-type="float">
            <text:p>49,06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K$70:.$K$89])" office:value-type="float" office:value="57.6100000000006" calcext:value-type="float">
            <text:p>57,61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L$70:.$L$90])" office:value-type="float" office:value="44.8699999999999" calcext:value-type="float">
            <text:p>44,87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M$70:.$M$90])" office:value-type="float" office:value="49.9200000000001" calcext:value-type="float">
            <text:p>49,92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N$70:.$N$90])" office:value-type="float" office:value="61.79" calcext:value-type="float">
            <text:p>61,79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O$70:.$O$91])" office:value-type="float" office:value="50.71" calcext:value-type="float">
            <text:p>50,71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P$70:.$P$90])" office:value-type="float" office:value="42.5500000000002" calcext:value-type="float">
            <text:p>42,55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Q$70:.$Q$89])" office:value-type="float" office:value="59.3800000000001" calcext:value-type="float">
            <text:p>59,38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R$70:.$R$89])" office:value-type="float" office:value="56.2399999999998" calcext:value-type="float">
            <text:p>56,24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S$70:.$S$90])" office:value-type="float" office:value="48.0599999999995" calcext:value-type="float">
            <text:p>48,06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08" calcext:value-type="date">
            <text:p>08/11/22</text:p>
          </table:table-cell>
          <table:table-cell office:value-type="float" office:value="5393.1" calcext:value-type="float">
            <text:p>5393,1</text:p>
          </table:table-cell>
          <table:table-cell office:value-type="float" office:value="5271.82" calcext:value-type="float">
            <text:p>5271,82</text:p>
          </table:table-cell>
          <table:table-cell table:formula="of:=[.C82]-[.D82]" office:value-type="float" office:value="121.280000000001" calcext:value-type="float">
            <text:p>121,280000000001</text:p>
          </table:table-cell>
          <table:table-cell table:number-columns-repeated="2"/>
          <table:table-cell office:value-type="float" office:value="97.1700000000001" calcext:value-type="float">
            <text:p>97,1700000000001</text:p>
          </table:table-cell>
          <table:table-cell office:value-type="float" office:value="134.08" calcext:value-type="float">
            <text:p>134,08</text:p>
          </table:table-cell>
          <table:table-cell office:value-type="float" office:value="144.28" calcext:value-type="float">
            <text:p>144,28</text:p>
          </table:table-cell>
          <table:table-cell office:value-type="float" office:value="107.73" calcext:value-type="float">
            <text:p>107,73</text:p>
          </table:table-cell>
          <table:table-cell office:value-type="float" office:value="92.0299999999997" calcext:value-type="float">
            <text:p>92,0299999999997</text:p>
          </table:table-cell>
          <table:table-cell office:value-type="float" office:value="65.4200000000001" calcext:value-type="float">
            <text:p>65,4200000000001</text:p>
          </table:table-cell>
          <table:table-cell office:value-type="float" office:value="104.13" calcext:value-type="float">
            <text:p>104,13</text:p>
          </table:table-cell>
          <table:table-cell office:value-type="float" office:value="69.5200000000004" calcext:value-type="float">
            <text:p>69,5200000000004</text:p>
          </table:table-cell>
          <table:table-cell office:value-type="float" office:value="73.1900000000005" calcext:value-type="float">
            <text:p>73,1900000000005</text:p>
          </table:table-cell>
          <table:table-cell office:value-type="float" office:value="83.6900000000005" calcext:value-type="float">
            <text:p>83,6900000000005</text:p>
          </table:table-cell>
          <table:table-cell office:value-type="float" office:value="114.73" calcext:value-type="float">
            <text:p>114,73</text:p>
          </table:table-cell>
          <table:table-cell office:value-type="float" office:value="89.9700000000003" calcext:value-type="float">
            <text:p>89,9700000000003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11" table:formula="of:=MAX([.$H$70:.$H$89])" office:value-type="float" office:value="209.95" calcext:value-type="float">
            <text:p>209,9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I$70:.$I$86])" office:value-type="float" office:value="150.63" calcext:value-type="float">
            <text:p>150,6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J$70:.$J$92])" office:value-type="float" office:value="222.19" calcext:value-type="float">
            <text:p>222,1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K$70:.$K$89])" office:value-type="float" office:value="140.570000000001" calcext:value-type="float">
            <text:p>140,57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L$70:.$L$90])" office:value-type="float" office:value="135.18" calcext:value-type="float">
            <text:p>135,1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M$70:.$M$90])" office:value-type="float" office:value="145.18" calcext:value-type="float">
            <text:p>145,1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N$70:.$N$90])" office:value-type="float" office:value="175.5" calcext:value-type="float">
            <text:p>175,50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O$70:.$O$91])" office:value-type="float" office:value="167.52" calcext:value-type="float">
            <text:p>167,52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P$70:.$P$90])" office:value-type="float" office:value="159.43" calcext:value-type="float">
            <text:p>159,4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Q$70:.$Q$89])" office:value-type="float" office:value="150.410000000001" calcext:value-type="float">
            <text:p>150,41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R$70:.$R$89])" office:value-type="float" office:value="172.65" calcext:value-type="float">
            <text:p>172,6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S$70:.$S$90])" office:value-type="float" office:value="171.900000000001" calcext:value-type="float">
            <text:p>171,90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07" calcext:value-type="date">
            <text:p>07/11/22</text:p>
          </table:table-cell>
          <table:table-cell office:value-type="float" office:value="5319.92" calcext:value-type="float">
            <text:p>5319,92</text:p>
          </table:table-cell>
          <table:table-cell office:value-type="float" office:value="5188.92" calcext:value-type="float">
            <text:p>5188,92</text:p>
          </table:table-cell>
          <table:table-cell table:formula="of:=[.C83]-[.D83]" office:value-type="float" office:value="131" calcext:value-type="float">
            <text:p>131</text:p>
          </table:table-cell>
          <table:table-cell table:number-columns-repeated="2"/>
          <table:table-cell office:value-type="float" office:value="209.95" calcext:value-type="float">
            <text:p>209,95</text:p>
          </table:table-cell>
          <table:table-cell office:value-type="float" office:value="130.62" calcext:value-type="float">
            <text:p>130,62</text:p>
          </table:table-cell>
          <table:table-cell office:value-type="float" office:value="49.0600000000004" calcext:value-type="float">
            <text:p>49,0600000000004</text:p>
          </table:table-cell>
          <table:table-cell office:value-type="float" office:value="128.469999999999" calcext:value-type="float">
            <text:p>128,469999999999</text:p>
          </table:table-cell>
          <table:table-cell office:value-type="float" office:value="124.82" calcext:value-type="float">
            <text:p>124,82</text:p>
          </table:table-cell>
          <table:table-cell office:value-type="float" office:value="96.9799999999996" calcext:value-type="float">
            <text:p>96,9799999999996</text:p>
          </table:table-cell>
          <table:table-cell office:value-type="float" office:value="84.6799999999994" calcext:value-type="float">
            <text:p>84,6799999999994</text:p>
          </table:table-cell>
          <table:table-cell office:value-type="float" office:value="58.6899999999996" calcext:value-type="float">
            <text:p>58,6899999999996</text:p>
          </table:table-cell>
          <table:table-cell office:value-type="float" office:value="45.96" calcext:value-type="float">
            <text:p>45,96</text:p>
          </table:table-cell>
          <table:table-cell office:value-type="float" office:value="59.3800000000001" calcext:value-type="float">
            <text:p>59,3800000000001</text:p>
          </table:table-cell>
          <table:table-cell office:value-type="float" office:value="82.6700000000001" calcext:value-type="float">
            <text:p>82,6700000000001</text:p>
          </table:table-cell>
          <table:table-cell office:value-type="float" office:value="84.3800000000001" calcext:value-type="float">
            <text:p>84,3800000000001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11" table:formula="of:=SUM([.$H$70:.$H$89])" office:value-type="float" office:value="2529.12" calcext:value-type="float">
            <text:p>2.529,1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I$70:.$I$86])" office:value-type="float" office:value="1728.43" calcext:value-type="float">
            <text:p>1.728,4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J$70:.$J$92])" office:value-type="float" office:value="2843.76" calcext:value-type="float">
            <text:p>2.843,7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K$70:.$K$89])" office:value-type="float" office:value="2089.8" calcext:value-type="float">
            <text:p>2.089,80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L$70:.$L$90])" office:value-type="float" office:value="1742.72" calcext:value-type="float">
            <text:p>1.742,7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M$70:.$M$90])" office:value-type="float" office:value="1739.06" calcext:value-type="float">
            <text:p>1.739,0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N$70:.$N$90])" office:value-type="float" office:value="2153.43" calcext:value-type="float">
            <text:p>2.153,4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O$70:.$O$91])" office:value-type="float" office:value="2063.46" calcext:value-type="float">
            <text:p>2.063,4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P$70:.$P$90])" office:value-type="float" office:value="1762.36" calcext:value-type="float">
            <text:p>1.762,3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Q$70:.$Q$89])" office:value-type="float" office:value="1722.01" calcext:value-type="float">
            <text:p>1.722,01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R$70:.$R$89])" office:value-type="float" office:value="1816.42" calcext:value-type="float">
            <text:p>1.816,4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S$70:.$S$90])" office:value-type="float" office:value="1886.41" calcext:value-type="float">
            <text:p>1.886,41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04" calcext:value-type="date">
            <text:p>04/11/22</text:p>
          </table:table-cell>
          <table:table-cell office:value-type="float" office:value="5260.56" calcext:value-type="float">
            <text:p>5260,56</text:p>
          </table:table-cell>
          <table:table-cell office:value-type="float" office:value="5163.85" calcext:value-type="float">
            <text:p>5163,85</text:p>
          </table:table-cell>
          <table:table-cell table:formula="of:=[.C84]-[.D84]" office:value-type="float" office:value="96.71" calcext:value-type="float">
            <text:p>96,71</text:p>
          </table:table-cell>
          <table:table-cell table:number-columns-repeated="2"/>
          <table:table-cell office:value-type="float" office:value="76.3500000000004" calcext:value-type="float">
            <text:p>76,3500000000004</text:p>
          </table:table-cell>
          <table:table-cell office:value-type="float" office:value="117.900000000001" calcext:value-type="float">
            <text:p>117,900000000001</text:p>
          </table:table-cell>
          <table:table-cell office:value-type="float" office:value="108.5" calcext:value-type="float">
            <text:p>108,5</text:p>
          </table:table-cell>
          <table:table-cell office:value-type="float" office:value="112.91" calcext:value-type="float">
            <text:p>112,91</text:p>
          </table:table-cell>
          <table:table-cell office:value-type="float" office:value="89.7300000000005" calcext:value-type="float">
            <text:p>89,7300000000005</text:p>
          </table:table-cell>
          <table:table-cell office:value-type="float" office:value="68.29" calcext:value-type="float">
            <text:p>68,29</text:p>
          </table:table-cell>
          <table:table-cell office:value-type="float" office:value="139.03" calcext:value-type="float">
            <text:p>139,03</text:p>
          </table:table-cell>
          <table:table-cell office:value-type="float" office:value="80.3400000000002" calcext:value-type="float">
            <text:p>80,3400000000002</text:p>
          </table:table-cell>
          <table:table-cell office:value-type="float" office:value="117.44" calcext:value-type="float">
            <text:p>117,44</text:p>
          </table:table-cell>
          <table:table-cell office:value-type="float" office:value="63.9000000000006" calcext:value-type="float">
            <text:p>63,9000000000006</text:p>
          </table:table-cell>
          <table:table-cell office:value-type="float" office:value="105.73" calcext:value-type="float">
            <text:p>105,73</text:p>
          </table:table-cell>
          <table:table-cell office:value-type="float" office:value="91.0900000000001" calcext:value-type="float">
            <text:p>91,0900000000001</text:p>
          </table:table-cell>
          <table:table-cell/>
          <table:table-cell table:style-name="ce6" office:value-type="string" calcext:value-type="string">
            <text:p>Contagem</text:p>
          </table:table-cell>
          <table:table-cell table:style-name="ce11" table:formula="of:=COUNT([.$H$70:.$H$89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I$70:.$I$86])" office:value-type="float" office:value="17" calcext:value-type="float">
            <text:p>17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J$70:.$J$92])" office:value-type="float" office:value="23" calcext:value-type="float">
            <text:p>23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K$70:.$K$89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L$70:.$L$9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M$70:.$M$9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N$70:.$N$9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O$70:.$O$91])" office:value-type="float" office:value="22" calcext:value-type="float">
            <text:p>22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P$70:.$P$90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Q$70:.$Q$89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R$70:.$R$89])" office:value-type="float" office:value="20" calcext:value-type="float">
            <text:p>20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S$70:.$S$90])" office:value-type="float" office:value="21" calcext:value-type="float">
            <text:p>21,00</text:p>
          </table:table-cell>
          <table:table-cell table:number-columns-repeated="213"/>
        </table:table-row>
        <table:table-row table:style-name="ro1">
          <table:table-cell/>
          <table:table-cell table:style-name="ce2" office:value-type="date" office:date-value="2022-11-03" calcext:value-type="date">
            <text:p>03/11/22</text:p>
          </table:table-cell>
          <table:table-cell office:value-type="float" office:value="5376.73" calcext:value-type="float">
            <text:p>5376,73</text:p>
          </table:table-cell>
          <table:table-cell office:value-type="float" office:value="5236" calcext:value-type="float">
            <text:p>5236</text:p>
          </table:table-cell>
          <table:table-cell table:formula="of:=[.C85]-[.D85]" office:value-type="float" office:value="140.73" calcext:value-type="float">
            <text:p>140,73</text:p>
          </table:table-cell>
          <table:table-cell table:number-columns-repeated="2"/>
          <table:table-cell office:value-type="float" office:value="137.66" calcext:value-type="float">
            <text:p>137,66</text:p>
          </table:table-cell>
          <table:table-cell office:value-type="float" office:value="84.96" calcext:value-type="float">
            <text:p>84,96</text:p>
          </table:table-cell>
          <table:table-cell office:value-type="float" office:value="195.06" calcext:value-type="float">
            <text:p>195,06</text:p>
          </table:table-cell>
          <table:table-cell office:value-type="float" office:value="91.0199999999995" calcext:value-type="float">
            <text:p>91,0199999999995</text:p>
          </table:table-cell>
          <table:table-cell office:value-type="float" office:value="63.2699999999995" calcext:value-type="float">
            <text:p>63,2699999999995</text:p>
          </table:table-cell>
          <table:table-cell office:value-type="float" office:value="76.8900000000003" calcext:value-type="float">
            <text:p>76,8900000000003</text:p>
          </table:table-cell>
          <table:table-cell office:value-type="float" office:value="108.71" calcext:value-type="float">
            <text:p>108,71</text:p>
          </table:table-cell>
          <table:table-cell office:value-type="float" office:value="88.3199999999997" calcext:value-type="float">
            <text:p>88,3199999999997</text:p>
          </table:table-cell>
          <table:table-cell office:value-type="float" office:value="159.43" calcext:value-type="float">
            <text:p>159,43</text:p>
          </table:table-cell>
          <table:table-cell office:value-type="float" office:value="68.9799999999996" calcext:value-type="float">
            <text:p>68,9799999999996</text:p>
          </table:table-cell>
          <table:table-cell office:value-type="float" office:value="69.1700000000001" calcext:value-type="float">
            <text:p>69,1700000000001</text:p>
          </table:table-cell>
          <table:table-cell office:value-type="float" office:value="124.62" calcext:value-type="float">
            <text:p>124,62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1-01" calcext:value-type="date">
            <text:p>01/11/22</text:p>
          </table:table-cell>
          <table:table-cell office:value-type="float" office:value="5360.86" calcext:value-type="float">
            <text:p>5360,86</text:p>
          </table:table-cell>
          <table:table-cell office:value-type="float" office:value="5233.95" calcext:value-type="float">
            <text:p>5233,95</text:p>
          </table:table-cell>
          <table:table-cell table:formula="of:=[.C86]-[.D86]" office:value-type="float" office:value="126.91" calcext:value-type="float">
            <text:p>126,91</text:p>
          </table:table-cell>
          <table:table-cell table:number-columns-repeated="2"/>
          <table:table-cell office:value-type="float" office:value="137.08" calcext:value-type="float">
            <text:p>137,08</text:p>
          </table:table-cell>
          <table:table-cell office:value-type="float" office:value="91.8899999999994" calcext:value-type="float">
            <text:p>91,8899999999994</text:p>
          </table:table-cell>
          <table:table-cell office:value-type="float" office:value="122.35" calcext:value-type="float">
            <text:p>122,35</text:p>
          </table:table-cell>
          <table:table-cell office:value-type="float" office:value="121.55" calcext:value-type="float">
            <text:p>121,55</text:p>
          </table:table-cell>
          <table:table-cell office:value-type="float" office:value="104.69" calcext:value-type="float">
            <text:p>104,69</text:p>
          </table:table-cell>
          <table:table-cell office:value-type="float" office:value="53.9399999999996" calcext:value-type="float">
            <text:p>53,9399999999996</text:p>
          </table:table-cell>
          <table:table-cell office:value-type="float" office:value="127.59" calcext:value-type="float">
            <text:p>127,59</text:p>
          </table:table-cell>
          <table:table-cell office:value-type="float" office:value="96.2999999999993" calcext:value-type="float">
            <text:p>96,2999999999993</text:p>
          </table:table-cell>
          <table:table-cell office:value-type="float" office:value="158.29" calcext:value-type="float">
            <text:p>158,29</text:p>
          </table:table-cell>
          <table:table-cell office:value-type="float" office:value="69.5500000000002" calcext:value-type="float">
            <text:p>69,5500000000002</text:p>
          </table:table-cell>
          <table:table-cell office:value-type="float" office:value="120.91" calcext:value-type="float">
            <text:p>120,91</text:p>
          </table:table-cell>
          <table:table-cell office:value-type="float" office:value="72.6499999999996" calcext:value-type="float">
            <text:p>72,6499999999996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31" calcext:value-type="date">
            <text:p>31/10/22</text:p>
          </table:table-cell>
          <table:table-cell office:value-type="float" office:value="5570.16" calcext:value-type="float">
            <text:p>5570,16</text:p>
          </table:table-cell>
          <table:table-cell office:value-type="float" office:value="5307.64" calcext:value-type="float">
            <text:p>5307,64</text:p>
          </table:table-cell>
          <table:table-cell table:formula="of:=[.C87]-[.D87]" office:value-type="float" office:value="262.519999999999" calcext:value-type="float">
            <text:p>262,519999999999</text:p>
          </table:table-cell>
          <table:table-cell table:number-columns-repeated="2"/>
          <table:table-cell office:value-type="float" office:value="146.33" calcext:value-type="float">
            <text:p>146,33</text:p>
          </table:table-cell>
          <table:table-cell/>
          <table:table-cell office:value-type="float" office:value="197.37" calcext:value-type="float">
            <text:p>197,37</text:p>
          </table:table-cell>
          <table:table-cell office:value-type="float" office:value="108.87" calcext:value-type="float">
            <text:p>108,87</text:p>
          </table:table-cell>
          <table:table-cell office:value-type="float" office:value="135.18" calcext:value-type="float">
            <text:p>135,18</text:p>
          </table:table-cell>
          <table:table-cell office:value-type="float" office:value="58.5299999999998" calcext:value-type="float">
            <text:p>58,5299999999998</text:p>
          </table:table-cell>
          <table:table-cell office:value-type="float" office:value="161.92" calcext:value-type="float">
            <text:p>161,92</text:p>
          </table:table-cell>
          <table:table-cell office:value-type="float" office:value="80.3500000000004" calcext:value-type="float">
            <text:p>80,3500000000004</text:p>
          </table:table-cell>
          <table:table-cell office:value-type="float" office:value="64.6799999999994" calcext:value-type="float">
            <text:p>64,6799999999994</text:p>
          </table:table-cell>
          <table:table-cell office:value-type="float" office:value="71.25" calcext:value-type="float">
            <text:p>71,25</text:p>
          </table:table-cell>
          <table:table-cell office:value-type="float" office:value="79.2999999999993" calcext:value-type="float">
            <text:p>79,2999999999993</text:p>
          </table:table-cell>
          <table:table-cell office:value-type="float" office:value="73.7699999999995" calcext:value-type="float">
            <text:p>73,7699999999995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8" calcext:value-type="date">
            <text:p>28/10/22</text:p>
          </table:table-cell>
          <table:table-cell office:value-type="float" office:value="5544.59" calcext:value-type="float">
            <text:p>5544,59</text:p>
          </table:table-cell>
          <table:table-cell office:value-type="float" office:value="5440.57" calcext:value-type="float">
            <text:p>5440,57</text:p>
          </table:table-cell>
          <table:table-cell table:formula="of:=[.C88]-[.D88]" office:value-type="float" office:value="104.02" calcext:value-type="float">
            <text:p>104,02</text:p>
          </table:table-cell>
          <table:table-cell table:number-columns-repeated="2"/>
          <table:table-cell office:value-type="float" office:value="116.83" calcext:value-type="float">
            <text:p>116,83</text:p>
          </table:table-cell>
          <table:table-cell/>
          <table:table-cell office:value-type="float" office:value="87.1500000000006" calcext:value-type="float">
            <text:p>87,1500000000006</text:p>
          </table:table-cell>
          <table:table-cell office:value-type="float" office:value="57.6100000000006" calcext:value-type="float">
            <text:p>57,6100000000006</text:p>
          </table:table-cell>
          <table:table-cell office:value-type="float" office:value="100.080000000001" calcext:value-type="float">
            <text:p>100,080000000001</text:p>
          </table:table-cell>
          <table:table-cell office:value-type="float" office:value="107.88" calcext:value-type="float">
            <text:p>107,88</text:p>
          </table:table-cell>
          <table:table-cell office:value-type="float" office:value="62.3599999999997" calcext:value-type="float">
            <text:p>62,3599999999997</text:p>
          </table:table-cell>
          <table:table-cell office:value-type="float" office:value="167.52" calcext:value-type="float">
            <text:p>167,52</text:p>
          </table:table-cell>
          <table:table-cell office:value-type="float" office:value="79.4300000000003" calcext:value-type="float">
            <text:p>79,4300000000003</text:p>
          </table:table-cell>
          <table:table-cell office:value-type="float" office:value="97.2599999999993" calcext:value-type="float">
            <text:p>97,2599999999993</text:p>
          </table:table-cell>
          <table:table-cell office:value-type="float" office:value="172.65" calcext:value-type="float">
            <text:p>172,65</text:p>
          </table:table-cell>
          <table:table-cell office:value-type="float" office:value="95.5600000000004" calcext:value-type="float">
            <text:p>95,5600000000004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7" calcext:value-type="date">
            <text:p>27/10/22</text:p>
          </table:table-cell>
          <table:table-cell office:value-type="float" office:value="5561.58" calcext:value-type="float">
            <text:p>5561,58</text:p>
          </table:table-cell>
          <table:table-cell office:value-type="float" office:value="5400.91" calcext:value-type="float">
            <text:p>5400,91</text:p>
          </table:table-cell>
          <table:table-cell table:formula="of:=[.C89]-[.D89]" office:value-type="float" office:value="160.67" calcext:value-type="float">
            <text:p>160,67</text:p>
          </table:table-cell>
          <table:table-cell table:number-columns-repeated="2"/>
          <table:table-cell office:value-type="float" office:value="208.8" calcext:value-type="float">
            <text:p>208,8</text:p>
          </table:table-cell>
          <table:table-cell/>
          <table:table-cell office:value-type="float" office:value="162.17" calcext:value-type="float">
            <text:p>162,17</text:p>
          </table:table-cell>
          <table:table-cell office:value-type="float" office:value="137.679999999999" calcext:value-type="float">
            <text:p>137,679999999999</text:p>
          </table:table-cell>
          <table:table-cell office:value-type="float" office:value="82.2600000000002" calcext:value-type="float">
            <text:p>82,2600000000002</text:p>
          </table:table-cell>
          <table:table-cell office:value-type="float" office:value="123.38" calcext:value-type="float">
            <text:p>123,38</text:p>
          </table:table-cell>
          <table:table-cell office:value-type="float" office:value="98.9800000000005" calcext:value-type="float">
            <text:p>98,9800000000005</text:p>
          </table:table-cell>
          <table:table-cell office:value-type="float" office:value="92.3100000000004" calcext:value-type="float">
            <text:p>92,3100000000004</text:p>
          </table:table-cell>
          <table:table-cell office:value-type="float" office:value="65.8199999999997" calcext:value-type="float">
            <text:p>65,8199999999997</text:p>
          </table:table-cell>
          <table:table-cell office:value-type="float" office:value="89.3400000000002" calcext:value-type="float">
            <text:p>89,3400000000002</text:p>
          </table:table-cell>
          <table:table-cell office:value-type="float" office:value="75.3600000000006" calcext:value-type="float">
            <text:p>75,3600000000006</text:p>
          </table:table-cell>
          <table:table-cell office:value-type="float" office:value="74.3199999999997" calcext:value-type="float">
            <text:p>74,3199999999997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6" calcext:value-type="date">
            <text:p>26/10/22</text:p>
          </table:table-cell>
          <table:table-cell office:value-type="float" office:value="5551.8" calcext:value-type="float">
            <text:p>5551,8</text:p>
          </table:table-cell>
          <table:table-cell office:value-type="float" office:value="5442.63" calcext:value-type="float">
            <text:p>5442,63</text:p>
          </table:table-cell>
          <table:table-cell table:formula="of:=[.C90]-[.D90]" office:value-type="float" office:value="109.17" calcext:value-type="float">
            <text:p>109,17</text:p>
          </table:table-cell>
          <table:table-cell table:number-columns-repeated="4"/>
          <table:table-cell office:value-type="float" office:value="222.19" calcext:value-type="float">
            <text:p>222,19</text:p>
          </table:table-cell>
          <table:table-cell table:style-name="ce4"/>
          <table:table-cell office:value-type="float" office:value="93.7600000000002" calcext:value-type="float">
            <text:p>93,7600000000002</text:p>
          </table:table-cell>
          <table:table-cell office:value-type="float" office:value="78.04" calcext:value-type="float">
            <text:p>78,04</text:p>
          </table:table-cell>
          <table:table-cell office:value-type="float" office:value="124.73" calcext:value-type="float">
            <text:p>124,73</text:p>
          </table:table-cell>
          <table:table-cell office:value-type="float" office:value="127.07" calcext:value-type="float">
            <text:p>127,07</text:p>
          </table:table-cell>
          <table:table-cell office:value-type="float" office:value="63.54" calcext:value-type="float">
            <text:p>63,54</text:p>
          </table:table-cell>
          <table:table-cell table:number-columns-repeated="2"/>
          <table:table-cell office:value-type="float" office:value="134.12" calcext:value-type="float">
            <text:p>134,12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5" calcext:value-type="date">
            <text:p>25/10/22</text:p>
          </table:table-cell>
          <table:table-cell office:value-type="float" office:value="5522.96" calcext:value-type="float">
            <text:p>5522,96</text:p>
          </table:table-cell>
          <table:table-cell office:value-type="float" office:value="5439.54" calcext:value-type="float">
            <text:p>5439,54</text:p>
          </table:table-cell>
          <table:table-cell table:formula="of:=[.C91]-[.D91]" office:value-type="float" office:value="83.4200000000001" calcext:value-type="float">
            <text:p>83,4200000000001</text:p>
          </table:table-cell>
          <table:table-cell table:number-columns-repeated="4"/>
          <table:table-cell office:value-type="float" office:value="106.19" calcext:value-type="float">
            <text:p>106,19</text:p>
          </table:table-cell>
          <table:table-cell table:style-name="ce4"/>
          <table:table-cell table:number-columns-repeated="3"/>
          <table:table-cell office:value-type="float" office:value="120.23" calcext:value-type="float">
            <text:p>120,23</text:p>
          </table:table-cell>
          <table:table-cell table:number-columns-repeated="5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4" calcext:value-type="date">
            <text:p>24/10/22</text:p>
          </table:table-cell>
          <table:table-cell office:value-type="float" office:value="5475.58" calcext:value-type="float">
            <text:p>5475,58</text:p>
          </table:table-cell>
          <table:table-cell office:value-type="float" office:value="5367.96" calcext:value-type="float">
            <text:p>5367,96</text:p>
          </table:table-cell>
          <table:table-cell table:formula="of:=[.C92]-[.D92]" office:value-type="float" office:value="107.62" calcext:value-type="float">
            <text:p>107,62</text:p>
          </table:table-cell>
          <table:table-cell table:number-columns-repeated="4"/>
          <table:table-cell office:value-type="float" office:value="99.8499999999995" calcext:value-type="float">
            <text:p>99,8499999999995</text:p>
          </table:table-cell>
          <table:table-cell table:style-name="ce4"/>
          <table:table-cell table:number-columns-repeated="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1" calcext:value-type="date">
            <text:p>21/10/22</text:p>
          </table:table-cell>
          <table:table-cell office:value-type="float" office:value="5443.66" calcext:value-type="float">
            <text:p>5443,66</text:p>
          </table:table-cell>
          <table:table-cell office:value-type="float" office:value="5303.59" calcext:value-type="float">
            <text:p>5303,59</text:p>
          </table:table-cell>
          <table:table-cell table:formula="of:=[.C93]-[.D93]" office:value-type="float" office:value="140.07" calcext:value-type="float">
            <text:p>140,07</text:p>
          </table:table-cell>
          <table:table-cell table:number-columns-repeated="5"/>
          <table:table-cell table:style-name="ce4"/>
          <table:table-cell table:number-columns-repeated="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number-columns-repeated="213"/>
        </table:table-row>
        <table:table-row table:style-name="ro1">
          <table:table-cell/>
          <table:table-cell table:style-name="ce2" office:value-type="date" office:date-value="2022-10-20" calcext:value-type="date">
            <text:p>20/10/22</text:p>
          </table:table-cell>
          <table:table-cell office:value-type="float" office:value="5426.15" calcext:value-type="float">
            <text:p>5426,15</text:p>
          </table:table-cell>
          <table:table-cell office:value-type="float" office:value="5360.23" calcext:value-type="float">
            <text:p>5360,23</text:p>
          </table:table-cell>
          <table:table-cell table:formula="of:=[.C94]-[.D94]" office:value-type="float" office:value="65.9200000000001" calcext:value-type="float">
            <text:p>65,9200000000001</text:p>
          </table:table-cell>
          <table:table-cell/>
          <table:table-cell table:style-name="ce3" office:value-type="float" office:value="2022" calcext:value-type="float" table:number-columns-spanned="1" table:number-rows-spanned="2">
            <text:p>2022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/>
          <table:table-cell table:style-name="ce7"/>
          <table:table-cell table:style-name="ce13" office:value-type="string" calcext:value-type="string">
            <text:p>Janeiro</text:p>
          </table:table-cell>
          <table:table-cell table:style-name="ce7"/>
          <table:table-cell table:style-name="ce13" office:value-type="string" calcext:value-type="string">
            <text:p>Fevereiro</text:p>
          </table:table-cell>
          <table:table-cell table:style-name="ce7"/>
          <table:table-cell table:style-name="ce13" office:value-type="string" calcext:value-type="string">
            <text:p>Março</text:p>
          </table:table-cell>
          <table:table-cell table:style-name="ce7"/>
          <table:table-cell table:style-name="ce13" office:value-type="string" calcext:value-type="string">
            <text:p>Abril</text:p>
          </table:table-cell>
          <table:table-cell table:style-name="ce7"/>
          <table:table-cell table:style-name="ce13" office:value-type="string" calcext:value-type="string">
            <text:p>Maio</text:p>
          </table:table-cell>
          <table:table-cell table:style-name="ce16"/>
          <table:table-cell table:style-name="ce14" office:value-type="string" calcext:value-type="string">
            <text:p>Junho</text:p>
          </table:table-cell>
          <table:table-cell table:style-name="ce16"/>
          <table:table-cell table:style-name="ce13" office:value-type="string" calcext:value-type="string">
            <text:p>Julho</text:p>
          </table:table-cell>
          <table:table-cell table:style-name="ce7"/>
          <table:table-cell table:style-name="ce13" office:value-type="string" calcext:value-type="string">
            <text:p>Agosto</text:p>
          </table:table-cell>
          <table:table-cell table:style-name="ce7"/>
          <table:table-cell table:style-name="ce13" office:value-type="string" calcext:value-type="string">
            <text:p>Setembro</text:p>
          </table:table-cell>
          <table:table-cell table:style-name="ce7"/>
          <table:table-cell table:style-name="ce13" office:value-type="string" calcext:value-type="string">
            <text:p>Outubro</text:p>
          </table:table-cell>
          <table:table-cell table:style-name="ce7"/>
          <table:table-cell table:style-name="ce13" office:value-type="string" calcext:value-type="string">
            <text:p>Novembro</text:p>
          </table:table-cell>
          <table:table-cell table:style-name="ce7"/>
          <table:table-cell table:style-name="ce13" office:value-type="string" calcext:value-type="string">
            <text:p>Dezembro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9" calcext:value-type="date">
            <text:p>19/10/22</text:p>
          </table:table-cell>
          <table:table-cell office:value-type="float" office:value="5470.43" calcext:value-type="float">
            <text:p>5470,43</text:p>
          </table:table-cell>
          <table:table-cell office:value-type="float" office:value="5424.6" calcext:value-type="float">
            <text:p>5424,6</text:p>
          </table:table-cell>
          <table:table-cell table:formula="of:=[.C95]-[.D95]" office:value-type="float" office:value="45.8299999999999" calcext:value-type="float">
            <text:p>45,8299999999999</text:p>
          </table:table-cell>
          <table:table-cell/>
          <table:covered-table-cell/>
          <table:table-cell office:value-type="float" office:value="125.02" calcext:value-type="float">
            <text:p>125,02</text:p>
          </table:table-cell>
          <table:table-cell office:value-type="float" office:value="110.27" calcext:value-type="float">
            <text:p>110,27</text:p>
          </table:table-cell>
          <table:table-cell office:value-type="float" office:value="80.1300000000001" calcext:value-type="float">
            <text:p>80,1300000000001</text:p>
          </table:table-cell>
          <table:table-cell office:value-type="float" office:value="131.25" calcext:value-type="float">
            <text:p>131,25</text:p>
          </table:table-cell>
          <table:table-cell office:value-type="float" office:value="85.5200000000004" calcext:value-type="float">
            <text:p>85,5200000000004</text:p>
          </table:table-cell>
          <table:table-cell office:value-type="float" office:value="87.5100000000002" calcext:value-type="float">
            <text:p>87,5100000000002</text:p>
          </table:table-cell>
          <table:table-cell office:value-type="float" office:value="70.5500000000002" calcext:value-type="float">
            <text:p>70,5500000000002</text:p>
          </table:table-cell>
          <table:table-cell office:value-type="float" office:value="84.5199999999995" calcext:value-type="float">
            <text:p>84,5199999999995</text:p>
          </table:table-cell>
          <table:table-cell office:value-type="float" office:value="100.94" calcext:value-type="float">
            <text:p>100,94</text:p>
          </table:table-cell>
          <table:table-cell office:value-type="float" office:value="262.519999999999" calcext:value-type="float">
            <text:p>262,519999999999</text:p>
          </table:table-cell>
          <table:table-cell office:value-type="float" office:value="146.43" calcext:value-type="float">
            <text:p>146,43</text:p>
          </table:table-cell>
          <table:table-cell office:value-type="float" office:value="113.67" calcext:value-type="float">
            <text:p>113,67</text:p>
          </table:table-cell>
          <table:table-cell/>
          <table:table-cell table:style-name="ce6" office:value-type="string" calcext:value-type="string">
            <text:p>Média</text:p>
          </table:table-cell>
          <table:table-cell table:style-name="ce11" table:formula="of:=AVERAGE([.$H$95:.$H$115])" office:value-type="float" office:value="88.4166666666667" calcext:value-type="float">
            <text:p>88,4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I$95:.$I$113])" office:value-type="float" office:value="76.2152631578948" calcext:value-type="float">
            <text:p>76,2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J$95:.$J$116])" office:value-type="float" office:value="90.0895454545455" calcext:value-type="float">
            <text:p>90,09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K$95:.$K$113])" office:value-type="float" office:value="97.7857894736841" calcext:value-type="float">
            <text:p>97,79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L$95:.$L$116])" office:value-type="float" office:value="92.4004545454546" calcext:value-type="float">
            <text:p>92,40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M$95:.$M$115])" office:value-type="float" office:value="82.6633333333333" calcext:value-type="float">
            <text:p>82,66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N$95:.$N$115])" office:value-type="float" office:value="85.9480952380951" calcext:value-type="float">
            <text:p>85,95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O$95:.$O$117])" office:value-type="float" office:value="80.2447826086956" calcext:value-type="float">
            <text:p>80,24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P$95:.$P$115])" office:value-type="float" office:value="87.5" calcext:value-type="float">
            <text:p>87,50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Q$95:.$Q$114])" office:value-type="float" office:value="105.768" calcext:value-type="float">
            <text:p>105,77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R$95:.$R$114])" office:value-type="float" office:value="109.666" calcext:value-type="float">
            <text:p>109,67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S$95:.$S$115])" office:value-type="float" office:value="81.3157142857143" calcext:value-type="float">
            <text:p>81,32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8" calcext:value-type="date">
            <text:p>18/10/22</text:p>
          </table:table-cell>
          <table:table-cell office:value-type="float" office:value="5470.95" calcext:value-type="float">
            <text:p>5470,95</text:p>
          </table:table-cell>
          <table:table-cell office:value-type="float" office:value="5404" calcext:value-type="float">
            <text:p>5404</text:p>
          </table:table-cell>
          <table:table-cell table:formula="of:=[.C96]-[.D96]" office:value-type="float" office:value="66.9499999999998" calcext:value-type="float">
            <text:p>66,9499999999998</text:p>
          </table:table-cell>
          <table:table-cell table:number-columns-repeated="2"/>
          <table:table-cell office:value-type="float" office:value="74.8599999999997" calcext:value-type="float">
            <text:p>74,8599999999997</text:p>
          </table:table-cell>
          <table:table-cell office:value-type="float" office:value="142.650000000001" calcext:value-type="float">
            <text:p>142,650000000001</text:p>
          </table:table-cell>
          <table:table-cell office:value-type="float" office:value="70.4200000000001" calcext:value-type="float">
            <text:p>70,4200000000001</text:p>
          </table:table-cell>
          <table:table-cell office:value-type="float" office:value="118.57" calcext:value-type="float">
            <text:p>118,57</text:p>
          </table:table-cell>
          <table:table-cell office:value-type="float" office:value="70.1799999999994" calcext:value-type="float">
            <text:p>70,1799999999994</text:p>
          </table:table-cell>
          <table:table-cell office:value-type="float" office:value="86.0599999999995" calcext:value-type="float">
            <text:p>86,0599999999995</text:p>
          </table:table-cell>
          <table:table-cell office:value-type="float" office:value="120.719999999999" calcext:value-type="float">
            <text:p>120,719999999999</text:p>
          </table:table-cell>
          <table:table-cell office:value-type="float" office:value="121.24" calcext:value-type="float">
            <text:p>121,24</text:p>
          </table:table-cell>
          <table:table-cell office:value-type="float" office:value="58.0699999999997" calcext:value-type="float">
            <text:p>58,0699999999997</text:p>
          </table:table-cell>
          <table:table-cell office:value-type="float" office:value="104.02" calcext:value-type="float">
            <text:p>104,02</text:p>
          </table:table-cell>
          <table:table-cell office:value-type="float" office:value="67.0299999999997" calcext:value-type="float">
            <text:p>67,0299999999997</text:p>
          </table:table-cell>
          <table:table-cell office:value-type="float" office:value="61.5200000000004" calcext:value-type="float">
            <text:p>61,5200000000004</text:p>
          </table:table-cell>
          <table:table-cell/>
          <table:table-cell table:style-name="ce6" office:value-type="string" calcext:value-type="string">
            <text:p>Erro padrão</text:p>
          </table:table-cell>
          <table:table-cell table:style-name="ce11" table:formula="of:=SQRT(VAR([.$H$95:.$H$115])/COUNT([.$H$95:.$H$115]))" office:value-type="float" office:value="5.68049290841383" calcext:value-type="float">
            <text:p>5,68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I$95:.$I$113])/COUNT([.$I$95:.$I$113]))" office:value-type="float" office:value="5.25269924308048" calcext:value-type="float">
            <text:p>5,25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J$95:.$J$116])/COUNT([.$J$95:.$J$116]))" office:value-type="float" office:value="4.91194222249081" calcext:value-type="float">
            <text:p>4,9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K$95:.$K$113])/COUNT([.$K$95:.$K$113]))" office:value-type="float" office:value="7.96408364187913" calcext:value-type="float">
            <text:p>7,96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L$95:.$L$116])/COUNT([.$L$95:.$L$116]))" office:value-type="float" office:value="5.5425945085551" calcext:value-type="float">
            <text:p>5,54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M$95:.$M$115])/COUNT([.$M$95:.$M$115]))" office:value-type="float" office:value="5.81400957185208" calcext:value-type="float">
            <text:p>5,81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N$95:.$N$115])/COUNT([.$N$95:.$N$115]))" office:value-type="float" office:value="5.01653331348059" calcext:value-type="float">
            <text:p>5,02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O$95:.$O$117])/COUNT([.$O$95:.$O$117]))" office:value-type="float" office:value="5.23423723900023" calcext:value-type="float">
            <text:p>5,23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P$95:.$P$115])/COUNT([.$P$95:.$P$115]))" office:value-type="float" office:value="6.75408606485204" calcext:value-type="float">
            <text:p>6,75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Q$95:.$Q$114])/COUNT([.$Q$95:.$Q$114]))" office:value-type="float" office:value="11.8028672163299" calcext:value-type="float">
            <text:p>11,80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R$95:.$R$114])/COUNT([.$R$95:.$R$114]))" office:value-type="float" office:value="8.17931461547647" calcext:value-type="float">
            <text:p>8,18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S$95:.$S$115])/COUNT([.$S$95:.$S$115]))" office:value-type="float" office:value="5.69576039371257" calcext:value-type="float">
            <text:p>5,70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7" calcext:value-type="date">
            <text:p>17/10/22</text:p>
          </table:table-cell>
          <table:table-cell office:value-type="float" office:value="5479.19" calcext:value-type="float">
            <text:p>5479,19</text:p>
          </table:table-cell>
          <table:table-cell office:value-type="float" office:value="5427.69" calcext:value-type="float">
            <text:p>5427,69</text:p>
          </table:table-cell>
          <table:table-cell table:formula="of:=[.C97]-[.D97]" office:value-type="float" office:value="51.5" calcext:value-type="float">
            <text:p>51,5</text:p>
          </table:table-cell>
          <table:table-cell table:number-columns-repeated="2"/>
          <table:table-cell office:value-type="float" office:value="90.9400000000005" calcext:value-type="float">
            <text:p>90,9400000000005</text:p>
          </table:table-cell>
          <table:table-cell office:value-type="float" office:value="63.3400000000002" calcext:value-type="float">
            <text:p>63,3400000000002</text:p>
          </table:table-cell>
          <table:table-cell office:value-type="float" office:value="73.6899999999996" calcext:value-type="float">
            <text:p>73,6899999999996</text:p>
          </table:table-cell>
          <table:table-cell office:value-type="float" office:value="121.83" calcext:value-type="float">
            <text:p>121,83</text:p>
          </table:table-cell>
          <table:table-cell office:value-type="float" office:value="70.7200000000003" calcext:value-type="float">
            <text:p>70,7200000000003</text:p>
          </table:table-cell>
          <table:table-cell office:value-type="float" office:value="96.6900000000005" calcext:value-type="float">
            <text:p>96,6900000000005</text:p>
          </table:table-cell>
          <table:table-cell office:value-type="float" office:value="120.2" calcext:value-type="float">
            <text:p>120,2</text:p>
          </table:table-cell>
          <table:table-cell office:value-type="float" office:value="84.6599999999999" calcext:value-type="float">
            <text:p>84,6599999999999</text:p>
          </table:table-cell>
          <table:table-cell office:value-type="float" office:value="105.27" calcext:value-type="float">
            <text:p>105,27</text:p>
          </table:table-cell>
          <table:table-cell office:value-type="float" office:value="160.67" calcext:value-type="float">
            <text:p>160,67</text:p>
          </table:table-cell>
          <table:table-cell office:value-type="float" office:value="84.9499999999998" calcext:value-type="float">
            <text:p>84,9499999999998</text:p>
          </table:table-cell>
          <table:table-cell office:value-type="float" office:value="111.35" calcext:value-type="float">
            <text:p>111,35</text:p>
          </table:table-cell>
          <table:table-cell/>
          <table:table-cell table:style-name="ce6" office:value-type="string" calcext:value-type="string">
            <text:p>Modo</text:p>
          </table:table-cell>
          <table:table-cell table:style-name="ce11" table:formula="of:=MODE([.$H$95:.$H$11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I$95:.$I$113])" office:value-type="float" office:value="65.54" calcext:value-type="float">
            <text:p>65,54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J$95:.$J$116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K$95:.$K$113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L$95:.$L$116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M$95:.$M$115])" office:value-type="float" office:value="61.0900000000001" calcext:value-type="float">
            <text:p>61,09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N$95:.$N$11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O$95:.$O$117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P$95:.$P$115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Q$95:.$Q$114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R$95:.$R$114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S$95:.$S$115])" office:value-type="float" office:value="61.5200000000004" calcext:value-type="float">
            <text:p>61,52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4" calcext:value-type="date">
            <text:p>14/10/22</text:p>
          </table:table-cell>
          <table:table-cell office:value-type="float" office:value="5513.18" calcext:value-type="float">
            <text:p>5513,18</text:p>
          </table:table-cell>
          <table:table-cell office:value-type="float" office:value="5417.39" calcext:value-type="float">
            <text:p>5417,39</text:p>
          </table:table-cell>
          <table:table-cell table:formula="of:=[.C98]-[.D98]" office:value-type="float" office:value="95.79" calcext:value-type="float">
            <text:p>95,79</text:p>
          </table:table-cell>
          <table:table-cell table:number-columns-repeated="2"/>
          <table:table-cell office:value-type="float" office:value="82.6300000000001" calcext:value-type="float">
            <text:p>82,6300000000001</text:p>
          </table:table-cell>
          <table:table-cell office:value-type="float" office:value="57.8299999999999" calcext:value-type="float">
            <text:p>57,8299999999999</text:p>
          </table:table-cell>
          <table:table-cell office:value-type="float" office:value="92.25" calcext:value-type="float">
            <text:p>92,25</text:p>
          </table:table-cell>
          <table:table-cell office:value-type="float" office:value="119.66" calcext:value-type="float">
            <text:p>119,66</text:p>
          </table:table-cell>
          <table:table-cell office:value-type="float" office:value="99.1000000000004" calcext:value-type="float">
            <text:p>99,1000000000004</text:p>
          </table:table-cell>
          <table:table-cell office:value-type="float" office:value="77.5599999999995" calcext:value-type="float">
            <text:p>77,5599999999995</text:p>
          </table:table-cell>
          <table:table-cell office:value-type="float" office:value="61.1499999999996" calcext:value-type="float">
            <text:p>61,1499999999996</text:p>
          </table:table-cell>
          <table:table-cell office:value-type="float" office:value="65.3199999999997" calcext:value-type="float">
            <text:p>65,3199999999997</text:p>
          </table:table-cell>
          <table:table-cell office:value-type="float" office:value="91.2599999999993" calcext:value-type="float">
            <text:p>91,2599999999993</text:p>
          </table:table-cell>
          <table:table-cell office:value-type="float" office:value="109.17" calcext:value-type="float">
            <text:p>109,17</text:p>
          </table:table-cell>
          <table:table-cell office:value-type="float" office:value="122.3" calcext:value-type="float">
            <text:p>122,3</text:p>
          </table:table-cell>
          <table:table-cell office:value-type="float" office:value="69.1399999999994" calcext:value-type="float">
            <text:p>69,1399999999994</text:p>
          </table:table-cell>
          <table:table-cell/>
          <table:table-cell table:style-name="ce6" office:value-type="string" calcext:value-type="string">
            <text:p>Mediana</text:p>
          </table:table-cell>
          <table:table-cell table:style-name="ce11" table:formula="of:=MEDIAN([.$H$95:.$H$115])" office:value-type="float" office:value="86.5" calcext:value-type="float">
            <text:p>86,5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I$95:.$I$113])" office:value-type="float" office:value="67.75" calcext:value-type="float">
            <text:p>67,75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J$95:.$J$116])" office:value-type="float" office:value="90.6200000000004" calcext:value-type="float">
            <text:p>90,62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K$95:.$K$113])" office:value-type="float" office:value="93.6700000000001" calcext:value-type="float">
            <text:p>93,67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L$95:.$L$116])" office:value-type="float" office:value="84.1050000000005" calcext:value-type="float">
            <text:p>84,11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M$95:.$M$115])" office:value-type="float" office:value="75.96" calcext:value-type="float">
            <text:p>75,96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N$95:.$N$115])" office:value-type="float" office:value="79.6000000000004" calcext:value-type="float">
            <text:p>79,6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O$95:.$O$117])" office:value-type="float" office:value="76.2999999999993" calcext:value-type="float">
            <text:p>76,30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P$95:.$P$115])" office:value-type="float" office:value="82.4400000000005" calcext:value-type="float">
            <text:p>82,44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Q$95:.$Q$114])" office:value-type="float" office:value="99.905" calcext:value-type="float">
            <text:p>99,91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R$95:.$R$114])" office:value-type="float" office:value="120.255000000001" calcext:value-type="float">
            <text:p>120,26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S$95:.$S$115])" office:value-type="float" office:value="69.1399999999994" calcext:value-type="float">
            <text:p>69,14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3" calcext:value-type="date">
            <text:p>13/10/22</text:p>
          </table:table-cell>
          <table:table-cell office:value-type="float" office:value="5564.67" calcext:value-type="float">
            <text:p>5564,67</text:p>
          </table:table-cell>
          <table:table-cell office:value-type="float" office:value="5408.12" calcext:value-type="float">
            <text:p>5408,12</text:p>
          </table:table-cell>
          <table:table-cell table:formula="of:=[.C99]-[.D99]" office:value-type="float" office:value="156.55" calcext:value-type="float">
            <text:p>156,55</text:p>
          </table:table-cell>
          <table:table-cell table:number-columns-repeated="2"/>
          <table:table-cell office:value-type="float" office:value="103.7" calcext:value-type="float">
            <text:p>103,7</text:p>
          </table:table-cell>
          <table:table-cell office:value-type="float" office:value="88.6700000000001" calcext:value-type="float">
            <text:p>88,6700000000001</text:p>
          </table:table-cell>
          <table:table-cell office:value-type="float" office:value="103.719999999999" calcext:value-type="float">
            <text:p>103,719999999999</text:p>
          </table:table-cell>
          <table:table-cell office:value-type="float" office:value="158.099999999999" calcext:value-type="float">
            <text:p>158,099999999999</text:p>
          </table:table-cell>
          <table:table-cell office:value-type="float" office:value="62.6800000000003" calcext:value-type="float">
            <text:p>62,6800000000003</text:p>
          </table:table-cell>
          <table:table-cell office:value-type="float" office:value="75.96" calcext:value-type="float">
            <text:p>75,96</text:p>
          </table:table-cell>
          <table:table-cell office:value-type="float" office:value="128.629999999999" calcext:value-type="float">
            <text:p>128,629999999999</text:p>
          </table:table-cell>
          <table:table-cell office:value-type="float" office:value="59.0499999999993" calcext:value-type="float">
            <text:p>59,0499999999993</text:p>
          </table:table-cell>
          <table:table-cell office:value-type="float" office:value="128.59" calcext:value-type="float">
            <text:p>128,59</text:p>
          </table:table-cell>
          <table:table-cell office:value-type="float" office:value="83.4200000000001" calcext:value-type="float">
            <text:p>83,4200000000001</text:p>
          </table:table-cell>
          <table:table-cell office:value-type="float" office:value="42.4700000000003" calcext:value-type="float">
            <text:p>42,4700000000003</text:p>
          </table:table-cell>
          <table:table-cell office:value-type="float" office:value="62.54" calcext:value-type="float">
            <text:p>62,54</text:p>
          </table:table-cell>
          <table:table-cell/>
          <table:table-cell table:style-name="ce6" office:value-type="string" calcext:value-type="string">
            <text:p>Primeiro quartil</text:p>
          </table:table-cell>
          <table:table-cell table:style-name="ce11" table:formula="of:=QUARTILE([.$H$95:.$H$115]; 1)" office:value-type="float" office:value="68.75" calcext:value-type="float">
            <text:p>68,75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I$95:.$I$113]; 1)" office:value-type="float" office:value="60.8600000000001" calcext:value-type="float">
            <text:p>60,86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J$95:.$J$116]; 1)" office:value-type="float" office:value="75.2999999999997" calcext:value-type="float">
            <text:p>75,3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K$95:.$K$113]; 1)" office:value-type="float" office:value="73.0950000000003" calcext:value-type="float">
            <text:p>73,10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L$95:.$L$116]; 1)" office:value-type="float" office:value="71.6550000000002" calcext:value-type="float">
            <text:p>71,66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M$95:.$M$115]; 1)" office:value-type="float" office:value="63.7399999999998" calcext:value-type="float">
            <text:p>63,74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N$95:.$N$115]; 1)" office:value-type="float" office:value="70.5500000000002" calcext:value-type="float">
            <text:p>70,55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O$95:.$O$117]; 1)" office:value-type="float" office:value="60.6199999999995" calcext:value-type="float">
            <text:p>60,62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P$95:.$P$115]; 1)" office:value-type="float" office:value="63.7799999999997" calcext:value-type="float">
            <text:p>63,78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Q$95:.$Q$114]; 1)" office:value-type="float" office:value="64.2450000000001" calcext:value-type="float">
            <text:p>64,25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R$95:.$R$114]; 1)" office:value-type="float" office:value="81.3674999999998" calcext:value-type="float">
            <text:p>81,37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S$95:.$S$115]; 1)" office:value-type="float" office:value="62.0300000000007" calcext:value-type="float">
            <text:p>62,03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1" calcext:value-type="date">
            <text:p>11/10/22</text:p>
          </table:table-cell>
          <table:table-cell office:value-type="float" office:value="5487.43" calcext:value-type="float">
            <text:p>5487,43</text:p>
          </table:table-cell>
          <table:table-cell office:value-type="float" office:value="5356.11" calcext:value-type="float">
            <text:p>5356,11</text:p>
          </table:table-cell>
          <table:table-cell table:formula="of:=[.C100]-[.D100]" office:value-type="float" office:value="131.320000000001" calcext:value-type="float">
            <text:p>131,320000000001</text:p>
          </table:table-cell>
          <table:table-cell table:number-columns-repeated="2"/>
          <table:table-cell office:value-type="float" office:value="63.21" calcext:value-type="float">
            <text:p>63,21</text:p>
          </table:table-cell>
          <table:table-cell office:value-type="float" office:value="67.75" calcext:value-type="float">
            <text:p>67,75</text:p>
          </table:table-cell>
          <table:table-cell office:value-type="float" office:value="102.08" calcext:value-type="float">
            <text:p>102,08</text:p>
          </table:table-cell>
          <table:table-cell office:value-type="float" office:value="181.389999999999" calcext:value-type="float">
            <text:p>181,389999999999</text:p>
          </table:table-cell>
          <table:table-cell office:value-type="float" office:value="83.5700000000006" calcext:value-type="float">
            <text:p>83,5700000000006</text:p>
          </table:table-cell>
          <table:table-cell office:value-type="float" office:value="86.0500000000002" calcext:value-type="float">
            <text:p>86,0500000000002</text:p>
          </table:table-cell>
          <table:table-cell office:value-type="float" office:value="73.2800000000007" calcext:value-type="float">
            <text:p>73,2800000000007</text:p>
          </table:table-cell>
          <table:table-cell office:value-type="float" office:value="42.3299999999999" calcext:value-type="float">
            <text:p>42,3299999999999</text:p>
          </table:table-cell>
          <table:table-cell office:value-type="float" office:value="102.67" calcext:value-type="float">
            <text:p>102,67</text:p>
          </table:table-cell>
          <table:table-cell office:value-type="float" office:value="107.62" calcext:value-type="float">
            <text:p>107,62</text:p>
          </table:table-cell>
          <table:table-cell office:value-type="float" office:value="70.6199999999999" calcext:value-type="float">
            <text:p>70,6199999999999</text:p>
          </table:table-cell>
          <table:table-cell office:value-type="float" office:value="66.0900000000001" calcext:value-type="float">
            <text:p>66,0900000000001</text:p>
          </table:table-cell>
          <table:table-cell/>
          <table:table-cell table:style-name="ce6" office:value-type="string" calcext:value-type="string">
            <text:p>Terceiro quartil</text:p>
          </table:table-cell>
          <table:table-cell table:style-name="ce11" table:formula="of:=QUARTILE([.$H$95:.$H$115]; 3)" office:value-type="float" office:value="100.93" calcext:value-type="float">
            <text:p>100,9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I$95:.$I$113]; 3)" office:value-type="float" office:value="86.7449999999999" calcext:value-type="float">
            <text:p>86,7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J$95:.$J$116]; 3)" office:value-type="float" office:value="104.5375" calcext:value-type="float">
            <text:p>104,54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K$95:.$K$113]; 3)" office:value-type="float" office:value="119.115" calcext:value-type="float">
            <text:p>119,12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L$95:.$L$116]; 3)" office:value-type="float" office:value="108.88" calcext:value-type="float">
            <text:p>108,88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M$95:.$M$115]; 3)" office:value-type="float" office:value="96.6900000000005" calcext:value-type="float">
            <text:p>96,69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N$95:.$N$115]; 3)" office:value-type="float" office:value="91.7200000000003" calcext:value-type="float">
            <text:p>91,72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O$95:.$O$117]; 3)" office:value-type="float" office:value="100.860000000001" calcext:value-type="float">
            <text:p>100,86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P$95:.$P$115]; 3)" office:value-type="float" office:value="102.67" calcext:value-type="float">
            <text:p>102,67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Q$95:.$Q$114]; 3)" office:value-type="float" office:value="133.507500000001" calcext:value-type="float">
            <text:p>133,51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R$95:.$R$114]; 3)" office:value-type="float" office:value="133.4325" calcext:value-type="float">
            <text:p>133,43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S$95:.$S$115]; 3)" office:value-type="float" office:value="95.5899999999992" calcext:value-type="float">
            <text:p>95,59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10" calcext:value-type="date">
            <text:p>10/10/22</text:p>
          </table:table-cell>
          <table:table-cell office:value-type="float" office:value="5398.34" calcext:value-type="float">
            <text:p>5398,34</text:p>
          </table:table-cell>
          <table:table-cell office:value-type="float" office:value="5343.24" calcext:value-type="float">
            <text:p>5343,24</text:p>
          </table:table-cell>
          <table:table-cell table:formula="of:=[.C101]-[.D101]" office:value-type="float" office:value="55.1000000000004" calcext:value-type="float">
            <text:p>55,1000000000004</text:p>
          </table:table-cell>
          <table:table-cell table:number-columns-repeated="2"/>
          <table:table-cell office:value-type="float" office:value="79.8500000000004" calcext:value-type="float">
            <text:p>79,8500000000004</text:p>
          </table:table-cell>
          <table:table-cell office:value-type="float" office:value="61.1300000000001" calcext:value-type="float">
            <text:p>61,1300000000001</text:p>
          </table:table-cell>
          <table:table-cell office:value-type="float" office:value="109.72" calcext:value-type="float">
            <text:p>109,72</text:p>
          </table:table-cell>
          <table:table-cell office:value-type="float" office:value="76.8800000000001" calcext:value-type="float">
            <text:p>76,8800000000001</text:p>
          </table:table-cell>
          <table:table-cell office:value-type="float" office:value="70.71" calcext:value-type="float">
            <text:p>70,71</text:p>
          </table:table-cell>
          <table:table-cell office:value-type="float" office:value="72.7799999999998" calcext:value-type="float">
            <text:p>72,7799999999998</text:p>
          </table:table-cell>
          <table:table-cell office:value-type="float" office:value="89.0900000000002" calcext:value-type="float">
            <text:p>89,0900000000002</text:p>
          </table:table-cell>
          <table:table-cell office:value-type="float" office:value="86.75" calcext:value-type="float">
            <text:p>86,75</text:p>
          </table:table-cell>
          <table:table-cell office:value-type="float" office:value="82.4400000000005" calcext:value-type="float">
            <text:p>82,4400000000005</text:p>
          </table:table-cell>
          <table:table-cell office:value-type="float" office:value="140.07" calcext:value-type="float">
            <text:p>140,07</text:p>
          </table:table-cell>
          <table:table-cell office:value-type="float" office:value="119.23" calcext:value-type="float">
            <text:p>119,23</text:p>
          </table:table-cell>
          <table:table-cell office:value-type="float" office:value="62.0300000000007" calcext:value-type="float">
            <text:p>62,0300000000007</text:p>
          </table:table-cell>
          <table:table-cell/>
          <table:table-cell table:style-name="ce6" office:value-type="string" calcext:value-type="string">
            <text:p>Variância</text:p>
          </table:table-cell>
          <table:table-cell table:style-name="ce11" table:formula="of:=VAR([.$H$95:.$H$115])" office:value-type="float" office:value="677.627993333336" calcext:value-type="float">
            <text:p>677,63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I$95:.$I$113])" office:value-type="float" office:value="524.226137426907" calcext:value-type="float">
            <text:p>524,23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J$95:.$J$116])" office:value-type="float" office:value="530.797880735935" calcext:value-type="float">
            <text:p>530,80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K$95:.$K$113])" office:value-type="float" office:value="1205.10593684209" calcext:value-type="float">
            <text:p>1.205,11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L$95:.$L$116])" office:value-type="float" office:value="675.847785497833" calcext:value-type="float">
            <text:p>675,8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M$95:.$M$115])" office:value-type="float" office:value="709.856853333339" calcext:value-type="float">
            <text:p>709,86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N$95:.$N$115])" office:value-type="float" office:value="528.477736190472" calcext:value-type="float">
            <text:p>528,48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O$95:.$O$117])" office:value-type="float" office:value="630.136507905145" calcext:value-type="float">
            <text:p>630,14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P$95:.$P$115])" office:value-type="float" office:value="957.971249999999" calcext:value-type="float">
            <text:p>957,97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Q$95:.$Q$114])" office:value-type="float" office:value="2786.15349052629" calcext:value-type="float">
            <text:p>2.786,15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R$95:.$R$114])" office:value-type="float" office:value="1338.02375157894" calcext:value-type="float">
            <text:p>1.338,02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S$95:.$S$115])" office:value-type="float" office:value="681.275415714281" calcext:value-type="float">
            <text:p>681,28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07" calcext:value-type="date">
            <text:p>07/10/22</text:p>
          </table:table-cell>
          <table:table-cell office:value-type="float" office:value="5433.87" calcext:value-type="float">
            <text:p>5433,87</text:p>
          </table:table-cell>
          <table:table-cell office:value-type="float" office:value="5374.65" calcext:value-type="float">
            <text:p>5374,65</text:p>
          </table:table-cell>
          <table:table-cell table:formula="of:=[.C102]-[.D102]" office:value-type="float" office:value="59.2200000000003" calcext:value-type="float">
            <text:p>59,2200000000003</text:p>
          </table:table-cell>
          <table:table-cell table:number-columns-repeated="2"/>
          <table:table-cell office:value-type="float" office:value="92.6000000000004" calcext:value-type="float">
            <text:p>92,6000000000004</text:p>
          </table:table-cell>
          <table:table-cell office:value-type="float" office:value="60.5900000000001" calcext:value-type="float">
            <text:p>60,5900000000001</text:p>
          </table:table-cell>
          <table:table-cell office:value-type="float" office:value="49.6800000000003" calcext:value-type="float">
            <text:p>49,6800000000003</text:p>
          </table:table-cell>
          <table:table-cell office:value-type="float" office:value="49.8100000000004" calcext:value-type="float">
            <text:p>49,8100000000004</text:p>
          </table:table-cell>
          <table:table-cell office:value-type="float" office:value="74.46" calcext:value-type="float">
            <text:p>74,46</text:p>
          </table:table-cell>
          <table:table-cell office:value-type="float" office:value="71.7200000000003" calcext:value-type="float">
            <text:p>71,7200000000003</text:p>
          </table:table-cell>
          <table:table-cell office:value-type="float" office:value="86.9799999999996" calcext:value-type="float">
            <text:p>86,9799999999996</text:p>
          </table:table-cell>
          <table:table-cell office:value-type="float" office:value="56.96" calcext:value-type="float">
            <text:p>56,96</text:p>
          </table:table-cell>
          <table:table-cell office:value-type="float" office:value="76.2199999999993" calcext:value-type="float">
            <text:p>76,2199999999993</text:p>
          </table:table-cell>
          <table:table-cell office:value-type="float" office:value="65.9200000000001" calcext:value-type="float">
            <text:p>65,9200000000001</text:p>
          </table:table-cell>
          <table:table-cell office:value-type="float" office:value="88.0200000000004" calcext:value-type="float">
            <text:p>88,0200000000004</text:p>
          </table:table-cell>
          <table:table-cell office:value-type="float" office:value="152.03" calcext:value-type="float">
            <text:p>152,03</text:p>
          </table:table-cell>
          <table:table-cell/>
          <table:table-cell table:style-name="ce6" office:value-type="string" calcext:value-type="string">
            <text:p>Desvio padrão</text:p>
          </table:table-cell>
          <table:table-cell table:style-name="ce11" table:formula="of:=STDEV([.$H$95:.$H$115])" office:value-type="float" office:value="26.0312887374662" calcext:value-type="float">
            <text:p>26,03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I$95:.$I$113])" office:value-type="float" office:value="22.8959851814004" calcext:value-type="float">
            <text:p>22,9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J$95:.$J$116])" office:value-type="float" office:value="23.039051211713" calcext:value-type="float">
            <text:p>23,04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K$95:.$K$113])" office:value-type="float" office:value="34.7146357728565" calcext:value-type="float">
            <text:p>34,71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L$95:.$L$116])" office:value-type="float" office:value="25.9970726332376" calcext:value-type="float">
            <text:p>26,0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M$95:.$M$115])" office:value-type="float" office:value="26.6431389542099" calcext:value-type="float">
            <text:p>26,64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N$95:.$N$115])" office:value-type="float" office:value="22.9886436352924" calcext:value-type="float">
            <text:p>22,99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O$95:.$O$117])" office:value-type="float" office:value="25.1025199512946" calcext:value-type="float">
            <text:p>25,10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P$95:.$P$115])" office:value-type="float" office:value="30.9511106424309" calcext:value-type="float">
            <text:p>30,95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Q$95:.$Q$114])" office:value-type="float" office:value="52.7840268502347" calcext:value-type="float">
            <text:p>52,7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R$95:.$R$114])" office:value-type="float" office:value="36.5790069791259" calcext:value-type="float">
            <text:p>36,58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S$95:.$S$115])" office:value-type="float" office:value="26.1012531445193" calcext:value-type="float">
            <text:p>26,10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06" calcext:value-type="date">
            <text:p>06/10/22</text:p>
          </table:table-cell>
          <table:table-cell office:value-type="float" office:value="5415.33" calcext:value-type="float">
            <text:p>5415,33</text:p>
          </table:table-cell>
          <table:table-cell office:value-type="float" office:value="5356.63" calcext:value-type="float">
            <text:p>5356,63</text:p>
          </table:table-cell>
          <table:table-cell table:formula="of:=[.C103]-[.D103]" office:value-type="float" office:value="58.6999999999998" calcext:value-type="float">
            <text:p>58,6999999999998</text:p>
          </table:table-cell>
          <table:table-cell table:number-columns-repeated="2"/>
          <table:table-cell office:value-type="float" office:value="128.089999999999" calcext:value-type="float">
            <text:p>128,089999999999</text:p>
          </table:table-cell>
          <table:table-cell office:value-type="float" office:value="65.54" calcext:value-type="float">
            <text:p>65,54</text:p>
          </table:table-cell>
          <table:table-cell office:value-type="float" office:value="108.08" calcext:value-type="float">
            <text:p>108,08</text:p>
          </table:table-cell>
          <table:table-cell office:value-type="float" office:value="69.3100000000004" calcext:value-type="float">
            <text:p>69,3100000000004</text:p>
          </table:table-cell>
          <table:table-cell office:value-type="float" office:value="83.5699999999997" calcext:value-type="float">
            <text:p>83,5699999999997</text:p>
          </table:table-cell>
          <table:table-cell office:value-type="float" office:value="61.0900000000001" calcext:value-type="float">
            <text:p>61,0900000000001</text:p>
          </table:table-cell>
          <table:table-cell office:value-type="float" office:value="69.5799999999999" calcext:value-type="float">
            <text:p>69,5799999999999</text:p>
          </table:table-cell>
          <table:table-cell office:value-type="float" office:value="55.9099999999999" calcext:value-type="float">
            <text:p>55,9099999999999</text:p>
          </table:table-cell>
          <table:table-cell office:value-type="float" office:value="85.04" calcext:value-type="float">
            <text:p>85,04</text:p>
          </table:table-cell>
          <table:table-cell office:value-type="float" office:value="45.8299999999999" calcext:value-type="float">
            <text:p>45,8299999999999</text:p>
          </table:table-cell>
          <table:table-cell office:value-type="float" office:value="67.5500000000002" calcext:value-type="float">
            <text:p>67,5500000000002</text:p>
          </table:table-cell>
          <table:table-cell office:value-type="float" office:value="52.3699999999999" calcext:value-type="float">
            <text:p>52,3699999999999</text:p>
          </table:table-cell>
          <table:table-cell/>
          <table:table-cell table:style-name="ce6" office:value-type="string" calcext:value-type="string">
            <text:p>Curtose</text:p>
          </table:table-cell>
          <table:table-cell table:style-name="ce11" table:formula="of:=KURT([.$H$95:.$H$115])" office:value-type="float" office:value="-0.0776847422342799" calcext:value-type="float">
            <text:p>-0,08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I$95:.$I$113])" office:value-type="float" office:value="2.88744952844334" calcext:value-type="float">
            <text:p>2,89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J$95:.$J$116])" office:value-type="float" office:value="1.83234265900484" calcext:value-type="float">
            <text:p>1,83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K$95:.$K$113])" office:value-type="float" office:value="0.520862811355967" calcext:value-type="float">
            <text:p>0,52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L$95:.$L$116])" office:value-type="float" office:value="0.265275256565976" calcext:value-type="float">
            <text:p>0,27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M$95:.$M$115])" office:value-type="float" office:value="-0.233821619334989" calcext:value-type="float">
            <text:p>-0,23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N$95:.$N$115])" office:value-type="float" office:value="-0.62798729288796" calcext:value-type="float">
            <text:p>-0,63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O$95:.$O$117])" office:value-type="float" office:value="-0.941187103513609" calcext:value-type="float">
            <text:p>-0,9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P$95:.$P$115])" office:value-type="float" office:value="0.743664941162173" calcext:value-type="float">
            <text:p>0,7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Q$95:.$Q$114])" office:value-type="float" office:value="2.73766802846481" calcext:value-type="float">
            <text:p>2,74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R$95:.$R$114])" office:value-type="float" office:value="-0.800225903215546" calcext:value-type="float">
            <text:p>-0,80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S$95:.$S$115])" office:value-type="float" office:value="1.08517241036149" calcext:value-type="float">
            <text:p>1,09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05" calcext:value-type="date">
            <text:p>05/10/22</text:p>
          </table:table-cell>
          <table:table-cell office:value-type="float" office:value="5431.3" calcext:value-type="float">
            <text:p>5431,3</text:p>
          </table:table-cell>
          <table:table-cell office:value-type="float" office:value="5347.36" calcext:value-type="float">
            <text:p>5347,36</text:p>
          </table:table-cell>
          <table:table-cell table:formula="of:=[.C104]-[.D104]" office:value-type="float" office:value="83.9400000000005" calcext:value-type="float">
            <text:p>83,9400000000005</text:p>
          </table:table-cell>
          <table:table-cell table:number-columns-repeated="2"/>
          <table:table-cell office:value-type="float" office:value="86.5" calcext:value-type="float">
            <text:p>86,5</text:p>
          </table:table-cell>
          <table:table-cell office:value-type="float" office:value="78.21" calcext:value-type="float">
            <text:p>78,21</text:p>
          </table:table-cell>
          <table:table-cell office:value-type="float" office:value="89.5300000000007" calcext:value-type="float">
            <text:p>89,5300000000007</text:p>
          </table:table-cell>
          <table:table-cell office:value-type="float" office:value="57.9399999999996" calcext:value-type="float">
            <text:p>57,9399999999996</text:p>
          </table:table-cell>
          <table:table-cell office:value-type="float" office:value="83.04" calcext:value-type="float">
            <text:p>83,04</text:p>
          </table:table-cell>
          <table:table-cell office:value-type="float" office:value="53.1299999999992" calcext:value-type="float">
            <text:p>53,1299999999992</text:p>
          </table:table-cell>
          <table:table-cell office:value-type="float" office:value="90.1499999999996" calcext:value-type="float">
            <text:p>90,1499999999996</text:p>
          </table:table-cell>
          <table:table-cell office:value-type="float" office:value="82.0500000000002" calcext:value-type="float">
            <text:p>82,0500000000002</text:p>
          </table:table-cell>
          <table:table-cell office:value-type="float" office:value="166.97" calcext:value-type="float">
            <text:p>166,97</text:p>
          </table:table-cell>
          <table:table-cell office:value-type="float" office:value="66.9499999999998" calcext:value-type="float">
            <text:p>66,9499999999998</text:p>
          </table:table-cell>
          <table:table-cell office:value-type="float" office:value="146.86" calcext:value-type="float">
            <text:p>146,86</text:p>
          </table:table-cell>
          <table:table-cell office:value-type="float" office:value="71.1800000000003" calcext:value-type="float">
            <text:p>71,1800000000003</text:p>
          </table:table-cell>
          <table:table-cell/>
          <table:table-cell table:style-name="ce6" office:value-type="string" calcext:value-type="string">
            <text:p>Inclinação</text:p>
          </table:table-cell>
          <table:table-cell table:style-name="ce11" table:formula="of:=SKEW([.$H$95:.$H$115])" office:value-type="float" office:value="0.635343363262023" calcext:value-type="float">
            <text:p>0,64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I$95:.$I$113])" office:value-type="float" office:value="1.41075269123977" calcext:value-type="float">
            <text:p>1,41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J$95:.$J$116])" office:value-type="float" office:value="0.669882096107665" calcext:value-type="float">
            <text:p>0,67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K$95:.$K$113])" office:value-type="float" office:value="0.836268677802038" calcext:value-type="float">
            <text:p>0,84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L$95:.$L$116])" office:value-type="float" office:value="0.96619836326792" calcext:value-type="float">
            <text:p>0,97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M$95:.$M$115])" office:value-type="float" office:value="0.711360958367642" calcext:value-type="float">
            <text:p>0,71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N$95:.$N$115])" office:value-type="float" office:value="0.543742721347841" calcext:value-type="float">
            <text:p>0,54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O$95:.$O$117])" office:value-type="float" office:value="0.334303790674308" calcext:value-type="float">
            <text:p>0,33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P$95:.$P$115])" office:value-type="float" office:value="0.864355658739351" calcext:value-type="float">
            <text:p>0,86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Q$95:.$Q$114])" office:value-type="float" office:value="1.40408150562549" calcext:value-type="float">
            <text:p>1,40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R$95:.$R$114])" office:value-type="float" office:value="-0.0208025549678726" calcext:value-type="float">
            <text:p>-0,02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S$95:.$S$115])" office:value-type="float" office:value="1.20923806139222" calcext:value-type="float">
            <text:p>1,21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04" calcext:value-type="date">
            <text:p>04/10/22</text:p>
          </table:table-cell>
          <table:table-cell office:value-type="float" office:value="5410.7" calcext:value-type="float">
            <text:p>5410,7</text:p>
          </table:table-cell>
          <table:table-cell office:value-type="float" office:value="5295.86" calcext:value-type="float">
            <text:p>5295,86</text:p>
          </table:table-cell>
          <table:table-cell table:formula="of:=[.C105]-[.D105]" office:value-type="float" office:value="114.84" calcext:value-type="float">
            <text:p>114,84</text:p>
          </table:table-cell>
          <table:table-cell table:number-columns-repeated="2"/>
          <table:table-cell office:value-type="float" office:value="53.2299999999996" calcext:value-type="float">
            <text:p>53,2299999999996</text:p>
          </table:table-cell>
          <table:table-cell office:value-type="float" office:value="93.6300000000001" calcext:value-type="float">
            <text:p>93,6300000000001</text:p>
          </table:table-cell>
          <table:table-cell office:value-type="float" office:value="86.79" calcext:value-type="float">
            <text:p>86,79</text:p>
          </table:table-cell>
          <table:table-cell office:value-type="float" office:value="56.8500000000004" calcext:value-type="float">
            <text:p>56,8500000000004</text:p>
          </table:table-cell>
          <table:table-cell office:value-type="float" office:value="92.1399999999994" calcext:value-type="float">
            <text:p>92,1399999999994</text:p>
          </table:table-cell>
          <table:table-cell office:value-type="float" office:value="123.78" calcext:value-type="float">
            <text:p>123,78</text:p>
          </table:table-cell>
          <table:table-cell office:value-type="float" office:value="78.54" calcext:value-type="float">
            <text:p>78,54</text:p>
          </table:table-cell>
          <table:table-cell office:value-type="float" office:value="68.9799999999996" calcext:value-type="float">
            <text:p>68,9799999999996</text:p>
          </table:table-cell>
          <table:table-cell office:value-type="float" office:value="64.3000000000002" calcext:value-type="float">
            <text:p>64,3000000000002</text:p>
          </table:table-cell>
          <table:table-cell office:value-type="float" office:value="51.5" calcext:value-type="float">
            <text:p>51,5</text:p>
          </table:table-cell>
          <table:table-cell office:value-type="float" office:value="122.82" calcext:value-type="float">
            <text:p>122,82</text:p>
          </table:table-cell>
          <table:table-cell office:value-type="float" office:value="67.6300000000001" calcext:value-type="float">
            <text:p>67,6300000000001</text:p>
          </table:table-cell>
          <table:table-cell/>
          <table:table-cell table:style-name="ce6" office:value-type="string" calcext:value-type="string">
            <text:p>Intervalo</text:p>
          </table:table-cell>
          <table:table-cell table:style-name="ce11" table:formula="of:=MAX([.$H$95:.$H$115])-MIN([.$H$95:.$H$115])" office:value-type="float" office:value="97.04" calcext:value-type="float">
            <text:p>97,04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I$95:.$I$113])-MIN([.$I$95:.$I$113])" office:value-type="float" office:value="100.79" calcext:value-type="float">
            <text:p>100,79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J$95:.$J$116])-MIN([.$J$95:.$J$116])" office:value-type="float" office:value="105.350000000001" calcext:value-type="float">
            <text:p>105,35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K$95:.$K$113])-MIN([.$K$95:.$K$113])" office:value-type="float" office:value="131.579999999999" calcext:value-type="float">
            <text:p>131,58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L$95:.$L$116])-MIN([.$L$95:.$L$116])" office:value-type="float" office:value="94.81" calcext:value-type="float">
            <text:p>94,8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M$95:.$M$115])-MIN([.$M$95:.$M$115])" office:value-type="float" office:value="95.6299999999999" calcext:value-type="float">
            <text:p>95,63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N$95:.$N$115])-MIN([.$N$95:.$N$115])" office:value-type="float" office:value="79.6099999999995" calcext:value-type="float">
            <text:p>79,61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O$95:.$O$117])-MIN([.$O$95:.$O$117])" office:value-type="float" office:value="84.6600000000001" calcext:value-type="float">
            <text:p>84,66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P$95:.$P$115])-MIN([.$P$95:.$P$115])" office:value-type="float" office:value="124.97" calcext:value-type="float">
            <text:p>124,97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Q$95:.$Q$114])-MIN([.$Q$95:.$Q$114])" office:value-type="float" office:value="216.689999999999" calcext:value-type="float">
            <text:p>216,69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R$95:.$R$114])-MIN([.$R$95:.$R$114])" office:value-type="float" office:value="136.119999999999" calcext:value-type="float">
            <text:p>136,12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S$95:.$S$115])-MIN([.$S$95:.$S$115])" office:value-type="float" office:value="99.6600000000001" calcext:value-type="float">
            <text:p>99,66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10-03" calcext:value-type="date">
            <text:p>03/10/22</text:p>
          </table:table-cell>
          <table:table-cell office:value-type="float" office:value="5506.48" calcext:value-type="float">
            <text:p>5506,48</text:p>
          </table:table-cell>
          <table:table-cell office:value-type="float" office:value="5344.27" calcext:value-type="float">
            <text:p>5344,27</text:p>
          </table:table-cell>
          <table:table-cell table:formula="of:=[.C106]-[.D106]" office:value-type="float" office:value="162.209999999999" calcext:value-type="float">
            <text:p>162,209999999999</text:p>
          </table:table-cell>
          <table:table-cell table:number-columns-repeated="2"/>
          <table:table-cell office:value-type="float" office:value="50.46" calcext:value-type="float">
            <text:p>50,46</text:p>
          </table:table-cell>
          <table:table-cell office:value-type="float" office:value="90.3299999999999" calcext:value-type="float">
            <text:p>90,3299999999999</text:p>
          </table:table-cell>
          <table:table-cell office:value-type="float" office:value="91.71" calcext:value-type="float">
            <text:p>91,71</text:p>
          </table:table-cell>
          <table:table-cell office:value-type="float" office:value="79.0500000000002" calcext:value-type="float">
            <text:p>79,0500000000002</text:p>
          </table:table-cell>
          <table:table-cell office:value-type="float" office:value="78.21" calcext:value-type="float">
            <text:p>78,21</text:p>
          </table:table-cell>
          <table:table-cell office:value-type="float" office:value="70.1199999999999" calcext:value-type="float">
            <text:p>70,1199999999999</text:p>
          </table:table-cell>
          <table:table-cell office:value-type="float" office:value="79.6000000000004" calcext:value-type="float">
            <text:p>79,6000000000004</text:p>
          </table:table-cell>
          <table:table-cell office:value-type="float" office:value="44.4200000000001" calcext:value-type="float">
            <text:p>44,4200000000001</text:p>
          </table:table-cell>
          <table:table-cell office:value-type="float" office:value="77.7800000000007" calcext:value-type="float">
            <text:p>77,7800000000007</text:p>
          </table:table-cell>
          <table:table-cell office:value-type="float" office:value="95.79" calcext:value-type="float">
            <text:p>95,79</text:p>
          </table:table-cell>
          <table:table-cell office:value-type="float" office:value="93.1300000000001" calcext:value-type="float">
            <text:p>93,1300000000001</text:p>
          </table:table-cell>
          <table:table-cell office:value-type="float" office:value="100.17" calcext:value-type="float">
            <text:p>100,17</text:p>
          </table:table-cell>
          <table:table-cell/>
          <table:table-cell table:style-name="ce6" office:value-type="string" calcext:value-type="string">
            <text:p>Mínimo</text:p>
          </table:table-cell>
          <table:table-cell table:style-name="ce11" table:formula="of:=MIN([.$H$95:.$H$115])" office:value-type="float" office:value="50.46" calcext:value-type="float">
            <text:p>50,46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I$95:.$I$113])" office:value-type="float" office:value="41.8600000000006" calcext:value-type="float">
            <text:p>41,86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J$95:.$J$116])" office:value-type="float" office:value="49.6800000000003" calcext:value-type="float">
            <text:p>49,68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K$95:.$K$113])" office:value-type="float" office:value="49.8100000000004" calcext:value-type="float">
            <text:p>49,81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L$95:.$L$116])" office:value-type="float" office:value="60.54" calcext:value-type="float">
            <text:p>60,54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M$95:.$M$115])" office:value-type="float" office:value="39.8400000000001" calcext:value-type="float">
            <text:p>39,84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N$95:.$N$115])" office:value-type="float" office:value="49.0199999999995" calcext:value-type="float">
            <text:p>49,02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O$95:.$O$117])" office:value-type="float" office:value="42.3299999999999" calcext:value-type="float">
            <text:p>42,3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P$95:.$P$115])" office:value-type="float" office:value="42" calcext:value-type="float">
            <text:p>42,00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Q$95:.$Q$114])" office:value-type="float" office:value="45.8299999999999" calcext:value-type="float">
            <text:p>45,8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R$95:.$R$114])" office:value-type="float" office:value="42.4700000000003" calcext:value-type="float">
            <text:p>42,47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S$95:.$S$115])" office:value-type="float" office:value="52.3699999999999" calcext:value-type="float">
            <text:p>52,37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09-30" calcext:value-type="date">
            <text:p>30/09/22</text:p>
          </table:table-cell>
          <table:table-cell office:value-type="float" office:value="5628.53" calcext:value-type="float">
            <text:p>5628,53</text:p>
          </table:table-cell>
          <table:table-cell office:value-type="float" office:value="5527.59" calcext:value-type="float">
            <text:p>5527,59</text:p>
          </table:table-cell>
          <table:table-cell table:formula="of:=[.C107]-[.D107]" office:value-type="float" office:value="100.94" calcext:value-type="float">
            <text:p>100,94</text:p>
          </table:table-cell>
          <table:table-cell table:number-columns-repeated="2"/>
          <table:table-cell office:value-type="float" office:value="61.5499999999993" calcext:value-type="float">
            <text:p>61,5499999999993</text:p>
          </table:table-cell>
          <table:table-cell office:value-type="float" office:value="84.8199999999997" calcext:value-type="float">
            <text:p>84,8199999999997</text:p>
          </table:table-cell>
          <table:table-cell office:value-type="float" office:value="83.5199999999995" calcext:value-type="float">
            <text:p>83,5199999999995</text:p>
          </table:table-cell>
          <table:table-cell office:value-type="float" office:value="67.1399999999994" calcext:value-type="float">
            <text:p>67,1399999999994</text:p>
          </table:table-cell>
          <table:table-cell office:value-type="float" office:value="111.96" calcext:value-type="float">
            <text:p>111,96</text:p>
          </table:table-cell>
          <table:table-cell office:value-type="float" office:value="113.68" calcext:value-type="float">
            <text:p>113,68</text:p>
          </table:table-cell>
          <table:table-cell office:value-type="float" office:value="109.650000000001" calcext:value-type="float">
            <text:p>109,650000000001</text:p>
          </table:table-cell>
          <table:table-cell office:value-type="float" office:value="68.46" calcext:value-type="float">
            <text:p>68,46</text:p>
          </table:table-cell>
          <table:table-cell office:value-type="float" office:value="49.2600000000002" calcext:value-type="float">
            <text:p>49,2600000000002</text:p>
          </table:table-cell>
          <table:table-cell office:value-type="float" office:value="156.55" calcext:value-type="float">
            <text:p>156,55</text:p>
          </table:table-cell>
          <table:table-cell office:value-type="float" office:value="160.68" calcext:value-type="float">
            <text:p>160,68</text:p>
          </table:table-cell>
          <table:table-cell office:value-type="float" office:value="95.0799999999999" calcext:value-type="float">
            <text:p>95,0799999999999</text:p>
          </table:table-cell>
          <table:table-cell/>
          <table:table-cell table:style-name="ce6" office:value-type="string" calcext:value-type="string">
            <text:p>Máximo</text:p>
          </table:table-cell>
          <table:table-cell table:style-name="ce11" table:formula="of:=MAX([.$H$95:.$H$115])" office:value-type="float" office:value="147.5" calcext:value-type="float">
            <text:p>147,50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I$95:.$I$113])" office:value-type="float" office:value="142.650000000001" calcext:value-type="float">
            <text:p>142,6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J$95:.$J$116])" office:value-type="float" office:value="155.030000000001" calcext:value-type="float">
            <text:p>155,0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K$95:.$K$113])" office:value-type="float" office:value="181.389999999999" calcext:value-type="float">
            <text:p>181,3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L$95:.$L$116])" office:value-type="float" office:value="155.35" calcext:value-type="float">
            <text:p>155,35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M$95:.$M$115])" office:value-type="float" office:value="135.47" calcext:value-type="float">
            <text:p>135,47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N$95:.$N$115])" office:value-type="float" office:value="128.629999999999" calcext:value-type="float">
            <text:p>128,63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O$95:.$O$117])" office:value-type="float" office:value="126.99" calcext:value-type="float">
            <text:p>126,9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P$95:.$P$115])" office:value-type="float" office:value="166.97" calcext:value-type="float">
            <text:p>166,97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Q$95:.$Q$114])" office:value-type="float" office:value="262.519999999999" calcext:value-type="float">
            <text:p>262,52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R$95:.$R$114])" office:value-type="float" office:value="178.589999999999" calcext:value-type="float">
            <text:p>178,59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S$95:.$S$115])" office:value-type="float" office:value="152.03" calcext:value-type="float">
            <text:p>152,03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09-29" calcext:value-type="date">
            <text:p>29/09/22</text:p>
          </table:table-cell>
          <table:table-cell office:value-type="float" office:value="5632.88" calcext:value-type="float">
            <text:p>5632,88</text:p>
          </table:table-cell>
          <table:table-cell office:value-type="float" office:value="5574.81" calcext:value-type="float">
            <text:p>5574,81</text:p>
          </table:table-cell>
          <table:table-cell table:formula="of:=[.C108]-[.D108]" office:value-type="float" office:value="58.0699999999997" calcext:value-type="float">
            <text:p>58,0699999999997</text:p>
          </table:table-cell>
          <table:table-cell table:number-columns-repeated="2"/>
          <table:table-cell office:value-type="float" office:value="89.8299999999999" calcext:value-type="float">
            <text:p>89,8299999999999</text:p>
          </table:table-cell>
          <table:table-cell office:value-type="float" office:value="41.8600000000006" calcext:value-type="float">
            <text:p>41,8600000000006</text:p>
          </table:table-cell>
          <table:table-cell office:value-type="float" office:value="111.36" calcext:value-type="float">
            <text:p>111,36</text:p>
          </table:table-cell>
          <table:table-cell office:value-type="float" office:value="108.29" calcext:value-type="float">
            <text:p>108,29</text:p>
          </table:table-cell>
          <table:table-cell office:value-type="float" office:value="110.89" calcext:value-type="float">
            <text:p>110,89</text:p>
          </table:table-cell>
          <table:table-cell office:value-type="float" office:value="135.47" calcext:value-type="float">
            <text:p>135,47</text:p>
          </table:table-cell>
          <table:table-cell office:value-type="float" office:value="76.4399999999996" calcext:value-type="float">
            <text:p>76,4399999999996</text:p>
          </table:table-cell>
          <table:table-cell office:value-type="float" office:value="105.040000000001" calcext:value-type="float">
            <text:p>105,040000000001</text:p>
          </table:table-cell>
          <table:table-cell office:value-type="float" office:value="135.34" calcext:value-type="float">
            <text:p>135,34</text:p>
          </table:table-cell>
          <table:table-cell office:value-type="float" office:value="131.320000000001" calcext:value-type="float">
            <text:p>131,320000000001</text:p>
          </table:table-cell>
          <table:table-cell office:value-type="float" office:value="178.589999999999" calcext:value-type="float">
            <text:p>178,589999999999</text:p>
          </table:table-cell>
          <table:table-cell office:value-type="float" office:value="119.99" calcext:value-type="float">
            <text:p>119,99</text:p>
          </table:table-cell>
          <table:table-cell/>
          <table:table-cell table:style-name="ce6" office:value-type="string" calcext:value-type="string">
            <text:p>Soma</text:p>
          </table:table-cell>
          <table:table-cell table:style-name="ce11" table:formula="of:=SUM([.$H$95:.$H$115])" office:value-type="float" office:value="1856.75" calcext:value-type="float">
            <text:p>1.856,75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I$95:.$I$113])" office:value-type="float" office:value="1448.09" calcext:value-type="float">
            <text:p>1.448,09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J$95:.$J$116])" office:value-type="float" office:value="1981.97" calcext:value-type="float">
            <text:p>1.981,97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K$95:.$K$113])" office:value-type="float" office:value="1857.93" calcext:value-type="float">
            <text:p>1.857,9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L$95:.$L$116])" office:value-type="float" office:value="2032.81" calcext:value-type="float">
            <text:p>2.032,81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M$95:.$M$115])" office:value-type="float" office:value="1735.93" calcext:value-type="float">
            <text:p>1.735,9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N$95:.$N$115])" office:value-type="float" office:value="1804.91" calcext:value-type="float">
            <text:p>1.804,91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O$95:.$O$117])" office:value-type="float" office:value="1845.63" calcext:value-type="float">
            <text:p>1.845,63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P$95:.$P$115])" office:value-type="float" office:value="1837.5" calcext:value-type="float">
            <text:p>1.837,50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Q$95:.$Q$114])" office:value-type="float" office:value="2115.36" calcext:value-type="float">
            <text:p>2.115,36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R$95:.$R$114])" office:value-type="float" office:value="2193.32" calcext:value-type="float">
            <text:p>2.193,3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S$95:.$S$115])" office:value-type="float" office:value="1707.63" calcext:value-type="float">
            <text:p>1.707,63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09-28" calcext:value-type="date">
            <text:p>28/09/22</text:p>
          </table:table-cell>
          <table:table-cell office:value-type="float" office:value="5627.7" calcext:value-type="float">
            <text:p>5627,7</text:p>
          </table:table-cell>
          <table:table-cell office:value-type="float" office:value="5522.43" calcext:value-type="float">
            <text:p>5522,43</text:p>
          </table:table-cell>
          <table:table-cell table:formula="of:=[.C109]-[.D109]" office:value-type="float" office:value="105.27" calcext:value-type="float">
            <text:p>105,27</text:p>
          </table:table-cell>
          <table:table-cell table:number-columns-repeated="2"/>
          <table:table-cell office:value-type="float" office:value="123.650000000001" calcext:value-type="float">
            <text:p>123,650000000001</text:p>
          </table:table-cell>
          <table:table-cell office:value-type="float" office:value="81.5100000000002" calcext:value-type="float">
            <text:p>81,5100000000002</text:p>
          </table:table-cell>
          <table:table-cell office:value-type="float" office:value="106.99" calcext:value-type="float">
            <text:p>106,99</text:p>
          </table:table-cell>
          <table:table-cell office:value-type="float" office:value="89.8800000000001" calcext:value-type="float">
            <text:p>89,8800000000001</text:p>
          </table:table-cell>
          <table:table-cell office:value-type="float" office:value="84.6400000000003" calcext:value-type="float">
            <text:p>84,6400000000003</text:p>
          </table:table-cell>
          <table:table-cell office:value-type="float" office:value="58.4399999999996" calcext:value-type="float">
            <text:p>58,4399999999996</text:p>
          </table:table-cell>
          <table:table-cell office:value-type="float" office:value="91.7200000000003" calcext:value-type="float">
            <text:p>91,7200000000003</text:p>
          </table:table-cell>
          <table:table-cell office:value-type="float" office:value="115.49" calcext:value-type="float">
            <text:p>115,49</text:p>
          </table:table-cell>
          <table:table-cell office:value-type="float" office:value="57.04" calcext:value-type="float">
            <text:p>57,04</text:p>
          </table:table-cell>
          <table:table-cell office:value-type="float" office:value="55.1000000000004" calcext:value-type="float">
            <text:p>55,1000000000004</text:p>
          </table:table-cell>
          <table:table-cell office:value-type="float" office:value="66.0100000000002" calcext:value-type="float">
            <text:p>66,0100000000002</text:p>
          </table:table-cell>
          <table:table-cell office:value-type="float" office:value="68.6399999999994" calcext:value-type="float">
            <text:p>68,6399999999994</text:p>
          </table:table-cell>
          <table:table-cell/>
          <table:table-cell table:style-name="ce6" office:value-type="string" calcext:value-type="string">
            <text:p>Contagem</text:p>
          </table:table-cell>
          <table:table-cell table:style-name="ce11" table:formula="of:=COUNT([.$H$95:.$H$115])" office:value-type="float" office:value="21" calcext:value-type="float">
            <text:p>21,00</text:p>
          </table:table-cell>
          <table:table-cell table:style-name="ce6" office:value-type="string" calcext:value-type="string">
            <text:p>Contagem</text:p>
          </table:table-cell>
          <table:table-cell table:style-name="ce11" table:formula="of:=COUNT([.$I$95:.$I$113])" office:value-type="float" office:value="19" calcext:value-type="float">
            <text:p>19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J$95:.$J$116])" office:value-type="float" office:value="22" calcext:value-type="float">
            <text:p>22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K$95:.$K$113])" office:value-type="float" office:value="19" calcext:value-type="float">
            <text:p>19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L$95:.$L$116])" office:value-type="float" office:value="22" calcext:value-type="float">
            <text:p>22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M$95:.$M$115])" office:value-type="float" office:value="21" calcext:value-type="float">
            <text:p>21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N$95:.$N$115])" office:value-type="float" office:value="21" calcext:value-type="float">
            <text:p>21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O$95:.$O$117])" office:value-type="float" office:value="23" calcext:value-type="float">
            <text:p>23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P$95:.$P$115])" office:value-type="float" office:value="21" calcext:value-type="float">
            <text:p>21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Q$95:.$Q$114])" office:value-type="float" office:value="20" calcext:value-type="float">
            <text:p>20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R$95:.$R$114])" office:value-type="float" office:value="20" calcext:value-type="float">
            <text:p>20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S$95:.$S$115])" office:value-type="float" office:value="21" calcext:value-type="float">
            <text:p>21,00</text:p>
          </table:table-cell>
          <table:table-cell table:style-name="Default"/>
          <table:table-cell table:number-columns-repeated="212"/>
        </table:table-row>
        <table:table-row table:style-name="ro1">
          <table:table-cell/>
          <table:table-cell table:style-name="ce2" office:value-type="date" office:date-value="2022-09-27" calcext:value-type="date">
            <text:p>27/09/22</text:p>
          </table:table-cell>
          <table:table-cell office:value-type="float" office:value="5590.36" calcext:value-type="float">
            <text:p>5590,36</text:p>
          </table:table-cell>
          <table:table-cell office:value-type="float" office:value="5499.1" calcext:value-type="float">
            <text:p>5499,1</text:p>
          </table:table-cell>
          <table:table-cell table:formula="of:=[.C110]-[.D110]" office:value-type="float" office:value="91.2599999999993" calcext:value-type="float">
            <text:p>91,2599999999993</text:p>
          </table:table-cell>
          <table:table-cell table:number-columns-repeated="2"/>
          <table:table-cell office:value-type="float" office:value="68.75" calcext:value-type="float">
            <text:p>68,75</text:p>
          </table:table-cell>
          <table:table-cell office:value-type="float" office:value="77.6599999999999" calcext:value-type="float">
            <text:p>77,6599999999999</text:p>
          </table:table-cell>
          <table:table-cell office:value-type="float" office:value="71.5099999999993" calcext:value-type="float">
            <text:p>71,5099999999993</text:p>
          </table:table-cell>
          <table:table-cell office:value-type="float" office:value="85.5500000000002" calcext:value-type="float">
            <text:p>85,5500000000002</text:p>
          </table:table-cell>
          <table:table-cell office:value-type="float" office:value="60.54" calcext:value-type="float">
            <text:p>60,54</text:p>
          </table:table-cell>
          <table:table-cell office:value-type="float" office:value="63.75" calcext:value-type="float">
            <text:p>63,75</text:p>
          </table:table-cell>
          <table:table-cell office:value-type="float" office:value="124.41" calcext:value-type="float">
            <text:p>124,41</text:p>
          </table:table-cell>
          <table:table-cell office:value-type="float" office:value="113.4" calcext:value-type="float">
            <text:p>113,4</text:p>
          </table:table-cell>
          <table:table-cell office:value-type="float" office:value="63.7799999999997" calcext:value-type="float">
            <text:p>63,7799999999997</text:p>
          </table:table-cell>
          <table:table-cell office:value-type="float" office:value="59.2200000000003" calcext:value-type="float">
            <text:p>59,2200000000003</text:p>
          </table:table-cell>
          <table:table-cell office:value-type="float" office:value="121.280000000001" calcext:value-type="float">
            <text:p>121,280000000001</text:p>
          </table:table-cell>
          <table:table-cell office:value-type="float" office:value="61.5200000000004" calcext:value-type="float">
            <text:p>61,5200000000004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 office:value-type="date" office:date-value="2022-09-26" calcext:value-type="date">
            <text:p>26/09/22</text:p>
          </table:table-cell>
          <table:table-cell office:value-type="float" office:value="5625.1" calcext:value-type="float">
            <text:p>5625,1</text:p>
          </table:table-cell>
          <table:table-cell office:value-type="float" office:value="5496.51" calcext:value-type="float">
            <text:p>5496,51</text:p>
          </table:table-cell>
          <table:table-cell table:formula="of:=[.C111]-[.D111]" office:value-type="float" office:value="128.59" calcext:value-type="float">
            <text:p>128,59</text:p>
          </table:table-cell>
          <table:table-cell table:number-columns-repeated="2"/>
          <table:table-cell office:value-type="float" office:value="100.93" calcext:value-type="float">
            <text:p>100,93</text:p>
          </table:table-cell>
          <table:table-cell office:value-type="float" office:value="56.7299999999996" calcext:value-type="float">
            <text:p>56,7299999999996</text:p>
          </table:table-cell>
          <table:table-cell office:value-type="float" office:value="55.6800000000003" calcext:value-type="float">
            <text:p>55,6800000000003</text:p>
          </table:table-cell>
          <table:table-cell office:value-type="float" office:value="98.54" calcext:value-type="float">
            <text:p>98,54</text:p>
          </table:table-cell>
          <table:table-cell office:value-type="float" office:value="64.8200000000006" calcext:value-type="float">
            <text:p>64,8200000000006</text:p>
          </table:table-cell>
          <table:table-cell office:value-type="float" office:value="134.94" calcext:value-type="float">
            <text:p>134,94</text:p>
          </table:table-cell>
          <table:table-cell office:value-type="float" office:value="90.1399999999994" calcext:value-type="float">
            <text:p>90,1399999999994</text:p>
          </table:table-cell>
          <table:table-cell office:value-type="float" office:value="62.1899999999996" calcext:value-type="float">
            <text:p>62,1899999999996</text:p>
          </table:table-cell>
          <table:table-cell office:value-type="float" office:value="62.2200000000003" calcext:value-type="float">
            <text:p>62,2200000000003</text:p>
          </table:table-cell>
          <table:table-cell office:value-type="float" office:value="58.6999999999998" calcext:value-type="float">
            <text:p>58,6999999999998</text:p>
          </table:table-cell>
          <table:table-cell office:value-type="float" office:value="131" calcext:value-type="float">
            <text:p>131</text:p>
          </table:table-cell>
          <table:table-cell office:value-type="float" office:value="95.5899999999992" calcext:value-type="float">
            <text:p>95,5899999999992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Default" table:number-columns-repeated="20"/>
          <table:table-cell table:number-columns-repeated="213"/>
        </table:table-row>
        <table:table-row table:style-name="ro1">
          <table:table-cell/>
          <table:table-cell table:style-name="ce2" office:value-type="date" office:date-value="2022-09-23" calcext:value-type="date">
            <text:p>23/09/22</text:p>
          </table:table-cell>
          <table:table-cell office:value-type="float" office:value="5472.14" calcext:value-type="float">
            <text:p>5472,14</text:p>
          </table:table-cell>
          <table:table-cell office:value-type="float" office:value="5369.47" calcext:value-type="float">
            <text:p>5369,47</text:p>
          </table:table-cell>
          <table:table-cell table:formula="of:=[.C112]-[.D112]" office:value-type="float" office:value="102.67" calcext:value-type="float">
            <text:p>102,67</text:p>
          </table:table-cell>
          <table:table-cell table:number-columns-repeated="2"/>
          <table:table-cell office:value-type="float" office:value="61.5500000000002" calcext:value-type="float">
            <text:p>61,5500000000002</text:p>
          </table:table-cell>
          <table:table-cell office:value-type="float" office:value="65.54" calcext:value-type="float">
            <text:p>65,54</text:p>
          </table:table-cell>
          <table:table-cell office:value-type="float" office:value="60.5900000000001" calcext:value-type="float">
            <text:p>60,5900000000001</text:p>
          </table:table-cell>
          <table:table-cell office:value-type="float" office:value="93.6700000000001" calcext:value-type="float">
            <text:p>93,6700000000001</text:p>
          </table:table-cell>
          <table:table-cell office:value-type="float" office:value="115.18" calcext:value-type="float">
            <text:p>115,18</text:p>
          </table:table-cell>
          <table:table-cell office:value-type="float" office:value="61.0900000000001" calcext:value-type="float">
            <text:p>61,0900000000001</text:p>
          </table:table-cell>
          <table:table-cell office:value-type="float" office:value="72.2200000000003" calcext:value-type="float">
            <text:p>72,2200000000003</text:p>
          </table:table-cell>
          <table:table-cell office:value-type="float" office:value="49.6400000000003" calcext:value-type="float">
            <text:p>49,6400000000003</text:p>
          </table:table-cell>
          <table:table-cell office:value-type="float" office:value="92.8199999999997" calcext:value-type="float">
            <text:p>92,8199999999997</text:p>
          </table:table-cell>
          <table:table-cell office:value-type="float" office:value="83.9400000000005" calcext:value-type="float">
            <text:p>83,9400000000005</text:p>
          </table:table-cell>
          <table:table-cell office:value-type="float" office:value="96.71" calcext:value-type="float">
            <text:p>96,71</text:p>
          </table:table-cell>
          <table:table-cell office:value-type="float" office:value="59.4800000000005" calcext:value-type="float">
            <text:p>59,4800000000005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Default" table:number-columns-repeated="20"/>
          <table:table-cell table:number-columns-repeated="213"/>
        </table:table-row>
        <table:table-row table:style-name="ro1">
          <table:table-cell/>
          <table:table-cell table:style-name="ce2" office:value-type="date" office:date-value="2022-09-22" calcext:value-type="date">
            <text:p>22/09/22</text:p>
          </table:table-cell>
          <table:table-cell office:value-type="float" office:value="5388.13" calcext:value-type="float">
            <text:p>5388,13</text:p>
          </table:table-cell>
          <table:table-cell office:value-type="float" office:value="5305.69" calcext:value-type="float">
            <text:p>5305,69</text:p>
          </table:table-cell>
          <table:table-cell table:formula="of:=[.C113]-[.D113]" office:value-type="float" office:value="82.4400000000005" calcext:value-type="float">
            <text:p>82,4400000000005</text:p>
          </table:table-cell>
          <table:table-cell table:number-columns-repeated="2"/>
          <table:table-cell office:value-type="float" office:value="90.3899999999994" calcext:value-type="float">
            <text:p>90,3899999999994</text:p>
          </table:table-cell>
          <table:table-cell office:value-type="float" office:value="60.0299999999997" calcext:value-type="float">
            <text:p>60,0299999999997</text:p>
          </table:table-cell>
          <table:table-cell office:value-type="float" office:value="93.3400000000001" calcext:value-type="float">
            <text:p>93,3400000000001</text:p>
          </table:table-cell>
          <table:table-cell office:value-type="float" office:value="94.2199999999994" calcext:value-type="float">
            <text:p>94,2199999999994</text:p>
          </table:table-cell>
          <table:table-cell office:value-type="float" office:value="135" calcext:value-type="float">
            <text:p>135</text:p>
          </table:table-cell>
          <table:table-cell office:value-type="float" office:value="63.7399999999998" calcext:value-type="float">
            <text:p>63,7399999999998</text:p>
          </table:table-cell>
          <table:table-cell office:value-type="float" office:value="57.9899999999998" calcext:value-type="float">
            <text:p>57,9899999999998</text:p>
          </table:table-cell>
          <table:table-cell office:value-type="float" office:value="126.99" calcext:value-type="float">
            <text:p>126,99</text:p>
          </table:table-cell>
          <table:table-cell office:value-type="float" office:value="42" calcext:value-type="float">
            <text:p>42</text:p>
          </table:table-cell>
          <table:table-cell office:value-type="float" office:value="114.84" calcext:value-type="float">
            <text:p>114,84</text:p>
          </table:table-cell>
          <table:table-cell office:value-type="float" office:value="140.73" calcext:value-type="float">
            <text:p>140,73</text:p>
          </table:table-cell>
          <table:table-cell office:value-type="float" office:value="85.4200000000001" calcext:value-type="float">
            <text:p>85,4200000000001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Default" table:number-columns-repeated="20"/>
          <table:table-cell table:number-columns-repeated="213"/>
        </table:table-row>
        <table:table-row table:style-name="ro1">
          <table:table-cell/>
          <table:table-cell table:style-name="ce2" office:value-type="date" office:date-value="2022-09-21" calcext:value-type="date">
            <text:p>21/09/22</text:p>
          </table:table-cell>
          <table:table-cell office:value-type="float" office:value="5397.98" calcext:value-type="float">
            <text:p>5397,98</text:p>
          </table:table-cell>
          <table:table-cell office:value-type="float" office:value="5321.76" calcext:value-type="float">
            <text:p>5321,76</text:p>
          </table:table-cell>
          <table:table-cell table:formula="of:=[.C114]-[.D114]" office:value-type="float" office:value="76.2199999999993" calcext:value-type="float">
            <text:p>76,2199999999993</text:p>
          </table:table-cell>
          <table:table-cell table:number-columns-repeated="2"/>
          <table:table-cell office:value-type="float" office:value="81.5100000000002" calcext:value-type="float">
            <text:p>81,5100000000002</text:p>
          </table:table-cell>
          <table:table-cell/>
          <table:table-cell office:value-type="float" office:value="81.3400000000001" calcext:value-type="float">
            <text:p>81,3400000000001</text:p>
          </table:table-cell>
          <table:table-cell table:style-name="ce4"/>
          <table:table-cell office:value-type="float" office:value="155.35" calcext:value-type="float">
            <text:p>155,35</text:p>
          </table:table-cell>
          <table:table-cell office:value-type="float" office:value="39.8400000000001" calcext:value-type="float">
            <text:p>39,8400000000001</text:p>
          </table:table-cell>
          <table:table-cell office:value-type="float" office:value="49.0199999999995" calcext:value-type="float">
            <text:p>49,0199999999995</text:p>
          </table:table-cell>
          <table:table-cell office:value-type="float" office:value="100.860000000001" calcext:value-type="float">
            <text:p>100,860000000001</text:p>
          </table:table-cell>
          <table:table-cell office:value-type="float" office:value="80.8900000000003" calcext:value-type="float">
            <text:p>80,8900000000003</text:p>
          </table:table-cell>
          <table:table-cell office:value-type="float" office:value="162.209999999999" calcext:value-type="float">
            <text:p>162,209999999999</text:p>
          </table:table-cell>
          <table:table-cell office:value-type="float" office:value="126.91" calcext:value-type="float">
            <text:p>126,91</text:p>
          </table:table-cell>
          <table:table-cell office:value-type="float" office:value="78.2999999999993" calcext:value-type="float">
            <text:p>78,2999999999993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Default" table:number-columns-repeated="20"/>
          <table:table-cell table:number-columns-repeated="213"/>
        </table:table-row>
        <table:table-row table:style-name="ro1">
          <table:table-cell/>
          <table:table-cell table:style-name="ce2" office:value-type="date" office:date-value="2022-09-20" calcext:value-type="date">
            <text:p>20/09/22</text:p>
          </table:table-cell>
          <table:table-cell office:value-type="float" office:value="5430.65" calcext:value-type="float">
            <text:p>5430,65</text:p>
          </table:table-cell>
          <table:table-cell office:value-type="float" office:value="5345.61" calcext:value-type="float">
            <text:p>5345,61</text:p>
          </table:table-cell>
          <table:table-cell table:formula="of:=[.C115]-[.D115]" office:value-type="float" office:value="85.04" calcext:value-type="float">
            <text:p>85,04</text:p>
          </table:table-cell>
          <table:table-cell table:number-columns-repeated="2"/>
          <table:table-cell office:value-type="float" office:value="147.5" calcext:value-type="float">
            <text:p>147,5</text:p>
          </table:table-cell>
          <table:table-cell/>
          <table:table-cell office:value-type="float" office:value="104.81" calcext:value-type="float">
            <text:p>104,81</text:p>
          </table:table-cell>
          <table:table-cell table:style-name="ce4"/>
          <table:table-cell office:value-type="float" office:value="102.85" calcext:value-type="float">
            <text:p>102,85</text:p>
          </table:table-cell>
          <table:table-cell office:value-type="float" office:value="102.530000000001" calcext:value-type="float">
            <text:p>102,530000000001</text:p>
          </table:table-cell>
          <table:table-cell office:value-type="float" office:value="64.8500000000004" calcext:value-type="float">
            <text:p>64,8500000000004</text:p>
          </table:table-cell>
          <table:table-cell office:value-type="float" office:value="74.21" calcext:value-type="float">
            <text:p>74,21</text:p>
          </table:table-cell>
          <table:table-cell office:value-type="float" office:value="114.6" calcext:value-type="float">
            <text:p>114,6</text:p>
          </table:table-cell>
          <table:table-cell table:number-columns-repeated="2"/>
          <table:table-cell office:value-type="float" office:value="53.8900000000003" calcext:value-type="float">
            <text:p>53,8900000000003</text:p>
          </table:table-cell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Default" table:number-columns-repeated="20"/>
          <table:table-cell table:number-columns-repeated="213"/>
        </table:table-row>
        <table:table-row table:style-name="ro1">
          <table:table-cell/>
          <table:table-cell table:style-name="ce2" office:value-type="date" office:date-value="2022-09-19" calcext:value-type="date">
            <text:p>19/09/22</text:p>
          </table:table-cell>
          <table:table-cell office:value-type="float" office:value="5516.21" calcext:value-type="float">
            <text:p>5516,21</text:p>
          </table:table-cell>
          <table:table-cell office:value-type="float" office:value="5349.24" calcext:value-type="float">
            <text:p>5349,24</text:p>
          </table:table-cell>
          <table:table-cell table:formula="of:=[.C116]-[.D116]" office:value-type="float" office:value="166.97" calcext:value-type="float">
            <text:p>166,97</text:p>
          </table:table-cell>
          <table:table-cell table:number-columns-repeated="4"/>
          <table:table-cell office:value-type="float" office:value="155.030000000001" calcext:value-type="float">
            <text:p>155,030000000001</text:p>
          </table:table-cell>
          <table:table-cell table:style-name="ce4"/>
          <table:table-cell office:value-type="float" office:value="137.68" calcext:value-type="float">
            <text:p>137,68</text:p>
          </table:table-cell>
          <table:table-cell table:number-columns-repeated="2"/>
          <table:table-cell office:value-type="float" office:value="100.86" calcext:value-type="float">
            <text:p>100,86</text:p>
          </table:table-cell>
          <table:table-cell table:number-columns-repeated="5"/>
          <table:table-cell table:style-name="ce7"/>
          <table:table-cell table:style-name="ce12"/>
          <table:table-cell table:style-name="ce7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 office:value-type="date" office:date-value="2022-09-16" calcext:value-type="date">
            <text:p>16/09/22</text:p>
          </table:table-cell>
          <table:table-cell office:value-type="float" office:value="5526.58" calcext:value-type="float">
            <text:p>5526,58</text:p>
          </table:table-cell>
          <table:table-cell office:value-type="float" office:value="5462.28" calcext:value-type="float">
            <text:p>5462,28</text:p>
          </table:table-cell>
          <table:table-cell table:formula="of:=[.C117]-[.D117]" office:value-type="float" office:value="64.3000000000002" calcext:value-type="float">
            <text:p>64,3000000000002</text:p>
          </table:table-cell>
          <table:table-cell table:number-columns-repeated="5"/>
          <table:table-cell table:style-name="ce4"/>
          <table:table-cell table:number-columns-repeated="3"/>
          <table:table-cell office:value-type="float" office:value="76.2999999999993" calcext:value-type="float">
            <text:p>76,2999999999993</text:p>
          </table:table-cell>
          <table:table-cell table:number-columns-repeated="5"/>
          <table:table-cell table:style-name="ce7"/>
          <table:table-cell table:style-name="ce12"/>
          <table:table-cell table:style-name="ce7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 office:value-type="date" office:date-value="2022-09-15" calcext:value-type="date">
            <text:p>15/09/22</text:p>
          </table:table-cell>
          <table:table-cell office:value-type="float" office:value="5466.43" calcext:value-type="float">
            <text:p>5466,43</text:p>
          </table:table-cell>
          <table:table-cell office:value-type="float" office:value="5388.65" calcext:value-type="float">
            <text:p>5388,65</text:p>
          </table:table-cell>
          <table:table-cell table:formula="of:=[.C118]-[.D118]" office:value-type="float" office:value="77.7800000000007" calcext:value-type="float">
            <text:p>77,7800000000007</text:p>
          </table:table-cell>
          <table:table-cell table:number-columns-repeated="5"/>
          <table:table-cell table:style-name="ce2"/>
          <table:table-cell table:number-columns-repeated="9"/>
          <table:table-cell table:style-name="ce7"/>
          <table:table-cell table:style-name="ce12"/>
          <table:table-cell table:style-name="ce7"/>
          <table:table-cell table:style-name="ce12"/>
          <table:table-cell table:number-columns-repeated="233"/>
        </table:table-row>
        <table:table-row table:style-name="ro1">
          <table:table-cell/>
          <table:table-cell table:style-name="ce2" office:value-type="date" office:date-value="2022-09-14" calcext:value-type="date">
            <text:p>14/09/22</text:p>
          </table:table-cell>
          <table:table-cell office:value-type="float" office:value="5415.1" calcext:value-type="float">
            <text:p>5415,1</text:p>
          </table:table-cell>
          <table:table-cell office:value-type="float" office:value="5365.84" calcext:value-type="float">
            <text:p>5365,84</text:p>
          </table:table-cell>
          <table:table-cell table:formula="of:=[.C119]-[.D119]" office:value-type="float" office:value="49.2600000000002" calcext:value-type="float">
            <text:p>49,2600000000002</text:p>
          </table:table-cell>
          <table:table-cell/>
          <table:table-cell table:style-name="ce3" office:value-type="float" office:value="2023" calcext:value-type="float" table:number-columns-spanned="1" table:number-rows-spanned="2">
            <text:p>2023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dezembro</text:p>
          </table:table-cell>
          <table:table-cell/>
          <table:table-cell table:style-name="ce7"/>
          <table:table-cell table:style-name="ce14" office:value-type="string" calcext:value-type="string">
            <text:p>Janeiro</text:p>
          </table:table-cell>
          <table:table-cell table:style-name="ce7"/>
          <table:table-cell table:style-name="ce14" office:value-type="string" calcext:value-type="string">
            <text:p>Fevereiro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13" calcext:value-type="date">
            <text:p>13/09/22</text:p>
          </table:table-cell>
          <table:table-cell office:value-type="float" office:value="5427.54" calcext:value-type="float">
            <text:p>5427,54</text:p>
          </table:table-cell>
          <table:table-cell office:value-type="float" office:value="5292.2" calcext:value-type="float">
            <text:p>5292,2</text:p>
          </table:table-cell>
          <table:table-cell table:formula="of:=[.C120]-[.D120]" office:value-type="float" office:value="135.34" calcext:value-type="float">
            <text:p>135,34</text:p>
          </table:table-cell>
          <table:table-cell/>
          <table:covered-table-cell/>
          <table:table-cell office:value-type="float" office:value="74.4099999999999" calcext:value-type="float">
            <text:p>74,409999999999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Média</text:p>
          </table:table-cell>
          <table:table-cell table:style-name="ce11" table:formula="of:=AVERAGE([.$H$120:.$H$141])" office:value-type="float" office:value="83.1190909090909" calcext:value-type="float">
            <text:p>83,12</text:p>
          </table:table-cell>
          <table:table-cell table:style-name="ce6" office:value-type="string" calcext:value-type="string">
            <text:p>Média</text:p>
          </table:table-cell>
          <table:table-cell table:style-name="ce11" table:formula="of:=AVERAGE([.$I$120:.$I$137])" office:value-type="float" office:value="80.1738888888888" calcext:value-type="float">
            <text:p>80,17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12" calcext:value-type="date">
            <text:p>12/09/22</text:p>
          </table:table-cell>
          <table:table-cell office:value-type="float" office:value="5356.5" calcext:value-type="float">
            <text:p>5356,5</text:p>
          </table:table-cell>
          <table:table-cell office:value-type="float" office:value="5299.46" calcext:value-type="float">
            <text:p>5299,46</text:p>
          </table:table-cell>
          <table:table-cell table:formula="of:=[.C121]-[.D121]" office:value-type="float" office:value="57.04" calcext:value-type="float">
            <text:p>57,04</text:p>
          </table:table-cell>
          <table:table-cell table:number-columns-repeated="2"/>
          <table:table-cell office:value-type="float" office:value="51.5300000000007" calcext:value-type="float">
            <text:p>51,5300000000007</text:p>
          </table:table-cell>
          <table:table-cell office:value-type="float" office:value="42.2300000000005" calcext:value-type="float">
            <text:p>42,2300000000005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Erro padrão</text:p>
          </table:table-cell>
          <table:table-cell table:style-name="ce11" table:formula="of:=SQRT(VAR([.$H$120:.$H$141])/COUNT([.$H$120:.$H$141]))" office:value-type="float" office:value="6.07084124158744" calcext:value-type="float">
            <text:p>6,07</text:p>
          </table:table-cell>
          <table:table-cell table:style-name="ce6" office:value-type="string" calcext:value-type="string">
            <text:p>Erro padrão</text:p>
          </table:table-cell>
          <table:table-cell table:style-name="ce11" table:formula="of:=SQRT(VAR([.$I$120:.$I$137])/COUNT([.$I$120:.$I$137]))" office:value-type="float" office:value="5.29438240572941" calcext:value-type="float">
            <text:p>5,29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9" calcext:value-type="date">
            <text:p>09/09/22</text:p>
          </table:table-cell>
          <table:table-cell office:value-type="float" office:value="5426.5" calcext:value-type="float">
            <text:p>5426,5</text:p>
          </table:table-cell>
          <table:table-cell office:value-type="float" office:value="5362.72" calcext:value-type="float">
            <text:p>5362,72</text:p>
          </table:table-cell>
          <table:table-cell table:formula="of:=[.C122]-[.D122]" office:value-type="float" office:value="63.7799999999997" calcext:value-type="float">
            <text:p>63,7799999999997</text:p>
          </table:table-cell>
          <table:table-cell table:number-columns-repeated="2"/>
          <table:table-cell office:value-type="float" office:value="61.6399999999994" calcext:value-type="float">
            <text:p>61,6399999999994</text:p>
          </table:table-cell>
          <table:table-cell office:value-type="float" office:value="68.3800000000001" calcext:value-type="float">
            <text:p>68,3800000000001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Modo</text:p>
          </table:table-cell>
          <table:table-cell table:style-name="ce11" table:formula="of:=MODE([.$H$120:.$H$141])" office:value-type="string" office:string-value="" calcext:value-type="error">
            <text:p>#VALOR!</text:p>
          </table:table-cell>
          <table:table-cell table:style-name="ce6" office:value-type="string" calcext:value-type="string">
            <text:p>Modo</text:p>
          </table:table-cell>
          <table:table-cell table:style-name="ce11" table:formula="of:=MODE([.$I$120:.$I$137])" office:value-type="float" office:value="101.059999999999" calcext:value-type="float">
            <text:p>101,06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8" calcext:value-type="date">
            <text:p>08/09/22</text:p>
          </table:table-cell>
          <table:table-cell office:value-type="float" office:value="5466.43" calcext:value-type="float">
            <text:p>5466,43</text:p>
          </table:table-cell>
          <table:table-cell office:value-type="float" office:value="5404.21" calcext:value-type="float">
            <text:p>5404,21</text:p>
          </table:table-cell>
          <table:table-cell table:formula="of:=[.C123]-[.D123]" office:value-type="float" office:value="62.2200000000003" calcext:value-type="float">
            <text:p>62,2200000000003</text:p>
          </table:table-cell>
          <table:table-cell table:number-columns-repeated="2"/>
          <table:table-cell office:value-type="float" office:value="59.1100000000006" calcext:value-type="float">
            <text:p>59,1100000000006</text:p>
          </table:table-cell>
          <table:table-cell office:value-type="float" office:value="66.8699999999999" calcext:value-type="float">
            <text:p>66,8699999999999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Mediana</text:p>
          </table:table-cell>
          <table:table-cell table:style-name="ce11" table:formula="of:=MEDIAN([.$H$120:.$H$141])" office:value-type="float" office:value="76.2949999999996" calcext:value-type="float">
            <text:p>76,29</text:p>
          </table:table-cell>
          <table:table-cell table:style-name="ce6" office:value-type="string" calcext:value-type="string">
            <text:p>Mediana</text:p>
          </table:table-cell>
          <table:table-cell table:style-name="ce11" table:formula="of:=MEDIAN([.$I$120:.$I$137])" office:value-type="float" office:value="72.6549999999997" calcext:value-type="float">
            <text:p>72,65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6" calcext:value-type="date">
            <text:p>06/09/22</text:p>
          </table:table-cell>
          <table:table-cell office:value-type="float" office:value="5483.03" calcext:value-type="float">
            <text:p>5483,03</text:p>
          </table:table-cell>
          <table:table-cell office:value-type="float" office:value="5390.21" calcext:value-type="float">
            <text:p>5390,21</text:p>
          </table:table-cell>
          <table:table-cell table:formula="of:=[.C124]-[.D124]" office:value-type="float" office:value="92.8199999999997" calcext:value-type="float">
            <text:p>92,8199999999997</text:p>
          </table:table-cell>
          <table:table-cell table:number-columns-repeated="2"/>
          <table:table-cell office:value-type="float" office:value="82.3500000000004" calcext:value-type="float">
            <text:p>82,3500000000004</text:p>
          </table:table-cell>
          <table:table-cell office:value-type="float" office:value="60.8400000000002" calcext:value-type="float">
            <text:p>60,8400000000002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Primeiro quartil</text:p>
          </table:table-cell>
          <table:table-cell table:style-name="ce11" table:formula="of:=QUARTILE([.$H$120:.$H$141]; 1)" office:value-type="float" office:value="63.1549999999997" calcext:value-type="float">
            <text:p>63,15</text:p>
          </table:table-cell>
          <table:table-cell table:style-name="ce6" office:value-type="string" calcext:value-type="string">
            <text:p>Primeiro quartil</text:p>
          </table:table-cell>
          <table:table-cell table:style-name="ce11" table:formula="of:=QUARTILE([.$I$120:.$I$137]; 1)" office:value-type="float" office:value="67.1524999999999" calcext:value-type="float">
            <text:p>67,15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5" calcext:value-type="date">
            <text:p>05/09/22</text:p>
          </table:table-cell>
          <table:table-cell office:value-type="float" office:value="5420.28" calcext:value-type="float">
            <text:p>5420,28</text:p>
          </table:table-cell>
          <table:table-cell office:value-type="float" office:value="5378.28" calcext:value-type="float">
            <text:p>5378,28</text:p>
          </table:table-cell>
          <table:table-cell table:formula="of:=[.C125]-[.D125]" office:value-type="float" office:value="42" calcext:value-type="float">
            <text:p>42</text:p>
          </table:table-cell>
          <table:table-cell table:number-columns-repeated="2"/>
          <table:table-cell office:value-type="float" office:value="85.8899999999994" calcext:value-type="float">
            <text:p>85,8899999999994</text:p>
          </table:table-cell>
          <table:table-cell office:value-type="float" office:value="104.580000000001" calcext:value-type="float">
            <text:p>104,580000000001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Terceiro quartil</text:p>
          </table:table-cell>
          <table:table-cell table:style-name="ce11" table:formula="of:=QUARTILE([.$H$120:.$H$141]; 3)" office:value-type="float" office:value="85.0049999999997" calcext:value-type="float">
            <text:p>85,00</text:p>
          </table:table-cell>
          <table:table-cell table:style-name="ce6" office:value-type="string" calcext:value-type="string">
            <text:p>Terceiro quartil</text:p>
          </table:table-cell>
          <table:table-cell table:style-name="ce11" table:formula="of:=QUARTILE([.$I$120:.$I$137]; 3)" office:value-type="float" office:value="100.809999999999" calcext:value-type="float">
            <text:p>100,81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2" calcext:value-type="date">
            <text:p>02/09/22</text:p>
          </table:table-cell>
          <table:table-cell office:value-type="float" office:value="5467.47" calcext:value-type="float">
            <text:p>5467,47</text:p>
          </table:table-cell>
          <table:table-cell office:value-type="float" office:value="5386.58" calcext:value-type="float">
            <text:p>5386,58</text:p>
          </table:table-cell>
          <table:table-cell table:formula="of:=[.C126]-[.D126]" office:value-type="float" office:value="80.8900000000003" calcext:value-type="float">
            <text:p>80,8900000000003</text:p>
          </table:table-cell>
          <table:table-cell table:number-columns-repeated="2"/>
          <table:table-cell office:value-type="float" office:value="58.6000000000004" calcext:value-type="float">
            <text:p>58,6000000000004</text:p>
          </table:table-cell>
          <table:table-cell office:value-type="float" office:value="63.8599999999997" calcext:value-type="float">
            <text:p>63,8599999999997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Variância</text:p>
          </table:table-cell>
          <table:table-cell table:style-name="ce11" table:formula="of:=VAR([.$H$120:.$H$141])" office:value-type="float" office:value="810.812494372297" calcext:value-type="float">
            <text:p>810,81</text:p>
          </table:table-cell>
          <table:table-cell table:style-name="ce6" office:value-type="string" calcext:value-type="string">
            <text:p>Variância</text:p>
          </table:table-cell>
          <table:table-cell table:style-name="ce11" table:formula="of:=VAR([.$I$120:.$I$137])" office:value-type="float" office:value="504.548731045748" calcext:value-type="float">
            <text:p>504,55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9-01" calcext:value-type="date">
            <text:p>01/09/22</text:p>
          </table:table-cell>
          <table:table-cell office:value-type="float" office:value="5491.84" calcext:value-type="float">
            <text:p>5491,84</text:p>
          </table:table-cell>
          <table:table-cell office:value-type="float" office:value="5377.24" calcext:value-type="float">
            <text:p>5377,24</text:p>
          </table:table-cell>
          <table:table-cell table:formula="of:=[.C127]-[.D127]" office:value-type="float" office:value="114.6" calcext:value-type="float">
            <text:p>114,6</text:p>
          </table:table-cell>
          <table:table-cell table:number-columns-repeated="2"/>
          <table:table-cell office:value-type="float" office:value="73.7700000000004" calcext:value-type="float">
            <text:p>73,7700000000004</text:p>
          </table:table-cell>
          <table:table-cell office:value-type="float" office:value="48.7699999999995" calcext:value-type="float">
            <text:p>48,7699999999995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Desvio padrão</text:p>
          </table:table-cell>
          <table:table-cell table:style-name="ce11" table:formula="of:=STDEV([.$H$120:.$H$141])" office:value-type="float" office:value="28.4747694349278" calcext:value-type="float">
            <text:p>28,47</text:p>
          </table:table-cell>
          <table:table-cell table:style-name="ce6" office:value-type="string" calcext:value-type="string">
            <text:p>Desvio padrão</text:p>
          </table:table-cell>
          <table:table-cell table:style-name="ce11" table:formula="of:=STDEV([.$I$120:.$I$137])" office:value-type="float" office:value="22.4621622077161" calcext:value-type="float">
            <text:p>22,46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31" calcext:value-type="date">
            <text:p>31/08/22</text:p>
          </table:table-cell>
          <table:table-cell office:value-type="float" office:value="5446.73" calcext:value-type="float">
            <text:p>5446,73</text:p>
          </table:table-cell>
          <table:table-cell office:value-type="float" office:value="5362.21" calcext:value-type="float">
            <text:p>5362,21</text:p>
          </table:table-cell>
          <table:table-cell table:formula="of:=[.C128]-[.D128]" office:value-type="float" office:value="84.5199999999995" calcext:value-type="float">
            <text:p>84,5199999999995</text:p>
          </table:table-cell>
          <table:table-cell table:number-columns-repeated="2"/>
          <table:table-cell office:value-type="float" office:value="91.4499999999998" calcext:value-type="float">
            <text:p>91,4499999999998</text:p>
          </table:table-cell>
          <table:table-cell office:value-type="float" office:value="100.059999999999" calcext:value-type="float">
            <text:p>100,059999999999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Curtose</text:p>
          </table:table-cell>
          <table:table-cell table:style-name="ce11" table:formula="of:=KURT([.$H$120:.$H$141])" office:value-type="float" office:value="1.26105037121018" calcext:value-type="float">
            <text:p>1,26</text:p>
          </table:table-cell>
          <table:table-cell table:style-name="ce6" office:value-type="string" calcext:value-type="string">
            <text:p>Curtose</text:p>
          </table:table-cell>
          <table:table-cell table:style-name="ce11" table:formula="of:=KURT([.$I$120:.$I$137])" office:value-type="float" office:value="-0.766119637220677" calcext:value-type="float">
            <text:p>-0,77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30" calcext:value-type="date">
            <text:p>30/08/22</text:p>
          </table:table-cell>
          <table:table-cell office:value-type="float" office:value="5359.63" calcext:value-type="float">
            <text:p>5359,63</text:p>
          </table:table-cell>
          <table:table-cell office:value-type="float" office:value="5238.39" calcext:value-type="float">
            <text:p>5238,39</text:p>
          </table:table-cell>
          <table:table-cell table:formula="of:=[.C129]-[.D129]" office:value-type="float" office:value="121.24" calcext:value-type="float">
            <text:p>121,24</text:p>
          </table:table-cell>
          <table:table-cell table:number-columns-repeated="2"/>
          <table:table-cell office:value-type="float" office:value="125.81" calcext:value-type="float">
            <text:p>125,81</text:p>
          </table:table-cell>
          <table:table-cell office:value-type="float" office:value="71.8999999999996" calcext:value-type="float">
            <text:p>71,8999999999996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Inclinação</text:p>
          </table:table-cell>
          <table:table-cell table:style-name="ce11" table:formula="of:=SKEW([.$H$120:.$H$141])" office:value-type="float" office:value="1.40799365078467" calcext:value-type="float">
            <text:p>1,41</text:p>
          </table:table-cell>
          <table:table-cell table:style-name="ce6" office:value-type="string" calcext:value-type="string">
            <text:p>Inclinação</text:p>
          </table:table-cell>
          <table:table-cell table:style-name="ce11" table:formula="of:=SKEW([.$I$120:.$I$137])" office:value-type="float" office:value="0.289321424398093" calcext:value-type="float">
            <text:p>0,29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9" calcext:value-type="date">
            <text:p>29/08/22</text:p>
          </table:table-cell>
          <table:table-cell office:value-type="float" office:value="5325.66" calcext:value-type="float">
            <text:p>5325,66</text:p>
          </table:table-cell>
          <table:table-cell office:value-type="float" office:value="5241" calcext:value-type="float">
            <text:p>5241</text:p>
          </table:table-cell>
          <table:table-cell table:formula="of:=[.C130]-[.D130]" office:value-type="float" office:value="84.6599999999999" calcext:value-type="float">
            <text:p>84,6599999999999</text:p>
          </table:table-cell>
          <table:table-cell table:number-columns-repeated="2"/>
          <table:table-cell office:value-type="float" office:value="62.6499999999996" calcext:value-type="float">
            <text:p>62,6499999999996</text:p>
          </table:table-cell>
          <table:table-cell office:value-type="float" office:value="101.059999999999" calcext:value-type="float">
            <text:p>101,059999999999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Intervalo</text:p>
          </table:table-cell>
          <table:table-cell table:style-name="ce11" table:formula="of:=MAX([.$H$120:.$H$141])-MIN([.$H$120:.$H$141])" office:value-type="float" office:value="101.049999999999" calcext:value-type="float">
            <text:p>101,05</text:p>
          </table:table-cell>
          <table:table-cell table:style-name="ce6" office:value-type="string" calcext:value-type="string">
            <text:p>Intervalo</text:p>
          </table:table-cell>
          <table:table-cell table:style-name="ce11" table:formula="of:=MAX([.$I$120:.$I$137])-MIN([.$I$120:.$I$137])" office:value-type="float" office:value="78.9399999999995" calcext:value-type="float">
            <text:p>78,94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6" calcext:value-type="date">
            <text:p>26/08/22</text:p>
          </table:table-cell>
          <table:table-cell office:value-type="float" office:value="5355.45" calcext:value-type="float">
            <text:p>5355,45</text:p>
          </table:table-cell>
          <table:table-cell office:value-type="float" office:value="5290.13" calcext:value-type="float">
            <text:p>5290,13</text:p>
          </table:table-cell>
          <table:table-cell table:formula="of:=[.C131]-[.D131]" office:value-type="float" office:value="65.3199999999997" calcext:value-type="float">
            <text:p>65,3199999999997</text:p>
          </table:table-cell>
          <table:table-cell table:number-columns-repeated="2"/>
          <table:table-cell office:value-type="float" office:value="69.2200000000003" calcext:value-type="float">
            <text:p>69,2200000000003</text:p>
          </table:table-cell>
          <table:table-cell office:value-type="float" office:value="121.17" calcext:value-type="float">
            <text:p>121,17</text:p>
          </table:table-cell>
          <table:table-cell/>
          <table:table-cell table:style-name="ce2"/>
          <table:table-cell table:number-columns-repeated="9"/>
          <table:table-cell table:style-name="ce6" office:value-type="string" calcext:value-type="string">
            <text:p>Mínimo</text:p>
          </table:table-cell>
          <table:table-cell table:style-name="ce11" table:formula="of:=MIN([.$H$120:.$H$141])" office:value-type="float" office:value="51.5300000000007" calcext:value-type="float">
            <text:p>51,53</text:p>
          </table:table-cell>
          <table:table-cell table:style-name="ce6" office:value-type="string" calcext:value-type="string">
            <text:p>Mínimo</text:p>
          </table:table-cell>
          <table:table-cell table:style-name="ce11" table:formula="of:=MIN([.$I$120:.$I$137])" office:value-type="float" office:value="42.2300000000005" calcext:value-type="float">
            <text:p>42,23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5" calcext:value-type="date">
            <text:p>25/08/22</text:p>
          </table:table-cell>
          <table:table-cell office:value-type="float" office:value="5384.19" calcext:value-type="float">
            <text:p>5384,19</text:p>
          </table:table-cell>
          <table:table-cell office:value-type="float" office:value="5325.14" calcext:value-type="float">
            <text:p>5325,14</text:p>
          </table:table-cell>
          <table:table-cell table:formula="of:=[.C132]-[.D132]" office:value-type="float" office:value="59.0499999999993" calcext:value-type="float">
            <text:p>59,0499999999993</text:p>
          </table:table-cell>
          <table:table-cell table:number-columns-repeated="2"/>
          <table:table-cell office:value-type="float" office:value="76.7999999999993" calcext:value-type="float">
            <text:p>76,7999999999993</text:p>
          </table:table-cell>
          <table:table-cell office:value-type="float" office:value="78.9400000000005" calcext:value-type="float">
            <text:p>78,9400000000005</text:p>
          </table:table-cell>
          <table:table-cell table:number-columns-repeated="11"/>
          <table:table-cell table:style-name="ce6" office:value-type="string" calcext:value-type="string">
            <text:p>Máximo</text:p>
          </table:table-cell>
          <table:table-cell table:style-name="ce11" table:formula="of:=MAX([.$H$120:.$H$141])" office:value-type="float" office:value="152.58" calcext:value-type="float">
            <text:p>152,58</text:p>
          </table:table-cell>
          <table:table-cell table:style-name="ce6" office:value-type="string" calcext:value-type="string">
            <text:p>Máximo</text:p>
          </table:table-cell>
          <table:table-cell table:style-name="ce11" table:formula="of:=MAX([.$I$120:.$I$137])" office:value-type="float" office:value="121.17" calcext:value-type="float">
            <text:p>121,17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4" calcext:value-type="date">
            <text:p>24/08/22</text:p>
          </table:table-cell>
          <table:table-cell office:value-type="float" office:value="5365.38" calcext:value-type="float">
            <text:p>5365,38</text:p>
          </table:table-cell>
          <table:table-cell office:value-type="float" office:value="5323.05" calcext:value-type="float">
            <text:p>5323,05</text:p>
          </table:table-cell>
          <table:table-cell table:formula="of:=[.C133]-[.D133]" office:value-type="float" office:value="42.3299999999999" calcext:value-type="float">
            <text:p>42,3299999999999</text:p>
          </table:table-cell>
          <table:table-cell table:number-columns-repeated="2"/>
          <table:table-cell office:value-type="float" office:value="119.75" calcext:value-type="float">
            <text:p>119,75</text:p>
          </table:table-cell>
          <table:table-cell office:value-type="float" office:value="85.9700000000003" calcext:value-type="float">
            <text:p>85,9700000000003</text:p>
          </table:table-cell>
          <table:table-cell table:number-columns-repeated="11"/>
          <table:table-cell table:style-name="ce6" office:value-type="string" calcext:value-type="string">
            <text:p>Soma</text:p>
          </table:table-cell>
          <table:table-cell table:style-name="ce11" table:formula="of:=SUM([.$H$120:.$H$141])" office:value-type="float" office:value="1828.62" calcext:value-type="float">
            <text:p>1.828,62</text:p>
          </table:table-cell>
          <table:table-cell table:style-name="ce6" office:value-type="string" calcext:value-type="string">
            <text:p>Soma</text:p>
          </table:table-cell>
          <table:table-cell table:style-name="ce11" table:formula="of:=SUM([.$I$120:.$I$137])" office:value-type="float" office:value="1443.13" calcext:value-type="float">
            <text:p>1.443,13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3" calcext:value-type="date">
            <text:p>23/08/22</text:p>
          </table:table-cell>
          <table:table-cell office:value-type="float" office:value="5399.35" calcext:value-type="float">
            <text:p>5399,35</text:p>
          </table:table-cell>
          <table:table-cell office:value-type="float" office:value="5312.6" calcext:value-type="float">
            <text:p>5312,6</text:p>
          </table:table-cell>
          <table:table-cell table:formula="of:=[.C134]-[.D134]" office:value-type="float" office:value="86.75" calcext:value-type="float">
            <text:p>86,75</text:p>
          </table:table-cell>
          <table:table-cell table:number-columns-repeated="2"/>
          <table:table-cell office:value-type="float" office:value="75.79" calcext:value-type="float">
            <text:p>75,79</text:p>
          </table:table-cell>
          <table:table-cell office:value-type="float" office:value="73.4099999999999" calcext:value-type="float">
            <text:p>73,4099999999999</text:p>
          </table:table-cell>
          <table:table-cell table:number-columns-repeated="11"/>
          <table:table-cell table:style-name="ce8" office:value-type="string" calcext:value-type="string">
            <text:p>Contagem</text:p>
          </table:table-cell>
          <table:table-cell table:style-name="ce15" table:formula="of:=COUNT([.$H$120:.$H$141])" office:value-type="float" office:value="22" calcext:value-type="float">
            <text:p>22,00</text:p>
          </table:table-cell>
          <table:table-cell table:style-name="ce8" office:value-type="string" calcext:value-type="string">
            <text:p>Contagem</text:p>
          </table:table-cell>
          <table:table-cell table:style-name="ce15" table:formula="of:=COUNT([.$I$120:.$I$137])" office:value-type="float" office:value="18" calcext:value-type="float">
            <text:p>18,00</text:p>
          </table:table-cell>
          <table:table-cell table:number-columns-repeated="233"/>
        </table:table-row>
        <table:table-row table:style-name="ro1">
          <table:table-cell/>
          <table:table-cell table:style-name="ce2" office:value-type="date" office:date-value="2022-08-22" calcext:value-type="date">
            <text:p>22/08/22</text:p>
          </table:table-cell>
          <table:table-cell office:value-type="float" office:value="5455.26" calcext:value-type="float">
            <text:p>5455,26</text:p>
          </table:table-cell>
          <table:table-cell office:value-type="float" office:value="5398.3" calcext:value-type="float">
            <text:p>5398,3</text:p>
          </table:table-cell>
          <table:table-cell table:formula="of:=[.C135]-[.D135]" office:value-type="float" office:value="56.96" calcext:value-type="float">
            <text:p>56,96</text:p>
          </table:table-cell>
          <table:table-cell table:number-columns-repeated="2"/>
          <table:table-cell office:value-type="float" office:value="79.3299999999999" calcext:value-type="float">
            <text:p>79,3299999999999</text:p>
          </table:table-cell>
          <table:table-cell office:value-type="float" office:value="101.059999999999" calcext:value-type="float">
            <text:p>101,059999999999</text:p>
          </table:table-cell>
          <table:table-cell table:number-columns-repeated="248"/>
        </table:table-row>
        <table:table-row table:style-name="ro1">
          <table:table-cell/>
          <table:table-cell table:style-name="ce2" office:value-type="date" office:date-value="2022-08-19" calcext:value-type="date">
            <text:p>19/08/22</text:p>
          </table:table-cell>
          <table:table-cell office:value-type="float" office:value="5473.55" calcext:value-type="float">
            <text:p>5473,55</text:p>
          </table:table-cell>
          <table:table-cell office:value-type="float" office:value="5417.64" calcext:value-type="float">
            <text:p>5417,64</text:p>
          </table:table-cell>
          <table:table-cell table:formula="of:=[.C136]-[.D136]" office:value-type="float" office:value="55.9099999999999" calcext:value-type="float">
            <text:p>55,9099999999999</text:p>
          </table:table-cell>
          <table:table-cell table:number-columns-repeated="2"/>
          <table:table-cell office:value-type="float" office:value="64.6700000000001" calcext:value-type="float">
            <text:p>64,6700000000001</text:p>
          </table:table-cell>
          <table:table-cell office:value-type="float" office:value="115.64" calcext:value-type="float">
            <text:p>115,64</text:p>
          </table:table-cell>
          <table:table-cell table:number-columns-repeated="248"/>
        </table:table-row>
        <table:table-row table:style-name="ro1">
          <table:table-cell/>
          <table:table-cell table:style-name="ce2" office:value-type="date" office:date-value="2022-08-18" calcext:value-type="date">
            <text:p>18/08/22</text:p>
          </table:table-cell>
          <table:table-cell office:value-type="float" office:value="5462.06" calcext:value-type="float">
            <text:p>5462,06</text:p>
          </table:table-cell>
          <table:table-cell office:value-type="float" office:value="5380.01" calcext:value-type="float">
            <text:p>5380,01</text:p>
          </table:table-cell>
          <table:table-cell table:formula="of:=[.C137]-[.D137]" office:value-type="float" office:value="82.0500000000002" calcext:value-type="float">
            <text:p>82,0500000000002</text:p>
          </table:table-cell>
          <table:table-cell table:number-columns-repeated="2"/>
          <table:table-cell office:value-type="float" office:value="152.58" calcext:value-type="float">
            <text:p>152,58</text:p>
          </table:table-cell>
          <table:table-cell office:value-type="float" office:value="70.3899999999994" calcext:value-type="float">
            <text:p>70,3899999999994</text:p>
          </table:table-cell>
          <table:table-cell table:number-columns-repeated="11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7" calcext:value-type="date">
            <text:p>17/08/22</text:p>
          </table:table-cell>
          <table:table-cell office:value-type="float" office:value="5470.94" calcext:value-type="float">
            <text:p>5470,94</text:p>
          </table:table-cell>
          <table:table-cell office:value-type="float" office:value="5401.96" calcext:value-type="float">
            <text:p>5401,96</text:p>
          </table:table-cell>
          <table:table-cell table:formula="of:=[.C138]-[.D138]" office:value-type="float" office:value="68.9799999999996" calcext:value-type="float">
            <text:p>68,9799999999996</text:p>
          </table:table-cell>
          <table:table-cell table:number-columns-repeated="2"/>
          <table:table-cell office:value-type="float" office:value="81.8499999999995" calcext:value-type="float">
            <text:p>81,8499999999995</text:p>
          </table:table-cell>
          <table:table-cell table:number-columns-repeated="12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6" calcext:value-type="date">
            <text:p>16/08/22</text:p>
          </table:table-cell>
          <table:table-cell office:value-type="float" office:value="5411.37" calcext:value-type="float">
            <text:p>5411,37</text:p>
          </table:table-cell>
          <table:table-cell office:value-type="float" office:value="5366.95" calcext:value-type="float">
            <text:p>5366,95</text:p>
          </table:table-cell>
          <table:table-cell table:formula="of:=[.C139]-[.D139]" office:value-type="float" office:value="44.4200000000001" calcext:value-type="float">
            <text:p>44,4200000000001</text:p>
          </table:table-cell>
          <table:table-cell table:number-columns-repeated="2"/>
          <table:table-cell office:value-type="float" office:value="53.5600000000004" calcext:value-type="float">
            <text:p>53,5600000000004</text:p>
          </table:table-cell>
          <table:table-cell table:number-columns-repeated="12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5" calcext:value-type="date">
            <text:p>15/08/22</text:p>
          </table:table-cell>
          <table:table-cell office:value-type="float" office:value="5398.82" calcext:value-type="float">
            <text:p>5398,82</text:p>
          </table:table-cell>
          <table:table-cell office:value-type="float" office:value="5330.36" calcext:value-type="float">
            <text:p>5330,36</text:p>
          </table:table-cell>
          <table:table-cell table:formula="of:=[.C140]-[.D140]" office:value-type="float" office:value="68.46" calcext:value-type="float">
            <text:p>68,46</text:p>
          </table:table-cell>
          <table:table-cell table:number-columns-repeated="2"/>
          <table:table-cell office:value-type="float" office:value="148.030000000001" calcext:value-type="float">
            <text:p>148,030000000001</text:p>
          </table:table-cell>
          <table:table-cell table:number-columns-repeated="12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2" calcext:value-type="date">
            <text:p>12/08/22</text:p>
          </table:table-cell>
          <table:table-cell office:value-type="float" office:value="5426.52" calcext:value-type="float">
            <text:p>5426,52</text:p>
          </table:table-cell>
          <table:table-cell office:value-type="float" office:value="5321.48" calcext:value-type="float">
            <text:p>5321,48</text:p>
          </table:table-cell>
          <table:table-cell table:formula="of:=[.C141]-[.D141]" office:value-type="float" office:value="105.040000000001" calcext:value-type="float">
            <text:p>105,040000000001</text:p>
          </table:table-cell>
          <table:table-cell table:number-columns-repeated="2"/>
          <table:table-cell office:value-type="float" office:value="79.8299999999999" calcext:value-type="float">
            <text:p>79,8299999999999</text:p>
          </table:table-cell>
          <table:table-cell table:number-columns-repeated="12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1" calcext:value-type="date">
            <text:p>11/08/22</text:p>
          </table:table-cell>
          <table:table-cell office:value-type="float" office:value="5434.88" calcext:value-type="float">
            <text:p>5434,88</text:p>
          </table:table-cell>
          <table:table-cell office:value-type="float" office:value="5319.39" calcext:value-type="float">
            <text:p>5319,39</text:p>
          </table:table-cell>
          <table:table-cell table:formula="of:=[.C142]-[.D142]" office:value-type="float" office:value="115.49" calcext:value-type="float">
            <text:p>115,49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10" calcext:value-type="date">
            <text:p>10/08/22</text:p>
          </table:table-cell>
          <table:table-cell office:value-type="float" office:value="5406.66" calcext:value-type="float">
            <text:p>5406,66</text:p>
          </table:table-cell>
          <table:table-cell office:value-type="float" office:value="5293.26" calcext:value-type="float">
            <text:p>5293,26</text:p>
          </table:table-cell>
          <table:table-cell table:formula="of:=[.C143]-[.D143]" office:value-type="float" office:value="113.4" calcext:value-type="float">
            <text:p>113,4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09" calcext:value-type="date">
            <text:p>09/08/22</text:p>
          </table:table-cell>
          <table:table-cell office:value-type="float" office:value="5419.73" calcext:value-type="float">
            <text:p>5419,73</text:p>
          </table:table-cell>
          <table:table-cell office:value-type="float" office:value="5357.54" calcext:value-type="float">
            <text:p>5357,54</text:p>
          </table:table-cell>
          <table:table-cell table:formula="of:=[.C144]-[.D144]" office:value-type="float" office:value="62.1899999999996" calcext:value-type="float">
            <text:p>62,1899999999996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08" calcext:value-type="date">
            <text:p>08/08/22</text:p>
          </table:table-cell>
          <table:table-cell office:value-type="float" office:value="5420.77" calcext:value-type="float">
            <text:p>5420,77</text:p>
          </table:table-cell>
          <table:table-cell office:value-type="float" office:value="5371.13" calcext:value-type="float">
            <text:p>5371,13</text:p>
          </table:table-cell>
          <table:table-cell table:formula="of:=[.C145]-[.D145]" office:value-type="float" office:value="49.6400000000003" calcext:value-type="float">
            <text:p>49,6400000000003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05" calcext:value-type="date">
            <text:p>05/08/22</text:p>
          </table:table-cell>
          <table:table-cell office:value-type="float" office:value="5556.12" calcext:value-type="float">
            <text:p>5556,12</text:p>
          </table:table-cell>
          <table:table-cell office:value-type="float" office:value="5429.13" calcext:value-type="float">
            <text:p>5429,13</text:p>
          </table:table-cell>
          <table:table-cell table:formula="of:=[.C146]-[.D146]" office:value-type="float" office:value="126.99" calcext:value-type="float">
            <text:p>126,99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04" calcext:value-type="date">
            <text:p>04/08/22</text:p>
          </table:table-cell>
          <table:table-cell office:value-type="float" office:value="5577.55" calcext:value-type="float">
            <text:p>5577,55</text:p>
          </table:table-cell>
          <table:table-cell office:value-type="float" office:value="5476.69" calcext:value-type="float">
            <text:p>5476,69</text:p>
          </table:table-cell>
          <table:table-cell table:formula="of:=[.C147]-[.D147]" office:value-type="float" office:value="100.860000000001" calcext:value-type="float">
            <text:p>100,860000000001</text:p>
          </table:table-cell>
          <table:table-cell table:number-columns-repeated="15"/>
          <table:table-cell table:style-name="Default" table:number-columns-repeated="4"/>
          <table:table-cell table:number-columns-repeated="233"/>
        </table:table-row>
        <table:table-row table:style-name="ro1">
          <table:table-cell/>
          <table:table-cell table:style-name="ce2" office:value-type="date" office:date-value="2022-08-03" calcext:value-type="date">
            <text:p>03/08/22</text:p>
          </table:table-cell>
          <table:table-cell office:value-type="float" office:value="5600.54" calcext:value-type="float">
            <text:p>5600,54</text:p>
          </table:table-cell>
          <table:table-cell office:value-type="float" office:value="5526.33" calcext:value-type="float">
            <text:p>5526,33</text:p>
          </table:table-cell>
          <table:table-cell table:formula="of:=[.C148]-[.D148]" office:value-type="float" office:value="74.21" calcext:value-type="float">
            <text:p>74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8-02" calcext:value-type="date">
            <text:p>02/08/22</text:p>
          </table:table-cell>
          <table:table-cell office:value-type="float" office:value="5570.75" calcext:value-type="float">
            <text:p>5570,75</text:p>
          </table:table-cell>
          <table:table-cell office:value-type="float" office:value="5469.89" calcext:value-type="float">
            <text:p>5469,89</text:p>
          </table:table-cell>
          <table:table-cell table:formula="of:=[.C149]-[.D149]" office:value-type="float" office:value="100.86" calcext:value-type="float">
            <text:p>100,8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8-01" calcext:value-type="date">
            <text:p>01/08/22</text:p>
          </table:table-cell>
          <table:table-cell office:value-type="float" office:value="5485.57" calcext:value-type="float">
            <text:p>5485,57</text:p>
          </table:table-cell>
          <table:table-cell office:value-type="float" office:value="5409.27" calcext:value-type="float">
            <text:p>5409,27</text:p>
          </table:table-cell>
          <table:table-cell table:formula="of:=[.C150]-[.D150]" office:value-type="float" office:value="76.2999999999993" calcext:value-type="float">
            <text:p>76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9" calcext:value-type="date">
            <text:p>29/07/22</text:p>
          </table:table-cell>
          <table:table-cell office:value-type="float" office:value="5498.64" calcext:value-type="float">
            <text:p>5498,64</text:p>
          </table:table-cell>
          <table:table-cell office:value-type="float" office:value="5428.09" calcext:value-type="float">
            <text:p>5428,09</text:p>
          </table:table-cell>
          <table:table-cell table:formula="of:=[.C151]-[.D151]" office:value-type="float" office:value="70.5500000000002" calcext:value-type="float">
            <text:p>70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8" calcext:value-type="date">
            <text:p>28/07/22</text:p>
          </table:table-cell>
          <table:table-cell office:value-type="float" office:value="5562.15" calcext:value-type="float">
            <text:p>5562,15</text:p>
          </table:table-cell>
          <table:table-cell office:value-type="float" office:value="5441.43" calcext:value-type="float">
            <text:p>5441,43</text:p>
          </table:table-cell>
          <table:table-cell table:formula="of:=[.C152]-[.D152]" office:value-type="float" office:value="120.719999999999" calcext:value-type="float">
            <text:p>120,71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7" calcext:value-type="date">
            <text:p>27/07/22</text:p>
          </table:table-cell>
          <table:table-cell office:value-type="float" office:value="5644.92" calcext:value-type="float">
            <text:p>5644,92</text:p>
          </table:table-cell>
          <table:table-cell office:value-type="float" office:value="5524.72" calcext:value-type="float">
            <text:p>5524,72</text:p>
          </table:table-cell>
          <table:table-cell table:formula="of:=[.C153]-[.D153]" office:value-type="float" office:value="120.2" calcext:value-type="float">
            <text:p>120,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6" calcext:value-type="date">
            <text:p>26/07/22</text:p>
          </table:table-cell>
          <table:table-cell office:value-type="float" office:value="5692.36" calcext:value-type="float">
            <text:p>5692,36</text:p>
          </table:table-cell>
          <table:table-cell office:value-type="float" office:value="5631.21" calcext:value-type="float">
            <text:p>5631,21</text:p>
          </table:table-cell>
          <table:table-cell table:formula="of:=[.C154]-[.D154]" office:value-type="float" office:value="61.1499999999996" calcext:value-type="float">
            <text:p>61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5" calcext:value-type="date">
            <text:p>25/07/22</text:p>
          </table:table-cell>
          <table:table-cell office:value-type="float" office:value="5785.15" calcext:value-type="float">
            <text:p>5785,15</text:p>
          </table:table-cell>
          <table:table-cell office:value-type="float" office:value="5656.52" calcext:value-type="float">
            <text:p>5656,52</text:p>
          </table:table-cell>
          <table:table-cell table:formula="of:=[.C155]-[.D155]" office:value-type="float" office:value="128.629999999999" calcext:value-type="float">
            <text:p>128,62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2" calcext:value-type="date">
            <text:p>22/07/22</text:p>
          </table:table-cell>
          <table:table-cell office:value-type="float" office:value="5814.14" calcext:value-type="float">
            <text:p>5814,14</text:p>
          </table:table-cell>
          <table:table-cell office:value-type="float" office:value="5740.86" calcext:value-type="float">
            <text:p>5740,86</text:p>
          </table:table-cell>
          <table:table-cell table:formula="of:=[.C156]-[.D156]" office:value-type="float" office:value="73.2800000000007" calcext:value-type="float">
            <text:p>73,28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1" calcext:value-type="date">
            <text:p>21/07/22</text:p>
          </table:table-cell>
          <table:table-cell office:value-type="float" office:value="5827.32" calcext:value-type="float">
            <text:p>5827,32</text:p>
          </table:table-cell>
          <table:table-cell office:value-type="float" office:value="5738.23" calcext:value-type="float">
            <text:p>5738,23</text:p>
          </table:table-cell>
          <table:table-cell table:formula="of:=[.C157]-[.D157]" office:value-type="float" office:value="89.0900000000002" calcext:value-type="float">
            <text:p>89,09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20" calcext:value-type="date">
            <text:p>20/07/22</text:p>
          </table:table-cell>
          <table:table-cell office:value-type="float" office:value="5784.62" calcext:value-type="float">
            <text:p>5784,62</text:p>
          </table:table-cell>
          <table:table-cell office:value-type="float" office:value="5697.64" calcext:value-type="float">
            <text:p>5697,64</text:p>
          </table:table-cell>
          <table:table-cell table:formula="of:=[.C158]-[.D158]" office:value-type="float" office:value="86.9799999999996" calcext:value-type="float">
            <text:p>86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9" calcext:value-type="date">
            <text:p>19/07/22</text:p>
          </table:table-cell>
          <table:table-cell office:value-type="float" office:value="5744.55" calcext:value-type="float">
            <text:p>5744,55</text:p>
          </table:table-cell>
          <table:table-cell office:value-type="float" office:value="5674.97" calcext:value-type="float">
            <text:p>5674,97</text:p>
          </table:table-cell>
          <table:table-cell table:formula="of:=[.C159]-[.D159]" office:value-type="float" office:value="69.5799999999999" calcext:value-type="float">
            <text:p>69,5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8" calcext:value-type="date">
            <text:p>18/07/22</text:p>
          </table:table-cell>
          <table:table-cell office:value-type="float" office:value="5754.57" calcext:value-type="float">
            <text:p>5754,57</text:p>
          </table:table-cell>
          <table:table-cell office:value-type="float" office:value="5664.42" calcext:value-type="float">
            <text:p>5664,42</text:p>
          </table:table-cell>
          <table:table-cell table:formula="of:=[.C160]-[.D160]" office:value-type="float" office:value="90.1499999999996" calcext:value-type="float">
            <text:p>90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5" calcext:value-type="date">
            <text:p>15/07/22</text:p>
          </table:table-cell>
          <table:table-cell office:value-type="float" office:value="5768.8" calcext:value-type="float">
            <text:p>5768,8</text:p>
          </table:table-cell>
          <table:table-cell office:value-type="float" office:value="5690.26" calcext:value-type="float">
            <text:p>5690,26</text:p>
          </table:table-cell>
          <table:table-cell table:formula="of:=[.C161]-[.D161]" office:value-type="float" office:value="78.54" calcext:value-type="float">
            <text:p>78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4" calcext:value-type="date">
            <text:p>14/07/22</text:p>
          </table:table-cell>
          <table:table-cell office:value-type="float" office:value="5814.14" calcext:value-type="float">
            <text:p>5814,14</text:p>
          </table:table-cell>
          <table:table-cell office:value-type="float" office:value="5734.54" calcext:value-type="float">
            <text:p>5734,54</text:p>
          </table:table-cell>
          <table:table-cell table:formula="of:=[.C162]-[.D162]" office:value-type="float" office:value="79.6000000000004" calcext:value-type="float">
            <text:p>79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3" calcext:value-type="date">
            <text:p>13/07/22</text:p>
          </table:table-cell>
          <table:table-cell office:value-type="float" office:value="5791.47" calcext:value-type="float">
            <text:p>5791,47</text:p>
          </table:table-cell>
          <table:table-cell office:value-type="float" office:value="5681.82" calcext:value-type="float">
            <text:p>5681,82</text:p>
          </table:table-cell>
          <table:table-cell table:formula="of:=[.C163]-[.D163]" office:value-type="float" office:value="109.650000000001" calcext:value-type="float">
            <text:p>109,65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2" calcext:value-type="date">
            <text:p>12/07/22</text:p>
          </table:table-cell>
          <table:table-cell office:value-type="float" office:value="5769.86" calcext:value-type="float">
            <text:p>5769,86</text:p>
          </table:table-cell>
          <table:table-cell office:value-type="float" office:value="5693.42" calcext:value-type="float">
            <text:p>5693,42</text:p>
          </table:table-cell>
          <table:table-cell table:formula="of:=[.C164]-[.D164]" office:value-type="float" office:value="76.4399999999996" calcext:value-type="float">
            <text:p>76,4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11" calcext:value-type="date">
            <text:p>11/07/22</text:p>
          </table:table-cell>
          <table:table-cell office:value-type="float" office:value="5711.34" calcext:value-type="float">
            <text:p>5711,34</text:p>
          </table:table-cell>
          <table:table-cell office:value-type="float" office:value="5619.62" calcext:value-type="float">
            <text:p>5619,62</text:p>
          </table:table-cell>
          <table:table-cell table:formula="of:=[.C165]-[.D165]" office:value-type="float" office:value="91.7200000000003" calcext:value-type="float">
            <text:p>91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8" calcext:value-type="date">
            <text:p>08/07/22</text:p>
          </table:table-cell>
          <table:table-cell office:value-type="float" office:value="5695.53" calcext:value-type="float">
            <text:p>5695,53</text:p>
          </table:table-cell>
          <table:table-cell office:value-type="float" office:value="5571.12" calcext:value-type="float">
            <text:p>5571,12</text:p>
          </table:table-cell>
          <table:table-cell table:formula="of:=[.C166]-[.D166]" office:value-type="float" office:value="124.41" calcext:value-type="float">
            <text:p>124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7" calcext:value-type="date">
            <text:p>07/07/22</text:p>
          </table:table-cell>
          <table:table-cell office:value-type="float" office:value="5746.66" calcext:value-type="float">
            <text:p>5746,66</text:p>
          </table:table-cell>
          <table:table-cell office:value-type="float" office:value="5656.52" calcext:value-type="float">
            <text:p>5656,52</text:p>
          </table:table-cell>
          <table:table-cell table:formula="of:=[.C167]-[.D167]" office:value-type="float" office:value="90.1399999999994" calcext:value-type="float">
            <text:p>90,1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6" calcext:value-type="date">
            <text:p>06/07/22</text:p>
          </table:table-cell>
          <table:table-cell office:value-type="float" office:value="5798.85" calcext:value-type="float">
            <text:p>5798,85</text:p>
          </table:table-cell>
          <table:table-cell office:value-type="float" office:value="5726.63" calcext:value-type="float">
            <text:p>5726,63</text:p>
          </table:table-cell>
          <table:table-cell table:formula="of:=[.C168]-[.D168]" office:value-type="float" office:value="72.2200000000003" calcext:value-type="float">
            <text:p>72,2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5" calcext:value-type="date">
            <text:p>05/07/22</text:p>
          </table:table-cell>
          <table:table-cell office:value-type="float" office:value="5739.28" calcext:value-type="float">
            <text:p>5739,28</text:p>
          </table:table-cell>
          <table:table-cell office:value-type="float" office:value="5681.29" calcext:value-type="float">
            <text:p>5681,29</text:p>
          </table:table-cell>
          <table:table-cell table:formula="of:=[.C169]-[.D169]" office:value-type="float" office:value="57.9899999999998" calcext:value-type="float">
            <text:p>57,98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4" calcext:value-type="date">
            <text:p>04/07/22</text:p>
          </table:table-cell>
          <table:table-cell office:value-type="float" office:value="5668.11" calcext:value-type="float">
            <text:p>5668,11</text:p>
          </table:table-cell>
          <table:table-cell office:value-type="float" office:value="5619.09" calcext:value-type="float">
            <text:p>5619,09</text:p>
          </table:table-cell>
          <table:table-cell table:formula="of:=[.C170]-[.D170]" office:value-type="float" office:value="49.0199999999995" calcext:value-type="float">
            <text:p>49,0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7-01" calcext:value-type="date">
            <text:p>01/07/22</text:p>
          </table:table-cell>
          <table:table-cell office:value-type="float" office:value="5673.39" calcext:value-type="float">
            <text:p>5673,39</text:p>
          </table:table-cell>
          <table:table-cell office:value-type="float" office:value="5608.54" calcext:value-type="float">
            <text:p>5608,54</text:p>
          </table:table-cell>
          <table:table-cell table:formula="of:=[.C171]-[.D171]" office:value-type="float" office:value="64.8500000000004" calcext:value-type="float">
            <text:p>64,8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30" calcext:value-type="date">
            <text:p>30/06/22</text:p>
          </table:table-cell>
          <table:table-cell office:value-type="float" office:value="5602.75" calcext:value-type="float">
            <text:p>5602,75</text:p>
          </table:table-cell>
          <table:table-cell office:value-type="float" office:value="5515.24" calcext:value-type="float">
            <text:p>5515,24</text:p>
          </table:table-cell>
          <table:table-cell table:formula="of:=[.C172]-[.D172]" office:value-type="float" office:value="87.5100000000002" calcext:value-type="float">
            <text:p>87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9" calcext:value-type="date">
            <text:p>29/06/22</text:p>
          </table:table-cell>
          <table:table-cell office:value-type="float" office:value="5590.16" calcext:value-type="float">
            <text:p>5590,16</text:p>
          </table:table-cell>
          <table:table-cell office:value-type="float" office:value="5504.1" calcext:value-type="float">
            <text:p>5504,1</text:p>
          </table:table-cell>
          <table:table-cell table:formula="of:=[.C173]-[.D173]" office:value-type="float" office:value="86.0599999999995" calcext:value-type="float">
            <text:p>86,0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8" calcext:value-type="date">
            <text:p>28/06/22</text:p>
          </table:table-cell>
          <table:table-cell office:value-type="float" office:value="5615.13" calcext:value-type="float">
            <text:p>5615,13</text:p>
          </table:table-cell>
          <table:table-cell office:value-type="float" office:value="5518.44" calcext:value-type="float">
            <text:p>5518,44</text:p>
          </table:table-cell>
          <table:table-cell table:formula="of:=[.C174]-[.D174]" office:value-type="float" office:value="96.6900000000005" calcext:value-type="float">
            <text:p>96,6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7" calcext:value-type="date">
            <text:p>27/06/22</text:p>
          </table:table-cell>
          <table:table-cell office:value-type="float" office:value="5613.53" calcext:value-type="float">
            <text:p>5613,53</text:p>
          </table:table-cell>
          <table:table-cell office:value-type="float" office:value="5535.97" calcext:value-type="float">
            <text:p>5535,97</text:p>
          </table:table-cell>
          <table:table-cell table:formula="of:=[.C175]-[.D175]" office:value-type="float" office:value="77.5599999999995" calcext:value-type="float">
            <text:p>77,5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4" calcext:value-type="date">
            <text:p>24/06/22</text:p>
          </table:table-cell>
          <table:table-cell office:value-type="float" office:value="5616.72" calcext:value-type="float">
            <text:p>5616,72</text:p>
          </table:table-cell>
          <table:table-cell office:value-type="float" office:value="5540.76" calcext:value-type="float">
            <text:p>5540,76</text:p>
          </table:table-cell>
          <table:table-cell table:formula="of:=[.C176]-[.D176]" office:value-type="float" office:value="75.96" calcext:value-type="float">
            <text:p>75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3" calcext:value-type="date">
            <text:p>23/06/22</text:p>
          </table:table-cell>
          <table:table-cell office:value-type="float" office:value="5588.03" calcext:value-type="float">
            <text:p>5588,03</text:p>
          </table:table-cell>
          <table:table-cell office:value-type="float" office:value="5501.98" calcext:value-type="float">
            <text:p>5501,98</text:p>
          </table:table-cell>
          <table:table-cell table:formula="of:=[.C177]-[.D177]" office:value-type="float" office:value="86.0500000000002" calcext:value-type="float">
            <text:p>86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2" calcext:value-type="date">
            <text:p>22/06/22</text:p>
          </table:table-cell>
          <table:table-cell office:value-type="float" office:value="5535.44" calcext:value-type="float">
            <text:p>5535,44</text:p>
          </table:table-cell>
          <table:table-cell office:value-type="float" office:value="5462.66" calcext:value-type="float">
            <text:p>5462,66</text:p>
          </table:table-cell>
          <table:table-cell table:formula="of:=[.C178]-[.D178]" office:value-type="float" office:value="72.7799999999998" calcext:value-type="float">
            <text:p>72,77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1" calcext:value-type="date">
            <text:p>21/06/22</text:p>
          </table:table-cell>
          <table:table-cell office:value-type="float" office:value="5525.88" calcext:value-type="float">
            <text:p>5525,88</text:p>
          </table:table-cell>
          <table:table-cell office:value-type="float" office:value="5454.16" calcext:value-type="float">
            <text:p>5454,16</text:p>
          </table:table-cell>
          <table:table-cell table:formula="of:=[.C179]-[.D179]" office:value-type="float" office:value="71.7200000000003" calcext:value-type="float">
            <text:p>71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20" calcext:value-type="date">
            <text:p>20/06/22</text:p>
          </table:table-cell>
          <table:table-cell office:value-type="float" office:value="5538.63" calcext:value-type="float">
            <text:p>5538,63</text:p>
          </table:table-cell>
          <table:table-cell office:value-type="float" office:value="5477.54" calcext:value-type="float">
            <text:p>5477,54</text:p>
          </table:table-cell>
          <table:table-cell table:formula="of:=[.C180]-[.D180]" office:value-type="float" office:value="61.0900000000001" calcext:value-type="float">
            <text:p>61,0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17" calcext:value-type="date">
            <text:p>17/06/22</text:p>
          </table:table-cell>
          <table:table-cell office:value-type="float" office:value="5497.73" calcext:value-type="float">
            <text:p>5497,73</text:p>
          </table:table-cell>
          <table:table-cell office:value-type="float" office:value="5444.6" calcext:value-type="float">
            <text:p>5444,6</text:p>
          </table:table-cell>
          <table:table-cell table:formula="of:=[.C181]-[.D181]" office:value-type="float" office:value="53.1299999999992" calcext:value-type="float">
            <text:p>53,12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15" calcext:value-type="date">
            <text:p>15/06/22</text:p>
          </table:table-cell>
          <table:table-cell office:value-type="float" office:value="5478.07" calcext:value-type="float">
            <text:p>5478,07</text:p>
          </table:table-cell>
          <table:table-cell office:value-type="float" office:value="5354.29" calcext:value-type="float">
            <text:p>5354,29</text:p>
          </table:table-cell>
          <table:table-cell table:formula="of:=[.C182]-[.D182]" office:value-type="float" office:value="123.78" calcext:value-type="float">
            <text:p>123,7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14" calcext:value-type="date">
            <text:p>14/06/22</text:p>
          </table:table-cell>
          <table:table-cell office:value-type="float" office:value="5500.91" calcext:value-type="float">
            <text:p>5500,91</text:p>
          </table:table-cell>
          <table:table-cell office:value-type="float" office:value="5430.79" calcext:value-type="float">
            <text:p>5430,79</text:p>
          </table:table-cell>
          <table:table-cell table:formula="of:=[.C183]-[.D183]" office:value-type="float" office:value="70.1199999999999" calcext:value-type="float">
            <text:p>70,1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13" calcext:value-type="date">
            <text:p>13/06/22</text:p>
          </table:table-cell>
          <table:table-cell office:value-type="float" office:value="5487.63" calcext:value-type="float">
            <text:p>5487,63</text:p>
          </table:table-cell>
          <table:table-cell office:value-type="float" office:value="5373.95" calcext:value-type="float">
            <text:p>5373,95</text:p>
          </table:table-cell>
          <table:table-cell table:formula="of:=[.C184]-[.D184]" office:value-type="float" office:value="113.68" calcext:value-type="float">
            <text:p>113,6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10" calcext:value-type="date">
            <text:p>10/06/22</text:p>
          </table:table-cell>
          <table:table-cell office:value-type="float" office:value="5356.42" calcext:value-type="float">
            <text:p>5356,42</text:p>
          </table:table-cell>
          <table:table-cell office:value-type="float" office:value="5220.95" calcext:value-type="float">
            <text:p>5220,95</text:p>
          </table:table-cell>
          <table:table-cell table:formula="of:=[.C185]-[.D185]" office:value-type="float" office:value="135.47" calcext:value-type="float">
            <text:p>135,4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9" calcext:value-type="date">
            <text:p>09/06/22</text:p>
          </table:table-cell>
          <table:table-cell office:value-type="float" office:value="5261.33" calcext:value-type="float">
            <text:p>5261,33</text:p>
          </table:table-cell>
          <table:table-cell office:value-type="float" office:value="5202.89" calcext:value-type="float">
            <text:p>5202,89</text:p>
          </table:table-cell>
          <table:table-cell table:formula="of:=[.C186]-[.D186]" office:value-type="float" office:value="58.4399999999996" calcext:value-type="float">
            <text:p>58,4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8" calcext:value-type="date">
            <text:p>08/06/22</text:p>
          </table:table-cell>
          <table:table-cell office:value-type="float" office:value="5248.58" calcext:value-type="float">
            <text:p>5248,58</text:p>
          </table:table-cell>
          <table:table-cell office:value-type="float" office:value="5184.83" calcext:value-type="float">
            <text:p>5184,83</text:p>
          </table:table-cell>
          <table:table-cell table:formula="of:=[.C187]-[.D187]" office:value-type="float" office:value="63.75" calcext:value-type="float">
            <text:p>63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7" calcext:value-type="date">
            <text:p>07/06/22</text:p>
          </table:table-cell>
          <table:table-cell office:value-type="float" office:value="5278.86" calcext:value-type="float">
            <text:p>5278,86</text:p>
          </table:table-cell>
          <table:table-cell office:value-type="float" office:value="5143.92" calcext:value-type="float">
            <text:p>5143,92</text:p>
          </table:table-cell>
          <table:table-cell table:formula="of:=[.C188]-[.D188]" office:value-type="float" office:value="134.94" calcext:value-type="float">
            <text:p>134,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6" calcext:value-type="date">
            <text:p>06/06/22</text:p>
          </table:table-cell>
          <table:table-cell office:value-type="float" office:value="5144.99" calcext:value-type="float">
            <text:p>5144,99</text:p>
          </table:table-cell>
          <table:table-cell office:value-type="float" office:value="5083.9" calcext:value-type="float">
            <text:p>5083,9</text:p>
          </table:table-cell>
          <table:table-cell table:formula="of:=[.C189]-[.D189]" office:value-type="float" office:value="61.0900000000001" calcext:value-type="float">
            <text:p>61,0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3" calcext:value-type="date">
            <text:p>03/06/22</text:p>
          </table:table-cell>
          <table:table-cell office:value-type="float" office:value="5174.2" calcext:value-type="float">
            <text:p>5174,2</text:p>
          </table:table-cell>
          <table:table-cell office:value-type="float" office:value="5110.46" calcext:value-type="float">
            <text:p>5110,46</text:p>
          </table:table-cell>
          <table:table-cell table:formula="of:=[.C190]-[.D190]" office:value-type="float" office:value="63.7399999999998" calcext:value-type="float">
            <text:p>63,7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2" calcext:value-type="date">
            <text:p>02/06/22</text:p>
          </table:table-cell>
          <table:table-cell office:value-type="float" office:value="5151.89" calcext:value-type="float">
            <text:p>5151,89</text:p>
          </table:table-cell>
          <table:table-cell office:value-type="float" office:value="5112.05" calcext:value-type="float">
            <text:p>5112,05</text:p>
          </table:table-cell>
          <table:table-cell table:formula="of:=[.C191]-[.D191]" office:value-type="float" office:value="39.8400000000001" calcext:value-type="float">
            <text:p>39,8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6-01" calcext:value-type="date">
            <text:p>01/06/22</text:p>
          </table:table-cell>
          <table:table-cell office:value-type="float" office:value="5162.52" calcext:value-type="float">
            <text:p>5162,52</text:p>
          </table:table-cell>
          <table:table-cell office:value-type="float" office:value="5059.99" calcext:value-type="float">
            <text:p>5059,99</text:p>
          </table:table-cell>
          <table:table-cell table:formula="of:=[.C192]-[.D192]" office:value-type="float" office:value="102.530000000001" calcext:value-type="float">
            <text:p>102,53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31" calcext:value-type="date">
            <text:p>31/05/22</text:p>
          </table:table-cell>
          <table:table-cell office:value-type="float" office:value="5122.14" calcext:value-type="float">
            <text:p>5122,14</text:p>
          </table:table-cell>
          <table:table-cell office:value-type="float" office:value="5036.62" calcext:value-type="float">
            <text:p>5036,62</text:p>
          </table:table-cell>
          <table:table-cell table:formula="of:=[.C193]-[.D193]" office:value-type="float" office:value="85.5200000000004" calcext:value-type="float">
            <text:p>85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30" calcext:value-type="date">
            <text:p>30/05/22</text:p>
          </table:table-cell>
          <table:table-cell office:value-type="float" office:value="5097.73" calcext:value-type="float">
            <text:p>5097,73</text:p>
          </table:table-cell>
          <table:table-cell office:value-type="float" office:value="5027.55" calcext:value-type="float">
            <text:p>5027,55</text:p>
          </table:table-cell>
          <table:table-cell table:formula="of:=[.C194]-[.D194]" office:value-type="float" office:value="70.1799999999994" calcext:value-type="float">
            <text:p>70,1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7" calcext:value-type="date">
            <text:p>27/05/22</text:p>
          </table:table-cell>
          <table:table-cell office:value-type="float" office:value="5125.05" calcext:value-type="float">
            <text:p>5125,05</text:p>
          </table:table-cell>
          <table:table-cell office:value-type="float" office:value="5054.33" calcext:value-type="float">
            <text:p>5054,33</text:p>
          </table:table-cell>
          <table:table-cell table:formula="of:=[.C195]-[.D195]" office:value-type="float" office:value="70.7200000000003" calcext:value-type="float">
            <text:p>70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6" calcext:value-type="date">
            <text:p>26/05/22</text:p>
          </table:table-cell>
          <table:table-cell office:value-type="float" office:value="5193.08" calcext:value-type="float">
            <text:p>5193,08</text:p>
          </table:table-cell>
          <table:table-cell office:value-type="float" office:value="5093.98" calcext:value-type="float">
            <text:p>5093,98</text:p>
          </table:table-cell>
          <table:table-cell table:formula="of:=[.C196]-[.D196]" office:value-type="float" office:value="99.1000000000004" calcext:value-type="float">
            <text:p>99,1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5" calcext:value-type="date">
            <text:p>25/05/22</text:p>
          </table:table-cell>
          <table:table-cell office:value-type="float" office:value="5219.33" calcext:value-type="float">
            <text:p>5219,33</text:p>
          </table:table-cell>
          <table:table-cell office:value-type="float" office:value="5156.65" calcext:value-type="float">
            <text:p>5156,65</text:p>
          </table:table-cell>
          <table:table-cell table:formula="of:=[.C197]-[.D197]" office:value-type="float" office:value="62.6800000000003" calcext:value-type="float">
            <text:p>62,6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4" calcext:value-type="date">
            <text:p>24/05/22</text:p>
          </table:table-cell>
          <table:table-cell office:value-type="float" office:value="5210.76" calcext:value-type="float">
            <text:p>5210,76</text:p>
          </table:table-cell>
          <table:table-cell office:value-type="float" office:value="5127.19" calcext:value-type="float">
            <text:p>5127,19</text:p>
          </table:table-cell>
          <table:table-cell table:formula="of:=[.C198]-[.D198]" office:value-type="float" office:value="83.5700000000006" calcext:value-type="float">
            <text:p>83,57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3" calcext:value-type="date">
            <text:p>23/05/22</text:p>
          </table:table-cell>
          <table:table-cell office:value-type="float" office:value="5210.22" calcext:value-type="float">
            <text:p>5210,22</text:p>
          </table:table-cell>
          <table:table-cell office:value-type="float" office:value="5139.51" calcext:value-type="float">
            <text:p>5139,51</text:p>
          </table:table-cell>
          <table:table-cell table:formula="of:=[.C199]-[.D199]" office:value-type="float" office:value="70.71" calcext:value-type="float">
            <text:p>70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20" calcext:value-type="date">
            <text:p>20/05/22</text:p>
          </table:table-cell>
          <table:table-cell office:value-type="float" office:value="5288.43" calcext:value-type="float">
            <text:p>5288,43</text:p>
          </table:table-cell>
          <table:table-cell office:value-type="float" office:value="5213.97" calcext:value-type="float">
            <text:p>5213,97</text:p>
          </table:table-cell>
          <table:table-cell table:formula="of:=[.C200]-[.D200]" office:value-type="float" office:value="74.46" calcext:value-type="float">
            <text:p>74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9" calcext:value-type="date">
            <text:p>19/05/22</text:p>
          </table:table-cell>
          <table:table-cell office:value-type="float" office:value="5329.15" calcext:value-type="float">
            <text:p>5329,15</text:p>
          </table:table-cell>
          <table:table-cell office:value-type="float" office:value="5245.58" calcext:value-type="float">
            <text:p>5245,58</text:p>
          </table:table-cell>
          <table:table-cell table:formula="of:=[.C201]-[.D201]" office:value-type="float" office:value="83.5699999999997" calcext:value-type="float">
            <text:p>83,5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8" calcext:value-type="date">
            <text:p>18/05/22</text:p>
          </table:table-cell>
          <table:table-cell office:value-type="float" office:value="5376.83" calcext:value-type="float">
            <text:p>5376,83</text:p>
          </table:table-cell>
          <table:table-cell office:value-type="float" office:value="5293.79" calcext:value-type="float">
            <text:p>5293,79</text:p>
          </table:table-cell>
          <table:table-cell table:formula="of:=[.C202]-[.D202]" office:value-type="float" office:value="83.04" calcext:value-type="float">
            <text:p>83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7" calcext:value-type="date">
            <text:p>17/05/22</text:p>
          </table:table-cell>
          <table:table-cell office:value-type="float" office:value="5392.36" calcext:value-type="float">
            <text:p>5392,36</text:p>
          </table:table-cell>
          <table:table-cell office:value-type="float" office:value="5300.22" calcext:value-type="float">
            <text:p>5300,22</text:p>
          </table:table-cell>
          <table:table-cell table:formula="of:=[.C203]-[.D203]" office:value-type="float" office:value="92.1399999999994" calcext:value-type="float">
            <text:p>92,1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6" calcext:value-type="date">
            <text:p>16/05/22</text:p>
          </table:table-cell>
          <table:table-cell office:value-type="float" office:value="5494.14" calcext:value-type="float">
            <text:p>5494,14</text:p>
          </table:table-cell>
          <table:table-cell office:value-type="float" office:value="5415.93" calcext:value-type="float">
            <text:p>5415,93</text:p>
          </table:table-cell>
          <table:table-cell table:formula="of:=[.C204]-[.D204]" office:value-type="float" office:value="78.21" calcext:value-type="float">
            <text:p>78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3" calcext:value-type="date">
            <text:p>13/05/22</text:p>
          </table:table-cell>
          <table:table-cell office:value-type="float" office:value="5545.57" calcext:value-type="float">
            <text:p>5545,57</text:p>
          </table:table-cell>
          <table:table-cell office:value-type="float" office:value="5433.61" calcext:value-type="float">
            <text:p>5433,61</text:p>
          </table:table-cell>
          <table:table-cell table:formula="of:=[.C205]-[.D205]" office:value-type="float" office:value="111.96" calcext:value-type="float">
            <text:p>111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2" calcext:value-type="date">
            <text:p>12/05/22</text:p>
          </table:table-cell>
          <table:table-cell office:value-type="float" office:value="5612" calcext:value-type="float">
            <text:p>5612</text:p>
          </table:table-cell>
          <table:table-cell office:value-type="float" office:value="5501.11" calcext:value-type="float">
            <text:p>5501,11</text:p>
          </table:table-cell>
          <table:table-cell table:formula="of:=[.C206]-[.D206]" office:value-type="float" office:value="110.89" calcext:value-type="float">
            <text:p>110,8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1" calcext:value-type="date">
            <text:p>11/05/22</text:p>
          </table:table-cell>
          <table:table-cell office:value-type="float" office:value="5574.5" calcext:value-type="float">
            <text:p>5574,5</text:p>
          </table:table-cell>
          <table:table-cell office:value-type="float" office:value="5489.86" calcext:value-type="float">
            <text:p>5489,86</text:p>
          </table:table-cell>
          <table:table-cell table:formula="of:=[.C207]-[.D207]" office:value-type="float" office:value="84.6400000000003" calcext:value-type="float">
            <text:p>84,64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10" calcext:value-type="date">
            <text:p>10/05/22</text:p>
          </table:table-cell>
          <table:table-cell office:value-type="float" office:value="5570.75" calcext:value-type="float">
            <text:p>5570,75</text:p>
          </table:table-cell>
          <table:table-cell office:value-type="float" office:value="5510.21" calcext:value-type="float">
            <text:p>5510,21</text:p>
          </table:table-cell>
          <table:table-cell table:formula="of:=[.C208]-[.D208]" office:value-type="float" office:value="60.54" calcext:value-type="float">
            <text:p>60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9" calcext:value-type="date">
            <text:p>09/05/22</text:p>
          </table:table-cell>
          <table:table-cell office:value-type="float" office:value="5569.14" calcext:value-type="float">
            <text:p>5569,14</text:p>
          </table:table-cell>
          <table:table-cell office:value-type="float" office:value="5504.32" calcext:value-type="float">
            <text:p>5504,32</text:p>
          </table:table-cell>
          <table:table-cell table:formula="of:=[.C209]-[.D209]" office:value-type="float" office:value="64.8200000000006" calcext:value-type="float">
            <text:p>64,82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6" calcext:value-type="date">
            <text:p>06/05/22</text:p>
          </table:table-cell>
          <table:table-cell office:value-type="float" office:value="5520.93" calcext:value-type="float">
            <text:p>5520,93</text:p>
          </table:table-cell>
          <table:table-cell office:value-type="float" office:value="5405.75" calcext:value-type="float">
            <text:p>5405,75</text:p>
          </table:table-cell>
          <table:table-cell table:formula="of:=[.C210]-[.D210]" office:value-type="float" office:value="115.18" calcext:value-type="float">
            <text:p>115,1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5" calcext:value-type="date">
            <text:p>05/05/22</text:p>
          </table:table-cell>
          <table:table-cell office:value-type="float" office:value="5462" calcext:value-type="float">
            <text:p>5462</text:p>
          </table:table-cell>
          <table:table-cell office:value-type="float" office:value="5327" calcext:value-type="float">
            <text:p>5327</text:p>
          </table:table-cell>
          <table:table-cell table:formula="of:=[.C211]-[.D211]" office:value-type="float" office:value="135" calcext:value-type="float">
            <text:p>13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4" calcext:value-type="date">
            <text:p>04/05/22</text:p>
          </table:table-cell>
          <table:table-cell office:value-type="float" office:value="5441.64" calcext:value-type="float">
            <text:p>5441,64</text:p>
          </table:table-cell>
          <table:table-cell office:value-type="float" office:value="5286.29" calcext:value-type="float">
            <text:p>5286,29</text:p>
          </table:table-cell>
          <table:table-cell table:formula="of:=[.C212]-[.D212]" office:value-type="float" office:value="155.35" calcext:value-type="float">
            <text:p>155,3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3" calcext:value-type="date">
            <text:p>03/05/22</text:p>
          </table:table-cell>
          <table:table-cell office:value-type="float" office:value="5460.39" calcext:value-type="float">
            <text:p>5460,39</text:p>
          </table:table-cell>
          <table:table-cell office:value-type="float" office:value="5357.54" calcext:value-type="float">
            <text:p>5357,54</text:p>
          </table:table-cell>
          <table:table-cell table:formula="of:=[.C213]-[.D213]" office:value-type="float" office:value="102.85" calcext:value-type="float">
            <text:p>102,8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5-02" calcext:value-type="date">
            <text:p>02/05/22</text:p>
          </table:table-cell>
          <table:table-cell office:value-type="float" office:value="5505.93" calcext:value-type="float">
            <text:p>5505,93</text:p>
          </table:table-cell>
          <table:table-cell office:value-type="float" office:value="5368.25" calcext:value-type="float">
            <text:p>5368,25</text:p>
          </table:table-cell>
          <table:table-cell table:formula="of:=[.C214]-[.D214]" office:value-type="float" office:value="137.68" calcext:value-type="float">
            <text:p>137,6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9" calcext:value-type="date">
            <text:p>29/04/22</text:p>
          </table:table-cell>
          <table:table-cell office:value-type="float" office:value="5389.15" calcext:value-type="float">
            <text:p>5389,15</text:p>
          </table:table-cell>
          <table:table-cell office:value-type="float" office:value="5257.9" calcext:value-type="float">
            <text:p>5257,9</text:p>
          </table:table-cell>
          <table:table-cell table:formula="of:=[.C215]-[.D215]" office:value-type="float" office:value="131.25" calcext:value-type="float">
            <text:p>131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8" calcext:value-type="date">
            <text:p>28/04/22</text:p>
          </table:table-cell>
          <table:table-cell office:value-type="float" office:value="5465.9" calcext:value-type="float">
            <text:p>5465,9</text:p>
          </table:table-cell>
          <table:table-cell office:value-type="float" office:value="5347.33" calcext:value-type="float">
            <text:p>5347,33</text:p>
          </table:table-cell>
          <table:table-cell table:formula="of:=[.C216]-[.D216]" office:value-type="float" office:value="118.57" calcext:value-type="float">
            <text:p>118,5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7" calcext:value-type="date">
            <text:p>27/04/22</text:p>
          </table:table-cell>
          <table:table-cell office:value-type="float" office:value="5462.66" calcext:value-type="float">
            <text:p>5462,66</text:p>
          </table:table-cell>
          <table:table-cell office:value-type="float" office:value="5340.83" calcext:value-type="float">
            <text:p>5340,83</text:p>
          </table:table-cell>
          <table:table-cell table:formula="of:=[.C217]-[.D217]" office:value-type="float" office:value="121.83" calcext:value-type="float">
            <text:p>121,8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6" calcext:value-type="date">
            <text:p>26/04/22</text:p>
          </table:table-cell>
          <table:table-cell office:value-type="float" office:value="5424.21" calcext:value-type="float">
            <text:p>5424,21</text:p>
          </table:table-cell>
          <table:table-cell office:value-type="float" office:value="5304.55" calcext:value-type="float">
            <text:p>5304,55</text:p>
          </table:table-cell>
          <table:table-cell table:formula="of:=[.C218]-[.D218]" office:value-type="float" office:value="119.66" calcext:value-type="float">
            <text:p>119,6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5" calcext:value-type="date">
            <text:p>25/04/22</text:p>
          </table:table-cell>
          <table:table-cell office:value-type="float" office:value="5367.9" calcext:value-type="float">
            <text:p>5367,9</text:p>
          </table:table-cell>
          <table:table-cell office:value-type="float" office:value="5209.8" calcext:value-type="float">
            <text:p>5209,8</text:p>
          </table:table-cell>
          <table:table-cell table:formula="of:=[.C219]-[.D219]" office:value-type="float" office:value="158.099999999999" calcext:value-type="float">
            <text:p>158,0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2" calcext:value-type="date">
            <text:p>22/04/22</text:p>
          </table:table-cell>
          <table:table-cell office:value-type="float" office:value="5250.95" calcext:value-type="float">
            <text:p>5250,95</text:p>
          </table:table-cell>
          <table:table-cell office:value-type="float" office:value="5069.56" calcext:value-type="float">
            <text:p>5069,56</text:p>
          </table:table-cell>
          <table:table-cell table:formula="of:=[.C220]-[.D220]" office:value-type="float" office:value="181.389999999999" calcext:value-type="float">
            <text:p>181,38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20" calcext:value-type="date">
            <text:p>20/04/22</text:p>
          </table:table-cell>
          <table:table-cell office:value-type="float" office:value="5080.39" calcext:value-type="float">
            <text:p>5080,39</text:p>
          </table:table-cell>
          <table:table-cell office:value-type="float" office:value="5003.51" calcext:value-type="float">
            <text:p>5003,51</text:p>
          </table:table-cell>
          <table:table-cell table:formula="of:=[.C221]-[.D221]" office:value-type="float" office:value="76.8800000000001" calcext:value-type="float">
            <text:p>76,8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9" calcext:value-type="date">
            <text:p>19/04/22</text:p>
          </table:table-cell>
          <table:table-cell office:value-type="float" office:value="5089.6" calcext:value-type="float">
            <text:p>5089,6</text:p>
          </table:table-cell>
          <table:table-cell office:value-type="float" office:value="5039.79" calcext:value-type="float">
            <text:p>5039,79</text:p>
          </table:table-cell>
          <table:table-cell table:formula="of:=[.C222]-[.D222]" office:value-type="float" office:value="49.8100000000004" calcext:value-type="float">
            <text:p>49,8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8" calcext:value-type="date">
            <text:p>18/04/22</text:p>
          </table:table-cell>
          <table:table-cell office:value-type="float" office:value="5116.13" calcext:value-type="float">
            <text:p>5116,13</text:p>
          </table:table-cell>
          <table:table-cell office:value-type="float" office:value="5046.82" calcext:value-type="float">
            <text:p>5046,82</text:p>
          </table:table-cell>
          <table:table-cell table:formula="of:=[.C223]-[.D223]" office:value-type="float" office:value="69.3100000000004" calcext:value-type="float">
            <text:p>69,3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4" calcext:value-type="date">
            <text:p>14/04/22</text:p>
          </table:table-cell>
          <table:table-cell office:value-type="float" office:value="5153.49" calcext:value-type="float">
            <text:p>5153,49</text:p>
          </table:table-cell>
          <table:table-cell office:value-type="float" office:value="5095.55" calcext:value-type="float">
            <text:p>5095,55</text:p>
          </table:table-cell>
          <table:table-cell table:formula="of:=[.C224]-[.D224]" office:value-type="float" office:value="57.9399999999996" calcext:value-type="float">
            <text:p>57,9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3" calcext:value-type="date">
            <text:p>13/04/22</text:p>
          </table:table-cell>
          <table:table-cell office:value-type="float" office:value="5116.67" calcext:value-type="float">
            <text:p>5116,67</text:p>
          </table:table-cell>
          <table:table-cell office:value-type="float" office:value="5059.82" calcext:value-type="float">
            <text:p>5059,82</text:p>
          </table:table-cell>
          <table:table-cell table:formula="of:=[.C225]-[.D225]" office:value-type="float" office:value="56.8500000000004" calcext:value-type="float">
            <text:p>56,8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2" calcext:value-type="date">
            <text:p>12/04/22</text:p>
          </table:table-cell>
          <table:table-cell office:value-type="float" office:value="5107.47" calcext:value-type="float">
            <text:p>5107,47</text:p>
          </table:table-cell>
          <table:table-cell office:value-type="float" office:value="5028.42" calcext:value-type="float">
            <text:p>5028,42</text:p>
          </table:table-cell>
          <table:table-cell table:formula="of:=[.C226]-[.D226]" office:value-type="float" office:value="79.0500000000002" calcext:value-type="float">
            <text:p>79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11" calcext:value-type="date">
            <text:p>11/04/22</text:p>
          </table:table-cell>
          <table:table-cell office:value-type="float" office:value="5158.36" calcext:value-type="float">
            <text:p>5158,36</text:p>
          </table:table-cell>
          <table:table-cell office:value-type="float" office:value="5091.22" calcext:value-type="float">
            <text:p>5091,22</text:p>
          </table:table-cell>
          <table:table-cell table:formula="of:=[.C227]-[.D227]" office:value-type="float" office:value="67.1399999999994" calcext:value-type="float">
            <text:p>67,1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8" calcext:value-type="date">
            <text:p>08/04/22</text:p>
          </table:table-cell>
          <table:table-cell office:value-type="float" office:value="5218.46" calcext:value-type="float">
            <text:p>5218,46</text:p>
          </table:table-cell>
          <table:table-cell office:value-type="float" office:value="5110.17" calcext:value-type="float">
            <text:p>5110,17</text:p>
          </table:table-cell>
          <table:table-cell table:formula="of:=[.C228]-[.D228]" office:value-type="float" office:value="108.29" calcext:value-type="float">
            <text:p>108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7" calcext:value-type="date">
            <text:p>07/04/22</text:p>
          </table:table-cell>
          <table:table-cell office:value-type="float" office:value="5197.89" calcext:value-type="float">
            <text:p>5197,89</text:p>
          </table:table-cell>
          <table:table-cell office:value-type="float" office:value="5108.01" calcext:value-type="float">
            <text:p>5108,01</text:p>
          </table:table-cell>
          <table:table-cell table:formula="of:=[.C229]-[.D229]" office:value-type="float" office:value="89.8800000000001" calcext:value-type="float">
            <text:p>89,8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6" calcext:value-type="date">
            <text:p>06/04/22</text:p>
          </table:table-cell>
          <table:table-cell office:value-type="float" office:value="5149.16" calcext:value-type="float">
            <text:p>5149,16</text:p>
          </table:table-cell>
          <table:table-cell office:value-type="float" office:value="5063.61" calcext:value-type="float">
            <text:p>5063,61</text:p>
          </table:table-cell>
          <table:table-cell table:formula="of:=[.C230]-[.D230]" office:value-type="float" office:value="85.5500000000002" calcext:value-type="float">
            <text:p>85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5" calcext:value-type="date">
            <text:p>05/04/22</text:p>
          </table:table-cell>
          <table:table-cell office:value-type="float" office:value="5095.01" calcext:value-type="float">
            <text:p>5095,01</text:p>
          </table:table-cell>
          <table:table-cell office:value-type="float" office:value="4996.47" calcext:value-type="float">
            <text:p>4996,47</text:p>
          </table:table-cell>
          <table:table-cell table:formula="of:=[.C231]-[.D231]" office:value-type="float" office:value="98.54" calcext:value-type="float">
            <text:p>98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4" calcext:value-type="date">
            <text:p>04/04/22</text:p>
          </table:table-cell>
          <table:table-cell office:value-type="float" office:value="5098.26" calcext:value-type="float">
            <text:p>5098,26</text:p>
          </table:table-cell>
          <table:table-cell office:value-type="float" office:value="5004.59" calcext:value-type="float">
            <text:p>5004,59</text:p>
          </table:table-cell>
          <table:table-cell table:formula="of:=[.C232]-[.D232]" office:value-type="float" office:value="93.6700000000001" calcext:value-type="float">
            <text:p>93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4-01" calcext:value-type="date">
            <text:p>01/04/22</text:p>
          </table:table-cell>
          <table:table-cell office:value-type="float" office:value="5170.82" calcext:value-type="float">
            <text:p>5170,82</text:p>
          </table:table-cell>
          <table:table-cell office:value-type="float" office:value="5076.6" calcext:value-type="float">
            <text:p>5076,6</text:p>
          </table:table-cell>
          <table:table-cell table:formula="of:=[.C233]-[.D233]" office:value-type="float" office:value="94.2199999999994" calcext:value-type="float">
            <text:p>94,21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31" calcext:value-type="date">
            <text:p>31/03/22</text:p>
          </table:table-cell>
          <table:table-cell office:value-type="float" office:value="5234.16" calcext:value-type="float">
            <text:p>5234,16</text:p>
          </table:table-cell>
          <table:table-cell office:value-type="float" office:value="5154.03" calcext:value-type="float">
            <text:p>5154,03</text:p>
          </table:table-cell>
          <table:table-cell table:formula="of:=[.C234]-[.D234]" office:value-type="float" office:value="80.1300000000001" calcext:value-type="float">
            <text:p>80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30" calcext:value-type="date">
            <text:p>30/03/22</text:p>
          </table:table-cell>
          <table:table-cell office:value-type="float" office:value="5233.82" calcext:value-type="float">
            <text:p>5233,82</text:p>
          </table:table-cell>
          <table:table-cell office:value-type="float" office:value="5163.4" calcext:value-type="float">
            <text:p>5163,4</text:p>
          </table:table-cell>
          <table:table-cell table:formula="of:=[.C235]-[.D235]" office:value-type="float" office:value="70.4200000000001" calcext:value-type="float">
            <text:p>70,4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9" calcext:value-type="date">
            <text:p>29/03/22</text:p>
          </table:table-cell>
          <table:table-cell office:value-type="float" office:value="5228.36" calcext:value-type="float">
            <text:p>5228,36</text:p>
          </table:table-cell>
          <table:table-cell office:value-type="float" office:value="5154.67" calcext:value-type="float">
            <text:p>5154,67</text:p>
          </table:table-cell>
          <table:table-cell table:formula="of:=[.C236]-[.D236]" office:value-type="float" office:value="73.6899999999996" calcext:value-type="float">
            <text:p>73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8" calcext:value-type="date">
            <text:p>28/03/22</text:p>
          </table:table-cell>
          <table:table-cell office:value-type="float" office:value="5267.66" calcext:value-type="float">
            <text:p>5267,66</text:p>
          </table:table-cell>
          <table:table-cell office:value-type="float" office:value="5175.41" calcext:value-type="float">
            <text:p>5175,41</text:p>
          </table:table-cell>
          <table:table-cell table:formula="of:=[.C237]-[.D237]" office:value-type="float" office:value="92.25" calcext:value-type="float">
            <text:p>92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5" calcext:value-type="date">
            <text:p>25/03/22</text:p>
          </table:table-cell>
          <table:table-cell office:value-type="float" office:value="5276.4" calcext:value-type="float">
            <text:p>5276,4</text:p>
          </table:table-cell>
          <table:table-cell office:value-type="float" office:value="5172.68" calcext:value-type="float">
            <text:p>5172,68</text:p>
          </table:table-cell>
          <table:table-cell table:formula="of:=[.C238]-[.D238]" office:value-type="float" office:value="103.719999999999" calcext:value-type="float">
            <text:p>103,71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4" calcext:value-type="date">
            <text:p>24/03/22</text:p>
          </table:table-cell>
          <table:table-cell office:value-type="float" office:value="5315.15" calcext:value-type="float">
            <text:p>5315,15</text:p>
          </table:table-cell>
          <table:table-cell office:value-type="float" office:value="5213.07" calcext:value-type="float">
            <text:p>5213,07</text:p>
          </table:table-cell>
          <table:table-cell table:formula="of:=[.C239]-[.D239]" office:value-type="float" office:value="102.08" calcext:value-type="float">
            <text:p>102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3" calcext:value-type="date">
            <text:p>23/03/22</text:p>
          </table:table-cell>
          <table:table-cell office:value-type="float" office:value="5386.66" calcext:value-type="float">
            <text:p>5386,66</text:p>
          </table:table-cell>
          <table:table-cell office:value-type="float" office:value="5276.94" calcext:value-type="float">
            <text:p>5276,94</text:p>
          </table:table-cell>
          <table:table-cell table:formula="of:=[.C240]-[.D240]" office:value-type="float" office:value="109.72" calcext:value-type="float">
            <text:p>109,7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2" calcext:value-type="date">
            <text:p>22/03/22</text:p>
          </table:table-cell>
          <table:table-cell office:value-type="float" office:value="5420.51" calcext:value-type="float">
            <text:p>5420,51</text:p>
          </table:table-cell>
          <table:table-cell office:value-type="float" office:value="5370.83" calcext:value-type="float">
            <text:p>5370,83</text:p>
          </table:table-cell>
          <table:table-cell table:formula="of:=[.C241]-[.D241]" office:value-type="float" office:value="49.6800000000003" calcext:value-type="float">
            <text:p>49,6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21" calcext:value-type="date">
            <text:p>21/03/22</text:p>
          </table:table-cell>
          <table:table-cell office:value-type="float" office:value="5510.03" calcext:value-type="float">
            <text:p>5510,03</text:p>
          </table:table-cell>
          <table:table-cell office:value-type="float" office:value="5401.95" calcext:value-type="float">
            <text:p>5401,95</text:p>
          </table:table-cell>
          <table:table-cell table:formula="of:=[.C242]-[.D242]" office:value-type="float" office:value="108.08" calcext:value-type="float">
            <text:p>108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8" calcext:value-type="date">
            <text:p>18/03/22</text:p>
          </table:table-cell>
          <table:table-cell office:value-type="float" office:value="5561.89" calcext:value-type="float">
            <text:p>5561,89</text:p>
          </table:table-cell>
          <table:table-cell office:value-type="float" office:value="5472.36" calcext:value-type="float">
            <text:p>5472,36</text:p>
          </table:table-cell>
          <table:table-cell table:formula="of:=[.C243]-[.D243]" office:value-type="float" office:value="89.5300000000007" calcext:value-type="float">
            <text:p>89,53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7" calcext:value-type="date">
            <text:p>17/03/22</text:p>
          </table:table-cell>
          <table:table-cell office:value-type="float" office:value="5598.46" calcext:value-type="float">
            <text:p>5598,46</text:p>
          </table:table-cell>
          <table:table-cell office:value-type="float" office:value="5511.67" calcext:value-type="float">
            <text:p>5511,67</text:p>
          </table:table-cell>
          <table:table-cell table:formula="of:=[.C244]-[.D244]" office:value-type="float" office:value="86.79" calcext:value-type="float">
            <text:p>86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6" calcext:value-type="date">
            <text:p>16/03/22</text:p>
          </table:table-cell>
          <table:table-cell office:value-type="float" office:value="5654.14" calcext:value-type="float">
            <text:p>5654,14</text:p>
          </table:table-cell>
          <table:table-cell office:value-type="float" office:value="5562.43" calcext:value-type="float">
            <text:p>5562,43</text:p>
          </table:table-cell>
          <table:table-cell table:formula="of:=[.C245]-[.D245]" office:value-type="float" office:value="91.71" calcext:value-type="float">
            <text:p>91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5" calcext:value-type="date">
            <text:p>15/03/22</text:p>
          </table:table-cell>
          <table:table-cell office:value-type="float" office:value="5672.15" calcext:value-type="float">
            <text:p>5672,15</text:p>
          </table:table-cell>
          <table:table-cell office:value-type="float" office:value="5588.63" calcext:value-type="float">
            <text:p>5588,63</text:p>
          </table:table-cell>
          <table:table-cell table:formula="of:=[.C246]-[.D246]" office:value-type="float" office:value="83.5199999999995" calcext:value-type="float">
            <text:p>83,5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4" calcext:value-type="date">
            <text:p>14/03/22</text:p>
          </table:table-cell>
          <table:table-cell office:value-type="float" office:value="5639.95" calcext:value-type="float">
            <text:p>5639,95</text:p>
          </table:table-cell>
          <table:table-cell office:value-type="float" office:value="5528.59" calcext:value-type="float">
            <text:p>5528,59</text:p>
          </table:table-cell>
          <table:table-cell table:formula="of:=[.C247]-[.D247]" office:value-type="float" office:value="111.36" calcext:value-type="float">
            <text:p>111,3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1" calcext:value-type="date">
            <text:p>11/03/22</text:p>
          </table:table-cell>
          <table:table-cell office:value-type="float" office:value="5579.9" calcext:value-type="float">
            <text:p>5579,9</text:p>
          </table:table-cell>
          <table:table-cell office:value-type="float" office:value="5472.91" calcext:value-type="float">
            <text:p>5472,91</text:p>
          </table:table-cell>
          <table:table-cell table:formula="of:=[.C248]-[.D248]" office:value-type="float" office:value="106.99" calcext:value-type="float">
            <text:p>106,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10" calcext:value-type="date">
            <text:p>10/03/22</text:p>
          </table:table-cell>
          <table:table-cell office:value-type="float" office:value="5575.53" calcext:value-type="float">
            <text:p>5575,53</text:p>
          </table:table-cell>
          <table:table-cell office:value-type="float" office:value="5504.02" calcext:value-type="float">
            <text:p>5504,02</text:p>
          </table:table-cell>
          <table:table-cell table:formula="of:=[.C249]-[.D249]" office:value-type="float" office:value="71.5099999999993" calcext:value-type="float">
            <text:p>71,50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9" calcext:value-type="date">
            <text:p>09/03/22</text:p>
          </table:table-cell>
          <table:table-cell office:value-type="float" office:value="5533.5" calcext:value-type="float">
            <text:p>5533,5</text:p>
          </table:table-cell>
          <table:table-cell office:value-type="float" office:value="5477.82" calcext:value-type="float">
            <text:p>5477,82</text:p>
          </table:table-cell>
          <table:table-cell table:formula="of:=[.C250]-[.D250]" office:value-type="float" office:value="55.6800000000003" calcext:value-type="float">
            <text:p>55,6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8" calcext:value-type="date">
            <text:p>08/03/22</text:p>
          </table:table-cell>
          <table:table-cell office:value-type="float" office:value="5606.1" calcext:value-type="float">
            <text:p>5606,1</text:p>
          </table:table-cell>
          <table:table-cell office:value-type="float" office:value="5545.51" calcext:value-type="float">
            <text:p>5545,51</text:p>
          </table:table-cell>
          <table:table-cell table:formula="of:=[.C251]-[.D251]" office:value-type="float" office:value="60.5900000000001" calcext:value-type="float">
            <text:p>60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7" calcext:value-type="date">
            <text:p>07/03/22</text:p>
          </table:table-cell>
          <table:table-cell office:value-type="float" office:value="5624.66" calcext:value-type="float">
            <text:p>5624,66</text:p>
          </table:table-cell>
          <table:table-cell office:value-type="float" office:value="5531.32" calcext:value-type="float">
            <text:p>5531,32</text:p>
          </table:table-cell>
          <table:table-cell table:formula="of:=[.C252]-[.D252]" office:value-type="float" office:value="93.3400000000001" calcext:value-type="float">
            <text:p>93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4" calcext:value-type="date">
            <text:p>04/03/22</text:p>
          </table:table-cell>
          <table:table-cell office:value-type="float" office:value="5610.47" calcext:value-type="float">
            <text:p>5610,47</text:p>
          </table:table-cell>
          <table:table-cell office:value-type="float" office:value="5529.13" calcext:value-type="float">
            <text:p>5529,13</text:p>
          </table:table-cell>
          <table:table-cell table:formula="of:=[.C253]-[.D253]" office:value-type="float" office:value="81.3400000000001" calcext:value-type="float">
            <text:p>81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3" calcext:value-type="date">
            <text:p>03/03/22</text:p>
          </table:table-cell>
          <table:table-cell office:value-type="float" office:value="5630.12" calcext:value-type="float">
            <text:p>5630,12</text:p>
          </table:table-cell>
          <table:table-cell office:value-type="float" office:value="5525.31" calcext:value-type="float">
            <text:p>5525,31</text:p>
          </table:table-cell>
          <table:table-cell table:formula="of:=[.C254]-[.D254]" office:value-type="float" office:value="104.81" calcext:value-type="float">
            <text:p>104,8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3-02" calcext:value-type="date">
            <text:p>02/03/22</text:p>
          </table:table-cell>
          <table:table-cell office:value-type="float" office:value="5750.76" calcext:value-type="float">
            <text:p>5750,76</text:p>
          </table:table-cell>
          <table:table-cell office:value-type="float" office:value="5595.73" calcext:value-type="float">
            <text:p>5595,73</text:p>
          </table:table-cell>
          <table:table-cell table:formula="of:=[.C255]-[.D255]" office:value-type="float" office:value="155.030000000001" calcext:value-type="float">
            <text:p>155,03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25" calcext:value-type="date">
            <text:p>25/02/22</text:p>
          </table:table-cell>
          <table:table-cell office:value-type="float" office:value="5704.91" calcext:value-type="float">
            <text:p>5704,91</text:p>
          </table:table-cell>
          <table:table-cell office:value-type="float" office:value="5594.64" calcext:value-type="float">
            <text:p>5594,64</text:p>
          </table:table-cell>
          <table:table-cell table:formula="of:=[.C256]-[.D256]" office:value-type="float" office:value="110.27" calcext:value-type="float">
            <text:p>110,2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24" calcext:value-type="date">
            <text:p>24/02/22</text:p>
          </table:table-cell>
          <table:table-cell office:value-type="float" office:value="5691.09" calcext:value-type="float">
            <text:p>5691,09</text:p>
          </table:table-cell>
          <table:table-cell office:value-type="float" office:value="5548.44" calcext:value-type="float">
            <text:p>5548,44</text:p>
          </table:table-cell>
          <table:table-cell table:formula="of:=[.C257]-[.D257]" office:value-type="float" office:value="142.650000000001" calcext:value-type="float">
            <text:p>142,65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23" calcext:value-type="date">
            <text:p>23/02/22</text:p>
          </table:table-cell>
          <table:table-cell office:value-type="float" office:value="5568.27" calcext:value-type="float">
            <text:p>5568,27</text:p>
          </table:table-cell>
          <table:table-cell office:value-type="float" office:value="5504.93" calcext:value-type="float">
            <text:p>5504,93</text:p>
          </table:table-cell>
          <table:table-cell table:formula="of:=[.C258]-[.D258]" office:value-type="float" office:value="63.3400000000002" calcext:value-type="float">
            <text:p>63,34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22" calcext:value-type="date">
            <text:p>22/02/22</text:p>
          </table:table-cell>
          <table:table-cell office:value-type="float" office:value="5620.59" calcext:value-type="float">
            <text:p>5620,59</text:p>
          </table:table-cell>
          <table:table-cell office:value-type="float" office:value="5562.76" calcext:value-type="float">
            <text:p>5562,76</text:p>
          </table:table-cell>
          <table:table-cell table:formula="of:=[.C259]-[.D259]" office:value-type="float" office:value="57.8299999999999" calcext:value-type="float">
            <text:p>57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21" calcext:value-type="date">
            <text:p>21/02/22</text:p>
          </table:table-cell>
          <table:table-cell office:value-type="float" office:value="5686.68" calcext:value-type="float">
            <text:p>5686,68</text:p>
          </table:table-cell>
          <table:table-cell office:value-type="float" office:value="5598.01" calcext:value-type="float">
            <text:p>5598,01</text:p>
          </table:table-cell>
          <table:table-cell table:formula="of:=[.C260]-[.D260]" office:value-type="float" office:value="88.6700000000001" calcext:value-type="float">
            <text:p>88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8" calcext:value-type="date">
            <text:p>18/02/22</text:p>
          </table:table-cell>
          <table:table-cell office:value-type="float" office:value="5704.31" calcext:value-type="float">
            <text:p>5704,31</text:p>
          </table:table-cell>
          <table:table-cell office:value-type="float" office:value="5636.56" calcext:value-type="float">
            <text:p>5636,56</text:p>
          </table:table-cell>
          <table:table-cell table:formula="of:=[.C261]-[.D261]" office:value-type="float" office:value="67.75" calcext:value-type="float">
            <text:p>67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7" calcext:value-type="date">
            <text:p>17/02/22</text:p>
          </table:table-cell>
          <table:table-cell office:value-type="float" office:value="5720.83" calcext:value-type="float">
            <text:p>5720,83</text:p>
          </table:table-cell>
          <table:table-cell office:value-type="float" office:value="5659.7" calcext:value-type="float">
            <text:p>5659,7</text:p>
          </table:table-cell>
          <table:table-cell table:formula="of:=[.C262]-[.D262]" office:value-type="float" office:value="61.1300000000001" calcext:value-type="float">
            <text:p>61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6" calcext:value-type="date">
            <text:p>16/02/22</text:p>
          </table:table-cell>
          <table:table-cell office:value-type="float" office:value="5719.18" calcext:value-type="float">
            <text:p>5719,18</text:p>
          </table:table-cell>
          <table:table-cell office:value-type="float" office:value="5658.59" calcext:value-type="float">
            <text:p>5658,59</text:p>
          </table:table-cell>
          <table:table-cell table:formula="of:=[.C263]-[.D263]" office:value-type="float" office:value="60.5900000000001" calcext:value-type="float">
            <text:p>60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5" calcext:value-type="date">
            <text:p>15/02/22</text:p>
          </table:table-cell>
          <table:table-cell office:value-type="float" office:value="5764.89" calcext:value-type="float">
            <text:p>5764,89</text:p>
          </table:table-cell>
          <table:table-cell office:value-type="float" office:value="5699.35" calcext:value-type="float">
            <text:p>5699,35</text:p>
          </table:table-cell>
          <table:table-cell table:formula="of:=[.C264]-[.D264]" office:value-type="float" office:value="65.54" calcext:value-type="float">
            <text:p>65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4" calcext:value-type="date">
            <text:p>14/02/22</text:p>
          </table:table-cell>
          <table:table-cell office:value-type="float" office:value="5821.07" calcext:value-type="float">
            <text:p>5821,07</text:p>
          </table:table-cell>
          <table:table-cell office:value-type="float" office:value="5742.86" calcext:value-type="float">
            <text:p>5742,86</text:p>
          </table:table-cell>
          <table:table-cell table:formula="of:=[.C265]-[.D265]" office:value-type="float" office:value="78.21" calcext:value-type="float">
            <text:p>78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1" calcext:value-type="date">
            <text:p>11/02/22</text:p>
          </table:table-cell>
          <table:table-cell office:value-type="float" office:value="5822.72" calcext:value-type="float">
            <text:p>5822,72</text:p>
          </table:table-cell>
          <table:table-cell office:value-type="float" office:value="5729.09" calcext:value-type="float">
            <text:p>5729,09</text:p>
          </table:table-cell>
          <table:table-cell table:formula="of:=[.C266]-[.D266]" office:value-type="float" office:value="93.6300000000001" calcext:value-type="float">
            <text:p>93,6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10" calcext:value-type="date">
            <text:p>10/02/22</text:p>
          </table:table-cell>
          <table:table-cell office:value-type="float" office:value="5813.36" calcext:value-type="float">
            <text:p>5813,36</text:p>
          </table:table-cell>
          <table:table-cell office:value-type="float" office:value="5723.03" calcext:value-type="float">
            <text:p>5723,03</text:p>
          </table:table-cell>
          <table:table-cell table:formula="of:=[.C267]-[.D267]" office:value-type="float" office:value="90.3299999999999" calcext:value-type="float">
            <text:p>90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9" calcext:value-type="date">
            <text:p>09/02/22</text:p>
          </table:table-cell>
          <table:table-cell office:value-type="float" office:value="5854.67" calcext:value-type="float">
            <text:p>5854,67</text:p>
          </table:table-cell>
          <table:table-cell office:value-type="float" office:value="5769.85" calcext:value-type="float">
            <text:p>5769,85</text:p>
          </table:table-cell>
          <table:table-cell table:formula="of:=[.C268]-[.D268]" office:value-type="float" office:value="84.8199999999997" calcext:value-type="float">
            <text:p>84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8" calcext:value-type="date">
            <text:p>08/02/22</text:p>
          </table:table-cell>
          <table:table-cell office:value-type="float" office:value="5855.77" calcext:value-type="float">
            <text:p>5855,77</text:p>
          </table:table-cell>
          <table:table-cell office:value-type="float" office:value="5813.91" calcext:value-type="float">
            <text:p>5813,91</text:p>
          </table:table-cell>
          <table:table-cell table:formula="of:=[.C269]-[.D269]" office:value-type="float" office:value="41.8600000000006" calcext:value-type="float">
            <text:p>41,86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7" calcext:value-type="date">
            <text:p>07/02/22</text:p>
          </table:table-cell>
          <table:table-cell office:value-type="float" office:value="5895.42" calcext:value-type="float">
            <text:p>5895,42</text:p>
          </table:table-cell>
          <table:table-cell office:value-type="float" office:value="5813.91" calcext:value-type="float">
            <text:p>5813,91</text:p>
          </table:table-cell>
          <table:table-cell table:formula="of:=[.C270]-[.D270]" office:value-type="float" office:value="81.5100000000002" calcext:value-type="float">
            <text:p>81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4" calcext:value-type="date">
            <text:p>04/02/22</text:p>
          </table:table-cell>
          <table:table-cell office:value-type="float" office:value="5927.92" calcext:value-type="float">
            <text:p>5927,92</text:p>
          </table:table-cell>
          <table:table-cell office:value-type="float" office:value="5850.26" calcext:value-type="float">
            <text:p>5850,26</text:p>
          </table:table-cell>
          <table:table-cell table:formula="of:=[.C271]-[.D271]" office:value-type="float" office:value="77.6599999999999" calcext:value-type="float">
            <text:p>77,65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3" calcext:value-type="date">
            <text:p>03/02/22</text:p>
          </table:table-cell>
          <table:table-cell office:value-type="float" office:value="5899.28" calcext:value-type="float">
            <text:p>5899,28</text:p>
          </table:table-cell>
          <table:table-cell office:value-type="float" office:value="5842.55" calcext:value-type="float">
            <text:p>5842,55</text:p>
          </table:table-cell>
          <table:table-cell table:formula="of:=[.C272]-[.D272]" office:value-type="float" office:value="56.7299999999996" calcext:value-type="float">
            <text:p>56,72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2" calcext:value-type="date">
            <text:p>02/02/22</text:p>
          </table:table-cell>
          <table:table-cell office:value-type="float" office:value="5893.22" calcext:value-type="float">
            <text:p>5893,22</text:p>
          </table:table-cell>
          <table:table-cell office:value-type="float" office:value="5827.68" calcext:value-type="float">
            <text:p>5827,68</text:p>
          </table:table-cell>
          <table:table-cell table:formula="of:=[.C273]-[.D273]" office:value-type="float" office:value="65.54" calcext:value-type="float">
            <text:p>65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2-01" calcext:value-type="date">
            <text:p>01/02/22</text:p>
          </table:table-cell>
          <table:table-cell office:value-type="float" office:value="5898.73" calcext:value-type="float">
            <text:p>5898,73</text:p>
          </table:table-cell>
          <table:table-cell office:value-type="float" office:value="5838.7" calcext:value-type="float">
            <text:p>5838,7</text:p>
          </table:table-cell>
          <table:table-cell table:formula="of:=[.C274]-[.D274]" office:value-type="float" office:value="60.0299999999997" calcext:value-type="float">
            <text:p>60,0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31" calcext:value-type="date">
            <text:p>31/01/22</text:p>
          </table:table-cell>
          <table:table-cell office:value-type="float" office:value="5987.95" calcext:value-type="float">
            <text:p>5987,95</text:p>
          </table:table-cell>
          <table:table-cell office:value-type="float" office:value="5862.93" calcext:value-type="float">
            <text:p>5862,93</text:p>
          </table:table-cell>
          <table:table-cell table:formula="of:=[.C275]-[.D275]" office:value-type="float" office:value="125.02" calcext:value-type="float">
            <text:p>125,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8" calcext:value-type="date">
            <text:p>28/01/22</text:p>
          </table:table-cell>
          <table:table-cell office:value-type="float" office:value="6027" calcext:value-type="float">
            <text:p>6027</text:p>
          </table:table-cell>
          <table:table-cell office:value-type="float" office:value="5952.14" calcext:value-type="float">
            <text:p>5952,14</text:p>
          </table:table-cell>
          <table:table-cell table:formula="of:=[.C276]-[.D276]" office:value-type="float" office:value="74.8599999999997" calcext:value-type="float">
            <text:p>74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7" calcext:value-type="date">
            <text:p>27/01/22</text:p>
          </table:table-cell>
          <table:table-cell office:value-type="float" office:value="6031.43" calcext:value-type="float">
            <text:p>6031,43</text:p>
          </table:table-cell>
          <table:table-cell office:value-type="float" office:value="5940.49" calcext:value-type="float">
            <text:p>5940,49</text:p>
          </table:table-cell>
          <table:table-cell table:formula="of:=[.C277]-[.D277]" office:value-type="float" office:value="90.9400000000005" calcext:value-type="float">
            <text:p>90,94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6" calcext:value-type="date">
            <text:p>26/01/22</text:p>
          </table:table-cell>
          <table:table-cell office:value-type="float" office:value="6068.59" calcext:value-type="float">
            <text:p>6068,59</text:p>
          </table:table-cell>
          <table:table-cell office:value-type="float" office:value="5985.96" calcext:value-type="float">
            <text:p>5985,96</text:p>
          </table:table-cell>
          <table:table-cell table:formula="of:=[.C278]-[.D278]" office:value-type="float" office:value="82.6300000000001" calcext:value-type="float">
            <text:p>82,6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5" calcext:value-type="date">
            <text:p>25/01/22</text:p>
          </table:table-cell>
          <table:table-cell office:value-type="float" office:value="6131.25" calcext:value-type="float">
            <text:p>6131,25</text:p>
          </table:table-cell>
          <table:table-cell office:value-type="float" office:value="6027.55" calcext:value-type="float">
            <text:p>6027,55</text:p>
          </table:table-cell>
          <table:table-cell table:formula="of:=[.C279]-[.D279]" office:value-type="float" office:value="103.7" calcext:value-type="float">
            <text:p>103,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4" calcext:value-type="date">
            <text:p>24/01/22</text:p>
          </table:table-cell>
          <table:table-cell office:value-type="float" office:value="6136.79" calcext:value-type="float">
            <text:p>6136,79</text:p>
          </table:table-cell>
          <table:table-cell office:value-type="float" office:value="6073.58" calcext:value-type="float">
            <text:p>6073,58</text:p>
          </table:table-cell>
          <table:table-cell table:formula="of:=[.C280]-[.D280]" office:value-type="float" office:value="63.21" calcext:value-type="float">
            <text:p>63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1" calcext:value-type="date">
            <text:p>21/01/22</text:p>
          </table:table-cell>
          <table:table-cell office:value-type="float" office:value="6083.56" calcext:value-type="float">
            <text:p>6083,56</text:p>
          </table:table-cell>
          <table:table-cell office:value-type="float" office:value="6003.71" calcext:value-type="float">
            <text:p>6003,71</text:p>
          </table:table-cell>
          <table:table-cell table:formula="of:=[.C281]-[.D281]" office:value-type="float" office:value="79.8500000000004" calcext:value-type="float">
            <text:p>79,8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20" calcext:value-type="date">
            <text:p>20/01/22</text:p>
          </table:table-cell>
          <table:table-cell office:value-type="float" office:value="6070.8" calcext:value-type="float">
            <text:p>6070,8</text:p>
          </table:table-cell>
          <table:table-cell office:value-type="float" office:value="5978.2" calcext:value-type="float">
            <text:p>5978,2</text:p>
          </table:table-cell>
          <table:table-cell table:formula="of:=[.C282]-[.D282]" office:value-type="float" office:value="92.6000000000004" calcext:value-type="float">
            <text:p>92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9" calcext:value-type="date">
            <text:p>19/01/22</text:p>
          </table:table-cell>
          <table:table-cell office:value-type="float" office:value="6173.94" calcext:value-type="float">
            <text:p>6173,94</text:p>
          </table:table-cell>
          <table:table-cell office:value-type="float" office:value="6045.85" calcext:value-type="float">
            <text:p>6045,85</text:p>
          </table:table-cell>
          <table:table-cell table:formula="of:=[.C283]-[.D283]" office:value-type="float" office:value="128.089999999999" calcext:value-type="float">
            <text:p>128,08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8" calcext:value-type="date">
            <text:p>18/01/22</text:p>
          </table:table-cell>
          <table:table-cell office:value-type="float" office:value="6209.43" calcext:value-type="float">
            <text:p>6209,43</text:p>
          </table:table-cell>
          <table:table-cell office:value-type="float" office:value="6122.93" calcext:value-type="float">
            <text:p>6122,93</text:p>
          </table:table-cell>
          <table:table-cell table:formula="of:=[.C284]-[.D284]" office:value-type="float" office:value="86.5" calcext:value-type="float">
            <text:p>86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7" calcext:value-type="date">
            <text:p>17/01/22</text:p>
          </table:table-cell>
          <table:table-cell office:value-type="float" office:value="6167.29" calcext:value-type="float">
            <text:p>6167,29</text:p>
          </table:table-cell>
          <table:table-cell office:value-type="float" office:value="6114.06" calcext:value-type="float">
            <text:p>6114,06</text:p>
          </table:table-cell>
          <table:table-cell table:formula="of:=[.C285]-[.D285]" office:value-type="float" office:value="53.2299999999996" calcext:value-type="float">
            <text:p>53,22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4" calcext:value-type="date">
            <text:p>14/01/22</text:p>
          </table:table-cell>
          <table:table-cell office:value-type="float" office:value="6179.49" calcext:value-type="float">
            <text:p>6179,49</text:p>
          </table:table-cell>
          <table:table-cell office:value-type="float" office:value="6129.03" calcext:value-type="float">
            <text:p>6129,03</text:p>
          </table:table-cell>
          <table:table-cell table:formula="of:=[.C286]-[.D286]" office:value-type="float" office:value="50.46" calcext:value-type="float">
            <text:p>50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3" calcext:value-type="date">
            <text:p>13/01/22</text:p>
          </table:table-cell>
          <table:table-cell office:value-type="float" office:value="6184.48" calcext:value-type="float">
            <text:p>6184,48</text:p>
          </table:table-cell>
          <table:table-cell office:value-type="float" office:value="6122.93" calcext:value-type="float">
            <text:p>6122,93</text:p>
          </table:table-cell>
          <table:table-cell table:formula="of:=[.C287]-[.D287]" office:value-type="float" office:value="61.5499999999993" calcext:value-type="float">
            <text:p>61,54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2" calcext:value-type="date">
            <text:p>12/01/22</text:p>
          </table:table-cell>
          <table:table-cell office:value-type="float" office:value="6237.71" calcext:value-type="float">
            <text:p>6237,71</text:p>
          </table:table-cell>
          <table:table-cell office:value-type="float" office:value="6147.88" calcext:value-type="float">
            <text:p>6147,88</text:p>
          </table:table-cell>
          <table:table-cell table:formula="of:=[.C288]-[.D288]" office:value-type="float" office:value="89.8299999999999" calcext:value-type="float">
            <text:p>89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1" calcext:value-type="date">
            <text:p>11/01/22</text:p>
          </table:table-cell>
          <table:table-cell office:value-type="float" office:value="6322.55" calcext:value-type="float">
            <text:p>6322,55</text:p>
          </table:table-cell>
          <table:table-cell office:value-type="float" office:value="6198.9" calcext:value-type="float">
            <text:p>6198,9</text:p>
          </table:table-cell>
          <table:table-cell table:formula="of:=[.C289]-[.D289]" office:value-type="float" office:value="123.650000000001" calcext:value-type="float">
            <text:p>123,65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10" calcext:value-type="date">
            <text:p>10/01/22</text:p>
          </table:table-cell>
          <table:table-cell office:value-type="float" office:value="6343.62" calcext:value-type="float">
            <text:p>6343,62</text:p>
          </table:table-cell>
          <table:table-cell office:value-type="float" office:value="6274.87" calcext:value-type="float">
            <text:p>6274,87</text:p>
          </table:table-cell>
          <table:table-cell table:formula="of:=[.C290]-[.D290]" office:value-type="float" office:value="68.75" calcext:value-type="float">
            <text:p>68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07" calcext:value-type="date">
            <text:p>07/01/22</text:p>
          </table:table-cell>
          <table:table-cell office:value-type="float" office:value="6365.81" calcext:value-type="float">
            <text:p>6365,81</text:p>
          </table:table-cell>
          <table:table-cell office:value-type="float" office:value="6264.88" calcext:value-type="float">
            <text:p>6264,88</text:p>
          </table:table-cell>
          <table:table-cell table:formula="of:=[.C291]-[.D291]" office:value-type="float" office:value="100.93" calcext:value-type="float">
            <text:p>100,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06" calcext:value-type="date">
            <text:p>06/01/22</text:p>
          </table:table-cell>
          <table:table-cell office:value-type="float" office:value="6385.21" calcext:value-type="float">
            <text:p>6385,21</text:p>
          </table:table-cell>
          <table:table-cell office:value-type="float" office:value="6323.66" calcext:value-type="float">
            <text:p>6323,66</text:p>
          </table:table-cell>
          <table:table-cell table:formula="of:=[.C292]-[.D292]" office:value-type="float" office:value="61.5500000000002" calcext:value-type="float">
            <text:p>61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05" calcext:value-type="date">
            <text:p>05/01/22</text:p>
          </table:table-cell>
          <table:table-cell office:value-type="float" office:value="6384.66" calcext:value-type="float">
            <text:p>6384,66</text:p>
          </table:table-cell>
          <table:table-cell office:value-type="float" office:value="6294.27" calcext:value-type="float">
            <text:p>6294,27</text:p>
          </table:table-cell>
          <table:table-cell table:formula="of:=[.C293]-[.D293]" office:value-type="float" office:value="90.3899999999994" calcext:value-type="float">
            <text:p>90,38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04" calcext:value-type="date">
            <text:p>04/01/22</text:p>
          </table:table-cell>
          <table:table-cell office:value-type="float" office:value="6373.01" calcext:value-type="float">
            <text:p>6373,01</text:p>
          </table:table-cell>
          <table:table-cell office:value-type="float" office:value="6291.5" calcext:value-type="float">
            <text:p>6291,5</text:p>
          </table:table-cell>
          <table:table-cell table:formula="of:=[.C294]-[.D294]" office:value-type="float" office:value="81.5100000000002" calcext:value-type="float">
            <text:p>81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2-01-03" calcext:value-type="date">
            <text:p>03/01/22</text:p>
          </table:table-cell>
          <table:table-cell office:value-type="float" office:value="6353.05" calcext:value-type="float">
            <text:p>6353,05</text:p>
          </table:table-cell>
          <table:table-cell office:value-type="float" office:value="6205.55" calcext:value-type="float">
            <text:p>6205,55</text:p>
          </table:table-cell>
          <table:table-cell table:formula="of:=[.C295]-[.D295]" office:value-type="float" office:value="147.5" calcext:value-type="float">
            <text:p>147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30" calcext:value-type="date">
            <text:p>30/12/21</text:p>
          </table:table-cell>
          <table:table-cell office:value-type="float" office:value="6368.02" calcext:value-type="float">
            <text:p>6368,02</text:p>
          </table:table-cell>
          <table:table-cell office:value-type="float" office:value="6196.12" calcext:value-type="float">
            <text:p>6196,12</text:p>
          </table:table-cell>
          <table:table-cell table:formula="of:=[.C296]-[.D296]" office:value-type="float" office:value="171.900000000001" calcext:value-type="float">
            <text:p>171,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9" calcext:value-type="date">
            <text:p>29/12/21</text:p>
          </table:table-cell>
          <table:table-cell office:value-type="float" office:value="6382.52" calcext:value-type="float">
            <text:p>6382,52</text:p>
          </table:table-cell>
          <table:table-cell office:value-type="float" office:value="6286.4" calcext:value-type="float">
            <text:p>6286,4</text:p>
          </table:table-cell>
          <table:table-cell table:formula="of:=[.C297]-[.D297]" office:value-type="float" office:value="96.1200000000008" calcext:value-type="float">
            <text:p>96,12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8" calcext:value-type="date">
            <text:p>28/12/21</text:p>
          </table:table-cell>
          <table:table-cell office:value-type="float" office:value="6331.11" calcext:value-type="float">
            <text:p>6331,11</text:p>
          </table:table-cell>
          <table:table-cell office:value-type="float" office:value="6283.05" calcext:value-type="float">
            <text:p>6283,05</text:p>
          </table:table-cell>
          <table:table-cell table:formula="of:=[.C298]-[.D298]" office:value-type="float" office:value="48.0599999999995" calcext:value-type="float">
            <text:p>48,0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7" calcext:value-type="date">
            <text:p>27/12/21</text:p>
          </table:table-cell>
          <table:table-cell office:value-type="float" office:value="6383.08" calcext:value-type="float">
            <text:p>6383,08</text:p>
          </table:table-cell>
          <table:table-cell office:value-type="float" office:value="6286.96" calcext:value-type="float">
            <text:p>6286,96</text:p>
          </table:table-cell>
          <table:table-cell table:formula="of:=[.C299]-[.D299]" office:value-type="float" office:value="96.1199999999999" calcext:value-type="float">
            <text:p>96,1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3" calcext:value-type="date">
            <text:p>23/12/21</text:p>
          </table:table-cell>
          <table:table-cell office:value-type="float" office:value="6399.85" calcext:value-type="float">
            <text:p>6399,85</text:p>
          </table:table-cell>
          <table:table-cell office:value-type="float" office:value="6299.26" calcext:value-type="float">
            <text:p>6299,26</text:p>
          </table:table-cell>
          <table:table-cell table:formula="of:=[.C300]-[.D300]" office:value-type="float" office:value="100.59" calcext:value-type="float">
            <text:p>100,5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2" calcext:value-type="date">
            <text:p>22/12/21</text:p>
          </table:table-cell>
          <table:table-cell office:value-type="float" office:value="6429.47" calcext:value-type="float">
            <text:p>6429,47</text:p>
          </table:table-cell>
          <table:table-cell office:value-type="float" office:value="6321.61" calcext:value-type="float">
            <text:p>6321,61</text:p>
          </table:table-cell>
          <table:table-cell table:formula="of:=[.C301]-[.D301]" office:value-type="float" office:value="107.860000000001" calcext:value-type="float">
            <text:p>107,86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1" calcext:value-type="date">
            <text:p>21/12/21</text:p>
          </table:table-cell>
          <table:table-cell office:value-type="float" office:value="6447.91" calcext:value-type="float">
            <text:p>6447,91</text:p>
          </table:table-cell>
          <table:table-cell office:value-type="float" office:value="6395.94" calcext:value-type="float">
            <text:p>6395,94</text:p>
          </table:table-cell>
          <table:table-cell table:formula="of:=[.C302]-[.D302]" office:value-type="float" office:value="51.9700000000003" calcext:value-type="float">
            <text:p>51,9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20" calcext:value-type="date">
            <text:p>20/12/21</text:p>
          </table:table-cell>
          <table:table-cell office:value-type="float" office:value="6437.29" calcext:value-type="float">
            <text:p>6437,29</text:p>
          </table:table-cell>
          <table:table-cell office:value-type="float" office:value="6373.58" calcext:value-type="float">
            <text:p>6373,58</text:p>
          </table:table-cell>
          <table:table-cell table:formula="of:=[.C303]-[.D303]" office:value-type="float" office:value="63.71" calcext:value-type="float">
            <text:p>63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7" calcext:value-type="date">
            <text:p>17/12/21</text:p>
          </table:table-cell>
          <table:table-cell office:value-type="float" office:value="6406.55" calcext:value-type="float">
            <text:p>6406,55</text:p>
          </table:table-cell>
          <table:table-cell office:value-type="float" office:value="6344.52" calcext:value-type="float">
            <text:p>6344,52</text:p>
          </table:table-cell>
          <table:table-cell table:formula="of:=[.C304]-[.D304]" office:value-type="float" office:value="62.0299999999997" calcext:value-type="float">
            <text:p>62,0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6" calcext:value-type="date">
            <text:p>16/12/21</text:p>
          </table:table-cell>
          <table:table-cell office:value-type="float" office:value="6418.85" calcext:value-type="float">
            <text:p>6418,85</text:p>
          </table:table-cell>
          <table:table-cell office:value-type="float" office:value="6344.52" calcext:value-type="float">
            <text:p>6344,52</text:p>
          </table:table-cell>
          <table:table-cell table:formula="of:=[.C305]-[.D305]" office:value-type="float" office:value="74.3299999999999" calcext:value-type="float">
            <text:p>74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5" calcext:value-type="date">
            <text:p>15/12/21</text:p>
          </table:table-cell>
          <table:table-cell office:value-type="float" office:value="6432.26" calcext:value-type="float">
            <text:p>6432,26</text:p>
          </table:table-cell>
          <table:table-cell office:value-type="float" office:value="6347.87" calcext:value-type="float">
            <text:p>6347,87</text:p>
          </table:table-cell>
          <table:table-cell table:formula="of:=[.C306]-[.D306]" office:value-type="float" office:value="84.3900000000003" calcext:value-type="float">
            <text:p>84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4" calcext:value-type="date">
            <text:p>14/12/21</text:p>
          </table:table-cell>
          <table:table-cell office:value-type="float" office:value="6392.58" calcext:value-type="float">
            <text:p>6392,58</text:p>
          </table:table-cell>
          <table:table-cell office:value-type="float" office:value="6303.73" calcext:value-type="float">
            <text:p>6303,73</text:p>
          </table:table-cell>
          <table:table-cell table:formula="of:=[.C307]-[.D307]" office:value-type="float" office:value="88.8500000000004" calcext:value-type="float">
            <text:p>88,8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3" calcext:value-type="date">
            <text:p>13/12/21</text:p>
          </table:table-cell>
          <table:table-cell office:value-type="float" office:value="6376.93" calcext:value-type="float">
            <text:p>6376,93</text:p>
          </table:table-cell>
          <table:table-cell office:value-type="float" office:value="6286.96" calcext:value-type="float">
            <text:p>6286,96</text:p>
          </table:table-cell>
          <table:table-cell table:formula="of:=[.C308]-[.D308]" office:value-type="float" office:value="89.9700000000003" calcext:value-type="float">
            <text:p>89,9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10" calcext:value-type="date">
            <text:p>10/12/21</text:p>
          </table:table-cell>
          <table:table-cell office:value-type="float" office:value="6326.08" calcext:value-type="float">
            <text:p>6326,08</text:p>
          </table:table-cell>
          <table:table-cell office:value-type="float" office:value="6241.7" calcext:value-type="float">
            <text:p>6241,7</text:p>
          </table:table-cell>
          <table:table-cell table:formula="of:=[.C309]-[.D309]" office:value-type="float" office:value="84.3800000000001" calcext:value-type="float">
            <text:p>84,3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9" calcext:value-type="date">
            <text:p>09/12/21</text:p>
          </table:table-cell>
          <table:table-cell office:value-type="float" office:value="6287.52" calcext:value-type="float">
            <text:p>6287,52</text:p>
          </table:table-cell>
          <table:table-cell office:value-type="float" office:value="6196.43" calcext:value-type="float">
            <text:p>6196,43</text:p>
          </table:table-cell>
          <table:table-cell table:formula="of:=[.C310]-[.D310]" office:value-type="float" office:value="91.0900000000001" calcext:value-type="float">
            <text:p>91,0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8" calcext:value-type="date">
            <text:p>08/12/21</text:p>
          </table:table-cell>
          <table:table-cell office:value-type="float" office:value="6331.67" calcext:value-type="float">
            <text:p>6331,67</text:p>
          </table:table-cell>
          <table:table-cell office:value-type="float" office:value="6207.05" calcext:value-type="float">
            <text:p>6207,05</text:p>
          </table:table-cell>
          <table:table-cell table:formula="of:=[.C311]-[.D311]" office:value-type="float" office:value="124.62" calcext:value-type="float">
            <text:p>124,6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7" calcext:value-type="date">
            <text:p>07/12/21</text:p>
          </table:table-cell>
          <table:table-cell office:value-type="float" office:value="6374.7" calcext:value-type="float">
            <text:p>6374,7</text:p>
          </table:table-cell>
          <table:table-cell office:value-type="float" office:value="6302.05" calcext:value-type="float">
            <text:p>6302,05</text:p>
          </table:table-cell>
          <table:table-cell table:formula="of:=[.C312]-[.D312]" office:value-type="float" office:value="72.6499999999996" calcext:value-type="float">
            <text:p>72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6" calcext:value-type="date">
            <text:p>06/12/21</text:p>
          </table:table-cell>
          <table:table-cell office:value-type="float" office:value="6408.23" calcext:value-type="float">
            <text:p>6408,23</text:p>
          </table:table-cell>
          <table:table-cell office:value-type="float" office:value="6334.46" calcext:value-type="float">
            <text:p>6334,46</text:p>
          </table:table-cell>
          <table:table-cell table:formula="of:=[.C313]-[.D313]" office:value-type="float" office:value="73.7699999999995" calcext:value-type="float">
            <text:p>73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3" calcext:value-type="date">
            <text:p>03/12/21</text:p>
          </table:table-cell>
          <table:table-cell office:value-type="float" office:value="6391.46" calcext:value-type="float">
            <text:p>6391,46</text:p>
          </table:table-cell>
          <table:table-cell office:value-type="float" office:value="6295.9" calcext:value-type="float">
            <text:p>6295,9</text:p>
          </table:table-cell>
          <table:table-cell table:formula="of:=[.C314]-[.D314]" office:value-type="float" office:value="95.5600000000004" calcext:value-type="float">
            <text:p>95,5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2" calcext:value-type="date">
            <text:p>02/12/21</text:p>
          </table:table-cell>
          <table:table-cell office:value-type="float" office:value="6386.99" calcext:value-type="float">
            <text:p>6386,99</text:p>
          </table:table-cell>
          <table:table-cell office:value-type="float" office:value="6312.67" calcext:value-type="float">
            <text:p>6312,67</text:p>
          </table:table-cell>
          <table:table-cell table:formula="of:=[.C315]-[.D315]" office:value-type="float" office:value="74.3199999999997" calcext:value-type="float">
            <text:p>74,3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2-01" calcext:value-type="date">
            <text:p>01/12/21</text:p>
          </table:table-cell>
          <table:table-cell office:value-type="float" office:value="6406.55" calcext:value-type="float">
            <text:p>6406,55</text:p>
          </table:table-cell>
          <table:table-cell office:value-type="float" office:value="6272.43" calcext:value-type="float">
            <text:p>6272,43</text:p>
          </table:table-cell>
          <table:table-cell table:formula="of:=[.C316]-[.D316]" office:value-type="float" office:value="134.12" calcext:value-type="float">
            <text:p>134,1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30" calcext:value-type="date">
            <text:p>30/11/21</text:p>
          </table:table-cell>
          <table:table-cell office:value-type="float" office:value="6378.61" calcext:value-type="float">
            <text:p>6378,61</text:p>
          </table:table-cell>
          <table:table-cell office:value-type="float" office:value="6276.34" calcext:value-type="float">
            <text:p>6276,34</text:p>
          </table:table-cell>
          <table:table-cell table:formula="of:=[.C317]-[.D317]" office:value-type="float" office:value="102.27" calcext:value-type="float">
            <text:p>102,2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9" calcext:value-type="date">
            <text:p>29/11/21</text:p>
          </table:table-cell>
          <table:table-cell office:value-type="float" office:value="6344.78" calcext:value-type="float">
            <text:p>6344,78</text:p>
          </table:table-cell>
          <table:table-cell office:value-type="float" office:value="6277.85" calcext:value-type="float">
            <text:p>6277,85</text:p>
          </table:table-cell>
          <table:table-cell table:formula="of:=[.C318]-[.D318]" office:value-type="float" office:value="66.9299999999994" calcext:value-type="float">
            <text:p>66,92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6" calcext:value-type="date">
            <text:p>26/11/21</text:p>
          </table:table-cell>
          <table:table-cell office:value-type="float" office:value="6385.83" calcext:value-type="float">
            <text:p>6385,83</text:p>
          </table:table-cell>
          <table:table-cell office:value-type="float" office:value="6271.1" calcext:value-type="float">
            <text:p>6271,1</text:p>
          </table:table-cell>
          <table:table-cell table:formula="of:=[.C319]-[.D319]" office:value-type="float" office:value="114.73" calcext:value-type="float">
            <text:p>114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5" calcext:value-type="date">
            <text:p>25/11/21</text:p>
          </table:table-cell>
          <table:table-cell office:value-type="float" office:value="6302.04" calcext:value-type="float">
            <text:p>6302,04</text:p>
          </table:table-cell>
          <table:table-cell office:value-type="float" office:value="6245.8" calcext:value-type="float">
            <text:p>6245,8</text:p>
          </table:table-cell>
          <table:table-cell table:formula="of:=[.C320]-[.D320]" office:value-type="float" office:value="56.2399999999998" calcext:value-type="float">
            <text:p>56,2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4" calcext:value-type="date">
            <text:p>24/11/21</text:p>
          </table:table-cell>
          <table:table-cell office:value-type="float" office:value="6329.59" calcext:value-type="float">
            <text:p>6329,59</text:p>
          </table:table-cell>
          <table:table-cell office:value-type="float" office:value="6253.67" calcext:value-type="float">
            <text:p>6253,67</text:p>
          </table:table-cell>
          <table:table-cell table:formula="of:=[.C321]-[.D321]" office:value-type="float" office:value="75.9200000000001" calcext:value-type="float">
            <text:p>75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3" calcext:value-type="date">
            <text:p>23/11/21</text:p>
          </table:table-cell>
          <table:table-cell office:value-type="float" office:value="6376.27" calcext:value-type="float">
            <text:p>6376,27</text:p>
          </table:table-cell>
          <table:table-cell office:value-type="float" office:value="6268.29" calcext:value-type="float">
            <text:p>6268,29</text:p>
          </table:table-cell>
          <table:table-cell table:formula="of:=[.C322]-[.D322]" office:value-type="float" office:value="107.98" calcext:value-type="float">
            <text:p>107,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22" calcext:value-type="date">
            <text:p>22/11/21</text:p>
          </table:table-cell>
          <table:table-cell office:value-type="float" office:value="6323.97" calcext:value-type="float">
            <text:p>6323,97</text:p>
          </table:table-cell>
          <table:table-cell office:value-type="float" office:value="6267.73" calcext:value-type="float">
            <text:p>6267,73</text:p>
          </table:table-cell>
          <table:table-cell table:formula="of:=[.C323]-[.D323]" office:value-type="float" office:value="56.2400000000007" calcext:value-type="float">
            <text:p>56,24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9" calcext:value-type="date">
            <text:p>19/11/21</text:p>
          </table:table-cell>
          <table:table-cell office:value-type="float" office:value="6326.78" calcext:value-type="float">
            <text:p>6326,78</text:p>
          </table:table-cell>
          <table:table-cell office:value-type="float" office:value="6221.62" calcext:value-type="float">
            <text:p>6221,62</text:p>
          </table:table-cell>
          <table:table-cell table:formula="of:=[.C324]-[.D324]" office:value-type="float" office:value="105.16" calcext:value-type="float">
            <text:p>105,1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8" calcext:value-type="date">
            <text:p>18/11/21</text:p>
          </table:table-cell>
          <table:table-cell office:value-type="float" office:value="6286.85" calcext:value-type="float">
            <text:p>6286,85</text:p>
          </table:table-cell>
          <table:table-cell office:value-type="float" office:value="6227.8" calcext:value-type="float">
            <text:p>6227,8</text:p>
          </table:table-cell>
          <table:table-cell table:formula="of:=[.C325]-[.D325]" office:value-type="float" office:value="59.0500000000002" calcext:value-type="float">
            <text:p>59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7" calcext:value-type="date">
            <text:p>17/11/21</text:p>
          </table:table-cell>
          <table:table-cell office:value-type="float" office:value="6241.3" calcext:value-type="float">
            <text:p>6241,3</text:p>
          </table:table-cell>
          <table:table-cell office:value-type="float" office:value="6162.57" calcext:value-type="float">
            <text:p>6162,57</text:p>
          </table:table-cell>
          <table:table-cell table:formula="of:=[.C326]-[.D326]" office:value-type="float" office:value="78.7300000000005" calcext:value-type="float">
            <text:p>78,73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6" calcext:value-type="date">
            <text:p>16/11/21</text:p>
          </table:table-cell>
          <table:table-cell office:value-type="float" office:value="6213.18" calcext:value-type="float">
            <text:p>6213,18</text:p>
          </table:table-cell>
          <table:table-cell office:value-type="float" office:value="6123.76" calcext:value-type="float">
            <text:p>6123,76</text:p>
          </table:table-cell>
          <table:table-cell table:formula="of:=[.C327]-[.D327]" office:value-type="float" office:value="89.4200000000001" calcext:value-type="float">
            <text:p>89,4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2" calcext:value-type="date">
            <text:p>12/11/21</text:p>
          </table:table-cell>
          <table:table-cell office:value-type="float" office:value="6169.31" calcext:value-type="float">
            <text:p>6169,31</text:p>
          </table:table-cell>
          <table:table-cell office:value-type="float" office:value="6086.08" calcext:value-type="float">
            <text:p>6086,08</text:p>
          </table:table-cell>
          <table:table-cell table:formula="of:=[.C328]-[.D328]" office:value-type="float" office:value="83.2300000000005" calcext:value-type="float">
            <text:p>83,23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1" calcext:value-type="date">
            <text:p>11/11/21</text:p>
          </table:table-cell>
          <table:table-cell office:value-type="float" office:value="6195.75" calcext:value-type="float">
            <text:p>6195,75</text:p>
          </table:table-cell>
          <table:table-cell office:value-type="float" office:value="6081.02" calcext:value-type="float">
            <text:p>6081,02</text:p>
          </table:table-cell>
          <table:table-cell table:formula="of:=[.C329]-[.D329]" office:value-type="float" office:value="114.73" calcext:value-type="float">
            <text:p>114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10" calcext:value-type="date">
            <text:p>10/11/21</text:p>
          </table:table-cell>
          <table:table-cell office:value-type="float" office:value="6217.68" calcext:value-type="float">
            <text:p>6217,68</text:p>
          </table:table-cell>
          <table:table-cell office:value-type="float" office:value="6135.01" calcext:value-type="float">
            <text:p>6135,01</text:p>
          </table:table-cell>
          <table:table-cell table:formula="of:=[.C330]-[.D330]" office:value-type="float" office:value="82.6700000000001" calcext:value-type="float">
            <text:p>82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9" calcext:value-type="date">
            <text:p>09/11/21</text:p>
          </table:table-cell>
          <table:table-cell office:value-type="float" office:value="6264.92" calcext:value-type="float">
            <text:p>6264,92</text:p>
          </table:table-cell>
          <table:table-cell office:value-type="float" office:value="6159.19" calcext:value-type="float">
            <text:p>6159,19</text:p>
          </table:table-cell>
          <table:table-cell table:formula="of:=[.C331]-[.D331]" office:value-type="float" office:value="105.73" calcext:value-type="float">
            <text:p>105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8" calcext:value-type="date">
            <text:p>08/11/21</text:p>
          </table:table-cell>
          <table:table-cell office:value-type="float" office:value="6322.28" calcext:value-type="float">
            <text:p>6322,28</text:p>
          </table:table-cell>
          <table:table-cell office:value-type="float" office:value="6253.11" calcext:value-type="float">
            <text:p>6253,11</text:p>
          </table:table-cell>
          <table:table-cell table:formula="of:=[.C332]-[.D332]" office:value-type="float" office:value="69.1700000000001" calcext:value-type="float">
            <text:p>69,1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5" calcext:value-type="date">
            <text:p>05/11/21</text:p>
          </table:table-cell>
          <table:table-cell office:value-type="float" office:value="6338.03" calcext:value-type="float">
            <text:p>6338,03</text:p>
          </table:table-cell>
          <table:table-cell office:value-type="float" office:value="6217.12" calcext:value-type="float">
            <text:p>6217,12</text:p>
          </table:table-cell>
          <table:table-cell table:formula="of:=[.C333]-[.D333]" office:value-type="float" office:value="120.91" calcext:value-type="float">
            <text:p>120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4" calcext:value-type="date">
            <text:p>04/11/21</text:p>
          </table:table-cell>
          <table:table-cell office:value-type="float" office:value="6359.4" calcext:value-type="float">
            <text:p>6359,4</text:p>
          </table:table-cell>
          <table:table-cell office:value-type="float" office:value="6280.1" calcext:value-type="float">
            <text:p>6280,1</text:p>
          </table:table-cell>
          <table:table-cell table:formula="of:=[.C334]-[.D334]" office:value-type="float" office:value="79.2999999999993" calcext:value-type="float">
            <text:p>79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3" calcext:value-type="date">
            <text:p>03/11/21</text:p>
          </table:table-cell>
          <table:table-cell office:value-type="float" office:value="6442.07" calcext:value-type="float">
            <text:p>6442,07</text:p>
          </table:table-cell>
          <table:table-cell office:value-type="float" office:value="6269.42" calcext:value-type="float">
            <text:p>6269,42</text:p>
          </table:table-cell>
          <table:table-cell table:formula="of:=[.C335]-[.D335]" office:value-type="float" office:value="172.65" calcext:value-type="float">
            <text:p>172,6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1-01" calcext:value-type="date">
            <text:p>01/11/21</text:p>
          </table:table-cell>
          <table:table-cell office:value-type="float" office:value="6432.51" calcext:value-type="float">
            <text:p>6432,51</text:p>
          </table:table-cell>
          <table:table-cell office:value-type="float" office:value="6357.15" calcext:value-type="float">
            <text:p>6357,15</text:p>
          </table:table-cell>
          <table:table-cell table:formula="of:=[.C336]-[.D336]" office:value-type="float" office:value="75.3600000000006" calcext:value-type="float">
            <text:p>75,36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9" calcext:value-type="date">
            <text:p>29/10/21</text:p>
          </table:table-cell>
          <table:table-cell office:value-type="float" office:value="6405.51" calcext:value-type="float">
            <text:p>6405,51</text:p>
          </table:table-cell>
          <table:table-cell office:value-type="float" office:value="6332.4" calcext:value-type="float">
            <text:p>6332,4</text:p>
          </table:table-cell>
          <table:table-cell table:formula="of:=[.C337]-[.D337]" office:value-type="float" office:value="73.1100000000006" calcext:value-type="float">
            <text:p>73,11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8" calcext:value-type="date">
            <text:p>28/10/21</text:p>
          </table:table-cell>
          <table:table-cell office:value-type="float" office:value="6407.32" calcext:value-type="float">
            <text:p>6407,32</text:p>
          </table:table-cell>
          <table:table-cell office:value-type="float" office:value="6286.88" calcext:value-type="float">
            <text:p>6286,88</text:p>
          </table:table-cell>
          <table:table-cell table:formula="of:=[.C338]-[.D338]" office:value-type="float" office:value="120.44" calcext:value-type="float">
            <text:p>120,4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7" calcext:value-type="date">
            <text:p>27/10/21</text:p>
          </table:table-cell>
          <table:table-cell office:value-type="float" office:value="6327.59" calcext:value-type="float">
            <text:p>6327,59</text:p>
          </table:table-cell>
          <table:table-cell office:value-type="float" office:value="6264.83" calcext:value-type="float">
            <text:p>6264,83</text:p>
          </table:table-cell>
          <table:table-cell table:formula="of:=[.C339]-[.D339]" office:value-type="float" office:value="62.7600000000002" calcext:value-type="float">
            <text:p>62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6" calcext:value-type="date">
            <text:p>26/10/21</text:p>
          </table:table-cell>
          <table:table-cell office:value-type="float" office:value="6345.69" calcext:value-type="float">
            <text:p>6345,69</text:p>
          </table:table-cell>
          <table:table-cell office:value-type="float" office:value="6278.96" calcext:value-type="float">
            <text:p>6278,96</text:p>
          </table:table-cell>
          <table:table-cell table:formula="of:=[.C340]-[.D340]" office:value-type="float" office:value="66.7299999999996" calcext:value-type="float">
            <text:p>66,72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5" calcext:value-type="date">
            <text:p>25/10/21</text:p>
          </table:table-cell>
          <table:table-cell office:value-type="float" office:value="6408.46" calcext:value-type="float">
            <text:p>6408,46</text:p>
          </table:table-cell>
          <table:table-cell office:value-type="float" office:value="6268.78" calcext:value-type="float">
            <text:p>6268,78</text:p>
          </table:table-cell>
          <table:table-cell table:formula="of:=[.C341]-[.D341]" office:value-type="float" office:value="139.68" calcext:value-type="float">
            <text:p>139,6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2" calcext:value-type="date">
            <text:p>22/10/21</text:p>
          </table:table-cell>
          <table:table-cell office:value-type="float" office:value="6515.89" calcext:value-type="float">
            <text:p>6515,89</text:p>
          </table:table-cell>
          <table:table-cell office:value-type="float" office:value="6365.48" calcext:value-type="float">
            <text:p>6365,48</text:p>
          </table:table-cell>
          <table:table-cell table:formula="of:=[.C342]-[.D342]" office:value-type="float" office:value="150.410000000001" calcext:value-type="float">
            <text:p>150,41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1" calcext:value-type="date">
            <text:p>21/10/21</text:p>
          </table:table-cell>
          <table:table-cell office:value-type="float" office:value="6445.21" calcext:value-type="float">
            <text:p>6445,21</text:p>
          </table:table-cell>
          <table:table-cell office:value-type="float" office:value="6366.61" calcext:value-type="float">
            <text:p>6366,61</text:p>
          </table:table-cell>
          <table:table-cell table:formula="of:=[.C343]-[.D343]" office:value-type="float" office:value="78.6000000000004" calcext:value-type="float">
            <text:p>78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20" calcext:value-type="date">
            <text:p>20/10/21</text:p>
          </table:table-cell>
          <table:table-cell office:value-type="float" office:value="6346.82" calcext:value-type="float">
            <text:p>6346,82</text:p>
          </table:table-cell>
          <table:table-cell office:value-type="float" office:value="6253.52" calcext:value-type="float">
            <text:p>6253,52</text:p>
          </table:table-cell>
          <table:table-cell table:formula="of:=[.C344]-[.D344]" office:value-type="float" office:value="93.2999999999993" calcext:value-type="float">
            <text:p>93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9" calcext:value-type="date">
            <text:p>19/10/21</text:p>
          </table:table-cell>
          <table:table-cell office:value-type="float" office:value="6358.69" calcext:value-type="float">
            <text:p>6358,69</text:p>
          </table:table-cell>
          <table:table-cell office:value-type="float" office:value="6270.48" calcext:value-type="float">
            <text:p>6270,48</text:p>
          </table:table-cell>
          <table:table-cell table:formula="of:=[.C345]-[.D345]" office:value-type="float" office:value="88.21" calcext:value-type="float">
            <text:p>88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8" calcext:value-type="date">
            <text:p>18/10/21</text:p>
          </table:table-cell>
          <table:table-cell office:value-type="float" office:value="6281.22" calcext:value-type="float">
            <text:p>6281,22</text:p>
          </table:table-cell>
          <table:table-cell office:value-type="float" office:value="6186.79" calcext:value-type="float">
            <text:p>6186,79</text:p>
          </table:table-cell>
          <table:table-cell table:formula="of:=[.C346]-[.D346]" office:value-type="float" office:value="94.4300000000003" calcext:value-type="float">
            <text:p>94,4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5" calcext:value-type="date">
            <text:p>15/10/21</text:p>
          </table:table-cell>
          <table:table-cell office:value-type="float" office:value="6242.21" calcext:value-type="float">
            <text:p>6242,21</text:p>
          </table:table-cell>
          <table:table-cell office:value-type="float" office:value="6160.21" calcext:value-type="float">
            <text:p>6160,21</text:p>
          </table:table-cell>
          <table:table-cell table:formula="of:=[.C347]-[.D347]" office:value-type="float" office:value="82" calcext:value-type="float">
            <text:p>8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4" calcext:value-type="date">
            <text:p>14/10/21</text:p>
          </table:table-cell>
          <table:table-cell office:value-type="float" office:value="6270.48" calcext:value-type="float">
            <text:p>6270,48</text:p>
          </table:table-cell>
          <table:table-cell office:value-type="float" office:value="6201.49" calcext:value-type="float">
            <text:p>6201,49</text:p>
          </table:table-cell>
          <table:table-cell table:formula="of:=[.C348]-[.D348]" office:value-type="float" office:value="68.9899999999998" calcext:value-type="float">
            <text:p>68,98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3" calcext:value-type="date">
            <text:p>13/10/21</text:p>
          </table:table-cell>
          <table:table-cell office:value-type="float" office:value="6320.81" calcext:value-type="float">
            <text:p>6320,81</text:p>
          </table:table-cell>
          <table:table-cell office:value-type="float" office:value="6237.12" calcext:value-type="float">
            <text:p>6237,12</text:p>
          </table:table-cell>
          <table:table-cell table:formula="of:=[.C349]-[.D349]" office:value-type="float" office:value="83.6900000000005" calcext:value-type="float">
            <text:p>83,6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11" calcext:value-type="date">
            <text:p>11/10/21</text:p>
          </table:table-cell>
          <table:table-cell office:value-type="float" office:value="6289.71" calcext:value-type="float">
            <text:p>6289,71</text:p>
          </table:table-cell>
          <table:table-cell office:value-type="float" office:value="6230.33" calcext:value-type="float">
            <text:p>6230,33</text:p>
          </table:table-cell>
          <table:table-cell table:formula="of:=[.C350]-[.D350]" office:value-type="float" office:value="59.3800000000001" calcext:value-type="float">
            <text:p>59,3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8" calcext:value-type="date">
            <text:p>08/10/21</text:p>
          </table:table-cell>
          <table:table-cell office:value-type="float" office:value="6276.14" calcext:value-type="float">
            <text:p>6276,14</text:p>
          </table:table-cell>
          <table:table-cell office:value-type="float" office:value="6212.24" calcext:value-type="float">
            <text:p>6212,24</text:p>
          </table:table-cell>
          <table:table-cell table:formula="of:=[.C351]-[.D351]" office:value-type="float" office:value="63.9000000000006" calcext:value-type="float">
            <text:p>63,90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7" calcext:value-type="date">
            <text:p>07/10/21</text:p>
          </table:table-cell>
          <table:table-cell office:value-type="float" office:value="6275" calcext:value-type="float">
            <text:p>6275</text:p>
          </table:table-cell>
          <table:table-cell office:value-type="float" office:value="6206.02" calcext:value-type="float">
            <text:p>6206,02</text:p>
          </table:table-cell>
          <table:table-cell table:formula="of:=[.C352]-[.D352]" office:value-type="float" office:value="68.9799999999996" calcext:value-type="float">
            <text:p>68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6" calcext:value-type="date">
            <text:p>06/10/21</text:p>
          </table:table-cell>
          <table:table-cell office:value-type="float" office:value="6285.18" calcext:value-type="float">
            <text:p>6285,18</text:p>
          </table:table-cell>
          <table:table-cell office:value-type="float" office:value="6215.63" calcext:value-type="float">
            <text:p>6215,63</text:p>
          </table:table-cell>
          <table:table-cell table:formula="of:=[.C353]-[.D353]" office:value-type="float" office:value="69.5500000000002" calcext:value-type="float">
            <text:p>69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5" calcext:value-type="date">
            <text:p>05/10/21</text:p>
          </table:table-cell>
          <table:table-cell office:value-type="float" office:value="6230.9" calcext:value-type="float">
            <text:p>6230,9</text:p>
          </table:table-cell>
          <table:table-cell office:value-type="float" office:value="6159.65" calcext:value-type="float">
            <text:p>6159,65</text:p>
          </table:table-cell>
          <table:table-cell table:formula="of:=[.C354]-[.D354]" office:value-type="float" office:value="71.25" calcext:value-type="float">
            <text:p>71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4" calcext:value-type="date">
            <text:p>04/10/21</text:p>
          </table:table-cell>
          <table:table-cell office:value-type="float" office:value="6199.23" calcext:value-type="float">
            <text:p>6199,23</text:p>
          </table:table-cell>
          <table:table-cell office:value-type="float" office:value="6101.97" calcext:value-type="float">
            <text:p>6101,97</text:p>
          </table:table-cell>
          <table:table-cell table:formula="of:=[.C355]-[.D355]" office:value-type="float" office:value="97.2599999999993" calcext:value-type="float">
            <text:p>97,25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10-01" calcext:value-type="date">
            <text:p>01/10/21</text:p>
          </table:table-cell>
          <table:table-cell office:value-type="float" office:value="6170.39" calcext:value-type="float">
            <text:p>6170,39</text:p>
          </table:table-cell>
          <table:table-cell office:value-type="float" office:value="6081.05" calcext:value-type="float">
            <text:p>6081,05</text:p>
          </table:table-cell>
          <table:table-cell table:formula="of:=[.C356]-[.D356]" office:value-type="float" office:value="89.3400000000002" calcext:value-type="float">
            <text:p>89,34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30" calcext:value-type="date">
            <text:p>30/09/21</text:p>
          </table:table-cell>
          <table:table-cell office:value-type="float" office:value="6220.72" calcext:value-type="float">
            <text:p>6220,72</text:p>
          </table:table-cell>
          <table:table-cell office:value-type="float" office:value="6098.58" calcext:value-type="float">
            <text:p>6098,58</text:p>
          </table:table-cell>
          <table:table-cell table:formula="of:=[.C357]-[.D357]" office:value-type="float" office:value="122.14" calcext:value-type="float">
            <text:p>122,1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9" calcext:value-type="date">
            <text:p>29/09/21</text:p>
          </table:table-cell>
          <table:table-cell office:value-type="float" office:value="6180.68" calcext:value-type="float">
            <text:p>6180,68</text:p>
          </table:table-cell>
          <table:table-cell office:value-type="float" office:value="6117.7" calcext:value-type="float">
            <text:p>6117,7</text:p>
          </table:table-cell>
          <table:table-cell table:formula="of:=[.C358]-[.D358]" office:value-type="float" office:value="62.9800000000005" calcext:value-type="float">
            <text:p>62,98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8" calcext:value-type="date">
            <text:p>28/09/21</text:p>
          </table:table-cell>
          <table:table-cell office:value-type="float" office:value="6188.62" calcext:value-type="float">
            <text:p>6188,62</text:p>
          </table:table-cell>
          <table:table-cell office:value-type="float" office:value="6116.57" calcext:value-type="float">
            <text:p>6116,57</text:p>
          </table:table-cell>
          <table:table-cell table:formula="of:=[.C359]-[.D359]" office:value-type="float" office:value="72.0500000000002" calcext:value-type="float">
            <text:p>72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7" calcext:value-type="date">
            <text:p>27/09/21</text:p>
          </table:table-cell>
          <table:table-cell office:value-type="float" office:value="6125.65" calcext:value-type="float">
            <text:p>6125,65</text:p>
          </table:table-cell>
          <table:table-cell office:value-type="float" office:value="6026.36" calcext:value-type="float">
            <text:p>6026,36</text:p>
          </table:table-cell>
          <table:table-cell table:formula="of:=[.C360]-[.D360]" office:value-type="float" office:value="99.29" calcext:value-type="float">
            <text:p>99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4" calcext:value-type="date">
            <text:p>24/09/21</text:p>
          </table:table-cell>
          <table:table-cell office:value-type="float" office:value="6081.39" calcext:value-type="float">
            <text:p>6081,39</text:p>
          </table:table-cell>
          <table:table-cell office:value-type="float" office:value="6038.84" calcext:value-type="float">
            <text:p>6038,84</text:p>
          </table:table-cell>
          <table:table-cell table:formula="of:=[.C361]-[.D361]" office:value-type="float" office:value="42.5500000000002" calcext:value-type="float">
            <text:p>42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3" calcext:value-type="date">
            <text:p>23/09/21</text:p>
          </table:table-cell>
          <table:table-cell office:value-type="float" office:value="6034.3" calcext:value-type="float">
            <text:p>6034,3</text:p>
          </table:table-cell>
          <table:table-cell office:value-type="float" office:value="5971.89" calcext:value-type="float">
            <text:p>5971,89</text:p>
          </table:table-cell>
          <table:table-cell table:formula="of:=[.C362]-[.D362]" office:value-type="float" office:value="62.4099999999999" calcext:value-type="float">
            <text:p>62,40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2" calcext:value-type="date">
            <text:p>22/09/21</text:p>
          </table:table-cell>
          <table:table-cell office:value-type="float" office:value="6043.95" calcext:value-type="float">
            <text:p>6043,95</text:p>
          </table:table-cell>
          <table:table-cell office:value-type="float" office:value="5965.09" calcext:value-type="float">
            <text:p>5965,09</text:p>
          </table:table-cell>
          <table:table-cell table:formula="of:=[.C363]-[.D363]" office:value-type="float" office:value="78.8599999999997" calcext:value-type="float">
            <text:p>78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1" calcext:value-type="date">
            <text:p>21/09/21</text:p>
          </table:table-cell>
          <table:table-cell office:value-type="float" office:value="6066.64" calcext:value-type="float">
            <text:p>6066,64</text:p>
          </table:table-cell>
          <table:table-cell office:value-type="float" office:value="5981.54" calcext:value-type="float">
            <text:p>5981,54</text:p>
          </table:table-cell>
          <table:table-cell table:formula="of:=[.C364]-[.D364]" office:value-type="float" office:value="85.1000000000004" calcext:value-type="float">
            <text:p>85,1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20" calcext:value-type="date">
            <text:p>20/09/21</text:p>
          </table:table-cell>
          <table:table-cell office:value-type="float" office:value="6112.6" calcext:value-type="float">
            <text:p>6112,6</text:p>
          </table:table-cell>
          <table:table-cell office:value-type="float" office:value="6032.6" calcext:value-type="float">
            <text:p>6032,6</text:p>
          </table:table-cell>
          <table:table-cell table:formula="of:=[.C365]-[.D365]" office:value-type="float" office:value="80" calcext:value-type="float">
            <text:p>80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7" calcext:value-type="date">
            <text:p>17/09/21</text:p>
          </table:table-cell>
          <table:table-cell office:value-type="float" office:value="6079.69" calcext:value-type="float">
            <text:p>6079,69</text:p>
          </table:table-cell>
          <table:table-cell office:value-type="float" office:value="5970.19" calcext:value-type="float">
            <text:p>5970,19</text:p>
          </table:table-cell>
          <table:table-cell table:formula="of:=[.C366]-[.D366]" office:value-type="float" office:value="109.5" calcext:value-type="float">
            <text:p>109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6" calcext:value-type="date">
            <text:p>16/09/21</text:p>
          </table:table-cell>
          <table:table-cell office:value-type="float" office:value="6004.23" calcext:value-type="float">
            <text:p>6004,23</text:p>
          </table:table-cell>
          <table:table-cell office:value-type="float" office:value="5949.77" calcext:value-type="float">
            <text:p>5949,77</text:p>
          </table:table-cell>
          <table:table-cell table:formula="of:=[.C367]-[.D367]" office:value-type="float" office:value="54.4599999999991" calcext:value-type="float">
            <text:p>54,45999999999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5" calcext:value-type="date">
            <text:p>15/09/21</text:p>
          </table:table-cell>
          <table:table-cell office:value-type="float" office:value="5996.29" calcext:value-type="float">
            <text:p>5996,29</text:p>
          </table:table-cell>
          <table:table-cell office:value-type="float" office:value="5931.05" calcext:value-type="float">
            <text:p>5931,05</text:p>
          </table:table-cell>
          <table:table-cell table:formula="of:=[.C368]-[.D368]" office:value-type="float" office:value="65.2399999999998" calcext:value-type="float">
            <text:p>65,2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4" calcext:value-type="date">
            <text:p>14/09/21</text:p>
          </table:table-cell>
          <table:table-cell office:value-type="float" office:value="5988.35" calcext:value-type="float">
            <text:p>5988,35</text:p>
          </table:table-cell>
          <table:table-cell office:value-type="float" office:value="5915.16" calcext:value-type="float">
            <text:p>5915,16</text:p>
          </table:table-cell>
          <table:table-cell table:formula="of:=[.C369]-[.D369]" office:value-type="float" office:value="73.1900000000005" calcext:value-type="float">
            <text:p>73,1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3" calcext:value-type="date">
            <text:p>13/09/21</text:p>
          </table:table-cell>
          <table:table-cell office:value-type="float" office:value="5964.52" calcext:value-type="float">
            <text:p>5964,52</text:p>
          </table:table-cell>
          <table:table-cell office:value-type="float" office:value="5918.56" calcext:value-type="float">
            <text:p>5918,56</text:p>
          </table:table-cell>
          <table:table-cell table:formula="of:=[.C370]-[.D370]" office:value-type="float" office:value="45.96" calcext:value-type="float">
            <text:p>45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10" calcext:value-type="date">
            <text:p>10/09/21</text:p>
          </table:table-cell>
          <table:table-cell office:value-type="float" office:value="5999.69" calcext:value-type="float">
            <text:p>5999,69</text:p>
          </table:table-cell>
          <table:table-cell office:value-type="float" office:value="5882.25" calcext:value-type="float">
            <text:p>5882,25</text:p>
          </table:table-cell>
          <table:table-cell table:formula="of:=[.C371]-[.D371]" office:value-type="float" office:value="117.44" calcext:value-type="float">
            <text:p>117,4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9" calcext:value-type="date">
            <text:p>09/09/21</text:p>
          </table:table-cell>
          <table:table-cell office:value-type="float" office:value="6071.75" calcext:value-type="float">
            <text:p>6071,75</text:p>
          </table:table-cell>
          <table:table-cell office:value-type="float" office:value="5912.32" calcext:value-type="float">
            <text:p>5912,32</text:p>
          </table:table-cell>
          <table:table-cell table:formula="of:=[.C372]-[.D372]" office:value-type="float" office:value="159.43" calcext:value-type="float">
            <text:p>159,4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8" calcext:value-type="date">
            <text:p>08/09/21</text:p>
          </table:table-cell>
          <table:table-cell office:value-type="float" office:value="6072.88" calcext:value-type="float">
            <text:p>6072,88</text:p>
          </table:table-cell>
          <table:table-cell office:value-type="float" office:value="5914.59" calcext:value-type="float">
            <text:p>5914,59</text:p>
          </table:table-cell>
          <table:table-cell table:formula="of:=[.C373]-[.D373]" office:value-type="float" office:value="158.29" calcext:value-type="float">
            <text:p>158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6" calcext:value-type="date">
            <text:p>06/09/21</text:p>
          </table:table-cell>
          <table:table-cell office:value-type="float" office:value="5934.45" calcext:value-type="float">
            <text:p>5934,45</text:p>
          </table:table-cell>
          <table:table-cell office:value-type="float" office:value="5869.77" calcext:value-type="float">
            <text:p>5869,77</text:p>
          </table:table-cell>
          <table:table-cell table:formula="of:=[.C374]-[.D374]" office:value-type="float" office:value="64.6799999999994" calcext:value-type="float">
            <text:p>64,6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3" calcext:value-type="date">
            <text:p>03/09/21</text:p>
          </table:table-cell>
          <table:table-cell office:value-type="float" office:value="5923.1" calcext:value-type="float">
            <text:p>5923,1</text:p>
          </table:table-cell>
          <table:table-cell office:value-type="float" office:value="5843.67" calcext:value-type="float">
            <text:p>5843,67</text:p>
          </table:table-cell>
          <table:table-cell table:formula="of:=[.C375]-[.D375]" office:value-type="float" office:value="79.4300000000003" calcext:value-type="float">
            <text:p>79,4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2" calcext:value-type="date">
            <text:p>02/09/21</text:p>
          </table:table-cell>
          <table:table-cell office:value-type="float" office:value="5922.54" calcext:value-type="float">
            <text:p>5922,54</text:p>
          </table:table-cell>
          <table:table-cell office:value-type="float" office:value="5856.72" calcext:value-type="float">
            <text:p>5856,72</text:p>
          </table:table-cell>
          <table:table-cell table:formula="of:=[.C376]-[.D376]" office:value-type="float" office:value="65.8199999999997" calcext:value-type="float">
            <text:p>65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9-01" calcext:value-type="date">
            <text:p>01/09/21</text:p>
          </table:table-cell>
          <table:table-cell office:value-type="float" office:value="5921.4" calcext:value-type="float">
            <text:p>5921,4</text:p>
          </table:table-cell>
          <table:table-cell office:value-type="float" office:value="5857.86" calcext:value-type="float">
            <text:p>5857,86</text:p>
          </table:table-cell>
          <table:table-cell table:formula="of:=[.C377]-[.D377]" office:value-type="float" office:value="63.54" calcext:value-type="float">
            <text:p>63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31" calcext:value-type="date">
            <text:p>31/08/21</text:p>
          </table:table-cell>
          <table:table-cell office:value-type="float" office:value="5922.54" calcext:value-type="float">
            <text:p>5922,54</text:p>
          </table:table-cell>
          <table:table-cell office:value-type="float" office:value="5830.06" calcext:value-type="float">
            <text:p>5830,06</text:p>
          </table:table-cell>
          <table:table-cell table:formula="of:=[.C378]-[.D378]" office:value-type="float" office:value="92.4799999999996" calcext:value-type="float">
            <text:p>92,4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30" calcext:value-type="date">
            <text:p>30/08/21</text:p>
          </table:table-cell>
          <table:table-cell office:value-type="float" office:value="5957.35" calcext:value-type="float">
            <text:p>5957,35</text:p>
          </table:table-cell>
          <table:table-cell office:value-type="float" office:value="5906.64" calcext:value-type="float">
            <text:p>5906,64</text:p>
          </table:table-cell>
          <table:table-cell table:formula="of:=[.C379]-[.D379]" office:value-type="float" office:value="50.71" calcext:value-type="float">
            <text:p>50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7" calcext:value-type="date">
            <text:p>27/08/21</text:p>
          </table:table-cell>
          <table:table-cell office:value-type="float" office:value="5998.38" calcext:value-type="float">
            <text:p>5998,38</text:p>
          </table:table-cell>
          <table:table-cell office:value-type="float" office:value="5914.05" calcext:value-type="float">
            <text:p>5914,05</text:p>
          </table:table-cell>
          <table:table-cell table:formula="of:=[.C380]-[.D380]" office:value-type="float" office:value="84.3299999999999" calcext:value-type="float">
            <text:p>84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6" calcext:value-type="date">
            <text:p>26/08/21</text:p>
          </table:table-cell>
          <table:table-cell office:value-type="float" office:value="6006.35" calcext:value-type="float">
            <text:p>6006,35</text:p>
          </table:table-cell>
          <table:table-cell office:value-type="float" office:value="5949.37" calcext:value-type="float">
            <text:p>5949,37</text:p>
          </table:table-cell>
          <table:table-cell table:formula="of:=[.C381]-[.D381]" office:value-type="float" office:value="56.9800000000005" calcext:value-type="float">
            <text:p>56,98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5" calcext:value-type="date">
            <text:p>25/08/21</text:p>
          </table:table-cell>
          <table:table-cell office:value-type="float" office:value="6011.48" calcext:value-type="float">
            <text:p>6011,48</text:p>
          </table:table-cell>
          <table:table-cell office:value-type="float" office:value="5937.41" calcext:value-type="float">
            <text:p>5937,41</text:p>
          </table:table-cell>
          <table:table-cell table:formula="of:=[.C382]-[.D382]" office:value-type="float" office:value="74.0699999999997" calcext:value-type="float">
            <text:p>74,0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4" calcext:value-type="date">
            <text:p>24/08/21</text:p>
          </table:table-cell>
          <table:table-cell office:value-type="float" office:value="6120.32" calcext:value-type="float">
            <text:p>6120,32</text:p>
          </table:table-cell>
          <table:table-cell office:value-type="float" office:value="5984.13" calcext:value-type="float">
            <text:p>5984,13</text:p>
          </table:table-cell>
          <table:table-cell table:formula="of:=[.C383]-[.D383]" office:value-type="float" office:value="136.19" calcext:value-type="float">
            <text:p>136,1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3" calcext:value-type="date">
            <text:p>23/08/21</text:p>
          </table:table-cell>
          <table:table-cell office:value-type="float" office:value="6163.62" calcext:value-type="float">
            <text:p>6163,62</text:p>
          </table:table-cell>
          <table:table-cell office:value-type="float" office:value="6099.23" calcext:value-type="float">
            <text:p>6099,23</text:p>
          </table:table-cell>
          <table:table-cell table:formula="of:=[.C384]-[.D384]" office:value-type="float" office:value="64.3900000000003" calcext:value-type="float">
            <text:p>64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20" calcext:value-type="date">
            <text:p>20/08/21</text:p>
          </table:table-cell>
          <table:table-cell office:value-type="float" office:value="6249.66" calcext:value-type="float">
            <text:p>6249,66</text:p>
          </table:table-cell>
          <table:table-cell office:value-type="float" office:value="6123.73" calcext:value-type="float">
            <text:p>6123,73</text:p>
          </table:table-cell>
          <table:table-cell table:formula="of:=[.C385]-[.D385]" office:value-type="float" office:value="125.93" calcext:value-type="float">
            <text:p>125,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9" calcext:value-type="date">
            <text:p>19/08/21</text:p>
          </table:table-cell>
          <table:table-cell office:value-type="float" office:value="6227.44" calcext:value-type="float">
            <text:p>6227,44</text:p>
          </table:table-cell>
          <table:table-cell office:value-type="float" office:value="6140.83" calcext:value-type="float">
            <text:p>6140,83</text:p>
          </table:table-cell>
          <table:table-cell table:formula="of:=[.C386]-[.D386]" office:value-type="float" office:value="86.6099999999997" calcext:value-type="float">
            <text:p>86,60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8" calcext:value-type="date">
            <text:p>18/08/21</text:p>
          </table:table-cell>
          <table:table-cell office:value-type="float" office:value="6161.34" calcext:value-type="float">
            <text:p>6161,34</text:p>
          </table:table-cell>
          <table:table-cell office:value-type="float" office:value="6008.06" calcext:value-type="float">
            <text:p>6008,06</text:p>
          </table:table-cell>
          <table:table-cell table:formula="of:=[.C387]-[.D387]" office:value-type="float" office:value="153.28" calcext:value-type="float">
            <text:p>153,2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7" calcext:value-type="date">
            <text:p>17/08/21</text:p>
          </table:table-cell>
          <table:table-cell office:value-type="float" office:value="6056.5" calcext:value-type="float">
            <text:p>6056,5</text:p>
          </table:table-cell>
          <table:table-cell office:value-type="float" office:value="5979" calcext:value-type="float">
            <text:p>5979</text:p>
          </table:table-cell>
          <table:table-cell table:formula="of:=[.C388]-[.D388]" office:value-type="float" office:value="77.5" calcext:value-type="float">
            <text:p>77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6" calcext:value-type="date">
            <text:p>16/08/21</text:p>
          </table:table-cell>
          <table:table-cell office:value-type="float" office:value="6051.94" calcext:value-type="float">
            <text:p>6051,94</text:p>
          </table:table-cell>
          <table:table-cell office:value-type="float" office:value="5971.6" calcext:value-type="float">
            <text:p>5971,6</text:p>
          </table:table-cell>
          <table:table-cell table:formula="of:=[.C389]-[.D389]" office:value-type="float" office:value="80.3399999999992" calcext:value-type="float">
            <text:p>80,33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3" calcext:value-type="date">
            <text:p>13/08/21</text:p>
          </table:table-cell>
          <table:table-cell office:value-type="float" office:value="6033.14" calcext:value-type="float">
            <text:p>6033,14</text:p>
          </table:table-cell>
          <table:table-cell office:value-type="float" office:value="5963.62" calcext:value-type="float">
            <text:p>5963,62</text:p>
          </table:table-cell>
          <table:table-cell table:formula="of:=[.C390]-[.D390]" office:value-type="float" office:value="69.5200000000004" calcext:value-type="float">
            <text:p>69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2" calcext:value-type="date">
            <text:p>12/08/21</text:p>
          </table:table-cell>
          <table:table-cell office:value-type="float" office:value="6010.91" calcext:value-type="float">
            <text:p>6010,91</text:p>
          </table:table-cell>
          <table:table-cell office:value-type="float" office:value="5952.22" calcext:value-type="float">
            <text:p>5952,22</text:p>
          </table:table-cell>
          <table:table-cell table:formula="of:=[.C391]-[.D391]" office:value-type="float" office:value="58.6899999999996" calcext:value-type="float">
            <text:p>58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1" calcext:value-type="date">
            <text:p>11/08/21</text:p>
          </table:table-cell>
          <table:table-cell office:value-type="float" office:value="5981.85" calcext:value-type="float">
            <text:p>5981,85</text:p>
          </table:table-cell>
          <table:table-cell office:value-type="float" office:value="5901.51" calcext:value-type="float">
            <text:p>5901,51</text:p>
          </table:table-cell>
          <table:table-cell table:formula="of:=[.C392]-[.D392]" office:value-type="float" office:value="80.3400000000002" calcext:value-type="float">
            <text:p>80,34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10" calcext:value-type="date">
            <text:p>10/08/21</text:p>
          </table:table-cell>
          <table:table-cell office:value-type="float" office:value="6014.9" calcext:value-type="float">
            <text:p>6014,9</text:p>
          </table:table-cell>
          <table:table-cell office:value-type="float" office:value="5926.58" calcext:value-type="float">
            <text:p>5926,58</text:p>
          </table:table-cell>
          <table:table-cell table:formula="of:=[.C393]-[.D393]" office:value-type="float" office:value="88.3199999999997" calcext:value-type="float">
            <text:p>88,3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9" calcext:value-type="date">
            <text:p>09/08/21</text:p>
          </table:table-cell>
          <table:table-cell office:value-type="float" office:value="6057.07" calcext:value-type="float">
            <text:p>6057,07</text:p>
          </table:table-cell>
          <table:table-cell office:value-type="float" office:value="5960.77" calcext:value-type="float">
            <text:p>5960,77</text:p>
          </table:table-cell>
          <table:table-cell table:formula="of:=[.C394]-[.D394]" office:value-type="float" office:value="96.2999999999993" calcext:value-type="float">
            <text:p>96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6" calcext:value-type="date">
            <text:p>06/08/21</text:p>
          </table:table-cell>
          <table:table-cell office:value-type="float" office:value="6031.43" calcext:value-type="float">
            <text:p>6031,43</text:p>
          </table:table-cell>
          <table:table-cell office:value-type="float" office:value="5951.08" calcext:value-type="float">
            <text:p>5951,08</text:p>
          </table:table-cell>
          <table:table-cell table:formula="of:=[.C395]-[.D395]" office:value-type="float" office:value="80.3500000000004" calcext:value-type="float">
            <text:p>80,3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5" calcext:value-type="date">
            <text:p>05/08/21</text:p>
          </table:table-cell>
          <table:table-cell office:value-type="float" office:value="6012.05" calcext:value-type="float">
            <text:p>6012,05</text:p>
          </table:table-cell>
          <table:table-cell office:value-type="float" office:value="5844.53" calcext:value-type="float">
            <text:p>5844,53</text:p>
          </table:table-cell>
          <table:table-cell table:formula="of:=[.C396]-[.D396]" office:value-type="float" office:value="167.52" calcext:value-type="float">
            <text:p>167,5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4" calcext:value-type="date">
            <text:p>04/08/21</text:p>
          </table:table-cell>
          <table:table-cell office:value-type="float" office:value="6000.09" calcext:value-type="float">
            <text:p>6000,09</text:p>
          </table:table-cell>
          <table:table-cell office:value-type="float" office:value="5907.78" calcext:value-type="float">
            <text:p>5907,78</text:p>
          </table:table-cell>
          <table:table-cell table:formula="of:=[.C397]-[.D397]" office:value-type="float" office:value="92.3100000000004" calcext:value-type="float">
            <text:p>92,3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3" calcext:value-type="date">
            <text:p>03/08/21</text:p>
          </table:table-cell>
          <table:table-cell office:value-type="float" office:value="6033.71" calcext:value-type="float">
            <text:p>6033,71</text:p>
          </table:table-cell>
          <table:table-cell office:value-type="float" office:value="5906.64" calcext:value-type="float">
            <text:p>5906,64</text:p>
          </table:table-cell>
          <table:table-cell table:formula="of:=[.C398]-[.D398]" office:value-type="float" office:value="127.07" calcext:value-type="float">
            <text:p>127,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8-02" calcext:value-type="date">
            <text:p>02/08/21</text:p>
          </table:table-cell>
          <table:table-cell office:value-type="float" office:value="5971.03" calcext:value-type="float">
            <text:p>5971,03</text:p>
          </table:table-cell>
          <table:table-cell office:value-type="float" office:value="5850.8" calcext:value-type="float">
            <text:p>5850,8</text:p>
          </table:table-cell>
          <table:table-cell table:formula="of:=[.C399]-[.D399]" office:value-type="float" office:value="120.23" calcext:value-type="float">
            <text:p>120,2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30" calcext:value-type="date">
            <text:p>30/07/21</text:p>
          </table:table-cell>
          <table:table-cell office:value-type="float" office:value="5981.85" calcext:value-type="float">
            <text:p>5981,85</text:p>
          </table:table-cell>
          <table:table-cell office:value-type="float" office:value="5806.35" calcext:value-type="float">
            <text:p>5806,35</text:p>
          </table:table-cell>
          <table:table-cell table:formula="of:=[.C400]-[.D400]" office:value-type="float" office:value="175.5" calcext:value-type="float">
            <text:p>175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9" calcext:value-type="date">
            <text:p>29/07/21</text:p>
          </table:table-cell>
          <table:table-cell office:value-type="float" office:value="5835.51" calcext:value-type="float">
            <text:p>5835,51</text:p>
          </table:table-cell>
          <table:table-cell office:value-type="float" office:value="5769.71" calcext:value-type="float">
            <text:p>5769,71</text:p>
          </table:table-cell>
          <table:table-cell table:formula="of:=[.C401]-[.D401]" office:value-type="float" office:value="65.8000000000002" calcext:value-type="float">
            <text:p>65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8" calcext:value-type="date">
            <text:p>28/07/21</text:p>
          </table:table-cell>
          <table:table-cell office:value-type="float" office:value="5943.08" calcext:value-type="float">
            <text:p>5943,08</text:p>
          </table:table-cell>
          <table:table-cell office:value-type="float" office:value="5843.52" calcext:value-type="float">
            <text:p>5843,52</text:p>
          </table:table-cell>
          <table:table-cell table:formula="of:=[.C402]-[.D402]" office:value-type="float" office:value="99.5599999999995" calcext:value-type="float">
            <text:p>99,5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7" calcext:value-type="date">
            <text:p>27/07/21</text:p>
          </table:table-cell>
          <table:table-cell office:value-type="float" office:value="5960.81" calcext:value-type="float">
            <text:p>5960,81</text:p>
          </table:table-cell>
          <table:table-cell office:value-type="float" office:value="5894.44" calcext:value-type="float">
            <text:p>5894,44</text:p>
          </table:table-cell>
          <table:table-cell table:formula="of:=[.C403]-[.D403]" office:value-type="float" office:value="66.3700000000008" calcext:value-type="float">
            <text:p>66,37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6" calcext:value-type="date">
            <text:p>26/07/21</text:p>
          </table:table-cell>
          <table:table-cell office:value-type="float" office:value="5988.85" calcext:value-type="float">
            <text:p>5988,85</text:p>
          </table:table-cell>
          <table:table-cell office:value-type="float" office:value="5899.02" calcext:value-type="float">
            <text:p>5899,02</text:p>
          </table:table-cell>
          <table:table-cell table:formula="of:=[.C404]-[.D404]" office:value-type="float" office:value="89.8299999999999" calcext:value-type="float">
            <text:p>89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3" calcext:value-type="date">
            <text:p>23/07/21</text:p>
          </table:table-cell>
          <table:table-cell office:value-type="float" office:value="5992.28" calcext:value-type="float">
            <text:p>5992,28</text:p>
          </table:table-cell>
          <table:table-cell office:value-type="float" office:value="5908.17" calcext:value-type="float">
            <text:p>5908,17</text:p>
          </table:table-cell>
          <table:table-cell table:formula="of:=[.C405]-[.D405]" office:value-type="float" office:value="84.1099999999997" calcext:value-type="float">
            <text:p>84,10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2" calcext:value-type="date">
            <text:p>22/07/21</text:p>
          </table:table-cell>
          <table:table-cell office:value-type="float" office:value="5984.27" calcext:value-type="float">
            <text:p>5984,27</text:p>
          </table:table-cell>
          <table:table-cell office:value-type="float" office:value="5920.19" calcext:value-type="float">
            <text:p>5920,19</text:p>
          </table:table-cell>
          <table:table-cell table:formula="of:=[.C406]-[.D406]" office:value-type="float" office:value="64.0800000000008" calcext:value-type="float">
            <text:p>64,08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1" calcext:value-type="date">
            <text:p>21/07/21</text:p>
          </table:table-cell>
          <table:table-cell office:value-type="float" office:value="6046.06" calcext:value-type="float">
            <text:p>6046,06</text:p>
          </table:table-cell>
          <table:table-cell office:value-type="float" office:value="5935.64" calcext:value-type="float">
            <text:p>5935,64</text:p>
          </table:table-cell>
          <table:table-cell table:formula="of:=[.C407]-[.D407]" office:value-type="float" office:value="110.42" calcext:value-type="float">
            <text:p>110,4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20" calcext:value-type="date">
            <text:p>20/07/21</text:p>
          </table:table-cell>
          <table:table-cell office:value-type="float" office:value="6066.09" calcext:value-type="float">
            <text:p>6066,09</text:p>
          </table:table-cell>
          <table:table-cell office:value-type="float" office:value="5960.24" calcext:value-type="float">
            <text:p>5960,24</text:p>
          </table:table-cell>
          <table:table-cell table:formula="of:=[.C408]-[.D408]" office:value-type="float" office:value="105.85" calcext:value-type="float">
            <text:p>105,8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9" calcext:value-type="date">
            <text:p>19/07/21</text:p>
          </table:table-cell>
          <table:table-cell office:value-type="float" office:value="6025.47" calcext:value-type="float">
            <text:p>6025,47</text:p>
          </table:table-cell>
          <table:table-cell office:value-type="float" office:value="5904.17" calcext:value-type="float">
            <text:p>5904,17</text:p>
          </table:table-cell>
          <table:table-cell table:formula="of:=[.C409]-[.D409]" office:value-type="float" office:value="121.3" calcext:value-type="float">
            <text:p>121,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6" calcext:value-type="date">
            <text:p>16/07/21</text:p>
          </table:table-cell>
          <table:table-cell office:value-type="float" office:value="5876.13" calcext:value-type="float">
            <text:p>5876,13</text:p>
          </table:table-cell>
          <table:table-cell office:value-type="float" office:value="5814.34" calcext:value-type="float">
            <text:p>5814,34</text:p>
          </table:table-cell>
          <table:table-cell table:formula="of:=[.C410]-[.D410]" office:value-type="float" office:value="61.79" calcext:value-type="float">
            <text:p>61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5" calcext:value-type="date">
            <text:p>15/07/21</text:p>
          </table:table-cell>
          <table:table-cell office:value-type="float" office:value="5889.86" calcext:value-type="float">
            <text:p>5889,86</text:p>
          </table:table-cell>
          <table:table-cell office:value-type="float" office:value="5793.17" calcext:value-type="float">
            <text:p>5793,17</text:p>
          </table:table-cell>
          <table:table-cell table:formula="of:=[.C411]-[.D411]" office:value-type="float" office:value="96.6899999999996" calcext:value-type="float">
            <text:p>96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4" calcext:value-type="date">
            <text:p>14/07/21</text:p>
          </table:table-cell>
          <table:table-cell office:value-type="float" office:value="5913.32" calcext:value-type="float">
            <text:p>5913,32</text:p>
          </table:table-cell>
          <table:table-cell office:value-type="float" office:value="5809.19" calcext:value-type="float">
            <text:p>5809,19</text:p>
          </table:table-cell>
          <table:table-cell table:formula="of:=[.C412]-[.D412]" office:value-type="float" office:value="104.13" calcext:value-type="float">
            <text:p>104,1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3" calcext:value-type="date">
            <text:p>13/07/21</text:p>
          </table:table-cell>
          <table:table-cell office:value-type="float" office:value="5988.28" calcext:value-type="float">
            <text:p>5988,28</text:p>
          </table:table-cell>
          <table:table-cell office:value-type="float" office:value="5903.6" calcext:value-type="float">
            <text:p>5903,6</text:p>
          </table:table-cell>
          <table:table-cell table:formula="of:=[.C413]-[.D413]" office:value-type="float" office:value="84.6799999999994" calcext:value-type="float">
            <text:p>84,6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12" calcext:value-type="date">
            <text:p>12/07/21</text:p>
          </table:table-cell>
          <table:table-cell office:value-type="float" office:value="6060.94" calcext:value-type="float">
            <text:p>6060,94</text:p>
          </table:table-cell>
          <table:table-cell office:value-type="float" office:value="5921.91" calcext:value-type="float">
            <text:p>5921,91</text:p>
          </table:table-cell>
          <table:table-cell table:formula="of:=[.C414]-[.D414]" office:value-type="float" office:value="139.03" calcext:value-type="float">
            <text:p>139,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8" calcext:value-type="date">
            <text:p>08/07/21</text:p>
          </table:table-cell>
          <table:table-cell office:value-type="float" office:value="6095.84" calcext:value-type="float">
            <text:p>6095,84</text:p>
          </table:table-cell>
          <table:table-cell office:value-type="float" office:value="5987.13" calcext:value-type="float">
            <text:p>5987,13</text:p>
          </table:table-cell>
          <table:table-cell table:formula="of:=[.C415]-[.D415]" office:value-type="float" office:value="108.71" calcext:value-type="float">
            <text:p>108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7" calcext:value-type="date">
            <text:p>07/07/21</text:p>
          </table:table-cell>
          <table:table-cell office:value-type="float" office:value="6059.22" calcext:value-type="float">
            <text:p>6059,22</text:p>
          </table:table-cell>
          <table:table-cell office:value-type="float" office:value="5931.63" calcext:value-type="float">
            <text:p>5931,63</text:p>
          </table:table-cell>
          <table:table-cell table:formula="of:=[.C416]-[.D416]" office:value-type="float" office:value="127.59" calcext:value-type="float">
            <text:p>127,5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6" calcext:value-type="date">
            <text:p>06/07/21</text:p>
          </table:table-cell>
          <table:table-cell office:value-type="float" office:value="5986.56" calcext:value-type="float">
            <text:p>5986,56</text:p>
          </table:table-cell>
          <table:table-cell office:value-type="float" office:value="5824.64" calcext:value-type="float">
            <text:p>5824,64</text:p>
          </table:table-cell>
          <table:table-cell table:formula="of:=[.C417]-[.D417]" office:value-type="float" office:value="161.92" calcext:value-type="float">
            <text:p>161,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5" calcext:value-type="date">
            <text:p>05/07/21</text:p>
          </table:table-cell>
          <table:table-cell office:value-type="float" office:value="5852.67" calcext:value-type="float">
            <text:p>5852,67</text:p>
          </table:table-cell>
          <table:table-cell office:value-type="float" office:value="5790.31" calcext:value-type="float">
            <text:p>5790,31</text:p>
          </table:table-cell>
          <table:table-cell table:formula="of:=[.C418]-[.D418]" office:value-type="float" office:value="62.3599999999997" calcext:value-type="float">
            <text:p>62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2" calcext:value-type="date">
            <text:p>02/07/21</text:p>
          </table:table-cell>
          <table:table-cell office:value-type="float" office:value="5822.92" calcext:value-type="float">
            <text:p>5822,92</text:p>
          </table:table-cell>
          <table:table-cell office:value-type="float" office:value="5723.94" calcext:value-type="float">
            <text:p>5723,94</text:p>
          </table:table-cell>
          <table:table-cell table:formula="of:=[.C419]-[.D419]" office:value-type="float" office:value="98.9800000000005" calcext:value-type="float">
            <text:p>98,98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7-01" calcext:value-type="date">
            <text:p>01/07/21</text:p>
          </table:table-cell>
          <table:table-cell office:value-type="float" office:value="5803.47" calcext:value-type="float">
            <text:p>5803,47</text:p>
          </table:table-cell>
          <table:table-cell office:value-type="float" office:value="5678.74" calcext:value-type="float">
            <text:p>5678,74</text:p>
          </table:table-cell>
          <table:table-cell table:formula="of:=[.C420]-[.D420]" office:value-type="float" office:value="124.73" calcext:value-type="float">
            <text:p>124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30" calcext:value-type="date">
            <text:p>30/06/21</text:p>
          </table:table-cell>
          <table:table-cell office:value-type="float" office:value="5766.85" calcext:value-type="float">
            <text:p>5766,85</text:p>
          </table:table-cell>
          <table:table-cell office:value-type="float" office:value="5685.6" calcext:value-type="float">
            <text:p>5685,6</text:p>
          </table:table-cell>
          <table:table-cell table:formula="of:=[.C421]-[.D421]" office:value-type="float" office:value="81.25" calcext:value-type="float">
            <text:p>81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9" calcext:value-type="date">
            <text:p>29/06/21</text:p>
          </table:table-cell>
          <table:table-cell office:value-type="float" office:value="5705.68" calcext:value-type="float">
            <text:p>5705,68</text:p>
          </table:table-cell>
          <table:table-cell office:value-type="float" office:value="5648.87" calcext:value-type="float">
            <text:p>5648,87</text:p>
          </table:table-cell>
          <table:table-cell table:formula="of:=[.C422]-[.D422]" office:value-type="float" office:value="56.8100000000004" calcext:value-type="float">
            <text:p>56,8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8" calcext:value-type="date">
            <text:p>28/06/21</text:p>
          </table:table-cell>
          <table:table-cell office:value-type="float" office:value="5708.55" calcext:value-type="float">
            <text:p>5708,55</text:p>
          </table:table-cell>
          <table:table-cell office:value-type="float" office:value="5646" calcext:value-type="float">
            <text:p>5646</text:p>
          </table:table-cell>
          <table:table-cell table:formula="of:=[.C423]-[.D423]" office:value-type="float" office:value="62.5500000000002" calcext:value-type="float">
            <text:p>62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5" calcext:value-type="date">
            <text:p>25/06/21</text:p>
          </table:table-cell>
          <table:table-cell office:value-type="float" office:value="5711.42" calcext:value-type="float">
            <text:p>5711,42</text:p>
          </table:table-cell>
          <table:table-cell office:value-type="float" office:value="5619.03" calcext:value-type="float">
            <text:p>5619,03</text:p>
          </table:table-cell>
          <table:table-cell table:formula="of:=[.C424]-[.D424]" office:value-type="float" office:value="92.3900000000003" calcext:value-type="float">
            <text:p>92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4" calcext:value-type="date">
            <text:p>24/06/21</text:p>
          </table:table-cell>
          <table:table-cell office:value-type="float" office:value="5705.68" calcext:value-type="float">
            <text:p>5705,68</text:p>
          </table:table-cell>
          <table:table-cell office:value-type="float" office:value="5624.77" calcext:value-type="float">
            <text:p>5624,77</text:p>
          </table:table-cell>
          <table:table-cell table:formula="of:=[.C425]-[.D425]" office:value-type="float" office:value="80.9099999999999" calcext:value-type="float">
            <text:p>80,90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3" calcext:value-type="date">
            <text:p>23/06/21</text:p>
          </table:table-cell>
          <table:table-cell office:value-type="float" office:value="5719.45" calcext:value-type="float">
            <text:p>5719,45</text:p>
          </table:table-cell>
          <table:table-cell office:value-type="float" office:value="5669.53" calcext:value-type="float">
            <text:p>5669,53</text:p>
          </table:table-cell>
          <table:table-cell table:formula="of:=[.C426]-[.D426]" office:value-type="float" office:value="49.9200000000001" calcext:value-type="float">
            <text:p>49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2" calcext:value-type="date">
            <text:p>22/06/21</text:p>
          </table:table-cell>
          <table:table-cell office:value-type="float" office:value="5795.77" calcext:value-type="float">
            <text:p>5795,77</text:p>
          </table:table-cell>
          <table:table-cell office:value-type="float" office:value="5692.48" calcext:value-type="float">
            <text:p>5692,48</text:p>
          </table:table-cell>
          <table:table-cell table:formula="of:=[.C427]-[.D427]" office:value-type="float" office:value="103.290000000001" calcext:value-type="float">
            <text:p>103,29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21" calcext:value-type="date">
            <text:p>21/06/21</text:p>
          </table:table-cell>
          <table:table-cell office:value-type="float" office:value="5837.66" calcext:value-type="float">
            <text:p>5837,66</text:p>
          </table:table-cell>
          <table:table-cell office:value-type="float" office:value="5758.47" calcext:value-type="float">
            <text:p>5758,47</text:p>
          </table:table-cell>
          <table:table-cell table:formula="of:=[.C428]-[.D428]" office:value-type="float" office:value="79.1899999999996" calcext:value-type="float">
            <text:p>79,1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8" calcext:value-type="date">
            <text:p>18/06/21</text:p>
          </table:table-cell>
          <table:table-cell office:value-type="float" office:value="5870.37" calcext:value-type="float">
            <text:p>5870,37</text:p>
          </table:table-cell>
          <table:table-cell office:value-type="float" office:value="5725.19" calcext:value-type="float">
            <text:p>5725,19</text:p>
          </table:table-cell>
          <table:table-cell table:formula="of:=[.C429]-[.D429]" office:value-type="float" office:value="145.18" calcext:value-type="float">
            <text:p>145,1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7" calcext:value-type="date">
            <text:p>17/06/21</text:p>
          </table:table-cell>
          <table:table-cell office:value-type="float" office:value="5833.64" calcext:value-type="float">
            <text:p>5833,64</text:p>
          </table:table-cell>
          <table:table-cell office:value-type="float" office:value="5753.88" calcext:value-type="float">
            <text:p>5753,88</text:p>
          </table:table-cell>
          <table:table-cell table:formula="of:=[.C430]-[.D430]" office:value-type="float" office:value="79.7600000000002" calcext:value-type="float">
            <text:p>79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6" calcext:value-type="date">
            <text:p>16/06/21</text:p>
          </table:table-cell>
          <table:table-cell office:value-type="float" office:value="5841.68" calcext:value-type="float">
            <text:p>5841,68</text:p>
          </table:table-cell>
          <table:table-cell office:value-type="float" office:value="5739.54" calcext:value-type="float">
            <text:p>5739,54</text:p>
          </table:table-cell>
          <table:table-cell table:formula="of:=[.C431]-[.D431]" office:value-type="float" office:value="102.14" calcext:value-type="float">
            <text:p>102,1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5" calcext:value-type="date">
            <text:p>15/06/21</text:p>
          </table:table-cell>
          <table:table-cell office:value-type="float" office:value="5868.65" calcext:value-type="float">
            <text:p>5868,65</text:p>
          </table:table-cell>
          <table:table-cell office:value-type="float" office:value="5792.33" calcext:value-type="float">
            <text:p>5792,33</text:p>
          </table:table-cell>
          <table:table-cell table:formula="of:=[.C432]-[.D432]" office:value-type="float" office:value="76.3199999999997" calcext:value-type="float">
            <text:p>76,3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4" calcext:value-type="date">
            <text:p>14/06/21</text:p>
          </table:table-cell>
          <table:table-cell office:value-type="float" office:value="5877.83" calcext:value-type="float">
            <text:p>5877,83</text:p>
          </table:table-cell>
          <table:table-cell office:value-type="float" office:value="5812.41" calcext:value-type="float">
            <text:p>5812,41</text:p>
          </table:table-cell>
          <table:table-cell table:formula="of:=[.C433]-[.D433]" office:value-type="float" office:value="65.4200000000001" calcext:value-type="float">
            <text:p>65,4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1" calcext:value-type="date">
            <text:p>11/06/21</text:p>
          </table:table-cell>
          <table:table-cell office:value-type="float" office:value="5908.82" calcext:value-type="float">
            <text:p>5908,82</text:p>
          </table:table-cell>
          <table:table-cell office:value-type="float" office:value="5811.84" calcext:value-type="float">
            <text:p>5811,84</text:p>
          </table:table-cell>
          <table:table-cell table:formula="of:=[.C434]-[.D434]" office:value-type="float" office:value="96.9799999999996" calcext:value-type="float">
            <text:p>96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10" calcext:value-type="date">
            <text:p>10/06/21</text:p>
          </table:table-cell>
          <table:table-cell office:value-type="float" office:value="5855.45" calcext:value-type="float">
            <text:p>5855,45</text:p>
          </table:table-cell>
          <table:table-cell office:value-type="float" office:value="5787.16" calcext:value-type="float">
            <text:p>5787,16</text:p>
          </table:table-cell>
          <table:table-cell table:formula="of:=[.C435]-[.D435]" office:value-type="float" office:value="68.29" calcext:value-type="float">
            <text:p>68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9" calcext:value-type="date">
            <text:p>09/06/21</text:p>
          </table:table-cell>
          <table:table-cell office:value-type="float" office:value="5849.71" calcext:value-type="float">
            <text:p>5849,71</text:p>
          </table:table-cell>
          <table:table-cell office:value-type="float" office:value="5772.82" calcext:value-type="float">
            <text:p>5772,82</text:p>
          </table:table-cell>
          <table:table-cell table:formula="of:=[.C436]-[.D436]" office:value-type="float" office:value="76.8900000000003" calcext:value-type="float">
            <text:p>76,8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8" calcext:value-type="date">
            <text:p>08/06/21</text:p>
          </table:table-cell>
          <table:table-cell office:value-type="float" office:value="5830.2" calcext:value-type="float">
            <text:p>5830,2</text:p>
          </table:table-cell>
          <table:table-cell office:value-type="float" office:value="5776.26" calcext:value-type="float">
            <text:p>5776,26</text:p>
          </table:table-cell>
          <table:table-cell table:formula="of:=[.C437]-[.D437]" office:value-type="float" office:value="53.9399999999996" calcext:value-type="float">
            <text:p>53,9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7" calcext:value-type="date">
            <text:p>07/06/21</text:p>
          </table:table-cell>
          <table:table-cell office:value-type="float" office:value="5831.92" calcext:value-type="float">
            <text:p>5831,92</text:p>
          </table:table-cell>
          <table:table-cell office:value-type="float" office:value="5773.39" calcext:value-type="float">
            <text:p>5773,39</text:p>
          </table:table-cell>
          <table:table-cell table:formula="of:=[.C438]-[.D438]" office:value-type="float" office:value="58.5299999999998" calcext:value-type="float">
            <text:p>58,52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4" calcext:value-type="date">
            <text:p>04/06/21</text:p>
          </table:table-cell>
          <table:table-cell office:value-type="float" office:value="5897.34" calcext:value-type="float">
            <text:p>5897,34</text:p>
          </table:table-cell>
          <table:table-cell office:value-type="float" office:value="5789.46" calcext:value-type="float">
            <text:p>5789,46</text:p>
          </table:table-cell>
          <table:table-cell table:formula="of:=[.C439]-[.D439]" office:value-type="float" office:value="107.88" calcext:value-type="float">
            <text:p>107,8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2" calcext:value-type="date">
            <text:p>02/06/21</text:p>
          </table:table-cell>
          <table:table-cell office:value-type="float" office:value="5953.58" calcext:value-type="float">
            <text:p>5953,58</text:p>
          </table:table-cell>
          <table:table-cell office:value-type="float" office:value="5830.2" calcext:value-type="float">
            <text:p>5830,2</text:p>
          </table:table-cell>
          <table:table-cell table:formula="of:=[.C440]-[.D440]" office:value-type="float" office:value="123.38" calcext:value-type="float">
            <text:p>123,3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6-01" calcext:value-type="date">
            <text:p>01/06/21</text:p>
          </table:table-cell>
          <table:table-cell office:value-type="float" office:value="5993.17" calcext:value-type="float">
            <text:p>5993,17</text:p>
          </table:table-cell>
          <table:table-cell office:value-type="float" office:value="5915.13" calcext:value-type="float">
            <text:p>5915,13</text:p>
          </table:table-cell>
          <table:table-cell table:formula="of:=[.C441]-[.D441]" office:value-type="float" office:value="78.04" calcext:value-type="float">
            <text:p>78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31" calcext:value-type="date">
            <text:p>31/05/21</text:p>
          </table:table-cell>
          <table:table-cell office:value-type="float" office:value="6055.72" calcext:value-type="float">
            <text:p>6055,72</text:p>
          </table:table-cell>
          <table:table-cell office:value-type="float" office:value="5982.27" calcext:value-type="float">
            <text:p>5982,27</text:p>
          </table:table-cell>
          <table:table-cell table:formula="of:=[.C442]-[.D442]" office:value-type="float" office:value="73.4499999999998" calcext:value-type="float">
            <text:p>73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8" calcext:value-type="date">
            <text:p>28/05/21</text:p>
          </table:table-cell>
          <table:table-cell office:value-type="float" office:value="6055.25" calcext:value-type="float">
            <text:p>6055,25</text:p>
          </table:table-cell>
          <table:table-cell office:value-type="float" office:value="5993.7" calcext:value-type="float">
            <text:p>5993,7</text:p>
          </table:table-cell>
          <table:table-cell table:formula="of:=[.C443]-[.D443]" office:value-type="float" office:value="61.5500000000002" calcext:value-type="float">
            <text:p>61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7" calcext:value-type="date">
            <text:p>27/05/21</text:p>
          </table:table-cell>
          <table:table-cell office:value-type="float" office:value="6112.77" calcext:value-type="float">
            <text:p>6112,77</text:p>
          </table:table-cell>
          <table:table-cell office:value-type="float" office:value="6024.76" calcext:value-type="float">
            <text:p>6024,76</text:p>
          </table:table-cell>
          <table:table-cell table:formula="of:=[.C444]-[.D444]" office:value-type="float" office:value="88.0100000000002" calcext:value-type="float">
            <text:p>88,0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6" calcext:value-type="date">
            <text:p>26/05/21</text:p>
          </table:table-cell>
          <table:table-cell office:value-type="float" office:value="6147.85" calcext:value-type="float">
            <text:p>6147,85</text:p>
          </table:table-cell>
          <table:table-cell office:value-type="float" office:value="6084.58" calcext:value-type="float">
            <text:p>6084,58</text:p>
          </table:table-cell>
          <table:table-cell table:formula="of:=[.C445]-[.D445]" office:value-type="float" office:value="63.2700000000004" calcext:value-type="float">
            <text:p>63,2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5" calcext:value-type="date">
            <text:p>25/05/21</text:p>
          </table:table-cell>
          <table:table-cell office:value-type="float" office:value="6154.18" calcext:value-type="float">
            <text:p>6154,18</text:p>
          </table:table-cell>
          <table:table-cell office:value-type="float" office:value="6094.93" calcext:value-type="float">
            <text:p>6094,93</text:p>
          </table:table-cell>
          <table:table-cell table:formula="of:=[.C446]-[.D446]" office:value-type="float" office:value="59.25" calcext:value-type="float">
            <text:p>59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4" calcext:value-type="date">
            <text:p>24/05/21</text:p>
          </table:table-cell>
          <table:table-cell office:value-type="float" office:value="6188.12" calcext:value-type="float">
            <text:p>6188,12</text:p>
          </table:table-cell>
          <table:table-cell office:value-type="float" office:value="6113.34" calcext:value-type="float">
            <text:p>6113,34</text:p>
          </table:table-cell>
          <table:table-cell table:formula="of:=[.C447]-[.D447]" office:value-type="float" office:value="74.7799999999998" calcext:value-type="float">
            <text:p>74,77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1" calcext:value-type="date">
            <text:p>21/05/21</text:p>
          </table:table-cell>
          <table:table-cell office:value-type="float" office:value="6183.52" calcext:value-type="float">
            <text:p>6183,52</text:p>
          </table:table-cell>
          <table:table-cell office:value-type="float" office:value="6069.05" calcext:value-type="float">
            <text:p>6069,05</text:p>
          </table:table-cell>
          <table:table-cell table:formula="of:=[.C448]-[.D448]" office:value-type="float" office:value="114.47" calcext:value-type="float">
            <text:p>114,4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20" calcext:value-type="date">
            <text:p>20/05/21</text:p>
          </table:table-cell>
          <table:table-cell office:value-type="float" office:value="6113.92" calcext:value-type="float">
            <text:p>6113,92</text:p>
          </table:table-cell>
          <table:table-cell office:value-type="float" office:value="6069.05" calcext:value-type="float">
            <text:p>6069,05</text:p>
          </table:table-cell>
          <table:table-cell table:formula="of:=[.C449]-[.D449]" office:value-type="float" office:value="44.8699999999999" calcext:value-type="float">
            <text:p>44,8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9" calcext:value-type="date">
            <text:p>19/05/21</text:p>
          </table:table-cell>
          <table:table-cell office:value-type="float" office:value="6133.47" calcext:value-type="float">
            <text:p>6133,47</text:p>
          </table:table-cell>
          <table:table-cell office:value-type="float" office:value="6057.55" calcext:value-type="float">
            <text:p>6057,55</text:p>
          </table:table-cell>
          <table:table-cell table:formula="of:=[.C450]-[.D450]" office:value-type="float" office:value="75.9200000000001" calcext:value-type="float">
            <text:p>75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8" calcext:value-type="date">
            <text:p>18/05/21</text:p>
          </table:table-cell>
          <table:table-cell office:value-type="float" office:value="6082.28" calcext:value-type="float">
            <text:p>6082,28</text:p>
          </table:table-cell>
          <table:table-cell office:value-type="float" office:value="6025.33" calcext:value-type="float">
            <text:p>6025,33</text:p>
          </table:table-cell>
          <table:table-cell table:formula="of:=[.C451]-[.D451]" office:value-type="float" office:value="56.9499999999998" calcext:value-type="float">
            <text:p>56,9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7" calcext:value-type="date">
            <text:p>17/05/21</text:p>
          </table:table-cell>
          <table:table-cell office:value-type="float" office:value="6128.3" calcext:value-type="float">
            <text:p>6128,3</text:p>
          </table:table-cell>
          <table:table-cell office:value-type="float" office:value="6042.59" calcext:value-type="float">
            <text:p>6042,59</text:p>
          </table:table-cell>
          <table:table-cell table:formula="of:=[.C452]-[.D452]" office:value-type="float" office:value="85.71" calcext:value-type="float">
            <text:p>85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4" calcext:value-type="date">
            <text:p>14/05/21</text:p>
          </table:table-cell>
          <table:table-cell office:value-type="float" office:value="6101.84" calcext:value-type="float">
            <text:p>6101,84</text:p>
          </table:table-cell>
          <table:table-cell office:value-type="float" office:value="6043.17" calcext:value-type="float">
            <text:p>6043,17</text:p>
          </table:table-cell>
          <table:table-cell table:formula="of:=[.C453]-[.D453]" office:value-type="float" office:value="58.6700000000001" calcext:value-type="float">
            <text:p>58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3" calcext:value-type="date">
            <text:p>13/05/21</text:p>
          </table:table-cell>
          <table:table-cell office:value-type="float" office:value="6144.4" calcext:value-type="float">
            <text:p>6144,4</text:p>
          </table:table-cell>
          <table:table-cell office:value-type="float" office:value="6052.37" calcext:value-type="float">
            <text:p>6052,37</text:p>
          </table:table-cell>
          <table:table-cell table:formula="of:=[.C454]-[.D454]" office:value-type="float" office:value="92.0299999999997" calcext:value-type="float">
            <text:p>92,0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2" calcext:value-type="date">
            <text:p>12/05/21</text:p>
          </table:table-cell>
          <table:table-cell office:value-type="float" office:value="6129.45" calcext:value-type="float">
            <text:p>6129,45</text:p>
          </table:table-cell>
          <table:table-cell office:value-type="float" office:value="6004.63" calcext:value-type="float">
            <text:p>6004,63</text:p>
          </table:table-cell>
          <table:table-cell table:formula="of:=[.C455]-[.D455]" office:value-type="float" office:value="124.82" calcext:value-type="float">
            <text:p>124,8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1" calcext:value-type="date">
            <text:p>11/05/21</text:p>
          </table:table-cell>
          <table:table-cell office:value-type="float" office:value="6086.88" calcext:value-type="float">
            <text:p>6086,88</text:p>
          </table:table-cell>
          <table:table-cell office:value-type="float" office:value="5997.15" calcext:value-type="float">
            <text:p>5997,15</text:p>
          </table:table-cell>
          <table:table-cell table:formula="of:=[.C456]-[.D456]" office:value-type="float" office:value="89.7300000000005" calcext:value-type="float">
            <text:p>89,73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10" calcext:value-type="date">
            <text:p>10/05/21</text:p>
          </table:table-cell>
          <table:table-cell office:value-type="float" office:value="6052.94" calcext:value-type="float">
            <text:p>6052,94</text:p>
          </table:table-cell>
          <table:table-cell office:value-type="float" office:value="5989.67" calcext:value-type="float">
            <text:p>5989,67</text:p>
          </table:table-cell>
          <table:table-cell table:formula="of:=[.C457]-[.D457]" office:value-type="float" office:value="63.2699999999995" calcext:value-type="float">
            <text:p>63,2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07" calcext:value-type="date">
            <text:p>07/05/21</text:p>
          </table:table-cell>
          <table:table-cell office:value-type="float" office:value="6102.99" calcext:value-type="float">
            <text:p>6102,99</text:p>
          </table:table-cell>
          <table:table-cell office:value-type="float" office:value="5998.3" calcext:value-type="float">
            <text:p>5998,3</text:p>
          </table:table-cell>
          <table:table-cell table:formula="of:=[.C458]-[.D458]" office:value-type="float" office:value="104.69" calcext:value-type="float">
            <text:p>104,6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06" calcext:value-type="date">
            <text:p>06/05/21</text:p>
          </table:table-cell>
          <table:table-cell office:value-type="float" office:value="6196.75" calcext:value-type="float">
            <text:p>6196,75</text:p>
          </table:table-cell>
          <table:table-cell office:value-type="float" office:value="6061.57" calcext:value-type="float">
            <text:p>6061,57</text:p>
          </table:table-cell>
          <table:table-cell table:formula="of:=[.C459]-[.D459]" office:value-type="float" office:value="135.18" calcext:value-type="float">
            <text:p>135,1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05" calcext:value-type="date">
            <text:p>05/05/21</text:p>
          </table:table-cell>
          <table:table-cell office:value-type="float" office:value="6271.52" calcext:value-type="float">
            <text:p>6271,52</text:p>
          </table:table-cell>
          <table:table-cell office:value-type="float" office:value="6171.44" calcext:value-type="float">
            <text:p>6171,44</text:p>
          </table:table-cell>
          <table:table-cell table:formula="of:=[.C460]-[.D460]" office:value-type="float" office:value="100.080000000001" calcext:value-type="float">
            <text:p>100,08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04" calcext:value-type="date">
            <text:p>04/05/21</text:p>
          </table:table-cell>
          <table:table-cell office:value-type="float" office:value="6322.72" calcext:value-type="float">
            <text:p>6322,72</text:p>
          </table:table-cell>
          <table:table-cell office:value-type="float" office:value="6240.46" calcext:value-type="float">
            <text:p>6240,46</text:p>
          </table:table-cell>
          <table:table-cell table:formula="of:=[.C461]-[.D461]" office:value-type="float" office:value="82.2600000000002" calcext:value-type="float">
            <text:p>82,2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5-03" calcext:value-type="date">
            <text:p>03/05/21</text:p>
          </table:table-cell>
          <table:table-cell office:value-type="float" office:value="6290.51" calcext:value-type="float">
            <text:p>6290,51</text:p>
          </table:table-cell>
          <table:table-cell office:value-type="float" office:value="6196.75" calcext:value-type="float">
            <text:p>6196,75</text:p>
          </table:table-cell>
          <table:table-cell table:formula="of:=[.C462]-[.D462]" office:value-type="float" office:value="93.7600000000002" calcext:value-type="float">
            <text:p>93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30" calcext:value-type="date">
            <text:p>30/04/21</text:p>
          </table:table-cell>
          <table:table-cell office:value-type="float" office:value="6283.6" calcext:value-type="float">
            <text:p>6283,6</text:p>
          </table:table-cell>
          <table:table-cell office:value-type="float" office:value="6152.46" calcext:value-type="float">
            <text:p>6152,46</text:p>
          </table:table-cell>
          <table:table-cell table:formula="of:=[.C463]-[.D463]" office:value-type="float" office:value="131.14" calcext:value-type="float">
            <text:p>131,1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9" calcext:value-type="date">
            <text:p>29/04/21</text:p>
          </table:table-cell>
          <table:table-cell office:value-type="float" office:value="6198.54" calcext:value-type="float">
            <text:p>6198,54</text:p>
          </table:table-cell>
          <table:table-cell office:value-type="float" office:value="6132.87" calcext:value-type="float">
            <text:p>6132,87</text:p>
          </table:table-cell>
          <table:table-cell table:formula="of:=[.C464]-[.D464]" office:value-type="float" office:value="65.6700000000001" calcext:value-type="float">
            <text:p>65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8" calcext:value-type="date">
            <text:p>28/04/21</text:p>
          </table:table-cell>
          <table:table-cell office:value-type="float" office:value="6287.26" calcext:value-type="float">
            <text:p>6287,26</text:p>
          </table:table-cell>
          <table:table-cell office:value-type="float" office:value="6156.49" calcext:value-type="float">
            <text:p>6156,49</text:p>
          </table:table-cell>
          <table:table-cell table:formula="of:=[.C465]-[.D465]" office:value-type="float" office:value="130.77" calcext:value-type="float">
            <text:p>130,7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7" calcext:value-type="date">
            <text:p>27/04/21</text:p>
          </table:table-cell>
          <table:table-cell office:value-type="float" office:value="6300.51" calcext:value-type="float">
            <text:p>6300,51</text:p>
          </table:table-cell>
          <table:table-cell office:value-type="float" office:value="6235.41" calcext:value-type="float">
            <text:p>6235,41</text:p>
          </table:table-cell>
          <table:table-cell table:formula="of:=[.C466]-[.D466]" office:value-type="float" office:value="65.1000000000004" calcext:value-type="float">
            <text:p>65,1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6" calcext:value-type="date">
            <text:p>26/04/21</text:p>
          </table:table-cell>
          <table:table-cell office:value-type="float" office:value="6327.01" calcext:value-type="float">
            <text:p>6327,01</text:p>
          </table:table-cell>
          <table:table-cell office:value-type="float" office:value="6262.49" calcext:value-type="float">
            <text:p>6262,49</text:p>
          </table:table-cell>
          <table:table-cell table:formula="of:=[.C467]-[.D467]" office:value-type="float" office:value="64.5200000000004" calcext:value-type="float">
            <text:p>64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3" calcext:value-type="date">
            <text:p>23/04/21</text:p>
          </table:table-cell>
          <table:table-cell office:value-type="float" office:value="6367.33" calcext:value-type="float">
            <text:p>6367,33</text:p>
          </table:table-cell>
          <table:table-cell office:value-type="float" office:value="6252.69" calcext:value-type="float">
            <text:p>6252,69</text:p>
          </table:table-cell>
          <table:table-cell table:formula="of:=[.C468]-[.D468]" office:value-type="float" office:value="114.64" calcext:value-type="float">
            <text:p>114,6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2" calcext:value-type="date">
            <text:p>22/04/21</text:p>
          </table:table-cell>
          <table:table-cell office:value-type="float" office:value="6409.39" calcext:value-type="float">
            <text:p>6409,39</text:p>
          </table:table-cell>
          <table:table-cell office:value-type="float" office:value="6268.82" calcext:value-type="float">
            <text:p>6268,82</text:p>
          </table:table-cell>
          <table:table-cell table:formula="of:=[.C469]-[.D469]" office:value-type="float" office:value="140.570000000001" calcext:value-type="float">
            <text:p>140,57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20" calcext:value-type="date">
            <text:p>20/04/21</text:p>
          </table:table-cell>
          <table:table-cell office:value-type="float" office:value="6442.22" calcext:value-type="float">
            <text:p>6442,22</text:p>
          </table:table-cell>
          <table:table-cell office:value-type="float" office:value="6344.29" calcext:value-type="float">
            <text:p>6344,29</text:p>
          </table:table-cell>
          <table:table-cell table:formula="of:=[.C470]-[.D470]" office:value-type="float" office:value="97.9300000000003" calcext:value-type="float">
            <text:p>97,9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9" calcext:value-type="date">
            <text:p>19/04/21</text:p>
          </table:table-cell>
          <table:table-cell office:value-type="float" office:value="6481.4" calcext:value-type="float">
            <text:p>6481,4</text:p>
          </table:table-cell>
          <table:table-cell office:value-type="float" office:value="6373.09" calcext:value-type="float">
            <text:p>6373,09</text:p>
          </table:table-cell>
          <table:table-cell table:formula="of:=[.C471]-[.D471]" office:value-type="float" office:value="108.309999999999" calcext:value-type="float">
            <text:p>108,30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6" calcext:value-type="date">
            <text:p>16/04/21</text:p>
          </table:table-cell>
          <table:table-cell office:value-type="float" office:value="6547.07" calcext:value-type="float">
            <text:p>6547,07</text:p>
          </table:table-cell>
          <table:table-cell office:value-type="float" office:value="6419.18" calcext:value-type="float">
            <text:p>6419,18</text:p>
          </table:table-cell>
          <table:table-cell table:formula="of:=[.C472]-[.D472]" office:value-type="float" office:value="127.889999999999" calcext:value-type="float">
            <text:p>127,88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5" calcext:value-type="date">
            <text:p>15/04/21</text:p>
          </table:table-cell>
          <table:table-cell office:value-type="float" office:value="6527.48" calcext:value-type="float">
            <text:p>6527,48</text:p>
          </table:table-cell>
          <table:table-cell office:value-type="float" office:value="6453.17" calcext:value-type="float">
            <text:p>6453,17</text:p>
          </table:table-cell>
          <table:table-cell table:formula="of:=[.C473]-[.D473]" office:value-type="float" office:value="74.3099999999995" calcext:value-type="float">
            <text:p>74,30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4" calcext:value-type="date">
            <text:p>14/04/21</text:p>
          </table:table-cell>
          <table:table-cell office:value-type="float" office:value="6615.04" calcext:value-type="float">
            <text:p>6615,04</text:p>
          </table:table-cell>
          <table:table-cell office:value-type="float" office:value="6511.93" calcext:value-type="float">
            <text:p>6511,93</text:p>
          </table:table-cell>
          <table:table-cell table:formula="of:=[.C474]-[.D474]" office:value-type="float" office:value="103.11" calcext:value-type="float">
            <text:p>103,1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3" calcext:value-type="date">
            <text:p>13/04/21</text:p>
          </table:table-cell>
          <table:table-cell office:value-type="float" office:value="6639.24" calcext:value-type="float">
            <text:p>6639,24</text:p>
          </table:table-cell>
          <table:table-cell office:value-type="float" office:value="6531.51" calcext:value-type="float">
            <text:p>6531,51</text:p>
          </table:table-cell>
          <table:table-cell table:formula="of:=[.C475]-[.D475]" office:value-type="float" office:value="107.73" calcext:value-type="float">
            <text:p>107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12" calcext:value-type="date">
            <text:p>12/04/21</text:p>
          </table:table-cell>
          <table:table-cell office:value-type="float" office:value="6623.69" calcext:value-type="float">
            <text:p>6623,69</text:p>
          </table:table-cell>
          <table:table-cell office:value-type="float" office:value="6495.22" calcext:value-type="float">
            <text:p>6495,22</text:p>
          </table:table-cell>
          <table:table-cell table:formula="of:=[.C476]-[.D476]" office:value-type="float" office:value="128.469999999999" calcext:value-type="float">
            <text:p>128,46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9" calcext:value-type="date">
            <text:p>09/04/21</text:p>
          </table:table-cell>
          <table:table-cell office:value-type="float" office:value="6558.01" calcext:value-type="float">
            <text:p>6558,01</text:p>
          </table:table-cell>
          <table:table-cell office:value-type="float" office:value="6445.1" calcext:value-type="float">
            <text:p>6445,1</text:p>
          </table:table-cell>
          <table:table-cell table:formula="of:=[.C477]-[.D477]" office:value-type="float" office:value="112.91" calcext:value-type="float">
            <text:p>112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8" calcext:value-type="date">
            <text:p>08/04/21</text:p>
          </table:table-cell>
          <table:table-cell office:value-type="float" office:value="6480.82" calcext:value-type="float">
            <text:p>6480,82</text:p>
          </table:table-cell>
          <table:table-cell office:value-type="float" office:value="6389.8" calcext:value-type="float">
            <text:p>6389,8</text:p>
          </table:table-cell>
          <table:table-cell table:formula="of:=[.C478]-[.D478]" office:value-type="float" office:value="91.0199999999995" calcext:value-type="float">
            <text:p>91,0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7" calcext:value-type="date">
            <text:p>07/04/21</text:p>
          </table:table-cell>
          <table:table-cell office:value-type="float" office:value="6524.02" calcext:value-type="float">
            <text:p>6524,02</text:p>
          </table:table-cell>
          <table:table-cell office:value-type="float" office:value="6402.47" calcext:value-type="float">
            <text:p>6402,47</text:p>
          </table:table-cell>
          <table:table-cell table:formula="of:=[.C479]-[.D479]" office:value-type="float" office:value="121.55" calcext:value-type="float">
            <text:p>121,5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6" calcext:value-type="date">
            <text:p>06/04/21</text:p>
          </table:table-cell>
          <table:table-cell office:value-type="float" office:value="6541.88" calcext:value-type="float">
            <text:p>6541,88</text:p>
          </table:table-cell>
          <table:table-cell office:value-type="float" office:value="6433.01" calcext:value-type="float">
            <text:p>6433,01</text:p>
          </table:table-cell>
          <table:table-cell table:formula="of:=[.C480]-[.D480]" office:value-type="float" office:value="108.87" calcext:value-type="float">
            <text:p>108,8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5" calcext:value-type="date">
            <text:p>05/04/21</text:p>
          </table:table-cell>
          <table:table-cell office:value-type="float" office:value="6558.59" calcext:value-type="float">
            <text:p>6558,59</text:p>
          </table:table-cell>
          <table:table-cell office:value-type="float" office:value="6500.98" calcext:value-type="float">
            <text:p>6500,98</text:p>
          </table:table-cell>
          <table:table-cell table:formula="of:=[.C481]-[.D481]" office:value-type="float" office:value="57.6100000000006" calcext:value-type="float">
            <text:p>57,61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4-01" calcext:value-type="date">
            <text:p>01/04/21</text:p>
          </table:table-cell>
          <table:table-cell office:value-type="float" office:value="6609.28" calcext:value-type="float">
            <text:p>6609,28</text:p>
          </table:table-cell>
          <table:table-cell office:value-type="float" office:value="6471.6" calcext:value-type="float">
            <text:p>6471,6</text:p>
          </table:table-cell>
          <table:table-cell table:formula="of:=[.C482]-[.D482]" office:value-type="float" office:value="137.679999999999" calcext:value-type="float">
            <text:p>137,67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31" calcext:value-type="date">
            <text:p>31/03/21</text:p>
          </table:table-cell>
          <table:table-cell office:value-type="float" office:value="6656.52" calcext:value-type="float">
            <text:p>6656,52</text:p>
          </table:table-cell>
          <table:table-cell office:value-type="float" office:value="6487.73" calcext:value-type="float">
            <text:p>6487,73</text:p>
          </table:table-cell>
          <table:table-cell table:formula="of:=[.C483]-[.D483]" office:value-type="float" office:value="168.790000000001" calcext:value-type="float">
            <text:p>168,79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30" calcext:value-type="date">
            <text:p>30/03/21</text:p>
          </table:table-cell>
          <table:table-cell office:value-type="float" office:value="6699.21" calcext:value-type="float">
            <text:p>6699,21</text:p>
          </table:table-cell>
          <table:table-cell office:value-type="float" office:value="6605.14" calcext:value-type="float">
            <text:p>6605,14</text:p>
          </table:table-cell>
          <table:table-cell table:formula="of:=[.C484]-[.D484]" office:value-type="float" office:value="94.0699999999997" calcext:value-type="float">
            <text:p>94,0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9" calcext:value-type="date">
            <text:p>29/03/21</text:p>
          </table:table-cell>
          <table:table-cell office:value-type="float" office:value="6703.83" calcext:value-type="float">
            <text:p>6703,83</text:p>
          </table:table-cell>
          <table:table-cell office:value-type="float" office:value="6621.3" calcext:value-type="float">
            <text:p>6621,3</text:p>
          </table:table-cell>
          <table:table-cell table:formula="of:=[.C485]-[.D485]" office:value-type="float" office:value="82.5299999999998" calcext:value-type="float">
            <text:p>82,52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6" calcext:value-type="date">
            <text:p>26/03/21</text:p>
          </table:table-cell>
          <table:table-cell office:value-type="float" office:value="6647.27" calcext:value-type="float">
            <text:p>6647,27</text:p>
          </table:table-cell>
          <table:table-cell office:value-type="float" office:value="6511.07" calcext:value-type="float">
            <text:p>6511,07</text:p>
          </table:table-cell>
          <table:table-cell table:formula="of:=[.C486]-[.D486]" office:value-type="float" office:value="136.200000000001" calcext:value-type="float">
            <text:p>136,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5" calcext:value-type="date">
            <text:p>25/03/21</text:p>
          </table:table-cell>
          <table:table-cell office:value-type="float" office:value="6559.55" calcext:value-type="float">
            <text:p>6559,55</text:p>
          </table:table-cell>
          <table:table-cell office:value-type="float" office:value="6486.25" calcext:value-type="float">
            <text:p>6486,25</text:p>
          </table:table-cell>
          <table:table-cell table:formula="of:=[.C487]-[.D487]" office:value-type="float" office:value="73.3000000000002" calcext:value-type="float">
            <text:p>73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4" calcext:value-type="date">
            <text:p>24/03/21</text:p>
          </table:table-cell>
          <table:table-cell office:value-type="float" office:value="6514.53" calcext:value-type="float">
            <text:p>6514,53</text:p>
          </table:table-cell>
          <table:table-cell office:value-type="float" office:value="6339.66" calcext:value-type="float">
            <text:p>6339,66</text:p>
          </table:table-cell>
          <table:table-cell table:formula="of:=[.C488]-[.D488]" office:value-type="float" office:value="174.87" calcext:value-type="float">
            <text:p>174,8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3" calcext:value-type="date">
            <text:p>23/03/21</text:p>
          </table:table-cell>
          <table:table-cell office:value-type="float" office:value="6408.92" calcext:value-type="float">
            <text:p>6408,92</text:p>
          </table:table-cell>
          <table:table-cell office:value-type="float" office:value="6307.35" calcext:value-type="float">
            <text:p>6307,35</text:p>
          </table:table-cell>
          <table:table-cell table:formula="of:=[.C489]-[.D489]" office:value-type="float" office:value="101.57" calcext:value-type="float">
            <text:p>101,5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22" calcext:value-type="date">
            <text:p>22/03/21</text:p>
          </table:table-cell>
          <table:table-cell office:value-type="float" office:value="6405.46" calcext:value-type="float">
            <text:p>6405,46</text:p>
          </table:table-cell>
          <table:table-cell office:value-type="float" office:value="6344.86" calcext:value-type="float">
            <text:p>6344,86</text:p>
          </table:table-cell>
          <table:table-cell table:formula="of:=[.C490]-[.D490]" office:value-type="float" office:value="60.6000000000004" calcext:value-type="float">
            <text:p>60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9" calcext:value-type="date">
            <text:p>19/03/21</text:p>
          </table:table-cell>
          <table:table-cell office:value-type="float" office:value="6409.5" calcext:value-type="float">
            <text:p>6409,5</text:p>
          </table:table-cell>
          <table:table-cell office:value-type="float" office:value="6291.76" calcext:value-type="float">
            <text:p>6291,76</text:p>
          </table:table-cell>
          <table:table-cell table:formula="of:=[.C491]-[.D491]" office:value-type="float" office:value="117.74" calcext:value-type="float">
            <text:p>117,7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8" calcext:value-type="date">
            <text:p>18/03/21</text:p>
          </table:table-cell>
          <table:table-cell office:value-type="float" office:value="6445.85" calcext:value-type="float">
            <text:p>6445,85</text:p>
          </table:table-cell>
          <table:table-cell office:value-type="float" office:value="6325.24" calcext:value-type="float">
            <text:p>6325,24</text:p>
          </table:table-cell>
          <table:table-cell table:formula="of:=[.C492]-[.D492]" office:value-type="float" office:value="120.610000000001" calcext:value-type="float">
            <text:p>120,61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7" calcext:value-type="date">
            <text:p>17/03/21</text:p>
          </table:table-cell>
          <table:table-cell office:value-type="float" office:value="6563.01" calcext:value-type="float">
            <text:p>6563,01</text:p>
          </table:table-cell>
          <table:table-cell office:value-type="float" office:value="6432" calcext:value-type="float">
            <text:p>6432</text:p>
          </table:table-cell>
          <table:table-cell table:formula="of:=[.C493]-[.D493]" office:value-type="float" office:value="131.01" calcext:value-type="float">
            <text:p>131,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6" calcext:value-type="date">
            <text:p>16/03/21</text:p>
          </table:table-cell>
          <table:table-cell office:value-type="float" office:value="6508.18" calcext:value-type="float">
            <text:p>6508,18</text:p>
          </table:table-cell>
          <table:table-cell office:value-type="float" office:value="6419.88" calcext:value-type="float">
            <text:p>6419,88</text:p>
          </table:table-cell>
          <table:table-cell table:formula="of:=[.C494]-[.D494]" office:value-type="float" office:value="88.3000000000002" calcext:value-type="float">
            <text:p>88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5" calcext:value-type="date">
            <text:p>15/03/21</text:p>
          </table:table-cell>
          <table:table-cell office:value-type="float" office:value="6534.15" calcext:value-type="float">
            <text:p>6534,15</text:p>
          </table:table-cell>
          <table:table-cell office:value-type="float" office:value="6389.87" calcext:value-type="float">
            <text:p>6389,87</text:p>
          </table:table-cell>
          <table:table-cell table:formula="of:=[.C495]-[.D495]" office:value-type="float" office:value="144.28" calcext:value-type="float">
            <text:p>144,2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2" calcext:value-type="date">
            <text:p>12/03/21</text:p>
          </table:table-cell>
          <table:table-cell office:value-type="float" office:value="6455.67" calcext:value-type="float">
            <text:p>6455,67</text:p>
          </table:table-cell>
          <table:table-cell office:value-type="float" office:value="6406.61" calcext:value-type="float">
            <text:p>6406,61</text:p>
          </table:table-cell>
          <table:table-cell table:formula="of:=[.C496]-[.D496]" office:value-type="float" office:value="49.0600000000004" calcext:value-type="float">
            <text:p>49,0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1" calcext:value-type="date">
            <text:p>11/03/21</text:p>
          </table:table-cell>
          <table:table-cell office:value-type="float" office:value="6493.76" calcext:value-type="float">
            <text:p>6493,76</text:p>
          </table:table-cell>
          <table:table-cell office:value-type="float" office:value="6385.26" calcext:value-type="float">
            <text:p>6385,26</text:p>
          </table:table-cell>
          <table:table-cell table:formula="of:=[.C497]-[.D497]" office:value-type="float" office:value="108.5" calcext:value-type="float">
            <text:p>108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10" calcext:value-type="date">
            <text:p>10/03/21</text:p>
          </table:table-cell>
          <table:table-cell office:value-type="float" office:value="6716.52" calcext:value-type="float">
            <text:p>6716,52</text:p>
          </table:table-cell>
          <table:table-cell office:value-type="float" office:value="6521.46" calcext:value-type="float">
            <text:p>6521,46</text:p>
          </table:table-cell>
          <table:table-cell table:formula="of:=[.C498]-[.D498]" office:value-type="float" office:value="195.06" calcext:value-type="float">
            <text:p>195,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9" calcext:value-type="date">
            <text:p>09/03/21</text:p>
          </table:table-cell>
          <table:table-cell office:value-type="float" office:value="6786.93" calcext:value-type="float">
            <text:p>6786,93</text:p>
          </table:table-cell>
          <table:table-cell office:value-type="float" office:value="6664.58" calcext:value-type="float">
            <text:p>6664,58</text:p>
          </table:table-cell>
          <table:table-cell table:formula="of:=[.C499]-[.D499]" office:value-type="float" office:value="122.35" calcext:value-type="float">
            <text:p>122,3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8" calcext:value-type="date">
            <text:p>08/03/21</text:p>
          </table:table-cell>
          <table:table-cell office:value-type="float" office:value="6789.24" calcext:value-type="float">
            <text:p>6789,24</text:p>
          </table:table-cell>
          <table:table-cell office:value-type="float" office:value="6591.87" calcext:value-type="float">
            <text:p>6591,87</text:p>
          </table:table-cell>
          <table:table-cell table:formula="of:=[.C500]-[.D500]" office:value-type="float" office:value="197.37" calcext:value-type="float">
            <text:p>197,3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5" calcext:value-type="date">
            <text:p>05/03/21</text:p>
          </table:table-cell>
          <table:table-cell office:value-type="float" office:value="6617.84" calcext:value-type="float">
            <text:p>6617,84</text:p>
          </table:table-cell>
          <table:table-cell office:value-type="float" office:value="6530.69" calcext:value-type="float">
            <text:p>6530,69</text:p>
          </table:table-cell>
          <table:table-cell table:formula="of:=[.C501]-[.D501]" office:value-type="float" office:value="87.1500000000006" calcext:value-type="float">
            <text:p>87,15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4" calcext:value-type="date">
            <text:p>04/03/21</text:p>
          </table:table-cell>
          <table:table-cell office:value-type="float" office:value="6568.2" calcext:value-type="float">
            <text:p>6568,2</text:p>
          </table:table-cell>
          <table:table-cell office:value-type="float" office:value="6406.03" calcext:value-type="float">
            <text:p>6406,03</text:p>
          </table:table-cell>
          <table:table-cell table:formula="of:=[.C502]-[.D502]" office:value-type="float" office:value="162.17" calcext:value-type="float">
            <text:p>162,1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3" calcext:value-type="date">
            <text:p>03/03/21</text:p>
          </table:table-cell>
          <table:table-cell office:value-type="float" office:value="6671.51" calcext:value-type="float">
            <text:p>6671,51</text:p>
          </table:table-cell>
          <table:table-cell office:value-type="float" office:value="6449.32" calcext:value-type="float">
            <text:p>6449,32</text:p>
          </table:table-cell>
          <table:table-cell table:formula="of:=[.C503]-[.D503]" office:value-type="float" office:value="222.19" calcext:value-type="float">
            <text:p>222,1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2" calcext:value-type="date">
            <text:p>02/03/21</text:p>
          </table:table-cell>
          <table:table-cell office:value-type="float" office:value="6627.07" calcext:value-type="float">
            <text:p>6627,07</text:p>
          </table:table-cell>
          <table:table-cell office:value-type="float" office:value="6520.88" calcext:value-type="float">
            <text:p>6520,88</text:p>
          </table:table-cell>
          <table:table-cell table:formula="of:=[.C504]-[.D504]" office:value-type="float" office:value="106.19" calcext:value-type="float">
            <text:p>106,1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3-01" calcext:value-type="date">
            <text:p>01/03/21</text:p>
          </table:table-cell>
          <table:table-cell office:value-type="float" office:value="6519.73" calcext:value-type="float">
            <text:p>6519,73</text:p>
          </table:table-cell>
          <table:table-cell office:value-type="float" office:value="6419.88" calcext:value-type="float">
            <text:p>6419,88</text:p>
          </table:table-cell>
          <table:table-cell table:formula="of:=[.C505]-[.D505]" office:value-type="float" office:value="99.8499999999995" calcext:value-type="float">
            <text:p>99,84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26" calcext:value-type="date">
            <text:p>26/02/21</text:p>
          </table:table-cell>
          <table:table-cell office:value-type="float" office:value="6495.49" calcext:value-type="float">
            <text:p>6495,49</text:p>
          </table:table-cell>
          <table:table-cell office:value-type="float" office:value="6344.86" calcext:value-type="float">
            <text:p>6344,86</text:p>
          </table:table-cell>
          <table:table-cell table:formula="of:=[.C506]-[.D506]" office:value-type="float" office:value="150.63" calcext:value-type="float">
            <text:p>150,6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25" calcext:value-type="date">
            <text:p>25/02/21</text:p>
          </table:table-cell>
          <table:table-cell office:value-type="float" office:value="6404.89" calcext:value-type="float">
            <text:p>6404,89</text:p>
          </table:table-cell>
          <table:table-cell office:value-type="float" office:value="6263.3" calcext:value-type="float">
            <text:p>6263,3</text:p>
          </table:table-cell>
          <table:table-cell table:formula="of:=[.C507]-[.D507]" office:value-type="float" office:value="141.59" calcext:value-type="float">
            <text:p>141,5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24" calcext:value-type="date">
            <text:p>24/02/21</text:p>
          </table:table-cell>
          <table:table-cell office:value-type="float" office:value="6292.19" calcext:value-type="float">
            <text:p>6292,19</text:p>
          </table:table-cell>
          <table:table-cell office:value-type="float" office:value="6231.51" calcext:value-type="float">
            <text:p>6231,51</text:p>
          </table:table-cell>
          <table:table-cell table:formula="of:=[.C508]-[.D508]" office:value-type="float" office:value="60.6799999999994" calcext:value-type="float">
            <text:p>60,6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23" calcext:value-type="date">
            <text:p>23/02/21</text:p>
          </table:table-cell>
          <table:table-cell office:value-type="float" office:value="6339.01" calcext:value-type="float">
            <text:p>6339,01</text:p>
          </table:table-cell>
          <table:table-cell office:value-type="float" office:value="6252.31" calcext:value-type="float">
            <text:p>6252,31</text:p>
          </table:table-cell>
          <table:table-cell table:formula="of:=[.C509]-[.D509]" office:value-type="float" office:value="86.6999999999998" calcext:value-type="float">
            <text:p>86,69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22" calcext:value-type="date">
            <text:p>22/02/21</text:p>
          </table:table-cell>
          <table:table-cell office:value-type="float" office:value="6397.96" calcext:value-type="float">
            <text:p>6397,96</text:p>
          </table:table-cell>
          <table:table-cell office:value-type="float" office:value="6279.48" calcext:value-type="float">
            <text:p>6279,48</text:p>
          </table:table-cell>
          <table:table-cell table:formula="of:=[.C510]-[.D510]" office:value-type="float" office:value="118.48" calcext:value-type="float">
            <text:p>118,4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9" calcext:value-type="date">
            <text:p>19/02/21</text:p>
          </table:table-cell>
          <table:table-cell office:value-type="float" office:value="6325.14" calcext:value-type="float">
            <text:p>6325,14</text:p>
          </table:table-cell>
          <table:table-cell office:value-type="float" office:value="6206.66" calcext:value-type="float">
            <text:p>6206,66</text:p>
          </table:table-cell>
          <table:table-cell table:formula="of:=[.C511]-[.D511]" office:value-type="float" office:value="118.48" calcext:value-type="float">
            <text:p>118,4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8" calcext:value-type="date">
            <text:p>18/02/21</text:p>
          </table:table-cell>
          <table:table-cell office:value-type="float" office:value="6305.49" calcext:value-type="float">
            <text:p>6305,49</text:p>
          </table:table-cell>
          <table:table-cell office:value-type="float" office:value="6228.62" calcext:value-type="float">
            <text:p>6228,62</text:p>
          </table:table-cell>
          <table:table-cell table:formula="of:=[.C512]-[.D512]" office:value-type="float" office:value="76.8699999999999" calcext:value-type="float">
            <text:p>76,8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7" calcext:value-type="date">
            <text:p>17/02/21</text:p>
          </table:table-cell>
          <table:table-cell office:value-type="float" office:value="6282.95" calcext:value-type="float">
            <text:p>6282,95</text:p>
          </table:table-cell>
          <table:table-cell office:value-type="float" office:value="6233.24" calcext:value-type="float">
            <text:p>6233,24</text:p>
          </table:table-cell>
          <table:table-cell table:formula="of:=[.C513]-[.D513]" office:value-type="float" office:value="49.71" calcext:value-type="float">
            <text:p>49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2" calcext:value-type="date">
            <text:p>12/02/21</text:p>
          </table:table-cell>
          <table:table-cell office:value-type="float" office:value="6259.25" calcext:value-type="float">
            <text:p>6259,25</text:p>
          </table:table-cell>
          <table:table-cell office:value-type="float" office:value="6192.21" calcext:value-type="float">
            <text:p>6192,21</text:p>
          </table:table-cell>
          <table:table-cell table:formula="of:=[.C514]-[.D514]" office:value-type="float" office:value="67.04" calcext:value-type="float">
            <text:p>67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1" calcext:value-type="date">
            <text:p>11/02/21</text:p>
          </table:table-cell>
          <table:table-cell office:value-type="float" office:value="6258.09" calcext:value-type="float">
            <text:p>6258,09</text:p>
          </table:table-cell>
          <table:table-cell office:value-type="float" office:value="6168.51" calcext:value-type="float">
            <text:p>6168,51</text:p>
          </table:table-cell>
          <table:table-cell table:formula="of:=[.C515]-[.D515]" office:value-type="float" office:value="89.5799999999999" calcext:value-type="float">
            <text:p>89,5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10" calcext:value-type="date">
            <text:p>10/02/21</text:p>
          </table:table-cell>
          <table:table-cell office:value-type="float" office:value="6288.15" calcext:value-type="float">
            <text:p>6288,15</text:p>
          </table:table-cell>
          <table:table-cell office:value-type="float" office:value="6187.58" calcext:value-type="float">
            <text:p>6187,58</text:p>
          </table:table-cell>
          <table:table-cell table:formula="of:=[.C516]-[.D516]" office:value-type="float" office:value="100.57" calcext:value-type="float">
            <text:p>100,5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9" calcext:value-type="date">
            <text:p>09/02/21</text:p>
          </table:table-cell>
          <table:table-cell office:value-type="float" office:value="6300.28" calcext:value-type="float">
            <text:p>6300,28</text:p>
          </table:table-cell>
          <table:table-cell office:value-type="float" office:value="6191.63" calcext:value-type="float">
            <text:p>6191,63</text:p>
          </table:table-cell>
          <table:table-cell table:formula="of:=[.C517]-[.D517]" office:value-type="float" office:value="108.65" calcext:value-type="float">
            <text:p>108,6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8" calcext:value-type="date">
            <text:p>08/02/21</text:p>
          </table:table-cell>
          <table:table-cell office:value-type="float" office:value="6269.07" calcext:value-type="float">
            <text:p>6269,07</text:p>
          </table:table-cell>
          <table:table-cell office:value-type="float" office:value="6134.99" calcext:value-type="float">
            <text:p>6134,99</text:p>
          </table:table-cell>
          <table:table-cell table:formula="of:=[.C518]-[.D518]" office:value-type="float" office:value="134.08" calcext:value-type="float">
            <text:p>134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5" calcext:value-type="date">
            <text:p>05/02/21</text:p>
          </table:table-cell>
          <table:table-cell office:value-type="float" office:value="6310.69" calcext:value-type="float">
            <text:p>6310,69</text:p>
          </table:table-cell>
          <table:table-cell office:value-type="float" office:value="6180.07" calcext:value-type="float">
            <text:p>6180,07</text:p>
          </table:table-cell>
          <table:table-cell table:formula="of:=[.C519]-[.D519]" office:value-type="float" office:value="130.62" calcext:value-type="float">
            <text:p>130,6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4" calcext:value-type="date">
            <text:p>04/02/21</text:p>
          </table:table-cell>
          <table:table-cell office:value-type="float" office:value="6311.84" calcext:value-type="float">
            <text:p>6311,84</text:p>
          </table:table-cell>
          <table:table-cell office:value-type="float" office:value="6193.94" calcext:value-type="float">
            <text:p>6193,94</text:p>
          </table:table-cell>
          <table:table-cell table:formula="of:=[.C520]-[.D520]" office:value-type="float" office:value="117.900000000001" calcext:value-type="float">
            <text:p>117,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3" calcext:value-type="date">
            <text:p>03/02/21</text:p>
          </table:table-cell>
          <table:table-cell office:value-type="float" office:value="6238.44" calcext:value-type="float">
            <text:p>6238,44</text:p>
          </table:table-cell>
          <table:table-cell office:value-type="float" office:value="6153.48" calcext:value-type="float">
            <text:p>6153,48</text:p>
          </table:table-cell>
          <table:table-cell table:formula="of:=[.C521]-[.D521]" office:value-type="float" office:value="84.96" calcext:value-type="float">
            <text:p>84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2" calcext:value-type="date">
            <text:p>02/02/21</text:p>
          </table:table-cell>
          <table:table-cell office:value-type="float" office:value="6269.65" calcext:value-type="float">
            <text:p>6269,65</text:p>
          </table:table-cell>
          <table:table-cell office:value-type="float" office:value="6177.76" calcext:value-type="float">
            <text:p>6177,76</text:p>
          </table:table-cell>
          <table:table-cell table:formula="of:=[.C522]-[.D522]" office:value-type="float" office:value="91.8899999999994" calcext:value-type="float">
            <text:p>91,88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2-01" calcext:value-type="date">
            <text:p>01/02/21</text:p>
          </table:table-cell>
          <table:table-cell office:value-type="float" office:value="6344.21" calcext:value-type="float">
            <text:p>6344,21</text:p>
          </table:table-cell>
          <table:table-cell office:value-type="float" office:value="6266.76" calcext:value-type="float">
            <text:p>6266,76</text:p>
          </table:table-cell>
          <table:table-cell table:formula="of:=[.C523]-[.D523]" office:value-type="float" office:value="77.4499999999998" calcext:value-type="float">
            <text:p>77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9" calcext:value-type="date">
            <text:p>29/01/21</text:p>
          </table:table-cell>
          <table:table-cell office:value-type="float" office:value="6367.91" calcext:value-type="float">
            <text:p>6367,91</text:p>
          </table:table-cell>
          <table:table-cell office:value-type="float" office:value="6266.19" calcext:value-type="float">
            <text:p>6266,19</text:p>
          </table:table-cell>
          <table:table-cell table:formula="of:=[.C524]-[.D524]" office:value-type="float" office:value="101.72" calcext:value-type="float">
            <text:p>101,7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8" calcext:value-type="date">
            <text:p>28/01/21</text:p>
          </table:table-cell>
          <table:table-cell office:value-type="float" office:value="6319.95" calcext:value-type="float">
            <text:p>6319,95</text:p>
          </table:table-cell>
          <table:table-cell office:value-type="float" office:value="6236.09" calcext:value-type="float">
            <text:p>6236,09</text:p>
          </table:table-cell>
          <table:table-cell table:formula="of:=[.C525]-[.D525]" office:value-type="float" office:value="83.8599999999997" calcext:value-type="float">
            <text:p>83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7" calcext:value-type="date">
            <text:p>27/01/21</text:p>
          </table:table-cell>
          <table:table-cell office:value-type="float" office:value="6270.21" calcext:value-type="float">
            <text:p>6270,21</text:p>
          </table:table-cell>
          <table:table-cell office:value-type="float" office:value="6189.24" calcext:value-type="float">
            <text:p>6189,24</text:p>
          </table:table-cell>
          <table:table-cell table:formula="of:=[.C526]-[.D526]" office:value-type="float" office:value="80.9700000000003" calcext:value-type="float">
            <text:p>80,9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6" calcext:value-type="date">
            <text:p>26/01/21</text:p>
          </table:table-cell>
          <table:table-cell office:value-type="float" office:value="6339.04" calcext:value-type="float">
            <text:p>6339,04</text:p>
          </table:table-cell>
          <table:table-cell office:value-type="float" office:value="6147.02" calcext:value-type="float">
            <text:p>6147,02</text:p>
          </table:table-cell>
          <table:table-cell table:formula="of:=[.C527]-[.D527]" office:value-type="float" office:value="192.02" calcext:value-type="float">
            <text:p>192,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2" calcext:value-type="date">
            <text:p>22/01/21</text:p>
          </table:table-cell>
          <table:table-cell office:value-type="float" office:value="6349.45" calcext:value-type="float">
            <text:p>6349,45</text:p>
          </table:table-cell>
          <table:table-cell office:value-type="float" office:value="6240.72" calcext:value-type="float">
            <text:p>6240,72</text:p>
          </table:table-cell>
          <table:table-cell table:formula="of:=[.C528]-[.D528]" office:value-type="float" office:value="108.73" calcext:value-type="float">
            <text:p>108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1" calcext:value-type="date">
            <text:p>21/01/21</text:p>
          </table:table-cell>
          <table:table-cell office:value-type="float" office:value="6248.23" calcext:value-type="float">
            <text:p>6248,23</text:p>
          </table:table-cell>
          <table:table-cell office:value-type="float" office:value="6053.32" calcext:value-type="float">
            <text:p>6053,32</text:p>
          </table:table-cell>
          <table:table-cell table:formula="of:=[.C529]-[.D529]" office:value-type="float" office:value="194.91" calcext:value-type="float">
            <text:p>194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20" calcext:value-type="date">
            <text:p>20/01/21</text:p>
          </table:table-cell>
          <table:table-cell office:value-type="float" office:value="6197.34" calcext:value-type="float">
            <text:p>6197,34</text:p>
          </table:table-cell>
          <table:table-cell office:value-type="float" office:value="6112.89" calcext:value-type="float">
            <text:p>6112,89</text:p>
          </table:table-cell>
          <table:table-cell table:formula="of:=[.C530]-[.D530]" office:value-type="float" office:value="84.4499999999998" calcext:value-type="float">
            <text:p>84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9" calcext:value-type="date">
            <text:p>19/01/21</text:p>
          </table:table-cell>
          <table:table-cell office:value-type="float" office:value="6212.37" calcext:value-type="float">
            <text:p>6212,37</text:p>
          </table:table-cell>
          <table:table-cell office:value-type="float" office:value="6064.89" calcext:value-type="float">
            <text:p>6064,89</text:p>
          </table:table-cell>
          <table:table-cell table:formula="of:=[.C531]-[.D531]" office:value-type="float" office:value="147.48" calcext:value-type="float">
            <text:p>147,4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8" calcext:value-type="date">
            <text:p>18/01/21</text:p>
          </table:table-cell>
          <table:table-cell office:value-type="float" office:value="6159.16" calcext:value-type="float">
            <text:p>6159,16</text:p>
          </table:table-cell>
          <table:table-cell office:value-type="float" office:value="6059.1" calcext:value-type="float">
            <text:p>6059,1</text:p>
          </table:table-cell>
          <table:table-cell table:formula="of:=[.C532]-[.D532]" office:value-type="float" office:value="100.059999999999" calcext:value-type="float">
            <text:p>100,05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5" calcext:value-type="date">
            <text:p>15/01/21</text:p>
          </table:table-cell>
          <table:table-cell office:value-type="float" office:value="6144.7" calcext:value-type="float">
            <text:p>6144,7</text:p>
          </table:table-cell>
          <table:table-cell office:value-type="float" office:value="6045.8" calcext:value-type="float">
            <text:p>6045,8</text:p>
          </table:table-cell>
          <table:table-cell table:formula="of:=[.C533]-[.D533]" office:value-type="float" office:value="98.8999999999996" calcext:value-type="float">
            <text:p>98,89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4" calcext:value-type="date">
            <text:p>14/01/21</text:p>
          </table:table-cell>
          <table:table-cell office:value-type="float" office:value="6136.61" calcext:value-type="float">
            <text:p>6136,61</text:p>
          </table:table-cell>
          <table:table-cell office:value-type="float" office:value="6008.21" calcext:value-type="float">
            <text:p>6008,21</text:p>
          </table:table-cell>
          <table:table-cell table:formula="of:=[.C534]-[.D534]" office:value-type="float" office:value="128.4" calcext:value-type="float">
            <text:p>128,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3" calcext:value-type="date">
            <text:p>13/01/21</text:p>
          </table:table-cell>
          <table:table-cell office:value-type="float" office:value="6197.34" calcext:value-type="float">
            <text:p>6197,34</text:p>
          </table:table-cell>
          <table:table-cell office:value-type="float" office:value="6100.17" calcext:value-type="float">
            <text:p>6100,17</text:p>
          </table:table-cell>
          <table:table-cell table:formula="of:=[.C535]-[.D535]" office:value-type="float" office:value="97.1700000000001" calcext:value-type="float">
            <text:p>97,1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2" calcext:value-type="date">
            <text:p>12/01/21</text:p>
          </table:table-cell>
          <table:table-cell office:value-type="float" office:value="6359.28" calcext:value-type="float">
            <text:p>6359,28</text:p>
          </table:table-cell>
          <table:table-cell office:value-type="float" office:value="6149.33" calcext:value-type="float">
            <text:p>6149,33</text:p>
          </table:table-cell>
          <table:table-cell table:formula="of:=[.C536]-[.D536]" office:value-type="float" office:value="209.95" calcext:value-type="float">
            <text:p>209,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11" calcext:value-type="date">
            <text:p>11/01/21</text:p>
          </table:table-cell>
          <table:table-cell office:value-type="float" office:value="6385.31" calcext:value-type="float">
            <text:p>6385,31</text:p>
          </table:table-cell>
          <table:table-cell office:value-type="float" office:value="6308.96" calcext:value-type="float">
            <text:p>6308,96</text:p>
          </table:table-cell>
          <table:table-cell table:formula="of:=[.C537]-[.D537]" office:value-type="float" office:value="76.3500000000004" calcext:value-type="float">
            <text:p>76,3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08" calcext:value-type="date">
            <text:p>08/01/21</text:p>
          </table:table-cell>
          <table:table-cell office:value-type="float" office:value="6297.4" calcext:value-type="float">
            <text:p>6297,4</text:p>
          </table:table-cell>
          <table:table-cell office:value-type="float" office:value="6159.74" calcext:value-type="float">
            <text:p>6159,74</text:p>
          </table:table-cell>
          <table:table-cell table:formula="of:=[.C538]-[.D538]" office:value-type="float" office:value="137.66" calcext:value-type="float">
            <text:p>137,6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07" calcext:value-type="date">
            <text:p>07/01/21</text:p>
          </table:table-cell>
          <table:table-cell office:value-type="float" office:value="6272.53" calcext:value-type="float">
            <text:p>6272,53</text:p>
          </table:table-cell>
          <table:table-cell office:value-type="float" office:value="6135.45" calcext:value-type="float">
            <text:p>6135,45</text:p>
          </table:table-cell>
          <table:table-cell table:formula="of:=[.C539]-[.D539]" office:value-type="float" office:value="137.08" calcext:value-type="float">
            <text:p>137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06" calcext:value-type="date">
            <text:p>06/01/21</text:p>
          </table:table-cell>
          <table:table-cell office:value-type="float" office:value="6204.28" calcext:value-type="float">
            <text:p>6204,28</text:p>
          </table:table-cell>
          <table:table-cell office:value-type="float" office:value="6057.95" calcext:value-type="float">
            <text:p>6057,95</text:p>
          </table:table-cell>
          <table:table-cell table:formula="of:=[.C540]-[.D540]" office:value-type="float" office:value="146.33" calcext:value-type="float">
            <text:p>146,3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05" calcext:value-type="date">
            <text:p>05/01/21</text:p>
          </table:table-cell>
          <table:table-cell office:value-type="float" office:value="6198.49" calcext:value-type="float">
            <text:p>6198,49</text:p>
          </table:table-cell>
          <table:table-cell office:value-type="float" office:value="6081.66" calcext:value-type="float">
            <text:p>6081,66</text:p>
          </table:table-cell>
          <table:table-cell table:formula="of:=[.C541]-[.D541]" office:value-type="float" office:value="116.83" calcext:value-type="float">
            <text:p>116,8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1-01-04" calcext:value-type="date">
            <text:p>04/01/21</text:p>
          </table:table-cell>
          <table:table-cell office:value-type="float" office:value="6133.14" calcext:value-type="float">
            <text:p>6133,14</text:p>
          </table:table-cell>
          <table:table-cell office:value-type="float" office:value="5924.34" calcext:value-type="float">
            <text:p>5924,34</text:p>
          </table:table-cell>
          <table:table-cell table:formula="of:=[.C542]-[.D542]" office:value-type="float" office:value="208.8" calcext:value-type="float">
            <text:p>208,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30" calcext:value-type="date">
            <text:p>30/12/20</text:p>
          </table:table-cell>
          <table:table-cell office:value-type="float" office:value="6058.53" calcext:value-type="float">
            <text:p>6058,53</text:p>
          </table:table-cell>
          <table:table-cell office:value-type="float" office:value="5960.2" calcext:value-type="float">
            <text:p>5960,2</text:p>
          </table:table-cell>
          <table:table-cell table:formula="of:=[.C543]-[.D543]" office:value-type="float" office:value="98.3299999999999" calcext:value-type="float">
            <text:p>98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29" calcext:value-type="date">
            <text:p>29/12/20</text:p>
          </table:table-cell>
          <table:table-cell office:value-type="float" office:value="6077.09" calcext:value-type="float">
            <text:p>6077,09</text:p>
          </table:table-cell>
          <table:table-cell office:value-type="float" office:value="5980.94" calcext:value-type="float">
            <text:p>5980,94</text:p>
          </table:table-cell>
          <table:table-cell table:formula="of:=[.C544]-[.D544]" office:value-type="float" office:value="96.1500000000006" calcext:value-type="float">
            <text:p>96,15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28" calcext:value-type="date">
            <text:p>28/12/20</text:p>
          </table:table-cell>
          <table:table-cell office:value-type="float" office:value="6152.97" calcext:value-type="float">
            <text:p>6152,97</text:p>
          </table:table-cell>
          <table:table-cell office:value-type="float" office:value="5981.52" calcext:value-type="float">
            <text:p>5981,52</text:p>
          </table:table-cell>
          <table:table-cell table:formula="of:=[.C545]-[.D545]" office:value-type="float" office:value="171.45" calcext:value-type="float">
            <text:p>171,4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23" calcext:value-type="date">
            <text:p>23/12/20</text:p>
          </table:table-cell>
          <table:table-cell office:value-type="float" office:value="6047.55" calcext:value-type="float">
            <text:p>6047,55</text:p>
          </table:table-cell>
          <table:table-cell office:value-type="float" office:value="5941.56" calcext:value-type="float">
            <text:p>5941,56</text:p>
          </table:table-cell>
          <table:table-cell table:formula="of:=[.C546]-[.D546]" office:value-type="float" office:value="105.99" calcext:value-type="float">
            <text:p>105,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22" calcext:value-type="date">
            <text:p>22/12/20</text:p>
          </table:table-cell>
          <table:table-cell office:value-type="float" office:value="5991.37" calcext:value-type="float">
            <text:p>5991,37</text:p>
          </table:table-cell>
          <table:table-cell office:value-type="float" office:value="5918.39" calcext:value-type="float">
            <text:p>5918,39</text:p>
          </table:table-cell>
          <table:table-cell table:formula="of:=[.C547]-[.D547]" office:value-type="float" office:value="72.9799999999996" calcext:value-type="float">
            <text:p>72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21" calcext:value-type="date">
            <text:p>21/12/20</text:p>
          </table:table-cell>
          <table:table-cell office:value-type="float" office:value="6051.61" calcext:value-type="float">
            <text:p>6051,61</text:p>
          </table:table-cell>
          <table:table-cell office:value-type="float" office:value="5921.86" calcext:value-type="float">
            <text:p>5921,86</text:p>
          </table:table-cell>
          <table:table-cell table:formula="of:=[.C548]-[.D548]" office:value-type="float" office:value="129.75" calcext:value-type="float">
            <text:p>129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8" calcext:value-type="date">
            <text:p>18/12/20</text:p>
          </table:table-cell>
          <table:table-cell office:value-type="float" office:value="5926.5" calcext:value-type="float">
            <text:p>5926,5</text:p>
          </table:table-cell>
          <table:table-cell office:value-type="float" office:value="5874.95" calcext:value-type="float">
            <text:p>5874,95</text:p>
          </table:table-cell>
          <table:table-cell table:formula="of:=[.C549]-[.D549]" office:value-type="float" office:value="51.5500000000002" calcext:value-type="float">
            <text:p>51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7" calcext:value-type="date">
            <text:p>17/12/20</text:p>
          </table:table-cell>
          <table:table-cell office:value-type="float" office:value="5891.74" calcext:value-type="float">
            <text:p>5891,74</text:p>
          </table:table-cell>
          <table:table-cell office:value-type="float" office:value="5837.3" calcext:value-type="float">
            <text:p>5837,3</text:p>
          </table:table-cell>
          <table:table-cell table:formula="of:=[.C550]-[.D550]" office:value-type="float" office:value="54.4399999999996" calcext:value-type="float">
            <text:p>54,4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6" calcext:value-type="date">
            <text:p>16/12/20</text:p>
          </table:table-cell>
          <table:table-cell office:value-type="float" office:value="5957.77" calcext:value-type="float">
            <text:p>5957,77</text:p>
          </table:table-cell>
          <table:table-cell office:value-type="float" office:value="5865.1" calcext:value-type="float">
            <text:p>5865,1</text:p>
          </table:table-cell>
          <table:table-cell table:formula="of:=[.C551]-[.D551]" office:value-type="float" office:value="92.6700000000001" calcext:value-type="float">
            <text:p>92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5" calcext:value-type="date">
            <text:p>15/12/20</text:p>
          </table:table-cell>
          <table:table-cell office:value-type="float" office:value="5936.92" calcext:value-type="float">
            <text:p>5936,92</text:p>
          </table:table-cell>
          <table:table-cell office:value-type="float" office:value="5879.58" calcext:value-type="float">
            <text:p>5879,58</text:p>
          </table:table-cell>
          <table:table-cell table:formula="of:=[.C552]-[.D552]" office:value-type="float" office:value="57.3400000000001" calcext:value-type="float">
            <text:p>57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4" calcext:value-type="date">
            <text:p>14/12/20</text:p>
          </table:table-cell>
          <table:table-cell office:value-type="float" office:value="5943.87" calcext:value-type="float">
            <text:p>5943,87</text:p>
          </table:table-cell>
          <table:table-cell office:value-type="float" office:value="5804.86" calcext:value-type="float">
            <text:p>5804,86</text:p>
          </table:table-cell>
          <table:table-cell table:formula="of:=[.C553]-[.D553]" office:value-type="float" office:value="139.01" calcext:value-type="float">
            <text:p>139,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1" calcext:value-type="date">
            <text:p>11/12/20</text:p>
          </table:table-cell>
          <table:table-cell office:value-type="float" office:value="5895.22" calcext:value-type="float">
            <text:p>5895,22</text:p>
          </table:table-cell>
          <table:table-cell office:value-type="float" office:value="5826.87" calcext:value-type="float">
            <text:p>5826,87</text:p>
          </table:table-cell>
          <table:table-cell table:formula="of:=[.C554]-[.D554]" office:value-type="float" office:value="68.3500000000004" calcext:value-type="float">
            <text:p>68,3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10" calcext:value-type="date">
            <text:p>10/12/20</text:p>
          </table:table-cell>
          <table:table-cell office:value-type="float" office:value="5946.19" calcext:value-type="float">
            <text:p>5946,19</text:p>
          </table:table-cell>
          <table:table-cell office:value-type="float" office:value="5810.07" calcext:value-type="float">
            <text:p>5810,07</text:p>
          </table:table-cell>
          <table:table-cell table:formula="of:=[.C555]-[.D555]" office:value-type="float" office:value="136.12" calcext:value-type="float">
            <text:p>136,1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9" calcext:value-type="date">
            <text:p>09/12/20</text:p>
          </table:table-cell>
          <table:table-cell office:value-type="float" office:value="6022.07" calcext:value-type="float">
            <text:p>6022,07</text:p>
          </table:table-cell>
          <table:table-cell office:value-type="float" office:value="5892.9" calcext:value-type="float">
            <text:p>5892,9</text:p>
          </table:table-cell>
          <table:table-cell table:formula="of:=[.C556]-[.D556]" office:value-type="float" office:value="129.17" calcext:value-type="float">
            <text:p>129,1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8" calcext:value-type="date">
            <text:p>08/12/20</text:p>
          </table:table-cell>
          <table:table-cell office:value-type="float" office:value="5953.14" calcext:value-type="float">
            <text:p>5953,14</text:p>
          </table:table-cell>
          <table:table-cell office:value-type="float" office:value="5865.1" calcext:value-type="float">
            <text:p>5865,1</text:p>
          </table:table-cell>
          <table:table-cell table:formula="of:=[.C557]-[.D557]" office:value-type="float" office:value="88.04" calcext:value-type="float">
            <text:p>88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7" calcext:value-type="date">
            <text:p>07/12/20</text:p>
          </table:table-cell>
          <table:table-cell office:value-type="float" office:value="5989.05" calcext:value-type="float">
            <text:p>5989,05</text:p>
          </table:table-cell>
          <table:table-cell office:value-type="float" office:value="5858.73" calcext:value-type="float">
            <text:p>5858,73</text:p>
          </table:table-cell>
          <table:table-cell table:formula="of:=[.C558]-[.D558]" office:value-type="float" office:value="130.320000000001" calcext:value-type="float">
            <text:p>130,32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4" calcext:value-type="date">
            <text:p>04/12/20</text:p>
          </table:table-cell>
          <table:table-cell office:value-type="float" office:value="6005.27" calcext:value-type="float">
            <text:p>6005,27</text:p>
          </table:table-cell>
          <table:table-cell office:value-type="float" office:value="5927.07" calcext:value-type="float">
            <text:p>5927,07</text:p>
          </table:table-cell>
          <table:table-cell table:formula="of:=[.C559]-[.D559]" office:value-type="float" office:value="78.2000000000007" calcext:value-type="float">
            <text:p>78,20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3" calcext:value-type="date">
            <text:p>03/12/20</text:p>
          </table:table-cell>
          <table:table-cell office:value-type="float" office:value="6060.87" calcext:value-type="float">
            <text:p>6060,87</text:p>
          </table:table-cell>
          <table:table-cell office:value-type="float" office:value="5933.45" calcext:value-type="float">
            <text:p>5933,45</text:p>
          </table:table-cell>
          <table:table-cell table:formula="of:=[.C560]-[.D560]" office:value-type="float" office:value="127.42" calcext:value-type="float">
            <text:p>127,4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2" calcext:value-type="date">
            <text:p>02/12/20</text:p>
          </table:table-cell>
          <table:table-cell office:value-type="float" office:value="6087.52" calcext:value-type="float">
            <text:p>6087,52</text:p>
          </table:table-cell>
          <table:table-cell office:value-type="float" office:value="6031.33" calcext:value-type="float">
            <text:p>6031,33</text:p>
          </table:table-cell>
          <table:table-cell table:formula="of:=[.C561]-[.D561]" office:value-type="float" office:value="56.1900000000005" calcext:value-type="float">
            <text:p>56,1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2-01" calcext:value-type="date">
            <text:p>01/12/20</text:p>
          </table:table-cell>
          <table:table-cell office:value-type="float" office:value="6174.98" calcext:value-type="float">
            <text:p>6174,98</text:p>
          </table:table-cell>
          <table:table-cell office:value-type="float" office:value="6029.6" calcext:value-type="float">
            <text:p>6029,6</text:p>
          </table:table-cell>
          <table:table-cell table:formula="of:=[.C562]-[.D562]" office:value-type="float" office:value="145.379999999999" calcext:value-type="float">
            <text:p>145,37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30" calcext:value-type="date">
            <text:p>30/11/20</text:p>
          </table:table-cell>
          <table:table-cell office:value-type="float" office:value="6253.75" calcext:value-type="float">
            <text:p>6253,75</text:p>
          </table:table-cell>
          <table:table-cell office:value-type="float" office:value="6113" calcext:value-type="float">
            <text:p>6113</text:p>
          </table:table-cell>
          <table:table-cell table:formula="of:=[.C563]-[.D563]" office:value-type="float" office:value="140.75" calcext:value-type="float">
            <text:p>140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7" calcext:value-type="date">
            <text:p>27/11/20</text:p>
          </table:table-cell>
          <table:table-cell office:value-type="float" office:value="6234.07" calcext:value-type="float">
            <text:p>6234,07</text:p>
          </table:table-cell>
          <table:table-cell office:value-type="float" office:value="6165.12" calcext:value-type="float">
            <text:p>6165,12</text:p>
          </table:table-cell>
          <table:table-cell table:formula="of:=[.C564]-[.D564]" office:value-type="float" office:value="68.9499999999998" calcext:value-type="float">
            <text:p>68,9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6" calcext:value-type="date">
            <text:p>26/11/20</text:p>
          </table:table-cell>
          <table:table-cell office:value-type="float" office:value="6209.74" calcext:value-type="float">
            <text:p>6209,74</text:p>
          </table:table-cell>
          <table:table-cell office:value-type="float" office:value="6137.89" calcext:value-type="float">
            <text:p>6137,89</text:p>
          </table:table-cell>
          <table:table-cell table:formula="of:=[.C565]-[.D565]" office:value-type="float" office:value="71.8499999999995" calcext:value-type="float">
            <text:p>71,84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5" calcext:value-type="date">
            <text:p>25/11/20</text:p>
          </table:table-cell>
          <table:table-cell office:value-type="float" office:value="6253.19" calcext:value-type="float">
            <text:p>6253,19</text:p>
          </table:table-cell>
          <table:table-cell office:value-type="float" office:value="6147.74" calcext:value-type="float">
            <text:p>6147,74</text:p>
          </table:table-cell>
          <table:table-cell table:formula="of:=[.C566]-[.D566]" office:value-type="float" office:value="105.45" calcext:value-type="float">
            <text:p>105,4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4" calcext:value-type="date">
            <text:p>24/11/20</text:p>
          </table:table-cell>
          <table:table-cell office:value-type="float" office:value="6291.44" calcext:value-type="float">
            <text:p>6291,44</text:p>
          </table:table-cell>
          <table:table-cell office:value-type="float" office:value="6224.22" calcext:value-type="float">
            <text:p>6224,22</text:p>
          </table:table-cell>
          <table:table-cell table:formula="of:=[.C567]-[.D567]" office:value-type="float" office:value="67.2199999999994" calcext:value-type="float">
            <text:p>67,21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3" calcext:value-type="date">
            <text:p>23/11/20</text:p>
          </table:table-cell>
          <table:table-cell office:value-type="float" office:value="6316.93" calcext:value-type="float">
            <text:p>6316,93</text:p>
          </table:table-cell>
          <table:table-cell office:value-type="float" office:value="6188.88" calcext:value-type="float">
            <text:p>6188,88</text:p>
          </table:table-cell>
          <table:table-cell table:formula="of:=[.C568]-[.D568]" office:value-type="float" office:value="128.05" calcext:value-type="float">
            <text:p>128,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20" calcext:value-type="date">
            <text:p>20/11/20</text:p>
          </table:table-cell>
          <table:table-cell office:value-type="float" office:value="6255.51" calcext:value-type="float">
            <text:p>6255,51</text:p>
          </table:table-cell>
          <table:table-cell office:value-type="float" office:value="6126.88" calcext:value-type="float">
            <text:p>6126,88</text:p>
          </table:table-cell>
          <table:table-cell table:formula="of:=[.C569]-[.D569]" office:value-type="float" office:value="128.63" calcext:value-type="float">
            <text:p>128,6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9" calcext:value-type="date">
            <text:p>19/11/20</text:p>
          </table:table-cell>
          <table:table-cell office:value-type="float" office:value="6239.29" calcext:value-type="float">
            <text:p>6239,29</text:p>
          </table:table-cell>
          <table:table-cell office:value-type="float" office:value="6141.94" calcext:value-type="float">
            <text:p>6141,94</text:p>
          </table:table-cell>
          <table:table-cell table:formula="of:=[.C570]-[.D570]" office:value-type="float" office:value="97.3500000000004" calcext:value-type="float">
            <text:p>97,35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8" calcext:value-type="date">
            <text:p>18/11/20</text:p>
          </table:table-cell>
          <table:table-cell office:value-type="float" office:value="6229.44" calcext:value-type="float">
            <text:p>6229,44</text:p>
          </table:table-cell>
          <table:table-cell office:value-type="float" office:value="6115.29" calcext:value-type="float">
            <text:p>6115,29</text:p>
          </table:table-cell>
          <table:table-cell table:formula="of:=[.C571]-[.D571]" office:value-type="float" office:value="114.15" calcext:value-type="float">
            <text:p>114,1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7" calcext:value-type="date">
            <text:p>17/11/20</text:p>
          </table:table-cell>
          <table:table-cell office:value-type="float" office:value="6286.8" calcext:value-type="float">
            <text:p>6286,8</text:p>
          </table:table-cell>
          <table:table-cell office:value-type="float" office:value="6170.91" calcext:value-type="float">
            <text:p>6170,91</text:p>
          </table:table-cell>
          <table:table-cell table:formula="of:=[.C572]-[.D572]" office:value-type="float" office:value="115.89" calcext:value-type="float">
            <text:p>115,8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6" calcext:value-type="date">
            <text:p>16/11/20</text:p>
          </table:table-cell>
          <table:table-cell office:value-type="float" office:value="6328.52" calcext:value-type="float">
            <text:p>6328,52</text:p>
          </table:table-cell>
          <table:table-cell office:value-type="float" office:value="6220.75" calcext:value-type="float">
            <text:p>6220,75</text:p>
          </table:table-cell>
          <table:table-cell table:formula="of:=[.C573]-[.D573]" office:value-type="float" office:value="107.77" calcext:value-type="float">
            <text:p>107,7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3" calcext:value-type="date">
            <text:p>13/11/20</text:p>
          </table:table-cell>
          <table:table-cell office:value-type="float" office:value="6407.9" calcext:value-type="float">
            <text:p>6407,9</text:p>
          </table:table-cell>
          <table:table-cell office:value-type="float" office:value="6315.77" calcext:value-type="float">
            <text:p>6315,77</text:p>
          </table:table-cell>
          <table:table-cell table:formula="of:=[.C574]-[.D574]" office:value-type="float" office:value="92.1299999999992" calcext:value-type="float">
            <text:p>92,12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2" calcext:value-type="date">
            <text:p>12/11/20</text:p>
          </table:table-cell>
          <table:table-cell office:value-type="float" office:value="6366.76" calcext:value-type="float">
            <text:p>6366,76</text:p>
          </table:table-cell>
          <table:table-cell office:value-type="float" office:value="6206.84" calcext:value-type="float">
            <text:p>6206,84</text:p>
          </table:table-cell>
          <table:table-cell table:formula="of:=[.C575]-[.D575]" office:value-type="float" office:value="159.92" calcext:value-type="float">
            <text:p>159,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1" calcext:value-type="date">
            <text:p>11/11/20</text:p>
          </table:table-cell>
          <table:table-cell office:value-type="float" office:value="6329.1" calcext:value-type="float">
            <text:p>6329,1</text:p>
          </table:table-cell>
          <table:table-cell office:value-type="float" office:value="6232.33" calcext:value-type="float">
            <text:p>6232,33</text:p>
          </table:table-cell>
          <table:table-cell table:formula="of:=[.C576]-[.D576]" office:value-type="float" office:value="96.7700000000004" calcext:value-type="float">
            <text:p>96,7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10" calcext:value-type="date">
            <text:p>10/11/20</text:p>
          </table:table-cell>
          <table:table-cell office:value-type="float" office:value="6284.48" calcext:value-type="float">
            <text:p>6284,48</text:p>
          </table:table-cell>
          <table:table-cell office:value-type="float" office:value="6186.56" calcext:value-type="float">
            <text:p>6186,56</text:p>
          </table:table-cell>
          <table:table-cell table:formula="of:=[.C577]-[.D577]" office:value-type="float" office:value="97.9199999999992" calcext:value-type="float">
            <text:p>97,91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09" calcext:value-type="date">
            <text:p>09/11/20</text:p>
          </table:table-cell>
          <table:table-cell office:value-type="float" office:value="6292.02" calcext:value-type="float">
            <text:p>6292,02</text:p>
          </table:table-cell>
          <table:table-cell office:value-type="float" office:value="6058.51" calcext:value-type="float">
            <text:p>6058,51</text:p>
          </table:table-cell>
          <table:table-cell table:formula="of:=[.C578]-[.D578]" office:value-type="float" office:value="233.51" calcext:value-type="float">
            <text:p>233,5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06" calcext:value-type="date">
            <text:p>06/11/20</text:p>
          </table:table-cell>
          <table:table-cell office:value-type="float" office:value="6465.26" calcext:value-type="float">
            <text:p>6465,26</text:p>
          </table:table-cell>
          <table:table-cell office:value-type="float" office:value="6214.37" calcext:value-type="float">
            <text:p>6214,37</text:p>
          </table:table-cell>
          <table:table-cell table:formula="of:=[.C579]-[.D579]" office:value-type="float" office:value="250.89" calcext:value-type="float">
            <text:p>250,8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05" calcext:value-type="date">
            <text:p>05/11/20</text:p>
          </table:table-cell>
          <table:table-cell office:value-type="float" office:value="6530.74" calcext:value-type="float">
            <text:p>6530,74</text:p>
          </table:table-cell>
          <table:table-cell office:value-type="float" office:value="6405" calcext:value-type="float">
            <text:p>6405</text:p>
          </table:table-cell>
          <table:table-cell table:formula="of:=[.C580]-[.D580]" office:value-type="float" office:value="125.74" calcext:value-type="float">
            <text:p>125,7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04" calcext:value-type="date">
            <text:p>04/11/20</text:p>
          </table:table-cell>
          <table:table-cell office:value-type="float" office:value="6687.19" calcext:value-type="float">
            <text:p>6687,19</text:p>
          </table:table-cell>
          <table:table-cell office:value-type="float" office:value="6545.81" calcext:value-type="float">
            <text:p>6545,81</text:p>
          </table:table-cell>
          <table:table-cell table:formula="of:=[.C581]-[.D581]" office:value-type="float" office:value="141.379999999999" calcext:value-type="float">
            <text:p>141,37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1-03" calcext:value-type="date">
            <text:p>03/11/20</text:p>
          </table:table-cell>
          <table:table-cell office:value-type="float" office:value="6688.34" calcext:value-type="float">
            <text:p>6688,34</text:p>
          </table:table-cell>
          <table:table-cell office:value-type="float" office:value="6552.18" calcext:value-type="float">
            <text:p>6552,18</text:p>
          </table:table-cell>
          <table:table-cell table:formula="of:=[.C582]-[.D582]" office:value-type="float" office:value="136.16" calcext:value-type="float">
            <text:p>136,1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30" calcext:value-type="date">
            <text:p>30/10/20</text:p>
          </table:table-cell>
          <table:table-cell office:value-type="float" office:value="6737.6" calcext:value-type="float">
            <text:p>6737,6</text:p>
          </table:table-cell>
          <table:table-cell office:value-type="float" office:value="6637.93" calcext:value-type="float">
            <text:p>6637,93</text:p>
          </table:table-cell>
          <table:table-cell table:formula="of:=[.C583]-[.D583]" office:value-type="float" office:value="99.6700000000001" calcext:value-type="float">
            <text:p>99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9" calcext:value-type="date">
            <text:p>29/10/20</text:p>
          </table:table-cell>
          <table:table-cell office:value-type="float" office:value="6717.33" calcext:value-type="float">
            <text:p>6717,33</text:p>
          </table:table-cell>
          <table:table-cell office:value-type="float" office:value="6663.4" calcext:value-type="float">
            <text:p>6663,4</text:p>
          </table:table-cell>
          <table:table-cell table:formula="of:=[.C584]-[.D584]" office:value-type="float" office:value="53.9300000000003" calcext:value-type="float">
            <text:p>53,9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8" calcext:value-type="date">
            <text:p>28/10/20</text:p>
          </table:table-cell>
          <table:table-cell office:value-type="float" office:value="6718.49" calcext:value-type="float">
            <text:p>6718,49</text:p>
          </table:table-cell>
          <table:table-cell office:value-type="float" office:value="6614.69" calcext:value-type="float">
            <text:p>6614,69</text:p>
          </table:table-cell>
          <table:table-cell table:formula="of:=[.C585]-[.D585]" office:value-type="float" office:value="103.8" calcext:value-type="float">
            <text:p>103,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7" calcext:value-type="date">
            <text:p>27/10/20</text:p>
          </table:table-cell>
          <table:table-cell office:value-type="float" office:value="6626.29" calcext:value-type="float">
            <text:p>6626,29</text:p>
          </table:table-cell>
          <table:table-cell office:value-type="float" office:value="6495.23" calcext:value-type="float">
            <text:p>6495,23</text:p>
          </table:table-cell>
          <table:table-cell table:formula="of:=[.C586]-[.D586]" office:value-type="float" office:value="131.06" calcext:value-type="float">
            <text:p>131,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6" calcext:value-type="date">
            <text:p>26/10/20</text:p>
          </table:table-cell>
          <table:table-cell office:value-type="float" office:value="6569.46" calcext:value-type="float">
            <text:p>6569,46</text:p>
          </table:table-cell>
          <table:table-cell office:value-type="float" office:value="6508.57" calcext:value-type="float">
            <text:p>6508,57</text:p>
          </table:table-cell>
          <table:table-cell table:formula="of:=[.C587]-[.D587]" office:value-type="float" office:value="60.8900000000003" calcext:value-type="float">
            <text:p>60,8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3" calcext:value-type="date">
            <text:p>23/10/20</text:p>
          </table:table-cell>
          <table:table-cell office:value-type="float" office:value="6536.4" calcext:value-type="float">
            <text:p>6536,4</text:p>
          </table:table-cell>
          <table:table-cell office:value-type="float" office:value="6456.38" calcext:value-type="float">
            <text:p>6456,38</text:p>
          </table:table-cell>
          <table:table-cell table:formula="of:=[.C588]-[.D588]" office:value-type="float" office:value="80.0199999999995" calcext:value-type="float">
            <text:p>80,0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2" calcext:value-type="date">
            <text:p>22/10/20</text:p>
          </table:table-cell>
          <table:table-cell office:value-type="float" office:value="6527.13" calcext:value-type="float">
            <text:p>6527,13</text:p>
          </table:table-cell>
          <table:table-cell office:value-type="float" office:value="6453.48" calcext:value-type="float">
            <text:p>6453,48</text:p>
          </table:table-cell>
          <table:table-cell table:formula="of:=[.C589]-[.D589]" office:value-type="float" office:value="73.6500000000005" calcext:value-type="float">
            <text:p>73,65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1" calcext:value-type="date">
            <text:p>21/10/20</text:p>
          </table:table-cell>
          <table:table-cell office:value-type="float" office:value="6529.45" calcext:value-type="float">
            <text:p>6529,45</text:p>
          </table:table-cell>
          <table:table-cell office:value-type="float" office:value="6463.92" calcext:value-type="float">
            <text:p>6463,92</text:p>
          </table:table-cell>
          <table:table-cell table:formula="of:=[.C590]-[.D590]" office:value-type="float" office:value="65.5299999999997" calcext:value-type="float">
            <text:p>65,5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20" calcext:value-type="date">
            <text:p>20/10/20</text:p>
          </table:table-cell>
          <table:table-cell office:value-type="float" office:value="6528.29" calcext:value-type="float">
            <text:p>6528,29</text:p>
          </table:table-cell>
          <table:table-cell office:value-type="float" office:value="6436.67" calcext:value-type="float">
            <text:p>6436,67</text:p>
          </table:table-cell>
          <table:table-cell table:formula="of:=[.C591]-[.D591]" office:value-type="float" office:value="91.6199999999999" calcext:value-type="float">
            <text:p>91,6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19" calcext:value-type="date">
            <text:p>19/10/20</text:p>
          </table:table-cell>
          <table:table-cell office:value-type="float" office:value="6536.98" calcext:value-type="float">
            <text:p>6536,98</text:p>
          </table:table-cell>
          <table:table-cell office:value-type="float" office:value="6458.7" calcext:value-type="float">
            <text:p>6458,7</text:p>
          </table:table-cell>
          <table:table-cell table:formula="of:=[.C592]-[.D592]" office:value-type="float" office:value="78.2799999999997" calcext:value-type="float">
            <text:p>78,2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16" calcext:value-type="date">
            <text:p>16/10/20</text:p>
          </table:table-cell>
          <table:table-cell office:value-type="float" office:value="6560.76" calcext:value-type="float">
            <text:p>6560,76</text:p>
          </table:table-cell>
          <table:table-cell office:value-type="float" office:value="6495.23" calcext:value-type="float">
            <text:p>6495,23</text:p>
          </table:table-cell>
          <table:table-cell table:formula="of:=[.C593]-[.D593]" office:value-type="float" office:value="65.5300000000007" calcext:value-type="float">
            <text:p>65,53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15" calcext:value-type="date">
            <text:p>15/10/20</text:p>
          </table:table-cell>
          <table:table-cell office:value-type="float" office:value="6553.8" calcext:value-type="float">
            <text:p>6553,8</text:p>
          </table:table-cell>
          <table:table-cell office:value-type="float" office:value="6484.8" calcext:value-type="float">
            <text:p>6484,8</text:p>
          </table:table-cell>
          <table:table-cell table:formula="of:=[.C594]-[.D594]" office:value-type="float" office:value="69" calcext:value-type="float">
            <text:p>6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14" calcext:value-type="date">
            <text:p>14/10/20</text:p>
          </table:table-cell>
          <table:table-cell office:value-type="float" office:value="6503.93" calcext:value-type="float">
            <text:p>6503,93</text:p>
          </table:table-cell>
          <table:table-cell office:value-type="float" office:value="6422.75" calcext:value-type="float">
            <text:p>6422,75</text:p>
          </table:table-cell>
          <table:table-cell table:formula="of:=[.C595]-[.D595]" office:value-type="float" office:value="81.1800000000003" calcext:value-type="float">
            <text:p>81,1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13" calcext:value-type="date">
            <text:p>13/10/20</text:p>
          </table:table-cell>
          <table:table-cell office:value-type="float" office:value="6528.29" calcext:value-type="float">
            <text:p>6528,29</text:p>
          </table:table-cell>
          <table:table-cell office:value-type="float" office:value="6406.51" calcext:value-type="float">
            <text:p>6406,51</text:p>
          </table:table-cell>
          <table:table-cell table:formula="of:=[.C596]-[.D596]" office:value-type="float" office:value="121.78" calcext:value-type="float">
            <text:p>121,7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9" calcext:value-type="date">
            <text:p>09/10/20</text:p>
          </table:table-cell>
          <table:table-cell office:value-type="float" office:value="6479.58" calcext:value-type="float">
            <text:p>6479,58</text:p>
          </table:table-cell>
          <table:table-cell office:value-type="float" office:value="6396.07" calcext:value-type="float">
            <text:p>6396,07</text:p>
          </table:table-cell>
          <table:table-cell table:formula="of:=[.C597]-[.D597]" office:value-type="float" office:value="83.5100000000002" calcext:value-type="float">
            <text:p>83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8" calcext:value-type="date">
            <text:p>08/10/20</text:p>
          </table:table-cell>
          <table:table-cell office:value-type="float" office:value="6553.8" calcext:value-type="float">
            <text:p>6553,8</text:p>
          </table:table-cell>
          <table:table-cell office:value-type="float" office:value="6473.78" calcext:value-type="float">
            <text:p>6473,78</text:p>
          </table:table-cell>
          <table:table-cell table:formula="of:=[.C598]-[.D598]" office:value-type="float" office:value="80.0200000000004" calcext:value-type="float">
            <text:p>80,0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7" calcext:value-type="date">
            <text:p>07/10/20</text:p>
          </table:table-cell>
          <table:table-cell office:value-type="float" office:value="6546.26" calcext:value-type="float">
            <text:p>6546,26</text:p>
          </table:table-cell>
          <table:table-cell office:value-type="float" office:value="6442.46" calcext:value-type="float">
            <text:p>6442,46</text:p>
          </table:table-cell>
          <table:table-cell table:formula="of:=[.C599]-[.D599]" office:value-type="float" office:value="103.8" calcext:value-type="float">
            <text:p>103,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6" calcext:value-type="date">
            <text:p>06/10/20</text:p>
          </table:table-cell>
          <table:table-cell office:value-type="float" office:value="6519.59" calcext:value-type="float">
            <text:p>6519,59</text:p>
          </table:table-cell>
          <table:table-cell office:value-type="float" office:value="6364.18" calcext:value-type="float">
            <text:p>6364,18</text:p>
          </table:table-cell>
          <table:table-cell table:formula="of:=[.C600]-[.D600]" office:value-type="float" office:value="155.41" calcext:value-type="float">
            <text:p>155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5" calcext:value-type="date">
            <text:p>05/10/20</text:p>
          </table:table-cell>
          <table:table-cell office:value-type="float" office:value="6589.17" calcext:value-type="float">
            <text:p>6589,17</text:p>
          </table:table-cell>
          <table:table-cell office:value-type="float" office:value="6443.62" calcext:value-type="float">
            <text:p>6443,62</text:p>
          </table:table-cell>
          <table:table-cell table:formula="of:=[.C601]-[.D601]" office:value-type="float" office:value="145.55" calcext:value-type="float">
            <text:p>145,5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2" calcext:value-type="date">
            <text:p>02/10/20</text:p>
          </table:table-cell>
          <table:table-cell office:value-type="float" office:value="6607.15" calcext:value-type="float">
            <text:p>6607,15</text:p>
          </table:table-cell>
          <table:table-cell office:value-type="float" office:value="6507.99" calcext:value-type="float">
            <text:p>6507,99</text:p>
          </table:table-cell>
          <table:table-cell table:formula="of:=[.C602]-[.D602]" office:value-type="float" office:value="99.1599999999999" calcext:value-type="float">
            <text:p>99,15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10-01" calcext:value-type="date">
            <text:p>01/10/20</text:p>
          </table:table-cell>
          <table:table-cell office:value-type="float" office:value="6574.1" calcext:value-type="float">
            <text:p>6574,1</text:p>
          </table:table-cell>
          <table:table-cell office:value-type="float" office:value="6469.14" calcext:value-type="float">
            <text:p>6469,14</text:p>
          </table:table-cell>
          <table:table-cell table:formula="of:=[.C603]-[.D603]" office:value-type="float" office:value="104.96" calcext:value-type="float">
            <text:p>104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30" calcext:value-type="date">
            <text:p>30/09/20</text:p>
          </table:table-cell>
          <table:table-cell office:value-type="float" office:value="6575.84" calcext:value-type="float">
            <text:p>6575,84</text:p>
          </table:table-cell>
          <table:table-cell office:value-type="float" office:value="6484.22" calcext:value-type="float">
            <text:p>6484,22</text:p>
          </table:table-cell>
          <table:table-cell table:formula="of:=[.C604]-[.D604]" office:value-type="float" office:value="91.6199999999999" calcext:value-type="float">
            <text:p>91,6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9" calcext:value-type="date">
            <text:p>29/09/20</text:p>
          </table:table-cell>
          <table:table-cell office:value-type="float" office:value="6588.03" calcext:value-type="float">
            <text:p>6588,03</text:p>
          </table:table-cell>
          <table:table-cell office:value-type="float" office:value="6503.34" calcext:value-type="float">
            <text:p>6503,34</text:p>
          </table:table-cell>
          <table:table-cell table:formula="of:=[.C605]-[.D605]" office:value-type="float" office:value="84.6899999999996" calcext:value-type="float">
            <text:p>84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8" calcext:value-type="date">
            <text:p>28/09/20</text:p>
          </table:table-cell>
          <table:table-cell office:value-type="float" office:value="6583.39" calcext:value-type="float">
            <text:p>6583,39</text:p>
          </table:table-cell>
          <table:table-cell office:value-type="float" office:value="6394.3" calcext:value-type="float">
            <text:p>6394,3</text:p>
          </table:table-cell>
          <table:table-cell table:formula="of:=[.C606]-[.D606]" office:value-type="float" office:value="189.09" calcext:value-type="float">
            <text:p>189,0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5" calcext:value-type="date">
            <text:p>25/09/20</text:p>
          </table:table-cell>
          <table:table-cell office:value-type="float" office:value="6482.46" calcext:value-type="float">
            <text:p>6482,46</text:p>
          </table:table-cell>
          <table:table-cell office:value-type="float" office:value="6415.18" calcext:value-type="float">
            <text:p>6415,18</text:p>
          </table:table-cell>
          <table:table-cell table:formula="of:=[.C607]-[.D607]" office:value-type="float" office:value="67.2799999999998" calcext:value-type="float">
            <text:p>67,27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4" calcext:value-type="date">
            <text:p>24/09/20</text:p>
          </table:table-cell>
          <table:table-cell office:value-type="float" office:value="6524.22" calcext:value-type="float">
            <text:p>6524,22</text:p>
          </table:table-cell>
          <table:table-cell office:value-type="float" office:value="6372.25" calcext:value-type="float">
            <text:p>6372,25</text:p>
          </table:table-cell>
          <table:table-cell table:formula="of:=[.C608]-[.D608]" office:value-type="float" office:value="151.97" calcext:value-type="float">
            <text:p>151,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3" calcext:value-type="date">
            <text:p>23/09/20</text:p>
          </table:table-cell>
          <table:table-cell office:value-type="float" office:value="6494.64" calcext:value-type="float">
            <text:p>6494,64</text:p>
          </table:table-cell>
          <table:table-cell office:value-type="float" office:value="6369.35" calcext:value-type="float">
            <text:p>6369,35</text:p>
          </table:table-cell>
          <table:table-cell table:formula="of:=[.C609]-[.D609]" office:value-type="float" office:value="125.29" calcext:value-type="float">
            <text:p>125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2" calcext:value-type="date">
            <text:p>22/09/20</text:p>
          </table:table-cell>
          <table:table-cell office:value-type="float" office:value="6376.89" calcext:value-type="float">
            <text:p>6376,89</text:p>
          </table:table-cell>
          <table:table-cell office:value-type="float" office:value="6245.81" calcext:value-type="float">
            <text:p>6245,81</text:p>
          </table:table-cell>
          <table:table-cell table:formula="of:=[.C610]-[.D610]" office:value-type="float" office:value="131.08" calcext:value-type="float">
            <text:p>131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21" calcext:value-type="date">
            <text:p>21/09/20</text:p>
          </table:table-cell>
          <table:table-cell office:value-type="float" office:value="6378.63" calcext:value-type="float">
            <text:p>6378,63</text:p>
          </table:table-cell>
          <table:table-cell office:value-type="float" office:value="6252.19" calcext:value-type="float">
            <text:p>6252,19</text:p>
          </table:table-cell>
          <table:table-cell table:formula="of:=[.C611]-[.D611]" office:value-type="float" office:value="126.440000000001" calcext:value-type="float">
            <text:p>126,44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8" calcext:value-type="date">
            <text:p>18/09/20</text:p>
          </table:table-cell>
          <table:table-cell office:value-type="float" office:value="6264.37" calcext:value-type="float">
            <text:p>6264,37</text:p>
          </table:table-cell>
          <table:table-cell office:value-type="float" office:value="6085.72" calcext:value-type="float">
            <text:p>6085,72</text:p>
          </table:table-cell>
          <table:table-cell table:formula="of:=[.C612]-[.D612]" office:value-type="float" office:value="178.65" calcext:value-type="float">
            <text:p>178,6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7" calcext:value-type="date">
            <text:p>17/09/20</text:p>
          </table:table-cell>
          <table:table-cell office:value-type="float" office:value="6141.4" calcext:value-type="float">
            <text:p>6141,4</text:p>
          </table:table-cell>
          <table:table-cell office:value-type="float" office:value="6065.42" calcext:value-type="float">
            <text:p>6065,42</text:p>
          </table:table-cell>
          <table:table-cell table:formula="of:=[.C613]-[.D613]" office:value-type="float" office:value="75.9799999999996" calcext:value-type="float">
            <text:p>75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6" calcext:value-type="date">
            <text:p>16/09/20</text:p>
          </table:table-cell>
          <table:table-cell office:value-type="float" office:value="6120.52" calcext:value-type="float">
            <text:p>6120,52</text:p>
          </table:table-cell>
          <table:table-cell office:value-type="float" office:value="6047.44" calcext:value-type="float">
            <text:p>6047,44</text:p>
          </table:table-cell>
          <table:table-cell table:formula="of:=[.C614]-[.D614]" office:value-type="float" office:value="73.0800000000008" calcext:value-type="float">
            <text:p>73,08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5" calcext:value-type="date">
            <text:p>15/09/20</text:p>
          </table:table-cell>
          <table:table-cell office:value-type="float" office:value="6153.58" calcext:value-type="float">
            <text:p>6153,58</text:p>
          </table:table-cell>
          <table:table-cell office:value-type="float" office:value="6059.04" calcext:value-type="float">
            <text:p>6059,04</text:p>
          </table:table-cell>
          <table:table-cell table:formula="of:=[.C615]-[.D615]" office:value-type="float" office:value="94.54" calcext:value-type="float">
            <text:p>94,5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4" calcext:value-type="date">
            <text:p>14/09/20</text:p>
          </table:table-cell>
          <table:table-cell office:value-type="float" office:value="6179.1" calcext:value-type="float">
            <text:p>6179,1</text:p>
          </table:table-cell>
          <table:table-cell office:value-type="float" office:value="6108.34" calcext:value-type="float">
            <text:p>6108,34</text:p>
          </table:table-cell>
          <table:table-cell table:formula="of:=[.C616]-[.D616]" office:value-type="float" office:value="70.7600000000002" calcext:value-type="float">
            <text:p>70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1" calcext:value-type="date">
            <text:p>11/09/20</text:p>
          </table:table-cell>
          <table:table-cell office:value-type="float" office:value="6210.42" calcext:value-type="float">
            <text:p>6210,42</text:p>
          </table:table-cell>
          <table:table-cell office:value-type="float" office:value="6105.44" calcext:value-type="float">
            <text:p>6105,44</text:p>
          </table:table-cell>
          <table:table-cell table:formula="of:=[.C617]-[.D617]" office:value-type="float" office:value="104.98" calcext:value-type="float">
            <text:p>104,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10" calcext:value-type="date">
            <text:p>10/09/20</text:p>
          </table:table-cell>
          <table:table-cell office:value-type="float" office:value="6190.12" calcext:value-type="float">
            <text:p>6190,12</text:p>
          </table:table-cell>
          <table:table-cell office:value-type="float" office:value="6116.46" calcext:value-type="float">
            <text:p>6116,46</text:p>
          </table:table-cell>
          <table:table-cell table:formula="of:=[.C618]-[.D618]" office:value-type="float" office:value="73.6599999999999" calcext:value-type="float">
            <text:p>73,65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9" calcext:value-type="date">
            <text:p>09/09/20</text:p>
          </table:table-cell>
          <table:table-cell office:value-type="float" office:value="6217.39" calcext:value-type="float">
            <text:p>6217,39</text:p>
          </table:table-cell>
          <table:table-cell office:value-type="float" office:value="6128.06" calcext:value-type="float">
            <text:p>6128,06</text:p>
          </table:table-cell>
          <table:table-cell table:formula="of:=[.C619]-[.D619]" office:value-type="float" office:value="89.3299999999999" calcext:value-type="float">
            <text:p>89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8" calcext:value-type="date">
            <text:p>08/09/20</text:p>
          </table:table-cell>
          <table:table-cell office:value-type="float" office:value="6278.87" calcext:value-type="float">
            <text:p>6278,87</text:p>
          </table:table-cell>
          <table:table-cell office:value-type="float" office:value="6170.98" calcext:value-type="float">
            <text:p>6170,98</text:p>
          </table:table-cell>
          <table:table-cell table:formula="of:=[.C620]-[.D620]" office:value-type="float" office:value="107.89" calcext:value-type="float">
            <text:p>107,8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4" calcext:value-type="date">
            <text:p>04/09/20</text:p>
          </table:table-cell>
          <table:table-cell office:value-type="float" office:value="6185.48" calcext:value-type="float">
            <text:p>6185,48</text:p>
          </table:table-cell>
          <table:table-cell office:value-type="float" office:value="6091.52" calcext:value-type="float">
            <text:p>6091,52</text:p>
          </table:table-cell>
          <table:table-cell table:formula="of:=[.C621]-[.D621]" office:value-type="float" office:value="93.9599999999991" calcext:value-type="float">
            <text:p>93,95999999999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3" calcext:value-type="date">
            <text:p>03/09/20</text:p>
          </table:table-cell>
          <table:table-cell office:value-type="float" office:value="6241.17" calcext:value-type="float">
            <text:p>6241,17</text:p>
          </table:table-cell>
          <table:table-cell office:value-type="float" office:value="6122.26" calcext:value-type="float">
            <text:p>6122,26</text:p>
          </table:table-cell>
          <table:table-cell table:formula="of:=[.C622]-[.D622]" office:value-type="float" office:value="118.91" calcext:value-type="float">
            <text:p>118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2" calcext:value-type="date">
            <text:p>02/09/20</text:p>
          </table:table-cell>
          <table:table-cell office:value-type="float" office:value="6306.13" calcext:value-type="float">
            <text:p>6306,13</text:p>
          </table:table-cell>
          <table:table-cell office:value-type="float" office:value="6201.72" calcext:value-type="float">
            <text:p>6201,72</text:p>
          </table:table-cell>
          <table:table-cell table:formula="of:=[.C623]-[.D623]" office:value-type="float" office:value="104.41" calcext:value-type="float">
            <text:p>104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9-01" calcext:value-type="date">
            <text:p>01/09/20</text:p>
          </table:table-cell>
          <table:table-cell office:value-type="float" office:value="6333.39" calcext:value-type="float">
            <text:p>6333,39</text:p>
          </table:table-cell>
          <table:table-cell office:value-type="float" office:value="6195.34" calcext:value-type="float">
            <text:p>6195,34</text:p>
          </table:table-cell>
          <table:table-cell table:formula="of:=[.C624]-[.D624]" office:value-type="float" office:value="138.05" calcext:value-type="float">
            <text:p>138,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31" calcext:value-type="date">
            <text:p>31/08/20</text:p>
          </table:table-cell>
          <table:table-cell office:value-type="float" office:value="6380.37" calcext:value-type="float">
            <text:p>6380,37</text:p>
          </table:table-cell>
          <table:table-cell office:value-type="float" office:value="6271.33" calcext:value-type="float">
            <text:p>6271,33</text:p>
          </table:table-cell>
          <table:table-cell table:formula="of:=[.C625]-[.D625]" office:value-type="float" office:value="109.04" calcext:value-type="float">
            <text:p>109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8" calcext:value-type="date">
            <text:p>28/08/20</text:p>
          </table:table-cell>
          <table:table-cell office:value-type="float" office:value="6411.12" calcext:value-type="float">
            <text:p>6411,12</text:p>
          </table:table-cell>
          <table:table-cell office:value-type="float" office:value="6248.71" calcext:value-type="float">
            <text:p>6248,71</text:p>
          </table:table-cell>
          <table:table-cell table:formula="of:=[.C626]-[.D626]" office:value-type="float" office:value="162.41" calcext:value-type="float">
            <text:p>162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7" calcext:value-type="date">
            <text:p>27/08/20</text:p>
          </table:table-cell>
          <table:table-cell office:value-type="float" office:value="6522.48" calcext:value-type="float">
            <text:p>6522,48</text:p>
          </table:table-cell>
          <table:table-cell office:value-type="float" office:value="6432.58" calcext:value-type="float">
            <text:p>6432,58</text:p>
          </table:table-cell>
          <table:table-cell table:formula="of:=[.C627]-[.D627]" office:value-type="float" office:value="89.8999999999996" calcext:value-type="float">
            <text:p>89,89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6" calcext:value-type="date">
            <text:p>26/08/20</text:p>
          </table:table-cell>
          <table:table-cell office:value-type="float" office:value="6536.4" calcext:value-type="float">
            <text:p>6536,4</text:p>
          </table:table-cell>
          <table:table-cell office:value-type="float" office:value="6394.3" calcext:value-type="float">
            <text:p>6394,3</text:p>
          </table:table-cell>
          <table:table-cell table:formula="of:=[.C628]-[.D628]" office:value-type="float" office:value="142.099999999999" calcext:value-type="float">
            <text:p>142,0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5" calcext:value-type="date">
            <text:p>25/08/20</text:p>
          </table:table-cell>
          <table:table-cell office:value-type="float" office:value="6515.52" calcext:value-type="float">
            <text:p>6515,52</text:p>
          </table:table-cell>
          <table:table-cell office:value-type="float" office:value="6388.5" calcext:value-type="float">
            <text:p>6388,5</text:p>
          </table:table-cell>
          <table:table-cell table:formula="of:=[.C629]-[.D629]" office:value-type="float" office:value="127.02" calcext:value-type="float">
            <text:p>127,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4" calcext:value-type="date">
            <text:p>24/08/20</text:p>
          </table:table-cell>
          <table:table-cell office:value-type="float" office:value="6516.1" calcext:value-type="float">
            <text:p>6516,1</text:p>
          </table:table-cell>
          <table:table-cell office:value-type="float" office:value="6451.14" calcext:value-type="float">
            <text:p>6451,14</text:p>
          </table:table-cell>
          <table:table-cell table:formula="of:=[.C630]-[.D630]" office:value-type="float" office:value="64.96" calcext:value-type="float">
            <text:p>64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1" calcext:value-type="date">
            <text:p>21/08/20</text:p>
          </table:table-cell>
          <table:table-cell office:value-type="float" office:value="6536.4" calcext:value-type="float">
            <text:p>6536,4</text:p>
          </table:table-cell>
          <table:table-cell office:value-type="float" office:value="6444.76" calcext:value-type="float">
            <text:p>6444,76</text:p>
          </table:table-cell>
          <table:table-cell table:formula="of:=[.C631]-[.D631]" office:value-type="float" office:value="91.6399999999994" calcext:value-type="float">
            <text:p>91,6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20" calcext:value-type="date">
            <text:p>20/08/20</text:p>
          </table:table-cell>
          <table:table-cell office:value-type="float" office:value="6583.39" calcext:value-type="float">
            <text:p>6583,39</text:p>
          </table:table-cell>
          <table:table-cell office:value-type="float" office:value="6427.36" calcext:value-type="float">
            <text:p>6427,36</text:p>
          </table:table-cell>
          <table:table-cell table:formula="of:=[.C632]-[.D632]" office:value-type="float" office:value="156.030000000001" calcext:value-type="float">
            <text:p>156,03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9" calcext:value-type="date">
            <text:p>19/08/20</text:p>
          </table:table-cell>
          <table:table-cell office:value-type="float" office:value="6454.04" calcext:value-type="float">
            <text:p>6454,04</text:p>
          </table:table-cell>
          <table:table-cell office:value-type="float" office:value="6307.29" calcext:value-type="float">
            <text:p>6307,29</text:p>
          </table:table-cell>
          <table:table-cell table:formula="of:=[.C633]-[.D633]" office:value-type="float" office:value="146.75" calcext:value-type="float">
            <text:p>146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8" calcext:value-type="date">
            <text:p>18/08/20</text:p>
          </table:table-cell>
          <table:table-cell office:value-type="float" office:value="6401.84" calcext:value-type="float">
            <text:p>6401,84</text:p>
          </table:table-cell>
          <table:table-cell office:value-type="float" office:value="6291.05" calcext:value-type="float">
            <text:p>6291,05</text:p>
          </table:table-cell>
          <table:table-cell table:formula="of:=[.C634]-[.D634]" office:value-type="float" office:value="110.79" calcext:value-type="float">
            <text:p>110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7" calcext:value-type="date">
            <text:p>17/08/20</text:p>
          </table:table-cell>
          <table:table-cell office:value-type="float" office:value="6400.1" calcext:value-type="float">
            <text:p>6400,1</text:p>
          </table:table-cell>
          <table:table-cell office:value-type="float" office:value="6278.87" calcext:value-type="float">
            <text:p>6278,87</text:p>
          </table:table-cell>
          <table:table-cell table:formula="of:=[.C635]-[.D635]" office:value-type="float" office:value="121.23" calcext:value-type="float">
            <text:p>121,2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4" calcext:value-type="date">
            <text:p>14/08/20</text:p>
          </table:table-cell>
          <table:table-cell office:value-type="float" office:value="6315.99" calcext:value-type="float">
            <text:p>6315,99</text:p>
          </table:table-cell>
          <table:table-cell office:value-type="float" office:value="6219.71" calcext:value-type="float">
            <text:p>6219,71</text:p>
          </table:table-cell>
          <table:table-cell table:formula="of:=[.C636]-[.D636]" office:value-type="float" office:value="96.2799999999998" calcext:value-type="float">
            <text:p>96,27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3" calcext:value-type="date">
            <text:p>13/08/20</text:p>
          </table:table-cell>
          <table:table-cell office:value-type="float" office:value="6295.69" calcext:value-type="float">
            <text:p>6295,69</text:p>
          </table:table-cell>
          <table:table-cell office:value-type="float" office:value="6210.42" calcext:value-type="float">
            <text:p>6210,42</text:p>
          </table:table-cell>
          <table:table-cell table:formula="of:=[.C637]-[.D637]" office:value-type="float" office:value="85.2699999999995" calcext:value-type="float">
            <text:p>85,2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2" calcext:value-type="date">
            <text:p>12/08/20</text:p>
          </table:table-cell>
          <table:table-cell office:value-type="float" office:value="6376.31" calcext:value-type="float">
            <text:p>6376,31</text:p>
          </table:table-cell>
          <table:table-cell office:value-type="float" office:value="6269.01" calcext:value-type="float">
            <text:p>6269,01</text:p>
          </table:table-cell>
          <table:table-cell table:formula="of:=[.C638]-[.D638]" office:value-type="float" office:value="107.3" calcext:value-type="float">
            <text:p>107,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1" calcext:value-type="date">
            <text:p>11/08/20</text:p>
          </table:table-cell>
          <table:table-cell office:value-type="float" office:value="6342.67" calcext:value-type="float">
            <text:p>6342,67</text:p>
          </table:table-cell>
          <table:table-cell office:value-type="float" office:value="6237.11" calcext:value-type="float">
            <text:p>6237,11</text:p>
          </table:table-cell>
          <table:table-cell table:formula="of:=[.C639]-[.D639]" office:value-type="float" office:value="105.56" calcext:value-type="float">
            <text:p>105,5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10" calcext:value-type="date">
            <text:p>10/08/20</text:p>
          </table:table-cell>
          <table:table-cell office:value-type="float" office:value="6375.15" calcext:value-type="float">
            <text:p>6375,15</text:p>
          </table:table-cell>
          <table:table-cell office:value-type="float" office:value="6215.07" calcext:value-type="float">
            <text:p>6215,07</text:p>
          </table:table-cell>
          <table:table-cell table:formula="of:=[.C640]-[.D640]" office:value-type="float" office:value="160.08" calcext:value-type="float">
            <text:p>160,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07" calcext:value-type="date">
            <text:p>07/08/20</text:p>
          </table:table-cell>
          <table:table-cell office:value-type="float" office:value="6316.57" calcext:value-type="float">
            <text:p>6316,57</text:p>
          </table:table-cell>
          <table:table-cell office:value-type="float" office:value="6200.56" calcext:value-type="float">
            <text:p>6200,56</text:p>
          </table:table-cell>
          <table:table-cell table:formula="of:=[.C641]-[.D641]" office:value-type="float" office:value="116.009999999999" calcext:value-type="float">
            <text:p>116,00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06" calcext:value-type="date">
            <text:p>06/08/20</text:p>
          </table:table-cell>
          <table:table-cell office:value-type="float" office:value="6237.69" calcext:value-type="float">
            <text:p>6237,69</text:p>
          </table:table-cell>
          <table:table-cell office:value-type="float" office:value="6179.1" calcext:value-type="float">
            <text:p>6179,1</text:p>
          </table:table-cell>
          <table:table-cell table:formula="of:=[.C642]-[.D642]" office:value-type="float" office:value="58.5899999999992" calcext:value-type="float">
            <text:p>58,58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05" calcext:value-type="date">
            <text:p>05/08/20</text:p>
          </table:table-cell>
          <table:table-cell office:value-type="float" office:value="6177.36" calcext:value-type="float">
            <text:p>6177,36</text:p>
          </table:table-cell>
          <table:table-cell office:value-type="float" office:value="6076.44" calcext:value-type="float">
            <text:p>6076,44</text:p>
          </table:table-cell>
          <table:table-cell table:formula="of:=[.C643]-[.D643]" office:value-type="float" office:value="100.92" calcext:value-type="float">
            <text:p>100,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04" calcext:value-type="date">
            <text:p>04/08/20</text:p>
          </table:table-cell>
          <table:table-cell office:value-type="float" office:value="6244.07" calcext:value-type="float">
            <text:p>6244,07</text:p>
          </table:table-cell>
          <table:table-cell office:value-type="float" office:value="6125.16" calcext:value-type="float">
            <text:p>6125,16</text:p>
          </table:table-cell>
          <table:table-cell table:formula="of:=[.C644]-[.D644]" office:value-type="float" office:value="118.91" calcext:value-type="float">
            <text:p>118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8-03" calcext:value-type="date">
            <text:p>03/08/20</text:p>
          </table:table-cell>
          <table:table-cell office:value-type="float" office:value="6196.5" calcext:value-type="float">
            <text:p>6196,5</text:p>
          </table:table-cell>
          <table:table-cell office:value-type="float" office:value="6052.08" calcext:value-type="float">
            <text:p>6052,08</text:p>
          </table:table-cell>
          <table:table-cell table:formula="of:=[.C645]-[.D645]" office:value-type="float" office:value="144.42" calcext:value-type="float">
            <text:p>144,4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31" calcext:value-type="date">
            <text:p>31/07/20</text:p>
          </table:table-cell>
          <table:table-cell office:value-type="float" office:value="6072.96" calcext:value-type="float">
            <text:p>6072,96</text:p>
          </table:table-cell>
          <table:table-cell office:value-type="float" office:value="5996.39" calcext:value-type="float">
            <text:p>5996,39</text:p>
          </table:table-cell>
          <table:table-cell table:formula="of:=[.C646]-[.D646]" office:value-type="float" office:value="76.5699999999997" calcext:value-type="float">
            <text:p>76,5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30" calcext:value-type="date">
            <text:p>30/07/20</text:p>
          </table:table-cell>
          <table:table-cell office:value-type="float" office:value="6055.61" calcext:value-type="float">
            <text:p>6055,61</text:p>
          </table:table-cell>
          <table:table-cell office:value-type="float" office:value="5972.6" calcext:value-type="float">
            <text:p>5972,6</text:p>
          </table:table-cell>
          <table:table-cell table:formula="of:=[.C647]-[.D647]" office:value-type="float" office:value="83.0099999999993" calcext:value-type="float">
            <text:p>83,00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9" calcext:value-type="date">
            <text:p>29/07/20</text:p>
          </table:table-cell>
          <table:table-cell office:value-type="float" office:value="6018.46" calcext:value-type="float">
            <text:p>6018,46</text:p>
          </table:table-cell>
          <table:table-cell office:value-type="float" office:value="5938.94" calcext:value-type="float">
            <text:p>5938,94</text:p>
          </table:table-cell>
          <table:table-cell table:formula="of:=[.C648]-[.D648]" office:value-type="float" office:value="79.5200000000004" calcext:value-type="float">
            <text:p>79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8" calcext:value-type="date">
            <text:p>28/07/20</text:p>
          </table:table-cell>
          <table:table-cell office:value-type="float" office:value="6042.26" calcext:value-type="float">
            <text:p>6042,26</text:p>
          </table:table-cell>
          <table:table-cell office:value-type="float" office:value="5962.74" calcext:value-type="float">
            <text:p>5962,74</text:p>
          </table:table-cell>
          <table:table-cell table:formula="of:=[.C649]-[.D649]" office:value-type="float" office:value="79.5200000000004" calcext:value-type="float">
            <text:p>79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7" calcext:value-type="date">
            <text:p>27/07/20</text:p>
          </table:table-cell>
          <table:table-cell office:value-type="float" office:value="6064.89" calcext:value-type="float">
            <text:p>6064,89</text:p>
          </table:table-cell>
          <table:table-cell office:value-type="float" office:value="5970.28" calcext:value-type="float">
            <text:p>5970,28</text:p>
          </table:table-cell>
          <table:table-cell table:formula="of:=[.C650]-[.D650]" office:value-type="float" office:value="94.6100000000006" calcext:value-type="float">
            <text:p>94,61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4" calcext:value-type="date">
            <text:p>24/07/20</text:p>
          </table:table-cell>
          <table:table-cell office:value-type="float" office:value="6099.14" calcext:value-type="float">
            <text:p>6099,14</text:p>
          </table:table-cell>
          <table:table-cell office:value-type="float" office:value="5991.18" calcext:value-type="float">
            <text:p>5991,18</text:p>
          </table:table-cell>
          <table:table-cell table:formula="of:=[.C651]-[.D651]" office:value-type="float" office:value="107.96" calcext:value-type="float">
            <text:p>107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3" calcext:value-type="date">
            <text:p>23/07/20</text:p>
          </table:table-cell>
          <table:table-cell office:value-type="float" office:value="6068.96" calcext:value-type="float">
            <text:p>6068,96</text:p>
          </table:table-cell>
          <table:table-cell office:value-type="float" office:value="5950.55" calcext:value-type="float">
            <text:p>5950,55</text:p>
          </table:table-cell>
          <table:table-cell table:formula="of:=[.C652]-[.D652]" office:value-type="float" office:value="118.41" calcext:value-type="float">
            <text:p>118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2" calcext:value-type="date">
            <text:p>22/07/20</text:p>
          </table:table-cell>
          <table:table-cell office:value-type="float" office:value="6041.68" calcext:value-type="float">
            <text:p>6041,68</text:p>
          </table:table-cell>
          <table:table-cell office:value-type="float" office:value="5903.53" calcext:value-type="float">
            <text:p>5903,53</text:p>
          </table:table-cell>
          <table:table-cell table:formula="of:=[.C653]-[.D653]" office:value-type="float" office:value="138.150000000001" calcext:value-type="float">
            <text:p>138,15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1" calcext:value-type="date">
            <text:p>21/07/20</text:p>
          </table:table-cell>
          <table:table-cell office:value-type="float" office:value="6167.63" calcext:value-type="float">
            <text:p>6167,63</text:p>
          </table:table-cell>
          <table:table-cell office:value-type="float" office:value="5999.3" calcext:value-type="float">
            <text:p>5999,3</text:p>
          </table:table-cell>
          <table:table-cell table:formula="of:=[.C654]-[.D654]" office:value-type="float" office:value="168.33" calcext:value-type="float">
            <text:p>168,3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20" calcext:value-type="date">
            <text:p>20/07/20</text:p>
          </table:table-cell>
          <table:table-cell office:value-type="float" office:value="6262.82" calcext:value-type="float">
            <text:p>6262,82</text:p>
          </table:table-cell>
          <table:table-cell office:value-type="float" office:value="6188.52" calcext:value-type="float">
            <text:p>6188,52</text:p>
          </table:table-cell>
          <table:table-cell table:formula="of:=[.C655]-[.D655]" office:value-type="float" office:value="74.2999999999993" calcext:value-type="float">
            <text:p>74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7" calcext:value-type="date">
            <text:p>17/07/20</text:p>
          </table:table-cell>
          <table:table-cell office:value-type="float" office:value="6262.82" calcext:value-type="float">
            <text:p>6262,82</text:p>
          </table:table-cell>
          <table:table-cell office:value-type="float" office:value="6175.17" calcext:value-type="float">
            <text:p>6175,17</text:p>
          </table:table-cell>
          <table:table-cell table:formula="of:=[.C656]-[.D656]" office:value-type="float" office:value="87.6499999999996" calcext:value-type="float">
            <text:p>87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6" calcext:value-type="date">
            <text:p>16/07/20</text:p>
          </table:table-cell>
          <table:table-cell office:value-type="float" office:value="6265.14" calcext:value-type="float">
            <text:p>6265,14</text:p>
          </table:table-cell>
          <table:table-cell office:value-type="float" office:value="6165.31" calcext:value-type="float">
            <text:p>6165,31</text:p>
          </table:table-cell>
          <table:table-cell table:formula="of:=[.C657]-[.D657]" office:value-type="float" office:value="99.8299999999999" calcext:value-type="float">
            <text:p>99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5" calcext:value-type="date">
            <text:p>15/07/20</text:p>
          </table:table-cell>
          <table:table-cell office:value-type="float" office:value="6262.24" calcext:value-type="float">
            <text:p>6262,24</text:p>
          </table:table-cell>
          <table:table-cell office:value-type="float" office:value="6147.89" calcext:value-type="float">
            <text:p>6147,89</text:p>
          </table:table-cell>
          <table:table-cell table:formula="of:=[.C658]-[.D658]" office:value-type="float" office:value="114.349999999999" calcext:value-type="float">
            <text:p>114,34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4" calcext:value-type="date">
            <text:p>14/07/20</text:p>
          </table:table-cell>
          <table:table-cell office:value-type="float" office:value="6335.95" calcext:value-type="float">
            <text:p>6335,95</text:p>
          </table:table-cell>
          <table:table-cell office:value-type="float" office:value="6193.17" calcext:value-type="float">
            <text:p>6193,17</text:p>
          </table:table-cell>
          <table:table-cell table:formula="of:=[.C659]-[.D659]" office:value-type="float" office:value="142.78" calcext:value-type="float">
            <text:p>142,7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3" calcext:value-type="date">
            <text:p>13/07/20</text:p>
          </table:table-cell>
          <table:table-cell office:value-type="float" office:value="6284.87" calcext:value-type="float">
            <text:p>6284,87</text:p>
          </table:table-cell>
          <table:table-cell office:value-type="float" office:value="6169.37" calcext:value-type="float">
            <text:p>6169,37</text:p>
          </table:table-cell>
          <table:table-cell table:formula="of:=[.C660]-[.D660]" office:value-type="float" office:value="115.5" calcext:value-type="float">
            <text:p>115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10" calcext:value-type="date">
            <text:p>10/07/20</text:p>
          </table:table-cell>
          <table:table-cell office:value-type="float" office:value="6267.46" calcext:value-type="float">
            <text:p>6267,46</text:p>
          </table:table-cell>
          <table:table-cell office:value-type="float" office:value="6171.69" calcext:value-type="float">
            <text:p>6171,69</text:p>
          </table:table-cell>
          <table:table-cell table:formula="of:=[.C661]-[.D661]" office:value-type="float" office:value="95.7700000000004" calcext:value-type="float">
            <text:p>95,7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9" calcext:value-type="date">
            <text:p>09/07/20</text:p>
          </table:table-cell>
          <table:table-cell office:value-type="float" office:value="6249.47" calcext:value-type="float">
            <text:p>6249,47</text:p>
          </table:table-cell>
          <table:table-cell office:value-type="float" office:value="6095.66" calcext:value-type="float">
            <text:p>6095,66</text:p>
          </table:table-cell>
          <table:table-cell table:formula="of:=[.C662]-[.D662]" office:value-type="float" office:value="153.81" calcext:value-type="float">
            <text:p>153,8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8" calcext:value-type="date">
            <text:p>08/07/20</text:p>
          </table:table-cell>
          <table:table-cell office:value-type="float" office:value="6268.62" calcext:value-type="float">
            <text:p>6268,62</text:p>
          </table:table-cell>
          <table:table-cell office:value-type="float" office:value="6180.4" calcext:value-type="float">
            <text:p>6180,4</text:p>
          </table:table-cell>
          <table:table-cell table:formula="of:=[.C663]-[.D663]" office:value-type="float" office:value="88.2200000000003" calcext:value-type="float">
            <text:p>88,2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7" calcext:value-type="date">
            <text:p>07/07/20</text:p>
          </table:table-cell>
          <table:table-cell office:value-type="float" office:value="6279.07" calcext:value-type="float">
            <text:p>6279,07</text:p>
          </table:table-cell>
          <table:table-cell office:value-type="float" office:value="6147.89" calcext:value-type="float">
            <text:p>6147,89</text:p>
          </table:table-cell>
          <table:table-cell table:formula="of:=[.C664]-[.D664]" office:value-type="float" office:value="131.179999999999" calcext:value-type="float">
            <text:p>131,17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6" calcext:value-type="date">
            <text:p>06/07/20</text:p>
          </table:table-cell>
          <table:table-cell office:value-type="float" office:value="6228.57" calcext:value-type="float">
            <text:p>6228,57</text:p>
          </table:table-cell>
          <table:table-cell office:value-type="float" office:value="6115.97" calcext:value-type="float">
            <text:p>6115,97</text:p>
          </table:table-cell>
          <table:table-cell table:formula="of:=[.C665]-[.D665]" office:value-type="float" office:value="112.599999999999" calcext:value-type="float">
            <text:p>112,5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3" calcext:value-type="date">
            <text:p>03/07/20</text:p>
          </table:table-cell>
          <table:table-cell office:value-type="float" office:value="6254.69" calcext:value-type="float">
            <text:p>6254,69</text:p>
          </table:table-cell>
          <table:table-cell office:value-type="float" office:value="6166.47" calcext:value-type="float">
            <text:p>6166,47</text:p>
          </table:table-cell>
          <table:table-cell table:formula="of:=[.C666]-[.D666]" office:value-type="float" office:value="88.2199999999994" calcext:value-type="float">
            <text:p>88,21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2" calcext:value-type="date">
            <text:p>02/07/20</text:p>
          </table:table-cell>
          <table:table-cell office:value-type="float" office:value="6247.73" calcext:value-type="float">
            <text:p>6247,73</text:p>
          </table:table-cell>
          <table:table-cell office:value-type="float" office:value="6121.77" calcext:value-type="float">
            <text:p>6121,77</text:p>
          </table:table-cell>
          <table:table-cell table:formula="of:=[.C667]-[.D667]" office:value-type="float" office:value="125.959999999999" calcext:value-type="float">
            <text:p>125,95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7-01" calcext:value-type="date">
            <text:p>01/07/20</text:p>
          </table:table-cell>
          <table:table-cell office:value-type="float" office:value="6363.81" calcext:value-type="float">
            <text:p>6363,81</text:p>
          </table:table-cell>
          <table:table-cell office:value-type="float" office:value="6158.92" calcext:value-type="float">
            <text:p>6158,92</text:p>
          </table:table-cell>
          <table:table-cell table:formula="of:=[.C668]-[.D668]" office:value-type="float" office:value="204.89" calcext:value-type="float">
            <text:p>204,8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30" calcext:value-type="date">
            <text:p>30/06/20</text:p>
          </table:table-cell>
          <table:table-cell office:value-type="float" office:value="6400.38" calcext:value-type="float">
            <text:p>6400,38</text:p>
          </table:table-cell>
          <table:table-cell office:value-type="float" office:value="6280.81" calcext:value-type="float">
            <text:p>6280,81</text:p>
          </table:table-cell>
          <table:table-cell table:formula="of:=[.C669]-[.D669]" office:value-type="float" office:value="119.57" calcext:value-type="float">
            <text:p>119,5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9" calcext:value-type="date">
            <text:p>29/06/20</text:p>
          </table:table-cell>
          <table:table-cell office:value-type="float" office:value="6351.02" calcext:value-type="float">
            <text:p>6351,02</text:p>
          </table:table-cell>
          <table:table-cell office:value-type="float" office:value="6254.7" calcext:value-type="float">
            <text:p>6254,7</text:p>
          </table:table-cell>
          <table:table-cell table:formula="of:=[.C670]-[.D670]" office:value-type="float" office:value="96.3200000000006" calcext:value-type="float">
            <text:p>96,32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6" calcext:value-type="date">
            <text:p>26/06/20</text:p>
          </table:table-cell>
          <table:table-cell office:value-type="float" office:value="6374.8" calcext:value-type="float">
            <text:p>6374,8</text:p>
          </table:table-cell>
          <table:table-cell office:value-type="float" office:value="6229.75" calcext:value-type="float">
            <text:p>6229,75</text:p>
          </table:table-cell>
          <table:table-cell table:formula="of:=[.C671]-[.D671]" office:value-type="float" office:value="145.05" calcext:value-type="float">
            <text:p>145,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5" calcext:value-type="date">
            <text:p>25/06/20</text:p>
          </table:table-cell>
          <table:table-cell office:value-type="float" office:value="6252.38" calcext:value-type="float">
            <text:p>6252,38</text:p>
          </table:table-cell>
          <table:table-cell office:value-type="float" office:value="6113.13" calcext:value-type="float">
            <text:p>6113,13</text:p>
          </table:table-cell>
          <table:table-cell table:formula="of:=[.C672]-[.D672]" office:value-type="float" office:value="139.25" calcext:value-type="float">
            <text:p>139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4" calcext:value-type="date">
            <text:p>24/06/20</text:p>
          </table:table-cell>
          <table:table-cell office:value-type="float" office:value="6214.09" calcext:value-type="float">
            <text:p>6214,09</text:p>
          </table:table-cell>
          <table:table-cell office:value-type="float" office:value="5994.76" calcext:value-type="float">
            <text:p>5994,76</text:p>
          </table:table-cell>
          <table:table-cell table:formula="of:=[.C673]-[.D673]" office:value-type="float" office:value="219.33" calcext:value-type="float">
            <text:p>219,3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3" calcext:value-type="date">
            <text:p>23/06/20</text:p>
          </table:table-cell>
          <table:table-cell office:value-type="float" office:value="6067.29" calcext:value-type="float">
            <text:p>6067,29</text:p>
          </table:table-cell>
          <table:table-cell office:value-type="float" office:value="5959.37" calcext:value-type="float">
            <text:p>5959,37</text:p>
          </table:table-cell>
          <table:table-cell table:formula="of:=[.C674]-[.D674]" office:value-type="float" office:value="107.92" calcext:value-type="float">
            <text:p>107,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22" calcext:value-type="date">
            <text:p>22/06/20</text:p>
          </table:table-cell>
          <table:table-cell office:value-type="float" office:value="6150.26" calcext:value-type="float">
            <text:p>6150,26</text:p>
          </table:table-cell>
          <table:table-cell office:value-type="float" office:value="6034.8" calcext:value-type="float">
            <text:p>6034,8</text:p>
          </table:table-cell>
          <table:table-cell table:formula="of:=[.C675]-[.D675]" office:value-type="float" office:value="115.46" calcext:value-type="float">
            <text:p>115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9" calcext:value-type="date">
            <text:p>19/06/20</text:p>
          </table:table-cell>
          <table:table-cell office:value-type="float" office:value="6247.16" calcext:value-type="float">
            <text:p>6247,16</text:p>
          </table:table-cell>
          <table:table-cell office:value-type="float" office:value="6139.82" calcext:value-type="float">
            <text:p>6139,82</text:p>
          </table:table-cell>
          <table:table-cell table:formula="of:=[.C676]-[.D676]" office:value-type="float" office:value="107.34" calcext:value-type="float">
            <text:p>107,3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8" calcext:value-type="date">
            <text:p>18/06/20</text:p>
          </table:table-cell>
          <table:table-cell office:value-type="float" office:value="6255.86" calcext:value-type="float">
            <text:p>6255,86</text:p>
          </table:table-cell>
          <table:table-cell office:value-type="float" office:value="6144.46" calcext:value-type="float">
            <text:p>6144,46</text:p>
          </table:table-cell>
          <table:table-cell table:formula="of:=[.C677]-[.D677]" office:value-type="float" office:value="111.4" calcext:value-type="float">
            <text:p>111,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7" calcext:value-type="date">
            <text:p>17/06/20</text:p>
          </table:table-cell>
          <table:table-cell office:value-type="float" office:value="6121.83" calcext:value-type="float">
            <text:p>6121,83</text:p>
          </table:table-cell>
          <table:table-cell office:value-type="float" office:value="6017.39" calcext:value-type="float">
            <text:p>6017,39</text:p>
          </table:table-cell>
          <table:table-cell table:formula="of:=[.C678]-[.D678]" office:value-type="float" office:value="104.44" calcext:value-type="float">
            <text:p>104,4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6" calcext:value-type="date">
            <text:p>16/06/20</text:p>
          </table:table-cell>
          <table:table-cell office:value-type="float" office:value="6101.52" calcext:value-type="float">
            <text:p>6101,52</text:p>
          </table:table-cell>
          <table:table-cell office:value-type="float" office:value="5862.48" calcext:value-type="float">
            <text:p>5862,48</text:p>
          </table:table-cell>
          <table:table-cell table:formula="of:=[.C679]-[.D679]" office:value-type="float" office:value="239.040000000001" calcext:value-type="float">
            <text:p>239,04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5" calcext:value-type="date">
            <text:p>15/06/20</text:p>
          </table:table-cell>
          <table:table-cell office:value-type="float" office:value="6068.45" calcext:value-type="float">
            <text:p>6068,45</text:p>
          </table:table-cell>
          <table:table-cell office:value-type="float" office:value="5898.45" calcext:value-type="float">
            <text:p>5898,45</text:p>
          </table:table-cell>
          <table:table-cell table:formula="of:=[.C680]-[.D680]" office:value-type="float" office:value="170" calcext:value-type="float">
            <text:p>170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2" calcext:value-type="date">
            <text:p>12/06/20</text:p>
          </table:table-cell>
          <table:table-cell office:value-type="float" office:value="5937.32" calcext:value-type="float">
            <text:p>5937,32</text:p>
          </table:table-cell>
          <table:table-cell office:value-type="float" office:value="5809.1" calcext:value-type="float">
            <text:p>5809,1</text:p>
          </table:table-cell>
          <table:table-cell table:formula="of:=[.C681]-[.D681]" office:value-type="float" office:value="128.219999999999" calcext:value-type="float">
            <text:p>128,21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10" calcext:value-type="date">
            <text:p>10/06/20</text:p>
          </table:table-cell>
          <table:table-cell office:value-type="float" office:value="5782.41" calcext:value-type="float">
            <text:p>5782,41</text:p>
          </table:table-cell>
          <table:table-cell office:value-type="float" office:value="5618.79" calcext:value-type="float">
            <text:p>5618,79</text:p>
          </table:table-cell>
          <table:table-cell table:formula="of:=[.C682]-[.D682]" office:value-type="float" office:value="163.62" calcext:value-type="float">
            <text:p>163,6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9" calcext:value-type="date">
            <text:p>09/06/20</text:p>
          </table:table-cell>
          <table:table-cell office:value-type="float" office:value="5739.47" calcext:value-type="float">
            <text:p>5739,47</text:p>
          </table:table-cell>
          <table:table-cell office:value-type="float" office:value="5637.35" calcext:value-type="float">
            <text:p>5637,35</text:p>
          </table:table-cell>
          <table:table-cell table:formula="of:=[.C683]-[.D683]" office:value-type="float" office:value="102.12" calcext:value-type="float">
            <text:p>102,1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8" calcext:value-type="date">
            <text:p>08/06/20</text:p>
          </table:table-cell>
          <table:table-cell office:value-type="float" office:value="5781.25" calcext:value-type="float">
            <text:p>5781,25</text:p>
          </table:table-cell>
          <table:table-cell office:value-type="float" office:value="5597.32" calcext:value-type="float">
            <text:p>5597,32</text:p>
          </table:table-cell>
          <table:table-cell table:formula="of:=[.C684]-[.D684]" office:value-type="float" office:value="183.93" calcext:value-type="float">
            <text:p>183,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5" calcext:value-type="date">
            <text:p>05/06/20</text:p>
          </table:table-cell>
          <table:table-cell office:value-type="float" office:value="5901.35" calcext:value-type="float">
            <text:p>5901,35</text:p>
          </table:table-cell>
          <table:table-cell office:value-type="float" office:value="5732.51" calcext:value-type="float">
            <text:p>5732,51</text:p>
          </table:table-cell>
          <table:table-cell table:formula="of:=[.C685]-[.D685]" office:value-type="float" office:value="168.84" calcext:value-type="float">
            <text:p>168,8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4" calcext:value-type="date">
            <text:p>04/06/20</text:p>
          </table:table-cell>
          <table:table-cell office:value-type="float" office:value="5974.46" calcext:value-type="float">
            <text:p>5974,46</text:p>
          </table:table-cell>
          <table:table-cell office:value-type="float" office:value="5838.69" calcext:value-type="float">
            <text:p>5838,69</text:p>
          </table:table-cell>
          <table:table-cell table:formula="of:=[.C686]-[.D686]" office:value-type="float" office:value="135.77" calcext:value-type="float">
            <text:p>135,7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3" calcext:value-type="date">
            <text:p>03/06/20</text:p>
          </table:table-cell>
          <table:table-cell office:value-type="float" office:value="6057.43" calcext:value-type="float">
            <text:p>6057,43</text:p>
          </table:table-cell>
          <table:table-cell office:value-type="float" office:value="5828.82" calcext:value-type="float">
            <text:p>5828,82</text:p>
          </table:table-cell>
          <table:table-cell table:formula="of:=[.C687]-[.D687]" office:value-type="float" office:value="228.610000000001" calcext:value-type="float">
            <text:p>228,61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2" calcext:value-type="date">
            <text:p>02/06/20</text:p>
          </table:table-cell>
          <table:table-cell office:value-type="float" office:value="6203.64" calcext:value-type="float">
            <text:p>6203,64</text:p>
          </table:table-cell>
          <table:table-cell office:value-type="float" office:value="6041.18" calcext:value-type="float">
            <text:p>6041,18</text:p>
          </table:table-cell>
          <table:table-cell table:formula="of:=[.C688]-[.D688]" office:value-type="float" office:value="162.46" calcext:value-type="float">
            <text:p>162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6-01" calcext:value-type="date">
            <text:p>01/06/20</text:p>
          </table:table-cell>
          <table:table-cell office:value-type="float" office:value="6296.48" calcext:value-type="float">
            <text:p>6296,48</text:p>
          </table:table-cell>
          <table:table-cell office:value-type="float" office:value="6169.99" calcext:value-type="float">
            <text:p>6169,99</text:p>
          </table:table-cell>
          <table:table-cell table:formula="of:=[.C689]-[.D689]" office:value-type="float" office:value="126.49" calcext:value-type="float">
            <text:p>126,4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9" calcext:value-type="date">
            <text:p>29/05/20</text:p>
          </table:table-cell>
          <table:table-cell office:value-type="float" office:value="6346.95" calcext:value-type="float">
            <text:p>6346,95</text:p>
          </table:table-cell>
          <table:table-cell office:value-type="float" office:value="6180.43" calcext:value-type="float">
            <text:p>6180,43</text:p>
          </table:table-cell>
          <table:table-cell table:formula="of:=[.C690]-[.D690]" office:value-type="float" office:value="166.52" calcext:value-type="float">
            <text:p>166,5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8" calcext:value-type="date">
            <text:p>28/05/20</text:p>
          </table:table-cell>
          <table:table-cell office:value-type="float" office:value="6291.84" calcext:value-type="float">
            <text:p>6291,84</text:p>
          </table:table-cell>
          <table:table-cell office:value-type="float" office:value="6140.71" calcext:value-type="float">
            <text:p>6140,71</text:p>
          </table:table-cell>
          <table:table-cell table:formula="of:=[.C691]-[.D691]" office:value-type="float" office:value="151.13" calcext:value-type="float">
            <text:p>151,1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7" calcext:value-type="date">
            <text:p>27/05/20</text:p>
          </table:table-cell>
          <table:table-cell office:value-type="float" office:value="6232.55" calcext:value-type="float">
            <text:p>6232,55</text:p>
          </table:table-cell>
          <table:table-cell office:value-type="float" office:value="6127.34" calcext:value-type="float">
            <text:p>6127,34</text:p>
          </table:table-cell>
          <table:table-cell table:formula="of:=[.C692]-[.D692]" office:value-type="float" office:value="105.21" calcext:value-type="float">
            <text:p>105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6" calcext:value-type="date">
            <text:p>26/05/20</text:p>
          </table:table-cell>
          <table:table-cell office:value-type="float" office:value="6281.38" calcext:value-type="float">
            <text:p>6281,38</text:p>
          </table:table-cell>
          <table:table-cell office:value-type="float" office:value="6201.74" calcext:value-type="float">
            <text:p>6201,74</text:p>
          </table:table-cell>
          <table:table-cell table:formula="of:=[.C693]-[.D693]" office:value-type="float" office:value="79.6400000000003" calcext:value-type="float">
            <text:p>79,64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5" calcext:value-type="date">
            <text:p>25/05/20</text:p>
          </table:table-cell>
          <table:table-cell office:value-type="float" office:value="6430.77" calcext:value-type="float">
            <text:p>6430,77</text:p>
          </table:table-cell>
          <table:table-cell office:value-type="float" office:value="6318" calcext:value-type="float">
            <text:p>6318</text:p>
          </table:table-cell>
          <table:table-cell table:formula="of:=[.C694]-[.D694]" office:value-type="float" office:value="112.77" calcext:value-type="float">
            <text:p>112,7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2" calcext:value-type="date">
            <text:p>22/05/20</text:p>
          </table:table-cell>
          <table:table-cell office:value-type="float" office:value="6542.38" calcext:value-type="float">
            <text:p>6542,38</text:p>
          </table:table-cell>
          <table:table-cell office:value-type="float" office:value="6423.21" calcext:value-type="float">
            <text:p>6423,21</text:p>
          </table:table-cell>
          <table:table-cell table:formula="of:=[.C695]-[.D695]" office:value-type="float" office:value="119.17" calcext:value-type="float">
            <text:p>119,1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1" calcext:value-type="date">
            <text:p>21/05/20</text:p>
          </table:table-cell>
          <table:table-cell office:value-type="float" office:value="6637.13" calcext:value-type="float">
            <text:p>6637,13</text:p>
          </table:table-cell>
          <table:table-cell office:value-type="float" office:value="6452.28" calcext:value-type="float">
            <text:p>6452,28</text:p>
          </table:table-cell>
          <table:table-cell table:formula="of:=[.C696]-[.D696]" office:value-type="float" office:value="184.85" calcext:value-type="float">
            <text:p>184,8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20" calcext:value-type="date">
            <text:p>20/05/20</text:p>
          </table:table-cell>
          <table:table-cell office:value-type="float" office:value="6692.35" calcext:value-type="float">
            <text:p>6692,35</text:p>
          </table:table-cell>
          <table:table-cell office:value-type="float" office:value="6594.11" calcext:value-type="float">
            <text:p>6594,11</text:p>
          </table:table-cell>
          <table:table-cell table:formula="of:=[.C697]-[.D697]" office:value-type="float" office:value="98.2400000000007" calcext:value-type="float">
            <text:p>98,24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9" calcext:value-type="date">
            <text:p>19/05/20</text:p>
          </table:table-cell>
          <table:table-cell office:value-type="float" office:value="6710.37" calcext:value-type="float">
            <text:p>6710,37</text:p>
          </table:table-cell>
          <table:table-cell office:value-type="float" office:value="6609.81" calcext:value-type="float">
            <text:p>6609,81</text:p>
          </table:table-cell>
          <table:table-cell table:formula="of:=[.C698]-[.D698]" office:value-type="float" office:value="100.56" calcext:value-type="float">
            <text:p>100,5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8" calcext:value-type="date">
            <text:p>18/05/20</text:p>
          </table:table-cell>
          <table:table-cell office:value-type="float" office:value="6753.39" calcext:value-type="float">
            <text:p>6753,39</text:p>
          </table:table-cell>
          <table:table-cell office:value-type="float" office:value="6624.92" calcext:value-type="float">
            <text:p>6624,92</text:p>
          </table:table-cell>
          <table:table-cell table:formula="of:=[.C699]-[.D699]" office:value-type="float" office:value="128.47" calcext:value-type="float">
            <text:p>128,4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5" calcext:value-type="date">
            <text:p>15/05/20</text:p>
          </table:table-cell>
          <table:table-cell office:value-type="float" office:value="6838.25" calcext:value-type="float">
            <text:p>6838,25</text:p>
          </table:table-cell>
          <table:table-cell office:value-type="float" office:value="6701.65" calcext:value-type="float">
            <text:p>6701,65</text:p>
          </table:table-cell>
          <table:table-cell table:formula="of:=[.C700]-[.D700]" office:value-type="float" office:value="136.6" calcext:value-type="float">
            <text:p>136,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4" calcext:value-type="date">
            <text:p>14/05/20</text:p>
          </table:table-cell>
          <table:table-cell office:value-type="float" office:value="6949.28" calcext:value-type="float">
            <text:p>6949,28</text:p>
          </table:table-cell>
          <table:table-cell office:value-type="float" office:value="6752.8" calcext:value-type="float">
            <text:p>6752,8</text:p>
          </table:table-cell>
          <table:table-cell table:formula="of:=[.C701]-[.D701]" office:value-type="float" office:value="196.48" calcext:value-type="float">
            <text:p>196,4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3" calcext:value-type="date">
            <text:p>13/05/20</text:p>
          </table:table-cell>
          <table:table-cell office:value-type="float" office:value="6917.89" calcext:value-type="float">
            <text:p>6917,89</text:p>
          </table:table-cell>
          <table:table-cell office:value-type="float" office:value="6770.82" calcext:value-type="float">
            <text:p>6770,82</text:p>
          </table:table-cell>
          <table:table-cell table:formula="of:=[.C702]-[.D702]" office:value-type="float" office:value="147.070000000001" calcext:value-type="float">
            <text:p>147,07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2" calcext:value-type="date">
            <text:p>12/05/20</text:p>
          </table:table-cell>
          <table:table-cell office:value-type="float" office:value="6860.92" calcext:value-type="float">
            <text:p>6860,92</text:p>
          </table:table-cell>
          <table:table-cell office:value-type="float" office:value="6683.63" calcext:value-type="float">
            <text:p>6683,63</text:p>
          </table:table-cell>
          <table:table-cell table:formula="of:=[.C703]-[.D703]" office:value-type="float" office:value="177.29" calcext:value-type="float">
            <text:p>177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11" calcext:value-type="date">
            <text:p>11/05/20</text:p>
          </table:table-cell>
          <table:table-cell office:value-type="float" office:value="6798.73" calcext:value-type="float">
            <text:p>6798,73</text:p>
          </table:table-cell>
          <table:table-cell office:value-type="float" office:value="6710.37" calcext:value-type="float">
            <text:p>6710,37</text:p>
          </table:table-cell>
          <table:table-cell table:formula="of:=[.C704]-[.D704]" office:value-type="float" office:value="88.3599999999997" calcext:value-type="float">
            <text:p>88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08" calcext:value-type="date">
            <text:p>08/05/20</text:p>
          </table:table-cell>
          <table:table-cell office:value-type="float" office:value="6784.19" calcext:value-type="float">
            <text:p>6784,19</text:p>
          </table:table-cell>
          <table:table-cell office:value-type="float" office:value="6655.73" calcext:value-type="float">
            <text:p>6655,73</text:p>
          </table:table-cell>
          <table:table-cell table:formula="of:=[.C705]-[.D705]" office:value-type="float" office:value="128.46" calcext:value-type="float">
            <text:p>128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07" calcext:value-type="date">
            <text:p>07/05/20</text:p>
          </table:table-cell>
          <table:table-cell office:value-type="float" office:value="6841.16" calcext:value-type="float">
            <text:p>6841,16</text:p>
          </table:table-cell>
          <table:table-cell office:value-type="float" office:value="6685.96" calcext:value-type="float">
            <text:p>6685,96</text:p>
          </table:table-cell>
          <table:table-cell table:formula="of:=[.C706]-[.D706]" office:value-type="float" office:value="155.2" calcext:value-type="float">
            <text:p>155,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06" calcext:value-type="date">
            <text:p>06/05/20</text:p>
          </table:table-cell>
          <table:table-cell office:value-type="float" office:value="6663.29" calcext:value-type="float">
            <text:p>6663,29</text:p>
          </table:table-cell>
          <table:table-cell office:value-type="float" office:value="6517.38" calcext:value-type="float">
            <text:p>6517,38</text:p>
          </table:table-cell>
          <table:table-cell table:formula="of:=[.C707]-[.D707]" office:value-type="float" office:value="145.91" calcext:value-type="float">
            <text:p>145,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05" calcext:value-type="date">
            <text:p>05/05/20</text:p>
          </table:table-cell>
          <table:table-cell office:value-type="float" office:value="6526.68" calcext:value-type="float">
            <text:p>6526,68</text:p>
          </table:table-cell>
          <table:table-cell office:value-type="float" office:value="6384.27" calcext:value-type="float">
            <text:p>6384,27</text:p>
          </table:table-cell>
          <table:table-cell table:formula="of:=[.C708]-[.D708]" office:value-type="float" office:value="142.41" calcext:value-type="float">
            <text:p>142,4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5-04" calcext:value-type="date">
            <text:p>04/05/20</text:p>
          </table:table-cell>
          <table:table-cell office:value-type="float" office:value="6543.54" calcext:value-type="float">
            <text:p>6543,54</text:p>
          </table:table-cell>
          <table:table-cell office:value-type="float" office:value="6427.86" calcext:value-type="float">
            <text:p>6427,86</text:p>
          </table:table-cell>
          <table:table-cell table:formula="of:=[.C709]-[.D709]" office:value-type="float" office:value="115.68" calcext:value-type="float">
            <text:p>115,6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30" calcext:value-type="date">
            <text:p>30/04/20</text:p>
          </table:table-cell>
          <table:table-cell office:value-type="float" office:value="6392.99" calcext:value-type="float">
            <text:p>6392,99</text:p>
          </table:table-cell>
          <table:table-cell office:value-type="float" office:value="6207.56" calcext:value-type="float">
            <text:p>6207,56</text:p>
          </table:table-cell>
          <table:table-cell table:formula="of:=[.C710]-[.D710]" office:value-type="float" office:value="185.429999999999" calcext:value-type="float">
            <text:p>185,42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9" calcext:value-type="date">
            <text:p>29/04/20</text:p>
          </table:table-cell>
          <table:table-cell office:value-type="float" office:value="6436.92" calcext:value-type="float">
            <text:p>6436,92</text:p>
          </table:table-cell>
          <table:table-cell office:value-type="float" office:value="6211.63" calcext:value-type="float">
            <text:p>6211,63</text:p>
          </table:table-cell>
          <table:table-cell table:formula="of:=[.C711]-[.D711]" office:value-type="float" office:value="225.29" calcext:value-type="float">
            <text:p>225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8" calcext:value-type="date">
            <text:p>28/04/20</text:p>
          </table:table-cell>
          <table:table-cell office:value-type="float" office:value="6548.11" calcext:value-type="float">
            <text:p>6548,11</text:p>
          </table:table-cell>
          <table:table-cell office:value-type="float" office:value="6371.72" calcext:value-type="float">
            <text:p>6371,72</text:p>
          </table:table-cell>
          <table:table-cell table:formula="of:=[.C712]-[.D712]" office:value-type="float" office:value="176.389999999999" calcext:value-type="float">
            <text:p>176,38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7" calcext:value-type="date">
            <text:p>27/04/20</text:p>
          </table:table-cell>
          <table:table-cell office:value-type="float" office:value="6669.78" calcext:value-type="float">
            <text:p>6669,78</text:p>
          </table:table-cell>
          <table:table-cell office:value-type="float" office:value="6444.49" calcext:value-type="float">
            <text:p>6444,49</text:p>
          </table:table-cell>
          <table:table-cell table:formula="of:=[.C713]-[.D713]" office:value-type="float" office:value="225.29" calcext:value-type="float">
            <text:p>225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4" calcext:value-type="date">
            <text:p>24/04/20</text:p>
          </table:table-cell>
          <table:table-cell office:value-type="float" office:value="6696.56" calcext:value-type="float">
            <text:p>6696,56</text:p>
          </table:table-cell>
          <table:table-cell office:value-type="float" office:value="6470.1" calcext:value-type="float">
            <text:p>6470,1</text:p>
          </table:table-cell>
          <table:table-cell table:formula="of:=[.C714]-[.D714]" office:value-type="float" office:value="226.46" calcext:value-type="float">
            <text:p>226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3" calcext:value-type="date">
            <text:p>23/04/20</text:p>
          </table:table-cell>
          <table:table-cell office:value-type="float" office:value="6473.6" calcext:value-type="float">
            <text:p>6473,6</text:p>
          </table:table-cell>
          <table:table-cell office:value-type="float" office:value="6292.55" calcext:value-type="float">
            <text:p>6292,55</text:p>
          </table:table-cell>
          <table:table-cell table:formula="of:=[.C715]-[.D715]" office:value-type="float" office:value="181.05" calcext:value-type="float">
            <text:p>181,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2" calcext:value-type="date">
            <text:p>22/04/20</text:p>
          </table:table-cell>
          <table:table-cell office:value-type="float" office:value="6365.32" calcext:value-type="float">
            <text:p>6365,32</text:p>
          </table:table-cell>
          <table:table-cell office:value-type="float" office:value="6177.28" calcext:value-type="float">
            <text:p>6177,28</text:p>
          </table:table-cell>
          <table:table-cell table:formula="of:=[.C716]-[.D716]" office:value-type="float" office:value="188.04" calcext:value-type="float">
            <text:p>188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20" calcext:value-type="date">
            <text:p>20/04/20</text:p>
          </table:table-cell>
          <table:table-cell office:value-type="float" office:value="6198.24" calcext:value-type="float">
            <text:p>6198,24</text:p>
          </table:table-cell>
          <table:table-cell office:value-type="float" office:value="6134.2" calcext:value-type="float">
            <text:p>6134,2</text:p>
          </table:table-cell>
          <table:table-cell table:formula="of:=[.C717]-[.D717]" office:value-type="float" office:value="64.04" calcext:value-type="float">
            <text:p>64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17" calcext:value-type="date">
            <text:p>17/04/20</text:p>
          </table:table-cell>
          <table:table-cell office:value-type="float" office:value="6147.59" calcext:value-type="float">
            <text:p>6147,59</text:p>
          </table:table-cell>
          <table:table-cell office:value-type="float" office:value="6067.83" calcext:value-type="float">
            <text:p>6067,83</text:p>
          </table:table-cell>
          <table:table-cell table:formula="of:=[.C718]-[.D718]" office:value-type="float" office:value="79.7600000000002" calcext:value-type="float">
            <text:p>79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16" calcext:value-type="date">
            <text:p>16/04/20</text:p>
          </table:table-cell>
          <table:table-cell office:value-type="float" office:value="6139.44" calcext:value-type="float">
            <text:p>6139,44</text:p>
          </table:table-cell>
          <table:table-cell office:value-type="float" office:value="6062.01" calcext:value-type="float">
            <text:p>6062,01</text:p>
          </table:table-cell>
          <table:table-cell table:formula="of:=[.C719]-[.D719]" office:value-type="float" office:value="77.4299999999994" calcext:value-type="float">
            <text:p>77,42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15" calcext:value-type="date">
            <text:p>15/04/20</text:p>
          </table:table-cell>
          <table:table-cell office:value-type="float" office:value="6140.02" calcext:value-type="float">
            <text:p>6140,02</text:p>
          </table:table-cell>
          <table:table-cell office:value-type="float" office:value="6078.89" calcext:value-type="float">
            <text:p>6078,89</text:p>
          </table:table-cell>
          <table:table-cell table:formula="of:=[.C720]-[.D720]" office:value-type="float" office:value="61.1300000000001" calcext:value-type="float">
            <text:p>61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14" calcext:value-type="date">
            <text:p>14/04/20</text:p>
          </table:table-cell>
          <table:table-cell office:value-type="float" office:value="6074.82" calcext:value-type="float">
            <text:p>6074,82</text:p>
          </table:table-cell>
          <table:table-cell office:value-type="float" office:value="6000.3" calcext:value-type="float">
            <text:p>6000,3</text:p>
          </table:table-cell>
          <table:table-cell table:formula="of:=[.C721]-[.D721]" office:value-type="float" office:value="74.5199999999995" calcext:value-type="float">
            <text:p>74,5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13" calcext:value-type="date">
            <text:p>13/04/20</text:p>
          </table:table-cell>
          <table:table-cell office:value-type="float" office:value="6071.33" calcext:value-type="float">
            <text:p>6071,33</text:p>
          </table:table-cell>
          <table:table-cell office:value-type="float" office:value="5950.82" calcext:value-type="float">
            <text:p>5950,82</text:p>
          </table:table-cell>
          <table:table-cell table:formula="of:=[.C722]-[.D722]" office:value-type="float" office:value="120.51" calcext:value-type="float">
            <text:p>120,5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9" calcext:value-type="date">
            <text:p>09/04/20</text:p>
          </table:table-cell>
          <table:table-cell office:value-type="float" office:value="6006.71" calcext:value-type="float">
            <text:p>6006,71</text:p>
          </table:table-cell>
          <table:table-cell office:value-type="float" office:value="5886.2" calcext:value-type="float">
            <text:p>5886,2</text:p>
          </table:table-cell>
          <table:table-cell table:formula="of:=[.C723]-[.D723]" office:value-type="float" office:value="120.51" calcext:value-type="float">
            <text:p>120,5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8" calcext:value-type="date">
            <text:p>08/04/20</text:p>
          </table:table-cell>
          <table:table-cell office:value-type="float" office:value="6119.06" calcext:value-type="float">
            <text:p>6119,06</text:p>
          </table:table-cell>
          <table:table-cell office:value-type="float" office:value="5959.55" calcext:value-type="float">
            <text:p>5959,55</text:p>
          </table:table-cell>
          <table:table-cell table:formula="of:=[.C724]-[.D724]" office:value-type="float" office:value="159.51" calcext:value-type="float">
            <text:p>159,5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7" calcext:value-type="date">
            <text:p>07/04/20</text:p>
          </table:table-cell>
          <table:table-cell office:value-type="float" office:value="6123.14" calcext:value-type="float">
            <text:p>6123,14</text:p>
          </table:table-cell>
          <table:table-cell office:value-type="float" office:value="6042.8" calcext:value-type="float">
            <text:p>6042,8</text:p>
          </table:table-cell>
          <table:table-cell table:formula="of:=[.C725]-[.D725]" office:value-type="float" office:value="80.3400000000002" calcext:value-type="float">
            <text:p>80,34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6" calcext:value-type="date">
            <text:p>06/04/20</text:p>
          </table:table-cell>
          <table:table-cell office:value-type="float" office:value="6193.58" calcext:value-type="float">
            <text:p>6193,58</text:p>
          </table:table-cell>
          <table:table-cell office:value-type="float" office:value="6092.87" calcext:value-type="float">
            <text:p>6092,87</text:p>
          </table:table-cell>
          <table:table-cell table:formula="of:=[.C726]-[.D726]" office:value-type="float" office:value="100.71" calcext:value-type="float">
            <text:p>100,7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3" calcext:value-type="date">
            <text:p>03/04/20</text:p>
          </table:table-cell>
          <table:table-cell office:value-type="float" office:value="6245.39" calcext:value-type="float">
            <text:p>6245,39</text:p>
          </table:table-cell>
          <table:table-cell office:value-type="float" office:value="6143.51" calcext:value-type="float">
            <text:p>6143,51</text:p>
          </table:table-cell>
          <table:table-cell table:formula="of:=[.C727]-[.D727]" office:value-type="float" office:value="101.88" calcext:value-type="float">
            <text:p>101,8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2" calcext:value-type="date">
            <text:p>02/04/20</text:p>
          </table:table-cell>
          <table:table-cell office:value-type="float" office:value="6163.31" calcext:value-type="float">
            <text:p>6163,31</text:p>
          </table:table-cell>
          <table:table-cell office:value-type="float" office:value="6091.12" calcext:value-type="float">
            <text:p>6091,12</text:p>
          </table:table-cell>
          <table:table-cell table:formula="of:=[.C728]-[.D728]" office:value-type="float" office:value="72.1900000000005" calcext:value-type="float">
            <text:p>72,1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4-01" calcext:value-type="date">
            <text:p>01/04/20</text:p>
          </table:table-cell>
          <table:table-cell office:value-type="float" office:value="6152.25" calcext:value-type="float">
            <text:p>6152,25</text:p>
          </table:table-cell>
          <table:table-cell office:value-type="float" office:value="6089.95" calcext:value-type="float">
            <text:p>6089,95</text:p>
          </table:table-cell>
          <table:table-cell table:formula="of:=[.C729]-[.D729]" office:value-type="float" office:value="62.3000000000002" calcext:value-type="float">
            <text:p>62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31" calcext:value-type="date">
            <text:p>31/03/20</text:p>
          </table:table-cell>
          <table:table-cell office:value-type="float" office:value="6081.22" calcext:value-type="float">
            <text:p>6081,22</text:p>
          </table:table-cell>
          <table:table-cell office:value-type="float" office:value="6028.83" calcext:value-type="float">
            <text:p>6028,83</text:p>
          </table:table-cell>
          <table:table-cell table:formula="of:=[.C730]-[.D730]" office:value-type="float" office:value="52.3900000000003" calcext:value-type="float">
            <text:p>52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30" calcext:value-type="date">
            <text:p>30/03/20</text:p>
          </table:table-cell>
          <table:table-cell office:value-type="float" office:value="6059.1" calcext:value-type="float">
            <text:p>6059,1</text:p>
          </table:table-cell>
          <table:table-cell office:value-type="float" office:value="5958.24" calcext:value-type="float">
            <text:p>5958,24</text:p>
          </table:table-cell>
          <table:table-cell table:formula="of:=[.C731]-[.D731]" office:value-type="float" office:value="100.860000000001" calcext:value-type="float">
            <text:p>100,86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7" calcext:value-type="date">
            <text:p>27/03/20</text:p>
          </table:table-cell>
          <table:table-cell office:value-type="float" office:value="5979.81" calcext:value-type="float">
            <text:p>5979,81</text:p>
          </table:table-cell>
          <table:table-cell office:value-type="float" office:value="5882.45" calcext:value-type="float">
            <text:p>5882,45</text:p>
          </table:table-cell>
          <table:table-cell table:formula="of:=[.C732]-[.D732]" office:value-type="float" office:value="97.3600000000006" calcext:value-type="float">
            <text:p>97,36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6" calcext:value-type="date">
            <text:p>26/03/20</text:p>
          </table:table-cell>
          <table:table-cell office:value-type="float" office:value="5906.94" calcext:value-type="float">
            <text:p>5906,94</text:p>
          </table:table-cell>
          <table:table-cell office:value-type="float" office:value="5799.67" calcext:value-type="float">
            <text:p>5799,67</text:p>
          </table:table-cell>
          <table:table-cell table:formula="of:=[.C733]-[.D733]" office:value-type="float" office:value="107.27" calcext:value-type="float">
            <text:p>107,2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5" calcext:value-type="date">
            <text:p>25/03/20</text:p>
          </table:table-cell>
          <table:table-cell office:value-type="float" office:value="5958.24" calcext:value-type="float">
            <text:p>5958,24</text:p>
          </table:table-cell>
          <table:table-cell office:value-type="float" office:value="5799.67" calcext:value-type="float">
            <text:p>5799,67</text:p>
          </table:table-cell>
          <table:table-cell table:formula="of:=[.C734]-[.D734]" office:value-type="float" office:value="158.57" calcext:value-type="float">
            <text:p>158,5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4" calcext:value-type="date">
            <text:p>24/03/20</text:p>
          </table:table-cell>
          <table:table-cell office:value-type="float" office:value="5955.91" calcext:value-type="float">
            <text:p>5955,91</text:p>
          </table:table-cell>
          <table:table-cell office:value-type="float" office:value="5882.45" calcext:value-type="float">
            <text:p>5882,45</text:p>
          </table:table-cell>
          <table:table-cell table:formula="of:=[.C735]-[.D735]" office:value-type="float" office:value="73.46" calcext:value-type="float">
            <text:p>73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3" calcext:value-type="date">
            <text:p>23/03/20</text:p>
          </table:table-cell>
          <table:table-cell office:value-type="float" office:value="6004.88" calcext:value-type="float">
            <text:p>6004,88</text:p>
          </table:table-cell>
          <table:table-cell office:value-type="float" office:value="5838.73" calcext:value-type="float">
            <text:p>5838,73</text:p>
          </table:table-cell>
          <table:table-cell table:formula="of:=[.C736]-[.D736]" office:value-type="float" office:value="166.150000000001" calcext:value-type="float">
            <text:p>166,15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20" calcext:value-type="date">
            <text:p>20/03/20</text:p>
          </table:table-cell>
          <table:table-cell office:value-type="float" office:value="5911.6" calcext:value-type="float">
            <text:p>5911,6</text:p>
          </table:table-cell>
          <table:table-cell office:value-type="float" office:value="5811.33" calcext:value-type="float">
            <text:p>5811,33</text:p>
          </table:table-cell>
          <table:table-cell table:formula="of:=[.C737]-[.D737]" office:value-type="float" office:value="100.27" calcext:value-type="float">
            <text:p>100,2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9" calcext:value-type="date">
            <text:p>19/03/20</text:p>
          </table:table-cell>
          <table:table-cell office:value-type="float" office:value="6077.76" calcext:value-type="float">
            <text:p>6077,76</text:p>
          </table:table-cell>
          <table:table-cell office:value-type="float" office:value="5911.6" calcext:value-type="float">
            <text:p>5911,6</text:p>
          </table:table-cell>
          <table:table-cell table:formula="of:=[.C738]-[.D738]" office:value-type="float" office:value="166.16" calcext:value-type="float">
            <text:p>166,1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8" calcext:value-type="date">
            <text:p>18/03/20</text:p>
          </table:table-cell>
          <table:table-cell office:value-type="float" office:value="6130.23" calcext:value-type="float">
            <text:p>6130,23</text:p>
          </table:table-cell>
          <table:table-cell office:value-type="float" office:value="5895.86" calcext:value-type="float">
            <text:p>5895,86</text:p>
          </table:table-cell>
          <table:table-cell table:formula="of:=[.C739]-[.D739]" office:value-type="float" office:value="234.37" calcext:value-type="float">
            <text:p>234,3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7" calcext:value-type="date">
            <text:p>17/03/20</text:p>
          </table:table-cell>
          <table:table-cell office:value-type="float" office:value="5934.34" calcext:value-type="float">
            <text:p>5934,34</text:p>
          </table:table-cell>
          <table:table-cell office:value-type="float" office:value="5785.68" calcext:value-type="float">
            <text:p>5785,68</text:p>
          </table:table-cell>
          <table:table-cell table:formula="of:=[.C740]-[.D740]" office:value-type="float" office:value="148.66" calcext:value-type="float">
            <text:p>148,6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6" calcext:value-type="date">
            <text:p>16/03/20</text:p>
          </table:table-cell>
          <table:table-cell office:value-type="float" office:value="5915.68" calcext:value-type="float">
            <text:p>5915,68</text:p>
          </table:table-cell>
          <table:table-cell office:value-type="float" office:value="5695.31" calcext:value-type="float">
            <text:p>5695,31</text:p>
          </table:table-cell>
          <table:table-cell table:formula="of:=[.C741]-[.D741]" office:value-type="float" office:value="220.37" calcext:value-type="float">
            <text:p>220,3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3" calcext:value-type="date">
            <text:p>13/03/20</text:p>
          </table:table-cell>
          <table:table-cell office:value-type="float" office:value="5696.48" calcext:value-type="float">
            <text:p>5696,48</text:p>
          </table:table-cell>
          <table:table-cell office:value-type="float" office:value="5420.72" calcext:value-type="float">
            <text:p>5420,72</text:p>
          </table:table-cell>
          <table:table-cell table:formula="of:=[.C742]-[.D742]" office:value-type="float" office:value="275.759999999999" calcext:value-type="float">
            <text:p>275,75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2" calcext:value-type="date">
            <text:p>12/03/20</text:p>
          </table:table-cell>
          <table:table-cell office:value-type="float" office:value="5869.63" calcext:value-type="float">
            <text:p>5869,63</text:p>
          </table:table-cell>
          <table:table-cell office:value-type="float" office:value="5544.9" calcext:value-type="float">
            <text:p>5544,9</text:p>
          </table:table-cell>
          <table:table-cell table:formula="of:=[.C743]-[.D743]" office:value-type="float" office:value="324.73" calcext:value-type="float">
            <text:p>324,7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1" calcext:value-type="date">
            <text:p>11/03/20</text:p>
          </table:table-cell>
          <table:table-cell office:value-type="float" office:value="5637.59" calcext:value-type="float">
            <text:p>5637,59</text:p>
          </table:table-cell>
          <table:table-cell office:value-type="float" office:value="5435.29" calcext:value-type="float">
            <text:p>5435,29</text:p>
          </table:table-cell>
          <table:table-cell table:formula="of:=[.C744]-[.D744]" office:value-type="float" office:value="202.3" calcext:value-type="float">
            <text:p>202,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10" calcext:value-type="date">
            <text:p>10/03/20</text:p>
          </table:table-cell>
          <table:table-cell office:value-type="float" office:value="5473.19" calcext:value-type="float">
            <text:p>5473,19</text:p>
          </table:table-cell>
          <table:table-cell office:value-type="float" office:value="5413.14" calcext:value-type="float">
            <text:p>5413,14</text:p>
          </table:table-cell>
          <table:table-cell table:formula="of:=[.C745]-[.D745]" office:value-type="float" office:value="60.0499999999993" calcext:value-type="float">
            <text:p>60,04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9" calcext:value-type="date">
            <text:p>09/03/20</text:p>
          </table:table-cell>
          <table:table-cell office:value-type="float" office:value="5595.62" calcext:value-type="float">
            <text:p>5595,62</text:p>
          </table:table-cell>
          <table:table-cell office:value-type="float" office:value="5495.93" calcext:value-type="float">
            <text:p>5495,93</text:p>
          </table:table-cell>
          <table:table-cell table:formula="of:=[.C746]-[.D746]" office:value-type="float" office:value="99.6899999999996" calcext:value-type="float">
            <text:p>99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6" calcext:value-type="date">
            <text:p>06/03/20</text:p>
          </table:table-cell>
          <table:table-cell office:value-type="float" office:value="5455.12" calcext:value-type="float">
            <text:p>5455,12</text:p>
          </table:table-cell>
          <table:table-cell office:value-type="float" office:value="5384.57" calcext:value-type="float">
            <text:p>5384,57</text:p>
          </table:table-cell>
          <table:table-cell table:formula="of:=[.C747]-[.D747]" office:value-type="float" office:value="70.5500000000002" calcext:value-type="float">
            <text:p>70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5" calcext:value-type="date">
            <text:p>05/03/20</text:p>
          </table:table-cell>
          <table:table-cell office:value-type="float" office:value="5449.87" calcext:value-type="float">
            <text:p>5449,87</text:p>
          </table:table-cell>
          <table:table-cell office:value-type="float" office:value="5357.75" calcext:value-type="float">
            <text:p>5357,75</text:p>
          </table:table-cell>
          <table:table-cell table:formula="of:=[.C748]-[.D748]" office:value-type="float" office:value="92.1199999999999" calcext:value-type="float">
            <text:p>92,1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4" calcext:value-type="date">
            <text:p>04/03/20</text:p>
          </table:table-cell>
          <table:table-cell office:value-type="float" office:value="5359.5" calcext:value-type="float">
            <text:p>5359,5</text:p>
          </table:table-cell>
          <table:table-cell office:value-type="float" office:value="5260.39" calcext:value-type="float">
            <text:p>5260,39</text:p>
          </table:table-cell>
          <table:table-cell table:formula="of:=[.C749]-[.D749]" office:value-type="float" office:value="99.1099999999997" calcext:value-type="float">
            <text:p>99,10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3" calcext:value-type="date">
            <text:p>03/03/20</text:p>
          </table:table-cell>
          <table:table-cell office:value-type="float" office:value="5277.3" calcext:value-type="float">
            <text:p>5277,3</text:p>
          </table:table-cell>
          <table:table-cell office:value-type="float" office:value="5200.93" calcext:value-type="float">
            <text:p>5200,93</text:p>
          </table:table-cell>
          <table:table-cell table:formula="of:=[.C750]-[.D750]" office:value-type="float" office:value="76.3699999999999" calcext:value-type="float">
            <text:p>76,3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3-02" calcext:value-type="date">
            <text:p>02/03/20</text:p>
          </table:table-cell>
          <table:table-cell office:value-type="float" office:value="5263.89" calcext:value-type="float">
            <text:p>5263,89</text:p>
          </table:table-cell>
          <table:table-cell office:value-type="float" office:value="5220.17" calcext:value-type="float">
            <text:p>5220,17</text:p>
          </table:table-cell>
          <table:table-cell table:formula="of:=[.C751]-[.D751]" office:value-type="float" office:value="43.7200000000003" calcext:value-type="float">
            <text:p>43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28" calcext:value-type="date">
            <text:p>28/02/20</text:p>
          </table:table-cell>
          <table:table-cell office:value-type="float" office:value="5273.22" calcext:value-type="float">
            <text:p>5273,22</text:p>
          </table:table-cell>
          <table:table-cell office:value-type="float" office:value="5216.09" calcext:value-type="float">
            <text:p>5216,09</text:p>
          </table:table-cell>
          <table:table-cell table:formula="of:=[.C752]-[.D752]" office:value-type="float" office:value="57.1300000000001" calcext:value-type="float">
            <text:p>57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27" calcext:value-type="date">
            <text:p>27/02/20</text:p>
          </table:table-cell>
          <table:table-cell office:value-type="float" office:value="5261.01" calcext:value-type="float">
            <text:p>5261,01</text:p>
          </table:table-cell>
          <table:table-cell office:value-type="float" office:value="5198.49" calcext:value-type="float">
            <text:p>5198,49</text:p>
          </table:table-cell>
          <table:table-cell table:formula="of:=[.C753]-[.D753]" office:value-type="float" office:value="62.5200000000004" calcext:value-type="float">
            <text:p>62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26" calcext:value-type="date">
            <text:p>26/02/20</text:p>
          </table:table-cell>
          <table:table-cell office:value-type="float" office:value="5206.67" calcext:value-type="float">
            <text:p>5206,67</text:p>
          </table:table-cell>
          <table:table-cell office:value-type="float" office:value="5147.66" calcext:value-type="float">
            <text:p>5147,66</text:p>
          </table:table-cell>
          <table:table-cell table:formula="of:=[.C754]-[.D754]" office:value-type="float" office:value="59.0100000000002" calcext:value-type="float">
            <text:p>59,0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21" calcext:value-type="date">
            <text:p>21/02/20</text:p>
          </table:table-cell>
          <table:table-cell office:value-type="float" office:value="5152.33" calcext:value-type="float">
            <text:p>5152,33</text:p>
          </table:table-cell>
          <table:table-cell office:value-type="float" office:value="5110.26" calcext:value-type="float">
            <text:p>5110,26</text:p>
          </table:table-cell>
          <table:table-cell table:formula="of:=[.C755]-[.D755]" office:value-type="float" office:value="42.0699999999997" calcext:value-type="float">
            <text:p>42,0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20" calcext:value-type="date">
            <text:p>20/02/20</text:p>
          </table:table-cell>
          <table:table-cell office:value-type="float" office:value="5141.23" calcext:value-type="float">
            <text:p>5141,23</text:p>
          </table:table-cell>
          <table:table-cell office:value-type="float" office:value="5093.9" calcext:value-type="float">
            <text:p>5093,9</text:p>
          </table:table-cell>
          <table:table-cell table:formula="of:=[.C756]-[.D756]" office:value-type="float" office:value="47.3299999999999" calcext:value-type="float">
            <text:p>47,3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9" calcext:value-type="date">
            <text:p>19/02/20</text:p>
          </table:table-cell>
          <table:table-cell office:value-type="float" office:value="5116.11" calcext:value-type="float">
            <text:p>5116,11</text:p>
          </table:table-cell>
          <table:table-cell office:value-type="float" office:value="5095.66" calcext:value-type="float">
            <text:p>5095,66</text:p>
          </table:table-cell>
          <table:table-cell table:formula="of:=[.C757]-[.D757]" office:value-type="float" office:value="20.4499999999998" calcext:value-type="float">
            <text:p>20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8" calcext:value-type="date">
            <text:p>18/02/20</text:p>
          </table:table-cell>
          <table:table-cell office:value-type="float" office:value="5101.5" calcext:value-type="float">
            <text:p>5101,5</text:p>
          </table:table-cell>
          <table:table-cell office:value-type="float" office:value="5070.53" calcext:value-type="float">
            <text:p>5070,53</text:p>
          </table:table-cell>
          <table:table-cell table:formula="of:=[.C758]-[.D758]" office:value-type="float" office:value="30.9700000000003" calcext:value-type="float">
            <text:p>30,9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7" calcext:value-type="date">
            <text:p>17/02/20</text:p>
          </table:table-cell>
          <table:table-cell office:value-type="float" office:value="5064.1" calcext:value-type="float">
            <text:p>5064,1</text:p>
          </table:table-cell>
          <table:table-cell office:value-type="float" office:value="5030.8" calcext:value-type="float">
            <text:p>5030,8</text:p>
          </table:table-cell>
          <table:table-cell table:formula="of:=[.C759]-[.D759]" office:value-type="float" office:value="33.3000000000002" calcext:value-type="float">
            <text:p>33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4" calcext:value-type="date">
            <text:p>14/02/20</text:p>
          </table:table-cell>
          <table:table-cell office:value-type="float" office:value="5067.61" calcext:value-type="float">
            <text:p>5067,61</text:p>
          </table:table-cell>
          <table:table-cell office:value-type="float" office:value="5016.78" calcext:value-type="float">
            <text:p>5016,78</text:p>
          </table:table-cell>
          <table:table-cell table:formula="of:=[.C760]-[.D760]" office:value-type="float" office:value="50.8299999999999" calcext:value-type="float">
            <text:p>50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3" calcext:value-type="date">
            <text:p>13/02/20</text:p>
          </table:table-cell>
          <table:table-cell office:value-type="float" office:value="5124.87" calcext:value-type="float">
            <text:p>5124,87</text:p>
          </table:table-cell>
          <table:table-cell office:value-type="float" office:value="5038.39" calcext:value-type="float">
            <text:p>5038,39</text:p>
          </table:table-cell>
          <table:table-cell table:formula="of:=[.C761]-[.D761]" office:value-type="float" office:value="86.4799999999996" calcext:value-type="float">
            <text:p>86,4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2" calcext:value-type="date">
            <text:p>12/02/20</text:p>
          </table:table-cell>
          <table:table-cell office:value-type="float" office:value="5093.32" calcext:value-type="float">
            <text:p>5093,32</text:p>
          </table:table-cell>
          <table:table-cell office:value-type="float" office:value="5055.34" calcext:value-type="float">
            <text:p>5055,34</text:p>
          </table:table-cell>
          <table:table-cell table:formula="of:=[.C762]-[.D762]" office:value-type="float" office:value="37.9799999999996" calcext:value-type="float">
            <text:p>37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1" calcext:value-type="date">
            <text:p>11/02/20</text:p>
          </table:table-cell>
          <table:table-cell office:value-type="float" office:value="5076.37" calcext:value-type="float">
            <text:p>5076,37</text:p>
          </table:table-cell>
          <table:table-cell office:value-type="float" office:value="5026.12" calcext:value-type="float">
            <text:p>5026,12</text:p>
          </table:table-cell>
          <table:table-cell table:formula="of:=[.C763]-[.D763]" office:value-type="float" office:value="50.25" calcext:value-type="float">
            <text:p>50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10" calcext:value-type="date">
            <text:p>10/02/20</text:p>
          </table:table-cell>
          <table:table-cell office:value-type="float" office:value="5064.1" calcext:value-type="float">
            <text:p>5064,1</text:p>
          </table:table-cell>
          <table:table-cell office:value-type="float" office:value="5034.89" calcext:value-type="float">
            <text:p>5034,89</text:p>
          </table:table-cell>
          <table:table-cell table:formula="of:=[.C764]-[.D764]" office:value-type="float" office:value="29.21" calcext:value-type="float">
            <text:p>29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07" calcext:value-type="date">
            <text:p>07/02/20</text:p>
          </table:table-cell>
          <table:table-cell office:value-type="float" office:value="5058.26" calcext:value-type="float">
            <text:p>5058,26</text:p>
          </table:table-cell>
          <table:table-cell office:value-type="float" office:value="5015.02" calcext:value-type="float">
            <text:p>5015,02</text:p>
          </table:table-cell>
          <table:table-cell table:formula="of:=[.C765]-[.D765]" office:value-type="float" office:value="43.2399999999998" calcext:value-type="float">
            <text:p>43,2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06" calcext:value-type="date">
            <text:p>06/02/20</text:p>
          </table:table-cell>
          <table:table-cell office:value-type="float" office:value="5014.44" calcext:value-type="float">
            <text:p>5014,44</text:p>
          </table:table-cell>
          <table:table-cell office:value-type="float" office:value="4923.87" calcext:value-type="float">
            <text:p>4923,87</text:p>
          </table:table-cell>
          <table:table-cell table:formula="of:=[.C766]-[.D766]" office:value-type="float" office:value="90.5699999999997" calcext:value-type="float">
            <text:p>90,5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05" calcext:value-type="date">
            <text:p>05/02/20</text:p>
          </table:table-cell>
          <table:table-cell office:value-type="float" office:value="4985.22" calcext:value-type="float">
            <text:p>4985,22</text:p>
          </table:table-cell>
          <table:table-cell office:value-type="float" office:value="4946.08" calcext:value-type="float">
            <text:p>4946,08</text:p>
          </table:table-cell>
          <table:table-cell table:formula="of:=[.C767]-[.D767]" office:value-type="float" office:value="39.1400000000003" calcext:value-type="float">
            <text:p>39,14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04" calcext:value-type="date">
            <text:p>04/02/20</text:p>
          </table:table-cell>
          <table:table-cell office:value-type="float" office:value="4987.56" calcext:value-type="float">
            <text:p>4987,56</text:p>
          </table:table-cell>
          <table:table-cell office:value-type="float" office:value="4941.99" calcext:value-type="float">
            <text:p>4941,99</text:p>
          </table:table-cell>
          <table:table-cell table:formula="of:=[.C768]-[.D768]" office:value-type="float" office:value="45.5700000000006" calcext:value-type="float">
            <text:p>45,57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2-03" calcext:value-type="date">
            <text:p>03/02/20</text:p>
          </table:table-cell>
          <table:table-cell office:value-type="float" office:value="5001" calcext:value-type="float">
            <text:p>5001</text:p>
          </table:table-cell>
          <table:table-cell office:value-type="float" office:value="4950.17" calcext:value-type="float">
            <text:p>4950,17</text:p>
          </table:table-cell>
          <table:table-cell table:formula="of:=[.C769]-[.D769]" office:value-type="float" office:value="50.8299999999999" calcext:value-type="float">
            <text:p>50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31" calcext:value-type="date">
            <text:p>31/01/20</text:p>
          </table:table-cell>
          <table:table-cell office:value-type="float" office:value="5020.28" calcext:value-type="float">
            <text:p>5020,28</text:p>
          </table:table-cell>
          <table:table-cell office:value-type="float" office:value="4970.03" calcext:value-type="float">
            <text:p>4970,03</text:p>
          </table:table-cell>
          <table:table-cell table:formula="of:=[.C770]-[.D770]" office:value-type="float" office:value="50.25" calcext:value-type="float">
            <text:p>50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30" calcext:value-type="date">
            <text:p>30/01/20</text:p>
          </table:table-cell>
          <table:table-cell office:value-type="float" office:value="4998.7" calcext:value-type="float">
            <text:p>4998,7</text:p>
          </table:table-cell>
          <table:table-cell office:value-type="float" office:value="4958.92" calcext:value-type="float">
            <text:p>4958,92</text:p>
          </table:table-cell>
          <table:table-cell table:formula="of:=[.C771]-[.D771]" office:value-type="float" office:value="39.7799999999997" calcext:value-type="float">
            <text:p>39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9" calcext:value-type="date">
            <text:p>29/01/20</text:p>
          </table:table-cell>
          <table:table-cell office:value-type="float" office:value="4952.49" calcext:value-type="float">
            <text:p>4952,49</text:p>
          </table:table-cell>
          <table:table-cell office:value-type="float" office:value="4893.41" calcext:value-type="float">
            <text:p>4893,41</text:p>
          </table:table-cell>
          <table:table-cell table:formula="of:=[.C772]-[.D772]" office:value-type="float" office:value="59.0799999999999" calcext:value-type="float">
            <text:p>59,0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8" calcext:value-type="date">
            <text:p>28/01/20</text:p>
          </table:table-cell>
          <table:table-cell office:value-type="float" office:value="4933.77" calcext:value-type="float">
            <text:p>4933,77</text:p>
          </table:table-cell>
          <table:table-cell office:value-type="float" office:value="4900.43" calcext:value-type="float">
            <text:p>4900,43</text:p>
          </table:table-cell>
          <table:table-cell table:formula="of:=[.C773]-[.D773]" office:value-type="float" office:value="33.3400000000001" calcext:value-type="float">
            <text:p>33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7" calcext:value-type="date">
            <text:p>27/01/20</text:p>
          </table:table-cell>
          <table:table-cell office:value-type="float" office:value="4952.49" calcext:value-type="float">
            <text:p>4952,49</text:p>
          </table:table-cell>
          <table:table-cell office:value-type="float" office:value="4916.81" calcext:value-type="float">
            <text:p>4916,81</text:p>
          </table:table-cell>
          <table:table-cell table:formula="of:=[.C774]-[.D774]" office:value-type="float" office:value="35.6799999999994" calcext:value-type="float">
            <text:p>35,6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4" calcext:value-type="date">
            <text:p>24/01/20</text:p>
          </table:table-cell>
          <table:table-cell office:value-type="float" office:value="4906.28" calcext:value-type="float">
            <text:p>4906,28</text:p>
          </table:table-cell>
          <table:table-cell office:value-type="float" office:value="4875.28" calcext:value-type="float">
            <text:p>4875,28</text:p>
          </table:table-cell>
          <table:table-cell table:formula="of:=[.C775]-[.D775]" office:value-type="float" office:value="31" calcext:value-type="float">
            <text:p>3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3" calcext:value-type="date">
            <text:p>23/01/20</text:p>
          </table:table-cell>
          <table:table-cell office:value-type="float" office:value="4905.11" calcext:value-type="float">
            <text:p>4905,11</text:p>
          </table:table-cell>
          <table:table-cell office:value-type="float" office:value="4865.34" calcext:value-type="float">
            <text:p>4865,34</text:p>
          </table:table-cell>
          <table:table-cell table:formula="of:=[.C776]-[.D776]" office:value-type="float" office:value="39.7699999999995" calcext:value-type="float">
            <text:p>39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2" calcext:value-type="date">
            <text:p>22/01/20</text:p>
          </table:table-cell>
          <table:table-cell office:value-type="float" office:value="4923.24" calcext:value-type="float">
            <text:p>4923,24</text:p>
          </table:table-cell>
          <table:table-cell office:value-type="float" office:value="4885.22" calcext:value-type="float">
            <text:p>4885,22</text:p>
          </table:table-cell>
          <table:table-cell table:formula="of:=[.C777]-[.D777]" office:value-type="float" office:value="38.0199999999995" calcext:value-type="float">
            <text:p>38,01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1" calcext:value-type="date">
            <text:p>21/01/20</text:p>
          </table:table-cell>
          <table:table-cell office:value-type="float" office:value="4937.28" calcext:value-type="float">
            <text:p>4937,28</text:p>
          </table:table-cell>
          <table:table-cell office:value-type="float" office:value="4896.92" calcext:value-type="float">
            <text:p>4896,92</text:p>
          </table:table-cell>
          <table:table-cell table:formula="of:=[.C778]-[.D778]" office:value-type="float" office:value="40.3599999999997" calcext:value-type="float">
            <text:p>40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20" calcext:value-type="date">
            <text:p>20/01/20</text:p>
          </table:table-cell>
          <table:table-cell office:value-type="float" office:value="4908.04" calcext:value-type="float">
            <text:p>4908,04</text:p>
          </table:table-cell>
          <table:table-cell office:value-type="float" office:value="4874.11" calcext:value-type="float">
            <text:p>4874,11</text:p>
          </table:table-cell>
          <table:table-cell table:formula="of:=[.C779]-[.D779]" office:value-type="float" office:value="33.9300000000003" calcext:value-type="float">
            <text:p>33,9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7" calcext:value-type="date">
            <text:p>17/01/20</text:p>
          </table:table-cell>
          <table:table-cell office:value-type="float" office:value="4909.21" calcext:value-type="float">
            <text:p>4909,21</text:p>
          </table:table-cell>
          <table:table-cell office:value-type="float" office:value="4870.02" calcext:value-type="float">
            <text:p>4870,02</text:p>
          </table:table-cell>
          <table:table-cell table:formula="of:=[.C780]-[.D780]" office:value-type="float" office:value="39.1899999999996" calcext:value-type="float">
            <text:p>39,1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6" calcext:value-type="date">
            <text:p>16/01/20</text:p>
          </table:table-cell>
          <table:table-cell office:value-type="float" office:value="4918.56" calcext:value-type="float">
            <text:p>4918,56</text:p>
          </table:table-cell>
          <table:table-cell office:value-type="float" office:value="4871.19" calcext:value-type="float">
            <text:p>4871,19</text:p>
          </table:table-cell>
          <table:table-cell table:formula="of:=[.C781]-[.D781]" office:value-type="float" office:value="47.3700000000008" calcext:value-type="float">
            <text:p>47,37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5" calcext:value-type="date">
            <text:p>15/01/20</text:p>
          </table:table-cell>
          <table:table-cell office:value-type="float" office:value="4901.6" calcext:value-type="float">
            <text:p>4901,6</text:p>
          </table:table-cell>
          <table:table-cell office:value-type="float" office:value="4846.03" calcext:value-type="float">
            <text:p>4846,03</text:p>
          </table:table-cell>
          <table:table-cell table:formula="of:=[.C782]-[.D782]" office:value-type="float" office:value="55.5700000000006" calcext:value-type="float">
            <text:p>55,57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4" calcext:value-type="date">
            <text:p>14/01/20</text:p>
          </table:table-cell>
          <table:table-cell office:value-type="float" office:value="4873.53" calcext:value-type="float">
            <text:p>4873,53</text:p>
          </table:table-cell>
          <table:table-cell office:value-type="float" office:value="4826.73" calcext:value-type="float">
            <text:p>4826,73</text:p>
          </table:table-cell>
          <table:table-cell table:formula="of:=[.C783]-[.D783]" office:value-type="float" office:value="46.8000000000002" calcext:value-type="float">
            <text:p>46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3" calcext:value-type="date">
            <text:p>13/01/20</text:p>
          </table:table-cell>
          <table:table-cell office:value-type="float" office:value="4857.15" calcext:value-type="float">
            <text:p>4857,15</text:p>
          </table:table-cell>
          <table:table-cell office:value-type="float" office:value="4789.3" calcext:value-type="float">
            <text:p>4789,3</text:p>
          </table:table-cell>
          <table:table-cell table:formula="of:=[.C784]-[.D784]" office:value-type="float" office:value="67.8499999999995" calcext:value-type="float">
            <text:p>67,84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10" calcext:value-type="date">
            <text:p>10/01/20</text:p>
          </table:table-cell>
          <table:table-cell office:value-type="float" office:value="4808.02" calcext:value-type="float">
            <text:p>4808,02</text:p>
          </table:table-cell>
          <table:table-cell office:value-type="float" office:value="4757.71" calcext:value-type="float">
            <text:p>4757,71</text:p>
          </table:table-cell>
          <table:table-cell table:formula="of:=[.C785]-[.D785]" office:value-type="float" office:value="50.3100000000004" calcext:value-type="float">
            <text:p>50,3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9" calcext:value-type="date">
            <text:p>09/01/20</text:p>
          </table:table-cell>
          <table:table-cell office:value-type="float" office:value="4795.15" calcext:value-type="float">
            <text:p>4795,15</text:p>
          </table:table-cell>
          <table:table-cell office:value-type="float" office:value="4753.62" calcext:value-type="float">
            <text:p>4753,62</text:p>
          </table:table-cell>
          <table:table-cell table:formula="of:=[.C786]-[.D786]" office:value-type="float" office:value="41.5299999999998" calcext:value-type="float">
            <text:p>41,52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8" calcext:value-type="date">
            <text:p>08/01/20</text:p>
          </table:table-cell>
          <table:table-cell office:value-type="float" office:value="4777.01" calcext:value-type="float">
            <text:p>4777,01</text:p>
          </table:table-cell>
          <table:table-cell office:value-type="float" office:value="4732.56" calcext:value-type="float">
            <text:p>4732,56</text:p>
          </table:table-cell>
          <table:table-cell table:formula="of:=[.C787]-[.D787]" office:value-type="float" office:value="44.4499999999998" calcext:value-type="float">
            <text:p>44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7" calcext:value-type="date">
            <text:p>07/01/20</text:p>
          </table:table-cell>
          <table:table-cell office:value-type="float" office:value="4794.56" calcext:value-type="float">
            <text:p>4794,56</text:p>
          </table:table-cell>
          <table:table-cell office:value-type="float" office:value="4750.69" calcext:value-type="float">
            <text:p>4750,69</text:p>
          </table:table-cell>
          <table:table-cell table:formula="of:=[.C788]-[.D788]" office:value-type="float" office:value="43.8700000000008" calcext:value-type="float">
            <text:p>43,87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6" calcext:value-type="date">
            <text:p>06/01/20</text:p>
          </table:table-cell>
          <table:table-cell office:value-type="float" office:value="4773.5" calcext:value-type="float">
            <text:p>4773,5</text:p>
          </table:table-cell>
          <table:table-cell office:value-type="float" office:value="4741.33" calcext:value-type="float">
            <text:p>4741,33</text:p>
          </table:table-cell>
          <table:table-cell table:formula="of:=[.C789]-[.D789]" office:value-type="float" office:value="32.1700000000001" calcext:value-type="float">
            <text:p>32,1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3" calcext:value-type="date">
            <text:p>03/01/20</text:p>
          </table:table-cell>
          <table:table-cell office:value-type="float" office:value="4767.66" calcext:value-type="float">
            <text:p>4767,66</text:p>
          </table:table-cell>
          <table:table-cell office:value-type="float" office:value="4723.2" calcext:value-type="float">
            <text:p>4723,2</text:p>
          </table:table-cell>
          <table:table-cell table:formula="of:=[.C790]-[.D790]" office:value-type="float" office:value="44.46" calcext:value-type="float">
            <text:p>44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20-01-02" calcext:value-type="date">
            <text:p>02/01/20</text:p>
          </table:table-cell>
          <table:table-cell office:value-type="float" office:value="4733.15" calcext:value-type="float">
            <text:p>4733,15</text:p>
          </table:table-cell>
          <table:table-cell office:value-type="float" office:value="4689.28" calcext:value-type="float">
            <text:p>4689,28</text:p>
          </table:table-cell>
          <table:table-cell table:formula="of:=[.C791]-[.D791]" office:value-type="float" office:value="43.8699999999999" calcext:value-type="float">
            <text:p>43,8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30" calcext:value-type="date">
            <text:p>30/12/19</text:p>
          </table:table-cell>
          <table:table-cell office:value-type="float" office:value="4735.49" calcext:value-type="float">
            <text:p>4735,49</text:p>
          </table:table-cell>
          <table:table-cell office:value-type="float" office:value="4695.13" calcext:value-type="float">
            <text:p>4695,13</text:p>
          </table:table-cell>
          <table:table-cell table:formula="of:=[.C792]-[.D792]" office:value-type="float" office:value="40.3599999999997" calcext:value-type="float">
            <text:p>40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27" calcext:value-type="date">
            <text:p>27/12/19</text:p>
          </table:table-cell>
          <table:table-cell office:value-type="float" office:value="4754.81" calcext:value-type="float">
            <text:p>4754,81</text:p>
          </table:table-cell>
          <table:table-cell office:value-type="float" office:value="4724.94" calcext:value-type="float">
            <text:p>4724,94</text:p>
          </table:table-cell>
          <table:table-cell table:formula="of:=[.C793]-[.D793]" office:value-type="float" office:value="29.8700000000008" calcext:value-type="float">
            <text:p>29,87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26" calcext:value-type="date">
            <text:p>26/12/19</text:p>
          </table:table-cell>
          <table:table-cell office:value-type="float" office:value="4775.3" calcext:value-type="float">
            <text:p>4775,3</text:p>
          </table:table-cell>
          <table:table-cell office:value-type="float" office:value="4739" calcext:value-type="float">
            <text:p>4739</text:p>
          </table:table-cell>
          <table:table-cell table:formula="of:=[.C794]-[.D794]" office:value-type="float" office:value="36.3000000000002" calcext:value-type="float">
            <text:p>36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23" calcext:value-type="date">
            <text:p>23/12/19</text:p>
          </table:table-cell>
          <table:table-cell office:value-type="float" office:value="4797.55" calcext:value-type="float">
            <text:p>4797,55</text:p>
          </table:table-cell>
          <table:table-cell office:value-type="float" office:value="4752.47" calcext:value-type="float">
            <text:p>4752,47</text:p>
          </table:table-cell>
          <table:table-cell table:formula="of:=[.C795]-[.D795]" office:value-type="float" office:value="45.0799999999999" calcext:value-type="float">
            <text:p>45,0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20" calcext:value-type="date">
            <text:p>20/12/19</text:p>
          </table:table-cell>
          <table:table-cell office:value-type="float" office:value="4806.34" calcext:value-type="float">
            <text:p>4806,34</text:p>
          </table:table-cell>
          <table:table-cell office:value-type="float" office:value="4753.64" calcext:value-type="float">
            <text:p>4753,64</text:p>
          </table:table-cell>
          <table:table-cell table:formula="of:=[.C796]-[.D796]" office:value-type="float" office:value="52.6999999999998" calcext:value-type="float">
            <text:p>52,69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9" calcext:value-type="date">
            <text:p>19/12/19</text:p>
          </table:table-cell>
          <table:table-cell office:value-type="float" office:value="4767.69" calcext:value-type="float">
            <text:p>4767,69</text:p>
          </table:table-cell>
          <table:table-cell office:value-type="float" office:value="4745.44" calcext:value-type="float">
            <text:p>4745,44</text:p>
          </table:table-cell>
          <table:table-cell table:formula="of:=[.C797]-[.D797]" office:value-type="float" office:value="22.25" calcext:value-type="float">
            <text:p>22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8" calcext:value-type="date">
            <text:p>18/12/19</text:p>
          </table:table-cell>
          <table:table-cell office:value-type="float" office:value="4774.13" calcext:value-type="float">
            <text:p>4774,13</text:p>
          </table:table-cell>
          <table:table-cell office:value-type="float" office:value="4738.41" calcext:value-type="float">
            <text:p>4738,41</text:p>
          </table:table-cell>
          <table:table-cell table:formula="of:=[.C798]-[.D798]" office:value-type="float" office:value="35.7200000000003" calcext:value-type="float">
            <text:p>35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7" calcext:value-type="date">
            <text:p>17/12/19</text:p>
          </table:table-cell>
          <table:table-cell office:value-type="float" office:value="4776.47" calcext:value-type="float">
            <text:p>4776,47</text:p>
          </table:table-cell>
          <table:table-cell office:value-type="float" office:value="4744.85" calcext:value-type="float">
            <text:p>4744,85</text:p>
          </table:table-cell>
          <table:table-cell table:formula="of:=[.C799]-[.D799]" office:value-type="float" office:value="31.6199999999999" calcext:value-type="float">
            <text:p>31,6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6" calcext:value-type="date">
            <text:p>16/12/19</text:p>
          </table:table-cell>
          <table:table-cell office:value-type="float" office:value="4806.92" calcext:value-type="float">
            <text:p>4806,92</text:p>
          </table:table-cell>
          <table:table-cell office:value-type="float" office:value="4750.12" calcext:value-type="float">
            <text:p>4750,12</text:p>
          </table:table-cell>
          <table:table-cell table:formula="of:=[.C800]-[.D800]" office:value-type="float" office:value="56.8000000000002" calcext:value-type="float">
            <text:p>56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3" calcext:value-type="date">
            <text:p>13/12/19</text:p>
          </table:table-cell>
          <table:table-cell office:value-type="float" office:value="4824.49" calcext:value-type="float">
            <text:p>4824,49</text:p>
          </table:table-cell>
          <table:table-cell office:value-type="float" office:value="4774.72" calcext:value-type="float">
            <text:p>4774,72</text:p>
          </table:table-cell>
          <table:table-cell table:formula="of:=[.C801]-[.D801]" office:value-type="float" office:value="49.7699999999995" calcext:value-type="float">
            <text:p>49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2" calcext:value-type="date">
            <text:p>12/12/19</text:p>
          </table:table-cell>
          <table:table-cell office:value-type="float" office:value="4841.47" calcext:value-type="float">
            <text:p>4841,47</text:p>
          </table:table-cell>
          <table:table-cell office:value-type="float" office:value="4784.09" calcext:value-type="float">
            <text:p>4784,09</text:p>
          </table:table-cell>
          <table:table-cell table:formula="of:=[.C802]-[.D802]" office:value-type="float" office:value="57.3800000000001" calcext:value-type="float">
            <text:p>57,3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1" calcext:value-type="date">
            <text:p>11/12/19</text:p>
          </table:table-cell>
          <table:table-cell office:value-type="float" office:value="4855.53" calcext:value-type="float">
            <text:p>4855,53</text:p>
          </table:table-cell>
          <table:table-cell office:value-type="float" office:value="4815.71" calcext:value-type="float">
            <text:p>4815,71</text:p>
          </table:table-cell>
          <table:table-cell table:formula="of:=[.C803]-[.D803]" office:value-type="float" office:value="39.8199999999997" calcext:value-type="float">
            <text:p>39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10" calcext:value-type="date">
            <text:p>10/12/19</text:p>
          </table:table-cell>
          <table:table-cell office:value-type="float" office:value="4866.07" calcext:value-type="float">
            <text:p>4866,07</text:p>
          </table:table-cell>
          <table:table-cell office:value-type="float" office:value="4844.4" calcext:value-type="float">
            <text:p>4844,4</text:p>
          </table:table-cell>
          <table:table-cell table:formula="of:=[.C804]-[.D804]" office:value-type="float" office:value="21.6700000000001" calcext:value-type="float">
            <text:p>21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9" calcext:value-type="date">
            <text:p>09/12/19</text:p>
          </table:table-cell>
          <table:table-cell office:value-type="float" office:value="4877.19" calcext:value-type="float">
            <text:p>4877,19</text:p>
          </table:table-cell>
          <table:table-cell office:value-type="float" office:value="4835.62" calcext:value-type="float">
            <text:p>4835,62</text:p>
          </table:table-cell>
          <table:table-cell table:formula="of:=[.C805]-[.D805]" office:value-type="float" office:value="41.5699999999997" calcext:value-type="float">
            <text:p>41,5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6" calcext:value-type="date">
            <text:p>06/12/19</text:p>
          </table:table-cell>
          <table:table-cell office:value-type="float" office:value="4917.6" calcext:value-type="float">
            <text:p>4917,6</text:p>
          </table:table-cell>
          <table:table-cell office:value-type="float" office:value="4847.33" calcext:value-type="float">
            <text:p>4847,33</text:p>
          </table:table-cell>
          <table:table-cell table:formula="of:=[.C806]-[.D806]" office:value-type="float" office:value="70.2700000000004" calcext:value-type="float">
            <text:p>70,2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5" calcext:value-type="date">
            <text:p>05/12/19</text:p>
          </table:table-cell>
          <table:table-cell office:value-type="float" office:value="4951.56" calcext:value-type="float">
            <text:p>4951,56</text:p>
          </table:table-cell>
          <table:table-cell office:value-type="float" office:value="4897.1" calcext:value-type="float">
            <text:p>4897,1</text:p>
          </table:table-cell>
          <table:table-cell table:formula="of:=[.C807]-[.D807]" office:value-type="float" office:value="54.46" calcext:value-type="float">
            <text:p>54,4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4" calcext:value-type="date">
            <text:p>04/12/19</text:p>
          </table:table-cell>
          <table:table-cell office:value-type="float" office:value="4937.51" calcext:value-type="float">
            <text:p>4937,51</text:p>
          </table:table-cell>
          <table:table-cell office:value-type="float" office:value="4904.71" calcext:value-type="float">
            <text:p>4904,71</text:p>
          </table:table-cell>
          <table:table-cell table:formula="of:=[.C808]-[.D808]" office:value-type="float" office:value="32.8000000000002" calcext:value-type="float">
            <text:p>32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3" calcext:value-type="date">
            <text:p>03/12/19</text:p>
          </table:table-cell>
          <table:table-cell office:value-type="float" office:value="4942.78" calcext:value-type="float">
            <text:p>4942,78</text:p>
          </table:table-cell>
          <table:table-cell office:value-type="float" office:value="4908.23" calcext:value-type="float">
            <text:p>4908,23</text:p>
          </table:table-cell>
          <table:table-cell table:formula="of:=[.C809]-[.D809]" office:value-type="float" office:value="34.5500000000002" calcext:value-type="float">
            <text:p>34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2-02" calcext:value-type="date">
            <text:p>02/12/19</text:p>
          </table:table-cell>
          <table:table-cell office:value-type="float" office:value="4991.38" calcext:value-type="float">
            <text:p>4991,38</text:p>
          </table:table-cell>
          <table:table-cell office:value-type="float" office:value="4935.75" calcext:value-type="float">
            <text:p>4935,75</text:p>
          </table:table-cell>
          <table:table-cell table:formula="of:=[.C810]-[.D810]" office:value-type="float" office:value="55.6300000000001" calcext:value-type="float">
            <text:p>55,6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9" calcext:value-type="date">
            <text:p>29/11/19</text:p>
          </table:table-cell>
          <table:table-cell office:value-type="float" office:value="4979.08" calcext:value-type="float">
            <text:p>4979,08</text:p>
          </table:table-cell>
          <table:table-cell office:value-type="float" office:value="4905.3" calcext:value-type="float">
            <text:p>4905,3</text:p>
          </table:table-cell>
          <table:table-cell table:formula="of:=[.C811]-[.D811]" office:value-type="float" office:value="73.7799999999997" calcext:value-type="float">
            <text:p>73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8" calcext:value-type="date">
            <text:p>28/11/19</text:p>
          </table:table-cell>
          <table:table-cell office:value-type="float" office:value="4999.13" calcext:value-type="float">
            <text:p>4999,13</text:p>
          </table:table-cell>
          <table:table-cell office:value-type="float" office:value="4915.25" calcext:value-type="float">
            <text:p>4915,25</text:p>
          </table:table-cell>
          <table:table-cell table:formula="of:=[.C812]-[.D812]" office:value-type="float" office:value="83.8800000000001" calcext:value-type="float">
            <text:p>83,8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7" calcext:value-type="date">
            <text:p>27/11/19</text:p>
          </table:table-cell>
          <table:table-cell office:value-type="float" office:value="5010.86" calcext:value-type="float">
            <text:p>5010,86</text:p>
          </table:table-cell>
          <table:table-cell office:value-type="float" office:value="4958.07" calcext:value-type="float">
            <text:p>4958,07</text:p>
          </table:table-cell>
          <table:table-cell table:formula="of:=[.C813]-[.D813]" office:value-type="float" office:value="52.79" calcext:value-type="float">
            <text:p>52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6" calcext:value-type="date">
            <text:p>26/11/19</text:p>
          </table:table-cell>
          <table:table-cell office:value-type="float" office:value="5017.9" calcext:value-type="float">
            <text:p>5017,9</text:p>
          </table:table-cell>
          <table:table-cell office:value-type="float" office:value="4962.76" calcext:value-type="float">
            <text:p>4962,76</text:p>
          </table:table-cell>
          <table:table-cell table:formula="of:=[.C814]-[.D814]" office:value-type="float" office:value="55.1399999999994" calcext:value-type="float">
            <text:p>55,1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5" calcext:value-type="date">
            <text:p>25/11/19</text:p>
          </table:table-cell>
          <table:table-cell office:value-type="float" office:value="4965.7" calcext:value-type="float">
            <text:p>4965,7</text:p>
          </table:table-cell>
          <table:table-cell office:value-type="float" office:value="4915.84" calcext:value-type="float">
            <text:p>4915,84</text:p>
          </table:table-cell>
          <table:table-cell table:formula="of:=[.C815]-[.D815]" office:value-type="float" office:value="49.8599999999997" calcext:value-type="float">
            <text:p>49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2" calcext:value-type="date">
            <text:p>22/11/19</text:p>
          </table:table-cell>
          <table:table-cell office:value-type="float" office:value="4930.5" calcext:value-type="float">
            <text:p>4930,5</text:p>
          </table:table-cell>
          <table:table-cell office:value-type="float" office:value="4898.83" calcext:value-type="float">
            <text:p>4898,83</text:p>
          </table:table-cell>
          <table:table-cell table:formula="of:=[.C816]-[.D816]" office:value-type="float" office:value="31.6700000000001" calcext:value-type="float">
            <text:p>31,6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21" calcext:value-type="date">
            <text:p>21/11/19</text:p>
          </table:table-cell>
          <table:table-cell office:value-type="float" office:value="4958.07" calcext:value-type="float">
            <text:p>4958,07</text:p>
          </table:table-cell>
          <table:table-cell office:value-type="float" office:value="4911.73" calcext:value-type="float">
            <text:p>4911,73</text:p>
          </table:table-cell>
          <table:table-cell table:formula="of:=[.C817]-[.D817]" office:value-type="float" office:value="46.3400000000001" calcext:value-type="float">
            <text:p>46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9" calcext:value-type="date">
            <text:p>19/11/19</text:p>
          </table:table-cell>
          <table:table-cell office:value-type="float" office:value="4953.97" calcext:value-type="float">
            <text:p>4953,97</text:p>
          </table:table-cell>
          <table:table-cell office:value-type="float" office:value="4915.25" calcext:value-type="float">
            <text:p>4915,25</text:p>
          </table:table-cell>
          <table:table-cell table:formula="of:=[.C818]-[.D818]" office:value-type="float" office:value="38.7200000000003" calcext:value-type="float">
            <text:p>38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8" calcext:value-type="date">
            <text:p>18/11/19</text:p>
          </table:table-cell>
          <table:table-cell office:value-type="float" office:value="4956.31" calcext:value-type="float">
            <text:p>4956,31</text:p>
          </table:table-cell>
          <table:table-cell office:value-type="float" office:value="4895.9" calcext:value-type="float">
            <text:p>4895,9</text:p>
          </table:table-cell>
          <table:table-cell table:formula="of:=[.C819]-[.D819]" office:value-type="float" office:value="60.4100000000008" calcext:value-type="float">
            <text:p>60,41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4" calcext:value-type="date">
            <text:p>14/11/19</text:p>
          </table:table-cell>
          <table:table-cell office:value-type="float" office:value="4930.5" calcext:value-type="float">
            <text:p>4930,5</text:p>
          </table:table-cell>
          <table:table-cell office:value-type="float" office:value="4889.45" calcext:value-type="float">
            <text:p>4889,45</text:p>
          </table:table-cell>
          <table:table-cell table:formula="of:=[.C820]-[.D820]" office:value-type="float" office:value="41.0500000000002" calcext:value-type="float">
            <text:p>41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3" calcext:value-type="date">
            <text:p>13/11/19</text:p>
          </table:table-cell>
          <table:table-cell office:value-type="float" office:value="4921.12" calcext:value-type="float">
            <text:p>4921,12</text:p>
          </table:table-cell>
          <table:table-cell office:value-type="float" office:value="4890.62" calcext:value-type="float">
            <text:p>4890,62</text:p>
          </table:table-cell>
          <table:table-cell table:formula="of:=[.C821]-[.D821]" office:value-type="float" office:value="30.5" calcext:value-type="float">
            <text:p>30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2" calcext:value-type="date">
            <text:p>12/11/19</text:p>
          </table:table-cell>
          <table:table-cell office:value-type="float" office:value="4918.77" calcext:value-type="float">
            <text:p>4918,77</text:p>
          </table:table-cell>
          <table:table-cell office:value-type="float" office:value="4865.98" calcext:value-type="float">
            <text:p>4865,98</text:p>
          </table:table-cell>
          <table:table-cell table:formula="of:=[.C822]-[.D822]" office:value-type="float" office:value="52.7900000000009" calcext:value-type="float">
            <text:p>52,790000000000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11" calcext:value-type="date">
            <text:p>11/11/19</text:p>
          </table:table-cell>
          <table:table-cell office:value-type="float" office:value="4899.42" calcext:value-type="float">
            <text:p>4899,42</text:p>
          </table:table-cell>
          <table:table-cell office:value-type="float" office:value="4857.77" calcext:value-type="float">
            <text:p>4857,77</text:p>
          </table:table-cell>
          <table:table-cell table:formula="of:=[.C823]-[.D823]" office:value-type="float" office:value="41.6499999999996" calcext:value-type="float">
            <text:p>41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8" calcext:value-type="date">
            <text:p>08/11/19</text:p>
          </table:table-cell>
          <table:table-cell office:value-type="float" office:value="4898.83" calcext:value-type="float">
            <text:p>4898,83</text:p>
          </table:table-cell>
          <table:table-cell office:value-type="float" office:value="4826.1" calcext:value-type="float">
            <text:p>4826,1</text:p>
          </table:table-cell>
          <table:table-cell table:formula="of:=[.C824]-[.D824]" office:value-type="float" office:value="72.7299999999996" calcext:value-type="float">
            <text:p>72,72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7" calcext:value-type="date">
            <text:p>07/11/19</text:p>
          </table:table-cell>
          <table:table-cell office:value-type="float" office:value="4820.23" calcext:value-type="float">
            <text:p>4820,23</text:p>
          </table:table-cell>
          <table:table-cell office:value-type="float" office:value="4748.67" calcext:value-type="float">
            <text:p>4748,67</text:p>
          </table:table-cell>
          <table:table-cell table:formula="of:=[.C825]-[.D825]" office:value-type="float" office:value="71.5599999999995" calcext:value-type="float">
            <text:p>71,5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6" calcext:value-type="date">
            <text:p>06/11/19</text:p>
          </table:table-cell>
          <table:table-cell office:value-type="float" office:value="4803.81" calcext:value-type="float">
            <text:p>4803,81</text:p>
          </table:table-cell>
          <table:table-cell office:value-type="float" office:value="4671.84" calcext:value-type="float">
            <text:p>4671,84</text:p>
          </table:table-cell>
          <table:table-cell table:formula="of:=[.C826]-[.D826]" office:value-type="float" office:value="131.97" calcext:value-type="float">
            <text:p>131,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5" calcext:value-type="date">
            <text:p>05/11/19</text:p>
          </table:table-cell>
          <table:table-cell office:value-type="float" office:value="4727.56" calcext:value-type="float">
            <text:p>4727,56</text:p>
          </table:table-cell>
          <table:table-cell office:value-type="float" office:value="4680.64" calcext:value-type="float">
            <text:p>4680,64</text:p>
          </table:table-cell>
          <table:table-cell table:formula="of:=[.C827]-[.D827]" office:value-type="float" office:value="46.9200000000001" calcext:value-type="float">
            <text:p>46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4" calcext:value-type="date">
            <text:p>04/11/19</text:p>
          </table:table-cell>
          <table:table-cell office:value-type="float" office:value="4723.45" calcext:value-type="float">
            <text:p>4723,45</text:p>
          </table:table-cell>
          <table:table-cell office:value-type="float" office:value="4671.25" calcext:value-type="float">
            <text:p>4671,25</text:p>
          </table:table-cell>
          <table:table-cell table:formula="of:=[.C828]-[.D828]" office:value-type="float" office:value="52.1999999999998" calcext:value-type="float">
            <text:p>52,19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1-01" calcext:value-type="date">
            <text:p>01/11/19</text:p>
          </table:table-cell>
          <table:table-cell office:value-type="float" office:value="4712.9" calcext:value-type="float">
            <text:p>4712,9</text:p>
          </table:table-cell>
          <table:table-cell office:value-type="float" office:value="4664.8" calcext:value-type="float">
            <text:p>4664,8</text:p>
          </table:table-cell>
          <table:table-cell table:formula="of:=[.C829]-[.D829]" office:value-type="float" office:value="48.0999999999995" calcext:value-type="float">
            <text:p>48,09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31" calcext:value-type="date">
            <text:p>31/10/19</text:p>
          </table:table-cell>
          <table:table-cell office:value-type="float" office:value="4744.57" calcext:value-type="float">
            <text:p>4744,57</text:p>
          </table:table-cell>
          <table:table-cell office:value-type="float" office:value="4659.52" calcext:value-type="float">
            <text:p>4659,52</text:p>
          </table:table-cell>
          <table:table-cell table:formula="of:=[.C830]-[.D830]" office:value-type="float" office:value="85.0499999999993" calcext:value-type="float">
            <text:p>85,04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30" calcext:value-type="date">
            <text:p>30/10/19</text:p>
          </table:table-cell>
          <table:table-cell office:value-type="float" office:value="4744.14" calcext:value-type="float">
            <text:p>4744,14</text:p>
          </table:table-cell>
          <table:table-cell office:value-type="float" office:value="4685.31" calcext:value-type="float">
            <text:p>4685,31</text:p>
          </table:table-cell>
          <table:table-cell table:formula="of:=[.C831]-[.D831]" office:value-type="float" office:value="58.8299999999999" calcext:value-type="float">
            <text:p>58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9" calcext:value-type="date">
            <text:p>29/10/19</text:p>
          </table:table-cell>
          <table:table-cell office:value-type="float" office:value="4713.55" calcext:value-type="float">
            <text:p>4713,55</text:p>
          </table:table-cell>
          <table:table-cell office:value-type="float" office:value="4688.25" calcext:value-type="float">
            <text:p>4688,25</text:p>
          </table:table-cell>
          <table:table-cell table:formula="of:=[.C832]-[.D832]" office:value-type="float" office:value="25.3000000000002" calcext:value-type="float">
            <text:p>25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8" calcext:value-type="date">
            <text:p>28/10/19</text:p>
          </table:table-cell>
          <table:table-cell office:value-type="float" office:value="4718.84" calcext:value-type="float">
            <text:p>4718,84</text:p>
          </table:table-cell>
          <table:table-cell office:value-type="float" office:value="4675.89" calcext:value-type="float">
            <text:p>4675,89</text:p>
          </table:table-cell>
          <table:table-cell table:formula="of:=[.C833]-[.D833]" office:value-type="float" office:value="42.9499999999998" calcext:value-type="float">
            <text:p>42,9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5" calcext:value-type="date">
            <text:p>25/10/19</text:p>
          </table:table-cell>
          <table:table-cell office:value-type="float" office:value="4747.08" calcext:value-type="float">
            <text:p>4747,08</text:p>
          </table:table-cell>
          <table:table-cell office:value-type="float" office:value="4697.07" calcext:value-type="float">
            <text:p>4697,07</text:p>
          </table:table-cell>
          <table:table-cell table:formula="of:=[.C834]-[.D834]" office:value-type="float" office:value="50.0100000000002" calcext:value-type="float">
            <text:p>50,0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4" calcext:value-type="date">
            <text:p>24/10/19</text:p>
          </table:table-cell>
          <table:table-cell office:value-type="float" office:value="4762.38" calcext:value-type="float">
            <text:p>4762,38</text:p>
          </table:table-cell>
          <table:table-cell office:value-type="float" office:value="4707.66" calcext:value-type="float">
            <text:p>4707,66</text:p>
          </table:table-cell>
          <table:table-cell table:formula="of:=[.C835]-[.D835]" office:value-type="float" office:value="54.7200000000003" calcext:value-type="float">
            <text:p>54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3" calcext:value-type="date">
            <text:p>23/10/19</text:p>
          </table:table-cell>
          <table:table-cell office:value-type="float" office:value="4818.27" calcext:value-type="float">
            <text:p>4818,27</text:p>
          </table:table-cell>
          <table:table-cell office:value-type="float" office:value="4743.55" calcext:value-type="float">
            <text:p>4743,55</text:p>
          </table:table-cell>
          <table:table-cell table:formula="of:=[.C836]-[.D836]" office:value-type="float" office:value="74.7200000000003" calcext:value-type="float">
            <text:p>74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2" calcext:value-type="date">
            <text:p>22/10/19</text:p>
          </table:table-cell>
          <table:table-cell office:value-type="float" office:value="4858.86" calcext:value-type="float">
            <text:p>4858,86</text:p>
          </table:table-cell>
          <table:table-cell office:value-type="float" office:value="4782.97" calcext:value-type="float">
            <text:p>4782,97</text:p>
          </table:table-cell>
          <table:table-cell table:formula="of:=[.C837]-[.D837]" office:value-type="float" office:value="75.8899999999994" calcext:value-type="float">
            <text:p>75,88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21" calcext:value-type="date">
            <text:p>21/10/19</text:p>
          </table:table-cell>
          <table:table-cell office:value-type="float" office:value="4890.04" calcext:value-type="float">
            <text:p>4890,04</text:p>
          </table:table-cell>
          <table:table-cell office:value-type="float" office:value="4848.86" calcext:value-type="float">
            <text:p>4848,86</text:p>
          </table:table-cell>
          <table:table-cell table:formula="of:=[.C838]-[.D838]" office:value-type="float" office:value="41.1800000000003" calcext:value-type="float">
            <text:p>41,1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8" calcext:value-type="date">
            <text:p>18/10/19</text:p>
          </table:table-cell>
          <table:table-cell office:value-type="float" office:value="4903.57" calcext:value-type="float">
            <text:p>4903,57</text:p>
          </table:table-cell>
          <table:table-cell office:value-type="float" office:value="4841.8" calcext:value-type="float">
            <text:p>4841,8</text:p>
          </table:table-cell>
          <table:table-cell table:formula="of:=[.C839]-[.D839]" office:value-type="float" office:value="61.7699999999995" calcext:value-type="float">
            <text:p>61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7" calcext:value-type="date">
            <text:p>17/10/19</text:p>
          </table:table-cell>
          <table:table-cell office:value-type="float" office:value="4925.93" calcext:value-type="float">
            <text:p>4925,93</text:p>
          </table:table-cell>
          <table:table-cell office:value-type="float" office:value="4861.8" calcext:value-type="float">
            <text:p>4861,8</text:p>
          </table:table-cell>
          <table:table-cell table:formula="of:=[.C840]-[.D840]" office:value-type="float" office:value="64.1300000000001" calcext:value-type="float">
            <text:p>64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6" calcext:value-type="date">
            <text:p>16/10/19</text:p>
          </table:table-cell>
          <table:table-cell office:value-type="float" office:value="4931.81" calcext:value-type="float">
            <text:p>4931,81</text:p>
          </table:table-cell>
          <table:table-cell office:value-type="float" office:value="4885.33" calcext:value-type="float">
            <text:p>4885,33</text:p>
          </table:table-cell>
          <table:table-cell table:formula="of:=[.C841]-[.D841]" office:value-type="float" office:value="46.4800000000005" calcext:value-type="float">
            <text:p>46,48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5" calcext:value-type="date">
            <text:p>15/10/19</text:p>
          </table:table-cell>
          <table:table-cell office:value-type="float" office:value="4926.51" calcext:value-type="float">
            <text:p>4926,51</text:p>
          </table:table-cell>
          <table:table-cell office:value-type="float" office:value="4854.74" calcext:value-type="float">
            <text:p>4854,74</text:p>
          </table:table-cell>
          <table:table-cell table:formula="of:=[.C842]-[.D842]" office:value-type="float" office:value="71.7700000000004" calcext:value-type="float">
            <text:p>71,7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4" calcext:value-type="date">
            <text:p>14/10/19</text:p>
          </table:table-cell>
          <table:table-cell office:value-type="float" office:value="4874.74" calcext:value-type="float">
            <text:p>4874,74</text:p>
          </table:table-cell>
          <table:table-cell office:value-type="float" office:value="4838.27" calcext:value-type="float">
            <text:p>4838,27</text:p>
          </table:table-cell>
          <table:table-cell table:formula="of:=[.C843]-[.D843]" office:value-type="float" office:value="36.4699999999993" calcext:value-type="float">
            <text:p>36,46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1" calcext:value-type="date">
            <text:p>11/10/19</text:p>
          </table:table-cell>
          <table:table-cell office:value-type="float" office:value="4861.8" calcext:value-type="float">
            <text:p>4861,8</text:p>
          </table:table-cell>
          <table:table-cell office:value-type="float" office:value="4807.68" calcext:value-type="float">
            <text:p>4807,68</text:p>
          </table:table-cell>
          <table:table-cell table:formula="of:=[.C844]-[.D844]" office:value-type="float" office:value="54.1199999999999" calcext:value-type="float">
            <text:p>54,1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10" calcext:value-type="date">
            <text:p>10/10/19</text:p>
          </table:table-cell>
          <table:table-cell office:value-type="float" office:value="4875.33" calcext:value-type="float">
            <text:p>4875,33</text:p>
          </table:table-cell>
          <table:table-cell office:value-type="float" office:value="4818.85" calcext:value-type="float">
            <text:p>4818,85</text:p>
          </table:table-cell>
          <table:table-cell table:formula="of:=[.C845]-[.D845]" office:value-type="float" office:value="56.4799999999996" calcext:value-type="float">
            <text:p>56,4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9" calcext:value-type="date">
            <text:p>09/10/19</text:p>
          </table:table-cell>
          <table:table-cell office:value-type="float" office:value="4844.15" calcext:value-type="float">
            <text:p>4844,15</text:p>
          </table:table-cell>
          <table:table-cell office:value-type="float" office:value="4797.09" calcext:value-type="float">
            <text:p>4797,09</text:p>
          </table:table-cell>
          <table:table-cell table:formula="of:=[.C846]-[.D846]" office:value-type="float" office:value="47.0599999999995" calcext:value-type="float">
            <text:p>47,0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8" calcext:value-type="date">
            <text:p>08/10/19</text:p>
          </table:table-cell>
          <table:table-cell office:value-type="float" office:value="4846.5" calcext:value-type="float">
            <text:p>4846,5</text:p>
          </table:table-cell>
          <table:table-cell office:value-type="float" office:value="4800.62" calcext:value-type="float">
            <text:p>4800,62</text:p>
          </table:table-cell>
          <table:table-cell table:formula="of:=[.C847]-[.D847]" office:value-type="float" office:value="45.8800000000001" calcext:value-type="float">
            <text:p>45,8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7" calcext:value-type="date">
            <text:p>07/10/19</text:p>
          </table:table-cell>
          <table:table-cell office:value-type="float" office:value="4844.15" calcext:value-type="float">
            <text:p>4844,15</text:p>
          </table:table-cell>
          <table:table-cell office:value-type="float" office:value="4783.55" calcext:value-type="float">
            <text:p>4783,55</text:p>
          </table:table-cell>
          <table:table-cell table:formula="of:=[.C848]-[.D848]" office:value-type="float" office:value="60.5999999999995" calcext:value-type="float">
            <text:p>60,59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4" calcext:value-type="date">
            <text:p>04/10/19</text:p>
          </table:table-cell>
          <table:table-cell office:value-type="float" office:value="4818.85" calcext:value-type="float">
            <text:p>4818,85</text:p>
          </table:table-cell>
          <table:table-cell office:value-type="float" office:value="4774.73" calcext:value-type="float">
            <text:p>4774,73</text:p>
          </table:table-cell>
          <table:table-cell table:formula="of:=[.C849]-[.D849]" office:value-type="float" office:value="44.1200000000008" calcext:value-type="float">
            <text:p>44,12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3" calcext:value-type="date">
            <text:p>03/10/19</text:p>
          </table:table-cell>
          <table:table-cell office:value-type="float" office:value="4868.86" calcext:value-type="float">
            <text:p>4868,86</text:p>
          </table:table-cell>
          <table:table-cell office:value-type="float" office:value="4803.56" calcext:value-type="float">
            <text:p>4803,56</text:p>
          </table:table-cell>
          <table:table-cell table:formula="of:=[.C850]-[.D850]" office:value-type="float" office:value="65.2999999999993" calcext:value-type="float">
            <text:p>65,29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2" calcext:value-type="date">
            <text:p>02/10/19</text:p>
          </table:table-cell>
          <table:table-cell office:value-type="float" office:value="4931.22" calcext:value-type="float">
            <text:p>4931,22</text:p>
          </table:table-cell>
          <table:table-cell office:value-type="float" office:value="4867.09" calcext:value-type="float">
            <text:p>4867,09</text:p>
          </table:table-cell>
          <table:table-cell table:formula="of:=[.C851]-[.D851]" office:value-type="float" office:value="64.1300000000001" calcext:value-type="float">
            <text:p>64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10-01" calcext:value-type="date">
            <text:p>01/10/19</text:p>
          </table:table-cell>
          <table:table-cell office:value-type="float" office:value="4934.16" calcext:value-type="float">
            <text:p>4934,16</text:p>
          </table:table-cell>
          <table:table-cell office:value-type="float" office:value="4897.1" calcext:value-type="float">
            <text:p>4897,1</text:p>
          </table:table-cell>
          <table:table-cell table:formula="of:=[.C852]-[.D852]" office:value-type="float" office:value="37.0599999999995" calcext:value-type="float">
            <text:p>37,05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30" calcext:value-type="date">
            <text:p>30/09/19</text:p>
          </table:table-cell>
          <table:table-cell office:value-type="float" office:value="4918.87" calcext:value-type="float">
            <text:p>4918,87</text:p>
          </table:table-cell>
          <table:table-cell office:value-type="float" office:value="4884.74" calcext:value-type="float">
            <text:p>4884,74</text:p>
          </table:table-cell>
          <table:table-cell table:formula="of:=[.C853]-[.D853]" office:value-type="float" office:value="34.1300000000001" calcext:value-type="float">
            <text:p>34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7" calcext:value-type="date">
            <text:p>27/09/19</text:p>
          </table:table-cell>
          <table:table-cell office:value-type="float" office:value="4918.91" calcext:value-type="float">
            <text:p>4918,91</text:p>
          </table:table-cell>
          <table:table-cell office:value-type="float" office:value="4892.36" calcext:value-type="float">
            <text:p>4892,36</text:p>
          </table:table-cell>
          <table:table-cell table:formula="of:=[.C854]-[.D854]" office:value-type="float" office:value="26.5500000000002" calcext:value-type="float">
            <text:p>26,5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6" calcext:value-type="date">
            <text:p>26/09/19</text:p>
          </table:table-cell>
          <table:table-cell office:value-type="float" office:value="4924.81" calcext:value-type="float">
            <text:p>4924,81</text:p>
          </table:table-cell>
          <table:table-cell office:value-type="float" office:value="4865.21" calcext:value-type="float">
            <text:p>4865,21</text:p>
          </table:table-cell>
          <table:table-cell table:formula="of:=[.C855]-[.D855]" office:value-type="float" office:value="59.6000000000004" calcext:value-type="float">
            <text:p>59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5" calcext:value-type="date">
            <text:p>25/09/19</text:p>
          </table:table-cell>
          <table:table-cell office:value-type="float" office:value="4950.78" calcext:value-type="float">
            <text:p>4950,78</text:p>
          </table:table-cell>
          <table:table-cell office:value-type="float" office:value="4891.77" calcext:value-type="float">
            <text:p>4891,77</text:p>
          </table:table-cell>
          <table:table-cell table:formula="of:=[.C856]-[.D856]" office:value-type="float" office:value="59.0099999999993" calcext:value-type="float">
            <text:p>59,00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4" calcext:value-type="date">
            <text:p>24/09/19</text:p>
          </table:table-cell>
          <table:table-cell office:value-type="float" office:value="4939.57" calcext:value-type="float">
            <text:p>4939,57</text:p>
          </table:table-cell>
          <table:table-cell office:value-type="float" office:value="4901.8" calcext:value-type="float">
            <text:p>4901,8</text:p>
          </table:table-cell>
          <table:table-cell table:formula="of:=[.C857]-[.D857]" office:value-type="float" office:value="37.7699999999995" calcext:value-type="float">
            <text:p>37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3" calcext:value-type="date">
            <text:p>23/09/19</text:p>
          </table:table-cell>
          <table:table-cell office:value-type="float" office:value="4940.75" calcext:value-type="float">
            <text:p>4940,75</text:p>
          </table:table-cell>
          <table:table-cell office:value-type="float" office:value="4892.95" calcext:value-type="float">
            <text:p>4892,95</text:p>
          </table:table-cell>
          <table:table-cell table:formula="of:=[.C858]-[.D858]" office:value-type="float" office:value="47.8000000000002" calcext:value-type="float">
            <text:p>47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20" calcext:value-type="date">
            <text:p>20/09/19</text:p>
          </table:table-cell>
          <table:table-cell office:value-type="float" office:value="4940.16" calcext:value-type="float">
            <text:p>4940,16</text:p>
          </table:table-cell>
          <table:table-cell office:value-type="float" office:value="4894.72" calcext:value-type="float">
            <text:p>4894,72</text:p>
          </table:table-cell>
          <table:table-cell table:formula="of:=[.C859]-[.D859]" office:value-type="float" office:value="45.4399999999996" calcext:value-type="float">
            <text:p>45,4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9" calcext:value-type="date">
            <text:p>19/09/19</text:p>
          </table:table-cell>
          <table:table-cell office:value-type="float" office:value="4921.86" calcext:value-type="float">
            <text:p>4921,86</text:p>
          </table:table-cell>
          <table:table-cell office:value-type="float" office:value="4871.12" calcext:value-type="float">
            <text:p>4871,12</text:p>
          </table:table-cell>
          <table:table-cell table:formula="of:=[.C860]-[.D860]" office:value-type="float" office:value="50.7399999999998" calcext:value-type="float">
            <text:p>50,7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8" calcext:value-type="date">
            <text:p>18/09/19</text:p>
          </table:table-cell>
          <table:table-cell office:value-type="float" office:value="4858.72" calcext:value-type="float">
            <text:p>4858,72</text:p>
          </table:table-cell>
          <table:table-cell office:value-type="float" office:value="4809.16" calcext:value-type="float">
            <text:p>4809,16</text:p>
          </table:table-cell>
          <table:table-cell table:formula="of:=[.C861]-[.D861]" office:value-type="float" office:value="49.5600000000004" calcext:value-type="float">
            <text:p>49,5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7" calcext:value-type="date">
            <text:p>17/09/19</text:p>
          </table:table-cell>
          <table:table-cell office:value-type="float" office:value="4861.67" calcext:value-type="float">
            <text:p>4861,67</text:p>
          </table:table-cell>
          <table:table-cell office:value-type="float" office:value="4809.75" calcext:value-type="float">
            <text:p>4809,75</text:p>
          </table:table-cell>
          <table:table-cell table:formula="of:=[.C862]-[.D862]" office:value-type="float" office:value="51.9200000000001" calcext:value-type="float">
            <text:p>51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6" calcext:value-type="date">
            <text:p>16/09/19</text:p>
          </table:table-cell>
          <table:table-cell office:value-type="float" office:value="4849.28" calcext:value-type="float">
            <text:p>4849,28</text:p>
          </table:table-cell>
          <table:table-cell office:value-type="float" office:value="4813.29" calcext:value-type="float">
            <text:p>4813,29</text:p>
          </table:table-cell>
          <table:table-cell table:formula="of:=[.C863]-[.D863]" office:value-type="float" office:value="35.9899999999998" calcext:value-type="float">
            <text:p>35,98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3" calcext:value-type="date">
            <text:p>13/09/19</text:p>
          </table:table-cell>
          <table:table-cell office:value-type="float" office:value="4837.48" calcext:value-type="float">
            <text:p>4837,48</text:p>
          </table:table-cell>
          <table:table-cell office:value-type="float" office:value="4775.52" calcext:value-type="float">
            <text:p>4775,52</text:p>
          </table:table-cell>
          <table:table-cell table:formula="of:=[.C864]-[.D864]" office:value-type="float" office:value="61.9599999999991" calcext:value-type="float">
            <text:p>61,959999999999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2" calcext:value-type="date">
            <text:p>12/09/19</text:p>
          </table:table-cell>
          <table:table-cell office:value-type="float" office:value="4809.16" calcext:value-type="float">
            <text:p>4809,16</text:p>
          </table:table-cell>
          <table:table-cell office:value-type="float" office:value="4757.82" calcext:value-type="float">
            <text:p>4757,82</text:p>
          </table:table-cell>
          <table:table-cell table:formula="of:=[.C865]-[.D865]" office:value-type="float" office:value="51.3400000000001" calcext:value-type="float">
            <text:p>51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1" calcext:value-type="date">
            <text:p>11/09/19</text:p>
          </table:table-cell>
          <table:table-cell office:value-type="float" office:value="4836.3" calcext:value-type="float">
            <text:p>4836,3</text:p>
          </table:table-cell>
          <table:table-cell office:value-type="float" office:value="4787.91" calcext:value-type="float">
            <text:p>4787,91</text:p>
          </table:table-cell>
          <table:table-cell table:formula="of:=[.C866]-[.D866]" office:value-type="float" office:value="48.3900000000003" calcext:value-type="float">
            <text:p>48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10" calcext:value-type="date">
            <text:p>10/09/19</text:p>
          </table:table-cell>
          <table:table-cell office:value-type="float" office:value="4879.97" calcext:value-type="float">
            <text:p>4879,97</text:p>
          </table:table-cell>
          <table:table-cell office:value-type="float" office:value="4820.37" calcext:value-type="float">
            <text:p>4820,37</text:p>
          </table:table-cell>
          <table:table-cell table:formula="of:=[.C867]-[.D867]" office:value-type="float" office:value="59.6000000000004" calcext:value-type="float">
            <text:p>59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9" calcext:value-type="date">
            <text:p>09/09/19</text:p>
          </table:table-cell>
          <table:table-cell office:value-type="float" office:value="4850.46" calcext:value-type="float">
            <text:p>4850,46</text:p>
          </table:table-cell>
          <table:table-cell office:value-type="float" office:value="4783.19" calcext:value-type="float">
            <text:p>4783,19</text:p>
          </table:table-cell>
          <table:table-cell table:formula="of:=[.C868]-[.D868]" office:value-type="float" office:value="67.2700000000004" calcext:value-type="float">
            <text:p>67,27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6" calcext:value-type="date">
            <text:p>06/09/19</text:p>
          </table:table-cell>
          <table:table-cell office:value-type="float" office:value="4842.79" calcext:value-type="float">
            <text:p>4842,79</text:p>
          </table:table-cell>
          <table:table-cell office:value-type="float" office:value="4792.04" calcext:value-type="float">
            <text:p>4792,04</text:p>
          </table:table-cell>
          <table:table-cell table:formula="of:=[.C869]-[.D869]" office:value-type="float" office:value="50.75" calcext:value-type="float">
            <text:p>50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5" calcext:value-type="date">
            <text:p>05/09/19</text:p>
          </table:table-cell>
          <table:table-cell office:value-type="float" office:value="4863.44" calcext:value-type="float">
            <text:p>4863,44</text:p>
          </table:table-cell>
          <table:table-cell office:value-type="float" office:value="4810.34" calcext:value-type="float">
            <text:p>4810,34</text:p>
          </table:table-cell>
          <table:table-cell table:formula="of:=[.C870]-[.D870]" office:value-type="float" office:value="53.0999999999995" calcext:value-type="float">
            <text:p>53,09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4" calcext:value-type="date">
            <text:p>04/09/19</text:p>
          </table:table-cell>
          <table:table-cell office:value-type="float" office:value="4908.88" calcext:value-type="float">
            <text:p>4908,88</text:p>
          </table:table-cell>
          <table:table-cell office:value-type="float" office:value="4833.94" calcext:value-type="float">
            <text:p>4833,94</text:p>
          </table:table-cell>
          <table:table-cell table:formula="of:=[.C871]-[.D871]" office:value-type="float" office:value="74.9400000000005" calcext:value-type="float">
            <text:p>74,94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3" calcext:value-type="date">
            <text:p>03/09/19</text:p>
          </table:table-cell>
          <table:table-cell office:value-type="float" office:value="4948.42" calcext:value-type="float">
            <text:p>4948,42</text:p>
          </table:table-cell>
          <table:table-cell office:value-type="float" office:value="4907.11" calcext:value-type="float">
            <text:p>4907,11</text:p>
          </table:table-cell>
          <table:table-cell table:formula="of:=[.C872]-[.D872]" office:value-type="float" office:value="41.3100000000004" calcext:value-type="float">
            <text:p>41,3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9-02" calcext:value-type="date">
            <text:p>02/09/19</text:p>
          </table:table-cell>
          <table:table-cell office:value-type="float" office:value="4951.96" calcext:value-type="float">
            <text:p>4951,96</text:p>
          </table:table-cell>
          <table:table-cell office:value-type="float" office:value="4895.31" calcext:value-type="float">
            <text:p>4895,31</text:p>
          </table:table-cell>
          <table:table-cell table:formula="of:=[.C873]-[.D873]" office:value-type="float" office:value="56.6499999999996" calcext:value-type="float">
            <text:p>56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30" calcext:value-type="date">
            <text:p>30/08/19</text:p>
          </table:table-cell>
          <table:table-cell office:value-type="float" office:value="4923.04" calcext:value-type="float">
            <text:p>4923,04</text:p>
          </table:table-cell>
          <table:table-cell office:value-type="float" office:value="4872.89" calcext:value-type="float">
            <text:p>4872,89</text:p>
          </table:table-cell>
          <table:table-cell table:formula="of:=[.C874]-[.D874]" office:value-type="float" office:value="50.1499999999996" calcext:value-type="float">
            <text:p>50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9" calcext:value-type="date">
            <text:p>29/08/19</text:p>
          </table:table-cell>
          <table:table-cell office:value-type="float" office:value="4936.04" calcext:value-type="float">
            <text:p>4936,04</text:p>
          </table:table-cell>
          <table:table-cell office:value-type="float" office:value="4895.86" calcext:value-type="float">
            <text:p>4895,86</text:p>
          </table:table-cell>
          <table:table-cell table:formula="of:=[.C875]-[.D875]" office:value-type="float" office:value="40.1800000000003" calcext:value-type="float">
            <text:p>40,18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8" calcext:value-type="date">
            <text:p>28/08/19</text:p>
          </table:table-cell>
          <table:table-cell office:value-type="float" office:value="4933.67" calcext:value-type="float">
            <text:p>4933,67</text:p>
          </table:table-cell>
          <table:table-cell office:value-type="float" office:value="4887.52" calcext:value-type="float">
            <text:p>4887,52</text:p>
          </table:table-cell>
          <table:table-cell table:formula="of:=[.C876]-[.D876]" office:value-type="float" office:value="46.1499999999996" calcext:value-type="float">
            <text:p>46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7" calcext:value-type="date">
            <text:p>27/08/19</text:p>
          </table:table-cell>
          <table:table-cell office:value-type="float" office:value="4963.85" calcext:value-type="float">
            <text:p>4963,85</text:p>
          </table:table-cell>
          <table:table-cell office:value-type="float" office:value="4876.88" calcext:value-type="float">
            <text:p>4876,88</text:p>
          </table:table-cell>
          <table:table-cell table:formula="of:=[.C877]-[.D877]" office:value-type="float" office:value="86.9700000000003" calcext:value-type="float">
            <text:p>86,9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6" calcext:value-type="date">
            <text:p>26/08/19</text:p>
          </table:table-cell>
          <table:table-cell office:value-type="float" office:value="4934.26" calcext:value-type="float">
            <text:p>4934,26</text:p>
          </table:table-cell>
          <table:table-cell office:value-type="float" office:value="4854.39" calcext:value-type="float">
            <text:p>4854,39</text:p>
          </table:table-cell>
          <table:table-cell table:formula="of:=[.C878]-[.D878]" office:value-type="float" office:value="79.8699999999999" calcext:value-type="float">
            <text:p>79,8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3" calcext:value-type="date">
            <text:p>23/08/19</text:p>
          </table:table-cell>
          <table:table-cell office:value-type="float" office:value="4890.48" calcext:value-type="float">
            <text:p>4890,48</text:p>
          </table:table-cell>
          <table:table-cell office:value-type="float" office:value="4794.64" calcext:value-type="float">
            <text:p>4794,64</text:p>
          </table:table-cell>
          <table:table-cell table:formula="of:=[.C879]-[.D879]" office:value-type="float" office:value="95.8399999999992" calcext:value-type="float">
            <text:p>95,83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2" calcext:value-type="date">
            <text:p>22/08/19</text:p>
          </table:table-cell>
          <table:table-cell office:value-type="float" office:value="4832.5" calcext:value-type="float">
            <text:p>4832,5</text:p>
          </table:table-cell>
          <table:table-cell office:value-type="float" office:value="4756.77" calcext:value-type="float">
            <text:p>4756,77</text:p>
          </table:table-cell>
          <table:table-cell table:formula="of:=[.C880]-[.D880]" office:value-type="float" office:value="75.7299999999996" calcext:value-type="float">
            <text:p>75,72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1" calcext:value-type="date">
            <text:p>21/08/19</text:p>
          </table:table-cell>
          <table:table-cell office:value-type="float" office:value="4794.68" calcext:value-type="float">
            <text:p>4794,68</text:p>
          </table:table-cell>
          <table:table-cell office:value-type="float" office:value="4765.62" calcext:value-type="float">
            <text:p>4765,62</text:p>
          </table:table-cell>
          <table:table-cell table:formula="of:=[.C881]-[.D881]" office:value-type="float" office:value="29.0600000000004" calcext:value-type="float">
            <text:p>29,0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20" calcext:value-type="date">
            <text:p>20/08/19</text:p>
          </table:table-cell>
          <table:table-cell office:value-type="float" office:value="4837.38" calcext:value-type="float">
            <text:p>4837,38</text:p>
          </table:table-cell>
          <table:table-cell office:value-type="float" office:value="4780.44" calcext:value-type="float">
            <text:p>4780,44</text:p>
          </table:table-cell>
          <table:table-cell table:formula="of:=[.C882]-[.D882]" office:value-type="float" office:value="56.9400000000005" calcext:value-type="float">
            <text:p>56,94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9" calcext:value-type="date">
            <text:p>19/08/19</text:p>
          </table:table-cell>
          <table:table-cell office:value-type="float" office:value="4839.75" calcext:value-type="float">
            <text:p>4839,75</text:p>
          </table:table-cell>
          <table:table-cell office:value-type="float" office:value="4739.52" calcext:value-type="float">
            <text:p>4739,52</text:p>
          </table:table-cell>
          <table:table-cell table:formula="of:=[.C883]-[.D883]" office:value-type="float" office:value="100.23" calcext:value-type="float">
            <text:p>100,2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6" calcext:value-type="date">
            <text:p>16/08/19</text:p>
          </table:table-cell>
          <table:table-cell office:value-type="float" office:value="4760.28" calcext:value-type="float">
            <text:p>4760,28</text:p>
          </table:table-cell>
          <table:table-cell office:value-type="float" office:value="4722.32" calcext:value-type="float">
            <text:p>4722,32</text:p>
          </table:table-cell>
          <table:table-cell table:formula="of:=[.C884]-[.D884]" office:value-type="float" office:value="37.96" calcext:value-type="float">
            <text:p>37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5" calcext:value-type="date">
            <text:p>15/08/19</text:p>
          </table:table-cell>
          <table:table-cell office:value-type="float" office:value="4804.17" calcext:value-type="float">
            <text:p>4804,17</text:p>
          </table:table-cell>
          <table:table-cell office:value-type="float" office:value="4728.25" calcext:value-type="float">
            <text:p>4728,25</text:p>
          </table:table-cell>
          <table:table-cell table:formula="of:=[.C885]-[.D885]" office:value-type="float" office:value="75.9200000000001" calcext:value-type="float">
            <text:p>75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4" calcext:value-type="date">
            <text:p>14/08/19</text:p>
          </table:table-cell>
          <table:table-cell office:value-type="float" office:value="4815.44" calcext:value-type="float">
            <text:p>4815,44</text:p>
          </table:table-cell>
          <table:table-cell office:value-type="float" office:value="4736.55" calcext:value-type="float">
            <text:p>4736,55</text:p>
          </table:table-cell>
          <table:table-cell table:formula="of:=[.C886]-[.D886]" office:value-type="float" office:value="78.8899999999994" calcext:value-type="float">
            <text:p>78,88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3" calcext:value-type="date">
            <text:p>13/08/19</text:p>
          </table:table-cell>
          <table:table-cell office:value-type="float" office:value="4767.39" calcext:value-type="float">
            <text:p>4767,39</text:p>
          </table:table-cell>
          <table:table-cell office:value-type="float" office:value="4687.92" calcext:value-type="float">
            <text:p>4687,92</text:p>
          </table:table-cell>
          <table:table-cell table:formula="of:=[.C887]-[.D887]" office:value-type="float" office:value="79.4700000000003" calcext:value-type="float">
            <text:p>79,4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12" calcext:value-type="date">
            <text:p>12/08/19</text:p>
          </table:table-cell>
          <table:table-cell office:value-type="float" office:value="4768.58" calcext:value-type="float">
            <text:p>4768,58</text:p>
          </table:table-cell>
          <table:table-cell office:value-type="float" office:value="4722.32" calcext:value-type="float">
            <text:p>4722,32</text:p>
          </table:table-cell>
          <table:table-cell table:formula="of:=[.C888]-[.D888]" office:value-type="float" office:value="46.2600000000002" calcext:value-type="float">
            <text:p>46,2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9" calcext:value-type="date">
            <text:p>09/08/19</text:p>
          </table:table-cell>
          <table:table-cell office:value-type="float" office:value="4694.44" calcext:value-type="float">
            <text:p>4694,44</text:p>
          </table:table-cell>
          <table:table-cell office:value-type="float" office:value="4661.82" calcext:value-type="float">
            <text:p>4661,82</text:p>
          </table:table-cell>
          <table:table-cell table:formula="of:=[.C889]-[.D889]" office:value-type="float" office:value="32.6199999999999" calcext:value-type="float">
            <text:p>32,61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8" calcext:value-type="date">
            <text:p>08/08/19</text:p>
          </table:table-cell>
          <table:table-cell office:value-type="float" office:value="4731.41" calcext:value-type="float">
            <text:p>4731,41</text:p>
          </table:table-cell>
          <table:table-cell office:value-type="float" office:value="4673.09" calcext:value-type="float">
            <text:p>4673,09</text:p>
          </table:table-cell>
          <table:table-cell table:formula="of:=[.C890]-[.D890]" office:value-type="float" office:value="58.3199999999997" calcext:value-type="float">
            <text:p>58,3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7" calcext:value-type="date">
            <text:p>07/08/19</text:p>
          </table:table-cell>
          <table:table-cell office:value-type="float" office:value="4785.72" calcext:value-type="float">
            <text:p>4785,72</text:p>
          </table:table-cell>
          <table:table-cell office:value-type="float" office:value="4728.29" calcext:value-type="float">
            <text:p>4728,29</text:p>
          </table:table-cell>
          <table:table-cell table:formula="of:=[.C891]-[.D891]" office:value-type="float" office:value="57.4300000000003" calcext:value-type="float">
            <text:p>57,4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6" calcext:value-type="date">
            <text:p>06/08/19</text:p>
          </table:table-cell>
          <table:table-cell office:value-type="float" office:value="4778.54" calcext:value-type="float">
            <text:p>4778,54</text:p>
          </table:table-cell>
          <table:table-cell office:value-type="float" office:value="4719.91" calcext:value-type="float">
            <text:p>4719,91</text:p>
          </table:table-cell>
          <table:table-cell table:formula="of:=[.C892]-[.D892]" office:value-type="float" office:value="58.6300000000001" calcext:value-type="float">
            <text:p>58,6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5" calcext:value-type="date">
            <text:p>05/08/19</text:p>
          </table:table-cell>
          <table:table-cell office:value-type="float" office:value="4770.16" calcext:value-type="float">
            <text:p>4770,16</text:p>
          </table:table-cell>
          <table:table-cell office:value-type="float" office:value="4692.39" calcext:value-type="float">
            <text:p>4692,39</text:p>
          </table:table-cell>
          <table:table-cell table:formula="of:=[.C893]-[.D893]" office:value-type="float" office:value="77.7699999999995" calcext:value-type="float">
            <text:p>77,7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2" calcext:value-type="date">
            <text:p>02/08/19</text:p>
          </table:table-cell>
          <table:table-cell office:value-type="float" office:value="4667.87" calcext:value-type="float">
            <text:p>4667,87</text:p>
          </table:table-cell>
          <table:table-cell office:value-type="float" office:value="4614.63" calcext:value-type="float">
            <text:p>4614,63</text:p>
          </table:table-cell>
          <table:table-cell table:formula="of:=[.C894]-[.D894]" office:value-type="float" office:value="53.2399999999998" calcext:value-type="float">
            <text:p>53,2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8-01" calcext:value-type="date">
            <text:p>01/08/19</text:p>
          </table:table-cell>
          <table:table-cell office:value-type="float" office:value="4630.18" calcext:value-type="float">
            <text:p>4630,18</text:p>
          </table:table-cell>
          <table:table-cell office:value-type="float" office:value="4570.36" calcext:value-type="float">
            <text:p>4570,36</text:p>
          </table:table-cell>
          <table:table-cell table:formula="of:=[.C895]-[.D895]" office:value-type="float" office:value="59.8200000000006" calcext:value-type="float">
            <text:p>59,82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31" calcext:value-type="date">
            <text:p>31/07/19</text:p>
          </table:table-cell>
          <table:table-cell office:value-type="float" office:value="4584.72" calcext:value-type="float">
            <text:p>4584,72</text:p>
          </table:table-cell>
          <table:table-cell office:value-type="float" office:value="4494.98" calcext:value-type="float">
            <text:p>4494,98</text:p>
          </table:table-cell>
          <table:table-cell table:formula="of:=[.C896]-[.D896]" office:value-type="float" office:value="89.7400000000007" calcext:value-type="float">
            <text:p>89,74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30" calcext:value-type="date">
            <text:p>30/07/19</text:p>
          </table:table-cell>
          <table:table-cell office:value-type="float" office:value="4557.82" calcext:value-type="float">
            <text:p>4557,82</text:p>
          </table:table-cell>
          <table:table-cell office:value-type="float" office:value="4529.63" calcext:value-type="float">
            <text:p>4529,63</text:p>
          </table:table-cell>
          <table:table-cell table:formula="of:=[.C897]-[.D897]" office:value-type="float" office:value="28.1899999999996" calcext:value-type="float">
            <text:p>28,1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9" calcext:value-type="date">
            <text:p>29/07/19</text:p>
          </table:table-cell>
          <table:table-cell office:value-type="float" office:value="4560.22" calcext:value-type="float">
            <text:p>4560,22</text:p>
          </table:table-cell>
          <table:table-cell office:value-type="float" office:value="4531.43" calcext:value-type="float">
            <text:p>4531,43</text:p>
          </table:table-cell>
          <table:table-cell table:formula="of:=[.C898]-[.D898]" office:value-type="float" office:value="28.79" calcext:value-type="float">
            <text:p>28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6" calcext:value-type="date">
            <text:p>26/07/19</text:p>
          </table:table-cell>
          <table:table-cell office:value-type="float" office:value="4553.03" calcext:value-type="float">
            <text:p>4553,03</text:p>
          </table:table-cell>
          <table:table-cell office:value-type="float" office:value="4511.64" calcext:value-type="float">
            <text:p>4511,64</text:p>
          </table:table-cell>
          <table:table-cell table:formula="of:=[.C899]-[.D899]" office:value-type="float" office:value="41.3899999999994" calcext:value-type="float">
            <text:p>41,38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5" calcext:value-type="date">
            <text:p>25/07/19</text:p>
          </table:table-cell>
          <table:table-cell office:value-type="float" office:value="4566.82" calcext:value-type="float">
            <text:p>4566,82</text:p>
          </table:table-cell>
          <table:table-cell office:value-type="float" office:value="4506.84" calcext:value-type="float">
            <text:p>4506,84</text:p>
          </table:table-cell>
          <table:table-cell table:formula="of:=[.C900]-[.D900]" office:value-type="float" office:value="59.9799999999996" calcext:value-type="float">
            <text:p>59,9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4" calcext:value-type="date">
            <text:p>24/07/19</text:p>
          </table:table-cell>
          <table:table-cell office:value-type="float" office:value="4533.83" calcext:value-type="float">
            <text:p>4533,83</text:p>
          </table:table-cell>
          <table:table-cell office:value-type="float" office:value="4503.24" calcext:value-type="float">
            <text:p>4503,24</text:p>
          </table:table-cell>
          <table:table-cell table:formula="of:=[.C901]-[.D901]" office:value-type="float" office:value="30.5900000000001" calcext:value-type="float">
            <text:p>30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3" calcext:value-type="date">
            <text:p>23/07/19</text:p>
          </table:table-cell>
          <table:table-cell office:value-type="float" office:value="4536.83" calcext:value-type="float">
            <text:p>4536,83</text:p>
          </table:table-cell>
          <table:table-cell office:value-type="float" office:value="4490.05" calcext:value-type="float">
            <text:p>4490,05</text:p>
          </table:table-cell>
          <table:table-cell table:formula="of:=[.C902]-[.D902]" office:value-type="float" office:value="46.7799999999997" calcext:value-type="float">
            <text:p>46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22" calcext:value-type="date">
            <text:p>22/07/19</text:p>
          </table:table-cell>
          <table:table-cell office:value-type="float" office:value="4499.05" calcext:value-type="float">
            <text:p>4499,05</text:p>
          </table:table-cell>
          <table:table-cell office:value-type="float" office:value="4477.45" calcext:value-type="float">
            <text:p>4477,45</text:p>
          </table:table-cell>
          <table:table-cell table:formula="of:=[.C903]-[.D903]" office:value-type="float" office:value="21.6000000000004" calcext:value-type="float">
            <text:p>21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9" calcext:value-type="date">
            <text:p>19/07/19</text:p>
          </table:table-cell>
          <table:table-cell office:value-type="float" office:value="4506.84" calcext:value-type="float">
            <text:p>4506,84</text:p>
          </table:table-cell>
          <table:table-cell office:value-type="float" office:value="4475.05" calcext:value-type="float">
            <text:p>4475,05</text:p>
          </table:table-cell>
          <table:table-cell table:formula="of:=[.C904]-[.D904]" office:value-type="float" office:value="31.79" calcext:value-type="float">
            <text:p>31,7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8" calcext:value-type="date">
            <text:p>18/07/19</text:p>
          </table:table-cell>
          <table:table-cell office:value-type="float" office:value="4518.84" calcext:value-type="float">
            <text:p>4518,84</text:p>
          </table:table-cell>
          <table:table-cell office:value-type="float" office:value="4464.26" calcext:value-type="float">
            <text:p>4464,26</text:p>
          </table:table-cell>
          <table:table-cell table:formula="of:=[.C905]-[.D905]" office:value-type="float" office:value="54.5799999999999" calcext:value-type="float">
            <text:p>54,5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7" calcext:value-type="date">
            <text:p>17/07/19</text:p>
          </table:table-cell>
          <table:table-cell office:value-type="float" office:value="4524.84" calcext:value-type="float">
            <text:p>4524,84</text:p>
          </table:table-cell>
          <table:table-cell office:value-type="float" office:value="4509.24" calcext:value-type="float">
            <text:p>4509,24</text:p>
          </table:table-cell>
          <table:table-cell table:formula="of:=[.C906]-[.D906]" office:value-type="float" office:value="15.6000000000004" calcext:value-type="float">
            <text:p>15,6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6" calcext:value-type="date">
            <text:p>16/07/19</text:p>
          </table:table-cell>
          <table:table-cell office:value-type="float" office:value="4529.63" calcext:value-type="float">
            <text:p>4529,63</text:p>
          </table:table-cell>
          <table:table-cell office:value-type="float" office:value="4507.44" calcext:value-type="float">
            <text:p>4507,44</text:p>
          </table:table-cell>
          <table:table-cell table:formula="of:=[.C907]-[.D907]" office:value-type="float" office:value="22.1900000000005" calcext:value-type="float">
            <text:p>22,19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5" calcext:value-type="date">
            <text:p>15/07/19</text:p>
          </table:table-cell>
          <table:table-cell office:value-type="float" office:value="4515.24" calcext:value-type="float">
            <text:p>4515,24</text:p>
          </table:table-cell>
          <table:table-cell office:value-type="float" office:value="4478.05" calcext:value-type="float">
            <text:p>4478,05</text:p>
          </table:table-cell>
          <table:table-cell table:formula="of:=[.C908]-[.D908]" office:value-type="float" office:value="37.1899999999996" calcext:value-type="float">
            <text:p>37,1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2" calcext:value-type="date">
            <text:p>12/07/19</text:p>
          </table:table-cell>
          <table:table-cell office:value-type="float" office:value="4521.24" calcext:value-type="float">
            <text:p>4521,24</text:p>
          </table:table-cell>
          <table:table-cell office:value-type="float" office:value="4481.05" calcext:value-type="float">
            <text:p>4481,05</text:p>
          </table:table-cell>
          <table:table-cell table:formula="of:=[.C909]-[.D909]" office:value-type="float" office:value="40.1899999999996" calcext:value-type="float">
            <text:p>40,1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1" calcext:value-type="date">
            <text:p>11/07/19</text:p>
          </table:table-cell>
          <table:table-cell office:value-type="float" office:value="4524.84" calcext:value-type="float">
            <text:p>4524,84</text:p>
          </table:table-cell>
          <table:table-cell office:value-type="float" office:value="4485.85" calcext:value-type="float">
            <text:p>4485,85</text:p>
          </table:table-cell>
          <table:table-cell table:formula="of:=[.C910]-[.D910]" office:value-type="float" office:value="38.9899999999998" calcext:value-type="float">
            <text:p>38,98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10" calcext:value-type="date">
            <text:p>10/07/19</text:p>
          </table:table-cell>
          <table:table-cell office:value-type="float" office:value="4555.43" calcext:value-type="float">
            <text:p>4555,43</text:p>
          </table:table-cell>
          <table:table-cell office:value-type="float" office:value="4506.84" calcext:value-type="float">
            <text:p>4506,84</text:p>
          </table:table-cell>
          <table:table-cell table:formula="of:=[.C911]-[.D911]" office:value-type="float" office:value="48.5900000000001" calcext:value-type="float">
            <text:p>48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8" calcext:value-type="date">
            <text:p>08/07/19</text:p>
          </table:table-cell>
          <table:table-cell office:value-type="float" office:value="4587.81" calcext:value-type="float">
            <text:p>4587,81</text:p>
          </table:table-cell>
          <table:table-cell office:value-type="float" office:value="4566.22" calcext:value-type="float">
            <text:p>4566,22</text:p>
          </table:table-cell>
          <table:table-cell table:formula="of:=[.C912]-[.D912]" office:value-type="float" office:value="21.5900000000001" calcext:value-type="float">
            <text:p>21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5" calcext:value-type="date">
            <text:p>05/07/19</text:p>
          </table:table-cell>
          <table:table-cell office:value-type="float" office:value="4613.01" calcext:value-type="float">
            <text:p>4613,01</text:p>
          </table:table-cell>
          <table:table-cell office:value-type="float" office:value="4564.42" calcext:value-type="float">
            <text:p>4564,42</text:p>
          </table:table-cell>
          <table:table-cell table:formula="of:=[.C913]-[.D913]" office:value-type="float" office:value="48.5900000000001" calcext:value-type="float">
            <text:p>48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4" calcext:value-type="date">
            <text:p>04/07/19</text:p>
          </table:table-cell>
          <table:table-cell office:value-type="float" office:value="4580.02" calcext:value-type="float">
            <text:p>4580,02</text:p>
          </table:table-cell>
          <table:table-cell office:value-type="float" office:value="4549.43" calcext:value-type="float">
            <text:p>4549,43</text:p>
          </table:table-cell>
          <table:table-cell table:formula="of:=[.C914]-[.D914]" office:value-type="float" office:value="30.5900000000001" calcext:value-type="float">
            <text:p>30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3" calcext:value-type="date">
            <text:p>03/07/19</text:p>
          </table:table-cell>
          <table:table-cell office:value-type="float" office:value="4659.19" calcext:value-type="float">
            <text:p>4659,19</text:p>
          </table:table-cell>
          <table:table-cell office:value-type="float" office:value="4588.41" calcext:value-type="float">
            <text:p>4588,41</text:p>
          </table:table-cell>
          <table:table-cell table:formula="of:=[.C915]-[.D915]" office:value-type="float" office:value="70.7799999999997" calcext:value-type="float">
            <text:p>70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2" calcext:value-type="date">
            <text:p>02/07/19</text:p>
          </table:table-cell>
          <table:table-cell office:value-type="float" office:value="4666.39" calcext:value-type="float">
            <text:p>4666,39</text:p>
          </table:table-cell>
          <table:table-cell office:value-type="float" office:value="4592.01" calcext:value-type="float">
            <text:p>4592,01</text:p>
          </table:table-cell>
          <table:table-cell table:formula="of:=[.C916]-[.D916]" office:value-type="float" office:value="74.3800000000001" calcext:value-type="float">
            <text:p>74,3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7-01" calcext:value-type="date">
            <text:p>01/07/19</text:p>
          </table:table-cell>
          <table:table-cell office:value-type="float" office:value="4629.2" calcext:value-type="float">
            <text:p>4629,2</text:p>
          </table:table-cell>
          <table:table-cell office:value-type="float" office:value="4582.42" calcext:value-type="float">
            <text:p>4582,42</text:p>
          </table:table-cell>
          <table:table-cell table:formula="of:=[.C917]-[.D917]" office:value-type="float" office:value="46.7799999999997" calcext:value-type="float">
            <text:p>46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8" calcext:value-type="date">
            <text:p>28/06/19</text:p>
          </table:table-cell>
          <table:table-cell office:value-type="float" office:value="4632.8" calcext:value-type="float">
            <text:p>4632,8</text:p>
          </table:table-cell>
          <table:table-cell office:value-type="float" office:value="4588.41" calcext:value-type="float">
            <text:p>4588,41</text:p>
          </table:table-cell>
          <table:table-cell table:formula="of:=[.C918]-[.D918]" office:value-type="float" office:value="44.3900000000003" calcext:value-type="float">
            <text:p>44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7" calcext:value-type="date">
            <text:p>27/06/19</text:p>
          </table:table-cell>
          <table:table-cell office:value-type="float" office:value="4659.38" calcext:value-type="float">
            <text:p>4659,38</text:p>
          </table:table-cell>
          <table:table-cell office:value-type="float" office:value="4595.01" calcext:value-type="float">
            <text:p>4595,01</text:p>
          </table:table-cell>
          <table:table-cell table:formula="of:=[.C919]-[.D919]" office:value-type="float" office:value="64.3699999999999" calcext:value-type="float">
            <text:p>64,3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6" calcext:value-type="date">
            <text:p>26/06/19</text:p>
          </table:table-cell>
          <table:table-cell office:value-type="float" office:value="4640.73" calcext:value-type="float">
            <text:p>4640,73</text:p>
          </table:table-cell>
          <table:table-cell office:value-type="float" office:value="4610.65" calcext:value-type="float">
            <text:p>4610,65</text:p>
          </table:table-cell>
          <table:table-cell table:formula="of:=[.C920]-[.D920]" office:value-type="float" office:value="30.0799999999999" calcext:value-type="float">
            <text:p>30,0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5" calcext:value-type="date">
            <text:p>25/06/19</text:p>
          </table:table-cell>
          <table:table-cell office:value-type="float" office:value="4641.93" calcext:value-type="float">
            <text:p>4641,93</text:p>
          </table:table-cell>
          <table:table-cell office:value-type="float" office:value="4596.21" calcext:value-type="float">
            <text:p>4596,21</text:p>
          </table:table-cell>
          <table:table-cell table:formula="of:=[.C921]-[.D921]" office:value-type="float" office:value="45.7200000000003" calcext:value-type="float">
            <text:p>45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4" calcext:value-type="date">
            <text:p>24/06/19</text:p>
          </table:table-cell>
          <table:table-cell office:value-type="float" office:value="4619.07" calcext:value-type="float">
            <text:p>4619,07</text:p>
          </table:table-cell>
          <table:table-cell office:value-type="float" office:value="4582.98" calcext:value-type="float">
            <text:p>4582,98</text:p>
          </table:table-cell>
          <table:table-cell table:formula="of:=[.C922]-[.D922]" office:value-type="float" office:value="36.0900000000001" calcext:value-type="float">
            <text:p>36,0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21" calcext:value-type="date">
            <text:p>21/06/19</text:p>
          </table:table-cell>
          <table:table-cell office:value-type="float" office:value="4629.3" calcext:value-type="float">
            <text:p>4629,3</text:p>
          </table:table-cell>
          <table:table-cell office:value-type="float" office:value="4590.8" calcext:value-type="float">
            <text:p>4590,8</text:p>
          </table:table-cell>
          <table:table-cell table:formula="of:=[.C923]-[.D923]" office:value-type="float" office:value="38.5" calcext:value-type="float">
            <text:p>38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9" calcext:value-type="date">
            <text:p>19/06/19</text:p>
          </table:table-cell>
          <table:table-cell office:value-type="float" office:value="4676.23" calcext:value-type="float">
            <text:p>4676,23</text:p>
          </table:table-cell>
          <table:table-cell office:value-type="float" office:value="4621.48" calcext:value-type="float">
            <text:p>4621,48</text:p>
          </table:table-cell>
          <table:table-cell table:formula="of:=[.C924]-[.D924]" office:value-type="float" office:value="54.75" calcext:value-type="float">
            <text:p>54,7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8" calcext:value-type="date">
            <text:p>18/06/19</text:p>
          </table:table-cell>
          <table:table-cell office:value-type="float" office:value="4669.01" calcext:value-type="float">
            <text:p>4669,01</text:p>
          </table:table-cell>
          <table:table-cell office:value-type="float" office:value="4634.11" calcext:value-type="float">
            <text:p>4634,11</text:p>
          </table:table-cell>
          <table:table-cell table:formula="of:=[.C925]-[.D925]" office:value-type="float" office:value="34.9000000000005" calcext:value-type="float">
            <text:p>34,90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7" calcext:value-type="date">
            <text:p>17/06/19</text:p>
          </table:table-cell>
          <table:table-cell office:value-type="float" office:value="4724.96" calcext:value-type="float">
            <text:p>4724,96</text:p>
          </table:table-cell>
          <table:table-cell office:value-type="float" office:value="4672.62" calcext:value-type="float">
            <text:p>4672,62</text:p>
          </table:table-cell>
          <table:table-cell table:formula="of:=[.C926]-[.D926]" office:value-type="float" office:value="52.3400000000001" calcext:value-type="float">
            <text:p>52,3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4" calcext:value-type="date">
            <text:p>14/06/19</text:p>
          </table:table-cell>
          <table:table-cell office:value-type="float" office:value="4712.92" calcext:value-type="float">
            <text:p>4712,92</text:p>
          </table:table-cell>
          <table:table-cell office:value-type="float" office:value="4634.11" calcext:value-type="float">
            <text:p>4634,11</text:p>
          </table:table-cell>
          <table:table-cell table:formula="of:=[.C927]-[.D927]" office:value-type="float" office:value="78.8100000000004" calcext:value-type="float">
            <text:p>78,81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3" calcext:value-type="date">
            <text:p>13/06/19</text:p>
          </table:table-cell>
          <table:table-cell office:value-type="float" office:value="4655.17" calcext:value-type="float">
            <text:p>4655,17</text:p>
          </table:table-cell>
          <table:table-cell office:value-type="float" office:value="4619.07" calcext:value-type="float">
            <text:p>4619,07</text:p>
          </table:table-cell>
          <table:table-cell table:formula="of:=[.C928]-[.D928]" office:value-type="float" office:value="36.1000000000004" calcext:value-type="float">
            <text:p>36,1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2" calcext:value-type="date">
            <text:p>12/06/19</text:p>
          </table:table-cell>
          <table:table-cell office:value-type="float" office:value="4663.59" calcext:value-type="float">
            <text:p>4663,59</text:p>
          </table:table-cell>
          <table:table-cell office:value-type="float" office:value="4613.06" calcext:value-type="float">
            <text:p>4613,06</text:p>
          </table:table-cell>
          <table:table-cell table:formula="of:=[.C929]-[.D929]" office:value-type="float" office:value="50.5299999999997" calcext:value-type="float">
            <text:p>50,5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1" calcext:value-type="date">
            <text:p>11/06/19</text:p>
          </table:table-cell>
          <table:table-cell office:value-type="float" office:value="4680.44" calcext:value-type="float">
            <text:p>4680,44</text:p>
          </table:table-cell>
          <table:table-cell office:value-type="float" office:value="4629.3" calcext:value-type="float">
            <text:p>4629,3</text:p>
          </table:table-cell>
          <table:table-cell table:formula="of:=[.C930]-[.D930]" office:value-type="float" office:value="51.1399999999994" calcext:value-type="float">
            <text:p>51,1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10" calcext:value-type="date">
            <text:p>10/06/19</text:p>
          </table:table-cell>
          <table:table-cell office:value-type="float" office:value="4698.49" calcext:value-type="float">
            <text:p>4698,49</text:p>
          </table:table-cell>
          <table:table-cell office:value-type="float" office:value="4659.98" calcext:value-type="float">
            <text:p>4659,98</text:p>
          </table:table-cell>
          <table:table-cell table:formula="of:=[.C931]-[.D931]" office:value-type="float" office:value="38.5100000000002" calcext:value-type="float">
            <text:p>38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07" calcext:value-type="date">
            <text:p>07/06/19</text:p>
          </table:table-cell>
          <table:table-cell office:value-type="float" office:value="4683.45" calcext:value-type="float">
            <text:p>4683,45</text:p>
          </table:table-cell>
          <table:table-cell office:value-type="float" office:value="4639.53" calcext:value-type="float">
            <text:p>4639,53</text:p>
          </table:table-cell>
          <table:table-cell table:formula="of:=[.C932]-[.D932]" office:value-type="float" office:value="43.9200000000001" calcext:value-type="float">
            <text:p>43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06" calcext:value-type="date">
            <text:p>06/06/19</text:p>
          </table:table-cell>
          <table:table-cell office:value-type="float" office:value="4685.85" calcext:value-type="float">
            <text:p>4685,85</text:p>
          </table:table-cell>
          <table:table-cell office:value-type="float" office:value="4648.55" calcext:value-type="float">
            <text:p>4648,55</text:p>
          </table:table-cell>
          <table:table-cell table:formula="of:=[.C933]-[.D933]" office:value-type="float" office:value="37.3000000000002" calcext:value-type="float">
            <text:p>37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05" calcext:value-type="date">
            <text:p>05/06/19</text:p>
          </table:table-cell>
          <table:table-cell office:value-type="float" office:value="4704.5" calcext:value-type="float">
            <text:p>4704,5</text:p>
          </table:table-cell>
          <table:table-cell office:value-type="float" office:value="4626.29" calcext:value-type="float">
            <text:p>4626,29</text:p>
          </table:table-cell>
          <table:table-cell table:formula="of:=[.C934]-[.D934]" office:value-type="float" office:value="78.21" calcext:value-type="float">
            <text:p>78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04" calcext:value-type="date">
            <text:p>04/06/19</text:p>
          </table:table-cell>
          <table:table-cell office:value-type="float" office:value="4688.86" calcext:value-type="float">
            <text:p>4688,86</text:p>
          </table:table-cell>
          <table:table-cell office:value-type="float" office:value="4640.73" calcext:value-type="float">
            <text:p>4640,73</text:p>
          </table:table-cell>
          <table:table-cell table:formula="of:=[.C935]-[.D935]" office:value-type="float" office:value="48.1300000000001" calcext:value-type="float">
            <text:p>48,13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6-03" calcext:value-type="date">
            <text:p>03/06/19</text:p>
          </table:table-cell>
          <table:table-cell office:value-type="float" office:value="4744.21" calcext:value-type="float">
            <text:p>4744,21</text:p>
          </table:table-cell>
          <table:table-cell office:value-type="float" office:value="4681.64" calcext:value-type="float">
            <text:p>4681,64</text:p>
          </table:table-cell>
          <table:table-cell table:formula="of:=[.C936]-[.D936]" office:value-type="float" office:value="62.5699999999997" calcext:value-type="float">
            <text:p>62,5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31" calcext:value-type="date">
            <text:p>31/05/19</text:p>
          </table:table-cell>
          <table:table-cell office:value-type="float" office:value="4822.41" calcext:value-type="float">
            <text:p>4822,41</text:p>
          </table:table-cell>
          <table:table-cell office:value-type="float" office:value="4714.73" calcext:value-type="float">
            <text:p>4714,73</text:p>
          </table:table-cell>
          <table:table-cell table:formula="of:=[.C937]-[.D937]" office:value-type="float" office:value="107.68" calcext:value-type="float">
            <text:p>107,6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30" calcext:value-type="date">
            <text:p>30/05/19</text:p>
          </table:table-cell>
          <table:table-cell office:value-type="float" office:value="4818.84" calcext:value-type="float">
            <text:p>4818,84</text:p>
          </table:table-cell>
          <table:table-cell office:value-type="float" office:value="4771.79" calcext:value-type="float">
            <text:p>4771,79</text:p>
          </table:table-cell>
          <table:table-cell table:formula="of:=[.C938]-[.D938]" office:value-type="float" office:value="47.0500000000002" calcext:value-type="float">
            <text:p>47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9" calcext:value-type="date">
            <text:p>29/05/19</text:p>
          </table:table-cell>
          <table:table-cell office:value-type="float" office:value="4876.15" calcext:value-type="float">
            <text:p>4876,15</text:p>
          </table:table-cell>
          <table:table-cell office:value-type="float" office:value="4788.68" calcext:value-type="float">
            <text:p>4788,68</text:p>
          </table:table-cell>
          <table:table-cell table:formula="of:=[.C939]-[.D939]" office:value-type="float" office:value="87.4699999999993" calcext:value-type="float">
            <text:p>87,46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8" calcext:value-type="date">
            <text:p>28/05/19</text:p>
          </table:table-cell>
          <table:table-cell office:value-type="float" office:value="4892.44" calcext:value-type="float">
            <text:p>4892,44</text:p>
          </table:table-cell>
          <table:table-cell office:value-type="float" office:value="4840.56" calcext:value-type="float">
            <text:p>4840,56</text:p>
          </table:table-cell>
          <table:table-cell table:formula="of:=[.C940]-[.D940]" office:value-type="float" office:value="51.8799999999992" calcext:value-type="float">
            <text:p>51,879999999999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7" calcext:value-type="date">
            <text:p>27/05/19</text:p>
          </table:table-cell>
          <table:table-cell office:value-type="float" office:value="4880.38" calcext:value-type="float">
            <text:p>4880,38</text:p>
          </table:table-cell>
          <table:table-cell office:value-type="float" office:value="4833.93" calcext:value-type="float">
            <text:p>4833,93</text:p>
          </table:table-cell>
          <table:table-cell table:formula="of:=[.C941]-[.D941]" office:value-type="float" office:value="46.4499999999998" calcext:value-type="float">
            <text:p>46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4" calcext:value-type="date">
            <text:p>24/05/19</text:p>
          </table:table-cell>
          <table:table-cell office:value-type="float" office:value="4886.41" calcext:value-type="float">
            <text:p>4886,41</text:p>
          </table:table-cell>
          <table:table-cell office:value-type="float" office:value="4839.36" calcext:value-type="float">
            <text:p>4839,36</text:p>
          </table:table-cell>
          <table:table-cell table:formula="of:=[.C942]-[.D942]" office:value-type="float" office:value="47.0500000000002" calcext:value-type="float">
            <text:p>47,05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3" calcext:value-type="date">
            <text:p>23/05/19</text:p>
          </table:table-cell>
          <table:table-cell office:value-type="float" office:value="4915.37" calcext:value-type="float">
            <text:p>4915,37</text:p>
          </table:table-cell>
          <table:table-cell office:value-type="float" office:value="4860.47" calcext:value-type="float">
            <text:p>4860,47</text:p>
          </table:table-cell>
          <table:table-cell table:formula="of:=[.C943]-[.D943]" office:value-type="float" office:value="54.8999999999996" calcext:value-type="float">
            <text:p>54,89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2" calcext:value-type="date">
            <text:p>22/05/19</text:p>
          </table:table-cell>
          <table:table-cell office:value-type="float" office:value="4892.44" calcext:value-type="float">
            <text:p>4892,44</text:p>
          </table:table-cell>
          <table:table-cell office:value-type="float" office:value="4838.75" calcext:value-type="float">
            <text:p>4838,75</text:p>
          </table:table-cell>
          <table:table-cell table:formula="of:=[.C944]-[.D944]" office:value-type="float" office:value="53.6899999999996" calcext:value-type="float">
            <text:p>53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1" calcext:value-type="date">
            <text:p>21/05/19</text:p>
          </table:table-cell>
          <table:table-cell office:value-type="float" office:value="4967.85" calcext:value-type="float">
            <text:p>4967,85</text:p>
          </table:table-cell>
          <table:table-cell office:value-type="float" office:value="4871.33" calcext:value-type="float">
            <text:p>4871,33</text:p>
          </table:table-cell>
          <table:table-cell table:formula="of:=[.C945]-[.D945]" office:value-type="float" office:value="96.5200000000004" calcext:value-type="float">
            <text:p>96,52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20" calcext:value-type="date">
            <text:p>20/05/19</text:p>
          </table:table-cell>
          <table:table-cell office:value-type="float" office:value="4979.31" calcext:value-type="float">
            <text:p>4979,31</text:p>
          </table:table-cell>
          <table:table-cell office:value-type="float" office:value="4926.23" calcext:value-type="float">
            <text:p>4926,23</text:p>
          </table:table-cell>
          <table:table-cell table:formula="of:=[.C946]-[.D946]" office:value-type="float" office:value="53.0800000000008" calcext:value-type="float">
            <text:p>53,08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7" calcext:value-type="date">
            <text:p>17/05/19</text:p>
          </table:table-cell>
          <table:table-cell office:value-type="float" office:value="4969.06" calcext:value-type="float">
            <text:p>4969,06</text:p>
          </table:table-cell>
          <table:table-cell office:value-type="float" office:value="4890.63" calcext:value-type="float">
            <text:p>4890,63</text:p>
          </table:table-cell>
          <table:table-cell table:formula="of:=[.C947]-[.D947]" office:value-type="float" office:value="78.4300000000003" calcext:value-type="float">
            <text:p>78,4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6" calcext:value-type="date">
            <text:p>16/05/19</text:p>
          </table:table-cell>
          <table:table-cell office:value-type="float" office:value="4899.08" calcext:value-type="float">
            <text:p>4899,08</text:p>
          </table:table-cell>
          <table:table-cell office:value-type="float" office:value="4826.69" calcext:value-type="float">
            <text:p>4826,69</text:p>
          </table:table-cell>
          <table:table-cell table:formula="of:=[.C948]-[.D948]" office:value-type="float" office:value="72.3900000000003" calcext:value-type="float">
            <text:p>72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5" calcext:value-type="date">
            <text:p>15/05/19</text:p>
          </table:table-cell>
          <table:table-cell office:value-type="float" office:value="4859.87" calcext:value-type="float">
            <text:p>4859,87</text:p>
          </table:table-cell>
          <table:table-cell office:value-type="float" office:value="4801.95" calcext:value-type="float">
            <text:p>4801,95</text:p>
          </table:table-cell>
          <table:table-cell table:formula="of:=[.C949]-[.D949]" office:value-type="float" office:value="57.9200000000001" calcext:value-type="float">
            <text:p>57,92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4" calcext:value-type="date">
            <text:p>14/05/19</text:p>
          </table:table-cell>
          <table:table-cell office:value-type="float" office:value="4828.5" calcext:value-type="float">
            <text:p>4828,5</text:p>
          </table:table-cell>
          <table:table-cell office:value-type="float" office:value="4793.51" calcext:value-type="float">
            <text:p>4793,51</text:p>
          </table:table-cell>
          <table:table-cell table:formula="of:=[.C950]-[.D950]" office:value-type="float" office:value="34.9899999999998" calcext:value-type="float">
            <text:p>34,98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3" calcext:value-type="date">
            <text:p>13/05/19</text:p>
          </table:table-cell>
          <table:table-cell office:value-type="float" office:value="4840.56" calcext:value-type="float">
            <text:p>4840,56</text:p>
          </table:table-cell>
          <table:table-cell office:value-type="float" office:value="4801.95" calcext:value-type="float">
            <text:p>4801,95</text:p>
          </table:table-cell>
          <table:table-cell table:formula="of:=[.C951]-[.D951]" office:value-type="float" office:value="38.6100000000006" calcext:value-type="float">
            <text:p>38,61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10" calcext:value-type="date">
            <text:p>10/05/19</text:p>
          </table:table-cell>
          <table:table-cell office:value-type="float" office:value="4803.16" calcext:value-type="float">
            <text:p>4803,16</text:p>
          </table:table-cell>
          <table:table-cell office:value-type="float" office:value="4758.52" calcext:value-type="float">
            <text:p>4758,52</text:p>
          </table:table-cell>
          <table:table-cell table:formula="of:=[.C952]-[.D952]" office:value-type="float" office:value="44.6399999999994" calcext:value-type="float">
            <text:p>44,6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9" calcext:value-type="date">
            <text:p>09/05/19</text:p>
          </table:table-cell>
          <table:table-cell office:value-type="float" office:value="4812.81" calcext:value-type="float">
            <text:p>4812,81</text:p>
          </table:table-cell>
          <table:table-cell office:value-type="float" office:value="4753.69" calcext:value-type="float">
            <text:p>4753,69</text:p>
          </table:table-cell>
          <table:table-cell table:formula="of:=[.C953]-[.D953]" office:value-type="float" office:value="59.1200000000008" calcext:value-type="float">
            <text:p>59,12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8" calcext:value-type="date">
            <text:p>08/05/19</text:p>
          </table:table-cell>
          <table:table-cell office:value-type="float" office:value="4811" calcext:value-type="float">
            <text:p>4811</text:p>
          </table:table-cell>
          <table:table-cell office:value-type="float" office:value="4745.85" calcext:value-type="float">
            <text:p>4745,85</text:p>
          </table:table-cell>
          <table:table-cell table:formula="of:=[.C954]-[.D954]" office:value-type="float" office:value="65.1499999999996" calcext:value-type="float">
            <text:p>65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7" calcext:value-type="date">
            <text:p>07/05/19</text:p>
          </table:table-cell>
          <table:table-cell office:value-type="float" office:value="4836.94" calcext:value-type="float">
            <text:p>4836,94</text:p>
          </table:table-cell>
          <table:table-cell office:value-type="float" office:value="4793.51" calcext:value-type="float">
            <text:p>4793,51</text:p>
          </table:table-cell>
          <table:table-cell table:formula="of:=[.C955]-[.D955]" office:value-type="float" office:value="43.4299999999994" calcext:value-type="float">
            <text:p>43,42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6" calcext:value-type="date">
            <text:p>06/05/19</text:p>
          </table:table-cell>
          <table:table-cell office:value-type="float" office:value="4806.78" calcext:value-type="float">
            <text:p>4806,78</text:p>
          </table:table-cell>
          <table:table-cell office:value-type="float" office:value="4774.2" calcext:value-type="float">
            <text:p>4774,2</text:p>
          </table:table-cell>
          <table:table-cell table:formula="of:=[.C956]-[.D956]" office:value-type="float" office:value="32.5799999999999" calcext:value-type="float">
            <text:p>32,5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3" calcext:value-type="date">
            <text:p>03/05/19</text:p>
          </table:table-cell>
          <table:table-cell office:value-type="float" office:value="4798.94" calcext:value-type="float">
            <text:p>4798,94</text:p>
          </table:table-cell>
          <table:table-cell office:value-type="float" office:value="4754.3" calcext:value-type="float">
            <text:p>4754,3</text:p>
          </table:table-cell>
          <table:table-cell table:formula="of:=[.C957]-[.D957]" office:value-type="float" office:value="44.6399999999994" calcext:value-type="float">
            <text:p>44,63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5-02" calcext:value-type="date">
            <text:p>02/05/19</text:p>
          </table:table-cell>
          <table:table-cell office:value-type="float" office:value="4803.76" calcext:value-type="float">
            <text:p>4803,76</text:p>
          </table:table-cell>
          <table:table-cell office:value-type="float" office:value="4748.87" calcext:value-type="float">
            <text:p>4748,87</text:p>
          </table:table-cell>
          <table:table-cell table:formula="of:=[.C958]-[.D958]" office:value-type="float" office:value="54.8900000000003" calcext:value-type="float">
            <text:p>54,8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30" calcext:value-type="date">
            <text:p>30/04/19</text:p>
          </table:table-cell>
          <table:table-cell office:value-type="float" office:value="4786.87" calcext:value-type="float">
            <text:p>4786,87</text:p>
          </table:table-cell>
          <table:table-cell office:value-type="float" office:value="4733.18" calcext:value-type="float">
            <text:p>4733,18</text:p>
          </table:table-cell>
          <table:table-cell table:formula="of:=[.C959]-[.D959]" office:value-type="float" office:value="53.6899999999996" calcext:value-type="float">
            <text:p>53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9" calcext:value-type="date">
            <text:p>29/04/19</text:p>
          </table:table-cell>
          <table:table-cell office:value-type="float" office:value="4773" calcext:value-type="float">
            <text:p>4773</text:p>
          </table:table-cell>
          <table:table-cell office:value-type="float" office:value="4740.96" calcext:value-type="float">
            <text:p>4740,96</text:p>
          </table:table-cell>
          <table:table-cell table:formula="of:=[.C960]-[.D960]" office:value-type="float" office:value="32.04" calcext:value-type="float">
            <text:p>32,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6" calcext:value-type="date">
            <text:p>26/04/19</text:p>
          </table:table-cell>
          <table:table-cell office:value-type="float" office:value="4808.06" calcext:value-type="float">
            <text:p>4808,06</text:p>
          </table:table-cell>
          <table:table-cell office:value-type="float" office:value="4740.96" calcext:value-type="float">
            <text:p>4740,96</text:p>
          </table:table-cell>
          <table:table-cell table:formula="of:=[.C961]-[.D961]" office:value-type="float" office:value="67.1000000000004" calcext:value-type="float">
            <text:p>67,10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5" calcext:value-type="date">
            <text:p>25/04/19</text:p>
          </table:table-cell>
          <table:table-cell office:value-type="float" office:value="4846.75" calcext:value-type="float">
            <text:p>4846,75</text:p>
          </table:table-cell>
          <table:table-cell office:value-type="float" office:value="4773.6" calcext:value-type="float">
            <text:p>4773,6</text:p>
          </table:table-cell>
          <table:table-cell table:formula="of:=[.C962]-[.D962]" office:value-type="float" office:value="73.1499999999996" calcext:value-type="float">
            <text:p>73,1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4" calcext:value-type="date">
            <text:p>24/04/19</text:p>
          </table:table-cell>
          <table:table-cell office:value-type="float" office:value="4831.03" calcext:value-type="float">
            <text:p>4831,03</text:p>
          </table:table-cell>
          <table:table-cell office:value-type="float" office:value="4740.35" calcext:value-type="float">
            <text:p>4740,35</text:p>
          </table:table-cell>
          <table:table-cell table:formula="of:=[.C963]-[.D963]" office:value-type="float" office:value="90.6799999999994" calcext:value-type="float">
            <text:p>90,67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3" calcext:value-type="date">
            <text:p>23/04/19</text:p>
          </table:table-cell>
          <table:table-cell office:value-type="float" office:value="4795.37" calcext:value-type="float">
            <text:p>4795,37</text:p>
          </table:table-cell>
          <table:table-cell office:value-type="float" office:value="4733.1" calcext:value-type="float">
            <text:p>4733,1</text:p>
          </table:table-cell>
          <table:table-cell table:formula="of:=[.C964]-[.D964]" office:value-type="float" office:value="62.2699999999995" calcext:value-type="float">
            <text:p>62,26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22" calcext:value-type="date">
            <text:p>22/04/19</text:p>
          </table:table-cell>
          <table:table-cell office:value-type="float" office:value="4765.74" calcext:value-type="float">
            <text:p>4765,74</text:p>
          </table:table-cell>
          <table:table-cell office:value-type="float" office:value="4734.91" calcext:value-type="float">
            <text:p>4734,91</text:p>
          </table:table-cell>
          <table:table-cell table:formula="of:=[.C965]-[.D965]" office:value-type="float" office:value="30.8299999999999" calcext:value-type="float">
            <text:p>30,82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8" calcext:value-type="date">
            <text:p>18/04/19</text:p>
          </table:table-cell>
          <table:table-cell office:value-type="float" office:value="4782.07" calcext:value-type="float">
            <text:p>4782,07</text:p>
          </table:table-cell>
          <table:table-cell office:value-type="float" office:value="4724.63" calcext:value-type="float">
            <text:p>4724,63</text:p>
          </table:table-cell>
          <table:table-cell table:formula="of:=[.C966]-[.D966]" office:value-type="float" office:value="57.4399999999996" calcext:value-type="float">
            <text:p>57,43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7" calcext:value-type="date">
            <text:p>17/04/19</text:p>
          </table:table-cell>
          <table:table-cell office:value-type="float" office:value="4777.23" calcext:value-type="float">
            <text:p>4777,23</text:p>
          </table:table-cell>
          <table:table-cell office:value-type="float" office:value="4702.87" calcext:value-type="float">
            <text:p>4702,87</text:p>
          </table:table-cell>
          <table:table-cell table:formula="of:=[.C967]-[.D967]" office:value-type="float" office:value="74.3599999999997" calcext:value-type="float">
            <text:p>74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6" calcext:value-type="date">
            <text:p>16/04/19</text:p>
          </table:table-cell>
          <table:table-cell office:value-type="float" office:value="4728.86" calcext:value-type="float">
            <text:p>4728,86</text:p>
          </table:table-cell>
          <table:table-cell office:value-type="float" office:value="4688.96" calcext:value-type="float">
            <text:p>4688,96</text:p>
          </table:table-cell>
          <table:table-cell table:formula="of:=[.C968]-[.D968]" office:value-type="float" office:value="39.8999999999996" calcext:value-type="float">
            <text:p>39,89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5" calcext:value-type="date">
            <text:p>15/04/19</text:p>
          </table:table-cell>
          <table:table-cell office:value-type="float" office:value="4708.91" calcext:value-type="float">
            <text:p>4708,91</text:p>
          </table:table-cell>
          <table:table-cell office:value-type="float" office:value="4670.83" calcext:value-type="float">
            <text:p>4670,83</text:p>
          </table:table-cell>
          <table:table-cell table:formula="of:=[.C969]-[.D969]" office:value-type="float" office:value="38.0799999999999" calcext:value-type="float">
            <text:p>38,0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2" calcext:value-type="date">
            <text:p>12/04/19</text:p>
          </table:table-cell>
          <table:table-cell office:value-type="float" office:value="4730.07" calcext:value-type="float">
            <text:p>4730,07</text:p>
          </table:table-cell>
          <table:table-cell office:value-type="float" office:value="4672.04" calcext:value-type="float">
            <text:p>4672,04</text:p>
          </table:table-cell>
          <table:table-cell table:formula="of:=[.C970]-[.D970]" office:value-type="float" office:value="58.0299999999997" calcext:value-type="float">
            <text:p>58,0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1" calcext:value-type="date">
            <text:p>11/04/19</text:p>
          </table:table-cell>
          <table:table-cell office:value-type="float" office:value="4676.87" calcext:value-type="float">
            <text:p>4676,87</text:p>
          </table:table-cell>
          <table:table-cell office:value-type="float" office:value="4638.18" calcext:value-type="float">
            <text:p>4638,18</text:p>
          </table:table-cell>
          <table:table-cell table:formula="of:=[.C971]-[.D971]" office:value-type="float" office:value="38.6899999999996" calcext:value-type="float">
            <text:p>38,68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10" calcext:value-type="date">
            <text:p>10/04/19</text:p>
          </table:table-cell>
          <table:table-cell office:value-type="float" office:value="4659.34" calcext:value-type="float">
            <text:p>4659,34</text:p>
          </table:table-cell>
          <table:table-cell office:value-type="float" office:value="4618.83" calcext:value-type="float">
            <text:p>4618,83</text:p>
          </table:table-cell>
          <table:table-cell table:formula="of:=[.C972]-[.D972]" office:value-type="float" office:value="40.5100000000002" calcext:value-type="float">
            <text:p>40,51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9" calcext:value-type="date">
            <text:p>09/04/19</text:p>
          </table:table-cell>
          <table:table-cell office:value-type="float" office:value="4679.29" calcext:value-type="float">
            <text:p>4679,29</text:p>
          </table:table-cell>
          <table:table-cell office:value-type="float" office:value="4657.53" calcext:value-type="float">
            <text:p>4657,53</text:p>
          </table:table-cell>
          <table:table-cell table:formula="of:=[.C973]-[.D973]" office:value-type="float" office:value="21.7600000000002" calcext:value-type="float">
            <text:p>21,7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8" calcext:value-type="date">
            <text:p>08/04/19</text:p>
          </table:table-cell>
          <table:table-cell office:value-type="float" office:value="4695.01" calcext:value-type="float">
            <text:p>4695,01</text:p>
          </table:table-cell>
          <table:table-cell office:value-type="float" office:value="4653.29" calcext:value-type="float">
            <text:p>4653,29</text:p>
          </table:table-cell>
          <table:table-cell table:formula="of:=[.C974]-[.D974]" office:value-type="float" office:value="41.7200000000003" calcext:value-type="float">
            <text:p>41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5" calcext:value-type="date">
            <text:p>05/04/19</text:p>
          </table:table-cell>
          <table:table-cell office:value-type="float" office:value="4696.22" calcext:value-type="float">
            <text:p>4696,22</text:p>
          </table:table-cell>
          <table:table-cell office:value-type="float" office:value="4654.5" calcext:value-type="float">
            <text:p>4654,5</text:p>
          </table:table-cell>
          <table:table-cell table:formula="of:=[.C975]-[.D975]" office:value-type="float" office:value="41.7200000000003" calcext:value-type="float">
            <text:p>41,7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4" calcext:value-type="date">
            <text:p>04/04/19</text:p>
          </table:table-cell>
          <table:table-cell office:value-type="float" office:value="4709.52" calcext:value-type="float">
            <text:p>4709,52</text:p>
          </table:table-cell>
          <table:table-cell office:value-type="float" office:value="4661.15" calcext:value-type="float">
            <text:p>4661,15</text:p>
          </table:table-cell>
          <table:table-cell table:formula="of:=[.C976]-[.D976]" office:value-type="float" office:value="48.3700000000008" calcext:value-type="float">
            <text:p>48,37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3" calcext:value-type="date">
            <text:p>03/04/19</text:p>
          </table:table-cell>
          <table:table-cell office:value-type="float" office:value="4702.26" calcext:value-type="float">
            <text:p>4702,26</text:p>
          </table:table-cell>
          <table:table-cell office:value-type="float" office:value="4643.02" calcext:value-type="float">
            <text:p>4643,02</text:p>
          </table:table-cell>
          <table:table-cell table:formula="of:=[.C977]-[.D977]" office:value-type="float" office:value="59.2399999999998" calcext:value-type="float">
            <text:p>59,2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2" calcext:value-type="date">
            <text:p>02/04/19</text:p>
          </table:table-cell>
          <table:table-cell office:value-type="float" office:value="4699.24" calcext:value-type="float">
            <text:p>4699,24</text:p>
          </table:table-cell>
          <table:table-cell office:value-type="float" office:value="4662.36" calcext:value-type="float">
            <text:p>4662,36</text:p>
          </table:table-cell>
          <table:table-cell table:formula="of:=[.C978]-[.D978]" office:value-type="float" office:value="36.8800000000001" calcext:value-type="float">
            <text:p>36,88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4-01" calcext:value-type="date">
            <text:p>01/04/19</text:p>
          </table:table-cell>
          <table:table-cell office:value-type="float" office:value="4716.17" calcext:value-type="float">
            <text:p>4716,17</text:p>
          </table:table-cell>
          <table:table-cell office:value-type="float" office:value="4662.97" calcext:value-type="float">
            <text:p>4662,97</text:p>
          </table:table-cell>
          <table:table-cell table:formula="of:=[.C979]-[.D979]" office:value-type="float" office:value="53.1999999999998" calcext:value-type="float">
            <text:p>53,19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9" calcext:value-type="date">
            <text:p>29/03/19</text:p>
          </table:table-cell>
          <table:table-cell office:value-type="float" office:value="4765.14" calcext:value-type="float">
            <text:p>4765,14</text:p>
          </table:table-cell>
          <table:table-cell office:value-type="float" office:value="4685.34" calcext:value-type="float">
            <text:p>4685,34</text:p>
          </table:table-cell>
          <table:table-cell table:formula="of:=[.C980]-[.D980]" office:value-type="float" office:value="79.8000000000002" calcext:value-type="float">
            <text:p>79,8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8" calcext:value-type="date">
            <text:p>28/03/19</text:p>
          </table:table-cell>
          <table:table-cell office:value-type="float" office:value="4868.84" calcext:value-type="float">
            <text:p>4868,84</text:p>
          </table:table-cell>
          <table:table-cell office:value-type="float" office:value="4724.62" calcext:value-type="float">
            <text:p>4724,62</text:p>
          </table:table-cell>
          <table:table-cell table:formula="of:=[.C981]-[.D981]" office:value-type="float" office:value="144.22" calcext:value-type="float">
            <text:p>144,2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7" calcext:value-type="date">
            <text:p>27/03/19</text:p>
          </table:table-cell>
          <table:table-cell office:value-type="float" office:value="4849.45" calcext:value-type="float">
            <text:p>4849,45</text:p>
          </table:table-cell>
          <table:table-cell office:value-type="float" office:value="4732.5" calcext:value-type="float">
            <text:p>4732,5</text:p>
          </table:table-cell>
          <table:table-cell table:formula="of:=[.C982]-[.D982]" office:value-type="float" office:value="116.95" calcext:value-type="float">
            <text:p>116,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6" calcext:value-type="date">
            <text:p>26/03/19</text:p>
          </table:table-cell>
          <table:table-cell office:value-type="float" office:value="4702.2" calcext:value-type="float">
            <text:p>4702,2</text:p>
          </table:table-cell>
          <table:table-cell office:value-type="float" office:value="4647.67" calcext:value-type="float">
            <text:p>4647,67</text:p>
          </table:table-cell>
          <table:table-cell table:formula="of:=[.C983]-[.D983]" office:value-type="float" office:value="54.5299999999997" calcext:value-type="float">
            <text:p>54,52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5" calcext:value-type="date">
            <text:p>25/03/19</text:p>
          </table:table-cell>
          <table:table-cell office:value-type="float" office:value="4772.49" calcext:value-type="float">
            <text:p>4772,49</text:p>
          </table:table-cell>
          <table:table-cell office:value-type="float" office:value="4659.79" calcext:value-type="float">
            <text:p>4659,79</text:p>
          </table:table-cell>
          <table:table-cell table:formula="of:=[.C984]-[.D984]" office:value-type="float" office:value="112.7" calcext:value-type="float">
            <text:p>112,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2" calcext:value-type="date">
            <text:p>22/03/19</text:p>
          </table:table-cell>
          <table:table-cell office:value-type="float" office:value="4747.65" calcext:value-type="float">
            <text:p>4747,65</text:p>
          </table:table-cell>
          <table:table-cell office:value-type="float" office:value="4671.91" calcext:value-type="float">
            <text:p>4671,91</text:p>
          </table:table-cell>
          <table:table-cell table:formula="of:=[.C985]-[.D985]" office:value-type="float" office:value="75.7399999999998" calcext:value-type="float">
            <text:p>75,73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1" calcext:value-type="date">
            <text:p>21/03/19</text:p>
          </table:table-cell>
          <table:table-cell office:value-type="float" office:value="4652.52" calcext:value-type="float">
            <text:p>4652,52</text:p>
          </table:table-cell>
          <table:table-cell office:value-type="float" office:value="4563.44" calcext:value-type="float">
            <text:p>4563,44</text:p>
          </table:table-cell>
          <table:table-cell table:formula="of:=[.C986]-[.D986]" office:value-type="float" office:value="89.0800000000008" calcext:value-type="float">
            <text:p>89,080000000000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20" calcext:value-type="date">
            <text:p>20/03/19</text:p>
          </table:table-cell>
          <table:table-cell office:value-type="float" office:value="4605.86" calcext:value-type="float">
            <text:p>4605,86</text:p>
          </table:table-cell>
          <table:table-cell office:value-type="float" office:value="4532.54" calcext:value-type="float">
            <text:p>4532,54</text:p>
          </table:table-cell>
          <table:table-cell table:formula="of:=[.C987]-[.D987]" office:value-type="float" office:value="73.3199999999997" calcext:value-type="float">
            <text:p>73,3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9" calcext:value-type="date">
            <text:p>19/03/19</text:p>
          </table:table-cell>
          <table:table-cell office:value-type="float" office:value="4607.07" calcext:value-type="float">
            <text:p>4607,07</text:p>
          </table:table-cell>
          <table:table-cell office:value-type="float" office:value="4565.26" calcext:value-type="float">
            <text:p>4565,26</text:p>
          </table:table-cell>
          <table:table-cell table:formula="of:=[.C988]-[.D988]" office:value-type="float" office:value="41.8099999999995" calcext:value-type="float">
            <text:p>41,809999999999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8" calcext:value-type="date">
            <text:p>18/03/19</text:p>
          </table:table-cell>
          <table:table-cell office:value-type="float" office:value="4641.61" calcext:value-type="float">
            <text:p>4641,61</text:p>
          </table:table-cell>
          <table:table-cell office:value-type="float" office:value="4588.89" calcext:value-type="float">
            <text:p>4588,89</text:p>
          </table:table-cell>
          <table:table-cell table:formula="of:=[.C989]-[.D989]" office:value-type="float" office:value="52.7199999999993" calcext:value-type="float">
            <text:p>52,71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5" calcext:value-type="date">
            <text:p>15/03/19</text:p>
          </table:table-cell>
          <table:table-cell office:value-type="float" office:value="4695.54" calcext:value-type="float">
            <text:p>4695,54</text:p>
          </table:table-cell>
          <table:table-cell office:value-type="float" office:value="4617.98" calcext:value-type="float">
            <text:p>4617,98</text:p>
          </table:table-cell>
          <table:table-cell table:formula="of:=[.C990]-[.D990]" office:value-type="float" office:value="77.5600000000004" calcext:value-type="float">
            <text:p>77,5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4" calcext:value-type="date">
            <text:p>14/03/19</text:p>
          </table:table-cell>
          <table:table-cell office:value-type="float" office:value="4676.15" calcext:value-type="float">
            <text:p>4676,15</text:p>
          </table:table-cell>
          <table:table-cell office:value-type="float" office:value="4630.7" calcext:value-type="float">
            <text:p>4630,7</text:p>
          </table:table-cell>
          <table:table-cell table:formula="of:=[.C991]-[.D991]" office:value-type="float" office:value="45.4499999999998" calcext:value-type="float">
            <text:p>45,44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3" calcext:value-type="date">
            <text:p>13/03/19</text:p>
          </table:table-cell>
          <table:table-cell office:value-type="float" office:value="4652.52" calcext:value-type="float">
            <text:p>4652,52</text:p>
          </table:table-cell>
          <table:table-cell office:value-type="float" office:value="4609.49" calcext:value-type="float">
            <text:p>4609,49</text:p>
          </table:table-cell>
          <table:table-cell table:formula="of:=[.C992]-[.D992]" office:value-type="float" office:value="43.0300000000007" calcext:value-type="float">
            <text:p>43,03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2" calcext:value-type="date">
            <text:p>12/03/19</text:p>
          </table:table-cell>
          <table:table-cell office:value-type="float" office:value="4664.63" calcext:value-type="float">
            <text:p>4664,63</text:p>
          </table:table-cell>
          <table:table-cell office:value-type="float" office:value="4613.73" calcext:value-type="float">
            <text:p>4613,73</text:p>
          </table:table-cell>
          <table:table-cell table:formula="of:=[.C993]-[.D993]" office:value-type="float" office:value="50.9000000000006" calcext:value-type="float">
            <text:p>50,90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11" calcext:value-type="date">
            <text:p>11/03/19</text:p>
          </table:table-cell>
          <table:table-cell office:value-type="float" office:value="4684.02" calcext:value-type="float">
            <text:p>4684,02</text:p>
          </table:table-cell>
          <table:table-cell office:value-type="float" office:value="4652.52" calcext:value-type="float">
            <text:p>4652,52</text:p>
          </table:table-cell>
          <table:table-cell table:formula="of:=[.C994]-[.D994]" office:value-type="float" office:value="31.5" calcext:value-type="float">
            <text:p>31,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08" calcext:value-type="date">
            <text:p>08/03/19</text:p>
          </table:table-cell>
          <table:table-cell office:value-type="float" office:value="4737.35" calcext:value-type="float">
            <text:p>4737,35</text:p>
          </table:table-cell>
          <table:table-cell office:value-type="float" office:value="4672.51" calcext:value-type="float">
            <text:p>4672,51</text:p>
          </table:table-cell>
          <table:table-cell table:formula="of:=[.C995]-[.D995]" office:value-type="float" office:value="64.8400000000001" calcext:value-type="float">
            <text:p>64,84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07" calcext:value-type="date">
            <text:p>07/03/19</text:p>
          </table:table-cell>
          <table:table-cell office:value-type="float" office:value="4737.35" calcext:value-type="float">
            <text:p>4737,35</text:p>
          </table:table-cell>
          <table:table-cell office:value-type="float" office:value="4632.52" calcext:value-type="float">
            <text:p>4632,52</text:p>
          </table:table-cell>
          <table:table-cell table:formula="of:=[.C996]-[.D996]" office:value-type="float" office:value="104.83" calcext:value-type="float">
            <text:p>104,8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06" calcext:value-type="date">
            <text:p>06/03/19</text:p>
          </table:table-cell>
          <table:table-cell office:value-type="float" office:value="4667.06" calcext:value-type="float">
            <text:p>4667,06</text:p>
          </table:table-cell>
          <table:table-cell office:value-type="float" office:value="4589.5" calcext:value-type="float">
            <text:p>4589,5</text:p>
          </table:table-cell>
          <table:table-cell table:formula="of:=[.C997]-[.D997]" office:value-type="float" office:value="77.5600000000004" calcext:value-type="float">
            <text:p>77,560000000000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3-01" calcext:value-type="date">
            <text:p>01/03/19</text:p>
          </table:table-cell>
          <table:table-cell office:value-type="float" office:value="4607.67" calcext:value-type="float">
            <text:p>4607,67</text:p>
          </table:table-cell>
          <table:table-cell office:value-type="float" office:value="4547.08" calcext:value-type="float">
            <text:p>4547,08</text:p>
          </table:table-cell>
          <table:table-cell table:formula="of:=[.C998]-[.D998]" office:value-type="float" office:value="60.5900000000001" calcext:value-type="float">
            <text:p>60,59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8" calcext:value-type="date">
            <text:p>28/02/19</text:p>
          </table:table-cell>
          <table:table-cell office:value-type="float" office:value="4562.83" calcext:value-type="float">
            <text:p>4562,83</text:p>
          </table:table-cell>
          <table:table-cell office:value-type="float" office:value="4512.54" calcext:value-type="float">
            <text:p>4512,54</text:p>
          </table:table-cell>
          <table:table-cell table:formula="of:=[.C999]-[.D999]" office:value-type="float" office:value="50.29" calcext:value-type="float">
            <text:p>50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7" calcext:value-type="date">
            <text:p>27/02/19</text:p>
          </table:table-cell>
          <table:table-cell office:value-type="float" office:value="4550.15" calcext:value-type="float">
            <text:p>4550,15</text:p>
          </table:table-cell>
          <table:table-cell office:value-type="float" office:value="4519.19" calcext:value-type="float">
            <text:p>4519,19</text:p>
          </table:table-cell>
          <table:table-cell table:formula="of:=[.C1000]-[.D1000]" office:value-type="float" office:value="30.96" calcext:value-type="float">
            <text:p>30,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6" calcext:value-type="date">
            <text:p>26/02/19</text:p>
          </table:table-cell>
          <table:table-cell office:value-type="float" office:value="4573.83" calcext:value-type="float">
            <text:p>4573,83</text:p>
          </table:table-cell>
          <table:table-cell office:value-type="float" office:value="4540.44" calcext:value-type="float">
            <text:p>4540,44</text:p>
          </table:table-cell>
          <table:table-cell table:formula="of:=[.C1001]-[.D1001]" office:value-type="float" office:value="33.3900000000003" calcext:value-type="float">
            <text:p>33,39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5" calcext:value-type="date">
            <text:p>25/02/19</text:p>
          </table:table-cell>
          <table:table-cell office:value-type="float" office:value="4556.23" calcext:value-type="float">
            <text:p>4556,23</text:p>
          </table:table-cell>
          <table:table-cell office:value-type="float" office:value="4517.37" calcext:value-type="float">
            <text:p>4517,37</text:p>
          </table:table-cell>
          <table:table-cell table:formula="of:=[.C1002]-[.D1002]" office:value-type="float" office:value="38.8599999999997" calcext:value-type="float">
            <text:p>38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2" calcext:value-type="date">
            <text:p>22/02/19</text:p>
          </table:table-cell>
          <table:table-cell office:value-type="float" office:value="4573.83" calcext:value-type="float">
            <text:p>4573,83</text:p>
          </table:table-cell>
          <table:table-cell office:value-type="float" office:value="4526.47" calcext:value-type="float">
            <text:p>4526,47</text:p>
          </table:table-cell>
          <table:table-cell table:formula="of:=[.C1003]-[.D1003]" office:value-type="float" office:value="47.3599999999997" calcext:value-type="float">
            <text:p>47,3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1" calcext:value-type="date">
            <text:p>21/02/19</text:p>
          </table:table-cell>
          <table:table-cell office:value-type="float" office:value="4582.33" calcext:value-type="float">
            <text:p>4582,33</text:p>
          </table:table-cell>
          <table:table-cell office:value-type="float" office:value="4512.51" calcext:value-type="float">
            <text:p>4512,51</text:p>
          </table:table-cell>
          <table:table-cell table:formula="of:=[.C1004]-[.D1004]" office:value-type="float" office:value="69.8199999999997" calcext:value-type="float">
            <text:p>69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20" calcext:value-type="date">
            <text:p>20/02/19</text:p>
          </table:table-cell>
          <table:table-cell office:value-type="float" office:value="4540.44" calcext:value-type="float">
            <text:p>4540,44</text:p>
          </table:table-cell>
          <table:table-cell office:value-type="float" office:value="4483.37" calcext:value-type="float">
            <text:p>4483,37</text:p>
          </table:table-cell>
          <table:table-cell table:formula="of:=[.C1005]-[.D1005]" office:value-type="float" office:value="57.0699999999997" calcext:value-type="float">
            <text:p>57,06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9" calcext:value-type="date">
            <text:p>19/02/19</text:p>
          </table:table-cell>
          <table:table-cell office:value-type="float" office:value="4550.15" calcext:value-type="float">
            <text:p>4550,15</text:p>
          </table:table-cell>
          <table:table-cell office:value-type="float" office:value="4500.37" calcext:value-type="float">
            <text:p>4500,37</text:p>
          </table:table-cell>
          <table:table-cell table:formula="of:=[.C1006]-[.D1006]" office:value-type="float" office:value="49.7799999999998" calcext:value-type="float">
            <text:p>49,7799999999998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8" calcext:value-type="date">
            <text:p>18/02/19</text:p>
          </table:table-cell>
          <table:table-cell office:value-type="float" office:value="4547.73" calcext:value-type="float">
            <text:p>4547,73</text:p>
          </table:table-cell>
          <table:table-cell office:value-type="float" office:value="4510.08" calcext:value-type="float">
            <text:p>4510,08</text:p>
          </table:table-cell>
          <table:table-cell table:formula="of:=[.C1007]-[.D1007]" office:value-type="float" office:value="37.6499999999996" calcext:value-type="float">
            <text:p>37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5" calcext:value-type="date">
            <text:p>15/02/19</text:p>
          </table:table-cell>
          <table:table-cell office:value-type="float" office:value="4528.9" calcext:value-type="float">
            <text:p>4528,9</text:p>
          </table:table-cell>
          <table:table-cell office:value-type="float" office:value="4496.12" calcext:value-type="float">
            <text:p>4496,12</text:p>
          </table:table-cell>
          <table:table-cell table:formula="of:=[.C1008]-[.D1008]" office:value-type="float" office:value="32.7799999999997" calcext:value-type="float">
            <text:p>32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4" calcext:value-type="date">
            <text:p>14/02/19</text:p>
          </table:table-cell>
          <table:table-cell office:value-type="float" office:value="4613.3" calcext:value-type="float">
            <text:p>4613,3</text:p>
          </table:table-cell>
          <table:table-cell office:value-type="float" office:value="4514.94" calcext:value-type="float">
            <text:p>4514,94</text:p>
          </table:table-cell>
          <table:table-cell table:formula="of:=[.C1009]-[.D1009]" office:value-type="float" office:value="98.3600000000006" calcext:value-type="float">
            <text:p>98,36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3" calcext:value-type="date">
            <text:p>13/02/19</text:p>
          </table:table-cell>
          <table:table-cell office:value-type="float" office:value="4573.23" calcext:value-type="float">
            <text:p>4573,23</text:p>
          </table:table-cell>
          <table:table-cell office:value-type="float" office:value="4513.72" calcext:value-type="float">
            <text:p>4513,72</text:p>
          </table:table-cell>
          <table:table-cell table:formula="of:=[.C1010]-[.D1010]" office:value-type="float" office:value="59.5099999999993" calcext:value-type="float">
            <text:p>59,509999999999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2" calcext:value-type="date">
            <text:p>12/02/19</text:p>
          </table:table-cell>
          <table:table-cell office:value-type="float" office:value="4556.23" calcext:value-type="float">
            <text:p>4556,23</text:p>
          </table:table-cell>
          <table:table-cell office:value-type="float" office:value="4501.58" calcext:value-type="float">
            <text:p>4501,58</text:p>
          </table:table-cell>
          <table:table-cell table:formula="of:=[.C1011]-[.D1011]" office:value-type="float" office:value="54.6499999999996" calcext:value-type="float">
            <text:p>54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11" calcext:value-type="date">
            <text:p>11/02/19</text:p>
          </table:table-cell>
          <table:table-cell office:value-type="float" office:value="4590.23" calcext:value-type="float">
            <text:p>4590,23</text:p>
          </table:table-cell>
          <table:table-cell office:value-type="float" office:value="4533.15" calcext:value-type="float">
            <text:p>4533,15</text:p>
          </table:table-cell>
          <table:table-cell table:formula="of:=[.C1012]-[.D1012]" office:value-type="float" office:value="57.0799999999999" calcext:value-type="float">
            <text:p>57,07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8" calcext:value-type="date">
            <text:p>08/02/19</text:p>
          </table:table-cell>
          <table:table-cell office:value-type="float" office:value="4558.05" calcext:value-type="float">
            <text:p>4558,05</text:p>
          </table:table-cell>
          <table:table-cell office:value-type="float" office:value="4502.79" calcext:value-type="float">
            <text:p>4502,79</text:p>
          </table:table-cell>
          <table:table-cell table:formula="of:=[.C1013]-[.D1013]" office:value-type="float" office:value="55.2600000000002" calcext:value-type="float">
            <text:p>55,26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7" calcext:value-type="date">
            <text:p>07/02/19</text:p>
          </table:table-cell>
          <table:table-cell office:value-type="float" office:value="4544.69" calcext:value-type="float">
            <text:p>4544,69</text:p>
          </table:table-cell>
          <table:table-cell office:value-type="float" office:value="4499.76" calcext:value-type="float">
            <text:p>4499,76</text:p>
          </table:table-cell>
          <table:table-cell table:formula="of:=[.C1014]-[.D1014]" office:value-type="float" office:value="44.9299999999994" calcext:value-type="float">
            <text:p>44,929999999999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6" calcext:value-type="date">
            <text:p>06/02/19</text:p>
          </table:table-cell>
          <table:table-cell office:value-type="float" office:value="4517.97" calcext:value-type="float">
            <text:p>4517,97</text:p>
          </table:table-cell>
          <table:table-cell office:value-type="float" office:value="4476.69" calcext:value-type="float">
            <text:p>4476,69</text:p>
          </table:table-cell>
          <table:table-cell table:formula="of:=[.C1015]-[.D1015]" office:value-type="float" office:value="41.2800000000007" calcext:value-type="float">
            <text:p>41,28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5" calcext:value-type="date">
            <text:p>05/02/19</text:p>
          </table:table-cell>
          <table:table-cell office:value-type="float" office:value="4480.33" calcext:value-type="float">
            <text:p>4480,33</text:p>
          </table:table-cell>
          <table:table-cell office:value-type="float" office:value="4452.4" calcext:value-type="float">
            <text:p>4452,4</text:p>
          </table:table-cell>
          <table:table-cell table:formula="of:=[.C1016]-[.D1016]" office:value-type="float" office:value="27.9300000000003" calcext:value-type="float">
            <text:p>27,9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4" calcext:value-type="date">
            <text:p>04/02/19</text:p>
          </table:table-cell>
          <table:table-cell office:value-type="float" office:value="4485.19" calcext:value-type="float">
            <text:p>4485,19</text:p>
          </table:table-cell>
          <table:table-cell office:value-type="float" office:value="4451.19" calcext:value-type="float">
            <text:p>4451,19</text:p>
          </table:table-cell>
          <table:table-cell table:formula="of:=[.C1017]-[.D1017]" office:value-type="float" office:value="34" calcext:value-type="float">
            <text:p>34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2-01" calcext:value-type="date">
            <text:p>01/02/19</text:p>
          </table:table-cell>
          <table:table-cell office:value-type="float" office:value="4477.9" calcext:value-type="float">
            <text:p>4477,9</text:p>
          </table:table-cell>
          <table:table-cell office:value-type="float" office:value="4419.61" calcext:value-type="float">
            <text:p>4419,61</text:p>
          </table:table-cell>
          <table:table-cell table:formula="of:=[.C1018]-[.D1018]" office:value-type="float" office:value="58.29" calcext:value-type="float">
            <text:p>58,2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31" calcext:value-type="date">
            <text:p>31/01/19</text:p>
          </table:table-cell>
          <table:table-cell office:value-type="float" office:value="4478.51" calcext:value-type="float">
            <text:p>4478,51</text:p>
          </table:table-cell>
          <table:table-cell office:value-type="float" office:value="4423.86" calcext:value-type="float">
            <text:p>4423,86</text:p>
          </table:table-cell>
          <table:table-cell table:formula="of:=[.C1019]-[.D1019]" office:value-type="float" office:value="54.6500000000006" calcext:value-type="float">
            <text:p>54,65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30" calcext:value-type="date">
            <text:p>30/01/19</text:p>
          </table:table-cell>
          <table:table-cell office:value-type="float" office:value="4543.01" calcext:value-type="float">
            <text:p>4543,01</text:p>
          </table:table-cell>
          <table:table-cell office:value-type="float" office:value="4472.4" calcext:value-type="float">
            <text:p>4472,4</text:p>
          </table:table-cell>
          <table:table-cell table:formula="of:=[.C1020]-[.D1020]" office:value-type="float" office:value="70.6100000000006" calcext:value-type="float">
            <text:p>70,610000000000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9" calcext:value-type="date">
            <text:p>29/01/19</text:p>
          </table:table-cell>
          <table:table-cell office:value-type="float" office:value="4583.79" calcext:value-type="float">
            <text:p>4583,79</text:p>
          </table:table-cell>
          <table:table-cell office:value-type="float" office:value="4522.92" calcext:value-type="float">
            <text:p>4522,92</text:p>
          </table:table-cell>
          <table:table-cell table:formula="of:=[.C1021]-[.D1021]" office:value-type="float" office:value="60.8699999999999" calcext:value-type="float">
            <text:p>60,86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8" calcext:value-type="date">
            <text:p>28/01/19</text:p>
          </table:table-cell>
          <table:table-cell office:value-type="float" office:value="4610.57" calcext:value-type="float">
            <text:p>4610,57</text:p>
          </table:table-cell>
          <table:table-cell office:value-type="float" office:value="4566.75" calcext:value-type="float">
            <text:p>4566,75</text:p>
          </table:table-cell>
          <table:table-cell table:formula="of:=[.C1022]-[.D1022]" office:value-type="float" office:value="43.8199999999997" calcext:value-type="float">
            <text:p>43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4" calcext:value-type="date">
            <text:p>24/01/19</text:p>
          </table:table-cell>
          <table:table-cell office:value-type="float" office:value="4620.92" calcext:value-type="float">
            <text:p>4620,92</text:p>
          </table:table-cell>
          <table:table-cell office:value-type="float" office:value="4552.14" calcext:value-type="float">
            <text:p>4552,14</text:p>
          </table:table-cell>
          <table:table-cell table:formula="of:=[.C1023]-[.D1023]" office:value-type="float" office:value="68.7799999999997" calcext:value-type="float">
            <text:p>68,77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3" calcext:value-type="date">
            <text:p>23/01/19</text:p>
          </table:table-cell>
          <table:table-cell office:value-type="float" office:value="4642.22" calcext:value-type="float">
            <text:p>4642,22</text:p>
          </table:table-cell>
          <table:table-cell office:value-type="float" office:value="4574.05" calcext:value-type="float">
            <text:p>4574,05</text:p>
          </table:table-cell>
          <table:table-cell table:formula="of:=[.C1024]-[.D1024]" office:value-type="float" office:value="68.1700000000001" calcext:value-type="float">
            <text:p>68,170000000000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2" calcext:value-type="date">
            <text:p>22/01/19</text:p>
          </table:table-cell>
          <table:table-cell office:value-type="float" office:value="4649.52" calcext:value-type="float">
            <text:p>4649,52</text:p>
          </table:table-cell>
          <table:table-cell office:value-type="float" office:value="4561.88" calcext:value-type="float">
            <text:p>4561,88</text:p>
          </table:table-cell>
          <table:table-cell table:formula="of:=[.C1025]-[.D1025]" office:value-type="float" office:value="87.6400000000003" calcext:value-type="float">
            <text:p>87,64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21" calcext:value-type="date">
            <text:p>21/01/19</text:p>
          </table:table-cell>
          <table:table-cell office:value-type="float" office:value="4603.87" calcext:value-type="float">
            <text:p>4603,87</text:p>
          </table:table-cell>
          <table:table-cell office:value-type="float" office:value="4571.62" calcext:value-type="float">
            <text:p>4571,62</text:p>
          </table:table-cell>
          <table:table-cell table:formula="of:=[.C1026]-[.D1026]" office:value-type="float" office:value="32.25" calcext:value-type="float">
            <text:p>32,2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8" calcext:value-type="date">
            <text:p>18/01/19</text:p>
          </table:table-cell>
          <table:table-cell office:value-type="float" office:value="4595.35" calcext:value-type="float">
            <text:p>4595,35</text:p>
          </table:table-cell>
          <table:table-cell office:value-type="float" office:value="4539.36" calcext:value-type="float">
            <text:p>4539,36</text:p>
          </table:table-cell>
          <table:table-cell table:formula="of:=[.C1027]-[.D1027]" office:value-type="float" office:value="55.9900000000007" calcext:value-type="float">
            <text:p>55,990000000000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7" calcext:value-type="date">
            <text:p>17/01/19</text:p>
          </table:table-cell>
          <table:table-cell office:value-type="float" office:value="4596.57" calcext:value-type="float">
            <text:p>4596,57</text:p>
          </table:table-cell>
          <table:table-cell office:value-type="float" office:value="4539.36" calcext:value-type="float">
            <text:p>4539,36</text:p>
          </table:table-cell>
          <table:table-cell table:formula="of:=[.C1028]-[.D1028]" office:value-type="float" office:value="57.21" calcext:value-type="float">
            <text:p>57,21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6" calcext:value-type="date">
            <text:p>16/01/19</text:p>
          </table:table-cell>
          <table:table-cell office:value-type="float" office:value="4552.75" calcext:value-type="float">
            <text:p>4552,75</text:p>
          </table:table-cell>
          <table:table-cell office:value-type="float" office:value="4517.45" calcext:value-type="float">
            <text:p>4517,45</text:p>
          </table:table-cell>
          <table:table-cell table:formula="of:=[.C1029]-[.D1029]" office:value-type="float" office:value="35.3000000000002" calcext:value-type="float">
            <text:p>35,3000000000002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5" calcext:value-type="date">
            <text:p>15/01/19</text:p>
          </table:table-cell>
          <table:table-cell office:value-type="float" office:value="4546.66" calcext:value-type="float">
            <text:p>4546,66</text:p>
          </table:table-cell>
          <table:table-cell office:value-type="float" office:value="4501.01" calcext:value-type="float">
            <text:p>4501,01</text:p>
          </table:table-cell>
          <table:table-cell table:formula="of:=[.C1030]-[.D1030]" office:value-type="float" office:value="45.6499999999996" calcext:value-type="float">
            <text:p>45,64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4" calcext:value-type="date">
            <text:p>14/01/19</text:p>
          </table:table-cell>
          <table:table-cell office:value-type="float" office:value="4550.31" calcext:value-type="float">
            <text:p>4550,31</text:p>
          </table:table-cell>
          <table:table-cell office:value-type="float" office:value="4488.84" calcext:value-type="float">
            <text:p>4488,84</text:p>
          </table:table-cell>
          <table:table-cell table:formula="of:=[.C1031]-[.D1031]" office:value-type="float" office:value="61.4700000000003" calcext:value-type="float">
            <text:p>61,47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1" calcext:value-type="date">
            <text:p>11/01/19</text:p>
          </table:table-cell>
          <table:table-cell office:value-type="float" office:value="4544.84" calcext:value-type="float">
            <text:p>4544,84</text:p>
          </table:table-cell>
          <table:table-cell office:value-type="float" office:value="4499.19" calcext:value-type="float">
            <text:p>4499,19</text:p>
          </table:table-cell>
          <table:table-cell table:formula="of:=[.C1032]-[.D1032]" office:value-type="float" office:value="45.6500000000005" calcext:value-type="float">
            <text:p>45,6500000000005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10" calcext:value-type="date">
            <text:p>10/01/19</text:p>
          </table:table-cell>
          <table:table-cell office:value-type="float" office:value="4540.57" calcext:value-type="float">
            <text:p>4540,57</text:p>
          </table:table-cell>
          <table:table-cell office:value-type="float" office:value="4479.71" calcext:value-type="float">
            <text:p>4479,71</text:p>
          </table:table-cell>
          <table:table-cell table:formula="of:=[.C1033]-[.D1033]" office:value-type="float" office:value="60.8599999999997" calcext:value-type="float">
            <text:p>60,85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9" calcext:value-type="date">
            <text:p>09/01/19</text:p>
          </table:table-cell>
          <table:table-cell office:value-type="float" office:value="4523.53" calcext:value-type="float">
            <text:p>4523,53</text:p>
          </table:table-cell>
          <table:table-cell office:value-type="float" office:value="4479.71" calcext:value-type="float">
            <text:p>4479,71</text:p>
          </table:table-cell>
          <table:table-cell table:formula="of:=[.C1034]-[.D1034]" office:value-type="float" office:value="43.8199999999997" calcext:value-type="float">
            <text:p>43,8199999999997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8" calcext:value-type="date">
            <text:p>08/01/19</text:p>
          </table:table-cell>
          <table:table-cell office:value-type="float" office:value="4562.49" calcext:value-type="float">
            <text:p>4562,49</text:p>
          </table:table-cell>
          <table:table-cell office:value-type="float" office:value="4515.01" calcext:value-type="float">
            <text:p>4515,01</text:p>
          </table:table-cell>
          <table:table-cell table:formula="of:=[.C1035]-[.D1035]" office:value-type="float" office:value="47.4799999999996" calcext:value-type="float">
            <text:p>47,4799999999996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7" calcext:value-type="date">
            <text:p>07/01/19</text:p>
          </table:table-cell>
          <table:table-cell office:value-type="float" office:value="4557.01" calcext:value-type="float">
            <text:p>4557,01</text:p>
          </table:table-cell>
          <table:table-cell office:value-type="float" office:value="4498.58" calcext:value-type="float">
            <text:p>4498,58</text:p>
          </table:table-cell>
          <table:table-cell table:formula="of:=[.C1036]-[.D1036]" office:value-type="float" office:value="58.4300000000003" calcext:value-type="float">
            <text:p>58,43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4" calcext:value-type="date">
            <text:p>04/01/19</text:p>
          </table:table-cell>
          <table:table-cell office:value-type="float" office:value="4614.83" calcext:value-type="float">
            <text:p>4614,83</text:p>
          </table:table-cell>
          <table:table-cell office:value-type="float" office:value="4522.92" calcext:value-type="float">
            <text:p>4522,92</text:p>
          </table:table-cell>
          <table:table-cell table:formula="of:=[.C1037]-[.D1037]" office:value-type="float" office:value="91.9099999999999" calcext:value-type="float">
            <text:p>91,9099999999999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3" calcext:value-type="date">
            <text:p>03/01/19</text:p>
          </table:table-cell>
          <table:table-cell office:value-type="float" office:value="4644.05" calcext:value-type="float">
            <text:p>4644,05</text:p>
          </table:table-cell>
          <table:table-cell office:value-type="float" office:value="4558.83" calcext:value-type="float">
            <text:p>4558,83</text:p>
          </table:table-cell>
          <table:table-cell table:formula="of:=[.C1038]-[.D1038]" office:value-type="float" office:value="85.2200000000003" calcext:value-type="float">
            <text:p>85,2200000000003</text:p>
          </table:table-cell>
          <table:table-cell table:number-columns-repeated="252"/>
        </table:table-row>
        <table:table-row table:style-name="ro1">
          <table:table-cell/>
          <table:table-cell table:style-name="ce2" office:value-type="date" office:date-value="2019-01-02" calcext:value-type="date">
            <text:p>02/01/19</text:p>
          </table:table-cell>
          <table:table-cell office:value-type="float" office:value="4752.39" calcext:value-type="float">
            <text:p>4752,39</text:p>
          </table:table-cell>
          <table:table-cell office:value-type="float" office:value="4613.61" calcext:value-type="float">
            <text:p>4613,61</text:p>
          </table:table-cell>
          <table:table-cell table:formula="of:=[.C1039]-[.D1039]" office:value-type="float" office:value="138.780000000001" calcext:value-type="float">
            <text:p>138,780000000001</text:p>
          </table:table-cell>
          <table:table-cell table:number-columns-repeated="252"/>
        </table:table-row>
        <table:table-row table:style-name="ro1" table:number-rows-repeated="3954">
          <table:table-cell/>
          <table:table-cell table:style-name="ce2"/>
          <table:table-cell table:number-columns-repeated="255"/>
        </table:table-row>
        <table:table-row table:style-name="ro1" table:number-rows-repeated="104358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Maiores e Menores Amplitudes" table:style-name="ta1">
        <table:shapes>
          <draw:frame draw:z-index="0" draw:style-name="gr1" draw:text-style-name="P1" svg:width="13.473cm" svg:height="7.578cm" svg:x="2.229cm" svg:y="2.325cm">
            <draw:object draw:notify-on-update-of-ranges="'Maiores e Menores Amplitudes'.C2:'Maiores e Menores Amplitudes'.G2 'Maiores e Menores Amplitudes'.C3:'Maiores e Menores Amplitudes'.G3 'Maiores e Menores Amplitudes'.C4:'Maiores e Menores Amplitudes'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11cm" svg:height="7.6cm" svg:x="18.001cm" svg:y="2.291cm">
            <draw:object draw:notify-on-update-of-ranges="'Maiores e Menores Amplitudes'.J2:'Maiores e Menores Amplitudes'.N2 'Maiores e Menores Amplitudes'.J3:'Maiores e Menores Amplitudes'.N3 'Maiores e Menores Amplitudes'.J4:'Maiores e Menores Amplitudes'.N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9"/>
        <table:table-column table:style-name="co1" table:number-columns-repeated="5" table:default-cell-style-name="ce1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Janeiros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9" office:value-type="float" office:value="2022" calcext:value-type="float">
            <text:p>2022</text:p>
          </table:table-cell>
          <table:table-cell table:style-name="ce9" office:value-type="float" office:value="2023" calcext:value-type="float">
            <text:p>2023</text:p>
          </table:table-cell>
          <table:table-cell/>
          <table:table-cell office:value-type="string" calcext:value-type="string">
            <text:p>Fevereiros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9" office:value-type="float" office:value="2022" calcext:value-type="float">
            <text:p>2022</text:p>
          </table:table-cell>
          <table:table-cell table:style-name="ce9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string" calcext:value-type="string">
            <text:p>Mínimo</text:p>
          </table:table-cell>
          <table:table-cell office:value-type="float" office:value="32.25" calcext:value-type="float">
            <text:p>32,25</text:p>
          </table:table-cell>
          <table:table-cell office:value-type="float" office:value="31" calcext:value-type="float">
            <text:p>31</text:p>
          </table:table-cell>
          <table:table-cell office:value-type="float" office:value="76.3500000000004" calcext:value-type="float">
            <text:p>76,3500000000004</text:p>
          </table:table-cell>
          <table:table-cell office:value-type="float" office:value="50.46" calcext:value-type="float">
            <text:p>50,46</text:p>
          </table:table-cell>
          <table:table-cell office:value-type="float" office:value="51.5300000000007" calcext:value-type="float">
            <text:p>51,5300000000007</text:p>
          </table:table-cell>
          <table:table-cell/>
          <table:table-cell office:value-type="string" calcext:value-type="string">
            <text:p>Mínimo</text:p>
          </table:table-cell>
          <table:table-cell office:value-type="float" office:value="27.9300000000003" calcext:value-type="float">
            <text:p>27,9300000000003</text:p>
          </table:table-cell>
          <table:table-cell office:value-type="float" office:value="20.4499999999998" calcext:value-type="float">
            <text:p>20,4499999999998</text:p>
          </table:table-cell>
          <table:table-cell office:value-type="float" office:value="49.71" calcext:value-type="float">
            <text:p>49,71</text:p>
          </table:table-cell>
          <table:table-cell office:value-type="float" office:value="41.8600000000006" calcext:value-type="float">
            <text:p>41,8600000000006</text:p>
          </table:table-cell>
          <table:table-cell office:value-type="float" office:value="42.2300000000005" calcext:value-type="float">
            <text:p>42,2300000000005</text:p>
          </table:table-cell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office:value-type="float" office:value="138.780000000001" calcext:value-type="float">
            <text:p>138,780000000001</text:p>
          </table:table-cell>
          <table:table-cell office:value-type="float" office:value="67.8499999999995" calcext:value-type="float">
            <text:p>67,8499999999995</text:p>
          </table:table-cell>
          <table:table-cell office:value-type="float" office:value="209.95" calcext:value-type="float">
            <text:p>209,95</text:p>
          </table:table-cell>
          <table:table-cell office:value-type="float" office:value="147.5" calcext:value-type="float">
            <text:p>147,5</text:p>
          </table:table-cell>
          <table:table-cell office:value-type="float" office:value="152.58" calcext:value-type="float">
            <text:p>152,58</text:p>
          </table:table-cell>
          <table:table-cell/>
          <table:table-cell office:value-type="string" calcext:value-type="string">
            <text:p>Máximo</text:p>
          </table:table-cell>
          <table:table-cell office:value-type="float" office:value="98.3600000000006" calcext:value-type="float">
            <text:p>98,3600000000006</text:p>
          </table:table-cell>
          <table:table-cell office:value-type="float" office:value="90.5699999999997" calcext:value-type="float">
            <text:p>90,5699999999997</text:p>
          </table:table-cell>
          <table:table-cell office:value-type="float" office:value="150.63" calcext:value-type="float">
            <text:p>150,63</text:p>
          </table:table-cell>
          <table:table-cell office:value-type="float" office:value="142.650000000001" calcext:value-type="float">
            <text:p>142,650000000001</text:p>
          </table:table-cell>
          <table:table-cell office:value-type="float" office:value="121.17" calcext:value-type="float">
            <text:p>121,17</text:p>
          </table:table-cell>
        </table:table-row>
      </table:table>
      <table:table table:name="Médias e Média das Médias" table:style-name="ta1">
        <table:shapes>
          <draw:frame draw:z-index="0" draw:style-name="gr1" draw:text-style-name="P1" svg:width="15.999cm" svg:height="8.999cm" svg:x="0.82cm" svg:y="3.712cm">
            <draw:object draw:notify-on-update-of-ranges="'Médias e Média das Médias'.C2:'Médias e Média das Médias'.C6 'Médias e Média das Médias'.D2:'Médias e Média das Médias'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232cm" svg:height="9.321cm" svg:x="19.952cm" svg:y="3.677cm">
            <draw:object draw:notify-on-update-of-ranges="'Médias e Média das Médias'.K2:'Médias e Média das Médias'.K6 'Médias e Média das Médias'.L2:'Médias e Média das Médias'.L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1" table:default-cell-style-name="Default"/>
        <table:table-column table:style-name="co21" table:default-cell-style-name="ce38"/>
        <table:table-column table:style-name="co22" table:default-cell-style-name="ce38"/>
        <table:table-column table:style-name="co1" table:default-cell-style-name="ce1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ce38"/>
        <table:table-column table:style-name="co26" table:default-cell-style-name="ce38"/>
        <table:table-column table:style-name="co1" table:default-cell-style-name="ce40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Médias</text:p>
          </table:table-cell>
          <table:table-cell office:value-type="float" office:value="2019" calcext:value-type="float">
            <text:p>2019</text:p>
          </table:table-cell>
          <table:table-cell office:value-type="float" office:value="62.4022727272728" calcext:value-type="float">
            <text:p>62,40</text:p>
          </table:table-cell>
          <table:table-cell table:number-columns-repeated="5"/>
          <table:table-cell table:style-name="ce37" office:value-type="string" calcext:value-type="string" table:number-columns-spanned="1" table:number-rows-spanned="5">
            <text:p>Médias</text:p>
          </table:table-cell>
          <table:table-cell office:value-type="float" office:value="2019" calcext:value-type="float">
            <text:p>2019</text:p>
          </table:table-cell>
          <table:table-cell office:value-type="float" office:value="48.9624999999999" calcext:value-type="float">
            <text:p>48,9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0" calcext:value-type="float">
            <text:p>2020</text:p>
          </table:table-cell>
          <table:table-cell office:value-type="float" office:value="43.575" calcext:value-type="float">
            <text:p>43,58</text:p>
          </table:table-cell>
          <table:table-cell table:number-columns-repeated="5"/>
          <table:covered-table-cell/>
          <table:table-cell office:value-type="float" office:value="2020" calcext:value-type="float">
            <text:p>2020</text:p>
          </table:table-cell>
          <table:table-cell office:value-type="float" office:value="48.7155555555556" calcext:value-type="float">
            <text:p>48,7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26.456" calcext:value-type="float">
            <text:p>126,46</text:p>
          </table:table-cell>
          <table:table-cell/>
          <table:table-cell table:style-name="ce39" office:value-type="string" calcext:value-type="string">
            <text:p>Média dos Janeiros</text:p>
          </table:table-cell>
          <table:table-cell table:style-name="ce4" table:formula="of:=AVERAGE([.D2:.D6])" office:value-type="float" office:value="80.7938060606061" calcext:value-type="float">
            <text:p>80,79</text:p>
          </table:table-cell>
          <table:table-cell table:number-columns-repeated="2"/>
          <table:covered-table-cell/>
          <table:table-cell office:value-type="float" office:value="2021" calcext:value-type="float">
            <text:p>2021</text:p>
          </table:table-cell>
          <table:table-cell office:value-type="float" office:value="101.672352941176" calcext:value-type="float">
            <text:p>101,67</text:p>
          </table:table-cell>
          <table:table-cell/>
          <table:table-cell table:style-name="ce9" office:value-type="string" calcext:value-type="string">
            <text:p>Média dos Fevereiros</text:p>
          </table:table-cell>
          <table:table-cell table:style-name="ce4" office:value-type="float" office:value="71.147912108703" calcext:value-type="float">
            <text:p>71,15</text:p>
          </table:table-cell>
        </table:table-row>
        <table:table-row table:style-name="ro1">
          <table:table-cell/>
          <table:covered-table-cell/>
          <table:table-cell office:value-type="float" office:value="2022" calcext:value-type="float">
            <text:p>2022</text:p>
          </table:table-cell>
          <table:table-cell office:value-type="float" office:value="88.4166666666666" calcext:value-type="float">
            <text:p>88,42</text:p>
          </table:table-cell>
          <table:table-cell table:number-columns-repeated="5"/>
          <table:covered-table-cell/>
          <table:table-cell office:value-type="float" office:value="2022" calcext:value-type="float">
            <text:p>2022</text:p>
          </table:table-cell>
          <table:table-cell office:value-type="float" office:value="76.2152631578947" calcext:value-type="float">
            <text:p>76,2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3" calcext:value-type="float">
            <text:p>2023</text:p>
          </table:table-cell>
          <table:table-cell office:value-type="float" office:value="83.1190909090909" calcext:value-type="float">
            <text:p>83,12</text:p>
          </table:table-cell>
          <table:table-cell table:number-columns-repeated="5"/>
          <table:covered-table-cell/>
          <table:table-cell office:value-type="float" office:value="2023" calcext:value-type="float">
            <text:p>2023</text:p>
          </table:table-cell>
          <table:table-cell office:value-type="float" office:value="80.1738888888889" calcext:value-type="float">
            <text:p>80,17</text:p>
          </table:table-cell>
          <table:table-cell table:number-columns-repeated="3"/>
        </table:table-row>
      </table:table>
      <table:table table:name="Q1 dos Meses" table:style-name="ta1">
        <table:shapes>
          <draw:frame draw:z-index="0" draw:style-name="gr1" draw:text-style-name="P1" svg:width="15.533cm" svg:height="8.737cm" svg:x="2.221cm" svg:y="3.616cm">
            <draw:object draw:notify-on-update-of-ranges="'Q1 dos Meses'.C3:'Q1 dos Meses'.C7 'Q1 dos Meses'.D3:'Q1 dos Meses'.D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91cm" svg:height="9.05cm" svg:x="20.051cm" svg:y="3.829cm">
            <draw:object draw:notify-on-update-of-ranges="'Q1 dos Meses'.J3:'Q1 dos Meses'.J7 'Q1 dos Meses'.K3:'Q1 dos Meses'.K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.284cm" svg:y="16.741cm">
            <draw:object draw:notify-on-update-of-ranges="'Q1 dos Meses'.B31:'Q1 dos Meses'.B31 'Q1 dos Meses'.B32:'Q1 dos Meses'.B36 'Q1 dos Meses'.C31:'Q1 dos Meses'.C31 'Q1 dos Meses'.C32:'Q1 dos Meses'.C36 'Q1 dos Meses'.D31:'Q1 dos Meses'.D31 'Q1 dos Meses'.D32:'Q1 dos Meses'.D36 'Q1 dos Meses'.E31:'Q1 dos Meses'.E31 'Q1 dos Meses'.E32:'Q1 dos Meses'.E3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2.051cm" svg:y="16.775cm">
            <draw:object draw:notify-on-update-of-ranges="'Q1 dos Meses'.J31:'Q1 dos Meses'.J31 'Q1 dos Meses'.J32:'Q1 dos Meses'.J36 'Q1 dos Meses'.K31:'Q1 dos Meses'.K31 'Q1 dos Meses'.K32:'Q1 dos Meses'.K36 'Q1 dos Meses'.L31:'Q1 dos Meses'.L31 'Q1 dos Meses'.L32:'Q1 dos Meses'.L36 'Q1 dos Meses'.M31:'Q1 dos Meses'.M31 'Q1 dos Meses'.M32:'Q1 dos Meses'.M36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41"/>
          <table:table-cell table:number-columns-repeated="10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Q1</text:p>
          </table:table-cell>
          <table:table-cell table:style-name="ce38" office:value-type="float" office:value="2019" calcext:value-type="float">
            <text:p>2019</text:p>
          </table:table-cell>
          <table:table-cell table:style-name="ce42" office:value-type="float" office:value="46.1075000000003" calcext:value-type="float">
            <text:p>46,11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Q1</text:p>
          </table:table-cell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36.7374999999997" calcext:value-type="float">
            <text:p>36,74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2" office:value-type="float" office:value="38.3124999999995" calcext:value-type="float">
            <text:p>38,31</text:p>
          </table:table-cell>
          <table:table-cell table:number-columns-repeated="4"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38.2699999999998" calcext:value-type="float">
            <text:p>38,27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2" office:value-type="float" office:value="93.99" calcext:value-type="float">
            <text:p>93,99</text:p>
          </table:table-cell>
          <table:table-cell/>
          <table:table-cell table:style-name="ce9" office:value-type="string" calcext:value-type="string">
            <text:p>Média dos Q1s dos Janeiros</text:p>
          </table:table-cell>
          <table:table-cell table:style-name="ce40" table:formula="of:=AVERAGE([.D3:.D7])" office:value-type="float" office:value="62.0629999999999" calcext:value-type="float">
            <text:p>62,06</text:p>
          </table:table-cell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84.96" calcext:value-type="float">
            <text:p>84,96</text:p>
          </table:table-cell>
          <table:table-cell/>
          <table:table-cell table:style-name="ce9" office:value-type="string" calcext:value-type="string">
            <text:p>Média dos Q1s dos Fevereiros</text:p>
          </table:table-cell>
          <table:table-cell table:style-name="ce40" table:formula="of:=AVERAGE([.K3:.K7])" office:value-type="float" office:value="57.5959999999999" calcext:value-type="float">
            <text:p>57,60</text:p>
          </table:table-cell>
        </table:table-row>
        <table:table-row table:style-name="ro1">
          <table:table-cell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2" office:value-type="float" office:value="68.75" calcext:value-type="float">
            <text:p>68,75</text:p>
          </table:table-cell>
          <table:table-cell table:number-columns-repeated="4"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60.8600000000001" calcext:value-type="float">
            <text:p>60,8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2" office:value-type="float" office:value="63.1549999999997" calcext:value-type="float">
            <text:p>63,15</text:p>
          </table:table-cell>
          <table:table-cell table:number-columns-repeated="4"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67.1524999999999" calcext:value-type="float">
            <text:p>67,15</text:p>
          </table:table-cell>
          <table:table-cell table:number-columns-repeated="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Mediana</text:p>
          </table:table-cell>
          <table:table-cell table:style-name="ce9" office:value-type="string" calcext:value-type="string">
            <text:p>Q3</text:p>
          </table:table-cell>
          <table:table-cell table:number-columns-repeated="5"/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Mediana</text:p>
          </table:table-cell>
          <table:table-cell table:style-name="ce9" office:value-type="string" calcext:value-type="string">
            <text:p>Q3</text:p>
          </table:table-cell>
          <table:table-cell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 table:style-name="ce11" office:value-type="float" office:value="46.1075000000003" calcext:value-type="float">
            <text:p>46,11</text:p>
          </table:table-cell>
          <table:table-cell table:style-name="ce4" office:value-type="float" office:value="58.3600000000001" calcext:value-type="float">
            <text:p>58,36</text:p>
          </table:table-cell>
          <table:table-cell table:style-name="ce4" office:value-type="float" office:value="68.6274999999998" calcext:value-type="float">
            <text:p>68,63</text:p>
          </table:table-cell>
          <table:table-cell table:number-columns-repeated="4"/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36.7374999999997" calcext:value-type="float">
            <text:p>36,74</text:p>
          </table:table-cell>
          <table:table-cell table:style-name="ce42" office:value-type="float" office:value="48.5699999999998" calcext:value-type="float">
            <text:p>48,57</text:p>
          </table:table-cell>
          <table:table-cell table:style-name="ce40" office:value-type="float" office:value="57.0724999999998" calcext:value-type="float">
            <text:p>57,07</text:p>
          </table:table-cell>
          <table:table-cell/>
        </table:table-row>
        <table:table-row table:style-name="ro1">
          <table:table-cell/>
          <table:table-cell table:style-name="ce38" office:value-type="float" office:value="2020" calcext:value-type="float">
            <text:p>2020</text:p>
          </table:table-cell>
          <table:table-cell table:style-name="ce11" office:value-type="float" office:value="38.3124999999995" calcext:value-type="float">
            <text:p>38,31</text:p>
          </table:table-cell>
          <table:table-cell table:style-name="ce4" office:value-type="float" office:value="42.6999999999998" calcext:value-type="float">
            <text:p>42,70</text:p>
          </table:table-cell>
          <table:table-cell table:style-name="ce4" office:value-type="float" office:value="47.2275000000007" calcext:value-type="float">
            <text:p>47,23</text:p>
          </table:table-cell>
          <table:table-cell table:number-columns-repeated="4"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38.2699999999998" calcext:value-type="float">
            <text:p>38,27</text:p>
          </table:table-cell>
          <table:table-cell table:style-name="ce42" office:value-type="float" office:value="46.4500000000002" calcext:value-type="float">
            <text:p>46,45</text:p>
          </table:table-cell>
          <table:table-cell table:style-name="ce40" office:value-type="float" office:value="55.5550000000001" calcext:value-type="float">
            <text:p>55,56</text:p>
          </table:table-cell>
          <table:table-cell/>
        </table:table-row>
        <table:table-row table:style-name="ro1">
          <table:table-cell/>
          <table:table-cell table:style-name="ce38" office:value-type="float" office:value="2021" calcext:value-type="float">
            <text:p>2021</text:p>
          </table:table-cell>
          <table:table-cell table:style-name="ce11" office:value-type="float" office:value="93.99" calcext:value-type="float">
            <text:p>93,99</text:p>
          </table:table-cell>
          <table:table-cell table:style-name="ce4" office:value-type="float" office:value="112.78" calcext:value-type="float">
            <text:p>112,78</text:p>
          </table:table-cell>
          <table:table-cell table:style-name="ce4" office:value-type="float" office:value="146.6175" calcext:value-type="float">
            <text:p>146,62</text:p>
          </table:table-cell>
          <table:table-cell table:number-columns-repeated="4"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84.96" calcext:value-type="float">
            <text:p>84,96</text:p>
          </table:table-cell>
          <table:table-cell table:style-name="ce42" office:value-type="float" office:value="100.57" calcext:value-type="float">
            <text:p>100,57</text:p>
          </table:table-cell>
          <table:table-cell table:style-name="ce40" office:value-type="float" office:value="118.48" calcext:value-type="float">
            <text:p>118,48</text:p>
          </table:table-cell>
          <table:table-cell/>
        </table:table-row>
        <table:table-row table:style-name="ro1">
          <table:table-cell/>
          <table:table-cell table:style-name="ce38" office:value-type="float" office:value="2022" calcext:value-type="float">
            <text:p>2022</text:p>
          </table:table-cell>
          <table:table-cell table:style-name="ce11" office:value-type="float" office:value="68.75" calcext:value-type="float">
            <text:p>68,75</text:p>
          </table:table-cell>
          <table:table-cell table:style-name="ce4" office:value-type="float" office:value="86.5" calcext:value-type="float">
            <text:p>86,50</text:p>
          </table:table-cell>
          <table:table-cell table:style-name="ce4" office:value-type="float" office:value="100.93" calcext:value-type="float">
            <text:p>100,93</text:p>
          </table:table-cell>
          <table:table-cell table:number-columns-repeated="4"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60.8600000000001" calcext:value-type="float">
            <text:p>60,86</text:p>
          </table:table-cell>
          <table:table-cell table:style-name="ce42" office:value-type="float" office:value="67.75" calcext:value-type="float">
            <text:p>67,75</text:p>
          </table:table-cell>
          <table:table-cell table:style-name="ce40" office:value-type="float" office:value="86.7449999999999" calcext:value-type="float">
            <text:p>86,74</text:p>
          </table:table-cell>
          <table:table-cell/>
        </table:table-row>
        <table:table-row table:style-name="ro1">
          <table:table-cell/>
          <table:table-cell table:style-name="ce38" office:value-type="float" office:value="2023" calcext:value-type="float">
            <text:p>2023</text:p>
          </table:table-cell>
          <table:table-cell table:style-name="ce11" office:value-type="float" office:value="63.1549999999997" calcext:value-type="float">
            <text:p>63,15</text:p>
          </table:table-cell>
          <table:table-cell table:style-name="ce4" office:value-type="float" office:value="76.2949999999996" calcext:value-type="float">
            <text:p>76,29</text:p>
          </table:table-cell>
          <table:table-cell table:style-name="ce4" office:value-type="float" office:value="85.0049999999997" calcext:value-type="float">
            <text:p>85,00</text:p>
          </table:table-cell>
          <table:table-cell table:number-columns-repeated="4"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67.1524999999999" calcext:value-type="float">
            <text:p>67,15</text:p>
          </table:table-cell>
          <table:table-cell table:style-name="ce42" office:value-type="float" office:value="72.6549999999997" calcext:value-type="float">
            <text:p>72,65</text:p>
          </table:table-cell>
          <table:table-cell table:style-name="ce40" office:value-type="float" office:value="100.809999999999" calcext:value-type="float">
            <text:p>100,81</text:p>
          </table:table-cell>
          <table:table-cell/>
        </table:table-row>
      </table:table>
      <table:table table:name="Medianas dos Meses" table:style-name="ta1">
        <table:shapes>
          <draw:frame draw:z-index="0" draw:style-name="gr1" draw:text-style-name="P1" svg:width="15.724cm" svg:height="8.844cm" svg:x="1.638cm" svg:y="3.707cm">
            <draw:object draw:notify-on-update-of-ranges="'Medianas dos Meses'.C3:'Medianas dos Meses'.C7 'Medianas dos Meses'.D3:'Medianas dos Meses'.D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88cm" svg:height="8.932cm" svg:x="19.674cm" svg:y="3.647cm">
            <draw:object draw:notify-on-update-of-ranges="'Medianas dos Meses'.J3:'Medianas dos Meses'.J7 'Medianas dos Meses'.K3:'Medianas dos Meses'.K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1" table:default-cell-style-name="Default"/>
        <table:table-column table:style-name="co31" table:default-cell-style-name="ce38"/>
        <table:table-column table:style-name="co1" table:default-cell-style-name="ce38"/>
        <table:table-column table:style-name="co1" table:default-cell-style-name="ce40"/>
        <table:table-column table:style-name="co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ce38"/>
        <table:table-column table:style-name="co1" table:default-cell-style-name="ce38"/>
        <table:table-column table:style-name="co1" table:default-cell-style-name="ce42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Medianas</text:p>
          </table:table-cell>
          <table:table-cell office:value-type="float" office:value="2019" calcext:value-type="float">
            <text:p>2019</text:p>
          </table:table-cell>
          <table:table-cell office:value-type="float" office:value="58.3600000000001" calcext:value-type="float">
            <text:p>58,36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Medianas</text:p>
          </table:table-cell>
          <table:table-cell office:value-type="float" office:value="2019" calcext:value-type="float">
            <text:p>2019</text:p>
          </table:table-cell>
          <table:table-cell office:value-type="float" office:value="48.5699999999998" calcext:value-type="float">
            <text:p>48,5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0" calcext:value-type="float">
            <text:p>2020</text:p>
          </table:table-cell>
          <table:table-cell office:value-type="float" office:value="42.6999999999998" calcext:value-type="float">
            <text:p>42,70</text:p>
          </table:table-cell>
          <table:table-cell table:number-columns-repeated="4"/>
          <table:covered-table-cell/>
          <table:table-cell office:value-type="float" office:value="2020" calcext:value-type="float">
            <text:p>2020</text:p>
          </table:table-cell>
          <table:table-cell office:value-type="float" office:value="46.4500000000002" calcext:value-type="float">
            <text:p>46,4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12.78" calcext:value-type="float">
            <text:p>112,78</text:p>
          </table:table-cell>
          <table:table-cell/>
          <table:table-cell table:style-name="ce9" office:value-type="string" calcext:value-type="string">
            <text:p>Média das Medianas de Janeiro</text:p>
          </table:table-cell>
          <table:table-cell table:style-name="ce40" table:formula="of:=AVERAGE([.D3:.D7])" office:value-type="float" office:value="75.3269999999999" calcext:value-type="float">
            <text:p>75,33</text:p>
          </table:table-cell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00.57" calcext:value-type="float">
            <text:p>100,57</text:p>
          </table:table-cell>
          <table:table-cell/>
          <table:table-cell table:style-name="ce9" office:value-type="string" calcext:value-type="string">
            <text:p>Média das Medianas de Fevereiro</text:p>
          </table:table-cell>
          <table:table-cell table:style-name="ce40" table:formula="of:=AVERAGE([.K3:.K7])" office:value-type="float" office:value="67.1989999999999" calcext:value-type="float">
            <text:p>67,20</text:p>
          </table:table-cell>
        </table:table-row>
        <table:table-row table:style-name="ro1">
          <table:table-cell/>
          <table:covered-table-cell/>
          <table:table-cell office:value-type="float" office:value="2022" calcext:value-type="float">
            <text:p>2022</text:p>
          </table:table-cell>
          <table:table-cell office:value-type="float" office:value="86.5" calcext:value-type="float">
            <text:p>86,50</text:p>
          </table:table-cell>
          <table:table-cell table:number-columns-repeated="4"/>
          <table:covered-table-cell/>
          <table:table-cell office:value-type="float" office:value="2022" calcext:value-type="float">
            <text:p>2022</text:p>
          </table:table-cell>
          <table:table-cell office:value-type="float" office:value="67.75" calcext:value-type="float">
            <text:p>67,7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3" calcext:value-type="float">
            <text:p>2023</text:p>
          </table:table-cell>
          <table:table-cell office:value-type="float" office:value="76.2949999999996" calcext:value-type="float">
            <text:p>76,29</text:p>
          </table:table-cell>
          <table:table-cell table:number-columns-repeated="4"/>
          <table:covered-table-cell/>
          <table:table-cell office:value-type="float" office:value="2023" calcext:value-type="float">
            <text:p>2023</text:p>
          </table:table-cell>
          <table:table-cell office:value-type="float" office:value="72.6549999999997" calcext:value-type="float">
            <text:p>72,65</text:p>
          </table:table-cell>
          <table:table-cell table:number-columns-repeated="3"/>
        </table:table-row>
      </table:table>
      <table:table table:name="Q3 dos Meses" table:style-name="ta1">
        <table:shapes>
          <draw:frame draw:z-index="0" draw:style-name="gr1" draw:text-style-name="P1" svg:width="16.627cm" svg:height="9.352cm" svg:x="2.167cm" svg:y="3.13cm">
            <draw:object draw:notify-on-update-of-ranges="'Q3 dos Meses'.C2:'Q3 dos Meses'.C6 'Q3 dos Meses'.D2:'Q3 dos Meses'.D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854cm" svg:height="9.48cm" svg:x="21.197cm" svg:y="3.036cm">
            <draw:object draw:notify-on-update-of-ranges="'Q3 dos Meses'.J2:'Q3 dos Meses'.J6 'Q3 dos Meses'.K2:'Q3 dos Meses'.K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8"/>
        <table:table-column table:style-name="co1" table:default-cell-style-name="ce40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column table:style-name="co1" table:default-cell-style-name="ce38"/>
        <table:table-column table:style-name="co1" table:default-cell-style-name="ce40"/>
        <table:table-column table:style-name="co1" table:default-cell-style-name="Default"/>
        <table:table-column table:style-name="co3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Q3</text:p>
          </table:table-cell>
          <table:table-cell office:value-type="float" office:value="2019" calcext:value-type="float">
            <text:p>2019</text:p>
          </table:table-cell>
          <table:table-cell office:value-type="float" office:value="68.6274999999998" calcext:value-type="float">
            <text:p>68,63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Q3</text:p>
          </table:table-cell>
          <table:table-cell office:value-type="float" office:value="2019" calcext:value-type="float">
            <text:p>2019</text:p>
          </table:table-cell>
          <table:table-cell office:value-type="float" office:value="57.0724999999998" calcext:value-type="float">
            <text:p>57,07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0" calcext:value-type="float">
            <text:p>2020</text:p>
          </table:table-cell>
          <table:table-cell office:value-type="float" office:value="47.2275000000007" calcext:value-type="float">
            <text:p>47,23</text:p>
          </table:table-cell>
          <table:table-cell table:number-columns-repeated="4"/>
          <table:covered-table-cell/>
          <table:table-cell office:value-type="float" office:value="2020" calcext:value-type="float">
            <text:p>2020</text:p>
          </table:table-cell>
          <table:table-cell office:value-type="float" office:value="55.5550000000001" calcext:value-type="float">
            <text:p>55,5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46.6175" calcext:value-type="float">
            <text:p>146,62</text:p>
          </table:table-cell>
          <table:table-cell/>
          <table:table-cell table:style-name="ce9" office:value-type="string" calcext:value-type="string">
            <text:p>Média dos Q3s dos Janeiros</text:p>
          </table:table-cell>
          <table:table-cell table:style-name="ce40" table:formula="of:=AVERAGE([.D2:.D6])" office:value-type="float" office:value="89.6815" calcext:value-type="float">
            <text:p>89,68</text:p>
          </table:table-cell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18.48" calcext:value-type="float">
            <text:p>118,48</text:p>
          </table:table-cell>
          <table:table-cell/>
          <table:table-cell table:style-name="ce9" office:value-type="string" calcext:value-type="string">
            <text:p>Média dos Q3s dos Fevereiros</text:p>
          </table:table-cell>
          <table:table-cell table:style-name="ce40" table:formula="of:=AVERAGE([.K2:.K6])" office:value-type="float" office:value="83.7324999999997" calcext:value-type="float">
            <text:p>83,73</text:p>
          </table:table-cell>
        </table:table-row>
        <table:table-row table:style-name="ro1">
          <table:table-cell/>
          <table:covered-table-cell/>
          <table:table-cell office:value-type="float" office:value="2022" calcext:value-type="float">
            <text:p>2022</text:p>
          </table:table-cell>
          <table:table-cell office:value-type="float" office:value="100.93" calcext:value-type="float">
            <text:p>100,93</text:p>
          </table:table-cell>
          <table:table-cell table:number-columns-repeated="4"/>
          <table:covered-table-cell/>
          <table:table-cell office:value-type="float" office:value="2022" calcext:value-type="float">
            <text:p>2022</text:p>
          </table:table-cell>
          <table:table-cell office:value-type="float" office:value="86.7449999999999" calcext:value-type="float">
            <text:p>86,7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3" calcext:value-type="float">
            <text:p>2023</text:p>
          </table:table-cell>
          <table:table-cell office:value-type="float" office:value="85.0049999999997" calcext:value-type="float">
            <text:p>85,00</text:p>
          </table:table-cell>
          <table:table-cell table:number-columns-repeated="4"/>
          <table:covered-table-cell/>
          <table:table-cell office:value-type="float" office:value="2023" calcext:value-type="float">
            <text:p>2023</text:p>
          </table:table-cell>
          <table:table-cell office:value-type="float" office:value="100.809999999999" calcext:value-type="float">
            <text:p>100,81</text:p>
          </table:table-cell>
          <table:table-cell table:number-columns-repeated="3"/>
        </table:table-row>
      </table:table>
      <table:table table:name="Variância do Meses" table:style-name="ta1">
        <table:shapes>
          <draw:frame draw:z-index="0" draw:style-name="gr1" draw:text-style-name="P1" svg:width="16.964cm" svg:height="9.542cm" svg:x="2.231cm" svg:y="3.649cm">
            <draw:object draw:notify-on-update-of-ranges="'Variância do Meses'.C3:'Variância do Meses'.C7 'Variância do Meses'.D3:'Variância do Meses'.D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7.113cm" svg:height="9.626cm" svg:x="21.639cm" svg:y="3.55cm">
            <draw:object draw:notify-on-update-of-ranges="'Variância do Meses'.J3:'Variância do Meses'.J7 'Variância do Meses'.K3:'Variância do Meses'.K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7.167cm" svg:height="9.656cm" svg:x="2.263cm" svg:y="17.276cm">
            <draw:object draw:notify-on-update-of-ranges="'Variância do Meses'.B33:'Variância do Meses'.B33 'Variância do Meses'.B34:'Variância do Meses'.B38 'Variância do Meses'.C33:'Variância do Meses'.C33 'Variância do Meses'.C34:'Variância do Meses'.C38 'Variância do Meses'.D33:'Variância do Meses'.D33 'Variância do Meses'.D34:'Variância do Meses'.D38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7.075cm" svg:height="9.604cm" svg:x="21.548cm" svg:y="17.226cm">
            <draw:object draw:notify-on-update-of-ranges="'Variância do Meses'.I32:'Variância do Meses'.I32 'Variância do Meses'.I33:'Variância do Meses'.I37 'Variância do Meses'.J32:'Variância do Meses'.J32 'Variância do Meses'.J33:'Variância do Meses'.J37 'Variância do Meses'.K32:'Variância do Meses'.K32 'Variância do Meses'.K33:'Variância do Meses'.K3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7" table:default-cell-style-name="Default"/>
        <table:table-column table:style-name="co1" table:number-columns-repeated="6" table:default-cell-style-name="Default"/>
        <table:table-column table:style-name="co38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Variância</text:p>
          </table:table-cell>
          <table:table-cell table:style-name="ce38" office:value-type="float" office:value="2019" calcext:value-type="float">
            <text:p>2019</text:p>
          </table:table-cell>
          <table:table-cell table:style-name="ce42" office:value-type="float" office:value="537.517599350658" calcext:value-type="float">
            <text:p>537,52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Variância</text:p>
          </table:table-cell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267.476525000001" calcext:value-type="float">
            <text:p>267,4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2" office:value-type="float" office:value="82.4668357142865" calcext:value-type="float">
            <text:p>82,47</text:p>
          </table:table-cell>
          <table:table-cell table:number-columns-repeated="4"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328.320026143788" calcext:value-type="float">
            <text:p>328,32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2" office:value-type="float" office:value="1984.63812" calcext:value-type="float">
            <text:p>1.984,64</text:p>
          </table:table-cell>
          <table:table-cell/>
          <table:table-cell table:style-name="ce9" office:value-type="string" calcext:value-type="string">
            <text:p>Média das Variâncias dos Janeiros</text:p>
          </table:table-cell>
          <table:table-cell table:style-name="ce40" table:formula="of:=AVERAGE([.D3:.D7])" office:value-type="float" office:value="818.612608554116" calcext:value-type="float">
            <text:p>818,61</text:p>
          </table:table-cell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856.070881617654" calcext:value-type="float">
            <text:p>856,07</text:p>
          </table:table-cell>
          <table:table-cell/>
          <table:table-cell table:style-name="ce9" office:value-type="string" calcext:value-type="string">
            <text:p>Média das Variâncias dos Fevereiros</text:p>
          </table:table-cell>
          <table:table-cell table:style-name="ce40" table:formula="of:=AVERAGE([.K3:.K7])" office:value-type="float" office:value="496.12846024682" calcext:value-type="float">
            <text:p>496,13</text:p>
          </table:table-cell>
        </table:table-row>
        <table:table-row table:style-name="ro1">
          <table:table-cell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2" office:value-type="float" office:value="677.627993333336" calcext:value-type="float">
            <text:p>677,63</text:p>
          </table:table-cell>
          <table:table-cell table:number-columns-repeated="4"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524.226137426907" calcext:value-type="float">
            <text:p>524,23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2" office:value-type="float" office:value="810.812494372297" calcext:value-type="float">
            <text:p>810,81</text:p>
          </table:table-cell>
          <table:table-cell table:number-columns-repeated="4"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504.548731045748" calcext:value-type="float">
            <text:p>504,55</text:p>
          </table:table-cell>
          <table:table-cell table:number-columns-repeated="3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table:number-columns-repeated="9"/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Variânci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Variância</text:p>
          </table:table-cell>
          <table:table-cell table:number-columns-repeated="4"/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48.9624999999999" calcext:value-type="float">
            <text:p>48,96</text:p>
          </table:table-cell>
          <table:table-cell table:style-name="ce40" office:value-type="float" office:value="267.476525000001" calcext:value-type="float">
            <text:p>267,48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 table:style-name="ce11" office:value-type="float" office:value="62.4022727272728" calcext:value-type="float">
            <text:p>62,40</text:p>
          </table:table-cell>
          <table:table-cell table:style-name="ce42" office:value-type="float" office:value="537.517599350658" calcext:value-type="float">
            <text:p>537,52</text:p>
          </table:table-cell>
          <table:table-cell table:number-columns-repeated="4"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48.7155555555556" calcext:value-type="float">
            <text:p>48,72</text:p>
          </table:table-cell>
          <table:table-cell table:style-name="ce40" office:value-type="float" office:value="328.320026143788" calcext:value-type="float">
            <text:p>328,32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020" calcext:value-type="float">
            <text:p>2020</text:p>
          </table:table-cell>
          <table:table-cell table:style-name="ce11" office:value-type="float" office:value="43.575" calcext:value-type="float">
            <text:p>43,58</text:p>
          </table:table-cell>
          <table:table-cell table:style-name="ce42" office:value-type="float" office:value="82.4668357142865" calcext:value-type="float">
            <text:p>82,47</text:p>
          </table:table-cell>
          <table:table-cell table:number-columns-repeated="4"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101.672352941176" calcext:value-type="float">
            <text:p>101,67</text:p>
          </table:table-cell>
          <table:table-cell table:style-name="ce40" office:value-type="float" office:value="856.070881617654" calcext:value-type="float">
            <text:p>856,07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021" calcext:value-type="float">
            <text:p>2021</text:p>
          </table:table-cell>
          <table:table-cell table:style-name="ce11" office:value-type="float" office:value="126.456" calcext:value-type="float">
            <text:p>126,46</text:p>
          </table:table-cell>
          <table:table-cell table:style-name="ce42" office:value-type="float" office:value="1984.63812" calcext:value-type="float">
            <text:p>1.984,64</text:p>
          </table:table-cell>
          <table:table-cell table:number-columns-repeated="4"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76.2152631578947" calcext:value-type="float">
            <text:p>76,22</text:p>
          </table:table-cell>
          <table:table-cell table:style-name="ce40" office:value-type="float" office:value="524.226137426907" calcext:value-type="float">
            <text:p>524,23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022" calcext:value-type="float">
            <text:p>2022</text:p>
          </table:table-cell>
          <table:table-cell table:style-name="ce11" office:value-type="float" office:value="88.4166666666666" calcext:value-type="float">
            <text:p>88,42</text:p>
          </table:table-cell>
          <table:table-cell table:style-name="ce42" office:value-type="float" office:value="677.627993333336" calcext:value-type="float">
            <text:p>677,63</text:p>
          </table:table-cell>
          <table:table-cell table:number-columns-repeated="4"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80.1738888888889" calcext:value-type="float">
            <text:p>80,17</text:p>
          </table:table-cell>
          <table:table-cell table:style-name="ce40" office:value-type="float" office:value="504.548731045748" calcext:value-type="float">
            <text:p>504,55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2023" calcext:value-type="float">
            <text:p>2023</text:p>
          </table:table-cell>
          <table:table-cell table:style-name="ce11" office:value-type="float" office:value="83.1190909090909" calcext:value-type="float">
            <text:p>83,12</text:p>
          </table:table-cell>
          <table:table-cell table:style-name="ce42" office:value-type="float" office:value="810.812494372297" calcext:value-type="float">
            <text:p>810,81</text:p>
          </table:table-cell>
          <table:table-cell table:number-columns-repeated="10"/>
        </table:table-row>
      </table:table>
      <table:table table:name="Desvio Padrão dos Meses" table:style-name="ta1">
        <table:shapes>
          <draw:frame draw:z-index="0" draw:style-name="gr1" draw:text-style-name="P1" svg:width="16.946cm" svg:height="9.532cm" svg:x="2.254cm" svg:y="4.131cm">
            <draw:object draw:notify-on-update-of-ranges="'Desvio Padrão dos Meses'.C3:'Desvio Padrão dos Meses'.C7 'Desvio Padrão dos Meses'.D3:'Desvio Padrão dos Meses'.D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7.17cm" svg:height="9.658cm" svg:x="21.761cm" svg:y="4.066cm">
            <draw:object draw:notify-on-update-of-ranges="'Desvio Padrão dos Meses'.J3:'Desvio Padrão dos Meses'.J7 'Desvio Padrão dos Meses'.K3:'Desvio Padrão dos Meses'.K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6.737cm" svg:height="9.414cm" svg:x="2.26cm" svg:y="18.202cm">
            <draw:object draw:notify-on-update-of-ranges="'Desvio Padrão dos Meses'.C33:'Desvio Padrão dos Meses'.C37 'Desvio Padrão dos Meses'.D33:'Desvio Padrão dos Meses'.D37 'Desvio Padrão dos Meses'.E33:'Desvio Padrão dos Meses'.E37 'Desvio Padrão dos Meses'.F33:'Desvio Padrão dos Meses'.F3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6.985cm" svg:height="9.554cm" svg:x="21.527cm" svg:y="18.217cm">
            <draw:object draw:notify-on-update-of-ranges="'Desvio Padrão dos Meses'.J33:'Desvio Padrão dos Meses'.J37 'Desvio Padrão dos Meses'.K33:'Desvio Padrão dos Meses'.K37 'Desvio Padrão dos Meses'.L33:'Desvio Padrão dos Meses'.L37 'Desvio Padrão dos Meses'.M33:'Desvio Padrão dos Meses'.M3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37" office:value-type="string" calcext:value-type="string" table:number-columns-spanned="1" table:number-rows-spanned="5">
            <text:p>Desvio-Padrão</text:p>
          </table:table-cell>
          <table:table-cell table:style-name="ce38" office:value-type="float" office:value="2019" calcext:value-type="float">
            <text:p>2019</text:p>
          </table:table-cell>
          <table:table-cell table:style-name="ce11" office:value-type="float" office:value="23.18442579299" calcext:value-type="float">
            <text:p>23,18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Desvio-Padrão</text:p>
          </table:table-cell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16.3547095663604" calcext:value-type="float">
            <text:p>16,35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38" office:value-type="float" office:value="2020" calcext:value-type="float">
            <text:p>2020</text:p>
          </table:table-cell>
          <table:table-cell table:style-name="ce11" office:value-type="float" office:value="9.08112524494" calcext:value-type="float">
            <text:p>9,08</text:p>
          </table:table-cell>
          <table:table-cell table:number-columns-repeated="4"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18.1196033660726" calcext:value-type="float">
            <text:p>18,12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11" office:value-type="float" office:value="44.5492774352178" calcext:value-type="float">
            <text:p>44,55</text:p>
          </table:table-cell>
          <table:table-cell/>
          <table:table-cell table:style-name="ce9" office:value-type="string" calcext:value-type="string">
            <text:p>Média dos Desvios dos Janeiros</text:p>
          </table:table-cell>
          <table:table-cell table:style-name="ce40" table:formula="of:=AVERAGE([.D3:.D7])" office:value-type="float" office:value="26.2641773291083" calcext:value-type="float">
            <text:p>26,26</text:p>
          </table:table-cell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29.258688993488" calcext:value-type="float">
            <text:p>29,26</text:p>
          </table:table-cell>
          <table:table-cell/>
          <table:table-cell table:style-name="ce9" office:value-type="string" calcext:value-type="string">
            <text:p>Média dos Desvios dos Fevereiros</text:p>
          </table:table-cell>
          <table:table-cell table:style-name="ce40" table:formula="of:=AVERAGE([.K3:.K7])" office:value-type="float" office:value="21.8182298630075" calcext:value-type="float">
            <text:p>21,82</text:p>
          </table:table-cell>
        </table:table-row>
        <table:table-row table:style-name="ro2">
          <table:table-cell/>
          <table:covered-table-cell/>
          <table:table-cell table:style-name="ce38" office:value-type="float" office:value="2022" calcext:value-type="float">
            <text:p>2022</text:p>
          </table:table-cell>
          <table:table-cell table:style-name="ce11" office:value-type="float" office:value="26.0312887374662" calcext:value-type="float">
            <text:p>26,03</text:p>
          </table:table-cell>
          <table:table-cell table:number-columns-repeated="4"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22.8959851814004" calcext:value-type="float">
            <text:p>22,90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style-name="ce38" office:value-type="float" office:value="2023" calcext:value-type="float">
            <text:p>2023</text:p>
          </table:table-cell>
          <table:table-cell table:style-name="ce11" office:value-type="float" office:value="28.4747694349278" calcext:value-type="float">
            <text:p>28,47</text:p>
          </table:table-cell>
          <table:table-cell table:number-columns-repeated="4"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22.4621622077161" calcext:value-type="float">
            <text:p>22,46</text:p>
          </table:table-cell>
          <table:table-cell table:number-columns-repeated="3"/>
        </table:table-row>
        <table:table-row table:style-name="ro1" table:number-rows-repeated="24">
          <table:table-cell table:number-columns-repeated="14"/>
        </table:table-row>
        <table:table-row table:style-name="ro2">
          <table:table-cell table:number-columns-repeated="3"/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Desvio +</text:p>
          </table:table-cell>
          <table:table-cell table:style-name="ce9" office:value-type="string" calcext:value-type="string">
            <text:p>Desvio -</text:p>
          </table:table-cell>
          <table:table-cell table:number-columns-repeated="4"/>
          <table:table-cell table:style-name="ce9" office:value-type="string" calcext:value-type="string">
            <text:p>Média</text:p>
          </table:table-cell>
          <table:table-cell table:style-name="ce9" office:value-type="string" calcext:value-type="string">
            <text:p>Desvio +</text:p>
          </table:table-cell>
          <table:table-cell table:style-name="ce9" office:value-type="string" calcext:value-type="string">
            <text:p>Desvio -</text:p>
          </table:table-cell>
          <table:table-cell/>
        </table:table-row>
        <table:table-row table:style-name="ro2">
          <table:table-cell/>
          <table:table-cell table:style-name="ce37" office:value-type="string" calcext:value-type="string" table:number-columns-spanned="1" table:number-rows-spanned="5">
            <text:p>Desvio-Padrão</text:p>
          </table:table-cell>
          <table:table-cell table:style-name="ce38" office:value-type="float" office:value="2019" calcext:value-type="float">
            <text:p>2019</text:p>
          </table:table-cell>
          <table:table-cell table:style-name="ce11" office:value-type="float" office:value="23.18442579299" calcext:value-type="float">
            <text:p>23,18</text:p>
          </table:table-cell>
          <table:table-cell table:style-name="ce40" table:formula="of:=[.D33]+62.4022727272728" office:value-type="float" office:value="85.5866985202628" calcext:value-type="float">
            <text:p>85,59</text:p>
          </table:table-cell>
          <table:table-cell table:style-name="ce40" table:formula="of:=[.D33]-62.4022727272728" office:value-type="float" office:value="-39.2178469342828" calcext:value-type="float">
            <text:p>-39,22</text:p>
          </table:table-cell>
          <table:table-cell table:number-columns-repeated="2"/>
          <table:table-cell table:style-name="ce37" office:value-type="string" calcext:value-type="string" table:number-columns-spanned="1" table:number-rows-spanned="5">
            <text:p>Desvio-Padrão</text:p>
          </table:table-cell>
          <table:table-cell table:style-name="ce38" office:value-type="float" office:value="2019" calcext:value-type="float">
            <text:p>2019</text:p>
          </table:table-cell>
          <table:table-cell table:style-name="ce40" office:value-type="float" office:value="48.9624999999999" calcext:value-type="float">
            <text:p>48,96</text:p>
          </table:table-cell>
          <table:table-cell table:style-name="ce40" table:formula="of:=[.K33]+16.3547095663604" office:value-type="float" office:value="65.3172095663603" calcext:value-type="float">
            <text:p>65,32</text:p>
          </table:table-cell>
          <table:table-cell table:style-name="ce40" table:formula="of:=[.K33]-16.3547095663604" office:value-type="float" office:value="32.6077904336395" calcext:value-type="float">
            <text:p>32,61</text:p>
          </table:table-cell>
          <table:table-cell/>
        </table:table-row>
        <table:table-row table:style-name="ro2">
          <table:table-cell/>
          <table:covered-table-cell/>
          <table:table-cell table:style-name="ce38" office:value-type="float" office:value="2020" calcext:value-type="float">
            <text:p>2020</text:p>
          </table:table-cell>
          <table:table-cell table:style-name="ce11" office:value-type="float" office:value="9.08112524494" calcext:value-type="float">
            <text:p>9,08</text:p>
          </table:table-cell>
          <table:table-cell table:style-name="ce40" table:formula="of:=[.D34]+62.4022727272728" office:value-type="float" office:value="71.4833979722128" calcext:value-type="float">
            <text:p>71,48</text:p>
          </table:table-cell>
          <table:table-cell table:style-name="ce40" table:formula="of:=[.D34]-62.4022727272728" office:value-type="float" office:value="-53.3211474823328" calcext:value-type="float">
            <text:p>-53,32</text:p>
          </table:table-cell>
          <table:table-cell table:number-columns-repeated="2"/>
          <table:covered-table-cell/>
          <table:table-cell table:style-name="ce38" office:value-type="float" office:value="2020" calcext:value-type="float">
            <text:p>2020</text:p>
          </table:table-cell>
          <table:table-cell table:style-name="ce40" office:value-type="float" office:value="48.7155555555556" calcext:value-type="float">
            <text:p>48,72</text:p>
          </table:table-cell>
          <table:table-cell table:style-name="ce40" table:formula="of:=[.K34]+16.3547095663604" office:value-type="float" office:value="65.070265121916" calcext:value-type="float">
            <text:p>65,07</text:p>
          </table:table-cell>
          <table:table-cell table:style-name="ce40" table:formula="of:=[.K34]-16.3547095663604" office:value-type="float" office:value="32.3608459891952" calcext:value-type="float">
            <text:p>32,36</text:p>
          </table:table-cell>
          <table:table-cell/>
        </table:table-row>
        <table:table-row table:style-name="ro2">
          <table:table-cell/>
          <table:covered-table-cell/>
          <table:table-cell table:style-name="ce38" office:value-type="float" office:value="2021" calcext:value-type="float">
            <text:p>2021</text:p>
          </table:table-cell>
          <table:table-cell table:style-name="ce11" office:value-type="float" office:value="44.5492774352178" calcext:value-type="float">
            <text:p>44,55</text:p>
          </table:table-cell>
          <table:table-cell table:style-name="ce40" table:formula="of:=[.D35]+62.4022727272728" office:value-type="float" office:value="106.951550162491" calcext:value-type="float">
            <text:p>106,95</text:p>
          </table:table-cell>
          <table:table-cell table:style-name="ce40" table:formula="of:=[.D35]-62.4022727272728" office:value-type="float" office:value="-17.852995292055" calcext:value-type="float">
            <text:p>-17,85</text:p>
          </table:table-cell>
          <table:table-cell table:number-columns-repeated="2"/>
          <table:covered-table-cell/>
          <table:table-cell table:style-name="ce38" office:value-type="float" office:value="2021" calcext:value-type="float">
            <text:p>2021</text:p>
          </table:table-cell>
          <table:table-cell table:style-name="ce40" office:value-type="float" office:value="101.672352941176" calcext:value-type="float">
            <text:p>101,67</text:p>
          </table:table-cell>
          <table:table-cell table:style-name="ce40" table:formula="of:=[.K35]+16.3547095663604" office:value-type="float" office:value="118.027062507536" calcext:value-type="float">
            <text:p>118,03</text:p>
          </table:table-cell>
          <table:table-cell table:style-name="ce40" table:formula="of:=[.K35]-16.3547095663604" office:value-type="float" office:value="85.3176433748156" calcext:value-type="float">
            <text:p>85,32</text:p>
          </table:table-cell>
          <table:table-cell/>
        </table:table-row>
        <table:table-row table:style-name="ro2">
          <table:table-cell/>
          <table:covered-table-cell/>
          <table:table-cell table:style-name="ce38" office:value-type="float" office:value="2022" calcext:value-type="float">
            <text:p>2022</text:p>
          </table:table-cell>
          <table:table-cell table:style-name="ce11" office:value-type="float" office:value="26.0312887374662" calcext:value-type="float">
            <text:p>26,03</text:p>
          </table:table-cell>
          <table:table-cell table:style-name="ce40" table:formula="of:=[.D36]+62.4022727272728" office:value-type="float" office:value="88.433561464739" calcext:value-type="float">
            <text:p>88,43</text:p>
          </table:table-cell>
          <table:table-cell table:style-name="ce40" table:formula="of:=[.D36]-62.4022727272728" office:value-type="float" office:value="-36.3709839898066" calcext:value-type="float">
            <text:p>-36,37</text:p>
          </table:table-cell>
          <table:table-cell table:number-columns-repeated="2"/>
          <table:covered-table-cell/>
          <table:table-cell table:style-name="ce38" office:value-type="float" office:value="2022" calcext:value-type="float">
            <text:p>2022</text:p>
          </table:table-cell>
          <table:table-cell table:style-name="ce40" office:value-type="float" office:value="76.2152631578947" calcext:value-type="float">
            <text:p>76,22</text:p>
          </table:table-cell>
          <table:table-cell table:style-name="ce40" table:formula="of:=[.K36]+16.3547095663604" office:value-type="float" office:value="92.5699727242551" calcext:value-type="float">
            <text:p>92,57</text:p>
          </table:table-cell>
          <table:table-cell table:style-name="ce40" table:formula="of:=[.K36]-16.3547095663604" office:value-type="float" office:value="59.8605535915343" calcext:value-type="float">
            <text:p>59,86</text:p>
          </table:table-cell>
          <table:table-cell/>
        </table:table-row>
        <table:table-row table:style-name="ro1">
          <table:table-cell/>
          <table:covered-table-cell/>
          <table:table-cell table:style-name="ce38" office:value-type="float" office:value="2023" calcext:value-type="float">
            <text:p>2023</text:p>
          </table:table-cell>
          <table:table-cell table:style-name="ce11" office:value-type="float" office:value="28.4747694349278" calcext:value-type="float">
            <text:p>28,47</text:p>
          </table:table-cell>
          <table:table-cell table:style-name="ce40" table:formula="of:=[.D37]+62.4022727272728" office:value-type="float" office:value="90.8770421622006" calcext:value-type="float">
            <text:p>90,88</text:p>
          </table:table-cell>
          <table:table-cell table:style-name="ce40" table:formula="of:=[.D37]-62.4022727272728" office:value-type="float" office:value="-33.927503292345" calcext:value-type="float">
            <text:p>-33,93</text:p>
          </table:table-cell>
          <table:table-cell table:number-columns-repeated="2"/>
          <table:covered-table-cell/>
          <table:table-cell table:style-name="ce38" office:value-type="float" office:value="2023" calcext:value-type="float">
            <text:p>2023</text:p>
          </table:table-cell>
          <table:table-cell table:style-name="ce40" office:value-type="float" office:value="80.1738888888889" calcext:value-type="float">
            <text:p>80,17</text:p>
          </table:table-cell>
          <table:table-cell table:style-name="ce40" table:formula="of:=[.K37]+16.3547095663604" office:value-type="float" office:value="96.5285984552493" calcext:value-type="float">
            <text:p>96,53</text:p>
          </table:table-cell>
          <table:table-cell table:style-name="ce40" table:formula="of:=[.K37]-16.3547095663604" office:value-type="float" office:value="63.8191793225285" calcext:value-type="float">
            <text:p>63,82</text:p>
          </table:table-cell>
          <table:table-cell/>
        </table:table-row>
      </table:table>
      <table:table table:name="Soma das Amplitudes" table:style-name="ta1">
        <table:shapes>
          <draw:frame draw:z-index="0" draw:style-name="gr1" draw:text-style-name="P1" svg:width="16.694cm" svg:height="9.39cm" svg:x="2.234cm" svg:y="3.358cm">
            <draw:object draw:notify-on-update-of-ranges="'Soma das Amplitudes'.C2:'Soma das Amplitudes'.C6 'Soma das Amplitudes'.D2:'Soma das Amplitudes'.D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7.337cm" svg:height="9.752cm" svg:x="21.452cm" svg:y="3.55cm">
            <draw:object draw:notify-on-update-of-ranges="'Soma das Amplitudes'.J2:'Soma das Amplitudes'.J6 'Soma das Amplitudes'.K2:'Soma das Amplitudes'.K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4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 table:number-columns-spanned="1" table:number-rows-spanned="5">
            <text:p>Soma</text:p>
          </table:table-cell>
          <table:table-cell office:value-type="float" office:value="2019" calcext:value-type="float">
            <text:p>2019</text:p>
          </table:table-cell>
          <table:table-cell office:value-type="float" office:value="1372.85" calcext:value-type="float">
            <text:p>1372,85</text:p>
          </table:table-cell>
          <table:table-cell table:number-columns-repeated="4"/>
          <table:table-cell table:style-name="ce37" office:value-type="string" calcext:value-type="string" table:number-columns-spanned="1" table:number-rows-spanned="5">
            <text:p>Soma</text:p>
          </table:table-cell>
          <table:table-cell office:value-type="float" office:value="2019" calcext:value-type="float">
            <text:p>2019</text:p>
          </table:table-cell>
          <table:table-cell office:value-type="float" office:value="979.249999999998" calcext:value-type="float">
            <text:p>979,24999999999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0" calcext:value-type="float">
            <text:p>2020</text:p>
          </table:table-cell>
          <table:table-cell office:value-type="float" office:value="958.65" calcext:value-type="float">
            <text:p>958,65</text:p>
          </table:table-cell>
          <table:table-cell table:number-columns-repeated="4"/>
          <table:covered-table-cell/>
          <table:table-cell office:value-type="float" office:value="2020" calcext:value-type="float">
            <text:p>2020</text:p>
          </table:table-cell>
          <table:table-cell office:value-type="float" office:value="876.88" calcext:value-type="float">
            <text:p>876,8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2529.12" calcext:value-type="float">
            <text:p>2529,12</text:p>
          </table:table-cell>
          <table:table-cell/>
          <table:table-cell table:style-name="ce9" office:value-type="string" calcext:value-type="string">
            <text:p>Média do Somatório dos Janeiros</text:p>
          </table:table-cell>
          <table:table-cell table:style-name="ce40" table:formula="of:=AVERAGE([.D2:.D6])" office:value-type="float" office:value="1709.198" calcext:value-type="float">
            <text:p>1.709,20</text:p>
          </table:table-cell>
          <table:table-cell/>
          <table:covered-table-cell/>
          <table:table-cell office:value-type="float" office:value="2021" calcext:value-type="float">
            <text:p>2021</text:p>
          </table:table-cell>
          <table:table-cell office:value-type="float" office:value="1728.43" calcext:value-type="float">
            <text:p>1728,43</text:p>
          </table:table-cell>
          <table:table-cell/>
          <table:table-cell table:style-name="ce9" office:value-type="string" calcext:value-type="string">
            <text:p>Média do Somatório dos Fevereiros</text:p>
          </table:table-cell>
          <table:table-cell table:style-name="ce40" table:formula="of:=AVERAGE([.K2:.K6])" office:value-type="float" office:value="1295.156" calcext:value-type="float">
            <text:p>1.295,16</text:p>
          </table:table-cell>
        </table:table-row>
        <table:table-row table:style-name="ro1">
          <table:table-cell/>
          <table:covered-table-cell/>
          <table:table-cell office:value-type="float" office:value="2022" calcext:value-type="float">
            <text:p>2022</text:p>
          </table:table-cell>
          <table:table-cell office:value-type="float" office:value="1856.75" calcext:value-type="float">
            <text:p>1856,75</text:p>
          </table:table-cell>
          <table:table-cell table:number-columns-repeated="4"/>
          <table:covered-table-cell/>
          <table:table-cell office:value-type="float" office:value="2022" calcext:value-type="float">
            <text:p>2022</text:p>
          </table:table-cell>
          <table:table-cell office:value-type="float" office:value="1448.09" calcext:value-type="float">
            <text:p>1448,09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float" office:value="2023" calcext:value-type="float">
            <text:p>2023</text:p>
          </table:table-cell>
          <table:table-cell office:value-type="float" office:value="1828.62" calcext:value-type="float">
            <text:p>1828,62</text:p>
          </table:table-cell>
          <table:table-cell table:number-columns-repeated="4"/>
          <table:covered-table-cell/>
          <table:table-cell office:value-type="float" office:value="2023" calcext:value-type="float">
            <text:p>2023</text:p>
          </table:table-cell>
          <table:table-cell office:value-type="float" office:value="1443.13" calcext:value-type="float">
            <text:p>1443,13</text:p>
          </table:table-cell>
          <table:table-cell table:number-columns-repeated="3"/>
        </table:table-row>
      </table:table>
      <table:table table:name="Relatório" table:style-name="ta1">
        <table:shapes>
          <draw:frame draw:z-index="0" draw:style-name="gr1" draw:text-style-name="P1" svg:width="16.282cm" svg:height="9.158cm" svg:x="4.819cm" svg:y="0.484cm">
            <draw:object draw:notify-on-update-of-ranges="'Maiores e Menores Amplitudes'.C2:'Maiores e Menores Amplitudes'.G2 'Maiores e Menores Amplitudes'.C3:'Maiores e Menores Amplitudes'.G3 'Maiores e Menores Amplitudes'.C4:'Maiores e Menores Amplitudes'.G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6.766cm" svg:height="9.431cm" svg:x="22.489cm" svg:y="0.407cm">
            <draw:object draw:notify-on-update-of-ranges="'Maiores e Menores Amplitudes'.J2:'Maiores e Menores Amplitudes'.N2 'Maiores e Menores Amplitudes'.J3:'Maiores e Menores Amplitudes'.N3 'Maiores e Menores Amplitudes'.J4:'Maiores e Menores Amplitudes'.N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2cm" svg:height="9.067cm" svg:x="4.798cm" svg:y="10.646cm">
            <draw:object draw:notify-on-update-of-ranges="'Médias e Média das Médias'.C2:'Médias e Média das Médias'.C6 'Médias e Média das Médias'.D2:'Médias e Média das Médias'.D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828cm" svg:height="9.161cm" svg:x="22.945cm" svg:y="10.424cm">
            <draw:object draw:notify-on-update-of-ranges="'Médias e Média das Médias'.K2:'Médias e Média das Médias'.K6 'Médias e Média das Médias'.L2:'Médias e Média das Médias'.L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4" draw:style-name="gr1" draw:text-style-name="P1" svg:width="16.918cm" svg:height="8.581cm" svg:x="4.054cm" svg:y="20.778cm">
            <draw:object draw:notify-on-update-of-ranges="'Desvio Padrão dos Meses'.C33:'Desvio Padrão dos Meses'.C37 'Desvio Padrão dos Meses'.D33:'Desvio Padrão dos Meses'.D37 'Desvio Padrão dos Meses'.E33:'Desvio Padrão dos Meses'.E37 'Desvio Padrão dos Meses'.F33:'Desvio Padrão dos Meses'.F3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" draw:text-style-name="P1" svg:width="16.373cm" svg:height="8.305cm" svg:x="22.645cm" svg:y="20.887cm">
            <draw:object draw:notify-on-update-of-ranges="'Desvio Padrão dos Meses'.J33:'Desvio Padrão dos Meses'.J37 'Desvio Padrão dos Meses'.K33:'Desvio Padrão dos Meses'.K37 'Desvio Padrão dos Meses'.L33:'Desvio Padrão dos Meses'.L37 'Desvio Padrão dos Meses'.M33:'Desvio Padrão dos Meses'.M37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16.772cm" svg:height="9.161cm" svg:x="4.016cm" svg:y="30.617cm">
            <draw:object draw:notify-on-update-of-ranges="'Q1 dos Meses'.B32:'Q1 dos Meses'.B36 'Q1 dos Meses'.C31:'Q1 dos Meses'.C31 'Q1 dos Meses'.C32:'Q1 dos Meses'.C36 'Q1 dos Meses'.D31:'Q1 dos Meses'.D31 'Q1 dos Meses'.D32:'Q1 dos Meses'.D36 'Q1 dos Meses'.E31:'Q1 dos Meses'.E31 'Q1 dos Meses'.E32:'Q1 dos Meses'.E36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7" draw:style-name="gr1" draw:text-style-name="P1" svg:width="16.847cm" svg:height="9.202cm" svg:x="22.585cm" svg:y="30.575cm">
            <draw:object draw:notify-on-update-of-ranges="'Q1 dos Meses'.J32:'Q1 dos Meses'.J36 'Q1 dos Meses'.K31:'Q1 dos Meses'.K31 'Q1 dos Meses'.K32:'Q1 dos Meses'.K36 'Q1 dos Meses'.L31:'Q1 dos Meses'.L31 'Q1 dos Meses'.L32:'Q1 dos Meses'.L36 'Q1 dos Meses'.M31:'Q1 dos Meses'.M31 'Q1 dos Meses'.M32:'Q1 dos Meses'.M3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8" draw:style-name="gr1" draw:text-style-name="P1" svg:width="17.251cm" svg:height="9.703cm" svg:x="3.66cm" svg:y="40.623cm">
            <draw:object draw:notify-on-update-of-ranges="'Variância do Meses'.B34:'Variância do Meses'.B38 'Variância do Meses'.C33:'Variância do Meses'.C33 'Variância do Meses'.C34:'Variância do Meses'.C38 'Variância do Meses'.D33:'Variância do Meses'.D33 'Variância do Meses'.D34:'Variância do Meses'.D38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16.885cm" svg:height="9.497cm" svg:x="22.391cm" svg:y="40.611cm">
            <draw:object draw:notify-on-update-of-ranges="'Variância do Meses'.I33:'Variância do Meses'.I37 'Variância do Meses'.J32:'Variância do Meses'.J32 'Variância do Meses'.J33:'Variância do Meses'.J37 'Variância do Meses'.K32:'Variância do Meses'.K32 'Variância do Meses'.K33:'Variância do Meses'.K37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0" draw:style-name="gr1" draw:text-style-name="P1" svg:width="17.226cm" svg:height="9.689cm" svg:x="3.77cm" svg:y="51.218cm">
            <draw:object draw:notify-on-update-of-ranges="'Soma das Amplitudes'.C2:'Soma das Amplitudes'.C6 'Soma das Amplitudes'.D2:'Soma das Amplitudes'.D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1" draw:style-name="gr1" draw:text-style-name="P1" svg:width="16.715cm" svg:height="9.402cm" svg:x="22.435cm" svg:y="51.287cm">
            <draw:object draw:notify-on-update-of-ranges="'Soma das Amplitudes'.J2:'Soma das Amplitudes'.J6 'Soma das Amplitudes'.K2:'Soma das Amplitudes'.K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Base de Dados'.K9:'Base de Dados'.K1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07:58:10.5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3T20:42:57.745000000</meta:creation-date>
    <dc:date>2023-03-04T10:49:25.290000000</dc:date>
    <meta:editing-duration>PT54M9S</meta:editing-duration>
    <meta:editing-cycles>5</meta:editing-cycles>
    <meta:generator>LibreOffice/6.4.4.2$Windows_X86_64 LibreOffice_project/3d775be2011f3886db32dfd395a6a6d1ca2630ff</meta:generator>
    <meta:document-statistic meta:table-count="10" meta:cell-count="9227" meta:object-count="3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74cm" svg:height="7.579cm" xlink:href=".." xlink:type="simple" chart:class="chart:line" chart:style-name="ch1">
        <chart:title svg:x="0.291cm" svg:y="0.286cm" chart:style-name="ch2">
          <text:p>Maiores e Menores Amplitudes de Preço nos Últimos 5 Janeiros no Dólar Futuro</text:p>
        </chart:title>
        <chart:plot-area chart:style-name="ch3" table:cell-range-address="'Maiores e Menores Amplitudes'.C2:'Maiores e Menores Amplitudes'.G4" chart:data-source-has-labels="row" svg:x="1.28cm" svg:y="1.72cm" svg:width="11.925cm" svg:height="4.727cm">
          <chartooo:coordinate-region svg:x="2.087cm" svg:y="1.92cm" svg:width="10.747cm" svg:height="3.88cm"/>
          <chart:axis chart:dimension="x" chart:name="primary-x" chart:style-name="ch4" chartooo:axis-type="auto">
            <chartooo:date-scale/>
            <chart:title svg:x="6.113cm" svg:y="6.598cm" chart:style-name="ch5">
              <text:p>Últimos 5 anos</text:p>
            </chart:title>
            <chart:categories table:cell-range-address="'Maiores e Menores Amplitudes'.C2:'Maiores e Menores Amplitudes'.G2"/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Pontos</text:p>
            </chart:title>
            <chart:grid chart:style-name="ch6" chart:class="major"/>
          </chart:axis>
          <chart:series chart:style-name="ch8" chart:values-cell-range-address="'Maiores e Menores Amplitudes'.C3:'Maiores e Menores Amplitudes'.G3" chart:class="chart:line">
            <chart:data-point chart:repeated="5"/>
          </chart:series>
          <chart:series chart:style-name="ch9" chart:values-cell-range-address="'Maiores e Menores Amplitudes'.C4:'Maiores e Menores Amplitudes'.G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Maiores e Menores Amplitudes'.C2:'Maiores e Menores Amplitudes'.G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32.25">
                <text:p>32.25</text:p>
                <draw:g>
                  <svg:desc>'Maiores e Menores Amplitudes'.C3:'Maiores e Menores Amplitudes'.G3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76.3500000000004">
                <text:p>76.3500000000004</text:p>
              </table:table-cell>
              <table:table-cell office:value-type="float" office:value="50.46">
                <text:p>50.46</text:p>
              </table:table-cell>
              <table:table-cell office:value-type="float" office:value="51.5300000000007">
                <text:p>51.5300000000007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138.780000000001">
                <text:p>138.780000000001</text:p>
                <draw:g>
                  <svg:desc>'Maiores e Menores Amplitudes'.C4:'Maiores e Menores Amplitudes'.G4</svg:desc>
                </draw:g>
              </table:table-cell>
              <table:table-cell office:value-type="float" office:value="67.8499999999995">
                <text:p>67.8499999999995</text:p>
              </table:table-cell>
              <table:table-cell office:value-type="float" office:value="209.95">
                <text:p>209.95</text:p>
              </table:table-cell>
              <table:table-cell office:value-type="float" office:value="147.5">
                <text:p>147.5</text:p>
              </table:table-cell>
              <table:table-cell office:value-type="float" office:value="152.58">
                <text:p>15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55cm" svg:height="9.481cm" xlink:href=".." xlink:type="simple" chart:class="chart:line" chart:style-name="ch1">
        <chart:title svg:x="0.155cm" svg:y="0.325cm" chart:style-name="ch2">
          <text:p>Terceiros Quartis de Amplitude de Preço dos Últimos 5 Fevereiros no Dólar Futuro</text:p>
        </chart:title>
        <chart:plot-area chart:style-name="ch3" table:cell-range-address="'Q3 dos Meses'.J2:'Q3 dos Meses'.K6" chart:data-source-has-labels="column" svg:x="1.348cm" svg:y="1.293cm" svg:width="15.17cm" svg:height="7.018cm">
          <chartooo:coordinate-region svg:x="2.446cm" svg:y="1.493cm" svg:width="13.515cm" svg:height="6.171cm"/>
          <chart:axis chart:dimension="x" chart:name="primary-x" chart:style-name="ch4" chartooo:axis-type="auto">
            <chartooo:date-scale/>
            <chart:title svg:x="7.791cm" svg:y="8.5cm" chart:style-name="ch5">
              <text:p>Últimos 5 Anos</text:p>
            </chart:title>
            <chart:categories table:cell-range-address="'Q3 dos Meses'.J2:'Q3 dos Meses'.J6"/>
            <chart:grid chart:style-name="ch6" chart:class="major"/>
          </chart:axis>
          <chart:axis chart:dimension="y" chart:name="primary-y" chart:style-name="ch7">
            <chart:title svg:x="0.451cm" svg:y="5.362cm" chart:style-name="ch8">
              <text:p>Pontos</text:p>
            </chart:title>
            <chart:grid chart:style-name="ch6" chart:class="major"/>
          </chart:axis>
          <chart:series chart:style-name="ch9" chart:values-cell-range-address="'Q3 dos Meses'.K2:'Q3 dos Meses'.K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3 dos Meses'.J2:'Q3 dos Meses'.J6</svg:desc>
                </draw:g>
              </table:table-cell>
              <table:table-cell office:value-type="float" office:value="57.0724999999998">
                <text:p>57.0724999999998</text:p>
                <draw:g>
                  <svg:desc>'Q3 dos Meses'.K2:'Q3 dos Meses'.K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5.5550000000001">
                <text:p>55.55500000000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18.48">
                <text:p>118.4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6.7449999999999">
                <text:p>86.744999999999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00.809999999999">
                <text:p>100.80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08cm" svg:y="0.316cm" chart:style-name="ch2">
          <text:p>Variância das Amplitudes de Preço dos Últimos 5 Janeiros no Dólar Futuro</text:p>
        </chart:title>
        <chart:plot-area chart:style-name="ch3" table:cell-range-address="'Variância do Meses'.C3:'Variância do Meses'.D7" chart:data-source-has-labels="column" svg:x="1.331cm" svg:y="1.275cm" svg:width="14.349cm" svg:height="6.564cm">
          <chartooo:coordinate-region svg:x="2.905cm" svg:y="1.474cm" svg:width="12.403cm" svg:height="5.718cm"/>
          <chart:axis chart:dimension="x" chart:name="primary-x" chart:style-name="ch4" chartooo:axis-type="auto">
            <chartooo:date-scale/>
            <chart:title svg:x="7.376cm" svg:y="8.019cm" chart:style-name="ch5">
              <text:p>Últimos 5 anos</text:p>
            </chart:title>
            <chart:categories table:cell-range-address="'Variância do Meses'.C3:'Variância do Meses'.C7"/>
            <chart:grid chart:style-name="ch6" chart:class="major"/>
          </chart:axis>
          <chart:axis chart:dimension="y" chart:name="primary-y" chart:style-name="ch7">
            <chart:title svg:x="0.451cm" svg:y="5.117cm" chart:style-name="ch8">
              <text:p>Pontos</text:p>
            </chart:title>
            <chart:grid chart:style-name="ch6" chart:class="major"/>
          </chart:axis>
          <chart:series chart:style-name="ch9" chart:values-cell-range-address="'Variância do Meses'.D3:'Variância do Meses'.D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C3:'Variância do Meses'.C7</svg:desc>
                </draw:g>
              </table:table-cell>
              <table:table-cell office:value-type="float" office:value="537.517599350658">
                <text:p>537.517599350658</text:p>
                <draw:g>
                  <svg:desc>'Variância do Meses'.D3:'Variância do Meses'.D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2.4668357142865">
                <text:p>82.466835714286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84.63812">
                <text:p>1984.638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77.627993333336">
                <text:p>677.62799333333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10.812494372297">
                <text:p>810.81249437229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297cm" svg:y="0.316cm" chart:style-name="ch2">
          <text:p>Variância das Amplitudes de Preço dos Últimos 5 Fevereiros no Dólar Futuro</text:p>
        </chart:title>
        <chart:plot-area chart:style-name="ch3" table:cell-range-address="'Variância do Meses'.J3:'Variância do Meses'.K7" chart:data-source-has-labels="column" svg:x="1.331cm" svg:y="1.275cm" svg:width="14.349cm" svg:height="6.564cm">
          <chartooo:coordinate-region svg:x="2.614cm" svg:y="1.474cm" svg:width="12.694cm" svg:height="5.718cm"/>
          <chart:axis chart:dimension="x" chart:name="primary-x" chart:style-name="ch4" chartooo:axis-type="auto">
            <chartooo:date-scale/>
            <chart:title svg:x="7.376cm" svg:y="8.019cm" chart:style-name="ch5">
              <text:p>Últimos 5 anos</text:p>
            </chart:title>
            <chart:categories table:cell-range-address="'Variância do Meses'.J3:'Variância do Meses'.J7"/>
            <chart:grid chart:style-name="ch6" chart:class="major"/>
          </chart:axis>
          <chart:axis chart:dimension="y" chart:name="primary-y" chart:style-name="ch7">
            <chart:title svg:x="0.451cm" svg:y="5.117cm" chart:style-name="ch8">
              <text:p>Pontos</text:p>
            </chart:title>
            <chart:grid chart:style-name="ch6" chart:class="major"/>
          </chart:axis>
          <chart:series chart:style-name="ch9" chart:values-cell-range-address="'Variância do Meses'.K3:'Variância do Meses'.K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J3:'Variância do Meses'.J7</svg:desc>
                </draw:g>
              </table:table-cell>
              <table:table-cell office:value-type="float" office:value="267.476525000001">
                <text:p>267.476525000001</text:p>
                <draw:g>
                  <svg:desc>'Variância do Meses'.K3:'Variância do Meses'.K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8.320026143788">
                <text:p>328.32002614378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856.070881617654">
                <text:p>856.07088161765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524.226137426907">
                <text:p>524.22613742690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504.548731045748">
                <text:p>504.5487310457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47cm" svg:height="9.533cm" xlink:href=".." xlink:type="simple" chart:class="chart:line" chart:style-name="ch1">
        <chart:title svg:x="0.201cm" svg:y="0.326cm" chart:style-name="ch2">
          <text:p>Desvios-Padrão das Amplitudes de Preços dos Últimos 5 Janeiros no Dólar Futuro</text:p>
        </chart:title>
        <chart:plot-area chart:style-name="ch3" table:cell-range-address="'Desvio Padrão dos Meses'.C3:'Desvio Padrão dos Meses'.D7" chart:data-source-has-labels="column" svg:x="1.349cm" svg:y="1.295cm" svg:width="15.26cm" svg:height="7.067cm">
          <chartooo:coordinate-region svg:x="2.447cm" svg:y="1.494cm" svg:width="13.791cm" svg:height="6.221cm"/>
          <chart:axis chart:dimension="x" chart:name="primary-x" chart:style-name="ch4" chartooo:axis-type="auto">
            <chartooo:date-scale/>
            <chart:title svg:x="7.85cm" svg:y="8.552cm" chart:style-name="ch5">
              <text:p>Últimos 5 anos</text:p>
            </chart:title>
            <chart:categories table:cell-range-address="'Desvio Padrão dos Meses'.C3:'Desvio Padrão dos Meses'.C7"/>
            <chart:grid chart:style-name="ch6" chart:class="major"/>
          </chart:axis>
          <chart:axis chart:dimension="y" chart:name="primary-y" chart:style-name="ch7">
            <chart:title svg:x="0.451cm" svg:y="5.388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D3:'Desvio Padrão dos Meses'.D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C3:'Desvio Padrão dos Meses'.C7</svg:desc>
                </draw:g>
              </table:table-cell>
              <table:table-cell office:value-type="float" office:value="23.18442579299">
                <text:p>23.18442579299</text:p>
                <draw:g>
                  <svg:desc>'Desvio Padrão dos Meses'.D3:'Desvio Padrão dos Meses'.D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.08112524494">
                <text:p>9.0811252449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4.5492774352178">
                <text:p>44.549277435217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6.0312887374662">
                <text:p>26.0312887374662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8.4747694349278">
                <text:p>28.47476943492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71cm" svg:height="9.659cm" xlink:href=".." xlink:type="simple" chart:class="chart:line" chart:style-name="ch1">
        <chart:title svg:x="0.062cm" svg:y="0.329cm" chart:style-name="ch2">
          <text:p>Desvios_Padrão das Amplitudes de Preços dos Últimos 5 Fevereiros no Dólar Futuro</text:p>
        </chart:title>
        <chart:plot-area chart:style-name="ch3" table:cell-range-address="'Desvio Padrão dos Meses'.J3:'Desvio Padrão dos Meses'.K7" chart:data-source-has-labels="column" svg:x="1.354cm" svg:y="1.301cm" svg:width="15.474cm" svg:height="7.184cm">
          <chartooo:coordinate-region svg:x="2.452cm" svg:y="1.5cm" svg:width="14.004cm" svg:height="6.338cm"/>
          <chart:axis chart:dimension="x" chart:name="primary-x" chart:style-name="ch4" chartooo:axis-type="auto">
            <chartooo:date-scale/>
            <chart:title svg:x="7.949cm" svg:y="8.678cm" chart:style-name="ch5">
              <text:p>Últimos 5 Anos</text:p>
            </chart:title>
            <chart:categories table:cell-range-address="'Desvio Padrão dos Meses'.J3:'Desvio Padrão dos Meses'.J7"/>
            <chart:grid chart:style-name="ch6" chart:class="major"/>
          </chart:axis>
          <chart:axis chart:dimension="y" chart:name="primary-y" chart:style-name="ch7">
            <chart:title svg:x="0.451cm" svg:y="5.453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K3:'Desvio Padrão dos Meses'.K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J3:'Desvio Padrão dos Meses'.J7</svg:desc>
                </draw:g>
              </table:table-cell>
              <table:table-cell office:value-type="float" office:value="16.3547095663604">
                <text:p>16.3547095663604</text:p>
                <draw:g>
                  <svg:desc>'Desvio Padrão dos Meses'.K3:'Desvio Padrão dos Meses'.K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8.1196033660726">
                <text:p>18.119603366072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.258688993488">
                <text:p>29.25868899348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2.8959851814004">
                <text:p>22.895985181400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2.4621622077161">
                <text:p>22.46216220771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95cm" svg:height="9.391cm" xlink:href=".." xlink:type="simple" chart:class="chart:bar" chart:style-name="ch1">
        <chart:title svg:x="0.697cm" svg:y="0.323cm" chart:style-name="ch2">
          <text:p>Somatório das Ampliturdes de Preço dos Últimos 5 Janeiros no Dólar Futuro</text:p>
        </chart:title>
        <chart:plot-area chart:style-name="ch3" table:cell-range-address="'Soma das Amplitudes'.C2:'Soma das Amplitudes'.D6" chart:data-source-has-labels="column" svg:x="1.344cm" svg:y="1.289cm" svg:width="15.018cm" svg:height="6.934cm">
          <chartooo:coordinate-region svg:x="2.336cm" svg:y="1.488cm" svg:width="14.026cm" svg:height="6.088cm"/>
          <chart:axis chart:dimension="x" chart:name="primary-x" chart:style-name="ch4" chartooo:axis-type="auto">
            <chartooo:date-scale/>
            <chart:title svg:x="7.724cm" svg:y="8.41cm" chart:style-name="ch5">
              <text:p>Últimos 5 anos</text:p>
            </chart:title>
            <chart:categories table:cell-range-address="'Soma das Amplitudes'.C2:'Soma das Amplitudes'.C6"/>
            <chart:grid chart:style-name="ch6" chart:class="major"/>
          </chart:axis>
          <chart:axis chart:dimension="y" chart:name="primary-y" chart:style-name="ch7">
            <chart:title svg:x="0.451cm" svg:y="5.316cm" chart:style-name="ch8">
              <text:p>Pontos</text:p>
            </chart:title>
            <chart:grid chart:style-name="ch6" chart:class="major"/>
          </chart:axis>
          <chart:series chart:style-name="ch9" chart:values-cell-range-address="'Soma das Amplitudes'.D2:'Soma das Amplitudes'.D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Soma das Amplitudes'.C2:'Soma das Amplitudes'.C6</svg:desc>
                </draw:g>
              </table:table-cell>
              <table:table-cell office:value-type="float" office:value="1372.85">
                <text:p>1372.85</text:p>
                <draw:g>
                  <svg:desc>'Soma das Amplitudes'.D2:'Soma das Amplitudes'.D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58.65">
                <text:p>958.6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529.12">
                <text:p>2529.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856.75">
                <text:p>1856.7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828.62">
                <text:p>1828.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38cm" svg:height="9.753cm" xlink:href=".." xlink:type="simple" chart:class="chart:bar" chart:style-name="ch1">
        <chart:title svg:x="0.886cm" svg:y="0.331cm" chart:style-name="ch2">
          <text:p>Somatório das Amplitudes de Preço dos Últimos 5 Fevereiros no Dólar Futuro</text:p>
        </chart:title>
        <chart:plot-area chart:style-name="ch3" table:cell-range-address="'Soma das Amplitudes'.J2:'Soma das Amplitudes'.K6" chart:data-source-has-labels="column" svg:x="1.357cm" svg:y="1.305cm" svg:width="15.635cm" svg:height="7.272cm">
          <chartooo:coordinate-region svg:x="2.349cm" svg:y="1.504cm" svg:width="14.643cm" svg:height="6.426cm"/>
          <chart:axis chart:dimension="x" chart:name="primary-x" chart:style-name="ch4" chartooo:axis-type="auto">
            <chartooo:date-scale/>
            <chart:title svg:x="8.045cm" svg:y="8.772cm" chart:style-name="ch5">
              <text:p>Últimos 5 anos</text:p>
            </chart:title>
            <chart:categories table:cell-range-address="'Soma das Amplitudes'.J2:'Soma das Amplitudes'.J6"/>
            <chart:grid chart:style-name="ch6" chart:class="major"/>
          </chart:axis>
          <chart:axis chart:dimension="y" chart:name="primary-y" chart:style-name="ch7">
            <chart:title svg:x="0.451cm" svg:y="5.501cm" chart:style-name="ch8">
              <text:p>Pontos</text:p>
            </chart:title>
            <chart:grid chart:style-name="ch6" chart:class="major"/>
          </chart:axis>
          <chart:series chart:style-name="ch9" chart:values-cell-range-address="'Soma das Amplitudes'.K2:'Soma das Amplitudes'.K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Soma das Amplitudes'.J2:'Soma das Amplitudes'.J6</svg:desc>
                </draw:g>
              </table:table-cell>
              <table:table-cell office:value-type="float" office:value="979.249999999998">
                <text:p>979.249999999998</text:p>
                <draw:g>
                  <svg:desc>'Soma das Amplitudes'.K2:'Soma das Amplitudes'.K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76.88">
                <text:p>876.8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728.43">
                <text:p>1728.4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448.09">
                <text:p>1448.0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443.13">
                <text:p>1443.1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83cm" svg:height="9.159cm" xlink:href=".." xlink:type="simple" chart:class="chart:line" chart:style-name="ch1">
        <chart:title svg:x="0.094cm" svg:y="0.319cm" chart:style-name="ch2">
          <text:p>Maiores e Menores Amplitudes de Preço nos Últimos 5 Janeiros no Dólar Futuro</text:p>
        </chart:title>
        <chart:plot-area chart:style-name="ch3" table:cell-range-address="'Maiores e Menores Amplitudes'.C2:'Maiores e Menores Amplitudes'.G4" chart:data-source-has-labels="row" svg:x="1.336cm" svg:y="1.281cm" svg:width="14.622cm" svg:height="6.714cm">
          <chartooo:coordinate-region svg:x="2.143cm" svg:y="1.48cm" svg:width="13.443cm" svg:height="5.868cm"/>
          <chart:axis chart:dimension="x" chart:name="primary-x" chart:style-name="ch4" chartooo:axis-type="auto">
            <chartooo:date-scale/>
            <chart:title svg:x="7.518cm" svg:y="8.178cm" chart:style-name="ch5">
              <text:p>Últimos 5 anos</text:p>
            </chart:title>
            <chart:categories table:cell-range-address="'Maiores e Menores Amplitudes'.C2:'Maiores e Menores Amplitudes'.G2"/>
            <chart:grid chart:style-name="ch6" chart:class="major"/>
          </chart:axis>
          <chart:axis chart:dimension="y" chart:name="primary-y" chart:style-name="ch4">
            <chart:title svg:x="0.451cm" svg:y="5.198cm" chart:style-name="ch7">
              <text:p>Pontos</text:p>
            </chart:title>
            <chart:grid chart:style-name="ch6" chart:class="major"/>
          </chart:axis>
          <chart:series chart:style-name="ch8" chart:values-cell-range-address="'Maiores e Menores Amplitudes'.C3:'Maiores e Menores Amplitudes'.G3" chart:class="chart:line">
            <chart:data-point chart:repeated="5"/>
          </chart:series>
          <chart:series chart:style-name="ch9" chart:values-cell-range-address="'Maiores e Menores Amplitudes'.C4:'Maiores e Menores Amplitudes'.G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Maiores e Menores Amplitudes'.C2:'Maiores e Menores Amplitudes'.G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32.25">
                <text:p>32.25</text:p>
                <draw:g>
                  <svg:desc>'Maiores e Menores Amplitudes'.C3:'Maiores e Menores Amplitudes'.G3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76.3500000000004">
                <text:p>76.3500000000004</text:p>
              </table:table-cell>
              <table:table-cell office:value-type="float" office:value="50.46">
                <text:p>50.46</text:p>
              </table:table-cell>
              <table:table-cell office:value-type="float" office:value="51.5300000000007">
                <text:p>51.5300000000007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138.780000000001">
                <text:p>138.780000000001</text:p>
                <draw:g>
                  <svg:desc>'Maiores e Menores Amplitudes'.C4:'Maiores e Menores Amplitudes'.G4</svg:desc>
                </draw:g>
              </table:table-cell>
              <table:table-cell office:value-type="float" office:value="67.8499999999995">
                <text:p>67.8499999999995</text:p>
              </table:table-cell>
              <table:table-cell office:value-type="float" office:value="209.95">
                <text:p>209.95</text:p>
              </table:table-cell>
              <table:table-cell office:value-type="float" office:value="147.5">
                <text:p>147.5</text:p>
              </table:table-cell>
              <table:table-cell office:value-type="float" office:value="152.58">
                <text:p>152.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67cm" svg:height="9.432cm" xlink:href=".." xlink:type="simple" chart:class="chart:line" chart:style-name="ch1">
        <chart:title svg:x="0.124cm" svg:y="0.324cm" chart:style-name="ch2">
          <text:p>Maiores e Menores Amplitudes de Preço nos Últimos 5 Fevereiros no Dólar Futuro</text:p>
        </chart:title>
        <chart:plot-area chart:style-name="ch3" table:cell-range-address="'Maiores e Menores Amplitudes'.J2:'Maiores e Menores Amplitudes'.N4" chart:data-source-has-labels="row" svg:x="1.346cm" svg:y="1.291cm" svg:width="15.086cm" svg:height="6.972cm">
          <chartooo:coordinate-region svg:x="1.967cm" svg:y="1.49cm" svg:width="13.908cm" svg:height="6.126cm"/>
          <chart:axis chart:dimension="x" chart:name="primary-x" chart:style-name="ch4" chartooo:axis-type="auto">
            <chartooo:date-scale/>
            <chart:title svg:x="7.76cm" svg:y="8.451cm" chart:style-name="ch5">
              <text:p>Últimos 5 anos</text:p>
            </chart:title>
            <chart:categories table:cell-range-address="'Maiores e Menores Amplitudes'.J2:'Maiores e Menores Amplitudes'.N2"/>
            <chart:grid chart:style-name="ch6" chart:class="major"/>
          </chart:axis>
          <chart:axis chart:dimension="y" chart:name="primary-y" chart:style-name="ch4">
            <chart:title svg:x="0.451cm" svg:y="5.337cm" chart:style-name="ch7">
              <text:p>Pontos</text:p>
            </chart:title>
            <chart:grid chart:style-name="ch6" chart:class="major"/>
          </chart:axis>
          <chart:series chart:style-name="ch8" chart:values-cell-range-address="'Maiores e Menores Amplitudes'.J3:'Maiores e Menores Amplitudes'.N3" chart:class="chart:line">
            <chart:data-point chart:repeated="5"/>
          </chart:series>
          <chart:series chart:style-name="ch9" chart:values-cell-range-address="'Maiores e Menores Amplitudes'.J4:'Maiores e Menores Amplitudes'.N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Maiores e Menores Amplitudes'.J2:'Maiores e Menores Amplitudes'.N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27.9300000000003">
                <text:p>27.9300000000003</text:p>
                <draw:g>
                  <svg:desc>'Maiores e Menores Amplitudes'.J3:'Maiores e Menores Amplitudes'.N3</svg:desc>
                </draw:g>
              </table:table-cell>
              <table:table-cell office:value-type="float" office:value="20.4499999999998">
                <text:p>20.4499999999998</text:p>
              </table:table-cell>
              <table:table-cell office:value-type="float" office:value="49.71">
                <text:p>49.71</text:p>
              </table:table-cell>
              <table:table-cell office:value-type="float" office:value="41.8600000000006">
                <text:p>41.8600000000006</text:p>
              </table:table-cell>
              <table:table-cell office:value-type="float" office:value="42.2300000000005">
                <text:p>42.2300000000005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98.3600000000006">
                <text:p>98.3600000000006</text:p>
                <draw:g>
                  <svg:desc>'Maiores e Menores Amplitudes'.J4:'Maiores e Menores Amplitudes'.N4</svg:desc>
                </draw:g>
              </table:table-cell>
              <table:table-cell office:value-type="float" office:value="90.5699999999997">
                <text:p>90.5699999999997</text:p>
              </table:table-cell>
              <table:table-cell office:value-type="float" office:value="150.63">
                <text:p>150.63</text:p>
              </table:table-cell>
              <table:table-cell office:value-type="float" office:value="142.650000000001">
                <text:p>142.650000000001</text:p>
              </table:table-cell>
              <table:table-cell office:value-type="float" office:value="121.17">
                <text:p>121.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68cm" xlink:href=".." xlink:type="simple" chart:class="chart:line" chart:style-name="ch1">
        <chart:title svg:x="0.835cm" svg:y="0.317cm" chart:style-name="ch2">
          <text:p>Médias de Amplitudes de Preço dos Últimos 5 Janeiros no Dólar Futuro</text:p>
        </chart:title>
        <chart:plot-area chart:style-name="ch3" table:cell-range-address="'Médias e Média das Médias'.C2:'Médias e Média das Médias'.D6" chart:data-source-has-labels="column" svg:x="1.33cm" svg:y="1.277cm" svg:width="14.344cm" svg:height="6.629cm">
          <chartooo:coordinate-region svg:x="2.428cm" svg:y="1.476cm" svg:width="12.689cm" svg:height="5.783cm"/>
          <chart:axis chart:dimension="x" chart:name="primary-x" chart:style-name="ch4" chartooo:axis-type="auto">
            <chartooo:date-scale/>
            <chart:title svg:x="7.373cm" svg:y="8.087cm" chart:style-name="ch5">
              <text:p>Últimos 5 anos</text:p>
            </chart:title>
            <chart:categories table:cell-range-address="'Médias e Média das Médias'.C2:'Médias e Média das Médias'.C6"/>
            <chart:grid chart:style-name="ch6" chart:class="major"/>
          </chart:axis>
          <chart:axis chart:dimension="y" chart:name="primary-y" chart:style-name="ch7">
            <chart:title svg:x="0.451cm" svg:y="5.151cm" chart:style-name="ch8">
              <text:p>Pontos</text:p>
            </chart:title>
            <chart:grid chart:style-name="ch6" chart:class="major"/>
          </chart:axis>
          <chart:series chart:style-name="ch9" chart:values-cell-range-address="'Médias e Média das Médias'.D2:'Médias e Média das Médias'.D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édias e Média das Médias'.C2:'Médias e Média das Médias'.C6</svg:desc>
                </draw:g>
              </table:table-cell>
              <table:table-cell office:value-type="float" office:value="62.4022727272728">
                <text:p>62.4022727272728</text:p>
                <draw:g>
                  <svg:desc>'Médias e Média das Médias'.D2:'Médias e Média das Médias'.D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3.575">
                <text:p>43.57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26.456">
                <text:p>126.45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8.4166666666666">
                <text:p>88.416666666666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3.1190909090909">
                <text:p>83.119090909090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158466" draw:fill-color="#1584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12cm" svg:height="7.601cm" xlink:href=".." xlink:type="simple" chart:class="chart:line" chart:style-name="ch1">
        <chart:title svg:x="0.098cm" svg:y="0.287cm" chart:style-name="ch2">
          <text:p>Maiores e Menores Amplitudes de Preço nos Últimos 5 Fevereiros no Dólar Futuro</text:p>
        </chart:title>
        <chart:plot-area chart:style-name="ch3" table:cell-range-address="'Maiores e Menores Amplitudes'.J2:'Maiores e Menores Amplitudes'.N4" chart:data-source-has-labels="row" svg:x="1.281cm" svg:y="1.722cm" svg:width="11.961cm" svg:height="4.746cm">
          <chartooo:coordinate-region svg:x="1.902cm" svg:y="1.921cm" svg:width="10.783cm" svg:height="3.9cm"/>
          <chart:axis chart:dimension="x" chart:name="primary-x" chart:style-name="ch4" chartooo:axis-type="auto">
            <chartooo:date-scale/>
            <chart:title svg:x="6.132cm" svg:y="6.62cm" chart:style-name="ch5">
              <text:p>Últimos 5 anos</text:p>
            </chart:title>
            <chart:categories table:cell-range-address="'Maiores e Menores Amplitudes'.J2:'Maiores e Menores Amplitudes'.N2"/>
            <chart:grid chart:style-name="ch6" chart:class="major"/>
          </chart:axis>
          <chart:axis chart:dimension="y" chart:name="primary-y" chart:style-name="ch4">
            <chart:title svg:x="0.451cm" svg:y="4.655cm" chart:style-name="ch7">
              <text:p>Pontos</text:p>
            </chart:title>
            <chart:grid chart:style-name="ch6" chart:class="major"/>
          </chart:axis>
          <chart:series chart:style-name="ch8" chart:values-cell-range-address="'Maiores e Menores Amplitudes'.J3:'Maiores e Menores Amplitudes'.N3" chart:class="chart:line">
            <chart:data-point chart:repeated="5"/>
          </chart:series>
          <chart:series chart:style-name="ch9" chart:values-cell-range-address="'Maiores e Menores Amplitudes'.J4:'Maiores e Menores Amplitudes'.N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Maiores e Menores Amplitudes'.J2:'Maiores e Menores Amplitudes'.N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27.9300000000003">
                <text:p>27.9300000000003</text:p>
                <draw:g>
                  <svg:desc>'Maiores e Menores Amplitudes'.J3:'Maiores e Menores Amplitudes'.N3</svg:desc>
                </draw:g>
              </table:table-cell>
              <table:table-cell office:value-type="float" office:value="20.4499999999998">
                <text:p>20.4499999999998</text:p>
              </table:table-cell>
              <table:table-cell office:value-type="float" office:value="49.71">
                <text:p>49.71</text:p>
              </table:table-cell>
              <table:table-cell office:value-type="float" office:value="41.8600000000006">
                <text:p>41.8600000000006</text:p>
              </table:table-cell>
              <table:table-cell office:value-type="float" office:value="42.2300000000005">
                <text:p>42.2300000000005</text:p>
              </table:table-cell>
            </table:table-row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98.3600000000006">
                <text:p>98.3600000000006</text:p>
                <draw:g>
                  <svg:desc>'Maiores e Menores Amplitudes'.J4:'Maiores e Menores Amplitudes'.N4</svg:desc>
                </draw:g>
              </table:table-cell>
              <table:table-cell office:value-type="float" office:value="90.5699999999997">
                <text:p>90.5699999999997</text:p>
              </table:table-cell>
              <table:table-cell office:value-type="float" office:value="150.63">
                <text:p>150.63</text:p>
              </table:table-cell>
              <table:table-cell office:value-type="float" office:value="142.650000000001">
                <text:p>142.650000000001</text:p>
              </table:table-cell>
              <table:table-cell office:value-type="float" office:value="121.17">
                <text:p>121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9cm" svg:height="9.162cm" xlink:href=".." xlink:type="simple" chart:class="chart:line" chart:style-name="ch1">
        <chart:title svg:x="0.541cm" svg:y="0.319cm" chart:style-name="ch2">
          <text:p>Médias de Amplitudes de Preço dos Últimos 5 Fevereiros no Dólar Futuro</text:p>
        </chart:title>
        <chart:plot-area chart:style-name="ch3" table:cell-range-address="'Médias e Média das Médias'.K2:'Médias e Média das Médias'.L6" chart:data-source-has-labels="column" svg:x="1.327cm" svg:y="1.281cm" svg:width="14.186cm" svg:height="6.717cm">
          <chartooo:coordinate-region svg:x="2.425cm" svg:y="1.48cm" svg:width="12.531cm" svg:height="5.871cm"/>
          <chart:axis chart:dimension="x" chart:name="primary-x" chart:style-name="ch4" chartooo:axis-type="auto">
            <chartooo:date-scale/>
            <chart:title svg:x="7.291cm" svg:y="8.181cm" chart:style-name="ch5">
              <text:p>Últimos 5 anos</text:p>
            </chart:title>
            <chart:categories table:cell-range-address="'Médias e Média das Médias'.K2:'Médias e Média das Médias'.K6"/>
            <chart:grid chart:style-name="ch6" chart:class="major"/>
          </chart:axis>
          <chart:axis chart:dimension="y" chart:name="primary-y" chart:style-name="ch7">
            <chart:title svg:x="0.451cm" svg:y="5.199cm" chart:style-name="ch8">
              <text:p>Pontos</text:p>
            </chart:title>
            <chart:grid chart:style-name="ch6" chart:class="major"/>
          </chart:axis>
          <chart:series chart:style-name="ch9" chart:values-cell-range-address="'Médias e Média das Médias'.L2:'Médias e Média das Médias'.L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édias e Média das Médias'.K2:'Médias e Média das Médias'.K6</svg:desc>
                </draw:g>
              </table:table-cell>
              <table:table-cell office:value-type="float" office:value="48.9624999999999">
                <text:p>48.9624999999999</text:p>
                <draw:g>
                  <svg:desc>'Médias e Média das Médias'.L2:'Médias e Média das Médias'.L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38cm" svg:height="9.415cm" xlink:href=".." xlink:type="simple" chart:class="chart:line" chart:style-name="ch1">
        <chart:title svg:x="1.182cm" svg:y="0.324cm" chart:style-name="ch2">
          <text:p>Médias dos Últimos 5 Janeiros com os Desvios-Padrão no Dólar Futuro</text:p>
        </chart:title>
        <chart:plot-area chart:style-name="ch3" table:cell-range-address="'Desvio Padrão dos Meses'.C33:'Desvio Padrão dos Meses'.F37" chart:data-source-has-labels="column" svg:x="1.345cm" svg:y="1.291cm" svg:width="15.059cm" svg:height="6.955cm">
          <chartooo:coordinate-region svg:x="2.549cm" svg:y="1.49cm" svg:width="13.404cm" svg:height="6.557cm"/>
          <chart:axis chart:dimension="x" chart:name="primary-x" chart:style-name="ch4" chartooo:axis-type="auto">
            <chartooo:date-scale/>
            <chart:title svg:x="7.732cm" svg:y="8.434cm" chart:style-name="ch5">
              <text:p>Últimos 5 Anos</text:p>
            </chart:title>
            <chart:categories table:cell-range-address="'Desvio Padrão dos Meses'.C33:'Desvio Padrão dos Meses'.C37"/>
            <chart:grid chart:style-name="ch6" chart:class="major"/>
          </chart:axis>
          <chart:axis chart:dimension="y" chart:name="primary-y" chart:style-name="ch7">
            <chart:title svg:x="0.451cm" svg:y="5.328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D33:'Desvio Padrão dos Meses'.D37" chart:class="chart:line">
            <chart:data-point chart:repeated="5"/>
          </chart:series>
          <chart:series chart:style-name="ch10" chart:values-cell-range-address="'Desvio Padrão dos Meses'.E33:'Desvio Padrão dos Meses'.E37" chart:class="chart:line">
            <chart:data-point chart:repeated="5"/>
          </chart:series>
          <chart:series chart:style-name="ch11" chart:values-cell-range-address="'Desvio Padrão dos Meses'.F33:'Desvio Padrão dos Meses'.F3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C33:'Desvio Padrão dos Meses'.C37</svg:desc>
                </draw:g>
              </table:table-cell>
              <table:table-cell office:value-type="float" office:value="23.18442579299">
                <text:p>23.18442579299</text:p>
                <draw:g>
                  <svg:desc>'Desvio Padrão dos Meses'.D33:'Desvio Padrão dos Meses'.D37</svg:desc>
                </draw:g>
              </table:table-cell>
              <table:table-cell office:value-type="float" office:value="85.5866985202628">
                <text:p>85.5866985202628</text:p>
                <draw:g>
                  <svg:desc>'Desvio Padrão dos Meses'.E33:'Desvio Padrão dos Meses'.E37</svg:desc>
                </draw:g>
              </table:table-cell>
              <table:table-cell office:value-type="float" office:value="-39.2178469342828">
                <text:p>-39.2178469342828</text:p>
                <draw:g>
                  <svg:desc>'Desvio Padrão dos Meses'.F33:'Desvio Padrão dos Meses'.F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.08112524494">
                <text:p>9.08112524494</text:p>
              </table:table-cell>
              <table:table-cell office:value-type="float" office:value="71.4833979722128">
                <text:p>71.4833979722128</text:p>
              </table:table-cell>
              <table:table-cell office:value-type="float" office:value="-53.3211474823328">
                <text:p>-53.321147482332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4.5492774352178">
                <text:p>44.5492774352178</text:p>
              </table:table-cell>
              <table:table-cell office:value-type="float" office:value="106.951550162491">
                <text:p>106.951550162491</text:p>
              </table:table-cell>
              <table:table-cell office:value-type="float" office:value="-17.852995292055">
                <text:p>-17.85299529205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6.0312887374662">
                <text:p>26.0312887374662</text:p>
              </table:table-cell>
              <table:table-cell office:value-type="float" office:value="88.433561464739">
                <text:p>88.433561464739</text:p>
              </table:table-cell>
              <table:table-cell office:value-type="float" office:value="-36.3709839898066">
                <text:p>-36.370983989806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8.4747694349278">
                <text:p>28.4747694349278</text:p>
              </table:table-cell>
              <table:table-cell office:value-type="float" office:value="90.8770421622006">
                <text:p>90.8770421622006</text:p>
              </table:table-cell>
              <table:table-cell office:value-type="float" office:value="-33.927503292345">
                <text:p>-33.92750329234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6cm" svg:height="9.555cm" xlink:href=".." xlink:type="simple" chart:class="chart:line" chart:style-name="ch1">
        <chart:title svg:x="1.292cm" svg:y="0.327cm" chart:style-name="ch2">
          <text:p>Médias dos Últimos 5 Feveiros com os Desvios-Padrão no Dólar Futuro</text:p>
        </chart:title>
        <chart:plot-area chart:style-name="ch3" table:cell-range-address="'Desvio Padrão dos Meses'.J33:'Desvio Padrão dos Meses'.M37" chart:data-source-has-labels="column" svg:x="1.35cm" svg:y="1.297cm" svg:width="15.297cm" svg:height="7.086cm">
          <chartooo:coordinate-region svg:x="2.448cm" svg:y="1.496cm" svg:width="13.642cm" svg:height="6.24cm"/>
          <chart:axis chart:dimension="x" chart:name="primary-x" chart:style-name="ch4" chartooo:axis-type="auto">
            <chartooo:date-scale/>
            <chart:title svg:x="7.856cm" svg:y="8.574cm" chart:style-name="ch5">
              <text:p>Últimos 5 Anos</text:p>
            </chart:title>
            <chart:categories table:cell-range-address="'Desvio Padrão dos Meses'.J33:'Desvio Padrão dos Meses'.J37"/>
            <chart:grid chart:style-name="ch6" chart:class="major"/>
          </chart:axis>
          <chart:axis chart:dimension="y" chart:name="primary-y" chart:style-name="ch7">
            <chart:title svg:x="0.451cm" svg:y="5.4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K33:'Desvio Padrão dos Meses'.K37" chart:class="chart:line">
            <chart:data-point chart:repeated="5"/>
          </chart:series>
          <chart:series chart:style-name="ch10" chart:values-cell-range-address="'Desvio Padrão dos Meses'.L33:'Desvio Padrão dos Meses'.L37" chart:class="chart:line">
            <chart:data-point chart:repeated="5"/>
          </chart:series>
          <chart:series chart:style-name="ch11" chart:values-cell-range-address="'Desvio Padrão dos Meses'.M33:'Desvio Padrão dos Meses'.M3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J33:'Desvio Padrão dos Meses'.J37</svg:desc>
                </draw:g>
              </table:table-cell>
              <table:table-cell office:value-type="float" office:value="48.9624999999999">
                <text:p>48.9624999999999</text:p>
                <draw:g>
                  <svg:desc>'Desvio Padrão dos Meses'.K33:'Desvio Padrão dos Meses'.K37</svg:desc>
                </draw:g>
              </table:table-cell>
              <table:table-cell office:value-type="float" office:value="65.3172095663603">
                <text:p>65.3172095663603</text:p>
                <draw:g>
                  <svg:desc>'Desvio Padrão dos Meses'.L33:'Desvio Padrão dos Meses'.L37</svg:desc>
                </draw:g>
              </table:table-cell>
              <table:table-cell office:value-type="float" office:value="32.6077904336395">
                <text:p>32.6077904336395</text:p>
                <draw:g>
                  <svg:desc>'Desvio Padrão dos Meses'.M33:'Desvio Padrão dos Meses'.M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  <table:table-cell office:value-type="float" office:value="65.070265121916">
                <text:p>65.070265121916</text:p>
              </table:table-cell>
              <table:table-cell office:value-type="float" office:value="32.3608459891952">
                <text:p>32.360845989195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  <table:table-cell office:value-type="float" office:value="118.027062507536">
                <text:p>118.027062507536</text:p>
              </table:table-cell>
              <table:table-cell office:value-type="float" office:value="85.3176433748156">
                <text:p>85.317643374815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  <table:table-cell office:value-type="float" office:value="92.5699727242551">
                <text:p>92.5699727242551</text:p>
              </table:table-cell>
              <table:table-cell office:value-type="float" office:value="59.8605535915343">
                <text:p>59.860553591534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  <table:table-cell office:value-type="float" office:value="96.5285984552493">
                <text:p>96.5285984552493</text:p>
              </table:table-cell>
              <table:table-cell office:value-type="float" office:value="63.8191793225285">
                <text:p>63.81917932252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19cm" svg:height="8.582cm" xlink:href=".." xlink:type="simple" chart:class="chart:line" chart:style-name="ch1">
        <chart:title svg:x="1.272cm" svg:y="0.307cm" chart:style-name="ch2">
          <text:p>Médias dos Últimos 5 Janeiros com os Desvios-Padrão no Dólar Futuro</text:p>
        </chart:title>
        <chart:plot-area chart:style-name="ch3" table:cell-range-address="'Desvio Padrão dos Meses'.C33:'Desvio Padrão dos Meses'.F37" chart:data-source-has-labels="column" svg:x="1.349cm" svg:y="1.257cm" svg:width="15.232cm" svg:height="6.173cm">
          <chartooo:coordinate-region svg:x="2.553cm" svg:y="1.433cm" svg:width="13.577cm" svg:height="5.775cm"/>
          <chart:axis chart:dimension="x" chart:name="primary-x" chart:style-name="ch4" chartooo:axis-type="auto">
            <chartooo:date-scale/>
            <chart:title svg:x="7.823cm" svg:y="7.601cm" chart:style-name="ch5">
              <text:p>Últimos 5 Anos</text:p>
            </chart:title>
            <chart:categories table:cell-range-address="'Desvio Padrão dos Meses'.C33:'Desvio Padrão dos Meses'.C37"/>
            <chart:grid chart:style-name="ch6" chart:class="major"/>
          </chart:axis>
          <chart:axis chart:dimension="y" chart:name="primary-y" chart:style-name="ch7">
            <chart:title svg:x="0.451cm" svg:y="4.903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D33:'Desvio Padrão dos Meses'.D37" chart:class="chart:line">
            <chart:data-point chart:repeated="5"/>
          </chart:series>
          <chart:series chart:style-name="ch10" chart:values-cell-range-address="'Desvio Padrão dos Meses'.E33:'Desvio Padrão dos Meses'.E37" chart:class="chart:line">
            <chart:data-point chart:repeated="5"/>
          </chart:series>
          <chart:series chart:style-name="ch11" chart:values-cell-range-address="'Desvio Padrão dos Meses'.F33:'Desvio Padrão dos Meses'.F3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C33:'Desvio Padrão dos Meses'.C37</svg:desc>
                </draw:g>
              </table:table-cell>
              <table:table-cell office:value-type="float" office:value="23.18442579299">
                <text:p>23.18442579299</text:p>
                <draw:g>
                  <svg:desc>'Desvio Padrão dos Meses'.D33:'Desvio Padrão dos Meses'.D37</svg:desc>
                </draw:g>
              </table:table-cell>
              <table:table-cell office:value-type="float" office:value="85.5866985202628">
                <text:p>85.5866985202628</text:p>
                <draw:g>
                  <svg:desc>'Desvio Padrão dos Meses'.E33:'Desvio Padrão dos Meses'.E37</svg:desc>
                </draw:g>
              </table:table-cell>
              <table:table-cell office:value-type="float" office:value="-39.2178469342828">
                <text:p>-39.2178469342828</text:p>
                <draw:g>
                  <svg:desc>'Desvio Padrão dos Meses'.F33:'Desvio Padrão dos Meses'.F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.08112524494">
                <text:p>9.08112524494</text:p>
              </table:table-cell>
              <table:table-cell office:value-type="float" office:value="71.4833979722128">
                <text:p>71.4833979722128</text:p>
              </table:table-cell>
              <table:table-cell office:value-type="float" office:value="-53.3211474823328">
                <text:p>-53.321147482332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4.5492774352178">
                <text:p>44.5492774352178</text:p>
              </table:table-cell>
              <table:table-cell office:value-type="float" office:value="106.951550162491">
                <text:p>106.951550162491</text:p>
              </table:table-cell>
              <table:table-cell office:value-type="float" office:value="-17.852995292055">
                <text:p>-17.85299529205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6.0312887374662">
                <text:p>26.0312887374662</text:p>
              </table:table-cell>
              <table:table-cell office:value-type="float" office:value="88.433561464739">
                <text:p>88.433561464739</text:p>
              </table:table-cell>
              <table:table-cell office:value-type="float" office:value="-36.3709839898066">
                <text:p>-36.370983989806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8.4747694349278">
                <text:p>28.4747694349278</text:p>
              </table:table-cell>
              <table:table-cell office:value-type="float" office:value="90.8770421622006">
                <text:p>90.8770421622006</text:p>
              </table:table-cell>
              <table:table-cell office:value-type="float" office:value="-33.927503292345">
                <text:p>-33.92750329234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8.306cm" xlink:href=".." xlink:type="simple" chart:class="chart:line" chart:style-name="ch1">
        <chart:title svg:x="0.986cm" svg:y="0.302cm" chart:style-name="ch2">
          <text:p>Médias dos Últimos 5 Feveiros com os Desvios-Padrão no Dólar Futuro</text:p>
        </chart:title>
        <chart:plot-area chart:style-name="ch3" table:cell-range-address="'Desvio Padrão dos Meses'.J33:'Desvio Padrão dos Meses'.M37" chart:data-source-has-labels="column" svg:x="1.338cm" svg:y="1.247cm" svg:width="14.709cm" svg:height="5.912cm">
          <chartooo:coordinate-region svg:x="2.436cm" svg:y="1.447cm" svg:width="13.054cm" svg:height="5.065cm"/>
          <chart:axis chart:dimension="x" chart:name="primary-x" chart:style-name="ch4" chartooo:axis-type="auto">
            <chartooo:date-scale/>
            <chart:title svg:x="7.55cm" svg:y="7.325cm" chart:style-name="ch5">
              <text:p>Últimos 5 Anos</text:p>
            </chart:title>
            <chart:categories table:cell-range-address="'Desvio Padrão dos Meses'.J33:'Desvio Padrão dos Meses'.J37"/>
            <chart:grid chart:style-name="ch6" chart:class="major"/>
          </chart:axis>
          <chart:axis chart:dimension="y" chart:name="primary-y" chart:style-name="ch7">
            <chart:title svg:x="0.451cm" svg:y="4.763cm" chart:style-name="ch8">
              <text:p>Pontos</text:p>
            </chart:title>
            <chart:grid chart:style-name="ch6" chart:class="major"/>
          </chart:axis>
          <chart:series chart:style-name="ch9" chart:values-cell-range-address="'Desvio Padrão dos Meses'.K33:'Desvio Padrão dos Meses'.K37" chart:class="chart:line">
            <chart:data-point chart:repeated="5"/>
          </chart:series>
          <chart:series chart:style-name="ch10" chart:values-cell-range-address="'Desvio Padrão dos Meses'.L33:'Desvio Padrão dos Meses'.L37" chart:class="chart:line">
            <chart:data-point chart:repeated="5"/>
          </chart:series>
          <chart:series chart:style-name="ch11" chart:values-cell-range-address="'Desvio Padrão dos Meses'.M33:'Desvio Padrão dos Meses'.M3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Desvio Padrão dos Meses'.J33:'Desvio Padrão dos Meses'.J37</svg:desc>
                </draw:g>
              </table:table-cell>
              <table:table-cell office:value-type="float" office:value="48.9624999999999">
                <text:p>48.9624999999999</text:p>
                <draw:g>
                  <svg:desc>'Desvio Padrão dos Meses'.K33:'Desvio Padrão dos Meses'.K37</svg:desc>
                </draw:g>
              </table:table-cell>
              <table:table-cell office:value-type="float" office:value="65.3172095663603">
                <text:p>65.3172095663603</text:p>
                <draw:g>
                  <svg:desc>'Desvio Padrão dos Meses'.L33:'Desvio Padrão dos Meses'.L37</svg:desc>
                </draw:g>
              </table:table-cell>
              <table:table-cell office:value-type="float" office:value="32.6077904336395">
                <text:p>32.6077904336395</text:p>
                <draw:g>
                  <svg:desc>'Desvio Padrão dos Meses'.M33:'Desvio Padrão dos Meses'.M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  <table:table-cell office:value-type="float" office:value="65.070265121916">
                <text:p>65.070265121916</text:p>
              </table:table-cell>
              <table:table-cell office:value-type="float" office:value="32.3608459891952">
                <text:p>32.360845989195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  <table:table-cell office:value-type="float" office:value="118.027062507536">
                <text:p>118.027062507536</text:p>
              </table:table-cell>
              <table:table-cell office:value-type="float" office:value="85.3176433748156">
                <text:p>85.317643374815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  <table:table-cell office:value-type="float" office:value="92.5699727242551">
                <text:p>92.5699727242551</text:p>
              </table:table-cell>
              <table:table-cell office:value-type="float" office:value="59.8605535915343">
                <text:p>59.860553591534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  <table:table-cell office:value-type="float" office:value="96.5285984552493">
                <text:p>96.5285984552493</text:p>
              </table:table-cell>
              <table:table-cell office:value-type="float" office:value="63.8191793225285">
                <text:p>63.819179322528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4cm" svg:y="0.316cm" chart:style-name="ch2">
          <text:p>Dispersão Interquartílica dos Últimos 5 Janeiros no Dólar Futuro</text:p>
        </chart:title>
        <chart:legend chart:legend-position="end" svg:x="13.36cm" svg:y="3.703cm" style:legend-expansion="high" chart:style-name="ch3"/>
        <chart:plot-area chart:style-name="ch4" table:cell-range-address="'Q1 dos Meses'.B31:'Q1 dos Meses'.E36" chart:data-source-has-labels="both" svg:x="1.331cm" svg:y="1.275cm" svg:width="11.709cm" svg:height="6.564cm">
          <chartooo:coordinate-region svg:x="2.429cm" svg:y="1.474cm" svg:width="10.054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Últimos 5 Anos</text:p>
            </chart:title>
            <chart:categories table:cell-range-address="'Q1 dos Meses'.B32:'Q1 dos Meses'.B36"/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Pontos</text:p>
            </chart:title>
            <chart:grid chart:style-name="ch7" chart:class="major"/>
          </chart:axis>
          <chart:series chart:style-name="ch10" chart:values-cell-range-address="'Q1 dos Meses'.C32:'Q1 dos Meses'.C36" chart:label-cell-address="'Q1 dos Meses'.C31:'Q1 dos Meses'.C31" chart:class="chart:line">
            <chart:data-point chart:repeated="5"/>
          </chart:series>
          <chart:series chart:style-name="ch11" chart:values-cell-range-address="'Q1 dos Meses'.D32:'Q1 dos Meses'.D36" chart:label-cell-address="'Q1 dos Meses'.D31:'Q1 dos Meses'.D31" chart:class="chart:line">
            <chart:data-point chart:repeated="5"/>
          </chart:series>
          <chart:series chart:style-name="ch12" chart:values-cell-range-address="'Q1 dos Meses'.E32:'Q1 dos Meses'.E36" chart:label-cell-address="'Q1 dos Meses'.E31:'Q1 dos Meses'.E3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'Q1 dos Meses'.C31:'Q1 dos Meses'.C31</svg:desc>
                </draw:g>
              </table:table-cell>
              <table:table-cell office:value-type="string">
                <text:p>Mediana</text:p>
                <draw:g>
                  <svg:desc>'Q1 dos Meses'.D31:'Q1 dos Meses'.D31</svg:desc>
                </draw:g>
              </table:table-cell>
              <table:table-cell office:value-type="string">
                <text:p>Q3</text:p>
                <draw:g>
                  <svg:desc>'Q1 dos Meses'.E31:'Q1 dos Meses'.E31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B32:'Q1 dos Meses'.B36</svg:desc>
                </draw:g>
              </table:table-cell>
              <table:table-cell office:value-type="float" office:value="46.1075000000003">
                <text:p>46.1075000000003</text:p>
                <draw:g>
                  <svg:desc>'Q1 dos Meses'.C32:'Q1 dos Meses'.C36</svg:desc>
                </draw:g>
              </table:table-cell>
              <table:table-cell office:value-type="float" office:value="58.3600000000001">
                <text:p>58.3600000000001</text:p>
                <draw:g>
                  <svg:desc>'Q1 dos Meses'.D32:'Q1 dos Meses'.D36</svg:desc>
                </draw:g>
              </table:table-cell>
              <table:table-cell office:value-type="float" office:value="68.6274999999998">
                <text:p>68.6274999999998</text:p>
                <draw:g>
                  <svg:desc>'Q1 dos Meses'.E32:'Q1 dos Meses'.E3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3124999999995">
                <text:p>38.3124999999995</text:p>
              </table:table-cell>
              <table:table-cell office:value-type="float" office:value="42.6999999999998">
                <text:p>42.6999999999998</text:p>
              </table:table-cell>
              <table:table-cell office:value-type="float" office:value="47.2275000000007">
                <text:p>47.227500000000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3.99">
                <text:p>93.99</text:p>
              </table:table-cell>
              <table:table-cell office:value-type="float" office:value="112.78">
                <text:p>112.78</text:p>
              </table:table-cell>
              <table:table-cell office:value-type="float" office:value="146.6175">
                <text:p>146.617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8.75">
                <text:p>68.75</text:p>
              </table:table-cell>
              <table:table-cell office:value-type="float" office:value="86.5">
                <text:p>86.5</text:p>
              </table:table-cell>
              <table:table-cell office:value-type="float" office:value="100.93">
                <text:p>100.9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3.1549999999997">
                <text:p>63.1549999999997</text:p>
              </table:table-cell>
              <table:table-cell office:value-type="float" office:value="76.2949999999996">
                <text:p>76.2949999999996</text:p>
              </table:table-cell>
              <table:table-cell office:value-type="float" office:value="85.0049999999997">
                <text:p>85.004999999999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29cm" svg:y="0.316cm" chart:style-name="ch2">
          <text:p>Dispersão Interquartílica dos Últimos 5 Fevereiros no Dólar Futuro</text:p>
        </chart:title>
        <chart:legend chart:legend-position="end" svg:x="13.36cm" svg:y="3.703cm" style:legend-expansion="high" chart:style-name="ch3"/>
        <chart:plot-area chart:style-name="ch4" table:cell-range-address="'Q1 dos Meses'.J31:'Q1 dos Meses'.M36" chart:data-source-has-labels="both" svg:x="1.331cm" svg:y="1.275cm" svg:width="11.709cm" svg:height="6.564cm">
          <chartooo:coordinate-region svg:x="2.429cm" svg:y="1.474cm" svg:width="10.054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Últimos 5 Anos</text:p>
            </chart:title>
            <chart:categories table:cell-range-address="'Q1 dos Meses'.J32:'Q1 dos Meses'.J36"/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Pontos</text:p>
            </chart:title>
            <chart:grid chart:style-name="ch7" chart:class="major"/>
          </chart:axis>
          <chart:series chart:style-name="ch10" chart:values-cell-range-address="'Q1 dos Meses'.K32:'Q1 dos Meses'.K36" chart:label-cell-address="'Q1 dos Meses'.K31:'Q1 dos Meses'.K31" chart:class="chart:line">
            <chart:data-point chart:repeated="5"/>
          </chart:series>
          <chart:series chart:style-name="ch11" chart:values-cell-range-address="'Q1 dos Meses'.L32:'Q1 dos Meses'.L36" chart:label-cell-address="'Q1 dos Meses'.L31:'Q1 dos Meses'.L31" chart:class="chart:line">
            <chart:data-point chart:repeated="5"/>
          </chart:series>
          <chart:series chart:style-name="ch12" chart:values-cell-range-address="'Q1 dos Meses'.M32:'Q1 dos Meses'.M36" chart:label-cell-address="'Q1 dos Meses'.M31:'Q1 dos Meses'.M3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'Q1 dos Meses'.K31:'Q1 dos Meses'.K31</svg:desc>
                </draw:g>
              </table:table-cell>
              <table:table-cell office:value-type="string">
                <text:p>Mediana</text:p>
                <draw:g>
                  <svg:desc>'Q1 dos Meses'.L31:'Q1 dos Meses'.L31</svg:desc>
                </draw:g>
              </table:table-cell>
              <table:table-cell office:value-type="string">
                <text:p>Q3</text:p>
                <draw:g>
                  <svg:desc>'Q1 dos Meses'.M31:'Q1 dos Meses'.M31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J32:'Q1 dos Meses'.J36</svg:desc>
                </draw:g>
              </table:table-cell>
              <table:table-cell office:value-type="float" office:value="36.7374999999997">
                <text:p>36.7374999999997</text:p>
                <draw:g>
                  <svg:desc>'Q1 dos Meses'.K32:'Q1 dos Meses'.K36</svg:desc>
                </draw:g>
              </table:table-cell>
              <table:table-cell office:value-type="float" office:value="48.5699999999998">
                <text:p>48.5699999999998</text:p>
                <draw:g>
                  <svg:desc>'Q1 dos Meses'.L32:'Q1 dos Meses'.L36</svg:desc>
                </draw:g>
              </table:table-cell>
              <table:table-cell office:value-type="float" office:value="57.0724999999998">
                <text:p>57.0724999999998</text:p>
                <draw:g>
                  <svg:desc>'Q1 dos Meses'.M32:'Q1 dos Meses'.M3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2699999999998">
                <text:p>38.2699999999998</text:p>
              </table:table-cell>
              <table:table-cell office:value-type="float" office:value="46.4500000000002">
                <text:p>46.4500000000002</text:p>
              </table:table-cell>
              <table:table-cell office:value-type="float" office:value="55.5550000000001">
                <text:p>55.55500000000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84.96">
                <text:p>84.96</text:p>
              </table:table-cell>
              <table:table-cell office:value-type="float" office:value="100.57">
                <text:p>100.57</text:p>
              </table:table-cell>
              <table:table-cell office:value-type="float" office:value="118.48">
                <text:p>118.4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0.8600000000001">
                <text:p>60.8600000000001</text:p>
              </table:table-cell>
              <table:table-cell office:value-type="float" office:value="67.75">
                <text:p>67.75</text:p>
              </table:table-cell>
              <table:table-cell office:value-type="float" office:value="86.7449999999999">
                <text:p>86.744999999999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7.1524999999999">
                <text:p>67.1524999999999</text:p>
              </table:table-cell>
              <table:table-cell office:value-type="float" office:value="72.6549999999997">
                <text:p>72.6549999999997</text:p>
              </table:table-cell>
              <table:table-cell office:value-type="float" office:value="100.809999999999">
                <text:p>100.80999999999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73cm" svg:height="9.162cm" xlink:href=".." xlink:type="simple" chart:class="chart:line" chart:style-name="ch1">
        <chart:title svg:x="1.926cm" svg:y="0.319cm" chart:style-name="ch2">
          <text:p>Dispersão Interquartílica dos Últimos 5 Janeiros no Dólar Futuro</text:p>
        </chart:title>
        <chart:legend chart:legend-position="end" svg:x="14.133cm" svg:y="3.784cm" style:legend-expansion="high" chart:style-name="ch3"/>
        <chart:plot-area chart:style-name="ch4" table:cell-range-address="'Q1 dos Meses'.B31:'Q1 dos Meses'.E36" chart:data-source-has-labels="both" svg:x="1.346cm" svg:y="1.281cm" svg:width="12.452cm" svg:height="6.717cm">
          <chartooo:coordinate-region svg:x="2.444cm" svg:y="1.48cm" svg:width="10.797cm" svg:height="5.871cm"/>
          <chart:axis chart:dimension="x" chart:name="primary-x" chart:style-name="ch5" chartooo:axis-type="auto">
            <chartooo:date-scale/>
            <chart:title svg:x="6.43cm" svg:y="8.181cm" chart:style-name="ch6">
              <text:p>Últimos 5 Anos</text:p>
            </chart:title>
            <chart:categories table:cell-range-address="'Q1 dos Meses'.B32:'Q1 dos Meses'.B36"/>
            <chart:grid chart:style-name="ch7" chart:class="major"/>
          </chart:axis>
          <chart:axis chart:dimension="y" chart:name="primary-y" chart:style-name="ch8">
            <chart:title svg:x="0.451cm" svg:y="5.199cm" chart:style-name="ch9">
              <text:p>Pontos</text:p>
            </chart:title>
            <chart:grid chart:style-name="ch7" chart:class="major"/>
          </chart:axis>
          <chart:series chart:style-name="ch10" chart:values-cell-range-address="'Q1 dos Meses'.C32:'Q1 dos Meses'.C36" chart:label-cell-address="'Q1 dos Meses'.C31:'Q1 dos Meses'.C31" chart:class="chart:line">
            <chart:data-point chart:repeated="5"/>
          </chart:series>
          <chart:series chart:style-name="ch11" chart:values-cell-range-address="'Q1 dos Meses'.D32:'Q1 dos Meses'.D36" chart:label-cell-address="'Q1 dos Meses'.D31:'Q1 dos Meses'.D31" chart:class="chart:line">
            <chart:data-point chart:repeated="5"/>
          </chart:series>
          <chart:series chart:style-name="ch12" chart:values-cell-range-address="'Q1 dos Meses'.E32:'Q1 dos Meses'.E36" chart:label-cell-address="'Q1 dos Meses'.E31:'Q1 dos Meses'.E3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'Q1 dos Meses'.C31:'Q1 dos Meses'.C31</svg:desc>
                </draw:g>
              </table:table-cell>
              <table:table-cell office:value-type="string">
                <text:p>Mediana</text:p>
                <draw:g>
                  <svg:desc>'Q1 dos Meses'.D31:'Q1 dos Meses'.D31</svg:desc>
                </draw:g>
              </table:table-cell>
              <table:table-cell office:value-type="string">
                <text:p>Q3</text:p>
                <draw:g>
                  <svg:desc>'Q1 dos Meses'.E31:'Q1 dos Meses'.E31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B32:'Q1 dos Meses'.B36</svg:desc>
                </draw:g>
              </table:table-cell>
              <table:table-cell office:value-type="float" office:value="46.1075000000003">
                <text:p>46.1075000000003</text:p>
                <draw:g>
                  <svg:desc>'Q1 dos Meses'.C32:'Q1 dos Meses'.C36</svg:desc>
                </draw:g>
              </table:table-cell>
              <table:table-cell office:value-type="float" office:value="58.3600000000001">
                <text:p>58.3600000000001</text:p>
                <draw:g>
                  <svg:desc>'Q1 dos Meses'.D32:'Q1 dos Meses'.D36</svg:desc>
                </draw:g>
              </table:table-cell>
              <table:table-cell office:value-type="float" office:value="68.6274999999998">
                <text:p>68.6274999999998</text:p>
                <draw:g>
                  <svg:desc>'Q1 dos Meses'.E32:'Q1 dos Meses'.E3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3124999999995">
                <text:p>38.3124999999995</text:p>
              </table:table-cell>
              <table:table-cell office:value-type="float" office:value="42.6999999999998">
                <text:p>42.6999999999998</text:p>
              </table:table-cell>
              <table:table-cell office:value-type="float" office:value="47.2275000000007">
                <text:p>47.227500000000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3.99">
                <text:p>93.99</text:p>
              </table:table-cell>
              <table:table-cell office:value-type="float" office:value="112.78">
                <text:p>112.78</text:p>
              </table:table-cell>
              <table:table-cell office:value-type="float" office:value="146.6175">
                <text:p>146.617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8.75">
                <text:p>68.75</text:p>
              </table:table-cell>
              <table:table-cell office:value-type="float" office:value="86.5">
                <text:p>86.5</text:p>
              </table:table-cell>
              <table:table-cell office:value-type="float" office:value="100.93">
                <text:p>100.9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3.1549999999997">
                <text:p>63.1549999999997</text:p>
              </table:table-cell>
              <table:table-cell office:value-type="float" office:value="76.2949999999996">
                <text:p>76.2949999999996</text:p>
              </table:table-cell>
              <table:table-cell office:value-type="float" office:value="85.0049999999997">
                <text:p>85.00499999999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39cm" svg:y="0.316cm" chart:style-name="ch2">
          <text:p>Médias de Amplitudes de Preço dos Últimos 5 Janeiros no Dólar Futuro</text:p>
        </chart:title>
        <chart:plot-area chart:style-name="ch3" table:cell-range-address="'Médias e Média das Médias'.C2:'Médias e Média das Médias'.D6" chart:data-source-has-labels="column" svg:x="1.331cm" svg:y="1.275cm" svg:width="14.349cm" svg:height="6.564cm">
          <chartooo:coordinate-region svg:x="2.429cm" svg:y="1.474cm" svg:width="12.694cm" svg:height="5.718cm"/>
          <chart:axis chart:dimension="x" chart:name="primary-x" chart:style-name="ch4" chartooo:axis-type="auto">
            <chartooo:date-scale/>
            <chart:title svg:x="7.376cm" svg:y="8.019cm" chart:style-name="ch5">
              <text:p>Últimos 5 anos</text:p>
            </chart:title>
            <chart:categories table:cell-range-address="'Médias e Média das Médias'.C2:'Médias e Média das Médias'.C6"/>
            <chart:grid chart:style-name="ch6" chart:class="major"/>
          </chart:axis>
          <chart:axis chart:dimension="y" chart:name="primary-y" chart:style-name="ch7">
            <chart:title svg:x="0.451cm" svg:y="5.117cm" chart:style-name="ch8">
              <text:p>Pontos</text:p>
            </chart:title>
            <chart:grid chart:style-name="ch6" chart:class="major"/>
          </chart:axis>
          <chart:series chart:style-name="ch9" chart:values-cell-range-address="'Médias e Média das Médias'.D2:'Médias e Média das Médias'.D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édias e Média das Médias'.C2:'Médias e Média das Médias'.C6</svg:desc>
                </draw:g>
              </table:table-cell>
              <table:table-cell office:value-type="float" office:value="62.4022727272728">
                <text:p>62.4022727272728</text:p>
                <draw:g>
                  <svg:desc>'Médias e Média das Médias'.D2:'Médias e Média das Médias'.D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3.575">
                <text:p>43.57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26.456">
                <text:p>126.45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8.4166666666666">
                <text:p>88.416666666666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3.1190909090909">
                <text:p>83.119090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48cm" svg:height="9.203cm" xlink:href=".." xlink:type="simple" chart:class="chart:line" chart:style-name="ch1">
        <chart:title svg:x="1.753cm" svg:y="0.32cm" chart:style-name="ch2">
          <text:p>Dispersão Interquartílica dos Últimos 5 Fevereiros no Dólar Futuro</text:p>
        </chart:title>
        <chart:legend chart:legend-position="end" svg:x="14.208cm" svg:y="3.804cm" style:legend-expansion="high" chart:style-name="ch3"/>
        <chart:plot-area chart:style-name="ch4" table:cell-range-address="'Q1 dos Meses'.J31:'Q1 dos Meses'.M36" chart:data-source-has-labels="both" svg:x="1.347cm" svg:y="1.283cm" svg:width="12.525cm" svg:height="6.755cm">
          <chartooo:coordinate-region svg:x="2.445cm" svg:y="1.482cm" svg:width="10.87cm" svg:height="5.909cm"/>
          <chart:axis chart:dimension="x" chart:name="primary-x" chart:style-name="ch5" chartooo:axis-type="auto">
            <chartooo:date-scale/>
            <chart:title svg:x="6.467cm" svg:y="8.222cm" chart:style-name="ch6">
              <text:p>Últimos 5 Anos</text:p>
            </chart:title>
            <chart:categories table:cell-range-address="'Q1 dos Meses'.J32:'Q1 dos Meses'.J36"/>
            <chart:grid chart:style-name="ch7" chart:class="major"/>
          </chart:axis>
          <chart:axis chart:dimension="y" chart:name="primary-y" chart:style-name="ch8">
            <chart:title svg:x="0.451cm" svg:y="5.22cm" chart:style-name="ch9">
              <text:p>Pontos</text:p>
            </chart:title>
            <chart:grid chart:style-name="ch7" chart:class="major"/>
          </chart:axis>
          <chart:series chart:style-name="ch10" chart:values-cell-range-address="'Q1 dos Meses'.K32:'Q1 dos Meses'.K36" chart:label-cell-address="'Q1 dos Meses'.K31:'Q1 dos Meses'.K31" chart:class="chart:line">
            <chart:data-point chart:repeated="5"/>
          </chart:series>
          <chart:series chart:style-name="ch11" chart:values-cell-range-address="'Q1 dos Meses'.L32:'Q1 dos Meses'.L36" chart:label-cell-address="'Q1 dos Meses'.L31:'Q1 dos Meses'.L31" chart:class="chart:line">
            <chart:data-point chart:repeated="5"/>
          </chart:series>
          <chart:series chart:style-name="ch12" chart:values-cell-range-address="'Q1 dos Meses'.M32:'Q1 dos Meses'.M36" chart:label-cell-address="'Q1 dos Meses'.M31:'Q1 dos Meses'.M3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'Q1 dos Meses'.K31:'Q1 dos Meses'.K31</svg:desc>
                </draw:g>
              </table:table-cell>
              <table:table-cell office:value-type="string">
                <text:p>Mediana</text:p>
                <draw:g>
                  <svg:desc>'Q1 dos Meses'.L31:'Q1 dos Meses'.L31</svg:desc>
                </draw:g>
              </table:table-cell>
              <table:table-cell office:value-type="string">
                <text:p>Q3</text:p>
                <draw:g>
                  <svg:desc>'Q1 dos Meses'.M31:'Q1 dos Meses'.M31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J32:'Q1 dos Meses'.J36</svg:desc>
                </draw:g>
              </table:table-cell>
              <table:table-cell office:value-type="float" office:value="36.7374999999997">
                <text:p>36.7374999999997</text:p>
                <draw:g>
                  <svg:desc>'Q1 dos Meses'.K32:'Q1 dos Meses'.K36</svg:desc>
                </draw:g>
              </table:table-cell>
              <table:table-cell office:value-type="float" office:value="48.5699999999998">
                <text:p>48.5699999999998</text:p>
                <draw:g>
                  <svg:desc>'Q1 dos Meses'.L32:'Q1 dos Meses'.L36</svg:desc>
                </draw:g>
              </table:table-cell>
              <table:table-cell office:value-type="float" office:value="57.0724999999998">
                <text:p>57.0724999999998</text:p>
                <draw:g>
                  <svg:desc>'Q1 dos Meses'.M32:'Q1 dos Meses'.M3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2699999999998">
                <text:p>38.2699999999998</text:p>
              </table:table-cell>
              <table:table-cell office:value-type="float" office:value="46.4500000000002">
                <text:p>46.4500000000002</text:p>
              </table:table-cell>
              <table:table-cell office:value-type="float" office:value="55.5550000000001">
                <text:p>55.555000000000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84.96">
                <text:p>84.96</text:p>
              </table:table-cell>
              <table:table-cell office:value-type="float" office:value="100.57">
                <text:p>100.57</text:p>
              </table:table-cell>
              <table:table-cell office:value-type="float" office:value="118.48">
                <text:p>118.4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0.8600000000001">
                <text:p>60.8600000000001</text:p>
              </table:table-cell>
              <table:table-cell office:value-type="float" office:value="67.75">
                <text:p>67.75</text:p>
              </table:table-cell>
              <table:table-cell office:value-type="float" office:value="86.7449999999999">
                <text:p>86.744999999999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7.1524999999999">
                <text:p>67.1524999999999</text:p>
              </table:table-cell>
              <table:table-cell office:value-type="float" office:value="72.6549999999997">
                <text:p>72.6549999999997</text:p>
              </table:table-cell>
              <table:table-cell office:value-type="float" office:value="100.809999999999">
                <text:p>100.80999999999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68cm" svg:height="9.657cm" xlink:href=".." xlink:type="simple" chart:class="chart:bar" chart:style-name="ch1">
        <chart:title svg:x="0.775cm" svg:y="0.329cm" chart:style-name="ch2">
          <text:p>Variância da Amplitude de Preço em Relação à Média dos Últimos 5 Janeiros </text:p>
        </chart:title>
        <chart:legend chart:legend-position="end" svg:x="14.984cm" svg:y="4.28cm" style:legend-expansion="high" chart:style-name="ch3"/>
        <chart:plot-area chart:style-name="ch4" table:cell-range-address="'Variância do Meses'.B33:'Variância do Meses'.D38" chart:data-source-has-labels="both" svg:x="1.354cm" svg:y="1.301cm" svg:width="13.287cm" svg:height="7.182cm">
          <chartooo:coordinate-region svg:x="2.346cm" svg:y="1.301cm" svg:width="11.632cm" svg:height="6.535cm"/>
          <chart:axis chart:dimension="x" chart:name="primary-x" chart:style-name="ch5" chartooo:axis-type="auto">
            <chartooo:date-scale/>
            <chart:title svg:x="0.451cm" svg:y="6.034cm" chart:style-name="ch6">
              <text:p>Últimos 5 Anos</text:p>
            </chart:title>
            <chart:categories table:cell-range-address="'Variância do Meses'.B34:'Variância do Meses'.B38"/>
          </chart:axis>
          <chart:axis chart:dimension="y" chart:name="primary-y" chart:style-name="ch7">
            <chart:title svg:x="7.437cm" svg:y="8.676cm" chart:style-name="ch8">
              <text:p>Pontos</text:p>
            </chart:title>
            <chart:grid chart:style-name="ch9" chart:class="major"/>
          </chart:axis>
          <chart:series chart:style-name="ch10" chart:values-cell-range-address="'Variância do Meses'.C34:'Variância do Meses'.C38" chart:label-cell-address="'Variância do Meses'.C33:'Variância do Meses'.C33" chart:class="chart:bar">
            <chart:data-point chart:repeated="5"/>
          </chart:series>
          <chart:series chart:style-name="ch11" chart:values-cell-range-address="'Variância do Meses'.D34:'Variância do Meses'.D38" chart:label-cell-address="'Variância do Meses'.D33:'Variância do Meses'.D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Variância do Meses'.C33:'Variância do Meses'.C33</svg:desc>
                </draw:g>
              </table:table-cell>
              <table:table-cell office:value-type="string">
                <text:p>Variância</text:p>
                <draw:g>
                  <svg:desc>'Variância do Meses'.D33:'Variância do Meses'.D33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B34:'Variância do Meses'.B38</svg:desc>
                </draw:g>
              </table:table-cell>
              <table:table-cell office:value-type="float" office:value="62.4022727272728">
                <text:p>62.4022727272728</text:p>
                <draw:g>
                  <svg:desc>'Variância do Meses'.C34:'Variância do Meses'.C38</svg:desc>
                </draw:g>
              </table:table-cell>
              <table:table-cell office:value-type="float" office:value="537.517599350658">
                <text:p>537.517599350658</text:p>
                <draw:g>
                  <svg:desc>'Variância do Meses'.D34:'Variância do Meses'.D38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3.575">
                <text:p>43.575</text:p>
              </table:table-cell>
              <table:table-cell office:value-type="float" office:value="82.4668357142865">
                <text:p>82.466835714286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26.456">
                <text:p>126.456</text:p>
              </table:table-cell>
              <table:table-cell office:value-type="float" office:value="1984.63812">
                <text:p>1984.638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8.4166666666666">
                <text:p>88.4166666666666</text:p>
              </table:table-cell>
              <table:table-cell office:value-type="float" office:value="677.627993333336">
                <text:p>677.62799333333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3.1190909090909">
                <text:p>83.1190909090909</text:p>
              </table:table-cell>
              <table:table-cell office:value-type="float" office:value="810.812494372297">
                <text:p>810.81249437229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76cm" svg:height="9.605cm" xlink:href=".." xlink:type="simple" chart:class="chart:bar" chart:style-name="ch1">
        <chart:title svg:x="0.583cm" svg:y="0.328cm" chart:style-name="ch2">
          <text:p>Variância da Amplitude de Preço em Relação à Média dos Últimos 5 Fevereiros</text:p>
        </chart:title>
        <chart:legend chart:legend-position="end" svg:x="14.892cm" svg:y="4.254cm" style:legend-expansion="high" chart:style-name="ch3"/>
        <chart:plot-area chart:style-name="ch4" table:cell-range-address="'Variância do Meses'.I32:'Variância do Meses'.K37" chart:data-source-has-labels="both" svg:x="0.341cm" svg:y="1.299cm" svg:width="14.21cm" svg:height="8.114cm">
          <chartooo:coordinate-region svg:x="1.333cm" svg:y="1.299cm" svg:width="12.555cm" svg:height="7.467cm"/>
          <chart:axis chart:dimension="x" chart:name="primary-x" chart:style-name="ch5" chartooo:axis-type="auto">
            <chartooo:date-scale/>
            <chart:categories table:cell-range-address="'Variância do Meses'.I33:'Variância do Meses'.I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riância do Meses'.J33:'Variância do Meses'.J37" chart:label-cell-address="'Variância do Meses'.J32:'Variância do Meses'.J32" chart:class="chart:bar">
            <chart:data-point chart:repeated="5"/>
          </chart:series>
          <chart:series chart:style-name="ch9" chart:values-cell-range-address="'Variância do Meses'.K33:'Variância do Meses'.K37" chart:label-cell-address="'Variância do Meses'.K32:'Variância do Meses'.K3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Variância do Meses'.J32:'Variância do Meses'.J32</svg:desc>
                </draw:g>
              </table:table-cell>
              <table:table-cell office:value-type="string">
                <text:p>Variância</text:p>
                <draw:g>
                  <svg:desc>'Variância do Meses'.K32:'Variância do Meses'.K32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I33:'Variância do Meses'.I37</svg:desc>
                </draw:g>
              </table:table-cell>
              <table:table-cell office:value-type="float" office:value="48.9624999999999">
                <text:p>48.9624999999999</text:p>
                <draw:g>
                  <svg:desc>'Variância do Meses'.J33:'Variância do Meses'.J37</svg:desc>
                </draw:g>
              </table:table-cell>
              <table:table-cell office:value-type="float" office:value="267.476525000001">
                <text:p>267.476525000001</text:p>
                <draw:g>
                  <svg:desc>'Variância do Meses'.K33:'Variância do Meses'.K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  <table:table-cell office:value-type="float" office:value="328.320026143788">
                <text:p>328.32002614378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  <table:table-cell office:value-type="float" office:value="856.070881617654">
                <text:p>856.07088161765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  <table:table-cell office:value-type="float" office:value="524.226137426907">
                <text:p>524.22613742690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  <table:table-cell office:value-type="float" office:value="504.548731045748">
                <text:p>504.54873104574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2cm" svg:height="9.704cm" xlink:href=".." xlink:type="simple" chart:class="chart:bar" chart:style-name="ch1">
        <chart:title svg:x="0.817cm" svg:y="0.33cm" chart:style-name="ch2">
          <text:p>Variância da Amplitude de Preço em Relação à Média dos Últimos 5 Janeiros </text:p>
        </chart:title>
        <chart:legend chart:legend-position="end" svg:x="15.068cm" svg:y="4.304cm" style:legend-expansion="high" chart:style-name="ch3"/>
        <chart:plot-area chart:style-name="ch4" table:cell-range-address="'Variância do Meses'.B33:'Variância do Meses'.D38" chart:data-source-has-labels="both" svg:x="1.356cm" svg:y="1.303cm" svg:width="13.367cm" svg:height="7.226cm">
          <chartooo:coordinate-region svg:x="2.348cm" svg:y="1.303cm" svg:width="11.712cm" svg:height="6.579cm"/>
          <chart:axis chart:dimension="x" chart:name="primary-x" chart:style-name="ch5" chartooo:axis-type="auto">
            <chartooo:date-scale/>
            <chart:title svg:x="0.451cm" svg:y="6.058cm" chart:style-name="ch6">
              <text:p>Últimos 5 Anos</text:p>
            </chart:title>
            <chart:categories table:cell-range-address="'Variância do Meses'.B34:'Variância do Meses'.B38"/>
          </chart:axis>
          <chart:axis chart:dimension="y" chart:name="primary-y" chart:style-name="ch7">
            <chart:title svg:x="7.479cm" svg:y="8.723cm" chart:style-name="ch8">
              <text:p>Pontos</text:p>
            </chart:title>
            <chart:grid chart:style-name="ch9" chart:class="major"/>
          </chart:axis>
          <chart:series chart:style-name="ch10" chart:values-cell-range-address="'Variância do Meses'.C34:'Variância do Meses'.C38" chart:label-cell-address="'Variância do Meses'.C33:'Variância do Meses'.C33" chart:class="chart:bar">
            <chart:data-point chart:repeated="5"/>
          </chart:series>
          <chart:series chart:style-name="ch11" chart:values-cell-range-address="'Variância do Meses'.D34:'Variância do Meses'.D38" chart:label-cell-address="'Variância do Meses'.D33:'Variância do Meses'.D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Variância do Meses'.C33:'Variância do Meses'.C33</svg:desc>
                </draw:g>
              </table:table-cell>
              <table:table-cell office:value-type="string">
                <text:p>Variância</text:p>
                <draw:g>
                  <svg:desc>'Variância do Meses'.D33:'Variância do Meses'.D33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B34:'Variância do Meses'.B38</svg:desc>
                </draw:g>
              </table:table-cell>
              <table:table-cell office:value-type="float" office:value="62.4022727272728">
                <text:p>62.4022727272728</text:p>
                <draw:g>
                  <svg:desc>'Variância do Meses'.C34:'Variância do Meses'.C38</svg:desc>
                </draw:g>
              </table:table-cell>
              <table:table-cell office:value-type="float" office:value="537.517599350658">
                <text:p>537.517599350658</text:p>
                <draw:g>
                  <svg:desc>'Variância do Meses'.D34:'Variância do Meses'.D38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3.575">
                <text:p>43.575</text:p>
              </table:table-cell>
              <table:table-cell office:value-type="float" office:value="82.4668357142865">
                <text:p>82.466835714286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26.456">
                <text:p>126.456</text:p>
              </table:table-cell>
              <table:table-cell office:value-type="float" office:value="1984.63812">
                <text:p>1984.638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8.4166666666666">
                <text:p>88.4166666666666</text:p>
              </table:table-cell>
              <table:table-cell office:value-type="float" office:value="677.627993333336">
                <text:p>677.62799333333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3.1190909090909">
                <text:p>83.1190909090909</text:p>
              </table:table-cell>
              <table:table-cell office:value-type="float" office:value="810.812494372297">
                <text:p>810.81249437229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6cm" svg:height="9.498cm" xlink:href=".." xlink:type="simple" chart:class="chart:bar" chart:style-name="ch1">
        <chart:title svg:x="0.488cm" svg:y="0.325cm" chart:style-name="ch2">
          <text:p>Variância da Amplitude de Preço em Relação à Média dos Últimos 5 Fevereiros</text:p>
        </chart:title>
        <chart:legend chart:legend-position="end" svg:x="14.702cm" svg:y="4.201cm" style:legend-expansion="high" chart:style-name="ch3"/>
        <chart:plot-area chart:style-name="ch4" table:cell-range-address="'Variância do Meses'.I32:'Variância do Meses'.K37" chart:data-source-has-labels="both" svg:x="0.337cm" svg:y="1.293cm" svg:width="14.028cm" svg:height="8.016cm">
          <chartooo:coordinate-region svg:x="1.329cm" svg:y="1.293cm" svg:width="12.373cm" svg:height="7.369cm"/>
          <chart:axis chart:dimension="x" chart:name="primary-x" chart:style-name="ch5" chartooo:axis-type="auto">
            <chartooo:date-scale/>
            <chart:categories table:cell-range-address="'Variância do Meses'.I33:'Variância do Meses'.I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riância do Meses'.J33:'Variância do Meses'.J37" chart:label-cell-address="'Variância do Meses'.J32:'Variância do Meses'.J32" chart:class="chart:bar">
            <chart:data-point chart:repeated="5"/>
          </chart:series>
          <chart:series chart:style-name="ch9" chart:values-cell-range-address="'Variância do Meses'.K33:'Variância do Meses'.K37" chart:label-cell-address="'Variância do Meses'.K32:'Variância do Meses'.K3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Variância do Meses'.J32:'Variância do Meses'.J32</svg:desc>
                </draw:g>
              </table:table-cell>
              <table:table-cell office:value-type="string">
                <text:p>Variância</text:p>
                <draw:g>
                  <svg:desc>'Variância do Meses'.K32:'Variância do Meses'.K32</svg:desc>
                </draw:g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Variância do Meses'.I33:'Variância do Meses'.I37</svg:desc>
                </draw:g>
              </table:table-cell>
              <table:table-cell office:value-type="float" office:value="48.9624999999999">
                <text:p>48.9624999999999</text:p>
                <draw:g>
                  <svg:desc>'Variância do Meses'.J33:'Variância do Meses'.J37</svg:desc>
                </draw:g>
              </table:table-cell>
              <table:table-cell office:value-type="float" office:value="267.476525000001">
                <text:p>267.476525000001</text:p>
                <draw:g>
                  <svg:desc>'Variância do Meses'.K33:'Variância do Meses'.K3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  <table:table-cell office:value-type="float" office:value="328.320026143788">
                <text:p>328.32002614378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  <table:table-cell office:value-type="float" office:value="856.070881617654">
                <text:p>856.07088161765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  <table:table-cell office:value-type="float" office:value="524.226137426907">
                <text:p>524.22613742690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  <table:table-cell office:value-type="float" office:value="504.548731045748">
                <text:p>504.54873104574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27cm" svg:height="9.69cm" xlink:href=".." xlink:type="simple" chart:class="chart:bar" chart:style-name="ch1">
        <chart:title svg:x="0.963cm" svg:y="0.329cm" chart:style-name="ch2">
          <text:p>Somatório das Ampliturdes de Preço dos Últimos 5 Janeiros no Dólar Futuro</text:p>
        </chart:title>
        <chart:plot-area chart:style-name="ch3" table:cell-range-address="'Soma das Amplitudes'.C2:'Soma das Amplitudes'.D6" chart:data-source-has-labels="column" svg:x="1.355cm" svg:y="1.301cm" svg:width="15.528cm" svg:height="7.215cm">
          <chartooo:coordinate-region svg:x="2.347cm" svg:y="1.5cm" svg:width="14.536cm" svg:height="6.369cm"/>
          <chart:axis chart:dimension="x" chart:name="primary-x" chart:style-name="ch4" chartooo:axis-type="auto">
            <chartooo:date-scale/>
            <chart:title svg:x="7.99cm" svg:y="8.709cm" chart:style-name="ch5">
              <text:p>Últimos 5 anos</text:p>
            </chart:title>
            <chart:categories table:cell-range-address="'Soma das Amplitudes'.C2:'Soma das Amplitudes'.C6"/>
            <chart:grid chart:style-name="ch6" chart:class="major"/>
          </chart:axis>
          <chart:axis chart:dimension="y" chart:name="primary-y" chart:style-name="ch7">
            <chart:title svg:x="0.451cm" svg:y="5.468cm" chart:style-name="ch8">
              <text:p>Pontos</text:p>
            </chart:title>
            <chart:grid chart:style-name="ch6" chart:class="major"/>
          </chart:axis>
          <chart:series chart:style-name="ch9" chart:values-cell-range-address="'Soma das Amplitudes'.D2:'Soma das Amplitudes'.D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Soma das Amplitudes'.C2:'Soma das Amplitudes'.C6</svg:desc>
                </draw:g>
              </table:table-cell>
              <table:table-cell office:value-type="float" office:value="1372.85">
                <text:p>1372.85</text:p>
                <draw:g>
                  <svg:desc>'Soma das Amplitudes'.D2:'Soma das Amplitudes'.D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958.65">
                <text:p>958.6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529.12">
                <text:p>2529.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856.75">
                <text:p>1856.7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828.62">
                <text:p>1828.6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6cm" svg:height="9.403cm" xlink:href=".." xlink:type="simple" chart:class="chart:bar" chart:style-name="ch1">
        <chart:title svg:x="0.575cm" svg:y="0.324cm" chart:style-name="ch2">
          <text:p>Somatório das Amplitudes de Preço dos Últimos 5 Fevereiros no Dólar Futuro</text:p>
        </chart:title>
        <chart:plot-area chart:style-name="ch3" table:cell-range-address="'Soma das Amplitudes'.J2:'Soma das Amplitudes'.K6" chart:data-source-has-labels="column" svg:x="1.345cm" svg:y="1.291cm" svg:width="15.037cm" svg:height="6.943cm">
          <chartooo:coordinate-region svg:x="2.337cm" svg:y="1.49cm" svg:width="14.045cm" svg:height="6.097cm"/>
          <chart:axis chart:dimension="x" chart:name="primary-x" chart:style-name="ch4" chartooo:axis-type="auto">
            <chartooo:date-scale/>
            <chart:title svg:x="7.734cm" svg:y="8.422cm" chart:style-name="ch5">
              <text:p>Últimos 5 anos</text:p>
            </chart:title>
            <chart:categories table:cell-range-address="'Soma das Amplitudes'.J2:'Soma das Amplitudes'.J6"/>
            <chart:grid chart:style-name="ch6" chart:class="major"/>
          </chart:axis>
          <chart:axis chart:dimension="y" chart:name="primary-y" chart:style-name="ch7">
            <chart:title svg:x="0.451cm" svg:y="5.322cm" chart:style-name="ch8">
              <text:p>Pontos</text:p>
            </chart:title>
            <chart:grid chart:style-name="ch6" chart:class="major"/>
          </chart:axis>
          <chart:series chart:style-name="ch9" chart:values-cell-range-address="'Soma das Amplitudes'.K2:'Soma das Amplitudes'.K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Soma das Amplitudes'.J2:'Soma das Amplitudes'.J6</svg:desc>
                </draw:g>
              </table:table-cell>
              <table:table-cell office:value-type="float" office:value="979.249999999998">
                <text:p>979.249999999998</text:p>
                <draw:g>
                  <svg:desc>'Soma das Amplitudes'.K2:'Soma das Amplitudes'.K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76.88">
                <text:p>876.8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728.43">
                <text:p>1728.4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448.09">
                <text:p>1448.09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443.13">
                <text:p>1443.1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33cm" svg:height="9.322cm" xlink:href=".." xlink:type="simple" chart:class="chart:line" chart:style-name="ch1">
        <chart:title svg:x="0.743cm" svg:y="0.322cm" chart:style-name="ch2">
          <text:p>Médias de Amplitudes de Preço dos Últimos 5 Fevereiros no Dólar Futuro</text:p>
        </chart:title>
        <chart:plot-area chart:style-name="ch3" table:cell-range-address="'Médias e Média das Médias'.K2:'Médias e Média das Médias'.L6" chart:data-source-has-labels="column" svg:x="1.335cm" svg:y="1.287cm" svg:width="14.574cm" svg:height="6.868cm">
          <chartooo:coordinate-region svg:x="2.433cm" svg:y="1.486cm" svg:width="12.919cm" svg:height="6.022cm"/>
          <chart:axis chart:dimension="x" chart:name="primary-x" chart:style-name="ch4" chartooo:axis-type="auto">
            <chartooo:date-scale/>
            <chart:title svg:x="7.493cm" svg:y="8.341cm" chart:style-name="ch5">
              <text:p>Últimos 5 anos</text:p>
            </chart:title>
            <chart:categories table:cell-range-address="'Médias e Média das Médias'.K2:'Médias e Média das Médias'.K6"/>
            <chart:grid chart:style-name="ch6" chart:class="major"/>
          </chart:axis>
          <chart:axis chart:dimension="y" chart:name="primary-y" chart:style-name="ch7">
            <chart:title svg:x="0.451cm" svg:y="5.281cm" chart:style-name="ch8">
              <text:p>Pontos</text:p>
            </chart:title>
            <chart:grid chart:style-name="ch6" chart:class="major"/>
          </chart:axis>
          <chart:series chart:style-name="ch9" chart:values-cell-range-address="'Médias e Média das Médias'.L2:'Médias e Média das Médias'.L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édias e Média das Médias'.K2:'Médias e Média das Médias'.K6</svg:desc>
                </draw:g>
              </table:table-cell>
              <table:table-cell office:value-type="float" office:value="48.9624999999999">
                <text:p>48.9624999999999</text:p>
                <draw:g>
                  <svg:desc>'Médias e Média das Médias'.L2:'Médias e Média das Médias'.L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7155555555556">
                <text:p>48.715555555555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1.672352941176">
                <text:p>101.67235294117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76.2152631578947">
                <text:p>76.215263157894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0.1738888888889">
                <text:p>80.1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5cm" svg:height="8.845cm" xlink:href=".." xlink:type="simple" chart:class="chart:line" chart:style-name="ch1">
        <chart:title svg:x="2.884cm" svg:y="0.312cm" chart:style-name="ch2">
          <text:p>Medianas dos Últimos 5 Janeiros no Dólar Futuro</text:p>
        </chart:title>
        <chart:plot-area chart:style-name="ch3" table:cell-range-address="'Medianas dos Meses'.C3:'Medianas dos Meses'.D7" chart:data-source-has-labels="column" svg:x="1.325cm" svg:y="1.267cm" svg:width="14.086cm" svg:height="6.421cm">
          <chartooo:coordinate-region svg:x="2.423cm" svg:y="1.466cm" svg:width="12.431cm" svg:height="5.575cm"/>
          <chart:axis chart:dimension="x" chart:name="primary-x" chart:style-name="ch4" chartooo:axis-type="auto">
            <chartooo:date-scale/>
            <chart:title svg:x="7.239cm" svg:y="7.864cm" chart:style-name="ch5">
              <text:p>Últimos 5 anos</text:p>
            </chart:title>
            <chart:categories table:cell-range-address="'Medianas dos Meses'.C3:'Medianas dos Meses'.C7"/>
            <chart:grid chart:style-name="ch6" chart:class="major"/>
          </chart:axis>
          <chart:axis chart:dimension="y" chart:name="primary-y" chart:style-name="ch7">
            <chart:title svg:x="0.451cm" svg:y="5.037cm" chart:style-name="ch8">
              <text:p>Pontos</text:p>
            </chart:title>
            <chart:grid chart:style-name="ch6" chart:class="major"/>
          </chart:axis>
          <chart:series chart:style-name="ch9" chart:values-cell-range-address="'Medianas dos Meses'.D3:'Medianas dos Meses'.D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edianas dos Meses'.C3:'Medianas dos Meses'.C7</svg:desc>
                </draw:g>
              </table:table-cell>
              <table:table-cell office:value-type="float" office:value="58.3600000000001">
                <text:p>58.3600000000001</text:p>
                <draw:g>
                  <svg:desc>'Medianas dos Meses'.D3:'Medianas dos Meses'.D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2.6999999999998">
                <text:p>42.6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12.78">
                <text:p>112.7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76.2949999999996">
                <text:p>76.29499999999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81cm" svg:height="8.933cm" xlink:href=".." xlink:type="simple" chart:class="chart:line" chart:style-name="ch1">
        <chart:title svg:x="2.75cm" svg:y="0.314cm" chart:style-name="ch2">
          <text:p>Medianas dos Últimos 5 Fevereiros no Dólar Futuro</text:p>
        </chart:title>
        <chart:plot-area chart:style-name="ch3" table:cell-range-address="'Medianas dos Meses'.J3:'Medianas dos Meses'.K7" chart:data-source-has-labels="column" svg:x="1.328cm" svg:y="1.271cm" svg:width="14.236cm" svg:height="6.503cm">
          <chartooo:coordinate-region svg:x="2.426cm" svg:y="1.47cm" svg:width="12.581cm" svg:height="5.657cm"/>
          <chart:axis chart:dimension="x" chart:name="primary-x" chart:style-name="ch4" chartooo:axis-type="auto">
            <chartooo:date-scale/>
            <chart:title svg:x="7.317cm" svg:y="7.952cm" chart:style-name="ch5">
              <text:p>Últimos 5 anos</text:p>
            </chart:title>
            <chart:categories table:cell-range-address="'Medianas dos Meses'.J3:'Medianas dos Meses'.J7"/>
            <chart:grid chart:style-name="ch6" chart:class="major"/>
          </chart:axis>
          <chart:axis chart:dimension="y" chart:name="primary-y" chart:style-name="ch7">
            <chart:title svg:x="0.451cm" svg:y="5.082cm" chart:style-name="ch8">
              <text:p>Pontos</text:p>
            </chart:title>
            <chart:grid chart:style-name="ch6" chart:class="major"/>
          </chart:axis>
          <chart:series chart:style-name="ch9" chart:values-cell-range-address="'Medianas dos Meses'.K3:'Medianas dos Meses'.K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Medianas dos Meses'.J3:'Medianas dos Meses'.J7</svg:desc>
                </draw:g>
              </table:table-cell>
              <table:table-cell office:value-type="float" office:value="48.5699999999998">
                <text:p>48.5699999999998</text:p>
                <draw:g>
                  <svg:desc>'Medianas dos Meses'.K3:'Medianas dos Meses'.K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6.4500000000002">
                <text:p>46.450000000000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0.57">
                <text:p>100.5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72.6549999999997">
                <text:p>72.65499999999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34cm" svg:height="8.738cm" xlink:href=".." xlink:type="simple" chart:class="chart:line" chart:style-name="ch1">
        <chart:title svg:x="2.366cm" svg:y="0.31cm" chart:style-name="ch2">
          <text:p>Primeiros Quartis dos Últimos 5 anos no Dólar Futuro</text:p>
        </chart:title>
        <chart:plot-area chart:style-name="ch3" table:cell-range-address="'Q1 dos Meses'.C3:'Q1 dos Meses'.D7" chart:data-source-has-labels="column" svg:x="1.321cm" svg:y="1.263cm" svg:width="13.903cm" svg:height="6.32cm">
          <chartooo:coordinate-region svg:x="2.419cm" svg:y="1.462cm" svg:width="12.248cm" svg:height="5.474cm"/>
          <chart:axis chart:dimension="x" chart:name="primary-x" chart:style-name="ch4" chartooo:axis-type="auto">
            <chartooo:date-scale/>
            <chart:title svg:x="7.143cm" svg:y="7.757cm" chart:style-name="ch5">
              <text:p>Últimos 5 anos</text:p>
            </chart:title>
            <chart:categories table:cell-range-address="'Q1 dos Meses'.C3:'Q1 dos Meses'.C7"/>
            <chart:grid chart:style-name="ch6" chart:class="major"/>
          </chart:axis>
          <chart:axis chart:dimension="y" chart:name="primary-y" chart:style-name="ch7">
            <chart:title svg:x="0.451cm" svg:y="4.983cm" chart:style-name="ch8">
              <text:p>Pontos</text:p>
            </chart:title>
            <chart:grid chart:style-name="ch6" chart:class="major"/>
          </chart:axis>
          <chart:series chart:style-name="ch9" chart:values-cell-range-address="'Q1 dos Meses'.D3:'Q1 dos Meses'.D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C3:'Q1 dos Meses'.C7</svg:desc>
                </draw:g>
              </table:table-cell>
              <table:table-cell office:value-type="float" office:value="46.1075000000003">
                <text:p>46.1075000000003</text:p>
                <draw:g>
                  <svg:desc>'Q1 dos Meses'.D3:'Q1 dos Meses'.D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3124999999995">
                <text:p>38.312499999999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3.99">
                <text:p>93.9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3.1549999999997">
                <text:p>63.1549999999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92cm" svg:height="9.051cm" xlink:href=".." xlink:type="simple" chart:class="chart:line" chart:style-name="ch1">
        <chart:title svg:x="2.645cm" svg:y="0.317cm" chart:style-name="ch2">
          <text:p>Primeiros Quartis dos Últimos 5 anos no Dólar Futuro</text:p>
        </chart:title>
        <chart:plot-area chart:style-name="ch3" table:cell-range-address="'Q1 dos Meses'.J3:'Q1 dos Meses'.K7" chart:data-source-has-labels="column" svg:x="1.332cm" svg:y="1.277cm" svg:width="14.439cm" svg:height="6.612cm">
          <chartooo:coordinate-region svg:x="2.43cm" svg:y="1.476cm" svg:width="12.969cm" svg:height="5.766cm"/>
          <chart:axis chart:dimension="x" chart:name="primary-x" chart:style-name="ch4" chartooo:axis-type="auto">
            <chartooo:date-scale/>
            <chart:title svg:x="7.422cm" svg:y="8.07cm" chart:style-name="ch5">
              <text:p>Últimos 5 anos</text:p>
            </chart:title>
            <chart:categories table:cell-range-address="'Q1 dos Meses'.J3:'Q1 dos Meses'.J7"/>
            <chart:grid chart:style-name="ch6" chart:class="major"/>
          </chart:axis>
          <chart:axis chart:dimension="y" chart:name="primary-y" chart:style-name="ch7">
            <chart:title svg:x="0.451cm" svg:y="5.143cm" chart:style-name="ch8">
              <text:p>Pontos</text:p>
            </chart:title>
            <chart:grid chart:style-name="ch6" chart:class="major"/>
          </chart:axis>
          <chart:series chart:style-name="ch9" chart:values-cell-range-address="'Q1 dos Meses'.K3:'Q1 dos Meses'.K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1 dos Meses'.J3:'Q1 dos Meses'.J7</svg:desc>
                </draw:g>
              </table:table-cell>
              <table:table-cell office:value-type="float" office:value="36.7374999999997">
                <text:p>36.7374999999997</text:p>
                <draw:g>
                  <svg:desc>'Q1 dos Meses'.K3:'Q1 dos Meses'.K7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.2699999999998">
                <text:p>38.26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0.8600000000001">
                <text:p>60.8600000000001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7.1524999999999">
                <text:p>67.15249999999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28cm" svg:height="9.353cm" xlink:href=".." xlink:type="simple" chart:class="chart:line" chart:style-name="ch1">
        <chart:title svg:x="0.254cm" svg:y="0.323cm" chart:style-name="ch2">
          <text:p>Terceiros Quartis de Amplitude de Preço dos Últimos 5 Janeiros no Dólar Futuro</text:p>
        </chart:title>
        <chart:plot-area chart:style-name="ch3" table:cell-range-address="'Q3 dos Meses'.C2:'Q3 dos Meses'.D6" chart:data-source-has-labels="column" svg:x="1.343cm" svg:y="1.289cm" svg:width="14.953cm" svg:height="6.896cm">
          <chartooo:coordinate-region svg:x="2.441cm" svg:y="1.488cm" svg:width="13.298cm" svg:height="6.05cm"/>
          <chart:axis chart:dimension="x" chart:name="primary-x" chart:style-name="ch4" chartooo:axis-type="auto">
            <chartooo:date-scale/>
            <chart:title svg:x="7.69cm" svg:y="8.372cm" chart:style-name="ch5">
              <text:p>Últimos 5 anos</text:p>
            </chart:title>
            <chart:categories table:cell-range-address="'Q3 dos Meses'.C2:'Q3 dos Meses'.C6"/>
            <chart:grid chart:style-name="ch6" chart:class="major"/>
          </chart:axis>
          <chart:axis chart:dimension="y" chart:name="primary-y" chart:style-name="ch7">
            <chart:title svg:x="0.451cm" svg:y="5.297cm" chart:style-name="ch8">
              <text:p>Pontos</text:p>
            </chart:title>
            <chart:grid chart:style-name="ch6" chart:class="major"/>
          </chart:axis>
          <chart:series chart:style-name="ch9" chart:values-cell-range-address="'Q3 dos Meses'.D2:'Q3 dos Meses'.D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2019">
                <text:p>2019</text:p>
                <draw:g>
                  <svg:desc>'Q3 dos Meses'.C2:'Q3 dos Meses'.C6</svg:desc>
                </draw:g>
              </table:table-cell>
              <table:table-cell office:value-type="float" office:value="68.6274999999998">
                <text:p>68.6274999999998</text:p>
                <draw:g>
                  <svg:desc>'Q3 dos Meses'.D2:'Q3 dos Meses'.D6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7.2275000000007">
                <text:p>47.227500000000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46.6175">
                <text:p>146.617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00.93">
                <text:p>100.9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85.0049999999997">
                <text:p>85.00499999999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